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14mm"/>
    </style:style>
    <style:style style:name="co2" style:family="table-column">
      <style:table-column-properties fo:break-before="auto" style:column-width="45.12mm"/>
    </style:style>
    <style:style style:name="co3" style:family="table-column">
      <style:table-column-properties fo:break-before="auto" style:column-width="37.92mm"/>
    </style:style>
    <style:style style:name="co4" style:family="table-column">
      <style:table-column-properties fo:break-before="auto" style:column-width="29.92mm"/>
    </style:style>
    <style:style style:name="co5" style:family="table-column">
      <style:table-column-properties fo:break-before="auto" style:column-width="28.24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3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4FE-006 with 20 tags - Kopi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Dateiname</text:p>
          </table:table-cell>
          <table:table-cell office:value-type="string" calcext:value-type="string">
            <text:p>Tag1</text:p>
          </table:table-cell>
          <table:table-cell office:value-type="string" calcext:value-type="string">
            <text:p>Tag2</text:p>
          </table:table-cell>
          <table:table-cell office:value-type="string" calcext:value-type="string">
            <text:p>Tag3</text:p>
          </table:table-cell>
          <table:table-cell office:value-type="string" calcext:value-type="string">
            <text:p>Tag4</text:p>
          </table:table-cell>
          <table:table-cell office:value-type="string" calcext:value-type="string">
            <text:p>Tag5</text:p>
          </table:table-cell>
          <table:table-cell office:value-type="string" calcext:value-type="string">
            <text:p>Tag6</text:p>
          </table:table-cell>
          <table:table-cell office:value-type="string" calcext:value-type="string">
            <text:p>Tag7</text:p>
          </table:table-cell>
          <table:table-cell office:value-type="string" calcext:value-type="string">
            <text:p>Tag8</text:p>
          </table:table-cell>
          <table:table-cell office:value-type="string" calcext:value-type="string">
            <text:p>Tag9</text:p>
          </table:table-cell>
          <table:table-cell office:value-type="string" calcext:value-type="string">
            <text:p>Tag10</text:p>
          </table:table-cell>
          <table:table-cell office:value-type="string" calcext:value-type="string">
            <text:p>Tag11</text:p>
          </table:table-cell>
          <table:table-cell office:value-type="string" calcext:value-type="string">
            <text:p>Tag12</text:p>
          </table:table-cell>
          <table:table-cell office:value-type="string" calcext:value-type="string">
            <text:p>Tag13</text:p>
          </table:table-cell>
          <table:table-cell office:value-type="string" calcext:value-type="string">
            <text:p>Tag14</text:p>
          </table:table-cell>
          <table:table-cell office:value-type="string" calcext:value-type="string">
            <text:p>Tag15</text:p>
          </table:table-cell>
          <table:table-cell office:value-type="string" calcext:value-type="string">
            <text:p>Tag16</text:p>
          </table:table-cell>
          <table:table-cell office:value-type="string" calcext:value-type="string">
            <text:p>Tag17</text:p>
          </table:table-cell>
          <table:table-cell office:value-type="string" calcext:value-type="string">
            <text:p>Tag18</text:p>
          </table:table-cell>
          <table:table-cell office:value-type="string" calcext:value-type="string">
            <text:p>Tag19</text:p>
          </table:table-cell>
          <table:table-cell office:value-type="string" calcext:value-type="string">
            <text:p>Tag20</text:p>
          </table:table-cell>
          <table:table-cell table:number-columns-repeated="2"/>
          <table:table-cell office:value-type="string" calcext:value-type="string">
            <text:p>Unique Tags</text:p>
          </table:table-cell>
          <table:table-cell office:value-type="string" calcext:value-type="string">
            <text:p>Frequency</text:p>
          </table:table-cell>
          <table:table-cell/>
        </table:table-row>
        <table:table-row table:style-name="ro1">
          <table:table-cell office:value-type="string" calcext:value-type="string">
            <text:p>1990_1193941c-de68-3299-95b9-87b0922e27b0_hip-hop.jpg</text:p>
          </table:table-cell>
          <table:table-cell table:number-columns-repeated="20" office:value-type="string" calcext:value-type="string">
            <text:p>man</text:p>
          </table:table-cell>
          <table:table-cell table:number-columns-repeated="2"/>
          <table:table-cell office:value-type="string" calcext:value-type="string">
            <text:p>people</text:p>
          </table:table-cell>
          <table:table-cell table:formula="of:=COUNTIF([.$B$2:.$B$501];[.X2])+COUNTIF([.$C$2:.$C$501];[.X2])+COUNTIF([.$D$2:.$D$501];[.X2])+COUNTIF([.$E$2:.$E$501];[.X2])+COUNTIF([.$F$2:.$F$501];[.X2])+COUNTIF([.$G$2:.$G$501];[.X2])+COUNTIF([.$H$2:.$H$501];[.X2])+COUNTIF([.$I$2:.$I$501];[.X2])+COUNTIF([.$J$2:.$J$501];[.X2])+COUNTIF([.$K$2:.$K$501];[.X2])+COUNTIF([.$L$2:.$L$501];[.X2])+COUNTIF([.$M$2:.$M$501];[.X2])+COUNTIF([.$N$2:.$N$501];[.X2])+COUNTIF([.$O$2:.$O$501];[.X2])+COUNTIF([.$P$2:.$P$501];[.X2])+COUNTIF([.$Q$2:.$Q$501];[.X2])+COUNTIF([.$R$2:.$R$501];[.X2])+COUNTIF([.$S$2:.$S$501];[.X2])+COUNTIF([.$T$2:.$T$501];[.X2])+COUNTIF([.$U$2:.$U$501];[.X2])"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string" calcext:value-type="string">
            <text:p>1990_28d79e63-2e5a-404d-b95f-f1b383babcfe_country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red carpet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veil</text:p>
          </table:table-cell>
          <table:table-cell office:value-type="string" calcext:value-type="string">
            <text:p>actress</text:p>
          </table:table-cell>
          <table:table-cell office:value-type="string" calcext:value-type="string">
            <text:p>actor</text:p>
          </table:table-cell>
          <table:table-cell table:number-columns-repeated="2"/>
          <table:table-cell office:value-type="string" calcext:value-type="string">
            <text:p>man</text:p>
          </table:table-cell>
          <table:table-cell table:formula="of:=COUNTIF([.$B$2:.$B$501];[.X3])+COUNTIF([.$C$2:.$C$501];[.X3])+COUNTIF([.$D$2:.$D$501];[.X3])+COUNTIF([.$E$2:.$E$501];[.X3])+COUNTIF([.$F$2:.$F$501];[.X3])+COUNTIF([.$G$2:.$G$501];[.X3])+COUNTIF([.$H$2:.$H$501];[.X3])+COUNTIF([.$I$2:.$I$501];[.X3])+COUNTIF([.$J$2:.$J$501];[.X3])+COUNTIF([.$K$2:.$K$501];[.X3])+COUNTIF([.$L$2:.$L$501];[.X3])+COUNTIF([.$M$2:.$M$501];[.X3])+COUNTIF([.$N$2:.$N$501];[.X3])+COUNTIF([.$O$2:.$O$501];[.X3])+COUNTIF([.$P$2:.$P$501];[.X3])+COUNTIF([.$Q$2:.$Q$501];[.X3])+COUNTIF([.$R$2:.$R$501];[.X3])+COUNTIF([.$S$2:.$S$501];[.X3])+COUNTIF([.$T$2:.$T$501];[.X3])+COUNTIF([.$U$2:.$U$501];[.X3])"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string" calcext:value-type="string">
            <text:p>1990_3950d762-f987-46ac-8044-86d90e40dd5d_country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several</text:p>
          </table:table-cell>
          <table:table-cell office:value-type="string" calcext:value-type="string">
            <text:p>furniture</text:p>
          </table:table-cell>
          <table:table-cell table:number-columns-repeated="2"/>
          <table:table-cell office:value-type="string" calcext:value-type="string">
            <text:p>adult</text:p>
          </table:table-cell>
          <table:table-cell table:formula="of:=COUNTIF([.$B$2:.$B$501];[.X4])+COUNTIF([.$C$2:.$C$501];[.X4])+COUNTIF([.$D$2:.$D$501];[.X4])+COUNTIF([.$E$2:.$E$501];[.X4])+COUNTIF([.$F$2:.$F$501];[.X4])+COUNTIF([.$G$2:.$G$501];[.X4])+COUNTIF([.$H$2:.$H$501];[.X4])+COUNTIF([.$I$2:.$I$501];[.X4])+COUNTIF([.$J$2:.$J$501];[.X4])+COUNTIF([.$K$2:.$K$501];[.X4])+COUNTIF([.$L$2:.$L$501];[.X4])+COUNTIF([.$M$2:.$M$501];[.X4])+COUNTIF([.$N$2:.$N$501];[.X4])+COUNTIF([.$O$2:.$O$501];[.X4])+COUNTIF([.$P$2:.$P$501];[.X4])+COUNTIF([.$Q$2:.$Q$501];[.X4])+COUNTIF([.$R$2:.$R$501];[.X4])+COUNTIF([.$S$2:.$S$501];[.X4])+COUNTIF([.$T$2:.$T$501];[.X4])+COUNTIF([.$U$2:.$U$501];[.X4])"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1990_3f6ba929-ff4a-4af8-a896-2803ca3112c0_rock.jpg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canvas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graphic design</text:p>
          </table:table-cell>
          <table:table-cell table:number-columns-repeated="2"/>
          <table:table-cell office:value-type="string" calcext:value-type="string">
            <text:p>illustration</text:p>
          </table:table-cell>
          <table:table-cell table:formula="of:=COUNTIF([.$B$2:.$B$501];[.X5])+COUNTIF([.$C$2:.$C$501];[.X5])+COUNTIF([.$D$2:.$D$501];[.X5])+COUNTIF([.$E$2:.$E$501];[.X5])+COUNTIF([.$F$2:.$F$501];[.X5])+COUNTIF([.$G$2:.$G$501];[.X5])+COUNTIF([.$H$2:.$H$501];[.X5])+COUNTIF([.$I$2:.$I$501];[.X5])+COUNTIF([.$J$2:.$J$501];[.X5])+COUNTIF([.$K$2:.$K$501];[.X5])+COUNTIF([.$L$2:.$L$501];[.X5])+COUNTIF([.$M$2:.$M$501];[.X5])+COUNTIF([.$N$2:.$N$501];[.X5])+COUNTIF([.$O$2:.$O$501];[.X5])+COUNTIF([.$P$2:.$P$501];[.X5])+COUNTIF([.$Q$2:.$Q$501];[.X5])+COUNTIF([.$R$2:.$R$501];[.X5])+COUNTIF([.$S$2:.$S$501];[.X5])+COUNTIF([.$T$2:.$T$501];[.X5])+COUNTIF([.$U$2:.$U$501];[.X5])"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string" calcext:value-type="string">
            <text:p>1990_491ded48-ec70-42cd-bba3-7fc4b0115f56_rock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isolated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guidance</text:p>
          </table:table-cell>
          <table:table-cell office:value-type="string" calcext:value-type="string">
            <text:p>signalise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design</text:p>
          </table:table-cell>
          <table:table-cell table:number-columns-repeated="2"/>
          <table:table-cell office:value-type="string" calcext:value-type="string">
            <text:p>portrait</text:p>
          </table:table-cell>
          <table:table-cell table:formula="of:=COUNTIF([.$B$2:.$B$501];[.X6])+COUNTIF([.$C$2:.$C$501];[.X6])+COUNTIF([.$D$2:.$D$501];[.X6])+COUNTIF([.$E$2:.$E$501];[.X6])+COUNTIF([.$F$2:.$F$501];[.X6])+COUNTIF([.$G$2:.$G$501];[.X6])+COUNTIF([.$H$2:.$H$501];[.X6])+COUNTIF([.$I$2:.$I$501];[.X6])+COUNTIF([.$J$2:.$J$501];[.X6])+COUNTIF([.$K$2:.$K$501];[.X6])+COUNTIF([.$L$2:.$L$501];[.X6])+COUNTIF([.$M$2:.$M$501];[.X6])+COUNTIF([.$N$2:.$N$501];[.X6])+COUNTIF([.$O$2:.$O$501];[.X6])+COUNTIF([.$P$2:.$P$501];[.X6])+COUNTIF([.$Q$2:.$Q$501];[.X6])+COUNTIF([.$R$2:.$R$501];[.X6])+COUNTIF([.$S$2:.$S$501];[.X6])+COUNTIF([.$T$2:.$T$501];[.X6])+COUNTIF([.$U$2:.$U$501];[.X6])"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1990_498f132b-c8a3-4d51-a906-367704f692ae_country.jpg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ignalise</text:p>
          </table:table-cell>
          <table:table-cell office:value-type="string" calcext:value-type="string">
            <text:p>commerce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chievement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acts</text:p>
          </table:table-cell>
          <table:table-cell office:value-type="string" calcext:value-type="string">
            <text:p>designing</text:p>
          </table:table-cell>
          <table:table-cell office:value-type="string" calcext:value-type="string">
            <text:p>purchase</text:p>
          </table:table-cell>
          <table:table-cell table:number-columns-repeated="2"/>
          <table:table-cell office:value-type="string" calcext:value-type="string">
            <text:p>woman</text:p>
          </table:table-cell>
          <table:table-cell table:formula="of:=COUNTIF([.$B$2:.$B$501];[.X7])+COUNTIF([.$C$2:.$C$501];[.X7])+COUNTIF([.$D$2:.$D$501];[.X7])+COUNTIF([.$E$2:.$E$501];[.X7])+COUNTIF([.$F$2:.$F$501];[.X7])+COUNTIF([.$G$2:.$G$501];[.X7])+COUNTIF([.$H$2:.$H$501];[.X7])+COUNTIF([.$I$2:.$I$501];[.X7])+COUNTIF([.$J$2:.$J$501];[.X7])+COUNTIF([.$K$2:.$K$501];[.X7])+COUNTIF([.$L$2:.$L$501];[.X7])+COUNTIF([.$M$2:.$M$501];[.X7])+COUNTIF([.$N$2:.$N$501];[.X7])+COUNTIF([.$O$2:.$O$501];[.X7])+COUNTIF([.$P$2:.$P$501];[.X7])+COUNTIF([.$Q$2:.$Q$501];[.X7])+COUNTIF([.$R$2:.$R$501];[.X7])+COUNTIF([.$S$2:.$S$501];[.X7])+COUNTIF([.$T$2:.$T$501];[.X7])+COUNTIF([.$U$2:.$U$501];[.X7])"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1990_55267b7f-24b1-3180-b988-4990e07f88c8_electronic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writing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lphabet</text:p>
          </table:table-cell>
          <table:table-cell office:value-type="string" calcext:value-type="string">
            <text:p>graphic desig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ontemporary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design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formula="of:=COUNTIF([.$B$2:.$B$501];[.X8])+COUNTIF([.$C$2:.$C$501];[.X8])+COUNTIF([.$D$2:.$D$501];[.X8])+COUNTIF([.$E$2:.$E$501];[.X8])+COUNTIF([.$F$2:.$F$501];[.X8])+COUNTIF([.$G$2:.$G$501];[.X8])+COUNTIF([.$H$2:.$H$501];[.X8])+COUNTIF([.$I$2:.$I$501];[.X8])+COUNTIF([.$J$2:.$J$501];[.X8])+COUNTIF([.$K$2:.$K$501];[.X8])+COUNTIF([.$L$2:.$L$501];[.X8])+COUNTIF([.$M$2:.$M$501];[.X8])+COUNTIF([.$N$2:.$N$501];[.X8])+COUNTIF([.$O$2:.$O$501];[.X8])+COUNTIF([.$P$2:.$P$501];[.X8])+COUNTIF([.$Q$2:.$Q$501];[.X8])+COUNTIF([.$R$2:.$R$501];[.X8])+COUNTIF([.$S$2:.$S$501];[.X8])+COUNTIF([.$T$2:.$T$501];[.X8])+COUNTIF([.$U$2:.$U$501];[.X8])"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1990_67ebbc43-0415-4a07-90b9-3f8f8be296eb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togetherness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headshot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mustache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wear</text:p>
          </table:table-cell>
          <table:table-cell table:number-columns-repeated="2"/>
          <table:table-cell office:value-type="string" calcext:value-type="string">
            <text:p>retro</text:p>
          </table:table-cell>
          <table:table-cell table:formula="of:=COUNTIF([.$B$2:.$B$501];[.X9])+COUNTIF([.$C$2:.$C$501];[.X9])+COUNTIF([.$D$2:.$D$501];[.X9])+COUNTIF([.$E$2:.$E$501];[.X9])+COUNTIF([.$F$2:.$F$501];[.X9])+COUNTIF([.$G$2:.$G$501];[.X9])+COUNTIF([.$H$2:.$H$501];[.X9])+COUNTIF([.$I$2:.$I$501];[.X9])+COUNTIF([.$J$2:.$J$501];[.X9])+COUNTIF([.$K$2:.$K$501];[.X9])+COUNTIF([.$L$2:.$L$501];[.X9])+COUNTIF([.$M$2:.$M$501];[.X9])+COUNTIF([.$N$2:.$N$501];[.X9])+COUNTIF([.$O$2:.$O$501];[.X9])+COUNTIF([.$P$2:.$P$501];[.X9])+COUNTIF([.$Q$2:.$Q$501];[.X9])+COUNTIF([.$R$2:.$R$501];[.X9])+COUNTIF([.$S$2:.$S$501];[.X9])+COUNTIF([.$T$2:.$T$501];[.X9])+COUNTIF([.$U$2:.$U$501];[.X9])"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1990_83219409-a39c-3c3c-9928-06f0eac04423_electronic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shining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satin</text:p>
          </table:table-cell>
          <table:table-cell office:value-type="string" calcext:value-type="string">
            <text:p>silk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graphic design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glaze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typography</text:p>
          </table:table-cell>
          <table:table-cell office:value-type="string" calcext:value-type="string">
            <text:p>disjunct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alphabet</text:p>
          </table:table-cell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no person</text:p>
          </table:table-cell>
          <table:table-cell table:formula="of:=COUNTIF([.$B$2:.$B$501];[.X10])+COUNTIF([.$C$2:.$C$501];[.X10])+COUNTIF([.$D$2:.$D$501];[.X10])+COUNTIF([.$E$2:.$E$501];[.X10])+COUNTIF([.$F$2:.$F$501];[.X10])+COUNTIF([.$G$2:.$G$501];[.X10])+COUNTIF([.$H$2:.$H$501];[.X10])+COUNTIF([.$I$2:.$I$501];[.X10])+COUNTIF([.$J$2:.$J$501];[.X10])+COUNTIF([.$K$2:.$K$501];[.X10])+COUNTIF([.$L$2:.$L$501];[.X10])+COUNTIF([.$M$2:.$M$501];[.X10])+COUNTIF([.$N$2:.$N$501];[.X10])+COUNTIF([.$O$2:.$O$501];[.X10])+COUNTIF([.$P$2:.$P$501];[.X10])+COUNTIF([.$Q$2:.$Q$501];[.X10])+COUNTIF([.$R$2:.$R$501];[.X10])+COUNTIF([.$S$2:.$S$501];[.X10])+COUNTIF([.$T$2:.$T$501];[.X10])+COUNTIF([.$U$2:.$U$501];[.X10])"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1990_912a8e16-3730-46e4-847d-dfba119df13a_pop.jpg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relaxation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fair weather</text:p>
          </table:table-cell>
          <table:table-cell office:value-type="string" calcext:value-type="string">
            <text:p>vacatio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ropical</text:p>
          </table:table-cell>
          <table:table-cell table:number-columns-repeated="2"/>
          <table:table-cell office:value-type="string" calcext:value-type="string">
            <text:p>wear</text:p>
          </table:table-cell>
          <table:table-cell table:formula="of:=COUNTIF([.$B$2:.$B$501];[.X11])+COUNTIF([.$C$2:.$C$501];[.X11])+COUNTIF([.$D$2:.$D$501];[.X11])+COUNTIF([.$E$2:.$E$501];[.X11])+COUNTIF([.$F$2:.$F$501];[.X11])+COUNTIF([.$G$2:.$G$501];[.X11])+COUNTIF([.$H$2:.$H$501];[.X11])+COUNTIF([.$I$2:.$I$501];[.X11])+COUNTIF([.$J$2:.$J$501];[.X11])+COUNTIF([.$K$2:.$K$501];[.X11])+COUNTIF([.$L$2:.$L$501];[.X11])+COUNTIF([.$M$2:.$M$501];[.X11])+COUNTIF([.$N$2:.$N$501];[.X11])+COUNTIF([.$O$2:.$O$501];[.X11])+COUNTIF([.$P$2:.$P$501];[.X11])+COUNTIF([.$Q$2:.$Q$501];[.X11])+COUNTIF([.$R$2:.$R$501];[.X11])+COUNTIF([.$S$2:.$S$501];[.X11])+COUNTIF([.$T$2:.$T$501];[.X11])+COUNTIF([.$U$2:.$U$501];[.X11])"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1990_d7bd5278-6a18-4542-a1be-34ab59d050b7_country.jpg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cribble</text:p>
          </table:table-cell>
          <table:table-cell office:value-type="string" calcext:value-type="string">
            <text:p>Halloween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rchitecture</text:p>
          </table:table-cell>
          <table:table-cell table:number-columns-repeated="2"/>
          <table:table-cell office:value-type="string" calcext:value-type="string">
            <text:p>one</text:p>
          </table:table-cell>
          <table:table-cell table:formula="of:=COUNTIF([.$B$2:.$B$501];[.X12])+COUNTIF([.$C$2:.$C$501];[.X12])+COUNTIF([.$D$2:.$D$501];[.X12])+COUNTIF([.$E$2:.$E$501];[.X12])+COUNTIF([.$F$2:.$F$501];[.X12])+COUNTIF([.$G$2:.$G$501];[.X12])+COUNTIF([.$H$2:.$H$501];[.X12])+COUNTIF([.$I$2:.$I$501];[.X12])+COUNTIF([.$J$2:.$J$501];[.X12])+COUNTIF([.$K$2:.$K$501];[.X12])+COUNTIF([.$L$2:.$L$501];[.X12])+COUNTIF([.$M$2:.$M$501];[.X12])+COUNTIF([.$N$2:.$N$501];[.X12])+COUNTIF([.$O$2:.$O$501];[.X12])+COUNTIF([.$P$2:.$P$501];[.X12])+COUNTIF([.$Q$2:.$Q$501];[.X12])+COUNTIF([.$R$2:.$R$501];[.X12])+COUNTIF([.$S$2:.$S$501];[.X12])+COUNTIF([.$T$2:.$T$501];[.X12])+COUNTIF([.$U$2:.$U$501];[.X12])"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1990_d8e9e0f9-7ced-4176-a935-cfac17409d10_rock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ornate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one</text:p>
          </table:table-cell>
          <table:table-cell table:number-columns-repeated="2"/>
          <table:table-cell office:value-type="string" calcext:value-type="string">
            <text:p>horizontal</text:p>
          </table:table-cell>
          <table:table-cell table:formula="of:=COUNTIF([.$B$2:.$B$501];[.X13])+COUNTIF([.$C$2:.$C$501];[.X13])+COUNTIF([.$D$2:.$D$501];[.X13])+COUNTIF([.$E$2:.$E$501];[.X13])+COUNTIF([.$F$2:.$F$501];[.X13])+COUNTIF([.$G$2:.$G$501];[.X13])+COUNTIF([.$H$2:.$H$501];[.X13])+COUNTIF([.$I$2:.$I$501];[.X13])+COUNTIF([.$J$2:.$J$501];[.X13])+COUNTIF([.$K$2:.$K$501];[.X13])+COUNTIF([.$L$2:.$L$501];[.X13])+COUNTIF([.$M$2:.$M$501];[.X13])+COUNTIF([.$N$2:.$N$501];[.X13])+COUNTIF([.$O$2:.$O$501];[.X13])+COUNTIF([.$P$2:.$P$501];[.X13])+COUNTIF([.$Q$2:.$Q$501];[.X13])+COUNTIF([.$R$2:.$R$501];[.X13])+COUNTIF([.$S$2:.$S$501];[.X13])+COUNTIF([.$T$2:.$T$501];[.X13])+COUNTIF([.$U$2:.$U$501];[.X13])"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1990_f4afbe11-984e-4865-9677-b244dce5c8ed_country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group together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adolescent</text:p>
          </table:table-cell>
          <table:table-cell office:value-type="string" calcext:value-type="string">
            <text:p>recreation</text:p>
          </table:table-cell>
          <table:table-cell table:number-columns-repeated="2"/>
          <table:table-cell office:value-type="string" calcext:value-type="string">
            <text:p>indoors</text:p>
          </table:table-cell>
          <table:table-cell table:formula="of:=COUNTIF([.$B$2:.$B$501];[.X14])+COUNTIF([.$C$2:.$C$501];[.X14])+COUNTIF([.$D$2:.$D$501];[.X14])+COUNTIF([.$E$2:.$E$501];[.X14])+COUNTIF([.$F$2:.$F$501];[.X14])+COUNTIF([.$G$2:.$G$501];[.X14])+COUNTIF([.$H$2:.$H$501];[.X14])+COUNTIF([.$I$2:.$I$501];[.X14])+COUNTIF([.$J$2:.$J$501];[.X14])+COUNTIF([.$K$2:.$K$501];[.X14])+COUNTIF([.$L$2:.$L$501];[.X14])+COUNTIF([.$M$2:.$M$501];[.X14])+COUNTIF([.$N$2:.$N$501];[.X14])+COUNTIF([.$O$2:.$O$501];[.X14])+COUNTIF([.$P$2:.$P$501];[.X14])+COUNTIF([.$Q$2:.$Q$501];[.X14])+COUNTIF([.$R$2:.$R$501];[.X14])+COUNTIF([.$S$2:.$S$501];[.X14])+COUNTIF([.$T$2:.$T$501];[.X14])+COUNTIF([.$U$2:.$U$501];[.X14])"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1991_052c18c4-2fd7-4be8-bf9e-c538d131a039_electronic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chalk out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picture frame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visuals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pattern</text:p>
          </table:table-cell>
          <table:table-cell table:number-columns-repeated="2"/>
          <table:table-cell office:value-type="string" calcext:value-type="string">
            <text:p>desktop</text:p>
          </table:table-cell>
          <table:table-cell table:formula="of:=COUNTIF([.$B$2:.$B$501];[.X15])+COUNTIF([.$C$2:.$C$501];[.X15])+COUNTIF([.$D$2:.$D$501];[.X15])+COUNTIF([.$E$2:.$E$501];[.X15])+COUNTIF([.$F$2:.$F$501];[.X15])+COUNTIF([.$G$2:.$G$501];[.X15])+COUNTIF([.$H$2:.$H$501];[.X15])+COUNTIF([.$I$2:.$I$501];[.X15])+COUNTIF([.$J$2:.$J$501];[.X15])+COUNTIF([.$K$2:.$K$501];[.X15])+COUNTIF([.$L$2:.$L$501];[.X15])+COUNTIF([.$M$2:.$M$501];[.X15])+COUNTIF([.$N$2:.$N$501];[.X15])+COUNTIF([.$O$2:.$O$501];[.X15])+COUNTIF([.$P$2:.$P$501];[.X15])+COUNTIF([.$Q$2:.$Q$501];[.X15])+COUNTIF([.$R$2:.$R$501];[.X15])+COUNTIF([.$S$2:.$S$501];[.X15])+COUNTIF([.$T$2:.$T$501];[.X15])+COUNTIF([.$U$2:.$U$501];[.X15])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1991_1174e529-a321-4a65-8c02-6dcbd573a383_country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ithograph</text:p>
          </table:table-cell>
          <table:table-cell office:value-type="string" calcext:value-type="string">
            <text:p>cavalry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seated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ction</text:p>
          </table:table-cell>
          <table:table-cell table:number-columns-repeated="2"/>
          <table:table-cell office:value-type="string" calcext:value-type="string">
            <text:p>outdoors</text:p>
          </table:table-cell>
          <table:table-cell table:formula="of:=COUNTIF([.$B$2:.$B$501];[.X16])+COUNTIF([.$C$2:.$C$501];[.X16])+COUNTIF([.$D$2:.$D$501];[.X16])+COUNTIF([.$E$2:.$E$501];[.X16])+COUNTIF([.$F$2:.$F$501];[.X16])+COUNTIF([.$G$2:.$G$501];[.X16])+COUNTIF([.$H$2:.$H$501];[.X16])+COUNTIF([.$I$2:.$I$501];[.X16])+COUNTIF([.$J$2:.$J$501];[.X16])+COUNTIF([.$K$2:.$K$501];[.X16])+COUNTIF([.$L$2:.$L$501];[.X16])+COUNTIF([.$M$2:.$M$501];[.X16])+COUNTIF([.$N$2:.$N$501];[.X16])+COUNTIF([.$O$2:.$O$501];[.X16])+COUNTIF([.$P$2:.$P$501];[.X16])+COUNTIF([.$Q$2:.$Q$501];[.X16])+COUNTIF([.$R$2:.$R$501];[.X16])+COUNTIF([.$S$2:.$S$501];[.X16])+COUNTIF([.$T$2:.$T$501];[.X16])+COUNTIF([.$U$2:.$U$501];[.X16])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1991_18116341-4a97-4bf5-8a21-f40dbf3904dc_country.jpg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modern</text:p>
          </table:table-cell>
          <table:table-cell table:number-columns-repeated="2"/>
          <table:table-cell office:value-type="string" calcext:value-type="string">
            <text:p>music</text:p>
          </table:table-cell>
          <table:table-cell table:formula="of:=COUNTIF([.$B$2:.$B$501];[.X17])+COUNTIF([.$C$2:.$C$501];[.X17])+COUNTIF([.$D$2:.$D$501];[.X17])+COUNTIF([.$E$2:.$E$501];[.X17])+COUNTIF([.$F$2:.$F$501];[.X17])+COUNTIF([.$G$2:.$G$501];[.X17])+COUNTIF([.$H$2:.$H$501];[.X17])+COUNTIF([.$I$2:.$I$501];[.X17])+COUNTIF([.$J$2:.$J$501];[.X17])+COUNTIF([.$K$2:.$K$501];[.X17])+COUNTIF([.$L$2:.$L$501];[.X17])+COUNTIF([.$M$2:.$M$501];[.X17])+COUNTIF([.$N$2:.$N$501];[.X17])+COUNTIF([.$O$2:.$O$501];[.X17])+COUNTIF([.$P$2:.$P$501];[.X17])+COUNTIF([.$Q$2:.$Q$501];[.X17])+COUNTIF([.$R$2:.$R$501];[.X17])+COUNTIF([.$S$2:.$S$501];[.X17])+COUNTIF([.$T$2:.$T$501];[.X17])+COUNTIF([.$U$2:.$U$501];[.X17])"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1991_209058f3-4f55-4be0-81c4-a5c4f9ad9934_country.jpg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transportation system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lection</text:p>
          </table:table-cell>
          <table:table-cell table:number-columns-repeated="2"/>
          <table:table-cell office:value-type="string" calcext:value-type="string">
            <text:p>business</text:p>
          </table:table-cell>
          <table:table-cell table:formula="of:=COUNTIF([.$B$2:.$B$501];[.X18])+COUNTIF([.$C$2:.$C$501];[.X18])+COUNTIF([.$D$2:.$D$501];[.X18])+COUNTIF([.$E$2:.$E$501];[.X18])+COUNTIF([.$F$2:.$F$501];[.X18])+COUNTIF([.$G$2:.$G$501];[.X18])+COUNTIF([.$H$2:.$H$501];[.X18])+COUNTIF([.$I$2:.$I$501];[.X18])+COUNTIF([.$J$2:.$J$501];[.X18])+COUNTIF([.$K$2:.$K$501];[.X18])+COUNTIF([.$L$2:.$L$501];[.X18])+COUNTIF([.$M$2:.$M$501];[.X18])+COUNTIF([.$N$2:.$N$501];[.X18])+COUNTIF([.$O$2:.$O$501];[.X18])+COUNTIF([.$P$2:.$P$501];[.X18])+COUNTIF([.$Q$2:.$Q$501];[.X18])+COUNTIF([.$R$2:.$R$501];[.X18])+COUNTIF([.$S$2:.$S$501];[.X18])+COUNTIF([.$T$2:.$T$501];[.X18])+COUNTIF([.$U$2:.$U$501];[.X18])"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1991_2369662f-fa9a-4d51-b68e-00133f6a32fe_electronic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heater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actress</text:p>
          </table:table-cell>
          <table:table-cell office:value-type="string" calcext:value-type="string">
            <text:p>family</text:p>
          </table:table-cell>
          <table:table-cell table:number-columns-repeated="2"/>
          <table:table-cell office:value-type="string" calcext:value-type="string">
            <text:p>old</text:p>
          </table:table-cell>
          <table:table-cell table:formula="of:=COUNTIF([.$B$2:.$B$501];[.X19])+COUNTIF([.$C$2:.$C$501];[.X19])+COUNTIF([.$D$2:.$D$501];[.X19])+COUNTIF([.$E$2:.$E$501];[.X19])+COUNTIF([.$F$2:.$F$501];[.X19])+COUNTIF([.$G$2:.$G$501];[.X19])+COUNTIF([.$H$2:.$H$501];[.X19])+COUNTIF([.$I$2:.$I$501];[.X19])+COUNTIF([.$J$2:.$J$501];[.X19])+COUNTIF([.$K$2:.$K$501];[.X19])+COUNTIF([.$L$2:.$L$501];[.X19])+COUNTIF([.$M$2:.$M$501];[.X19])+COUNTIF([.$N$2:.$N$501];[.X19])+COUNTIF([.$O$2:.$O$501];[.X19])+COUNTIF([.$P$2:.$P$501];[.X19])+COUNTIF([.$Q$2:.$Q$501];[.X19])+COUNTIF([.$R$2:.$R$501];[.X19])+COUNTIF([.$S$2:.$S$501];[.X19])+COUNTIF([.$T$2:.$T$501];[.X19])+COUNTIF([.$U$2:.$U$501];[.X19])"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1991_23933dbe-e90d-4c83-b9f8-286039b4c2d7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veil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headwear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celebration</text:p>
          </table:table-cell>
          <table:table-cell table:number-columns-repeated="2"/>
          <table:table-cell office:value-type="string" calcext:value-type="string">
            <text:p>vertical</text:p>
          </table:table-cell>
          <table:table-cell table:formula="of:=COUNTIF([.$B$2:.$B$501];[.X20])+COUNTIF([.$C$2:.$C$501];[.X20])+COUNTIF([.$D$2:.$D$501];[.X20])+COUNTIF([.$E$2:.$E$501];[.X20])+COUNTIF([.$F$2:.$F$501];[.X20])+COUNTIF([.$G$2:.$G$501];[.X20])+COUNTIF([.$H$2:.$H$501];[.X20])+COUNTIF([.$I$2:.$I$501];[.X20])+COUNTIF([.$J$2:.$J$501];[.X20])+COUNTIF([.$K$2:.$K$501];[.X20])+COUNTIF([.$L$2:.$L$501];[.X20])+COUNTIF([.$M$2:.$M$501];[.X20])+COUNTIF([.$N$2:.$N$501];[.X20])+COUNTIF([.$O$2:.$O$501];[.X20])+COUNTIF([.$P$2:.$P$501];[.X20])+COUNTIF([.$Q$2:.$Q$501];[.X20])+COUNTIF([.$R$2:.$R$501];[.X20])+COUNTIF([.$S$2:.$S$501];[.X20])+COUNTIF([.$T$2:.$T$501];[.X20])+COUNTIF([.$U$2:.$U$501];[.X20])"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1991_29adc87d-8df0-4a66-8e26-10cb67a9461d_country.jpg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anvas</text:p>
          </table:table-cell>
          <table:table-cell office:value-type="string" calcext:value-type="string">
            <text:p>postmark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postal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correspondence</text:p>
          </table:table-cell>
          <table:table-cell table:number-columns-repeated="2"/>
          <table:table-cell office:value-type="string" calcext:value-type="string">
            <text:p>fashion</text:p>
          </table:table-cell>
          <table:table-cell table:formula="of:=COUNTIF([.$B$2:.$B$501];[.X21])+COUNTIF([.$C$2:.$C$501];[.X21])+COUNTIF([.$D$2:.$D$501];[.X21])+COUNTIF([.$E$2:.$E$501];[.X21])+COUNTIF([.$F$2:.$F$501];[.X21])+COUNTIF([.$G$2:.$G$501];[.X21])+COUNTIF([.$H$2:.$H$501];[.X21])+COUNTIF([.$I$2:.$I$501];[.X21])+COUNTIF([.$J$2:.$J$501];[.X21])+COUNTIF([.$K$2:.$K$501];[.X21])+COUNTIF([.$L$2:.$L$501];[.X21])+COUNTIF([.$M$2:.$M$501];[.X21])+COUNTIF([.$N$2:.$N$501];[.X21])+COUNTIF([.$O$2:.$O$501];[.X21])+COUNTIF([.$P$2:.$P$501];[.X21])+COUNTIF([.$Q$2:.$Q$501];[.X21])+COUNTIF([.$R$2:.$R$501];[.X21])+COUNTIF([.$S$2:.$S$501];[.X21])+COUNTIF([.$T$2:.$T$501];[.X21])+COUNTIF([.$U$2:.$U$501];[.X21])"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1991_34d4362f-941e-461c-b994-792e0dff242d_electronic.jpg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acts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solated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weight</text:p>
          </table:table-cell>
          <table:table-cell table:number-columns-repeated="2"/>
          <table:table-cell office:value-type="string" calcext:value-type="string">
            <text:p>dark</text:p>
          </table:table-cell>
          <table:table-cell table:formula="of:=COUNTIF([.$B$2:.$B$501];[.X22])+COUNTIF([.$C$2:.$C$501];[.X22])+COUNTIF([.$D$2:.$D$501];[.X22])+COUNTIF([.$E$2:.$E$501];[.X22])+COUNTIF([.$F$2:.$F$501];[.X22])+COUNTIF([.$G$2:.$G$501];[.X22])+COUNTIF([.$H$2:.$H$501];[.X22])+COUNTIF([.$I$2:.$I$501];[.X22])+COUNTIF([.$J$2:.$J$501];[.X22])+COUNTIF([.$K$2:.$K$501];[.X22])+COUNTIF([.$L$2:.$L$501];[.X22])+COUNTIF([.$M$2:.$M$501];[.X22])+COUNTIF([.$N$2:.$N$501];[.X22])+COUNTIF([.$O$2:.$O$501];[.X22])+COUNTIF([.$P$2:.$P$501];[.X22])+COUNTIF([.$Q$2:.$Q$501];[.X22])+COUNTIF([.$R$2:.$R$501];[.X22])+COUNTIF([.$S$2:.$S$501];[.X22])+COUNTIF([.$T$2:.$T$501];[.X22])+COUNTIF([.$U$2:.$U$501];[.X22])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1991_4006541b-afd8-4687-ae31-7195d9d92e91_country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retro</text:p>
          </table:table-cell>
          <table:table-cell table:number-columns-repeated="2"/>
          <table:table-cell office:value-type="string" calcext:value-type="string">
            <text:p>design</text:p>
          </table:table-cell>
          <table:table-cell table:formula="of:=COUNTIF([.$B$2:.$B$501];[.X23])+COUNTIF([.$C$2:.$C$501];[.X23])+COUNTIF([.$D$2:.$D$501];[.X23])+COUNTIF([.$E$2:.$E$501];[.X23])+COUNTIF([.$F$2:.$F$501];[.X23])+COUNTIF([.$G$2:.$G$501];[.X23])+COUNTIF([.$H$2:.$H$501];[.X23])+COUNTIF([.$I$2:.$I$501];[.X23])+COUNTIF([.$J$2:.$J$501];[.X23])+COUNTIF([.$K$2:.$K$501];[.X23])+COUNTIF([.$L$2:.$L$501];[.X23])+COUNTIF([.$M$2:.$M$501];[.X23])+COUNTIF([.$N$2:.$N$501];[.X23])+COUNTIF([.$O$2:.$O$501];[.X23])+COUNTIF([.$P$2:.$P$501];[.X23])+COUNTIF([.$Q$2:.$Q$501];[.X23])+COUNTIF([.$R$2:.$R$501];[.X23])+COUNTIF([.$S$2:.$S$501];[.X23])+COUNTIF([.$T$2:.$T$501];[.X23])+COUNTIF([.$U$2:.$U$501];[.X23])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1991_4349b090-8599-4151-b5ba-a94ac327933c_rock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monster</text:p>
          </table:table-cell>
          <table:table-cell table:number-columns-repeated="2"/>
          <table:table-cell office:value-type="string" calcext:value-type="string">
            <text:p>symbol</text:p>
          </table:table-cell>
          <table:table-cell table:formula="of:=COUNTIF([.$B$2:.$B$501];[.X24])+COUNTIF([.$C$2:.$C$501];[.X24])+COUNTIF([.$D$2:.$D$501];[.X24])+COUNTIF([.$E$2:.$E$501];[.X24])+COUNTIF([.$F$2:.$F$501];[.X24])+COUNTIF([.$G$2:.$G$501];[.X24])+COUNTIF([.$H$2:.$H$501];[.X24])+COUNTIF([.$I$2:.$I$501];[.X24])+COUNTIF([.$J$2:.$J$501];[.X24])+COUNTIF([.$K$2:.$K$501];[.X24])+COUNTIF([.$L$2:.$L$501];[.X24])+COUNTIF([.$M$2:.$M$501];[.X24])+COUNTIF([.$N$2:.$N$501];[.X24])+COUNTIF([.$O$2:.$O$501];[.X24])+COUNTIF([.$P$2:.$P$501];[.X24])+COUNTIF([.$Q$2:.$Q$501];[.X24])+COUNTIF([.$R$2:.$R$501];[.X24])+COUNTIF([.$S$2:.$S$501];[.X24])+COUNTIF([.$T$2:.$T$501];[.X24])+COUNTIF([.$U$2:.$U$501];[.X24])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1991_4362b319-05ad-4923-a9fe-20240eb7b174_country.jpg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ngraving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lithograph</text:p>
          </table:table-cell>
          <table:table-cell office:value-type="string" calcext:value-type="string">
            <text:p>etching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poet</text:p>
          </table:table-cell>
          <table:table-cell office:value-type="string" calcext:value-type="string">
            <text:p>bill</text:p>
          </table:table-cell>
          <table:table-cell table:number-columns-repeated="2"/>
          <table:table-cell office:value-type="string" calcext:value-type="string">
            <text:p>paper</text:p>
          </table:table-cell>
          <table:table-cell table:formula="of:=COUNTIF([.$B$2:.$B$501];[.X25])+COUNTIF([.$C$2:.$C$501];[.X25])+COUNTIF([.$D$2:.$D$501];[.X25])+COUNTIF([.$E$2:.$E$501];[.X25])+COUNTIF([.$F$2:.$F$501];[.X25])+COUNTIF([.$G$2:.$G$501];[.X25])+COUNTIF([.$H$2:.$H$501];[.X25])+COUNTIF([.$I$2:.$I$501];[.X25])+COUNTIF([.$J$2:.$J$501];[.X25])+COUNTIF([.$K$2:.$K$501];[.X25])+COUNTIF([.$L$2:.$L$501];[.X25])+COUNTIF([.$M$2:.$M$501];[.X25])+COUNTIF([.$N$2:.$N$501];[.X25])+COUNTIF([.$O$2:.$O$501];[.X25])+COUNTIF([.$P$2:.$P$501];[.X25])+COUNTIF([.$Q$2:.$Q$501];[.X25])+COUNTIF([.$R$2:.$R$501];[.X25])+COUNTIF([.$S$2:.$S$501];[.X25])+COUNTIF([.$T$2:.$T$501];[.X25])+COUNTIF([.$U$2:.$U$501];[.X25]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1991_464721f0-91a9-42fc-b286-904106fce287_country.jp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casual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adolescent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contemporary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looking</text:p>
          </table:table-cell>
          <table:table-cell table:number-columns-repeated="2"/>
          <table:table-cell office:value-type="string" calcext:value-type="string">
            <text:p>text</text:p>
          </table:table-cell>
          <table:table-cell table:formula="of:=COUNTIF([.$B$2:.$B$501];[.X26])+COUNTIF([.$C$2:.$C$501];[.X26])+COUNTIF([.$D$2:.$D$501];[.X26])+COUNTIF([.$E$2:.$E$501];[.X26])+COUNTIF([.$F$2:.$F$501];[.X26])+COUNTIF([.$G$2:.$G$501];[.X26])+COUNTIF([.$H$2:.$H$501];[.X26])+COUNTIF([.$I$2:.$I$501];[.X26])+COUNTIF([.$J$2:.$J$501];[.X26])+COUNTIF([.$K$2:.$K$501];[.X26])+COUNTIF([.$L$2:.$L$501];[.X26])+COUNTIF([.$M$2:.$M$501];[.X26])+COUNTIF([.$N$2:.$N$501];[.X26])+COUNTIF([.$O$2:.$O$501];[.X26])+COUNTIF([.$P$2:.$P$501];[.X26])+COUNTIF([.$Q$2:.$Q$501];[.X26])+COUNTIF([.$R$2:.$R$501];[.X26])+COUNTIF([.$S$2:.$S$501];[.X26])+COUNTIF([.$T$2:.$T$501];[.X26])+COUNTIF([.$U$2:.$U$501];[.X26])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1991_466c6528-69ca-4536-b12b-ada285318dd6_rock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game half</text:p>
          </table:table-cell>
          <table:table-cell office:value-type="string" calcext:value-type="string">
            <text:p>cutout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disjunct</text:p>
          </table:table-cell>
          <table:table-cell office:value-type="string" calcext:value-type="string">
            <text:p>still lif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farming</text:p>
          </table:table-cell>
          <table:table-cell table:number-columns-repeated="2"/>
          <table:table-cell office:value-type="string" calcext:value-type="string">
            <text:p>vintage</text:p>
          </table:table-cell>
          <table:table-cell table:formula="of:=COUNTIF([.$B$2:.$B$501];[.X27])+COUNTIF([.$C$2:.$C$501];[.X27])+COUNTIF([.$D$2:.$D$501];[.X27])+COUNTIF([.$E$2:.$E$501];[.X27])+COUNTIF([.$F$2:.$F$501];[.X27])+COUNTIF([.$G$2:.$G$501];[.X27])+COUNTIF([.$H$2:.$H$501];[.X27])+COUNTIF([.$I$2:.$I$501];[.X27])+COUNTIF([.$J$2:.$J$501];[.X27])+COUNTIF([.$K$2:.$K$501];[.X27])+COUNTIF([.$L$2:.$L$501];[.X27])+COUNTIF([.$M$2:.$M$501];[.X27])+COUNTIF([.$N$2:.$N$501];[.X27])+COUNTIF([.$O$2:.$O$501];[.X27])+COUNTIF([.$P$2:.$P$501];[.X27])+COUNTIF([.$Q$2:.$Q$501];[.X27])+COUNTIF([.$R$2:.$R$501];[.X27])+COUNTIF([.$S$2:.$S$501];[.X27])+COUNTIF([.$T$2:.$T$501];[.X27])+COUNTIF([.$U$2:.$U$501];[.X27])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1991_754faecf-8687-4e02-9fd3-e1165d8b7f28_country.jpg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headshot</text:p>
          </table:table-cell>
          <table:table-cell office:value-type="string" calcext:value-type="string">
            <text:p>mustach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contemplat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individuality</text:p>
          </table:table-cell>
          <table:table-cell table:number-columns-repeated="2"/>
          <table:table-cell office:value-type="string" calcext:value-type="string">
            <text:p>abstract</text:p>
          </table:table-cell>
          <table:table-cell table:formula="of:=COUNTIF([.$B$2:.$B$501];[.X28])+COUNTIF([.$C$2:.$C$501];[.X28])+COUNTIF([.$D$2:.$D$501];[.X28])+COUNTIF([.$E$2:.$E$501];[.X28])+COUNTIF([.$F$2:.$F$501];[.X28])+COUNTIF([.$G$2:.$G$501];[.X28])+COUNTIF([.$H$2:.$H$501];[.X28])+COUNTIF([.$I$2:.$I$501];[.X28])+COUNTIF([.$J$2:.$J$501];[.X28])+COUNTIF([.$K$2:.$K$501];[.X28])+COUNTIF([.$L$2:.$L$501];[.X28])+COUNTIF([.$M$2:.$M$501];[.X28])+COUNTIF([.$N$2:.$N$501];[.X28])+COUNTIF([.$O$2:.$O$501];[.X28])+COUNTIF([.$P$2:.$P$501];[.X28])+COUNTIF([.$Q$2:.$Q$501];[.X28])+COUNTIF([.$R$2:.$R$501];[.X28])+COUNTIF([.$S$2:.$S$501];[.X28])+COUNTIF([.$T$2:.$T$501];[.X28])+COUNTIF([.$U$2:.$U$501];[.X28])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1991_7f113627-ef05-4c70-aa80-8ca90e15df4c_rock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ignalise</text:p>
          </table:table-cell>
          <table:table-cell office:value-type="string" calcext:value-type="string">
            <text:p>facts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typography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communication</text:p>
          </table:table-cell>
          <table:table-cell table:number-columns-repeated="2"/>
          <table:table-cell office:value-type="string" calcext:value-type="string">
            <text:p>nature</text:p>
          </table:table-cell>
          <table:table-cell table:formula="of:=COUNTIF([.$B$2:.$B$501];[.X29])+COUNTIF([.$C$2:.$C$501];[.X29])+COUNTIF([.$D$2:.$D$501];[.X29])+COUNTIF([.$E$2:.$E$501];[.X29])+COUNTIF([.$F$2:.$F$501];[.X29])+COUNTIF([.$G$2:.$G$501];[.X29])+COUNTIF([.$H$2:.$H$501];[.X29])+COUNTIF([.$I$2:.$I$501];[.X29])+COUNTIF([.$J$2:.$J$501];[.X29])+COUNTIF([.$K$2:.$K$501];[.X29])+COUNTIF([.$L$2:.$L$501];[.X29])+COUNTIF([.$M$2:.$M$501];[.X29])+COUNTIF([.$N$2:.$N$501];[.X29])+COUNTIF([.$O$2:.$O$501];[.X29])+COUNTIF([.$P$2:.$P$501];[.X29])+COUNTIF([.$Q$2:.$Q$501];[.X29])+COUNTIF([.$R$2:.$R$501];[.X29])+COUNTIF([.$S$2:.$S$501];[.X29])+COUNTIF([.$T$2:.$T$501];[.X29])+COUNTIF([.$U$2:.$U$501];[.X29])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1991_9b125676-b2fc-4eaa-baf0-366fbbca2c2b_country.jpg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World Wide Web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esign</text:p>
          </table:table-cell>
          <table:table-cell table:number-columns-repeated="2"/>
          <table:table-cell office:value-type="string" calcext:value-type="string">
            <text:p>travel</text:p>
          </table:table-cell>
          <table:table-cell table:formula="of:=COUNTIF([.$B$2:.$B$501];[.X30])+COUNTIF([.$C$2:.$C$501];[.X30])+COUNTIF([.$D$2:.$D$501];[.X30])+COUNTIF([.$E$2:.$E$501];[.X30])+COUNTIF([.$F$2:.$F$501];[.X30])+COUNTIF([.$G$2:.$G$501];[.X30])+COUNTIF([.$H$2:.$H$501];[.X30])+COUNTIF([.$I$2:.$I$501];[.X30])+COUNTIF([.$J$2:.$J$501];[.X30])+COUNTIF([.$K$2:.$K$501];[.X30])+COUNTIF([.$L$2:.$L$501];[.X30])+COUNTIF([.$M$2:.$M$501];[.X30])+COUNTIF([.$N$2:.$N$501];[.X30])+COUNTIF([.$O$2:.$O$501];[.X30])+COUNTIF([.$P$2:.$P$501];[.X30])+COUNTIF([.$Q$2:.$Q$501];[.X30])+COUNTIF([.$R$2:.$R$501];[.X30])+COUNTIF([.$S$2:.$S$501];[.X30])+COUNTIF([.$T$2:.$T$501];[.X30])+COUNTIF([.$U$2:.$U$501];[.X30])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1991_9b859598-af45-3927-9d2a-a8581d143b4f_p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individuality</text:p>
          </table:table-cell>
          <table:table-cell office:value-type="string" calcext:value-type="string">
            <text:p>contemplatio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lamour</text:p>
          </table:table-cell>
          <table:table-cell office:value-type="string" calcext:value-type="string">
            <text:p>jewelry</text:p>
          </table:table-cell>
          <table:table-cell table:number-columns-repeated="2"/>
          <table:table-cell office:value-type="string" calcext:value-type="string">
            <text:p>bill</text:p>
          </table:table-cell>
          <table:table-cell table:formula="of:=COUNTIF([.$B$2:.$B$501];[.X31])+COUNTIF([.$C$2:.$C$501];[.X31])+COUNTIF([.$D$2:.$D$501];[.X31])+COUNTIF([.$E$2:.$E$501];[.X31])+COUNTIF([.$F$2:.$F$501];[.X31])+COUNTIF([.$G$2:.$G$501];[.X31])+COUNTIF([.$H$2:.$H$501];[.X31])+COUNTIF([.$I$2:.$I$501];[.X31])+COUNTIF([.$J$2:.$J$501];[.X31])+COUNTIF([.$K$2:.$K$501];[.X31])+COUNTIF([.$L$2:.$L$501];[.X31])+COUNTIF([.$M$2:.$M$501];[.X31])+COUNTIF([.$N$2:.$N$501];[.X31])+COUNTIF([.$O$2:.$O$501];[.X31])+COUNTIF([.$P$2:.$P$501];[.X31])+COUNTIF([.$Q$2:.$Q$501];[.X31])+COUNTIF([.$R$2:.$R$501];[.X31])+COUNTIF([.$S$2:.$S$501];[.X31])+COUNTIF([.$T$2:.$T$501];[.X31])+COUNTIF([.$U$2:.$U$501];[.X31])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1991_9be99ebf-9486-4981-a13b-d1c960bc9ca7_rock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usk</text:p>
          </table:table-cell>
          <table:table-cell table:number-columns-repeated="2"/>
          <table:table-cell office:value-type="string" calcext:value-type="string">
            <text:p>antique</text:p>
          </table:table-cell>
          <table:table-cell table:formula="of:=COUNTIF([.$B$2:.$B$501];[.X32])+COUNTIF([.$C$2:.$C$501];[.X32])+COUNTIF([.$D$2:.$D$501];[.X32])+COUNTIF([.$E$2:.$E$501];[.X32])+COUNTIF([.$F$2:.$F$501];[.X32])+COUNTIF([.$G$2:.$G$501];[.X32])+COUNTIF([.$H$2:.$H$501];[.X32])+COUNTIF([.$I$2:.$I$501];[.X32])+COUNTIF([.$J$2:.$J$501];[.X32])+COUNTIF([.$K$2:.$K$501];[.X32])+COUNTIF([.$L$2:.$L$501];[.X32])+COUNTIF([.$M$2:.$M$501];[.X32])+COUNTIF([.$N$2:.$N$501];[.X32])+COUNTIF([.$O$2:.$O$501];[.X32])+COUNTIF([.$P$2:.$P$501];[.X32])+COUNTIF([.$Q$2:.$Q$501];[.X32])+COUNTIF([.$R$2:.$R$501];[.X32])+COUNTIF([.$S$2:.$S$501];[.X32])+COUNTIF([.$T$2:.$T$501];[.X32])+COUNTIF([.$U$2:.$U$501];[.X32])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1991_9d5166bc-4369-3192-86b9-859d77dec9ae_electronic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picture fram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adult</text:p>
          </table:table-cell>
          <table:table-cell table:number-columns-repeated="2"/>
          <table:table-cell office:value-type="string" calcext:value-type="string">
            <text:p>recreation</text:p>
          </table:table-cell>
          <table:table-cell table:formula="of:=COUNTIF([.$B$2:.$B$501];[.X33])+COUNTIF([.$C$2:.$C$501];[.X33])+COUNTIF([.$D$2:.$D$501];[.X33])+COUNTIF([.$E$2:.$E$501];[.X33])+COUNTIF([.$F$2:.$F$501];[.X33])+COUNTIF([.$G$2:.$G$501];[.X33])+COUNTIF([.$H$2:.$H$501];[.X33])+COUNTIF([.$I$2:.$I$501];[.X33])+COUNTIF([.$J$2:.$J$501];[.X33])+COUNTIF([.$K$2:.$K$501];[.X33])+COUNTIF([.$L$2:.$L$501];[.X33])+COUNTIF([.$M$2:.$M$501];[.X33])+COUNTIF([.$N$2:.$N$501];[.X33])+COUNTIF([.$O$2:.$O$501];[.X33])+COUNTIF([.$P$2:.$P$501];[.X33])+COUNTIF([.$Q$2:.$Q$501];[.X33])+COUNTIF([.$R$2:.$R$501];[.X33])+COUNTIF([.$S$2:.$S$501];[.X33])+COUNTIF([.$T$2:.$T$501];[.X33])+COUNTIF([.$U$2:.$U$501];[.X33])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1991_a9aff52b-0475-4c15-a4fa-117886c99a06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togetherness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veil</text:p>
          </table:table-cell>
          <table:table-cell office:value-type="string" calcext:value-type="string">
            <text:p>actress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inger</text:p>
          </table:table-cell>
          <table:table-cell table:number-columns-repeated="2"/>
          <table:table-cell office:value-type="string" calcext:value-type="string">
            <text:p>sign</text:p>
          </table:table-cell>
          <table:table-cell table:formula="of:=COUNTIF([.$B$2:.$B$501];[.X34])+COUNTIF([.$C$2:.$C$501];[.X34])+COUNTIF([.$D$2:.$D$501];[.X34])+COUNTIF([.$E$2:.$E$501];[.X34])+COUNTIF([.$F$2:.$F$501];[.X34])+COUNTIF([.$G$2:.$G$501];[.X34])+COUNTIF([.$H$2:.$H$501];[.X34])+COUNTIF([.$I$2:.$I$501];[.X34])+COUNTIF([.$J$2:.$J$501];[.X34])+COUNTIF([.$K$2:.$K$501];[.X34])+COUNTIF([.$L$2:.$L$501];[.X34])+COUNTIF([.$M$2:.$M$501];[.X34])+COUNTIF([.$N$2:.$N$501];[.X34])+COUNTIF([.$O$2:.$O$501];[.X34])+COUNTIF([.$P$2:.$P$501];[.X34])+COUNTIF([.$Q$2:.$Q$501];[.X34])+COUNTIF([.$R$2:.$R$501];[.X34])+COUNTIF([.$S$2:.$S$501];[.X34])+COUNTIF([.$T$2:.$T$501];[.X34])+COUNTIF([.$U$2:.$U$501];[.X34]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1991_ae97eb23-501f-478f-9d1f-258094d7e47f_pop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hining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chalk</text:p>
          </table:table-cell>
          <table:table-cell office:value-type="string" calcext:value-type="string">
            <text:p>elegan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nostalgia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sign</text:p>
          </table:table-cell>
          <table:table-cell table:number-columns-repeated="2"/>
          <table:table-cell office:value-type="string" calcext:value-type="string">
            <text:p>vector</text:p>
          </table:table-cell>
          <table:table-cell table:formula="of:=COUNTIF([.$B$2:.$B$501];[.X35])+COUNTIF([.$C$2:.$C$501];[.X35])+COUNTIF([.$D$2:.$D$501];[.X35])+COUNTIF([.$E$2:.$E$501];[.X35])+COUNTIF([.$F$2:.$F$501];[.X35])+COUNTIF([.$G$2:.$G$501];[.X35])+COUNTIF([.$H$2:.$H$501];[.X35])+COUNTIF([.$I$2:.$I$501];[.X35])+COUNTIF([.$J$2:.$J$501];[.X35])+COUNTIF([.$K$2:.$K$501];[.X35])+COUNTIF([.$L$2:.$L$501];[.X35])+COUNTIF([.$M$2:.$M$501];[.X35])+COUNTIF([.$N$2:.$N$501];[.X35])+COUNTIF([.$O$2:.$O$501];[.X35])+COUNTIF([.$P$2:.$P$501];[.X35])+COUNTIF([.$Q$2:.$Q$501];[.X35])+COUNTIF([.$R$2:.$R$501];[.X35])+COUNTIF([.$S$2:.$S$501];[.X35])+COUNTIF([.$T$2:.$T$501];[.X35])+COUNTIF([.$U$2:.$U$501];[.X35])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1991_cb35a21f-f597-439a-99ae-4184a2c2d3bf_pop.jpg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drink</text:p>
          </table:table-cell>
          <table:table-cell table:number-columns-repeated="2"/>
          <table:table-cell office:value-type="string" calcext:value-type="string">
            <text:p>pattern</text:p>
          </table:table-cell>
          <table:table-cell table:formula="of:=COUNTIF([.$B$2:.$B$501];[.X36])+COUNTIF([.$C$2:.$C$501];[.X36])+COUNTIF([.$D$2:.$D$501];[.X36])+COUNTIF([.$E$2:.$E$501];[.X36])+COUNTIF([.$F$2:.$F$501];[.X36])+COUNTIF([.$G$2:.$G$501];[.X36])+COUNTIF([.$H$2:.$H$501];[.X36])+COUNTIF([.$I$2:.$I$501];[.X36])+COUNTIF([.$J$2:.$J$501];[.X36])+COUNTIF([.$K$2:.$K$501];[.X36])+COUNTIF([.$L$2:.$L$501];[.X36])+COUNTIF([.$M$2:.$M$501];[.X36])+COUNTIF([.$N$2:.$N$501];[.X36])+COUNTIF([.$O$2:.$O$501];[.X36])+COUNTIF([.$P$2:.$P$501];[.X36])+COUNTIF([.$Q$2:.$Q$501];[.X36])+COUNTIF([.$R$2:.$R$501];[.X36])+COUNTIF([.$S$2:.$S$501];[.X36])+COUNTIF([.$T$2:.$T$501];[.X36])+COUNTIF([.$U$2:.$U$501];[.X36])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1991_cd6100f2-cbbe-3703-916b-d3e35d9efd4a_rock.jp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anine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retriever</text:p>
          </table:table-cell>
          <table:table-cell office:value-type="string" calcext:value-type="string">
            <text:p>looking</text:p>
          </table:table-cell>
          <table:table-cell office:value-type="string" calcext:value-type="string">
            <text:p>hound</text:p>
          </table:table-cell>
          <table:table-cell office:value-type="string" calcext:value-type="string">
            <text:p>loyalty</text:p>
          </table:table-cell>
          <table:table-cell office:value-type="string" calcext:value-type="string">
            <text:p>breed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golden retriever</text:p>
          </table:table-cell>
          <table:table-cell office:value-type="string" calcext:value-type="string">
            <text:p>pedigree</text:p>
          </table:table-cell>
          <table:table-cell office:value-type="string" calcext:value-type="string">
            <text:p>purebred</text:p>
          </table:table-cell>
          <table:table-cell office:value-type="string" calcext:value-type="string">
            <text:p>friendly</text:p>
          </table:table-cell>
          <table:table-cell table:number-columns-repeated="2"/>
          <table:table-cell office:value-type="string" calcext:value-type="string">
            <text:p>musician</text:p>
          </table:table-cell>
          <table:table-cell table:formula="of:=COUNTIF([.$B$2:.$B$501];[.X37])+COUNTIF([.$C$2:.$C$501];[.X37])+COUNTIF([.$D$2:.$D$501];[.X37])+COUNTIF([.$E$2:.$E$501];[.X37])+COUNTIF([.$F$2:.$F$501];[.X37])+COUNTIF([.$G$2:.$G$501];[.X37])+COUNTIF([.$H$2:.$H$501];[.X37])+COUNTIF([.$I$2:.$I$501];[.X37])+COUNTIF([.$J$2:.$J$501];[.X37])+COUNTIF([.$K$2:.$K$501];[.X37])+COUNTIF([.$L$2:.$L$501];[.X37])+COUNTIF([.$M$2:.$M$501];[.X37])+COUNTIF([.$N$2:.$N$501];[.X37])+COUNTIF([.$O$2:.$O$501];[.X37])+COUNTIF([.$P$2:.$P$501];[.X37])+COUNTIF([.$Q$2:.$Q$501];[.X37])+COUNTIF([.$R$2:.$R$501];[.X37])+COUNTIF([.$S$2:.$S$501];[.X37])+COUNTIF([.$T$2:.$T$501];[.X37])+COUNTIF([.$U$2:.$U$501];[.X37])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1992_06936d3f-551a-4f49-a717-148f5471ddee_hip-hop.jpg</text:p>
          </table:table-cell>
          <table:table-cell office:value-type="string" calcext:value-type="string">
            <text:p>illegal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abstraction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signalis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travel</text:p>
          </table:table-cell>
          <table:table-cell table:number-columns-repeated="2"/>
          <table:table-cell office:value-type="string" calcext:value-type="string">
            <text:p>technology</text:p>
          </table:table-cell>
          <table:table-cell table:formula="of:=COUNTIF([.$B$2:.$B$501];[.X38])+COUNTIF([.$C$2:.$C$501];[.X38])+COUNTIF([.$D$2:.$D$501];[.X38])+COUNTIF([.$E$2:.$E$501];[.X38])+COUNTIF([.$F$2:.$F$501];[.X38])+COUNTIF([.$G$2:.$G$501];[.X38])+COUNTIF([.$H$2:.$H$501];[.X38])+COUNTIF([.$I$2:.$I$501];[.X38])+COUNTIF([.$J$2:.$J$501];[.X38])+COUNTIF([.$K$2:.$K$501];[.X38])+COUNTIF([.$L$2:.$L$501];[.X38])+COUNTIF([.$M$2:.$M$501];[.X38])+COUNTIF([.$N$2:.$N$501];[.X38])+COUNTIF([.$O$2:.$O$501];[.X38])+COUNTIF([.$P$2:.$P$501];[.X38])+COUNTIF([.$Q$2:.$Q$501];[.X38])+COUNTIF([.$R$2:.$R$501];[.X38])+COUNTIF([.$S$2:.$S$501];[.X38])+COUNTIF([.$T$2:.$T$501];[.X38])+COUNTIF([.$U$2:.$U$501];[.X38]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1992_15ad6386-d33b-480d-aca2-39b22526de23_rock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dancing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dancer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arade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concert</text:p>
          </table:table-cell>
          <table:table-cell table:number-columns-repeated="2"/>
          <table:table-cell office:value-type="string" calcext:value-type="string">
            <text:p>dirty</text:p>
          </table:table-cell>
          <table:table-cell table:formula="of:=COUNTIF([.$B$2:.$B$501];[.X39])+COUNTIF([.$C$2:.$C$501];[.X39])+COUNTIF([.$D$2:.$D$501];[.X39])+COUNTIF([.$E$2:.$E$501];[.X39])+COUNTIF([.$F$2:.$F$501];[.X39])+COUNTIF([.$G$2:.$G$501];[.X39])+COUNTIF([.$H$2:.$H$501];[.X39])+COUNTIF([.$I$2:.$I$501];[.X39])+COUNTIF([.$J$2:.$J$501];[.X39])+COUNTIF([.$K$2:.$K$501];[.X39])+COUNTIF([.$L$2:.$L$501];[.X39])+COUNTIF([.$M$2:.$M$501];[.X39])+COUNTIF([.$N$2:.$N$501];[.X39])+COUNTIF([.$O$2:.$O$501];[.X39])+COUNTIF([.$P$2:.$P$501];[.X39])+COUNTIF([.$Q$2:.$Q$501];[.X39])+COUNTIF([.$R$2:.$R$501];[.X39])+COUNTIF([.$S$2:.$S$501];[.X39])+COUNTIF([.$T$2:.$T$501];[.X39])+COUNTIF([.$U$2:.$U$501];[.X39])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1992_1a7189e6-b410-49d5-b064-69b173f0aeeb_rock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daylight</text:p>
          </table:table-cell>
          <table:table-cell office:value-type="string" calcext:value-type="string">
            <text:p>spirituality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gold</text:p>
          </table:table-cell>
          <table:table-cell table:number-columns-repeated="2"/>
          <table:table-cell office:value-type="string" calcext:value-type="string">
            <text:p>painting</text:p>
          </table:table-cell>
          <table:table-cell table:formula="of:=COUNTIF([.$B$2:.$B$501];[.X40])+COUNTIF([.$C$2:.$C$501];[.X40])+COUNTIF([.$D$2:.$D$501];[.X40])+COUNTIF([.$E$2:.$E$501];[.X40])+COUNTIF([.$F$2:.$F$501];[.X40])+COUNTIF([.$G$2:.$G$501];[.X40])+COUNTIF([.$H$2:.$H$501];[.X40])+COUNTIF([.$I$2:.$I$501];[.X40])+COUNTIF([.$J$2:.$J$501];[.X40])+COUNTIF([.$K$2:.$K$501];[.X40])+COUNTIF([.$L$2:.$L$501];[.X40])+COUNTIF([.$M$2:.$M$501];[.X40])+COUNTIF([.$N$2:.$N$501];[.X40])+COUNTIF([.$O$2:.$O$501];[.X40])+COUNTIF([.$P$2:.$P$501];[.X40])+COUNTIF([.$Q$2:.$Q$501];[.X40])+COUNTIF([.$R$2:.$R$501];[.X40])+COUNTIF([.$S$2:.$S$501];[.X40])+COUNTIF([.$T$2:.$T$501];[.X40])+COUNTIF([.$U$2:.$U$501];[.X40])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1992_2bd73f2b-9d42-4ea9-b5b2-1c91ad87a692_pop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designing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ignalise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horizontal</text:p>
          </table:table-cell>
          <table:table-cell table:number-columns-repeated="2"/>
          <table:table-cell office:value-type="string" calcext:value-type="string">
            <text:p>print</text:p>
          </table:table-cell>
          <table:table-cell table:formula="of:=COUNTIF([.$B$2:.$B$501];[.X41])+COUNTIF([.$C$2:.$C$501];[.X41])+COUNTIF([.$D$2:.$D$501];[.X41])+COUNTIF([.$E$2:.$E$501];[.X41])+COUNTIF([.$F$2:.$F$501];[.X41])+COUNTIF([.$G$2:.$G$501];[.X41])+COUNTIF([.$H$2:.$H$501];[.X41])+COUNTIF([.$I$2:.$I$501];[.X41])+COUNTIF([.$J$2:.$J$501];[.X41])+COUNTIF([.$K$2:.$K$501];[.X41])+COUNTIF([.$L$2:.$L$501];[.X41])+COUNTIF([.$M$2:.$M$501];[.X41])+COUNTIF([.$N$2:.$N$501];[.X41])+COUNTIF([.$O$2:.$O$501];[.X41])+COUNTIF([.$P$2:.$P$501];[.X41])+COUNTIF([.$Q$2:.$Q$501];[.X41])+COUNTIF([.$R$2:.$R$501];[.X41])+COUNTIF([.$S$2:.$S$501];[.X41])+COUNTIF([.$T$2:.$T$501];[.X41])+COUNTIF([.$U$2:.$U$501];[.X41])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1992_6d8ae022-8687-46ed-8755-045f73494fee_hip-hop.jpg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election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rally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drag race</text:p>
          </table:table-cell>
          <table:table-cell office:value-type="string" calcext:value-type="string">
            <text:p>theater</text:p>
          </table:table-cell>
          <table:table-cell office:value-type="string" calcext:value-type="string">
            <text:p>police</text:p>
          </table:table-cell>
          <table:table-cell table:number-columns-repeated="2"/>
          <table:table-cell office:value-type="string" calcext:value-type="string">
            <text:p>danger</text:p>
          </table:table-cell>
          <table:table-cell table:formula="of:=COUNTIF([.$B$2:.$B$501];[.X42])+COUNTIF([.$C$2:.$C$501];[.X42])+COUNTIF([.$D$2:.$D$501];[.X42])+COUNTIF([.$E$2:.$E$501];[.X42])+COUNTIF([.$F$2:.$F$501];[.X42])+COUNTIF([.$G$2:.$G$501];[.X42])+COUNTIF([.$H$2:.$H$501];[.X42])+COUNTIF([.$I$2:.$I$501];[.X42])+COUNTIF([.$J$2:.$J$501];[.X42])+COUNTIF([.$K$2:.$K$501];[.X42])+COUNTIF([.$L$2:.$L$501];[.X42])+COUNTIF([.$M$2:.$M$501];[.X42])+COUNTIF([.$N$2:.$N$501];[.X42])+COUNTIF([.$O$2:.$O$501];[.X42])+COUNTIF([.$P$2:.$P$501];[.X42])+COUNTIF([.$Q$2:.$Q$501];[.X42])+COUNTIF([.$R$2:.$R$501];[.X42])+COUNTIF([.$S$2:.$S$501];[.X42])+COUNTIF([.$T$2:.$T$501];[.X42])+COUNTIF([.$U$2:.$U$501];[.X42])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1992_708d027e-cd22-3470-a60e-1aec146a18a1_rock.jpg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graphic</text:p>
          </table:table-cell>
          <table:table-cell table:number-columns-repeated="2"/>
          <table:table-cell office:value-type="string" calcext:value-type="string">
            <text:p>child</text:p>
          </table:table-cell>
          <table:table-cell table:formula="of:=COUNTIF([.$B$2:.$B$501];[.X43])+COUNTIF([.$C$2:.$C$501];[.X43])+COUNTIF([.$D$2:.$D$501];[.X43])+COUNTIF([.$E$2:.$E$501];[.X43])+COUNTIF([.$F$2:.$F$501];[.X43])+COUNTIF([.$G$2:.$G$501];[.X43])+COUNTIF([.$H$2:.$H$501];[.X43])+COUNTIF([.$I$2:.$I$501];[.X43])+COUNTIF([.$J$2:.$J$501];[.X43])+COUNTIF([.$K$2:.$K$501];[.X43])+COUNTIF([.$L$2:.$L$501];[.X43])+COUNTIF([.$M$2:.$M$501];[.X43])+COUNTIF([.$N$2:.$N$501];[.X43])+COUNTIF([.$O$2:.$O$501];[.X43])+COUNTIF([.$P$2:.$P$501];[.X43])+COUNTIF([.$Q$2:.$Q$501];[.X43])+COUNTIF([.$R$2:.$R$501];[.X43])+COUNTIF([.$S$2:.$S$501];[.X43])+COUNTIF([.$T$2:.$T$501];[.X43])+COUNTIF([.$U$2:.$U$501];[.X43])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1992_7d7aa4f7-8165-4dfb-b073-b0e1e1b8845a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nightlife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graphic design</text:p>
          </table:table-cell>
          <table:table-cell office:value-type="string" calcext:value-type="string">
            <text:p>dancing</text:p>
          </table:table-cell>
          <table:table-cell table:number-columns-repeated="2"/>
          <table:table-cell office:value-type="string" calcext:value-type="string">
            <text:p>decoration</text:p>
          </table:table-cell>
          <table:table-cell table:formula="of:=COUNTIF([.$B$2:.$B$501];[.X44])+COUNTIF([.$C$2:.$C$501];[.X44])+COUNTIF([.$D$2:.$D$501];[.X44])+COUNTIF([.$E$2:.$E$501];[.X44])+COUNTIF([.$F$2:.$F$501];[.X44])+COUNTIF([.$G$2:.$G$501];[.X44])+COUNTIF([.$H$2:.$H$501];[.X44])+COUNTIF([.$I$2:.$I$501];[.X44])+COUNTIF([.$J$2:.$J$501];[.X44])+COUNTIF([.$K$2:.$K$501];[.X44])+COUNTIF([.$L$2:.$L$501];[.X44])+COUNTIF([.$M$2:.$M$501];[.X44])+COUNTIF([.$N$2:.$N$501];[.X44])+COUNTIF([.$O$2:.$O$501];[.X44])+COUNTIF([.$P$2:.$P$501];[.X44])+COUNTIF([.$Q$2:.$Q$501];[.X44])+COUNTIF([.$R$2:.$R$501];[.X44])+COUNTIF([.$S$2:.$S$501];[.X44])+COUNTIF([.$T$2:.$T$501];[.X44])+COUNTIF([.$U$2:.$U$501];[.X44])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1992_808f4d7e-64ab-4e3a-8826-94d46c3451d1_country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headshot</text:p>
          </table:table-cell>
          <table:table-cell office:value-type="string" calcext:value-type="string">
            <text:p>contemplation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individuality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confidence</text:p>
          </table:table-cell>
          <table:table-cell table:number-columns-repeated="2"/>
          <table:table-cell office:value-type="string" calcext:value-type="string">
            <text:p>fun</text:p>
          </table:table-cell>
          <table:table-cell table:formula="of:=COUNTIF([.$B$2:.$B$501];[.X45])+COUNTIF([.$C$2:.$C$501];[.X45])+COUNTIF([.$D$2:.$D$501];[.X45])+COUNTIF([.$E$2:.$E$501];[.X45])+COUNTIF([.$F$2:.$F$501];[.X45])+COUNTIF([.$G$2:.$G$501];[.X45])+COUNTIF([.$H$2:.$H$501];[.X45])+COUNTIF([.$I$2:.$I$501];[.X45])+COUNTIF([.$J$2:.$J$501];[.X45])+COUNTIF([.$K$2:.$K$501];[.X45])+COUNTIF([.$L$2:.$L$501];[.X45])+COUNTIF([.$M$2:.$M$501];[.X45])+COUNTIF([.$N$2:.$N$501];[.X45])+COUNTIF([.$O$2:.$O$501];[.X45])+COUNTIF([.$P$2:.$P$501];[.X45])+COUNTIF([.$Q$2:.$Q$501];[.X45])+COUNTIF([.$R$2:.$R$501];[.X45])+COUNTIF([.$S$2:.$S$501];[.X45])+COUNTIF([.$T$2:.$T$501];[.X45])+COUNTIF([.$U$2:.$U$501];[.X45])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1992_85a9de98-ebe4-4134-81ed-ccd8d4b5cfeb_electronic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inyl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phonograph record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still life</text:p>
          </table:table-cell>
          <table:table-cell table:number-columns-repeated="2"/>
          <table:table-cell office:value-type="string" calcext:value-type="string">
            <text:p>festival</text:p>
          </table:table-cell>
          <table:table-cell table:formula="of:=COUNTIF([.$B$2:.$B$501];[.X46])+COUNTIF([.$C$2:.$C$501];[.X46])+COUNTIF([.$D$2:.$D$501];[.X46])+COUNTIF([.$E$2:.$E$501];[.X46])+COUNTIF([.$F$2:.$F$501];[.X46])+COUNTIF([.$G$2:.$G$501];[.X46])+COUNTIF([.$H$2:.$H$501];[.X46])+COUNTIF([.$I$2:.$I$501];[.X46])+COUNTIF([.$J$2:.$J$501];[.X46])+COUNTIF([.$K$2:.$K$501];[.X46])+COUNTIF([.$L$2:.$L$501];[.X46])+COUNTIF([.$M$2:.$M$501];[.X46])+COUNTIF([.$N$2:.$N$501];[.X46])+COUNTIF([.$O$2:.$O$501];[.X46])+COUNTIF([.$P$2:.$P$501];[.X46])+COUNTIF([.$Q$2:.$Q$501];[.X46])+COUNTIF([.$R$2:.$R$501];[.X46])+COUNTIF([.$S$2:.$S$501];[.X46])+COUNTIF([.$T$2:.$T$501];[.X46])+COUNTIF([.$U$2:.$U$501];[.X46]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1992_8ca6058f-f7da-4106-9e9e-b2c00e2ba1ea_p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contemplatio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adnes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individuality</text:p>
          </table:table-cell>
          <table:table-cell office:value-type="string" calcext:value-type="string">
            <text:p>solitude</text:p>
          </table:table-cell>
          <table:table-cell office:value-type="string" calcext:value-type="string">
            <text:p>headshot</text:p>
          </table:table-cell>
          <table:table-cell office:value-type="string" calcext:value-type="string">
            <text:p>lonelines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anticipation</text:p>
          </table:table-cell>
          <table:table-cell office:value-type="string" calcext:value-type="string">
            <text:p>illustration</text:p>
          </table:table-cell>
          <table:table-cell table:number-columns-repeated="2"/>
          <table:table-cell office:value-type="string" calcext:value-type="string">
            <text:p>lid</text:p>
          </table:table-cell>
          <table:table-cell table:formula="of:=COUNTIF([.$B$2:.$B$501];[.X47])+COUNTIF([.$C$2:.$C$501];[.X47])+COUNTIF([.$D$2:.$D$501];[.X47])+COUNTIF([.$E$2:.$E$501];[.X47])+COUNTIF([.$F$2:.$F$501];[.X47])+COUNTIF([.$G$2:.$G$501];[.X47])+COUNTIF([.$H$2:.$H$501];[.X47])+COUNTIF([.$I$2:.$I$501];[.X47])+COUNTIF([.$J$2:.$J$501];[.X47])+COUNTIF([.$K$2:.$K$501];[.X47])+COUNTIF([.$L$2:.$L$501];[.X47])+COUNTIF([.$M$2:.$M$501];[.X47])+COUNTIF([.$N$2:.$N$501];[.X47])+COUNTIF([.$O$2:.$O$501];[.X47])+COUNTIF([.$P$2:.$P$501];[.X47])+COUNTIF([.$Q$2:.$Q$501];[.X47])+COUNTIF([.$R$2:.$R$501];[.X47])+COUNTIF([.$S$2:.$S$501];[.X47])+COUNTIF([.$T$2:.$T$501];[.X47])+COUNTIF([.$U$2:.$U$501];[.X47]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1992_cff373a4-a3f5-47f1-9ae2-17f48e96f55a_rock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aggression</text:p>
          </table:table-cell>
          <table:table-cell table:number-columns-repeated="2"/>
          <table:table-cell office:value-type="string" calcext:value-type="string">
            <text:p>ancient</text:p>
          </table:table-cell>
          <table:table-cell table:formula="of:=COUNTIF([.$B$2:.$B$501];[.X48])+COUNTIF([.$C$2:.$C$501];[.X48])+COUNTIF([.$D$2:.$D$501];[.X48])+COUNTIF([.$E$2:.$E$501];[.X48])+COUNTIF([.$F$2:.$F$501];[.X48])+COUNTIF([.$G$2:.$G$501];[.X48])+COUNTIF([.$H$2:.$H$501];[.X48])+COUNTIF([.$I$2:.$I$501];[.X48])+COUNTIF([.$J$2:.$J$501];[.X48])+COUNTIF([.$K$2:.$K$501];[.X48])+COUNTIF([.$L$2:.$L$501];[.X48])+COUNTIF([.$M$2:.$M$501];[.X48])+COUNTIF([.$N$2:.$N$501];[.X48])+COUNTIF([.$O$2:.$O$501];[.X48])+COUNTIF([.$P$2:.$P$501];[.X48])+COUNTIF([.$Q$2:.$Q$501];[.X48])+COUNTIF([.$R$2:.$R$501];[.X48])+COUNTIF([.$S$2:.$S$501];[.X48])+COUNTIF([.$T$2:.$T$501];[.X48])+COUNTIF([.$U$2:.$U$501];[.X4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1992_d7471394-4eab-4a27-8b21-65024c07e753_rock.jpg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spray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messy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rusty</text:p>
          </table:table-cell>
          <table:table-cell office:value-type="string" calcext:value-type="string">
            <text:p>sooty</text:p>
          </table:table-cell>
          <table:table-cell table:number-columns-repeated="2"/>
          <table:table-cell office:value-type="string" calcext:value-type="string">
            <text:p>communication</text:p>
          </table:table-cell>
          <table:table-cell table:formula="of:=COUNTIF([.$B$2:.$B$501];[.X49])+COUNTIF([.$C$2:.$C$501];[.X49])+COUNTIF([.$D$2:.$D$501];[.X49])+COUNTIF([.$E$2:.$E$501];[.X49])+COUNTIF([.$F$2:.$F$501];[.X49])+COUNTIF([.$G$2:.$G$501];[.X49])+COUNTIF([.$H$2:.$H$501];[.X49])+COUNTIF([.$I$2:.$I$501];[.X49])+COUNTIF([.$J$2:.$J$501];[.X49])+COUNTIF([.$K$2:.$K$501];[.X49])+COUNTIF([.$L$2:.$L$501];[.X49])+COUNTIF([.$M$2:.$M$501];[.X49])+COUNTIF([.$N$2:.$N$501];[.X49])+COUNTIF([.$O$2:.$O$501];[.X49])+COUNTIF([.$P$2:.$P$501];[.X49])+COUNTIF([.$Q$2:.$Q$501];[.X49])+COUNTIF([.$R$2:.$R$501];[.X49])+COUNTIF([.$S$2:.$S$501];[.X49])+COUNTIF([.$T$2:.$T$501];[.X49])+COUNTIF([.$U$2:.$U$501];[.X4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1992_efa36c3d-2e8a-4cab-b3c5-32d12b3f07b0_electronic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veil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headscarf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necklace</text:p>
          </table:table-cell>
          <table:table-cell office:value-type="string" calcext:value-type="string">
            <text:p>individuality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headshot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scarf</text:p>
          </table:table-cell>
          <table:table-cell table:number-columns-repeated="2"/>
          <table:table-cell office:value-type="string" calcext:value-type="string">
            <text:p>serious</text:p>
          </table:table-cell>
          <table:table-cell table:formula="of:=COUNTIF([.$B$2:.$B$501];[.X50])+COUNTIF([.$C$2:.$C$501];[.X50])+COUNTIF([.$D$2:.$D$501];[.X50])+COUNTIF([.$E$2:.$E$501];[.X50])+COUNTIF([.$F$2:.$F$501];[.X50])+COUNTIF([.$G$2:.$G$501];[.X50])+COUNTIF([.$H$2:.$H$501];[.X50])+COUNTIF([.$I$2:.$I$501];[.X50])+COUNTIF([.$J$2:.$J$501];[.X50])+COUNTIF([.$K$2:.$K$501];[.X50])+COUNTIF([.$L$2:.$L$501];[.X50])+COUNTIF([.$M$2:.$M$501];[.X50])+COUNTIF([.$N$2:.$N$501];[.X50])+COUNTIF([.$O$2:.$O$501];[.X50])+COUNTIF([.$P$2:.$P$501];[.X50])+COUNTIF([.$Q$2:.$Q$501];[.X50])+COUNTIF([.$R$2:.$R$501];[.X50])+COUNTIF([.$S$2:.$S$501];[.X50])+COUNTIF([.$T$2:.$T$501];[.X50])+COUNTIF([.$U$2:.$U$501];[.X5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1993_002877ac-67ec-49c0-b12f-68bc9b4ee1af_country.jp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promotion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pensive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football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multicultural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adolescent</text:p>
          </table:table-cell>
          <table:table-cell office:value-type="string" calcext:value-type="string">
            <text:p>achievemen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festival</text:p>
          </table:table-cell>
          <table:table-cell table:number-columns-repeated="2"/>
          <table:table-cell office:value-type="string" calcext:value-type="string">
            <text:p>side view</text:p>
          </table:table-cell>
          <table:table-cell table:formula="of:=COUNTIF([.$B$2:.$B$501];[.X51])+COUNTIF([.$C$2:.$C$501];[.X51])+COUNTIF([.$D$2:.$D$501];[.X51])+COUNTIF([.$E$2:.$E$501];[.X51])+COUNTIF([.$F$2:.$F$501];[.X51])+COUNTIF([.$G$2:.$G$501];[.X51])+COUNTIF([.$H$2:.$H$501];[.X51])+COUNTIF([.$I$2:.$I$501];[.X51])+COUNTIF([.$J$2:.$J$501];[.X51])+COUNTIF([.$K$2:.$K$501];[.X51])+COUNTIF([.$L$2:.$L$501];[.X51])+COUNTIF([.$M$2:.$M$501];[.X51])+COUNTIF([.$N$2:.$N$501];[.X51])+COUNTIF([.$O$2:.$O$501];[.X51])+COUNTIF([.$P$2:.$P$501];[.X51])+COUNTIF([.$Q$2:.$Q$501];[.X51])+COUNTIF([.$R$2:.$R$501];[.X51])+COUNTIF([.$S$2:.$S$501];[.X51])+COUNTIF([.$T$2:.$T$501];[.X51])+COUNTIF([.$U$2:.$U$501];[.X5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1993_04b56b33-9dc4-4cb6-90db-a7717f5d3cda_country.jpg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lifestyl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hand</text:p>
          </table:table-cell>
          <table:table-cell table:number-columns-repeated="2"/>
          <table:table-cell office:value-type="string" calcext:value-type="string">
            <text:p>group</text:p>
          </table:table-cell>
          <table:table-cell table:formula="of:=COUNTIF([.$B$2:.$B$501];[.X52])+COUNTIF([.$C$2:.$C$501];[.X52])+COUNTIF([.$D$2:.$D$501];[.X52])+COUNTIF([.$E$2:.$E$501];[.X52])+COUNTIF([.$F$2:.$F$501];[.X52])+COUNTIF([.$G$2:.$G$501];[.X52])+COUNTIF([.$H$2:.$H$501];[.X52])+COUNTIF([.$I$2:.$I$501];[.X52])+COUNTIF([.$J$2:.$J$501];[.X52])+COUNTIF([.$K$2:.$K$501];[.X52])+COUNTIF([.$L$2:.$L$501];[.X52])+COUNTIF([.$M$2:.$M$501];[.X52])+COUNTIF([.$N$2:.$N$501];[.X52])+COUNTIF([.$O$2:.$O$501];[.X52])+COUNTIF([.$P$2:.$P$501];[.X52])+COUNTIF([.$Q$2:.$Q$501];[.X52])+COUNTIF([.$R$2:.$R$501];[.X52])+COUNTIF([.$S$2:.$S$501];[.X52])+COUNTIF([.$T$2:.$T$501];[.X52])+COUNTIF([.$U$2:.$U$501];[.X52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1993_06dac49b-a000-40c6-a4bc-0d9105cbed28_country.jpg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cemetery</text:p>
          </table:table-cell>
          <table:table-cell office:value-type="string" calcext:value-type="string">
            <text:p>tombstone</text:p>
          </table:table-cell>
          <table:table-cell office:value-type="string" calcext:value-type="string">
            <text:p>cemetary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signalis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deceas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horizontal plan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facial expression</text:p>
          </table:table-cell>
          <table:table-cell table:formula="of:=COUNTIF([.$B$2:.$B$501];[.X53])+COUNTIF([.$C$2:.$C$501];[.X53])+COUNTIF([.$D$2:.$D$501];[.X53])+COUNTIF([.$E$2:.$E$501];[.X53])+COUNTIF([.$F$2:.$F$501];[.X53])+COUNTIF([.$G$2:.$G$501];[.X53])+COUNTIF([.$H$2:.$H$501];[.X53])+COUNTIF([.$I$2:.$I$501];[.X53])+COUNTIF([.$J$2:.$J$501];[.X53])+COUNTIF([.$K$2:.$K$501];[.X53])+COUNTIF([.$L$2:.$L$501];[.X53])+COUNTIF([.$M$2:.$M$501];[.X53])+COUNTIF([.$N$2:.$N$501];[.X53])+COUNTIF([.$O$2:.$O$501];[.X53])+COUNTIF([.$P$2:.$P$501];[.X53])+COUNTIF([.$Q$2:.$Q$501];[.X53])+COUNTIF([.$R$2:.$R$501];[.X53])+COUNTIF([.$S$2:.$S$501];[.X53])+COUNTIF([.$T$2:.$T$501];[.X53])+COUNTIF([.$U$2:.$U$501];[.X53]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1993_09a7cf2a-c5f0-4d60-b98d-7cb2dc085128_rock.jpg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H2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underwater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iquidity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ripple</text:p>
          </table:table-cell>
          <table:table-cell office:value-type="string" calcext:value-type="string">
            <text:p>spray</text:p>
          </table:table-cell>
          <table:table-cell office:value-type="string" calcext:value-type="string">
            <text:p>purity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outdoors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table:formula="of:=COUNTIF([.$B$2:.$B$501];[.X54])+COUNTIF([.$C$2:.$C$501];[.X54])+COUNTIF([.$D$2:.$D$501];[.X54])+COUNTIF([.$E$2:.$E$501];[.X54])+COUNTIF([.$F$2:.$F$501];[.X54])+COUNTIF([.$G$2:.$G$501];[.X54])+COUNTIF([.$H$2:.$H$501];[.X54])+COUNTIF([.$I$2:.$I$501];[.X54])+COUNTIF([.$J$2:.$J$501];[.X54])+COUNTIF([.$K$2:.$K$501];[.X54])+COUNTIF([.$L$2:.$L$501];[.X54])+COUNTIF([.$M$2:.$M$501];[.X54])+COUNTIF([.$N$2:.$N$501];[.X54])+COUNTIF([.$O$2:.$O$501];[.X54])+COUNTIF([.$P$2:.$P$501];[.X54])+COUNTIF([.$Q$2:.$Q$501];[.X54])+COUNTIF([.$R$2:.$R$501];[.X54])+COUNTIF([.$S$2:.$S$501];[.X54])+COUNTIF([.$T$2:.$T$501];[.X54])+COUNTIF([.$U$2:.$U$501];[.X54]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1993_1932563f-b7ac-43db-9b35-01bd11fd5299_country.jpg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dancing</text:p>
          </table:table-cell>
          <table:table-cell office:value-type="string" calcext:value-type="string">
            <text:p>bill</text:p>
          </table:table-cell>
          <table:table-cell table:number-columns-repeated="2"/>
          <table:table-cell office:value-type="string" calcext:value-type="string">
            <text:p>creativity</text:p>
          </table:table-cell>
          <table:table-cell table:formula="of:=COUNTIF([.$B$2:.$B$501];[.X55])+COUNTIF([.$C$2:.$C$501];[.X55])+COUNTIF([.$D$2:.$D$501];[.X55])+COUNTIF([.$E$2:.$E$501];[.X55])+COUNTIF([.$F$2:.$F$501];[.X55])+COUNTIF([.$G$2:.$G$501];[.X55])+COUNTIF([.$H$2:.$H$501];[.X55])+COUNTIF([.$I$2:.$I$501];[.X55])+COUNTIF([.$J$2:.$J$501];[.X55])+COUNTIF([.$K$2:.$K$501];[.X55])+COUNTIF([.$L$2:.$L$501];[.X55])+COUNTIF([.$M$2:.$M$501];[.X55])+COUNTIF([.$N$2:.$N$501];[.X55])+COUNTIF([.$O$2:.$O$501];[.X55])+COUNTIF([.$P$2:.$P$501];[.X55])+COUNTIF([.$Q$2:.$Q$501];[.X55])+COUNTIF([.$R$2:.$R$501];[.X55])+COUNTIF([.$S$2:.$S$501];[.X55])+COUNTIF([.$T$2:.$T$501];[.X55])+COUNTIF([.$U$2:.$U$501];[.X55])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1993_3a07b127-5dd2-4133-9e84-e1d9d55eafc0_rock.jpg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wildlife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people</text:p>
          </table:table-cell>
          <table:table-cell table:number-columns-repeated="2"/>
          <table:table-cell office:value-type="string" calcext:value-type="string">
            <text:p>sit</text:p>
          </table:table-cell>
          <table:table-cell table:formula="of:=COUNTIF([.$B$2:.$B$501];[.X56])+COUNTIF([.$C$2:.$C$501];[.X56])+COUNTIF([.$D$2:.$D$501];[.X56])+COUNTIF([.$E$2:.$E$501];[.X56])+COUNTIF([.$F$2:.$F$501];[.X56])+COUNTIF([.$G$2:.$G$501];[.X56])+COUNTIF([.$H$2:.$H$501];[.X56])+COUNTIF([.$I$2:.$I$501];[.X56])+COUNTIF([.$J$2:.$J$501];[.X56])+COUNTIF([.$K$2:.$K$501];[.X56])+COUNTIF([.$L$2:.$L$501];[.X56])+COUNTIF([.$M$2:.$M$501];[.X56])+COUNTIF([.$N$2:.$N$501];[.X56])+COUNTIF([.$O$2:.$O$501];[.X56])+COUNTIF([.$P$2:.$P$501];[.X56])+COUNTIF([.$Q$2:.$Q$501];[.X56])+COUNTIF([.$R$2:.$R$501];[.X56])+COUNTIF([.$S$2:.$S$501];[.X56])+COUNTIF([.$T$2:.$T$501];[.X56])+COUNTIF([.$U$2:.$U$501];[.X56]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1993_40cc2ee1-0dcc-49f2-aa88-881cfc64c4be_hip-hop.jpg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underwater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xploration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transportation system</text:p>
          </table:table-cell>
          <table:table-cell office:value-type="string" calcext:value-type="string">
            <text:p>competition</text:p>
          </table:table-cell>
          <table:table-cell table:number-columns-repeated="2"/>
          <table:table-cell office:value-type="string" calcext:value-type="string">
            <text:p>military</text:p>
          </table:table-cell>
          <table:table-cell table:formula="of:=COUNTIF([.$B$2:.$B$501];[.X57])+COUNTIF([.$C$2:.$C$501];[.X57])+COUNTIF([.$D$2:.$D$501];[.X57])+COUNTIF([.$E$2:.$E$501];[.X57])+COUNTIF([.$F$2:.$F$501];[.X57])+COUNTIF([.$G$2:.$G$501];[.X57])+COUNTIF([.$H$2:.$H$501];[.X57])+COUNTIF([.$I$2:.$I$501];[.X57])+COUNTIF([.$J$2:.$J$501];[.X57])+COUNTIF([.$K$2:.$K$501];[.X57])+COUNTIF([.$L$2:.$L$501];[.X57])+COUNTIF([.$M$2:.$M$501];[.X57])+COUNTIF([.$N$2:.$N$501];[.X57])+COUNTIF([.$O$2:.$O$501];[.X57])+COUNTIF([.$P$2:.$P$501];[.X57])+COUNTIF([.$Q$2:.$Q$501];[.X57])+COUNTIF([.$R$2:.$R$501];[.X57])+COUNTIF([.$S$2:.$S$501];[.X57])+COUNTIF([.$T$2:.$T$501];[.X57])+COUNTIF([.$U$2:.$U$501];[.X57])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1993_4d30c9fb-512a-48d8-9a27-55314e788c23_pop.jpg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football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retro</text:p>
          </table:table-cell>
          <table:table-cell table:number-columns-repeated="2"/>
          <table:table-cell office:value-type="string" calcext:value-type="string">
            <text:p>performance</text:p>
          </table:table-cell>
          <table:table-cell table:formula="of:=COUNTIF([.$B$2:.$B$501];[.X58])+COUNTIF([.$C$2:.$C$501];[.X58])+COUNTIF([.$D$2:.$D$501];[.X58])+COUNTIF([.$E$2:.$E$501];[.X58])+COUNTIF([.$F$2:.$F$501];[.X58])+COUNTIF([.$G$2:.$G$501];[.X58])+COUNTIF([.$H$2:.$H$501];[.X58])+COUNTIF([.$I$2:.$I$501];[.X58])+COUNTIF([.$J$2:.$J$501];[.X58])+COUNTIF([.$K$2:.$K$501];[.X58])+COUNTIF([.$L$2:.$L$501];[.X58])+COUNTIF([.$M$2:.$M$501];[.X58])+COUNTIF([.$N$2:.$N$501];[.X58])+COUNTIF([.$O$2:.$O$501];[.X58])+COUNTIF([.$P$2:.$P$501];[.X58])+COUNTIF([.$Q$2:.$Q$501];[.X58])+COUNTIF([.$R$2:.$R$501];[.X58])+COUNTIF([.$S$2:.$S$501];[.X58])+COUNTIF([.$T$2:.$T$501];[.X58])+COUNTIF([.$U$2:.$U$501];[.X58])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1993_52ff2a91-e2c9-3045-9dff-879dd4864426_rock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barefoot</text:p>
          </table:table-cell>
          <table:table-cell office:value-type="string" calcext:value-type="string">
            <text:p>conceptual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treatment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table:formula="of:=COUNTIF([.$B$2:.$B$501];[.X59])+COUNTIF([.$C$2:.$C$501];[.X59])+COUNTIF([.$D$2:.$D$501];[.X59])+COUNTIF([.$E$2:.$E$501];[.X59])+COUNTIF([.$F$2:.$F$501];[.X59])+COUNTIF([.$G$2:.$G$501];[.X59])+COUNTIF([.$H$2:.$H$501];[.X59])+COUNTIF([.$I$2:.$I$501];[.X59])+COUNTIF([.$J$2:.$J$501];[.X59])+COUNTIF([.$K$2:.$K$501];[.X59])+COUNTIF([.$L$2:.$L$501];[.X59])+COUNTIF([.$M$2:.$M$501];[.X59])+COUNTIF([.$N$2:.$N$501];[.X59])+COUNTIF([.$O$2:.$O$501];[.X59])+COUNTIF([.$P$2:.$P$501];[.X59])+COUNTIF([.$Q$2:.$Q$501];[.X59])+COUNTIF([.$R$2:.$R$501];[.X59])+COUNTIF([.$S$2:.$S$501];[.X59])+COUNTIF([.$T$2:.$T$501];[.X59])+COUNTIF([.$U$2:.$U$501];[.X59])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1993_5b426b12-332e-49cc-a1a3-d921c668d095_country.jpg</text:p>
          </table:table-cell>
          <table:table-cell office:value-type="string" calcext:value-type="string">
            <text:p>redhead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glamour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individuality</text:p>
          </table:table-cell>
          <table:table-cell office:value-type="string" calcext:value-type="string">
            <text:p>relaxatio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adolescen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contemplation</text:p>
          </table:table-cell>
          <table:table-cell table:number-columns-repeated="2"/>
          <table:table-cell office:value-type="string" calcext:value-type="string">
            <text:p>graffiti</text:p>
          </table:table-cell>
          <table:table-cell table:formula="of:=COUNTIF([.$B$2:.$B$501];[.X60])+COUNTIF([.$C$2:.$C$501];[.X60])+COUNTIF([.$D$2:.$D$501];[.X60])+COUNTIF([.$E$2:.$E$501];[.X60])+COUNTIF([.$F$2:.$F$501];[.X60])+COUNTIF([.$G$2:.$G$501];[.X60])+COUNTIF([.$H$2:.$H$501];[.X60])+COUNTIF([.$I$2:.$I$501];[.X60])+COUNTIF([.$J$2:.$J$501];[.X60])+COUNTIF([.$K$2:.$K$501];[.X60])+COUNTIF([.$L$2:.$L$501];[.X60])+COUNTIF([.$M$2:.$M$501];[.X60])+COUNTIF([.$N$2:.$N$501];[.X60])+COUNTIF([.$O$2:.$O$501];[.X60])+COUNTIF([.$P$2:.$P$501];[.X60])+COUNTIF([.$Q$2:.$Q$501];[.X60])+COUNTIF([.$R$2:.$R$501];[.X60])+COUNTIF([.$S$2:.$S$501];[.X60])+COUNTIF([.$T$2:.$T$501];[.X60])+COUNTIF([.$U$2:.$U$501];[.X60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1993_5c3608b9-c1a6-3279-aade-3a408d8ed9b5_electronic.jpg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sunglasses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pop music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theater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one</text:p>
          </table:table-cell>
          <table:table-cell table:number-columns-repeated="2"/>
          <table:table-cell office:value-type="string" calcext:value-type="string">
            <text:p>graphic</text:p>
          </table:table-cell>
          <table:table-cell table:formula="of:=COUNTIF([.$B$2:.$B$501];[.X61])+COUNTIF([.$C$2:.$C$501];[.X61])+COUNTIF([.$D$2:.$D$501];[.X61])+COUNTIF([.$E$2:.$E$501];[.X61])+COUNTIF([.$F$2:.$F$501];[.X61])+COUNTIF([.$G$2:.$G$501];[.X61])+COUNTIF([.$H$2:.$H$501];[.X61])+COUNTIF([.$I$2:.$I$501];[.X61])+COUNTIF([.$J$2:.$J$501];[.X61])+COUNTIF([.$K$2:.$K$501];[.X61])+COUNTIF([.$L$2:.$L$501];[.X61])+COUNTIF([.$M$2:.$M$501];[.X61])+COUNTIF([.$N$2:.$N$501];[.X61])+COUNTIF([.$O$2:.$O$501];[.X61])+COUNTIF([.$P$2:.$P$501];[.X61])+COUNTIF([.$Q$2:.$Q$501];[.X61])+COUNTIF([.$R$2:.$R$501];[.X61])+COUNTIF([.$S$2:.$S$501];[.X61])+COUNTIF([.$T$2:.$T$501];[.X61])+COUNTIF([.$U$2:.$U$501];[.X61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1993_610c553f-6d11-4427-bf0b-77226960b901_p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theater</text:p>
          </table:table-cell>
          <table:table-cell office:value-type="string" calcext:value-type="string">
            <text:p>actress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festival</text:p>
          </table:table-cell>
          <table:table-cell table:number-columns-repeated="2"/>
          <table:table-cell office:value-type="string" calcext:value-type="string">
            <text:p>monochrome</text:p>
          </table:table-cell>
          <table:table-cell table:formula="of:=COUNTIF([.$B$2:.$B$501];[.X62])+COUNTIF([.$C$2:.$C$501];[.X62])+COUNTIF([.$D$2:.$D$501];[.X62])+COUNTIF([.$E$2:.$E$501];[.X62])+COUNTIF([.$F$2:.$F$501];[.X62])+COUNTIF([.$G$2:.$G$501];[.X62])+COUNTIF([.$H$2:.$H$501];[.X62])+COUNTIF([.$I$2:.$I$501];[.X62])+COUNTIF([.$J$2:.$J$501];[.X62])+COUNTIF([.$K$2:.$K$501];[.X62])+COUNTIF([.$L$2:.$L$501];[.X62])+COUNTIF([.$M$2:.$M$501];[.X62])+COUNTIF([.$N$2:.$N$501];[.X62])+COUNTIF([.$O$2:.$O$501];[.X62])+COUNTIF([.$P$2:.$P$501];[.X62])+COUNTIF([.$Q$2:.$Q$501];[.X62])+COUNTIF([.$R$2:.$R$501];[.X62])+COUNTIF([.$S$2:.$S$501];[.X62])+COUNTIF([.$T$2:.$T$501];[.X62])+COUNTIF([.$U$2:.$U$501];[.X62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1993_61a92fac-a3a9-43a5-97f4-fc79e6e44cdd_pop.jpg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scarf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pensive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fine-looking</text:p>
          </table:table-cell>
          <table:table-cell office:value-type="string" calcext:value-type="string">
            <text:p>sadness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music</text:p>
          </table:table-cell>
          <table:table-cell table:number-columns-repeated="2"/>
          <table:table-cell office:value-type="string" calcext:value-type="string">
            <text:p>motion</text:p>
          </table:table-cell>
          <table:table-cell table:formula="of:=COUNTIF([.$B$2:.$B$501];[.X63])+COUNTIF([.$C$2:.$C$501];[.X63])+COUNTIF([.$D$2:.$D$501];[.X63])+COUNTIF([.$E$2:.$E$501];[.X63])+COUNTIF([.$F$2:.$F$501];[.X63])+COUNTIF([.$G$2:.$G$501];[.X63])+COUNTIF([.$H$2:.$H$501];[.X63])+COUNTIF([.$I$2:.$I$501];[.X63])+COUNTIF([.$J$2:.$J$501];[.X63])+COUNTIF([.$K$2:.$K$501];[.X63])+COUNTIF([.$L$2:.$L$501];[.X63])+COUNTIF([.$M$2:.$M$501];[.X63])+COUNTIF([.$N$2:.$N$501];[.X63])+COUNTIF([.$O$2:.$O$501];[.X63])+COUNTIF([.$P$2:.$P$501];[.X63])+COUNTIF([.$Q$2:.$Q$501];[.X63])+COUNTIF([.$R$2:.$R$501];[.X63])+COUNTIF([.$S$2:.$S$501];[.X63])+COUNTIF([.$T$2:.$T$501];[.X63])+COUNTIF([.$U$2:.$U$501];[.X63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1993_691e8098-5ca0-4a6a-af1f-256d2fc79d10_rock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reclining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ud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offspring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bedroom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affectio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relaxation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formula="of:=COUNTIF([.$B$2:.$B$501];[.X64])+COUNTIF([.$C$2:.$C$501];[.X64])+COUNTIF([.$D$2:.$D$501];[.X64])+COUNTIF([.$E$2:.$E$501];[.X64])+COUNTIF([.$F$2:.$F$501];[.X64])+COUNTIF([.$G$2:.$G$501];[.X64])+COUNTIF([.$H$2:.$H$501];[.X64])+COUNTIF([.$I$2:.$I$501];[.X64])+COUNTIF([.$J$2:.$J$501];[.X64])+COUNTIF([.$K$2:.$K$501];[.X64])+COUNTIF([.$L$2:.$L$501];[.X64])+COUNTIF([.$M$2:.$M$501];[.X64])+COUNTIF([.$N$2:.$N$501];[.X64])+COUNTIF([.$O$2:.$O$501];[.X64])+COUNTIF([.$P$2:.$P$501];[.X64])+COUNTIF([.$Q$2:.$Q$501];[.X64])+COUNTIF([.$R$2:.$R$501];[.X64])+COUNTIF([.$S$2:.$S$501];[.X64])+COUNTIF([.$T$2:.$T$501];[.X64])+COUNTIF([.$U$2:.$U$501];[.X64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1993_8068e914-f3a9-4e3c-a9dd-511ec459a626_p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group together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three</text:p>
          </table:table-cell>
          <table:table-cell table:number-columns-repeated="2"/>
          <table:table-cell office:value-type="string" calcext:value-type="string">
            <text:p>sky</text:p>
          </table:table-cell>
          <table:table-cell table:formula="of:=COUNTIF([.$B$2:.$B$501];[.X65])+COUNTIF([.$C$2:.$C$501];[.X65])+COUNTIF([.$D$2:.$D$501];[.X65])+COUNTIF([.$E$2:.$E$501];[.X65])+COUNTIF([.$F$2:.$F$501];[.X65])+COUNTIF([.$G$2:.$G$501];[.X65])+COUNTIF([.$H$2:.$H$501];[.X65])+COUNTIF([.$I$2:.$I$501];[.X65])+COUNTIF([.$J$2:.$J$501];[.X65])+COUNTIF([.$K$2:.$K$501];[.X65])+COUNTIF([.$L$2:.$L$501];[.X65])+COUNTIF([.$M$2:.$M$501];[.X65])+COUNTIF([.$N$2:.$N$501];[.X65])+COUNTIF([.$O$2:.$O$501];[.X65])+COUNTIF([.$P$2:.$P$501];[.X65])+COUNTIF([.$Q$2:.$Q$501];[.X65])+COUNTIF([.$R$2:.$R$501];[.X65])+COUNTIF([.$S$2:.$S$501];[.X65])+COUNTIF([.$T$2:.$T$501];[.X65])+COUNTIF([.$U$2:.$U$501];[.X65]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1993_846f3d24-9006-4ef3-9f4e-ef13317d98a0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ransportation system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horizontal plane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togetherness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city</text:p>
          </table:table-cell>
          <table:table-cell table:number-columns-repeated="2"/>
          <table:table-cell office:value-type="string" calcext:value-type="string">
            <text:p>bright</text:p>
          </table:table-cell>
          <table:table-cell table:formula="of:=COUNTIF([.$B$2:.$B$501];[.X66])+COUNTIF([.$C$2:.$C$501];[.X66])+COUNTIF([.$D$2:.$D$501];[.X66])+COUNTIF([.$E$2:.$E$501];[.X66])+COUNTIF([.$F$2:.$F$501];[.X66])+COUNTIF([.$G$2:.$G$501];[.X66])+COUNTIF([.$H$2:.$H$501];[.X66])+COUNTIF([.$I$2:.$I$501];[.X66])+COUNTIF([.$J$2:.$J$501];[.X66])+COUNTIF([.$K$2:.$K$501];[.X66])+COUNTIF([.$L$2:.$L$501];[.X66])+COUNTIF([.$M$2:.$M$501];[.X66])+COUNTIF([.$N$2:.$N$501];[.X66])+COUNTIF([.$O$2:.$O$501];[.X66])+COUNTIF([.$P$2:.$P$501];[.X66])+COUNTIF([.$Q$2:.$Q$501];[.X66])+COUNTIF([.$R$2:.$R$501];[.X66])+COUNTIF([.$S$2:.$S$501];[.X66])+COUNTIF([.$T$2:.$T$501];[.X66])+COUNTIF([.$U$2:.$U$501];[.X66]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1993_89f28dd9-568d-45aa-8a3b-15389bcb81f4_rock.jpg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underwater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illuminated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bizarr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fluorescen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microbiology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no person</text:p>
          </table:table-cell>
          <table:table-cell table:number-columns-repeated="2"/>
          <table:table-cell office:value-type="string" calcext:value-type="string">
            <text:p>competition</text:p>
          </table:table-cell>
          <table:table-cell table:formula="of:=COUNTIF([.$B$2:.$B$501];[.X67])+COUNTIF([.$C$2:.$C$501];[.X67])+COUNTIF([.$D$2:.$D$501];[.X67])+COUNTIF([.$E$2:.$E$501];[.X67])+COUNTIF([.$F$2:.$F$501];[.X67])+COUNTIF([.$G$2:.$G$501];[.X67])+COUNTIF([.$H$2:.$H$501];[.X67])+COUNTIF([.$I$2:.$I$501];[.X67])+COUNTIF([.$J$2:.$J$501];[.X67])+COUNTIF([.$K$2:.$K$501];[.X67])+COUNTIF([.$L$2:.$L$501];[.X67])+COUNTIF([.$M$2:.$M$501];[.X67])+COUNTIF([.$N$2:.$N$501];[.X67])+COUNTIF([.$O$2:.$O$501];[.X67])+COUNTIF([.$P$2:.$P$501];[.X67])+COUNTIF([.$Q$2:.$Q$501];[.X67])+COUNTIF([.$R$2:.$R$501];[.X67])+COUNTIF([.$S$2:.$S$501];[.X67])+COUNTIF([.$T$2:.$T$501];[.X67])+COUNTIF([.$U$2:.$U$501];[.X67]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1993_9fe3276e-e7a2-4364-bc36-09704613360b_electronic.jpg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acts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underwater</text:p>
          </table:table-cell>
          <table:table-cell table:number-columns-repeated="2"/>
          <table:table-cell office:value-type="string" calcext:value-type="string">
            <text:p>education</text:p>
          </table:table-cell>
          <table:table-cell table:formula="of:=COUNTIF([.$B$2:.$B$501];[.X68])+COUNTIF([.$C$2:.$C$501];[.X68])+COUNTIF([.$D$2:.$D$501];[.X68])+COUNTIF([.$E$2:.$E$501];[.X68])+COUNTIF([.$F$2:.$F$501];[.X68])+COUNTIF([.$G$2:.$G$501];[.X68])+COUNTIF([.$H$2:.$H$501];[.X68])+COUNTIF([.$I$2:.$I$501];[.X68])+COUNTIF([.$J$2:.$J$501];[.X68])+COUNTIF([.$K$2:.$K$501];[.X68])+COUNTIF([.$L$2:.$L$501];[.X68])+COUNTIF([.$M$2:.$M$501];[.X68])+COUNTIF([.$N$2:.$N$501];[.X68])+COUNTIF([.$O$2:.$O$501];[.X68])+COUNTIF([.$P$2:.$P$501];[.X68])+COUNTIF([.$Q$2:.$Q$501];[.X68])+COUNTIF([.$R$2:.$R$501];[.X68])+COUNTIF([.$S$2:.$S$501];[.X68])+COUNTIF([.$T$2:.$T$501];[.X68])+COUNTIF([.$U$2:.$U$501];[.X68]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1993_ab48b1da-7190-4f3a-b1c3-78b4778128a7_hip-hop.jpg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lluminated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spherical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young</text:p>
          </table:table-cell>
          <table:table-cell table:formula="of:=COUNTIF([.$B$2:.$B$501];[.X69])+COUNTIF([.$C$2:.$C$501];[.X69])+COUNTIF([.$D$2:.$D$501];[.X69])+COUNTIF([.$E$2:.$E$501];[.X69])+COUNTIF([.$F$2:.$F$501];[.X69])+COUNTIF([.$G$2:.$G$501];[.X69])+COUNTIF([.$H$2:.$H$501];[.X69])+COUNTIF([.$I$2:.$I$501];[.X69])+COUNTIF([.$J$2:.$J$501];[.X69])+COUNTIF([.$K$2:.$K$501];[.X69])+COUNTIF([.$L$2:.$L$501];[.X69])+COUNTIF([.$M$2:.$M$501];[.X69])+COUNTIF([.$N$2:.$N$501];[.X69])+COUNTIF([.$O$2:.$O$501];[.X69])+COUNTIF([.$P$2:.$P$501];[.X69])+COUNTIF([.$Q$2:.$Q$501];[.X69])+COUNTIF([.$R$2:.$R$501];[.X69])+COUNTIF([.$S$2:.$S$501];[.X69])+COUNTIF([.$T$2:.$T$501];[.X69])+COUNTIF([.$U$2:.$U$501];[.X69]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1993_ae9f317a-a627-4f97-a3b3-72ac73801344_p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pop music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dolescent</text:p>
          </table:table-cell>
          <table:table-cell table:number-columns-repeated="2"/>
          <table:table-cell office:value-type="string" calcext:value-type="string">
            <text:p>movie</text:p>
          </table:table-cell>
          <table:table-cell table:formula="of:=COUNTIF([.$B$2:.$B$501];[.X70])+COUNTIF([.$C$2:.$C$501];[.X70])+COUNTIF([.$D$2:.$D$501];[.X70])+COUNTIF([.$E$2:.$E$501];[.X70])+COUNTIF([.$F$2:.$F$501];[.X70])+COUNTIF([.$G$2:.$G$501];[.X70])+COUNTIF([.$H$2:.$H$501];[.X70])+COUNTIF([.$I$2:.$I$501];[.X70])+COUNTIF([.$J$2:.$J$501];[.X70])+COUNTIF([.$K$2:.$K$501];[.X70])+COUNTIF([.$L$2:.$L$501];[.X70])+COUNTIF([.$M$2:.$M$501];[.X70])+COUNTIF([.$N$2:.$N$501];[.X70])+COUNTIF([.$O$2:.$O$501];[.X70])+COUNTIF([.$P$2:.$P$501];[.X70])+COUNTIF([.$Q$2:.$Q$501];[.X70])+COUNTIF([.$R$2:.$R$501];[.X70])+COUNTIF([.$S$2:.$S$501];[.X70])+COUNTIF([.$T$2:.$T$501];[.X70])+COUNTIF([.$U$2:.$U$501];[.X70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1993_cb7ed05e-0466-42af-8f0e-9766f46c1c17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spiritual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soccer</text:p>
          </table:table-cell>
          <table:table-cell table:number-columns-repeated="2"/>
          <table:table-cell office:value-type="string" calcext:value-type="string">
            <text:p>street</text:p>
          </table:table-cell>
          <table:table-cell table:formula="of:=COUNTIF([.$B$2:.$B$501];[.X71])+COUNTIF([.$C$2:.$C$501];[.X71])+COUNTIF([.$D$2:.$D$501];[.X71])+COUNTIF([.$E$2:.$E$501];[.X71])+COUNTIF([.$F$2:.$F$501];[.X71])+COUNTIF([.$G$2:.$G$501];[.X71])+COUNTIF([.$H$2:.$H$501];[.X71])+COUNTIF([.$I$2:.$I$501];[.X71])+COUNTIF([.$J$2:.$J$501];[.X71])+COUNTIF([.$K$2:.$K$501];[.X71])+COUNTIF([.$L$2:.$L$501];[.X71])+COUNTIF([.$M$2:.$M$501];[.X71])+COUNTIF([.$N$2:.$N$501];[.X71])+COUNTIF([.$O$2:.$O$501];[.X71])+COUNTIF([.$P$2:.$P$501];[.X71])+COUNTIF([.$Q$2:.$Q$501];[.X71])+COUNTIF([.$R$2:.$R$501];[.X71])+COUNTIF([.$S$2:.$S$501];[.X71])+COUNTIF([.$T$2:.$T$501];[.X71])+COUNTIF([.$U$2:.$U$501];[.X71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1993_deceeaef-f03d-4c62-af31-5caf7482898b_pop.jp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njoyment</text:p>
          </table:table-cell>
          <table:table-cell office:value-type="string" calcext:value-type="string">
            <text:p>blond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lifestyle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sit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formula="of:=COUNTIF([.$B$2:.$B$501];[.X72])+COUNTIF([.$C$2:.$C$501];[.X72])+COUNTIF([.$D$2:.$D$501];[.X72])+COUNTIF([.$E$2:.$E$501];[.X72])+COUNTIF([.$F$2:.$F$501];[.X72])+COUNTIF([.$G$2:.$G$501];[.X72])+COUNTIF([.$H$2:.$H$501];[.X72])+COUNTIF([.$I$2:.$I$501];[.X72])+COUNTIF([.$J$2:.$J$501];[.X72])+COUNTIF([.$K$2:.$K$501];[.X72])+COUNTIF([.$L$2:.$L$501];[.X72])+COUNTIF([.$M$2:.$M$501];[.X72])+COUNTIF([.$N$2:.$N$501];[.X72])+COUNTIF([.$O$2:.$O$501];[.X72])+COUNTIF([.$P$2:.$P$501];[.X72])+COUNTIF([.$Q$2:.$Q$501];[.X72])+COUNTIF([.$R$2:.$R$501];[.X72])+COUNTIF([.$S$2:.$S$501];[.X72])+COUNTIF([.$T$2:.$T$501];[.X72])+COUNTIF([.$U$2:.$U$501];[.X72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1993_f76fa63b-7797-46e1-949c-b646b2cc9fe8_country.jpg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guitaris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bowed stringed instrument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pop music</text:p>
          </table:table-cell>
          <table:table-cell office:value-type="string" calcext:value-type="string">
            <text:p>one</text:p>
          </table:table-cell>
          <table:table-cell table:number-columns-repeated="2"/>
          <table:table-cell office:value-type="string" calcext:value-type="string">
            <text:p>industry</text:p>
          </table:table-cell>
          <table:table-cell table:formula="of:=COUNTIF([.$B$2:.$B$501];[.X73])+COUNTIF([.$C$2:.$C$501];[.X73])+COUNTIF([.$D$2:.$D$501];[.X73])+COUNTIF([.$E$2:.$E$501];[.X73])+COUNTIF([.$F$2:.$F$501];[.X73])+COUNTIF([.$G$2:.$G$501];[.X73])+COUNTIF([.$H$2:.$H$501];[.X73])+COUNTIF([.$I$2:.$I$501];[.X73])+COUNTIF([.$J$2:.$J$501];[.X73])+COUNTIF([.$K$2:.$K$501];[.X73])+COUNTIF([.$L$2:.$L$501];[.X73])+COUNTIF([.$M$2:.$M$501];[.X73])+COUNTIF([.$N$2:.$N$501];[.X73])+COUNTIF([.$O$2:.$O$501];[.X73])+COUNTIF([.$P$2:.$P$501];[.X73])+COUNTIF([.$Q$2:.$Q$501];[.X73])+COUNTIF([.$R$2:.$R$501];[.X73])+COUNTIF([.$S$2:.$S$501];[.X73])+COUNTIF([.$T$2:.$T$501];[.X73])+COUNTIF([.$U$2:.$U$501];[.X73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1994_01b387c3-0977-47a4-8def-1aae48b79447_pop.jpg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underwater</text:p>
          </table:table-cell>
          <table:table-cell office:value-type="string" calcext:value-type="string">
            <text:p>aquatic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wildlif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school of fish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zoology</text:p>
          </table:table-cell>
          <table:table-cell office:value-type="string" calcext:value-type="string">
            <text:p>tropical</text:p>
          </table:table-cell>
          <table:table-cell table:number-columns-repeated="2"/>
          <table:table-cell office:value-type="string" calcext:value-type="string">
            <text:p>two</text:p>
          </table:table-cell>
          <table:table-cell table:formula="of:=COUNTIF([.$B$2:.$B$501];[.X74])+COUNTIF([.$C$2:.$C$501];[.X74])+COUNTIF([.$D$2:.$D$501];[.X74])+COUNTIF([.$E$2:.$E$501];[.X74])+COUNTIF([.$F$2:.$F$501];[.X74])+COUNTIF([.$G$2:.$G$501];[.X74])+COUNTIF([.$H$2:.$H$501];[.X74])+COUNTIF([.$I$2:.$I$501];[.X74])+COUNTIF([.$J$2:.$J$501];[.X74])+COUNTIF([.$K$2:.$K$501];[.X74])+COUNTIF([.$L$2:.$L$501];[.X74])+COUNTIF([.$M$2:.$M$501];[.X74])+COUNTIF([.$N$2:.$N$501];[.X74])+COUNTIF([.$O$2:.$O$501];[.X74])+COUNTIF([.$P$2:.$P$501];[.X74])+COUNTIF([.$Q$2:.$Q$501];[.X74])+COUNTIF([.$R$2:.$R$501];[.X74])+COUNTIF([.$S$2:.$S$501];[.X74])+COUNTIF([.$T$2:.$T$501];[.X74])+COUNTIF([.$U$2:.$U$501];[.X74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1994_04949aa9-ed92-4520-a33c-b7b6b4b3f7c6_hip-hop.jpg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ontemporary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business</text:p>
          </table:table-cell>
          <table:table-cell table:number-columns-repeated="2"/>
          <table:table-cell office:value-type="string" calcext:value-type="string">
            <text:p>shape</text:p>
          </table:table-cell>
          <table:table-cell table:formula="of:=COUNTIF([.$B$2:.$B$501];[.X75])+COUNTIF([.$C$2:.$C$501];[.X75])+COUNTIF([.$D$2:.$D$501];[.X75])+COUNTIF([.$E$2:.$E$501];[.X75])+COUNTIF([.$F$2:.$F$501];[.X75])+COUNTIF([.$G$2:.$G$501];[.X75])+COUNTIF([.$H$2:.$H$501];[.X75])+COUNTIF([.$I$2:.$I$501];[.X75])+COUNTIF([.$J$2:.$J$501];[.X75])+COUNTIF([.$K$2:.$K$501];[.X75])+COUNTIF([.$L$2:.$L$501];[.X75])+COUNTIF([.$M$2:.$M$501];[.X75])+COUNTIF([.$N$2:.$N$501];[.X75])+COUNTIF([.$O$2:.$O$501];[.X75])+COUNTIF([.$P$2:.$P$501];[.X75])+COUNTIF([.$Q$2:.$Q$501];[.X75])+COUNTIF([.$R$2:.$R$501];[.X75])+COUNTIF([.$S$2:.$S$501];[.X75])+COUNTIF([.$T$2:.$T$501];[.X75])+COUNTIF([.$U$2:.$U$501];[.X75]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1994_08f7953d-4f06-45c5-8b2f-e837c1d0375c_country.jpg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headscarf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veil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togetherness</text:p>
          </table:table-cell>
          <table:table-cell table:number-columns-repeated="2"/>
          <table:table-cell office:value-type="string" calcext:value-type="string">
            <text:p>transportation system</text:p>
          </table:table-cell>
          <table:table-cell table:formula="of:=COUNTIF([.$B$2:.$B$501];[.X76])+COUNTIF([.$C$2:.$C$501];[.X76])+COUNTIF([.$D$2:.$D$501];[.X76])+COUNTIF([.$E$2:.$E$501];[.X76])+COUNTIF([.$F$2:.$F$501];[.X76])+COUNTIF([.$G$2:.$G$501];[.X76])+COUNTIF([.$H$2:.$H$501];[.X76])+COUNTIF([.$I$2:.$I$501];[.X76])+COUNTIF([.$J$2:.$J$501];[.X76])+COUNTIF([.$K$2:.$K$501];[.X76])+COUNTIF([.$L$2:.$L$501];[.X76])+COUNTIF([.$M$2:.$M$501];[.X76])+COUNTIF([.$N$2:.$N$501];[.X76])+COUNTIF([.$O$2:.$O$501];[.X76])+COUNTIF([.$P$2:.$P$501];[.X76])+COUNTIF([.$Q$2:.$Q$501];[.X76])+COUNTIF([.$R$2:.$R$501];[.X76])+COUNTIF([.$S$2:.$S$501];[.X76])+COUNTIF([.$T$2:.$T$501];[.X76])+COUNTIF([.$U$2:.$U$501];[.X76]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1994_22384986-46ce-4582-b388-bd90571a547c_pop.jpg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horizontal plan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ildlife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relaxation</text:p>
          </table:table-cell>
          <table:table-cell office:value-type="string" calcext:value-type="string">
            <text:p>fair weather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aquatic</text:p>
          </table:table-cell>
          <table:table-cell office:value-type="string" calcext:value-type="string">
            <text:p>danger</text:p>
          </table:table-cell>
          <table:table-cell table:number-columns-repeated="2"/>
          <table:table-cell office:value-type="string" calcext:value-type="string">
            <text:p>actor</text:p>
          </table:table-cell>
          <table:table-cell table:formula="of:=COUNTIF([.$B$2:.$B$501];[.X77])+COUNTIF([.$C$2:.$C$501];[.X77])+COUNTIF([.$D$2:.$D$501];[.X77])+COUNTIF([.$E$2:.$E$501];[.X77])+COUNTIF([.$F$2:.$F$501];[.X77])+COUNTIF([.$G$2:.$G$501];[.X77])+COUNTIF([.$H$2:.$H$501];[.X77])+COUNTIF([.$I$2:.$I$501];[.X77])+COUNTIF([.$J$2:.$J$501];[.X77])+COUNTIF([.$K$2:.$K$501];[.X77])+COUNTIF([.$L$2:.$L$501];[.X77])+COUNTIF([.$M$2:.$M$501];[.X77])+COUNTIF([.$N$2:.$N$501];[.X77])+COUNTIF([.$O$2:.$O$501];[.X77])+COUNTIF([.$P$2:.$P$501];[.X77])+COUNTIF([.$Q$2:.$Q$501];[.X77])+COUNTIF([.$R$2:.$R$501];[.X77])+COUNTIF([.$S$2:.$S$501];[.X77])+COUNTIF([.$T$2:.$T$501];[.X77])+COUNTIF([.$U$2:.$U$501];[.X77]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1994_2c781a00-943e-42f0-a4a0-a26559811a41_electronic.jpg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horizontal plane</text:p>
          </table:table-cell>
          <table:table-cell office:value-type="string" calcext:value-type="string">
            <text:p>illuminated</text:p>
          </table:table-cell>
          <table:table-cell office:value-type="string" calcext:value-type="string">
            <text:p>transportation system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fog</text:p>
          </table:table-cell>
          <table:table-cell office:value-type="string" calcext:value-type="string">
            <text:p>illustration</text:p>
          </table:table-cell>
          <table:table-cell table:number-columns-repeated="2"/>
          <table:table-cell office:value-type="string" calcext:value-type="string">
            <text:p>adolescent</text:p>
          </table:table-cell>
          <table:table-cell table:formula="of:=COUNTIF([.$B$2:.$B$501];[.X78])+COUNTIF([.$C$2:.$C$501];[.X78])+COUNTIF([.$D$2:.$D$501];[.X78])+COUNTIF([.$E$2:.$E$501];[.X78])+COUNTIF([.$F$2:.$F$501];[.X78])+COUNTIF([.$G$2:.$G$501];[.X78])+COUNTIF([.$H$2:.$H$501];[.X78])+COUNTIF([.$I$2:.$I$501];[.X78])+COUNTIF([.$J$2:.$J$501];[.X78])+COUNTIF([.$K$2:.$K$501];[.X78])+COUNTIF([.$L$2:.$L$501];[.X78])+COUNTIF([.$M$2:.$M$501];[.X78])+COUNTIF([.$N$2:.$N$501];[.X78])+COUNTIF([.$O$2:.$O$501];[.X78])+COUNTIF([.$P$2:.$P$501];[.X78])+COUNTIF([.$Q$2:.$Q$501];[.X78])+COUNTIF([.$R$2:.$R$501];[.X78])+COUNTIF([.$S$2:.$S$501];[.X78])+COUNTIF([.$T$2:.$T$501];[.X78])+COUNTIF([.$U$2:.$U$501];[.X78]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1994_3ddee01e-da2e-438e-b353-8fa3dab246de_electronic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football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lk</text:p>
          </table:table-cell>
          <table:table-cell office:value-type="string" calcext:value-type="string">
            <text:p>signalise</text:p>
          </table:table-cell>
          <table:table-cell office:value-type="string" calcext:value-type="string">
            <text:p>vehicle</text:p>
          </table:table-cell>
          <table:table-cell table:number-columns-repeated="2"/>
          <table:table-cell office:value-type="string" calcext:value-type="string">
            <text:p>color</text:p>
          </table:table-cell>
          <table:table-cell table:formula="of:=COUNTIF([.$B$2:.$B$501];[.X79])+COUNTIF([.$C$2:.$C$501];[.X79])+COUNTIF([.$D$2:.$D$501];[.X79])+COUNTIF([.$E$2:.$E$501];[.X79])+COUNTIF([.$F$2:.$F$501];[.X79])+COUNTIF([.$G$2:.$G$501];[.X79])+COUNTIF([.$H$2:.$H$501];[.X79])+COUNTIF([.$I$2:.$I$501];[.X79])+COUNTIF([.$J$2:.$J$501];[.X79])+COUNTIF([.$K$2:.$K$501];[.X79])+COUNTIF([.$L$2:.$L$501];[.X79])+COUNTIF([.$M$2:.$M$501];[.X79])+COUNTIF([.$N$2:.$N$501];[.X79])+COUNTIF([.$O$2:.$O$501];[.X79])+COUNTIF([.$P$2:.$P$501];[.X79])+COUNTIF([.$Q$2:.$Q$501];[.X79])+COUNTIF([.$R$2:.$R$501];[.X79])+COUNTIF([.$S$2:.$S$501];[.X79])+COUNTIF([.$T$2:.$T$501];[.X79])+COUNTIF([.$U$2:.$U$501];[.X79]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1994_637df077-d40a-4e72-bc02-9ace96cd3564_country.jpg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mustach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cowboy hat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headwear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illustration</text:p>
          </table:table-cell>
          <table:table-cell table:number-columns-repeated="2"/>
          <table:table-cell office:value-type="string" calcext:value-type="string">
            <text:p>girl</text:p>
          </table:table-cell>
          <table:table-cell table:formula="of:=COUNTIF([.$B$2:.$B$501];[.X80])+COUNTIF([.$C$2:.$C$501];[.X80])+COUNTIF([.$D$2:.$D$501];[.X80])+COUNTIF([.$E$2:.$E$501];[.X80])+COUNTIF([.$F$2:.$F$501];[.X80])+COUNTIF([.$G$2:.$G$501];[.X80])+COUNTIF([.$H$2:.$H$501];[.X80])+COUNTIF([.$I$2:.$I$501];[.X80])+COUNTIF([.$J$2:.$J$501];[.X80])+COUNTIF([.$K$2:.$K$501];[.X80])+COUNTIF([.$L$2:.$L$501];[.X80])+COUNTIF([.$M$2:.$M$501];[.X80])+COUNTIF([.$N$2:.$N$501];[.X80])+COUNTIF([.$O$2:.$O$501];[.X80])+COUNTIF([.$P$2:.$P$501];[.X80])+COUNTIF([.$Q$2:.$Q$501];[.X80])+COUNTIF([.$R$2:.$R$501];[.X80])+COUNTIF([.$S$2:.$S$501];[.X80])+COUNTIF([.$T$2:.$T$501];[.X80])+COUNTIF([.$U$2:.$U$501];[.X80]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1994_669e7e2a-e1f9-49f9-972b-0e96ccf60ddc_hip-hop.jp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spray</text:p>
          </table:table-cell>
          <table:table-cell office:value-type="string" calcext:value-type="string">
            <text:p>visuals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airbrush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mural</text:p>
          </table:table-cell>
          <table:table-cell table:number-columns-repeated="2"/>
          <table:table-cell office:value-type="string" calcext:value-type="string">
            <text:p>image</text:p>
          </table:table-cell>
          <table:table-cell table:formula="of:=COUNTIF([.$B$2:.$B$501];[.X81])+COUNTIF([.$C$2:.$C$501];[.X81])+COUNTIF([.$D$2:.$D$501];[.X81])+COUNTIF([.$E$2:.$E$501];[.X81])+COUNTIF([.$F$2:.$F$501];[.X81])+COUNTIF([.$G$2:.$G$501];[.X81])+COUNTIF([.$H$2:.$H$501];[.X81])+COUNTIF([.$I$2:.$I$501];[.X81])+COUNTIF([.$J$2:.$J$501];[.X81])+COUNTIF([.$K$2:.$K$501];[.X81])+COUNTIF([.$L$2:.$L$501];[.X81])+COUNTIF([.$M$2:.$M$501];[.X81])+COUNTIF([.$N$2:.$N$501];[.X81])+COUNTIF([.$O$2:.$O$501];[.X81])+COUNTIF([.$P$2:.$P$501];[.X81])+COUNTIF([.$Q$2:.$Q$501];[.X81])+COUNTIF([.$R$2:.$R$501];[.X81])+COUNTIF([.$S$2:.$S$501];[.X81])+COUNTIF([.$T$2:.$T$501];[.X81])+COUNTIF([.$U$2:.$U$501];[.X81]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1994_707c7c8a-b092-4af9-abf4-2332471cb426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drag race</text:p>
          </table:table-cell>
          <table:table-cell office:value-type="string" calcext:value-type="string">
            <text:p>actor</text:p>
          </table:table-cell>
          <table:table-cell table:number-columns-repeated="2"/>
          <table:table-cell office:value-type="string" calcext:value-type="string">
            <text:p>singer</text:p>
          </table:table-cell>
          <table:table-cell table:formula="of:=COUNTIF([.$B$2:.$B$501];[.X82])+COUNTIF([.$C$2:.$C$501];[.X82])+COUNTIF([.$D$2:.$D$501];[.X82])+COUNTIF([.$E$2:.$E$501];[.X82])+COUNTIF([.$F$2:.$F$501];[.X82])+COUNTIF([.$G$2:.$G$501];[.X82])+COUNTIF([.$H$2:.$H$501];[.X82])+COUNTIF([.$I$2:.$I$501];[.X82])+COUNTIF([.$J$2:.$J$501];[.X82])+COUNTIF([.$K$2:.$K$501];[.X82])+COUNTIF([.$L$2:.$L$501];[.X82])+COUNTIF([.$M$2:.$M$501];[.X82])+COUNTIF([.$N$2:.$N$501];[.X82])+COUNTIF([.$O$2:.$O$501];[.X82])+COUNTIF([.$P$2:.$P$501];[.X82])+COUNTIF([.$Q$2:.$Q$501];[.X82])+COUNTIF([.$R$2:.$R$501];[.X82])+COUNTIF([.$S$2:.$S$501];[.X82])+COUNTIF([.$T$2:.$T$501];[.X82])+COUNTIF([.$U$2:.$U$501];[.X82]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1994_7bdec870-d321-4b69-a424-35d5e67ce442_hip-hop.jpg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reativity</text:p>
          </table:table-cell>
          <table:table-cell table:number-columns-repeated="2"/>
          <table:table-cell office:value-type="string" calcext:value-type="string">
            <text:p>texture</text:p>
          </table:table-cell>
          <table:table-cell table:formula="of:=COUNTIF([.$B$2:.$B$501];[.X83])+COUNTIF([.$C$2:.$C$501];[.X83])+COUNTIF([.$D$2:.$D$501];[.X83])+COUNTIF([.$E$2:.$E$501];[.X83])+COUNTIF([.$F$2:.$F$501];[.X83])+COUNTIF([.$G$2:.$G$501];[.X83])+COUNTIF([.$H$2:.$H$501];[.X83])+COUNTIF([.$I$2:.$I$501];[.X83])+COUNTIF([.$J$2:.$J$501];[.X83])+COUNTIF([.$K$2:.$K$501];[.X83])+COUNTIF([.$L$2:.$L$501];[.X83])+COUNTIF([.$M$2:.$M$501];[.X83])+COUNTIF([.$N$2:.$N$501];[.X83])+COUNTIF([.$O$2:.$O$501];[.X83])+COUNTIF([.$P$2:.$P$501];[.X83])+COUNTIF([.$Q$2:.$Q$501];[.X83])+COUNTIF([.$R$2:.$R$501];[.X83])+COUNTIF([.$S$2:.$S$501];[.X83])+COUNTIF([.$T$2:.$T$501];[.X83])+COUNTIF([.$U$2:.$U$501];[.X83]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1994_8bd26f90-a889-4824-9cc7-74e2393707a6_country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pensive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fine-looking</text:p>
          </table:table-cell>
          <table:table-cell office:value-type="string" calcext:value-type="string">
            <text:p>staring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writer</text:p>
          </table:table-cell>
          <table:table-cell table:number-columns-repeated="2"/>
          <table:table-cell office:value-type="string" calcext:value-type="string">
            <text:p>veil</text:p>
          </table:table-cell>
          <table:table-cell table:formula="of:=COUNTIF([.$B$2:.$B$501];[.X84])+COUNTIF([.$C$2:.$C$501];[.X84])+COUNTIF([.$D$2:.$D$501];[.X84])+COUNTIF([.$E$2:.$E$501];[.X84])+COUNTIF([.$F$2:.$F$501];[.X84])+COUNTIF([.$G$2:.$G$501];[.X84])+COUNTIF([.$H$2:.$H$501];[.X84])+COUNTIF([.$I$2:.$I$501];[.X84])+COUNTIF([.$J$2:.$J$501];[.X84])+COUNTIF([.$K$2:.$K$501];[.X84])+COUNTIF([.$L$2:.$L$501];[.X84])+COUNTIF([.$M$2:.$M$501];[.X84])+COUNTIF([.$N$2:.$N$501];[.X84])+COUNTIF([.$O$2:.$O$501];[.X84])+COUNTIF([.$P$2:.$P$501];[.X84])+COUNTIF([.$Q$2:.$Q$501];[.X84])+COUNTIF([.$R$2:.$R$501];[.X84])+COUNTIF([.$S$2:.$S$501];[.X84])+COUNTIF([.$T$2:.$T$501];[.X84])+COUNTIF([.$U$2:.$U$501];[.X84]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1994_96316bce-982a-495d-9921-2494acd756f3_electronic.jpg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anvas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wallpaper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rust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messy</text:p>
          </table:table-cell>
          <table:table-cell office:value-type="string" calcext:value-type="string">
            <text:p>mottled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painting</text:p>
          </table:table-cell>
          <table:table-cell table:number-columns-repeated="2"/>
          <table:table-cell office:value-type="string" calcext:value-type="string">
            <text:p>city</text:p>
          </table:table-cell>
          <table:table-cell table:formula="of:=COUNTIF([.$B$2:.$B$501];[.X85])+COUNTIF([.$C$2:.$C$501];[.X85])+COUNTIF([.$D$2:.$D$501];[.X85])+COUNTIF([.$E$2:.$E$501];[.X85])+COUNTIF([.$F$2:.$F$501];[.X85])+COUNTIF([.$G$2:.$G$501];[.X85])+COUNTIF([.$H$2:.$H$501];[.X85])+COUNTIF([.$I$2:.$I$501];[.X85])+COUNTIF([.$J$2:.$J$501];[.X85])+COUNTIF([.$K$2:.$K$501];[.X85])+COUNTIF([.$L$2:.$L$501];[.X85])+COUNTIF([.$M$2:.$M$501];[.X85])+COUNTIF([.$N$2:.$N$501];[.X85])+COUNTIF([.$O$2:.$O$501];[.X85])+COUNTIF([.$P$2:.$P$501];[.X85])+COUNTIF([.$Q$2:.$Q$501];[.X85])+COUNTIF([.$R$2:.$R$501];[.X85])+COUNTIF([.$S$2:.$S$501];[.X85])+COUNTIF([.$T$2:.$T$501];[.X85])+COUNTIF([.$U$2:.$U$501];[.X85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1994_97410570-1112-465d-9eff-2e721e57e738_hip-hop.jpg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relaxatio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air weather</text:p>
          </table:table-cell>
          <table:table-cell office:value-type="string" calcext:value-type="string">
            <text:p>horizontal plane</text:p>
          </table:table-cell>
          <table:table-cell office:value-type="string" calcext:value-type="string">
            <text:p>adolescent</text:p>
          </table:table-cell>
          <table:table-cell office:value-type="string" calcext:value-type="string">
            <text:p>achievement</text:p>
          </table:table-cell>
          <table:table-cell office:value-type="string" calcext:value-type="string">
            <text:p>vitality</text:p>
          </table:table-cell>
          <table:table-cell table:number-columns-repeated="2"/>
          <table:table-cell office:value-type="string" calcext:value-type="string">
            <text:p>cute</text:p>
          </table:table-cell>
          <table:table-cell table:formula="of:=COUNTIF([.$B$2:.$B$501];[.X86])+COUNTIF([.$C$2:.$C$501];[.X86])+COUNTIF([.$D$2:.$D$501];[.X86])+COUNTIF([.$E$2:.$E$501];[.X86])+COUNTIF([.$F$2:.$F$501];[.X86])+COUNTIF([.$G$2:.$G$501];[.X86])+COUNTIF([.$H$2:.$H$501];[.X86])+COUNTIF([.$I$2:.$I$501];[.X86])+COUNTIF([.$J$2:.$J$501];[.X86])+COUNTIF([.$K$2:.$K$501];[.X86])+COUNTIF([.$L$2:.$L$501];[.X86])+COUNTIF([.$M$2:.$M$501];[.X86])+COUNTIF([.$N$2:.$N$501];[.X86])+COUNTIF([.$O$2:.$O$501];[.X86])+COUNTIF([.$P$2:.$P$501];[.X86])+COUNTIF([.$Q$2:.$Q$501];[.X86])+COUNTIF([.$R$2:.$R$501];[.X86])+COUNTIF([.$S$2:.$S$501];[.X86])+COUNTIF([.$T$2:.$T$501];[.X86])+COUNTIF([.$U$2:.$U$501];[.X86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1994_9b55b5f1-4ecf-49ef-8c13-442b01f8f8bc_electronic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wallpaper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graphic desig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vertical</text:p>
          </table:table-cell>
          <table:table-cell table:number-columns-repeated="2"/>
          <table:table-cell office:value-type="string" calcext:value-type="string">
            <text:p>person</text:p>
          </table:table-cell>
          <table:table-cell table:formula="of:=COUNTIF([.$B$2:.$B$501];[.X87])+COUNTIF([.$C$2:.$C$501];[.X87])+COUNTIF([.$D$2:.$D$501];[.X87])+COUNTIF([.$E$2:.$E$501];[.X87])+COUNTIF([.$F$2:.$F$501];[.X87])+COUNTIF([.$G$2:.$G$501];[.X87])+COUNTIF([.$H$2:.$H$501];[.X87])+COUNTIF([.$I$2:.$I$501];[.X87])+COUNTIF([.$J$2:.$J$501];[.X87])+COUNTIF([.$K$2:.$K$501];[.X87])+COUNTIF([.$L$2:.$L$501];[.X87])+COUNTIF([.$M$2:.$M$501];[.X87])+COUNTIF([.$N$2:.$N$501];[.X87])+COUNTIF([.$O$2:.$O$501];[.X87])+COUNTIF([.$P$2:.$P$501];[.X87])+COUNTIF([.$Q$2:.$Q$501];[.X87])+COUNTIF([.$R$2:.$R$501];[.X87])+COUNTIF([.$S$2:.$S$501];[.X87])+COUNTIF([.$T$2:.$T$501];[.X87])+COUNTIF([.$U$2:.$U$501];[.X87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1994_a65038f6-3936-4681-ade5-6f32cfa9487d_electronic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illuminated</text:p>
          </table:table-cell>
          <table:table-cell office:value-type="string" calcext:value-type="string">
            <text:p>nightlife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enjoyment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togetherness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ancing</text:p>
          </table:table-cell>
          <table:table-cell office:value-type="string" calcext:value-type="string">
            <text:p>horizontal</text:p>
          </table:table-cell>
          <table:table-cell table:number-columns-repeated="2"/>
          <table:table-cell office:value-type="string" calcext:value-type="string">
            <text:p>togetherness</text:p>
          </table:table-cell>
          <table:table-cell table:formula="of:=COUNTIF([.$B$2:.$B$501];[.X88])+COUNTIF([.$C$2:.$C$501];[.X88])+COUNTIF([.$D$2:.$D$501];[.X88])+COUNTIF([.$E$2:.$E$501];[.X88])+COUNTIF([.$F$2:.$F$501];[.X88])+COUNTIF([.$G$2:.$G$501];[.X88])+COUNTIF([.$H$2:.$H$501];[.X88])+COUNTIF([.$I$2:.$I$501];[.X88])+COUNTIF([.$J$2:.$J$501];[.X88])+COUNTIF([.$K$2:.$K$501];[.X88])+COUNTIF([.$L$2:.$L$501];[.X88])+COUNTIF([.$M$2:.$M$501];[.X88])+COUNTIF([.$N$2:.$N$501];[.X88])+COUNTIF([.$O$2:.$O$501];[.X88])+COUNTIF([.$P$2:.$P$501];[.X88])+COUNTIF([.$Q$2:.$Q$501];[.X88])+COUNTIF([.$R$2:.$R$501];[.X88])+COUNTIF([.$S$2:.$S$501];[.X88])+COUNTIF([.$T$2:.$T$501];[.X88])+COUNTIF([.$U$2:.$U$501];[.X88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1994_c5dbbbd9-c48b-489e-a2d6-f19122d652af_rock.jpg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ddiction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loseup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dark</text:p>
          </table:table-cell>
          <table:table-cell table:number-columns-repeated="2"/>
          <table:table-cell office:value-type="string" calcext:value-type="string">
            <text:p>celebration</text:p>
          </table:table-cell>
          <table:table-cell table:formula="of:=COUNTIF([.$B$2:.$B$501];[.X89])+COUNTIF([.$C$2:.$C$501];[.X89])+COUNTIF([.$D$2:.$D$501];[.X89])+COUNTIF([.$E$2:.$E$501];[.X89])+COUNTIF([.$F$2:.$F$501];[.X89])+COUNTIF([.$G$2:.$G$501];[.X89])+COUNTIF([.$H$2:.$H$501];[.X89])+COUNTIF([.$I$2:.$I$501];[.X89])+COUNTIF([.$J$2:.$J$501];[.X89])+COUNTIF([.$K$2:.$K$501];[.X89])+COUNTIF([.$L$2:.$L$501];[.X89])+COUNTIF([.$M$2:.$M$501];[.X89])+COUNTIF([.$N$2:.$N$501];[.X89])+COUNTIF([.$O$2:.$O$501];[.X89])+COUNTIF([.$P$2:.$P$501];[.X89])+COUNTIF([.$Q$2:.$Q$501];[.X89])+COUNTIF([.$R$2:.$R$501];[.X89])+COUNTIF([.$S$2:.$S$501];[.X89])+COUNTIF([.$T$2:.$T$501];[.X89])+COUNTIF([.$U$2:.$U$501];[.X89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1994_c938d527-546b-451a-99d1-e883a490e0c2_p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red carpet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actress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promotio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editorial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writer</text:p>
          </table:table-cell>
          <table:table-cell table:number-columns-repeated="2"/>
          <table:table-cell office:value-type="string" calcext:value-type="string">
            <text:p>glamour</text:p>
          </table:table-cell>
          <table:table-cell table:formula="of:=COUNTIF([.$B$2:.$B$501];[.X90])+COUNTIF([.$C$2:.$C$501];[.X90])+COUNTIF([.$D$2:.$D$501];[.X90])+COUNTIF([.$E$2:.$E$501];[.X90])+COUNTIF([.$F$2:.$F$501];[.X90])+COUNTIF([.$G$2:.$G$501];[.X90])+COUNTIF([.$H$2:.$H$501];[.X90])+COUNTIF([.$I$2:.$I$501];[.X90])+COUNTIF([.$J$2:.$J$501];[.X90])+COUNTIF([.$K$2:.$K$501];[.X90])+COUNTIF([.$L$2:.$L$501];[.X90])+COUNTIF([.$M$2:.$M$501];[.X90])+COUNTIF([.$N$2:.$N$501];[.X90])+COUNTIF([.$O$2:.$O$501];[.X90])+COUNTIF([.$P$2:.$P$501];[.X90])+COUNTIF([.$Q$2:.$Q$501];[.X90])+COUNTIF([.$R$2:.$R$501];[.X90])+COUNTIF([.$S$2:.$S$501];[.X90])+COUNTIF([.$T$2:.$T$501];[.X90])+COUNTIF([.$U$2:.$U$501];[.X90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1994_d939d8f4-6e1e-48c5-9ee5-c01bb41404e4_pop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tattoo</text:p>
          </table:table-cell>
          <table:table-cell office:value-type="string" calcext:value-type="string">
            <text:p>scribble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line</text:p>
          </table:table-cell>
          <table:table-cell table:number-columns-repeated="2"/>
          <table:table-cell office:value-type="string" calcext:value-type="string">
            <text:p>picture frame</text:p>
          </table:table-cell>
          <table:table-cell table:formula="of:=COUNTIF([.$B$2:.$B$501];[.X91])+COUNTIF([.$C$2:.$C$501];[.X91])+COUNTIF([.$D$2:.$D$501];[.X91])+COUNTIF([.$E$2:.$E$501];[.X91])+COUNTIF([.$F$2:.$F$501];[.X91])+COUNTIF([.$G$2:.$G$501];[.X91])+COUNTIF([.$H$2:.$H$501];[.X91])+COUNTIF([.$I$2:.$I$501];[.X91])+COUNTIF([.$J$2:.$J$501];[.X91])+COUNTIF([.$K$2:.$K$501];[.X91])+COUNTIF([.$L$2:.$L$501];[.X91])+COUNTIF([.$M$2:.$M$501];[.X91])+COUNTIF([.$N$2:.$N$501];[.X91])+COUNTIF([.$O$2:.$O$501];[.X91])+COUNTIF([.$P$2:.$P$501];[.X91])+COUNTIF([.$Q$2:.$Q$501];[.X91])+COUNTIF([.$R$2:.$R$501];[.X91])+COUNTIF([.$S$2:.$S$501];[.X91])+COUNTIF([.$T$2:.$T$501];[.X91])+COUNTIF([.$U$2:.$U$501];[.X91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1994_dbe0fa62-eb1e-4861-8818-48bda443cd39_electronic.jpg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business</text:p>
          </table:table-cell>
          <table:table-cell table:number-columns-repeated="2"/>
          <table:table-cell office:value-type="string" calcext:value-type="string">
            <text:p>love</text:p>
          </table:table-cell>
          <table:table-cell table:formula="of:=COUNTIF([.$B$2:.$B$501];[.X92])+COUNTIF([.$C$2:.$C$501];[.X92])+COUNTIF([.$D$2:.$D$501];[.X92])+COUNTIF([.$E$2:.$E$501];[.X92])+COUNTIF([.$F$2:.$F$501];[.X92])+COUNTIF([.$G$2:.$G$501];[.X92])+COUNTIF([.$H$2:.$H$501];[.X92])+COUNTIF([.$I$2:.$I$501];[.X92])+COUNTIF([.$J$2:.$J$501];[.X92])+COUNTIF([.$K$2:.$K$501];[.X92])+COUNTIF([.$L$2:.$L$501];[.X92])+COUNTIF([.$M$2:.$M$501];[.X92])+COUNTIF([.$N$2:.$N$501];[.X92])+COUNTIF([.$O$2:.$O$501];[.X92])+COUNTIF([.$P$2:.$P$501];[.X92])+COUNTIF([.$Q$2:.$Q$501];[.X92])+COUNTIF([.$R$2:.$R$501];[.X92])+COUNTIF([.$S$2:.$S$501];[.X92])+COUNTIF([.$T$2:.$T$501];[.X92])+COUNTIF([.$U$2:.$U$501];[.X92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1994_f4ba50c7-25b4-4613-a709-664c866047ee_rock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illegal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isolated</text:p>
          </table:table-cell>
          <table:table-cell office:value-type="string" calcext:value-type="string">
            <text:p>achievement</text:p>
          </table:table-cell>
          <table:table-cell table:number-columns-repeated="2"/>
          <table:table-cell office:value-type="string" calcext:value-type="string">
            <text:p>offense</text:p>
          </table:table-cell>
          <table:table-cell table:formula="of:=COUNTIF([.$B$2:.$B$501];[.X93])+COUNTIF([.$C$2:.$C$501];[.X93])+COUNTIF([.$D$2:.$D$501];[.X93])+COUNTIF([.$E$2:.$E$501];[.X93])+COUNTIF([.$F$2:.$F$501];[.X93])+COUNTIF([.$G$2:.$G$501];[.X93])+COUNTIF([.$H$2:.$H$501];[.X93])+COUNTIF([.$I$2:.$I$501];[.X93])+COUNTIF([.$J$2:.$J$501];[.X93])+COUNTIF([.$K$2:.$K$501];[.X93])+COUNTIF([.$L$2:.$L$501];[.X93])+COUNTIF([.$M$2:.$M$501];[.X93])+COUNTIF([.$N$2:.$N$501];[.X93])+COUNTIF([.$O$2:.$O$501];[.X93])+COUNTIF([.$P$2:.$P$501];[.X93])+COUNTIF([.$Q$2:.$Q$501];[.X93])+COUNTIF([.$R$2:.$R$501];[.X93])+COUNTIF([.$S$2:.$S$501];[.X93])+COUNTIF([.$T$2:.$T$501];[.X93])+COUNTIF([.$U$2:.$U$501];[.X93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1995_0d225de3-5dcf-4219-93e0-be16ab17afa7_rock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reclining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laxatio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sledge</text:p>
          </table:table-cell>
          <table:table-cell office:value-type="string" calcext:value-type="string">
            <text:p>wood</text:p>
          </table:table-cell>
          <table:table-cell table:number-columns-repeated="2"/>
          <table:table-cell office:value-type="string" calcext:value-type="string">
            <text:p>party</text:p>
          </table:table-cell>
          <table:table-cell table:formula="of:=COUNTIF([.$B$2:.$B$501];[.X94])+COUNTIF([.$C$2:.$C$501];[.X94])+COUNTIF([.$D$2:.$D$501];[.X94])+COUNTIF([.$E$2:.$E$501];[.X94])+COUNTIF([.$F$2:.$F$501];[.X94])+COUNTIF([.$G$2:.$G$501];[.X94])+COUNTIF([.$H$2:.$H$501];[.X94])+COUNTIF([.$I$2:.$I$501];[.X94])+COUNTIF([.$J$2:.$J$501];[.X94])+COUNTIF([.$K$2:.$K$501];[.X94])+COUNTIF([.$L$2:.$L$501];[.X94])+COUNTIF([.$M$2:.$M$501];[.X94])+COUNTIF([.$N$2:.$N$501];[.X94])+COUNTIF([.$O$2:.$O$501];[.X94])+COUNTIF([.$P$2:.$P$501];[.X94])+COUNTIF([.$Q$2:.$Q$501];[.X94])+COUNTIF([.$R$2:.$R$501];[.X94])+COUNTIF([.$S$2:.$S$501];[.X94])+COUNTIF([.$T$2:.$T$501];[.X94])+COUNTIF([.$U$2:.$U$501];[.X94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1995_0dcb1330-c599-44d0-9993-9b8b84034890_country.jpg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nostalgia</text:p>
          </table:table-cell>
          <table:table-cell table:number-columns-repeated="2"/>
          <table:table-cell office:value-type="string" calcext:value-type="string">
            <text:p>silhouette</text:p>
          </table:table-cell>
          <table:table-cell table:formula="of:=COUNTIF([.$B$2:.$B$501];[.X95])+COUNTIF([.$C$2:.$C$501];[.X95])+COUNTIF([.$D$2:.$D$501];[.X95])+COUNTIF([.$E$2:.$E$501];[.X95])+COUNTIF([.$F$2:.$F$501];[.X95])+COUNTIF([.$G$2:.$G$501];[.X95])+COUNTIF([.$H$2:.$H$501];[.X95])+COUNTIF([.$I$2:.$I$501];[.X95])+COUNTIF([.$J$2:.$J$501];[.X95])+COUNTIF([.$K$2:.$K$501];[.X95])+COUNTIF([.$L$2:.$L$501];[.X95])+COUNTIF([.$M$2:.$M$501];[.X95])+COUNTIF([.$N$2:.$N$501];[.X95])+COUNTIF([.$O$2:.$O$501];[.X95])+COUNTIF([.$P$2:.$P$501];[.X95])+COUNTIF([.$Q$2:.$Q$501];[.X95])+COUNTIF([.$R$2:.$R$501];[.X95])+COUNTIF([.$S$2:.$S$501];[.X95])+COUNTIF([.$T$2:.$T$501];[.X95])+COUNTIF([.$U$2:.$U$501];[.X95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1995_1f12e476-f578-4a07-bc6f-578afed93e95_electronic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geology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canvas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acrylic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panoramic</text:p>
          </table:table-cell>
          <table:table-cell office:value-type="string" calcext:value-type="string">
            <text:p>bright</text:p>
          </table:table-cell>
          <table:table-cell table:number-columns-repeated="2"/>
          <table:table-cell office:value-type="string" calcext:value-type="string">
            <text:p>sitting</text:p>
          </table:table-cell>
          <table:table-cell table:formula="of:=COUNTIF([.$B$2:.$B$501];[.X96])+COUNTIF([.$C$2:.$C$501];[.X96])+COUNTIF([.$D$2:.$D$501];[.X96])+COUNTIF([.$E$2:.$E$501];[.X96])+COUNTIF([.$F$2:.$F$501];[.X96])+COUNTIF([.$G$2:.$G$501];[.X96])+COUNTIF([.$H$2:.$H$501];[.X96])+COUNTIF([.$I$2:.$I$501];[.X96])+COUNTIF([.$J$2:.$J$501];[.X96])+COUNTIF([.$K$2:.$K$501];[.X96])+COUNTIF([.$L$2:.$L$501];[.X96])+COUNTIF([.$M$2:.$M$501];[.X96])+COUNTIF([.$N$2:.$N$501];[.X96])+COUNTIF([.$O$2:.$O$501];[.X96])+COUNTIF([.$P$2:.$P$501];[.X96])+COUNTIF([.$Q$2:.$Q$501];[.X96])+COUNTIF([.$R$2:.$R$501];[.X96])+COUNTIF([.$S$2:.$S$501];[.X96])+COUNTIF([.$T$2:.$T$501];[.X96])+COUNTIF([.$U$2:.$U$501];[.X96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1995_2f46bec5-6923-454a-ad19-1f1d4c6e5b02_hip-hop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loseup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achievement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button plant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savings</text:p>
          </table:table-cell>
          <table:table-cell table:number-columns-repeated="2"/>
          <table:table-cell office:value-type="string" calcext:value-type="string">
            <text:p>vehicle</text:p>
          </table:table-cell>
          <table:table-cell table:formula="of:=COUNTIF([.$B$2:.$B$501];[.X97])+COUNTIF([.$C$2:.$C$501];[.X97])+COUNTIF([.$D$2:.$D$501];[.X97])+COUNTIF([.$E$2:.$E$501];[.X97])+COUNTIF([.$F$2:.$F$501];[.X97])+COUNTIF([.$G$2:.$G$501];[.X97])+COUNTIF([.$H$2:.$H$501];[.X97])+COUNTIF([.$I$2:.$I$501];[.X97])+COUNTIF([.$J$2:.$J$501];[.X97])+COUNTIF([.$K$2:.$K$501];[.X97])+COUNTIF([.$L$2:.$L$501];[.X97])+COUNTIF([.$M$2:.$M$501];[.X97])+COUNTIF([.$N$2:.$N$501];[.X97])+COUNTIF([.$O$2:.$O$501];[.X97])+COUNTIF([.$P$2:.$P$501];[.X97])+COUNTIF([.$Q$2:.$Q$501];[.X97])+COUNTIF([.$R$2:.$R$501];[.X97])+COUNTIF([.$S$2:.$S$501];[.X97])+COUNTIF([.$T$2:.$T$501];[.X97])+COUNTIF([.$U$2:.$U$501];[.X97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1995_31d4a361-ee0a-44f2-8db8-b0ffc8179d2e_electronic.jpg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still life</text:p>
          </table:table-cell>
          <table:table-cell office:value-type="string" calcext:value-type="string">
            <text:p>conceptu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decoration</text:p>
          </table:table-cell>
          <table:table-cell table:number-columns-repeated="2"/>
          <table:table-cell office:value-type="string" calcext:value-type="string">
            <text:p>war</text:p>
          </table:table-cell>
          <table:table-cell table:formula="of:=COUNTIF([.$B$2:.$B$501];[.X98])+COUNTIF([.$C$2:.$C$501];[.X98])+COUNTIF([.$D$2:.$D$501];[.X98])+COUNTIF([.$E$2:.$E$501];[.X98])+COUNTIF([.$F$2:.$F$501];[.X98])+COUNTIF([.$G$2:.$G$501];[.X98])+COUNTIF([.$H$2:.$H$501];[.X98])+COUNTIF([.$I$2:.$I$501];[.X98])+COUNTIF([.$J$2:.$J$501];[.X98])+COUNTIF([.$K$2:.$K$501];[.X98])+COUNTIF([.$L$2:.$L$501];[.X98])+COUNTIF([.$M$2:.$M$501];[.X98])+COUNTIF([.$N$2:.$N$501];[.X98])+COUNTIF([.$O$2:.$O$501];[.X98])+COUNTIF([.$P$2:.$P$501];[.X98])+COUNTIF([.$Q$2:.$Q$501];[.X98])+COUNTIF([.$R$2:.$R$501];[.X98])+COUNTIF([.$S$2:.$S$501];[.X98])+COUNTIF([.$T$2:.$T$501];[.X98])+COUNTIF([.$U$2:.$U$501];[.X98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1995_32eace38-f6b5-477b-9b6a-6370775ebf7b_country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ntemporary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solated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empty</text:p>
          </table:table-cell>
          <table:table-cell table:number-columns-repeated="2"/>
          <table:table-cell office:value-type="string" calcext:value-type="string">
            <text:p>artistic</text:p>
          </table:table-cell>
          <table:table-cell table:formula="of:=COUNTIF([.$B$2:.$B$501];[.X99])+COUNTIF([.$C$2:.$C$501];[.X99])+COUNTIF([.$D$2:.$D$501];[.X99])+COUNTIF([.$E$2:.$E$501];[.X99])+COUNTIF([.$F$2:.$F$501];[.X99])+COUNTIF([.$G$2:.$G$501];[.X99])+COUNTIF([.$H$2:.$H$501];[.X99])+COUNTIF([.$I$2:.$I$501];[.X99])+COUNTIF([.$J$2:.$J$501];[.X99])+COUNTIF([.$K$2:.$K$501];[.X99])+COUNTIF([.$L$2:.$L$501];[.X99])+COUNTIF([.$M$2:.$M$501];[.X99])+COUNTIF([.$N$2:.$N$501];[.X99])+COUNTIF([.$O$2:.$O$501];[.X99])+COUNTIF([.$P$2:.$P$501];[.X99])+COUNTIF([.$Q$2:.$Q$501];[.X99])+COUNTIF([.$R$2:.$R$501];[.X99])+COUNTIF([.$S$2:.$S$501];[.X99])+COUNTIF([.$T$2:.$T$501];[.X99])+COUNTIF([.$U$2:.$U$501];[.X99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1995_483ac6b2-555f-41ad-9a8c-7ff51e887b5d_electronic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round out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image</text:p>
          </table:table-cell>
          <table:table-cell table:number-columns-repeated="2"/>
          <table:table-cell office:value-type="string" calcext:value-type="string">
            <text:p>fair weather</text:p>
          </table:table-cell>
          <table:table-cell table:formula="of:=COUNTIF([.$B$2:.$B$501];[.X100])+COUNTIF([.$C$2:.$C$501];[.X100])+COUNTIF([.$D$2:.$D$501];[.X100])+COUNTIF([.$E$2:.$E$501];[.X100])+COUNTIF([.$F$2:.$F$501];[.X100])+COUNTIF([.$G$2:.$G$501];[.X100])+COUNTIF([.$H$2:.$H$501];[.X100])+COUNTIF([.$I$2:.$I$501];[.X100])+COUNTIF([.$J$2:.$J$501];[.X100])+COUNTIF([.$K$2:.$K$501];[.X100])+COUNTIF([.$L$2:.$L$501];[.X100])+COUNTIF([.$M$2:.$M$501];[.X100])+COUNTIF([.$N$2:.$N$501];[.X100])+COUNTIF([.$O$2:.$O$501];[.X100])+COUNTIF([.$P$2:.$P$501];[.X100])+COUNTIF([.$Q$2:.$Q$501];[.X100])+COUNTIF([.$R$2:.$R$501];[.X100])+COUNTIF([.$S$2:.$S$501];[.X100])+COUNTIF([.$T$2:.$T$501];[.X100])+COUNTIF([.$U$2:.$U$501];[.X100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1995_4df2f9a7-8d62-4895-a28c-c5df3e666ad5_rock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wildlif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tripe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elegant</text:p>
          </table:table-cell>
          <table:table-cell office:value-type="string" calcext:value-type="string">
            <text:p>graphic design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ornate</text:p>
          </table:table-cell>
          <table:table-cell office:value-type="string" calcext:value-type="string">
            <text:p>cute</text:p>
          </table:table-cell>
          <table:table-cell table:number-columns-repeated="2"/>
          <table:table-cell office:value-type="string" calcext:value-type="string">
            <text:p>isolated</text:p>
          </table:table-cell>
          <table:table-cell table:formula="of:=COUNTIF([.$B$2:.$B$501];[.X101])+COUNTIF([.$C$2:.$C$501];[.X101])+COUNTIF([.$D$2:.$D$501];[.X101])+COUNTIF([.$E$2:.$E$501];[.X101])+COUNTIF([.$F$2:.$F$501];[.X101])+COUNTIF([.$G$2:.$G$501];[.X101])+COUNTIF([.$H$2:.$H$501];[.X101])+COUNTIF([.$I$2:.$I$501];[.X101])+COUNTIF([.$J$2:.$J$501];[.X101])+COUNTIF([.$K$2:.$K$501];[.X101])+COUNTIF([.$L$2:.$L$501];[.X101])+COUNTIF([.$M$2:.$M$501];[.X101])+COUNTIF([.$N$2:.$N$501];[.X101])+COUNTIF([.$O$2:.$O$501];[.X101])+COUNTIF([.$P$2:.$P$501];[.X101])+COUNTIF([.$Q$2:.$Q$501];[.X101])+COUNTIF([.$R$2:.$R$501];[.X101])+COUNTIF([.$S$2:.$S$501];[.X101])+COUNTIF([.$T$2:.$T$501];[.X101])+COUNTIF([.$U$2:.$U$501];[.X101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1995_50b4286d-282e-47ee-8a70-6f2357dc6919_rock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wildlif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fair weather</text:p>
          </table:table-cell>
          <table:table-cell office:value-type="string" calcext:value-type="string">
            <text:p>H2O</text:p>
          </table:table-cell>
          <table:table-cell table:number-columns-repeated="2"/>
          <table:table-cell office:value-type="string" calcext:value-type="string">
            <text:p>landscape</text:p>
          </table:table-cell>
          <table:table-cell table:formula="of:=COUNTIF([.$B$2:.$B$501];[.X102])+COUNTIF([.$C$2:.$C$501];[.X102])+COUNTIF([.$D$2:.$D$501];[.X102])+COUNTIF([.$E$2:.$E$501];[.X102])+COUNTIF([.$F$2:.$F$501];[.X102])+COUNTIF([.$G$2:.$G$501];[.X102])+COUNTIF([.$H$2:.$H$501];[.X102])+COUNTIF([.$I$2:.$I$501];[.X102])+COUNTIF([.$J$2:.$J$501];[.X102])+COUNTIF([.$K$2:.$K$501];[.X102])+COUNTIF([.$L$2:.$L$501];[.X102])+COUNTIF([.$M$2:.$M$501];[.X102])+COUNTIF([.$N$2:.$N$501];[.X102])+COUNTIF([.$O$2:.$O$501];[.X102])+COUNTIF([.$P$2:.$P$501];[.X102])+COUNTIF([.$Q$2:.$Q$501];[.X102])+COUNTIF([.$R$2:.$R$501];[.X102])+COUNTIF([.$S$2:.$S$501];[.X102])+COUNTIF([.$T$2:.$T$501];[.X102])+COUNTIF([.$U$2:.$U$501];[.X102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1995_55b3afe2-c079-42e4-84d5-4a7e5bd4d8bb_p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postcard</text:p>
          </table:table-cell>
          <table:table-cell office:value-type="string" calcext:value-type="string">
            <text:p>stamp</text:p>
          </table:table-cell>
          <table:table-cell table:number-columns-repeated="2"/>
          <table:table-cell office:value-type="string" calcext:value-type="string">
            <text:p>relaxation</text:p>
          </table:table-cell>
          <table:table-cell table:formula="of:=COUNTIF([.$B$2:.$B$501];[.X103])+COUNTIF([.$C$2:.$C$501];[.X103])+COUNTIF([.$D$2:.$D$501];[.X103])+COUNTIF([.$E$2:.$E$501];[.X103])+COUNTIF([.$F$2:.$F$501];[.X103])+COUNTIF([.$G$2:.$G$501];[.X103])+COUNTIF([.$H$2:.$H$501];[.X103])+COUNTIF([.$I$2:.$I$501];[.X103])+COUNTIF([.$J$2:.$J$501];[.X103])+COUNTIF([.$K$2:.$K$501];[.X103])+COUNTIF([.$L$2:.$L$501];[.X103])+COUNTIF([.$M$2:.$M$501];[.X103])+COUNTIF([.$N$2:.$N$501];[.X103])+COUNTIF([.$O$2:.$O$501];[.X103])+COUNTIF([.$P$2:.$P$501];[.X103])+COUNTIF([.$Q$2:.$Q$501];[.X103])+COUNTIF([.$R$2:.$R$501];[.X103])+COUNTIF([.$S$2:.$S$501];[.X103])+COUNTIF([.$T$2:.$T$501];[.X103])+COUNTIF([.$U$2:.$U$501];[.X103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1995_711946e6-0c3e-3b60-92dd-20e3ced9d0e5_electronic.jpg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glazed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exploration</text:p>
          </table:table-cell>
          <table:table-cell office:value-type="string" calcext:value-type="string">
            <text:p>discovery</text:p>
          </table:table-cell>
          <table:table-cell office:value-type="string" calcext:value-type="string">
            <text:p>war</text:p>
          </table:table-cell>
          <table:table-cell table:number-columns-repeated="2"/>
          <table:table-cell office:value-type="string" calcext:value-type="string">
            <text:p>action</text:p>
          </table:table-cell>
          <table:table-cell table:formula="of:=COUNTIF([.$B$2:.$B$501];[.X104])+COUNTIF([.$C$2:.$C$501];[.X104])+COUNTIF([.$D$2:.$D$501];[.X104])+COUNTIF([.$E$2:.$E$501];[.X104])+COUNTIF([.$F$2:.$F$501];[.X104])+COUNTIF([.$G$2:.$G$501];[.X104])+COUNTIF([.$H$2:.$H$501];[.X104])+COUNTIF([.$I$2:.$I$501];[.X104])+COUNTIF([.$J$2:.$J$501];[.X104])+COUNTIF([.$K$2:.$K$501];[.X104])+COUNTIF([.$L$2:.$L$501];[.X104])+COUNTIF([.$M$2:.$M$501];[.X104])+COUNTIF([.$N$2:.$N$501];[.X104])+COUNTIF([.$O$2:.$O$501];[.X104])+COUNTIF([.$P$2:.$P$501];[.X104])+COUNTIF([.$Q$2:.$Q$501];[.X104])+COUNTIF([.$R$2:.$R$501];[.X104])+COUNTIF([.$S$2:.$S$501];[.X104])+COUNTIF([.$T$2:.$T$501];[.X104])+COUNTIF([.$U$2:.$U$501];[.X104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1995_72cbb9e5-99aa-45ef-a762-8dfb6eb3674d_electronic.jpg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underwater</text:p>
          </table:table-cell>
          <table:table-cell office:value-type="string" calcext:value-type="string">
            <text:p>medicine</text:p>
          </table:table-cell>
          <table:table-cell table:number-columns-repeated="2"/>
          <table:table-cell office:value-type="string" calcext:value-type="string">
            <text:p>architecture</text:p>
          </table:table-cell>
          <table:table-cell table:formula="of:=COUNTIF([.$B$2:.$B$501];[.X105])+COUNTIF([.$C$2:.$C$501];[.X105])+COUNTIF([.$D$2:.$D$501];[.X105])+COUNTIF([.$E$2:.$E$501];[.X105])+COUNTIF([.$F$2:.$F$501];[.X105])+COUNTIF([.$G$2:.$G$501];[.X105])+COUNTIF([.$H$2:.$H$501];[.X105])+COUNTIF([.$I$2:.$I$501];[.X105])+COUNTIF([.$J$2:.$J$501];[.X105])+COUNTIF([.$K$2:.$K$501];[.X105])+COUNTIF([.$L$2:.$L$501];[.X105])+COUNTIF([.$M$2:.$M$501];[.X105])+COUNTIF([.$N$2:.$N$501];[.X105])+COUNTIF([.$O$2:.$O$501];[.X105])+COUNTIF([.$P$2:.$P$501];[.X105])+COUNTIF([.$Q$2:.$Q$501];[.X105])+COUNTIF([.$R$2:.$R$501];[.X105])+COUNTIF([.$S$2:.$S$501];[.X105])+COUNTIF([.$T$2:.$T$501];[.X105])+COUNTIF([.$U$2:.$U$501];[.X105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1995_737fe3c1-8b60-42d6-924f-056510d7e642_rock.jpg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futuristic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computer graphic</text:p>
          </table:table-cell>
          <table:table-cell office:value-type="string" calcext:value-type="string">
            <text:p>light</text:p>
          </table:table-cell>
          <table:table-cell table:number-columns-repeated="2"/>
          <table:table-cell office:value-type="string" calcext:value-type="string">
            <text:p>model</text:p>
          </table:table-cell>
          <table:table-cell table:formula="of:=COUNTIF([.$B$2:.$B$501];[.X106])+COUNTIF([.$C$2:.$C$501];[.X106])+COUNTIF([.$D$2:.$D$501];[.X106])+COUNTIF([.$E$2:.$E$501];[.X106])+COUNTIF([.$F$2:.$F$501];[.X106])+COUNTIF([.$G$2:.$G$501];[.X106])+COUNTIF([.$H$2:.$H$501];[.X106])+COUNTIF([.$I$2:.$I$501];[.X106])+COUNTIF([.$J$2:.$J$501];[.X106])+COUNTIF([.$K$2:.$K$501];[.X106])+COUNTIF([.$L$2:.$L$501];[.X106])+COUNTIF([.$M$2:.$M$501];[.X106])+COUNTIF([.$N$2:.$N$501];[.X106])+COUNTIF([.$O$2:.$O$501];[.X106])+COUNTIF([.$P$2:.$P$501];[.X106])+COUNTIF([.$Q$2:.$Q$501];[.X106])+COUNTIF([.$R$2:.$R$501];[.X106])+COUNTIF([.$S$2:.$S$501];[.X106])+COUNTIF([.$T$2:.$T$501];[.X106])+COUNTIF([.$U$2:.$U$501];[.X106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1995_77f32a9c-8080-497b-b0d9-f93e21a5f93c_rock.jp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achievement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education</text:p>
          </table:table-cell>
          <table:table-cell table:number-columns-repeated="2"/>
          <table:table-cell office:value-type="string" calcext:value-type="string">
            <text:p>sexy</text:p>
          </table:table-cell>
          <table:table-cell table:formula="of:=COUNTIF([.$B$2:.$B$501];[.X107])+COUNTIF([.$C$2:.$C$501];[.X107])+COUNTIF([.$D$2:.$D$501];[.X107])+COUNTIF([.$E$2:.$E$501];[.X107])+COUNTIF([.$F$2:.$F$501];[.X107])+COUNTIF([.$G$2:.$G$501];[.X107])+COUNTIF([.$H$2:.$H$501];[.X107])+COUNTIF([.$I$2:.$I$501];[.X107])+COUNTIF([.$J$2:.$J$501];[.X107])+COUNTIF([.$K$2:.$K$501];[.X107])+COUNTIF([.$L$2:.$L$501];[.X107])+COUNTIF([.$M$2:.$M$501];[.X107])+COUNTIF([.$N$2:.$N$501];[.X107])+COUNTIF([.$O$2:.$O$501];[.X107])+COUNTIF([.$P$2:.$P$501];[.X107])+COUNTIF([.$Q$2:.$Q$501];[.X107])+COUNTIF([.$R$2:.$R$501];[.X107])+COUNTIF([.$S$2:.$S$501];[.X107])+COUNTIF([.$T$2:.$T$501];[.X107])+COUNTIF([.$U$2:.$U$501];[.X107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1995_802bf5d5-9257-4d29-84af-edf61bc0c91c_country.jpg</text:p>
          </table:table-cell>
          <table:table-cell office:value-type="string" calcext:value-type="string">
            <text:p>squad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eamwork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isolated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sketch</text:p>
          </table:table-cell>
          <table:table-cell table:number-columns-repeated="2"/>
          <table:table-cell office:value-type="string" calcext:value-type="string">
            <text:p>winter</text:p>
          </table:table-cell>
          <table:table-cell table:formula="of:=COUNTIF([.$B$2:.$B$501];[.X108])+COUNTIF([.$C$2:.$C$501];[.X108])+COUNTIF([.$D$2:.$D$501];[.X108])+COUNTIF([.$E$2:.$E$501];[.X108])+COUNTIF([.$F$2:.$F$501];[.X108])+COUNTIF([.$G$2:.$G$501];[.X108])+COUNTIF([.$H$2:.$H$501];[.X108])+COUNTIF([.$I$2:.$I$501];[.X108])+COUNTIF([.$J$2:.$J$501];[.X108])+COUNTIF([.$K$2:.$K$501];[.X108])+COUNTIF([.$L$2:.$L$501];[.X108])+COUNTIF([.$M$2:.$M$501];[.X108])+COUNTIF([.$N$2:.$N$501];[.X108])+COUNTIF([.$O$2:.$O$501];[.X108])+COUNTIF([.$P$2:.$P$501];[.X108])+COUNTIF([.$Q$2:.$Q$501];[.X108])+COUNTIF([.$R$2:.$R$501];[.X108])+COUNTIF([.$S$2:.$S$501];[.X108])+COUNTIF([.$T$2:.$T$501];[.X108])+COUNTIF([.$U$2:.$U$501];[.X108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1995_8448c029-52f5-41f0-bc80-718d8d91fae5_electronic.jpg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imagery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symbol</text:p>
          </table:table-cell>
          <table:table-cell table:number-columns-repeated="2"/>
          <table:table-cell office:value-type="string" calcext:value-type="string">
            <text:p>card</text:p>
          </table:table-cell>
          <table:table-cell table:formula="of:=COUNTIF([.$B$2:.$B$501];[.X109])+COUNTIF([.$C$2:.$C$501];[.X109])+COUNTIF([.$D$2:.$D$501];[.X109])+COUNTIF([.$E$2:.$E$501];[.X109])+COUNTIF([.$F$2:.$F$501];[.X109])+COUNTIF([.$G$2:.$G$501];[.X109])+COUNTIF([.$H$2:.$H$501];[.X109])+COUNTIF([.$I$2:.$I$501];[.X109])+COUNTIF([.$J$2:.$J$501];[.X109])+COUNTIF([.$K$2:.$K$501];[.X109])+COUNTIF([.$L$2:.$L$501];[.X109])+COUNTIF([.$M$2:.$M$501];[.X109])+COUNTIF([.$N$2:.$N$501];[.X109])+COUNTIF([.$O$2:.$O$501];[.X109])+COUNTIF([.$P$2:.$P$501];[.X109])+COUNTIF([.$Q$2:.$Q$501];[.X109])+COUNTIF([.$R$2:.$R$501];[.X109])+COUNTIF([.$S$2:.$S$501];[.X109])+COUNTIF([.$T$2:.$T$501];[.X109])+COUNTIF([.$U$2:.$U$501];[.X109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1995_856284e5-e975-461c-b132-6ab9c2f27ef0_country.jp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relaxation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blond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looking</text:p>
          </table:table-cell>
          <table:table-cell office:value-type="string" calcext:value-type="string">
            <text:p>adolescent</text:p>
          </table:table-cell>
          <table:table-cell office:value-type="string" calcext:value-type="string">
            <text:p>contemplation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legant</text:p>
          </table:table-cell>
          <table:table-cell office:value-type="string" calcext:value-type="string">
            <text:p>daydreaming</text:p>
          </table:table-cell>
          <table:table-cell table:number-columns-repeated="2"/>
          <table:table-cell office:value-type="string" calcext:value-type="string">
            <text:p>graphic design</text:p>
          </table:table-cell>
          <table:table-cell table:formula="of:=COUNTIF([.$B$2:.$B$501];[.X110])+COUNTIF([.$C$2:.$C$501];[.X110])+COUNTIF([.$D$2:.$D$501];[.X110])+COUNTIF([.$E$2:.$E$501];[.X110])+COUNTIF([.$F$2:.$F$501];[.X110])+COUNTIF([.$G$2:.$G$501];[.X110])+COUNTIF([.$H$2:.$H$501];[.X110])+COUNTIF([.$I$2:.$I$501];[.X110])+COUNTIF([.$J$2:.$J$501];[.X110])+COUNTIF([.$K$2:.$K$501];[.X110])+COUNTIF([.$L$2:.$L$501];[.X110])+COUNTIF([.$M$2:.$M$501];[.X110])+COUNTIF([.$N$2:.$N$501];[.X110])+COUNTIF([.$O$2:.$O$501];[.X110])+COUNTIF([.$P$2:.$P$501];[.X110])+COUNTIF([.$Q$2:.$Q$501];[.X110])+COUNTIF([.$R$2:.$R$501];[.X110])+COUNTIF([.$S$2:.$S$501];[.X110])+COUNTIF([.$T$2:.$T$501];[.X110])+COUNTIF([.$U$2:.$U$501];[.X110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1995_9eeaa399-0c9b-411c-8e93-2c96551760e4_hip-hop.jpg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irty</text:p>
          </table:table-cell>
          <table:table-cell table:number-columns-repeated="2"/>
          <table:table-cell office:value-type="string" calcext:value-type="string">
            <text:p>hair</text:p>
          </table:table-cell>
          <table:table-cell table:formula="of:=COUNTIF([.$B$2:.$B$501];[.X111])+COUNTIF([.$C$2:.$C$501];[.X111])+COUNTIF([.$D$2:.$D$501];[.X111])+COUNTIF([.$E$2:.$E$501];[.X111])+COUNTIF([.$F$2:.$F$501];[.X111])+COUNTIF([.$G$2:.$G$501];[.X111])+COUNTIF([.$H$2:.$H$501];[.X111])+COUNTIF([.$I$2:.$I$501];[.X111])+COUNTIF([.$J$2:.$J$501];[.X111])+COUNTIF([.$K$2:.$K$501];[.X111])+COUNTIF([.$L$2:.$L$501];[.X111])+COUNTIF([.$M$2:.$M$501];[.X111])+COUNTIF([.$N$2:.$N$501];[.X111])+COUNTIF([.$O$2:.$O$501];[.X111])+COUNTIF([.$P$2:.$P$501];[.X111])+COUNTIF([.$Q$2:.$Q$501];[.X111])+COUNTIF([.$R$2:.$R$501];[.X111])+COUNTIF([.$S$2:.$S$501];[.X111])+COUNTIF([.$T$2:.$T$501];[.X111])+COUNTIF([.$U$2:.$U$501];[.X111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1995_d1f89730-eb6e-431f-84a0-6ca631345b2e_p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pherical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cheerful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laptop</text:p>
          </table:table-cell>
          <table:table-cell table:number-columns-repeated="2"/>
          <table:table-cell office:value-type="string" calcext:value-type="string">
            <text:p>looking</text:p>
          </table:table-cell>
          <table:table-cell table:formula="of:=COUNTIF([.$B$2:.$B$501];[.X112])+COUNTIF([.$C$2:.$C$501];[.X112])+COUNTIF([.$D$2:.$D$501];[.X112])+COUNTIF([.$E$2:.$E$501];[.X112])+COUNTIF([.$F$2:.$F$501];[.X112])+COUNTIF([.$G$2:.$G$501];[.X112])+COUNTIF([.$H$2:.$H$501];[.X112])+COUNTIF([.$I$2:.$I$501];[.X112])+COUNTIF([.$J$2:.$J$501];[.X112])+COUNTIF([.$K$2:.$K$501];[.X112])+COUNTIF([.$L$2:.$L$501];[.X112])+COUNTIF([.$M$2:.$M$501];[.X112])+COUNTIF([.$N$2:.$N$501];[.X112])+COUNTIF([.$O$2:.$O$501];[.X112])+COUNTIF([.$P$2:.$P$501];[.X112])+COUNTIF([.$Q$2:.$Q$501];[.X112])+COUNTIF([.$R$2:.$R$501];[.X112])+COUNTIF([.$S$2:.$S$501];[.X112])+COUNTIF([.$T$2:.$T$501];[.X112])+COUNTIF([.$U$2:.$U$501];[.X112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1995_d3080a3d-c41f-4d78-b80e-8d8ab26ac200_electronic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round out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eye</text:p>
          </table:table-cell>
          <table:table-cell table:number-columns-repeated="2"/>
          <table:table-cell office:value-type="string" calcext:value-type="string">
            <text:p>signalise</text:p>
          </table:table-cell>
          <table:table-cell table:formula="of:=COUNTIF([.$B$2:.$B$501];[.X113])+COUNTIF([.$C$2:.$C$501];[.X113])+COUNTIF([.$D$2:.$D$501];[.X113])+COUNTIF([.$E$2:.$E$501];[.X113])+COUNTIF([.$F$2:.$F$501];[.X113])+COUNTIF([.$G$2:.$G$501];[.X113])+COUNTIF([.$H$2:.$H$501];[.X113])+COUNTIF([.$I$2:.$I$501];[.X113])+COUNTIF([.$J$2:.$J$501];[.X113])+COUNTIF([.$K$2:.$K$501];[.X113])+COUNTIF([.$L$2:.$L$501];[.X113])+COUNTIF([.$M$2:.$M$501];[.X113])+COUNTIF([.$N$2:.$N$501];[.X113])+COUNTIF([.$O$2:.$O$501];[.X113])+COUNTIF([.$P$2:.$P$501];[.X113])+COUNTIF([.$Q$2:.$Q$501];[.X113])+COUNTIF([.$R$2:.$R$501];[.X113])+COUNTIF([.$S$2:.$S$501];[.X113])+COUNTIF([.$T$2:.$T$501];[.X113])+COUNTIF([.$U$2:.$U$501];[.X113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1995_e1b24c75-812a-4306-ad42-f88916b073f3_pop.jpg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hairdo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veil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old</text:p>
          </table:table-cell>
          <table:table-cell table:number-columns-repeated="2"/>
          <table:table-cell office:value-type="string" calcext:value-type="string">
            <text:p>concert</text:p>
          </table:table-cell>
          <table:table-cell table:formula="of:=COUNTIF([.$B$2:.$B$501];[.X114])+COUNTIF([.$C$2:.$C$501];[.X114])+COUNTIF([.$D$2:.$D$501];[.X114])+COUNTIF([.$E$2:.$E$501];[.X114])+COUNTIF([.$F$2:.$F$501];[.X114])+COUNTIF([.$G$2:.$G$501];[.X114])+COUNTIF([.$H$2:.$H$501];[.X114])+COUNTIF([.$I$2:.$I$501];[.X114])+COUNTIF([.$J$2:.$J$501];[.X114])+COUNTIF([.$K$2:.$K$501];[.X114])+COUNTIF([.$L$2:.$L$501];[.X114])+COUNTIF([.$M$2:.$M$501];[.X114])+COUNTIF([.$N$2:.$N$501];[.X114])+COUNTIF([.$O$2:.$O$501];[.X114])+COUNTIF([.$P$2:.$P$501];[.X114])+COUNTIF([.$Q$2:.$Q$501];[.X114])+COUNTIF([.$R$2:.$R$501];[.X114])+COUNTIF([.$S$2:.$S$501];[.X114])+COUNTIF([.$T$2:.$T$501];[.X114])+COUNTIF([.$U$2:.$U$501];[.X114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1995_ea312cf2-017e-4362-be40-588bfea67fff_country.jpg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shirtless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sign</text:p>
          </table:table-cell>
          <table:table-cell table:number-columns-repeated="2"/>
          <table:table-cell office:value-type="string" calcext:value-type="string">
            <text:p>family</text:p>
          </table:table-cell>
          <table:table-cell table:formula="of:=COUNTIF([.$B$2:.$B$501];[.X115])+COUNTIF([.$C$2:.$C$501];[.X115])+COUNTIF([.$D$2:.$D$501];[.X115])+COUNTIF([.$E$2:.$E$501];[.X115])+COUNTIF([.$F$2:.$F$501];[.X115])+COUNTIF([.$G$2:.$G$501];[.X115])+COUNTIF([.$H$2:.$H$501];[.X115])+COUNTIF([.$I$2:.$I$501];[.X115])+COUNTIF([.$J$2:.$J$501];[.X115])+COUNTIF([.$K$2:.$K$501];[.X115])+COUNTIF([.$L$2:.$L$501];[.X115])+COUNTIF([.$M$2:.$M$501];[.X115])+COUNTIF([.$N$2:.$N$501];[.X115])+COUNTIF([.$O$2:.$O$501];[.X115])+COUNTIF([.$P$2:.$P$501];[.X115])+COUNTIF([.$Q$2:.$Q$501];[.X115])+COUNTIF([.$R$2:.$R$501];[.X115])+COUNTIF([.$S$2:.$S$501];[.X115])+COUNTIF([.$T$2:.$T$501];[.X115])+COUNTIF([.$U$2:.$U$501];[.X115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1995_f2d28583-174b-4c50-bd86-e0d4b866bf11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mmerce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group together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ar</text:p>
          </table:table-cell>
          <table:table-cell table:number-columns-repeated="2"/>
          <table:table-cell office:value-type="string" calcext:value-type="string">
            <text:p>fine-looking</text:p>
          </table:table-cell>
          <table:table-cell table:formula="of:=COUNTIF([.$B$2:.$B$501];[.X116])+COUNTIF([.$C$2:.$C$501];[.X116])+COUNTIF([.$D$2:.$D$501];[.X116])+COUNTIF([.$E$2:.$E$501];[.X116])+COUNTIF([.$F$2:.$F$501];[.X116])+COUNTIF([.$G$2:.$G$501];[.X116])+COUNTIF([.$H$2:.$H$501];[.X116])+COUNTIF([.$I$2:.$I$501];[.X116])+COUNTIF([.$J$2:.$J$501];[.X116])+COUNTIF([.$K$2:.$K$501];[.X116])+COUNTIF([.$L$2:.$L$501];[.X116])+COUNTIF([.$M$2:.$M$501];[.X116])+COUNTIF([.$N$2:.$N$501];[.X116])+COUNTIF([.$O$2:.$O$501];[.X116])+COUNTIF([.$P$2:.$P$501];[.X116])+COUNTIF([.$Q$2:.$Q$501];[.X116])+COUNTIF([.$R$2:.$R$501];[.X116])+COUNTIF([.$S$2:.$S$501];[.X116])+COUNTIF([.$T$2:.$T$501];[.X116])+COUNTIF([.$U$2:.$U$501];[.X116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1996_0bafaedd-658b-4ed7-90df-1582a23c79b7_rock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patriotism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man</text:p>
          </table:table-cell>
          <table:table-cell table:number-columns-repeated="2"/>
          <table:table-cell office:value-type="string" calcext:value-type="string">
            <text:p>horizontal plane</text:p>
          </table:table-cell>
          <table:table-cell table:formula="of:=COUNTIF([.$B$2:.$B$501];[.X117])+COUNTIF([.$C$2:.$C$501];[.X117])+COUNTIF([.$D$2:.$D$501];[.X117])+COUNTIF([.$E$2:.$E$501];[.X117])+COUNTIF([.$F$2:.$F$501];[.X117])+COUNTIF([.$G$2:.$G$501];[.X117])+COUNTIF([.$H$2:.$H$501];[.X117])+COUNTIF([.$I$2:.$I$501];[.X117])+COUNTIF([.$J$2:.$J$501];[.X117])+COUNTIF([.$K$2:.$K$501];[.X117])+COUNTIF([.$L$2:.$L$501];[.X117])+COUNTIF([.$M$2:.$M$501];[.X117])+COUNTIF([.$N$2:.$N$501];[.X117])+COUNTIF([.$O$2:.$O$501];[.X117])+COUNTIF([.$P$2:.$P$501];[.X117])+COUNTIF([.$Q$2:.$Q$501];[.X117])+COUNTIF([.$R$2:.$R$501];[.X117])+COUNTIF([.$S$2:.$S$501];[.X117])+COUNTIF([.$T$2:.$T$501];[.X117])+COUNTIF([.$U$2:.$U$501];[.X117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1996_27c5f9be-6b51-4ddc-860f-0ed605e9d836_country.jpg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owboy ha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cowman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ranche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fine-looking</text:p>
          </table:table-cell>
          <table:table-cell office:value-type="string" calcext:value-type="string">
            <text:p>veil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looking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expression</text:p>
          </table:table-cell>
          <table:table-cell table:number-columns-repeated="2"/>
          <table:table-cell office:value-type="string" calcext:value-type="string">
            <text:p>mustache</text:p>
          </table:table-cell>
          <table:table-cell table:formula="of:=COUNTIF([.$B$2:.$B$501];[.X118])+COUNTIF([.$C$2:.$C$501];[.X118])+COUNTIF([.$D$2:.$D$501];[.X118])+COUNTIF([.$E$2:.$E$501];[.X118])+COUNTIF([.$F$2:.$F$501];[.X118])+COUNTIF([.$G$2:.$G$501];[.X118])+COUNTIF([.$H$2:.$H$501];[.X118])+COUNTIF([.$I$2:.$I$501];[.X118])+COUNTIF([.$J$2:.$J$501];[.X118])+COUNTIF([.$K$2:.$K$501];[.X118])+COUNTIF([.$L$2:.$L$501];[.X118])+COUNTIF([.$M$2:.$M$501];[.X118])+COUNTIF([.$N$2:.$N$501];[.X118])+COUNTIF([.$O$2:.$O$501];[.X118])+COUNTIF([.$P$2:.$P$501];[.X118])+COUNTIF([.$Q$2:.$Q$501];[.X118])+COUNTIF([.$R$2:.$R$501];[.X118])+COUNTIF([.$S$2:.$S$501];[.X118])+COUNTIF([.$T$2:.$T$501];[.X118])+COUNTIF([.$U$2:.$U$501];[.X118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1996_2825df2f-bd7b-47d9-9a51-79e9b3b21ba2_hip-hop.jpg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facts</text:p>
          </table:table-cell>
          <table:table-cell office:value-type="string" calcext:value-type="string">
            <text:p>achievement</text:p>
          </table:table-cell>
          <table:table-cell office:value-type="string" calcext:value-type="string">
            <text:p>chalkboard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end message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designing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chalk</text:p>
          </table:table-cell>
          <table:table-cell table:number-columns-repeated="2"/>
          <table:table-cell office:value-type="string" calcext:value-type="string">
            <text:p>post</text:p>
          </table:table-cell>
          <table:table-cell table:formula="of:=COUNTIF([.$B$2:.$B$501];[.X119])+COUNTIF([.$C$2:.$C$501];[.X119])+COUNTIF([.$D$2:.$D$501];[.X119])+COUNTIF([.$E$2:.$E$501];[.X119])+COUNTIF([.$F$2:.$F$501];[.X119])+COUNTIF([.$G$2:.$G$501];[.X119])+COUNTIF([.$H$2:.$H$501];[.X119])+COUNTIF([.$I$2:.$I$501];[.X119])+COUNTIF([.$J$2:.$J$501];[.X119])+COUNTIF([.$K$2:.$K$501];[.X119])+COUNTIF([.$L$2:.$L$501];[.X119])+COUNTIF([.$M$2:.$M$501];[.X119])+COUNTIF([.$N$2:.$N$501];[.X119])+COUNTIF([.$O$2:.$O$501];[.X119])+COUNTIF([.$P$2:.$P$501];[.X119])+COUNTIF([.$Q$2:.$Q$501];[.X119])+COUNTIF([.$R$2:.$R$501];[.X119])+COUNTIF([.$S$2:.$S$501];[.X119])+COUNTIF([.$T$2:.$T$501];[.X119])+COUNTIF([.$U$2:.$U$501];[.X119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1996_2fa486f2-5e20-4a63-8e03-2a16dc32963c_rock.jpg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ustach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facial hair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actor</text:p>
          </table:table-cell>
          <table:table-cell table:number-columns-repeated="2"/>
          <table:table-cell office:value-type="string" calcext:value-type="string">
            <text:p>pretty</text:p>
          </table:table-cell>
          <table:table-cell table:formula="of:=COUNTIF([.$B$2:.$B$501];[.X120])+COUNTIF([.$C$2:.$C$501];[.X120])+COUNTIF([.$D$2:.$D$501];[.X120])+COUNTIF([.$E$2:.$E$501];[.X120])+COUNTIF([.$F$2:.$F$501];[.X120])+COUNTIF([.$G$2:.$G$501];[.X120])+COUNTIF([.$H$2:.$H$501];[.X120])+COUNTIF([.$I$2:.$I$501];[.X120])+COUNTIF([.$J$2:.$J$501];[.X120])+COUNTIF([.$K$2:.$K$501];[.X120])+COUNTIF([.$L$2:.$L$501];[.X120])+COUNTIF([.$M$2:.$M$501];[.X120])+COUNTIF([.$N$2:.$N$501];[.X120])+COUNTIF([.$O$2:.$O$501];[.X120])+COUNTIF([.$P$2:.$P$501];[.X120])+COUNTIF([.$Q$2:.$Q$501];[.X120])+COUNTIF([.$R$2:.$R$501];[.X120])+COUNTIF([.$S$2:.$S$501];[.X120])+COUNTIF([.$T$2:.$T$501];[.X120])+COUNTIF([.$U$2:.$U$501];[.X120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1996_3e15d970-158a-4dda-9d00-d31b20a9eb7f_electronic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wallpaper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vortex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graphic desig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wear</text:p>
          </table:table-cell>
          <table:table-cell table:number-columns-repeated="2"/>
          <table:table-cell office:value-type="string" calcext:value-type="string">
            <text:p>shadow</text:p>
          </table:table-cell>
          <table:table-cell table:formula="of:=COUNTIF([.$B$2:.$B$501];[.X121])+COUNTIF([.$C$2:.$C$501];[.X121])+COUNTIF([.$D$2:.$D$501];[.X121])+COUNTIF([.$E$2:.$E$501];[.X121])+COUNTIF([.$F$2:.$F$501];[.X121])+COUNTIF([.$G$2:.$G$501];[.X121])+COUNTIF([.$H$2:.$H$501];[.X121])+COUNTIF([.$I$2:.$I$501];[.X121])+COUNTIF([.$J$2:.$J$501];[.X121])+COUNTIF([.$K$2:.$K$501];[.X121])+COUNTIF([.$L$2:.$L$501];[.X121])+COUNTIF([.$M$2:.$M$501];[.X121])+COUNTIF([.$N$2:.$N$501];[.X121])+COUNTIF([.$O$2:.$O$501];[.X121])+COUNTIF([.$P$2:.$P$501];[.X121])+COUNTIF([.$Q$2:.$Q$501];[.X121])+COUNTIF([.$R$2:.$R$501];[.X121])+COUNTIF([.$S$2:.$S$501];[.X121])+COUNTIF([.$T$2:.$T$501];[.X121])+COUNTIF([.$U$2:.$U$501];[.X121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1996_6394deb7-c2e6-4d9f-8164-c7661bb62edd_country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panoramic</text:p>
          </table:table-cell>
          <table:table-cell table:number-columns-repeated="2"/>
          <table:table-cell office:value-type="string" calcext:value-type="string">
            <text:p>wall</text:p>
          </table:table-cell>
          <table:table-cell table:formula="of:=COUNTIF([.$B$2:.$B$501];[.X122])+COUNTIF([.$C$2:.$C$501];[.X122])+COUNTIF([.$D$2:.$D$501];[.X122])+COUNTIF([.$E$2:.$E$501];[.X122])+COUNTIF([.$F$2:.$F$501];[.X122])+COUNTIF([.$G$2:.$G$501];[.X122])+COUNTIF([.$H$2:.$H$501];[.X122])+COUNTIF([.$I$2:.$I$501];[.X122])+COUNTIF([.$J$2:.$J$501];[.X122])+COUNTIF([.$K$2:.$K$501];[.X122])+COUNTIF([.$L$2:.$L$501];[.X122])+COUNTIF([.$M$2:.$M$501];[.X122])+COUNTIF([.$N$2:.$N$501];[.X122])+COUNTIF([.$O$2:.$O$501];[.X122])+COUNTIF([.$P$2:.$P$501];[.X122])+COUNTIF([.$Q$2:.$Q$501];[.X122])+COUNTIF([.$R$2:.$R$501];[.X122])+COUNTIF([.$S$2:.$S$501];[.X122])+COUNTIF([.$T$2:.$T$501];[.X122])+COUNTIF([.$U$2:.$U$501];[.X122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1996_65c216a0-1233-4ca4-b033-e17df5489a31_country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veil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transportation system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nostalgia</text:p>
          </table:table-cell>
          <table:table-cell office:value-type="string" calcext:value-type="string">
            <text:p>cowboy hat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cowboy</text:p>
          </table:table-cell>
          <table:table-cell table:number-columns-repeated="2"/>
          <table:table-cell office:value-type="string" calcext:value-type="string">
            <text:p>wood</text:p>
          </table:table-cell>
          <table:table-cell table:formula="of:=COUNTIF([.$B$2:.$B$501];[.X123])+COUNTIF([.$C$2:.$C$501];[.X123])+COUNTIF([.$D$2:.$D$501];[.X123])+COUNTIF([.$E$2:.$E$501];[.X123])+COUNTIF([.$F$2:.$F$501];[.X123])+COUNTIF([.$G$2:.$G$501];[.X123])+COUNTIF([.$H$2:.$H$501];[.X123])+COUNTIF([.$I$2:.$I$501];[.X123])+COUNTIF([.$J$2:.$J$501];[.X123])+COUNTIF([.$K$2:.$K$501];[.X123])+COUNTIF([.$L$2:.$L$501];[.X123])+COUNTIF([.$M$2:.$M$501];[.X123])+COUNTIF([.$N$2:.$N$501];[.X123])+COUNTIF([.$O$2:.$O$501];[.X123])+COUNTIF([.$P$2:.$P$501];[.X123])+COUNTIF([.$Q$2:.$Q$501];[.X123])+COUNTIF([.$R$2:.$R$501];[.X123])+COUNTIF([.$S$2:.$S$501];[.X123])+COUNTIF([.$T$2:.$T$501];[.X123])+COUNTIF([.$U$2:.$U$501];[.X123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1996_7d2fad7b-1e9b-4c9b-8c21-5057dc237394_p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ports equipment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group together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outdoors</text:p>
          </table:table-cell>
          <table:table-cell table:number-columns-repeated="2"/>
          <table:table-cell office:value-type="string" calcext:value-type="string">
            <text:p>enjoyment</text:p>
          </table:table-cell>
          <table:table-cell table:formula="of:=COUNTIF([.$B$2:.$B$501];[.X124])+COUNTIF([.$C$2:.$C$501];[.X124])+COUNTIF([.$D$2:.$D$501];[.X124])+COUNTIF([.$E$2:.$E$501];[.X124])+COUNTIF([.$F$2:.$F$501];[.X124])+COUNTIF([.$G$2:.$G$501];[.X124])+COUNTIF([.$H$2:.$H$501];[.X124])+COUNTIF([.$I$2:.$I$501];[.X124])+COUNTIF([.$J$2:.$J$501];[.X124])+COUNTIF([.$K$2:.$K$501];[.X124])+COUNTIF([.$L$2:.$L$501];[.X124])+COUNTIF([.$M$2:.$M$501];[.X124])+COUNTIF([.$N$2:.$N$501];[.X124])+COUNTIF([.$O$2:.$O$501];[.X124])+COUNTIF([.$P$2:.$P$501];[.X124])+COUNTIF([.$Q$2:.$Q$501];[.X124])+COUNTIF([.$R$2:.$R$501];[.X124])+COUNTIF([.$S$2:.$S$501];[.X124])+COUNTIF([.$T$2:.$T$501];[.X124])+COUNTIF([.$U$2:.$U$501];[.X124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1996_85e9cfbd-d41d-407f-ad85-7e661c0c11db_electronic.jpg</text:p>
          </table:table-cell>
          <table:table-cell office:value-type="string" calcext:value-type="string">
            <text:p>horizontal plane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eashore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seascap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idyllic</text:p>
          </table:table-cell>
          <table:table-cell office:value-type="string" calcext:value-type="string">
            <text:p>fair weather</text:p>
          </table:table-cell>
          <table:table-cell table:number-columns-repeated="2"/>
          <table:table-cell office:value-type="string" calcext:value-type="string">
            <text:p>face</text:p>
          </table:table-cell>
          <table:table-cell table:formula="of:=COUNTIF([.$B$2:.$B$501];[.X125])+COUNTIF([.$C$2:.$C$501];[.X125])+COUNTIF([.$D$2:.$D$501];[.X125])+COUNTIF([.$E$2:.$E$501];[.X125])+COUNTIF([.$F$2:.$F$501];[.X125])+COUNTIF([.$G$2:.$G$501];[.X125])+COUNTIF([.$H$2:.$H$501];[.X125])+COUNTIF([.$I$2:.$I$501];[.X125])+COUNTIF([.$J$2:.$J$501];[.X125])+COUNTIF([.$K$2:.$K$501];[.X125])+COUNTIF([.$L$2:.$L$501];[.X125])+COUNTIF([.$M$2:.$M$501];[.X125])+COUNTIF([.$N$2:.$N$501];[.X125])+COUNTIF([.$O$2:.$O$501];[.X125])+COUNTIF([.$P$2:.$P$501];[.X125])+COUNTIF([.$Q$2:.$Q$501];[.X125])+COUNTIF([.$R$2:.$R$501];[.X125])+COUNTIF([.$S$2:.$S$501];[.X125])+COUNTIF([.$T$2:.$T$501];[.X125])+COUNTIF([.$U$2:.$U$501];[.X125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1996_960e5cd6-b869-455b-9a86-115343f333c3_rock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stronaut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old</text:p>
          </table:table-cell>
          <table:table-cell table:number-columns-repeated="2"/>
          <table:table-cell office:value-type="string" calcext:value-type="string">
            <text:p>flame</text:p>
          </table:table-cell>
          <table:table-cell table:formula="of:=COUNTIF([.$B$2:.$B$501];[.X126])+COUNTIF([.$C$2:.$C$501];[.X126])+COUNTIF([.$D$2:.$D$501];[.X126])+COUNTIF([.$E$2:.$E$501];[.X126])+COUNTIF([.$F$2:.$F$501];[.X126])+COUNTIF([.$G$2:.$G$501];[.X126])+COUNTIF([.$H$2:.$H$501];[.X126])+COUNTIF([.$I$2:.$I$501];[.X126])+COUNTIF([.$J$2:.$J$501];[.X126])+COUNTIF([.$K$2:.$K$501];[.X126])+COUNTIF([.$L$2:.$L$501];[.X126])+COUNTIF([.$M$2:.$M$501];[.X126])+COUNTIF([.$N$2:.$N$501];[.X126])+COUNTIF([.$O$2:.$O$501];[.X126])+COUNTIF([.$P$2:.$P$501];[.X126])+COUNTIF([.$Q$2:.$Q$501];[.X126])+COUNTIF([.$R$2:.$R$501];[.X126])+COUNTIF([.$S$2:.$S$501];[.X126])+COUNTIF([.$T$2:.$T$501];[.X126])+COUNTIF([.$U$2:.$U$501];[.X126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1996_9f754cd6-7653-4b0d-bf72-1745a60d5f1e_pop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chalk out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visuals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isolated</text:p>
          </table:table-cell>
          <table:table-cell table:number-columns-repeated="2"/>
          <table:table-cell office:value-type="string" calcext:value-type="string">
            <text:p>friendship</text:p>
          </table:table-cell>
          <table:table-cell table:formula="of:=COUNTIF([.$B$2:.$B$501];[.X127])+COUNTIF([.$C$2:.$C$501];[.X127])+COUNTIF([.$D$2:.$D$501];[.X127])+COUNTIF([.$E$2:.$E$501];[.X127])+COUNTIF([.$F$2:.$F$501];[.X127])+COUNTIF([.$G$2:.$G$501];[.X127])+COUNTIF([.$H$2:.$H$501];[.X127])+COUNTIF([.$I$2:.$I$501];[.X127])+COUNTIF([.$J$2:.$J$501];[.X127])+COUNTIF([.$K$2:.$K$501];[.X127])+COUNTIF([.$L$2:.$L$501];[.X127])+COUNTIF([.$M$2:.$M$501];[.X127])+COUNTIF([.$N$2:.$N$501];[.X127])+COUNTIF([.$O$2:.$O$501];[.X127])+COUNTIF([.$P$2:.$P$501];[.X127])+COUNTIF([.$Q$2:.$Q$501];[.X127])+COUNTIF([.$R$2:.$R$501];[.X127])+COUNTIF([.$S$2:.$S$501];[.X127])+COUNTIF([.$T$2:.$T$501];[.X127])+COUNTIF([.$U$2:.$U$501];[.X127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1996_9fe82bfa-ef73-4338-b476-df8d86a51e57_pop.jpg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picture fram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ancient</text:p>
          </table:table-cell>
          <table:table-cell table:number-columns-repeated="2"/>
          <table:table-cell office:value-type="string" calcext:value-type="string">
            <text:p>individuality</text:p>
          </table:table-cell>
          <table:table-cell table:formula="of:=COUNTIF([.$B$2:.$B$501];[.X128])+COUNTIF([.$C$2:.$C$501];[.X128])+COUNTIF([.$D$2:.$D$501];[.X128])+COUNTIF([.$E$2:.$E$501];[.X128])+COUNTIF([.$F$2:.$F$501];[.X128])+COUNTIF([.$G$2:.$G$501];[.X128])+COUNTIF([.$H$2:.$H$501];[.X128])+COUNTIF([.$I$2:.$I$501];[.X128])+COUNTIF([.$J$2:.$J$501];[.X128])+COUNTIF([.$K$2:.$K$501];[.X128])+COUNTIF([.$L$2:.$L$501];[.X128])+COUNTIF([.$M$2:.$M$501];[.X128])+COUNTIF([.$N$2:.$N$501];[.X128])+COUNTIF([.$O$2:.$O$501];[.X128])+COUNTIF([.$P$2:.$P$501];[.X128])+COUNTIF([.$Q$2:.$Q$501];[.X128])+COUNTIF([.$R$2:.$R$501];[.X128])+COUNTIF([.$S$2:.$S$501];[.X128])+COUNTIF([.$T$2:.$T$501];[.X128])+COUNTIF([.$U$2:.$U$501];[.X128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1996_aea728ef-e286-3949-bfba-01ab0ac961c2_pop.jpg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shirtless</text:p>
          </table:table-cell>
          <table:table-cell office:value-type="string" calcext:value-type="string">
            <text:p>tourist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togetherness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trip journey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transportation system</text:p>
          </table:table-cell>
          <table:table-cell table:number-columns-repeated="2"/>
          <table:table-cell office:value-type="string" calcext:value-type="string">
            <text:p>profile</text:p>
          </table:table-cell>
          <table:table-cell table:formula="of:=COUNTIF([.$B$2:.$B$501];[.X129])+COUNTIF([.$C$2:.$C$501];[.X129])+COUNTIF([.$D$2:.$D$501];[.X129])+COUNTIF([.$E$2:.$E$501];[.X129])+COUNTIF([.$F$2:.$F$501];[.X129])+COUNTIF([.$G$2:.$G$501];[.X129])+COUNTIF([.$H$2:.$H$501];[.X129])+COUNTIF([.$I$2:.$I$501];[.X129])+COUNTIF([.$J$2:.$J$501];[.X129])+COUNTIF([.$K$2:.$K$501];[.X129])+COUNTIF([.$L$2:.$L$501];[.X129])+COUNTIF([.$M$2:.$M$501];[.X129])+COUNTIF([.$N$2:.$N$501];[.X129])+COUNTIF([.$O$2:.$O$501];[.X129])+COUNTIF([.$P$2:.$P$501];[.X129])+COUNTIF([.$Q$2:.$Q$501];[.X129])+COUNTIF([.$R$2:.$R$501];[.X129])+COUNTIF([.$S$2:.$S$501];[.X129])+COUNTIF([.$T$2:.$T$501];[.X129])+COUNTIF([.$U$2:.$U$501];[.X129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1996_dd51cabe-c150-38cf-b0cd-ebc9e5c9994f_rock.jpg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postcard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historic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margin</text:p>
          </table:table-cell>
          <table:table-cell table:number-columns-repeated="2"/>
          <table:table-cell office:value-type="string" calcext:value-type="string">
            <text:p>reflection</text:p>
          </table:table-cell>
          <table:table-cell table:formula="of:=COUNTIF([.$B$2:.$B$501];[.X130])+COUNTIF([.$C$2:.$C$501];[.X130])+COUNTIF([.$D$2:.$D$501];[.X130])+COUNTIF([.$E$2:.$E$501];[.X130])+COUNTIF([.$F$2:.$F$501];[.X130])+COUNTIF([.$G$2:.$G$501];[.X130])+COUNTIF([.$H$2:.$H$501];[.X130])+COUNTIF([.$I$2:.$I$501];[.X130])+COUNTIF([.$J$2:.$J$501];[.X130])+COUNTIF([.$K$2:.$K$501];[.X130])+COUNTIF([.$L$2:.$L$501];[.X130])+COUNTIF([.$M$2:.$M$501];[.X130])+COUNTIF([.$N$2:.$N$501];[.X130])+COUNTIF([.$O$2:.$O$501];[.X130])+COUNTIF([.$P$2:.$P$501];[.X130])+COUNTIF([.$Q$2:.$Q$501];[.X130])+COUNTIF([.$R$2:.$R$501];[.X130])+COUNTIF([.$S$2:.$S$501];[.X130])+COUNTIF([.$T$2:.$T$501];[.X130])+COUNTIF([.$U$2:.$U$501];[.X130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1996_f123a7bf-01c9-458f-8fa9-6cf087d3aadf_country.jp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picture frame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abstract</text:p>
          </table:table-cell>
          <table:table-cell table:number-columns-repeated="2"/>
          <table:table-cell office:value-type="string" calcext:value-type="string">
            <text:p>religion</text:p>
          </table:table-cell>
          <table:table-cell table:formula="of:=COUNTIF([.$B$2:.$B$501];[.X131])+COUNTIF([.$C$2:.$C$501];[.X131])+COUNTIF([.$D$2:.$D$501];[.X131])+COUNTIF([.$E$2:.$E$501];[.X131])+COUNTIF([.$F$2:.$F$501];[.X131])+COUNTIF([.$G$2:.$G$501];[.X131])+COUNTIF([.$H$2:.$H$501];[.X131])+COUNTIF([.$I$2:.$I$501];[.X131])+COUNTIF([.$J$2:.$J$501];[.X131])+COUNTIF([.$K$2:.$K$501];[.X131])+COUNTIF([.$L$2:.$L$501];[.X131])+COUNTIF([.$M$2:.$M$501];[.X131])+COUNTIF([.$N$2:.$N$501];[.X131])+COUNTIF([.$O$2:.$O$501];[.X131])+COUNTIF([.$P$2:.$P$501];[.X131])+COUNTIF([.$Q$2:.$Q$501];[.X131])+COUNTIF([.$R$2:.$R$501];[.X131])+COUNTIF([.$S$2:.$S$501];[.X131])+COUNTIF([.$T$2:.$T$501];[.X131])+COUNTIF([.$U$2:.$U$501];[.X131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1996_f943cb70-14b3-4243-8144-1ad83a01aaa9_country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nostalgia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cowboy hat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guitar</text:p>
          </table:table-cell>
          <table:table-cell table:number-columns-repeated="2"/>
          <table:table-cell office:value-type="string" calcext:value-type="string">
            <text:p>security</text:p>
          </table:table-cell>
          <table:table-cell table:formula="of:=COUNTIF([.$B$2:.$B$501];[.X132])+COUNTIF([.$C$2:.$C$501];[.X132])+COUNTIF([.$D$2:.$D$501];[.X132])+COUNTIF([.$E$2:.$E$501];[.X132])+COUNTIF([.$F$2:.$F$501];[.X132])+COUNTIF([.$G$2:.$G$501];[.X132])+COUNTIF([.$H$2:.$H$501];[.X132])+COUNTIF([.$I$2:.$I$501];[.X132])+COUNTIF([.$J$2:.$J$501];[.X132])+COUNTIF([.$K$2:.$K$501];[.X132])+COUNTIF([.$L$2:.$L$501];[.X132])+COUNTIF([.$M$2:.$M$501];[.X132])+COUNTIF([.$N$2:.$N$501];[.X132])+COUNTIF([.$O$2:.$O$501];[.X132])+COUNTIF([.$P$2:.$P$501];[.X132])+COUNTIF([.$Q$2:.$Q$501];[.X132])+COUNTIF([.$R$2:.$R$501];[.X132])+COUNTIF([.$S$2:.$S$501];[.X132])+COUNTIF([.$T$2:.$T$501];[.X132])+COUNTIF([.$U$2:.$U$501];[.X132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1997_04342860-0351-47fd-9a9a-00cf59b9c579_country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writing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print</text:p>
          </table:table-cell>
          <table:table-cell table:number-columns-repeated="2"/>
          <table:table-cell office:value-type="string" calcext:value-type="string">
            <text:p>beautiful</text:p>
          </table:table-cell>
          <table:table-cell table:formula="of:=COUNTIF([.$B$2:.$B$501];[.X133])+COUNTIF([.$C$2:.$C$501];[.X133])+COUNTIF([.$D$2:.$D$501];[.X133])+COUNTIF([.$E$2:.$E$501];[.X133])+COUNTIF([.$F$2:.$F$501];[.X133])+COUNTIF([.$G$2:.$G$501];[.X133])+COUNTIF([.$H$2:.$H$501];[.X133])+COUNTIF([.$I$2:.$I$501];[.X133])+COUNTIF([.$J$2:.$J$501];[.X133])+COUNTIF([.$K$2:.$K$501];[.X133])+COUNTIF([.$L$2:.$L$501];[.X133])+COUNTIF([.$M$2:.$M$501];[.X133])+COUNTIF([.$N$2:.$N$501];[.X133])+COUNTIF([.$O$2:.$O$501];[.X133])+COUNTIF([.$P$2:.$P$501];[.X133])+COUNTIF([.$Q$2:.$Q$501];[.X133])+COUNTIF([.$R$2:.$R$501];[.X133])+COUNTIF([.$S$2:.$S$501];[.X133])+COUNTIF([.$T$2:.$T$501];[.X133])+COUNTIF([.$U$2:.$U$501];[.X133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1997_0aec800b-621e-48df-a734-2720a6312885_rock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izarre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alloween</text:p>
          </table:table-cell>
          <table:table-cell office:value-type="string" calcext:value-type="string">
            <text:p>adolescen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indoors</text:p>
          </table:table-cell>
          <table:table-cell table:number-columns-repeated="2"/>
          <table:table-cell office:value-type="string" calcext:value-type="string">
            <text:p>Christmas</text:p>
          </table:table-cell>
          <table:table-cell table:formula="of:=COUNTIF([.$B$2:.$B$501];[.X134])+COUNTIF([.$C$2:.$C$501];[.X134])+COUNTIF([.$D$2:.$D$501];[.X134])+COUNTIF([.$E$2:.$E$501];[.X134])+COUNTIF([.$F$2:.$F$501];[.X134])+COUNTIF([.$G$2:.$G$501];[.X134])+COUNTIF([.$H$2:.$H$501];[.X134])+COUNTIF([.$I$2:.$I$501];[.X134])+COUNTIF([.$J$2:.$J$501];[.X134])+COUNTIF([.$K$2:.$K$501];[.X134])+COUNTIF([.$L$2:.$L$501];[.X134])+COUNTIF([.$M$2:.$M$501];[.X134])+COUNTIF([.$N$2:.$N$501];[.X134])+COUNTIF([.$O$2:.$O$501];[.X134])+COUNTIF([.$P$2:.$P$501];[.X134])+COUNTIF([.$Q$2:.$Q$501];[.X134])+COUNTIF([.$R$2:.$R$501];[.X134])+COUNTIF([.$S$2:.$S$501];[.X134])+COUNTIF([.$T$2:.$T$501];[.X134])+COUNTIF([.$U$2:.$U$501];[.X134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1997_1158929a-8a88-4b06-a7c9-cd5930db146e_hip-hop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orizontal plane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icture frame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collection</text:p>
          </table:table-cell>
          <table:table-cell table:formula="of:=COUNTIF([.$B$2:.$B$501];[.X135])+COUNTIF([.$C$2:.$C$501];[.X135])+COUNTIF([.$D$2:.$D$501];[.X135])+COUNTIF([.$E$2:.$E$501];[.X135])+COUNTIF([.$F$2:.$F$501];[.X135])+COUNTIF([.$G$2:.$G$501];[.X135])+COUNTIF([.$H$2:.$H$501];[.X135])+COUNTIF([.$I$2:.$I$501];[.X135])+COUNTIF([.$J$2:.$J$501];[.X135])+COUNTIF([.$K$2:.$K$501];[.X135])+COUNTIF([.$L$2:.$L$501];[.X135])+COUNTIF([.$M$2:.$M$501];[.X135])+COUNTIF([.$N$2:.$N$501];[.X135])+COUNTIF([.$O$2:.$O$501];[.X135])+COUNTIF([.$P$2:.$P$501];[.X135])+COUNTIF([.$Q$2:.$Q$501];[.X135])+COUNTIF([.$R$2:.$R$501];[.X135])+COUNTIF([.$S$2:.$S$501];[.X135])+COUNTIF([.$T$2:.$T$501];[.X135])+COUNTIF([.$U$2:.$U$501];[.X135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1997_1abf3c04-cc11-4ea7-8377-dccf6355579c_hip-hop.jpg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tadium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hampionship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ootball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coaching</text:p>
          </table:table-cell>
          <table:table-cell office:value-type="string" calcext:value-type="string">
            <text:p>action energy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league</text:p>
          </table:table-cell>
          <table:table-cell table:number-columns-repeated="2"/>
          <table:table-cell office:value-type="string" calcext:value-type="string">
            <text:p>Halloween</text:p>
          </table:table-cell>
          <table:table-cell table:formula="of:=COUNTIF([.$B$2:.$B$501];[.X136])+COUNTIF([.$C$2:.$C$501];[.X136])+COUNTIF([.$D$2:.$D$501];[.X136])+COUNTIF([.$E$2:.$E$501];[.X136])+COUNTIF([.$F$2:.$F$501];[.X136])+COUNTIF([.$G$2:.$G$501];[.X136])+COUNTIF([.$H$2:.$H$501];[.X136])+COUNTIF([.$I$2:.$I$501];[.X136])+COUNTIF([.$J$2:.$J$501];[.X136])+COUNTIF([.$K$2:.$K$501];[.X136])+COUNTIF([.$L$2:.$L$501];[.X136])+COUNTIF([.$M$2:.$M$501];[.X136])+COUNTIF([.$N$2:.$N$501];[.X136])+COUNTIF([.$O$2:.$O$501];[.X136])+COUNTIF([.$P$2:.$P$501];[.X136])+COUNTIF([.$Q$2:.$Q$501];[.X136])+COUNTIF([.$R$2:.$R$501];[.X136])+COUNTIF([.$S$2:.$S$501];[.X136])+COUNTIF([.$T$2:.$T$501];[.X136])+COUNTIF([.$U$2:.$U$501];[.X136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1997_2b60087a-bb73-432b-b986-b43931064d0e_pop.jp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promotion</text:p>
          </table:table-cell>
          <table:table-cell office:value-type="string" calcext:value-type="string">
            <text:p>actress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adolescent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dress</text:p>
          </table:table-cell>
          <table:table-cell table:number-columns-repeated="2"/>
          <table:table-cell office:value-type="string" calcext:value-type="string">
            <text:p>happiness</text:p>
          </table:table-cell>
          <table:table-cell table:formula="of:=COUNTIF([.$B$2:.$B$501];[.X137])+COUNTIF([.$C$2:.$C$501];[.X137])+COUNTIF([.$D$2:.$D$501];[.X137])+COUNTIF([.$E$2:.$E$501];[.X137])+COUNTIF([.$F$2:.$F$501];[.X137])+COUNTIF([.$G$2:.$G$501];[.X137])+COUNTIF([.$H$2:.$H$501];[.X137])+COUNTIF([.$I$2:.$I$501];[.X137])+COUNTIF([.$J$2:.$J$501];[.X137])+COUNTIF([.$K$2:.$K$501];[.X137])+COUNTIF([.$L$2:.$L$501];[.X137])+COUNTIF([.$M$2:.$M$501];[.X137])+COUNTIF([.$N$2:.$N$501];[.X137])+COUNTIF([.$O$2:.$O$501];[.X137])+COUNTIF([.$P$2:.$P$501];[.X137])+COUNTIF([.$Q$2:.$Q$501];[.X137])+COUNTIF([.$R$2:.$R$501];[.X137])+COUNTIF([.$S$2:.$S$501];[.X137])+COUNTIF([.$T$2:.$T$501];[.X137])+COUNTIF([.$U$2:.$U$501];[.X137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1997_55c24dc9-d6bf-4fd6-b306-2b3f40c62927_hip-hop.jpg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red carpet</text:p>
          </table:table-cell>
          <table:table-cell office:value-type="string" calcext:value-type="string">
            <text:p>promotio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theater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actress</text:p>
          </table:table-cell>
          <table:table-cell office:value-type="string" calcext:value-type="string">
            <text:p>Halloween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lithograph</text:p>
          </table:table-cell>
          <table:table-cell table:formula="of:=COUNTIF([.$B$2:.$B$501];[.X138])+COUNTIF([.$C$2:.$C$501];[.X138])+COUNTIF([.$D$2:.$D$501];[.X138])+COUNTIF([.$E$2:.$E$501];[.X138])+COUNTIF([.$F$2:.$F$501];[.X138])+COUNTIF([.$G$2:.$G$501];[.X138])+COUNTIF([.$H$2:.$H$501];[.X138])+COUNTIF([.$I$2:.$I$501];[.X138])+COUNTIF([.$J$2:.$J$501];[.X138])+COUNTIF([.$K$2:.$K$501];[.X138])+COUNTIF([.$L$2:.$L$501];[.X138])+COUNTIF([.$M$2:.$M$501];[.X138])+COUNTIF([.$N$2:.$N$501];[.X138])+COUNTIF([.$O$2:.$O$501];[.X138])+COUNTIF([.$P$2:.$P$501];[.X138])+COUNTIF([.$Q$2:.$Q$501];[.X138])+COUNTIF([.$R$2:.$R$501];[.X138])+COUNTIF([.$S$2:.$S$501];[.X138])+COUNTIF([.$T$2:.$T$501];[.X138])+COUNTIF([.$U$2:.$U$501];[.X138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1997_5965201a-bf72-40da-a28c-610d53213bd7_country.jpg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historic</text:p>
          </table:table-cell>
          <table:table-cell office:value-type="string" calcext:value-type="string">
            <text:p>postcar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ainting</text:p>
          </table:table-cell>
          <table:table-cell table:number-columns-repeated="2"/>
          <table:table-cell office:value-type="string" calcext:value-type="string">
            <text:p>pensive</text:p>
          </table:table-cell>
          <table:table-cell table:formula="of:=COUNTIF([.$B$2:.$B$501];[.X139])+COUNTIF([.$C$2:.$C$501];[.X139])+COUNTIF([.$D$2:.$D$501];[.X139])+COUNTIF([.$E$2:.$E$501];[.X139])+COUNTIF([.$F$2:.$F$501];[.X139])+COUNTIF([.$G$2:.$G$501];[.X139])+COUNTIF([.$H$2:.$H$501];[.X139])+COUNTIF([.$I$2:.$I$501];[.X139])+COUNTIF([.$J$2:.$J$501];[.X139])+COUNTIF([.$K$2:.$K$501];[.X139])+COUNTIF([.$L$2:.$L$501];[.X139])+COUNTIF([.$M$2:.$M$501];[.X139])+COUNTIF([.$N$2:.$N$501];[.X139])+COUNTIF([.$O$2:.$O$501];[.X139])+COUNTIF([.$P$2:.$P$501];[.X139])+COUNTIF([.$Q$2:.$Q$501];[.X139])+COUNTIF([.$R$2:.$R$501];[.X139])+COUNTIF([.$S$2:.$S$501];[.X139])+COUNTIF([.$T$2:.$T$501];[.X139])+COUNTIF([.$U$2:.$U$501];[.X139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1997_5c2103db-5dab-469f-9697-02c9e542ad4a_country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canvas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watercolor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watercolor painting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Impressionism</text:p>
          </table:table-cell>
          <table:table-cell office:value-type="string" calcext:value-type="string">
            <text:p>stain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picture frame</text:p>
          </table:table-cell>
          <table:table-cell office:value-type="string" calcext:value-type="string">
            <text:p>brush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table:formula="of:=COUNTIF([.$B$2:.$B$501];[.X140])+COUNTIF([.$C$2:.$C$501];[.X140])+COUNTIF([.$D$2:.$D$501];[.X140])+COUNTIF([.$E$2:.$E$501];[.X140])+COUNTIF([.$F$2:.$F$501];[.X140])+COUNTIF([.$G$2:.$G$501];[.X140])+COUNTIF([.$H$2:.$H$501];[.X140])+COUNTIF([.$I$2:.$I$501];[.X140])+COUNTIF([.$J$2:.$J$501];[.X140])+COUNTIF([.$K$2:.$K$501];[.X140])+COUNTIF([.$L$2:.$L$501];[.X140])+COUNTIF([.$M$2:.$M$501];[.X140])+COUNTIF([.$N$2:.$N$501];[.X140])+COUNTIF([.$O$2:.$O$501];[.X140])+COUNTIF([.$P$2:.$P$501];[.X140])+COUNTIF([.$Q$2:.$Q$501];[.X140])+COUNTIF([.$R$2:.$R$501];[.X140])+COUNTIF([.$S$2:.$S$501];[.X140])+COUNTIF([.$T$2:.$T$501];[.X140])+COUNTIF([.$U$2:.$U$501];[.X140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1997_6137f03f-be09-418d-9b5a-9799531f635e_rock.jpg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wboy ha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veil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mustach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elderly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ancher</text:p>
          </table:table-cell>
          <table:table-cell table:number-columns-repeated="2"/>
          <table:table-cell office:value-type="string" calcext:value-type="string">
            <text:p>actress</text:p>
          </table:table-cell>
          <table:table-cell table:formula="of:=COUNTIF([.$B$2:.$B$501];[.X141])+COUNTIF([.$C$2:.$C$501];[.X141])+COUNTIF([.$D$2:.$D$501];[.X141])+COUNTIF([.$E$2:.$E$501];[.X141])+COUNTIF([.$F$2:.$F$501];[.X141])+COUNTIF([.$G$2:.$G$501];[.X141])+COUNTIF([.$H$2:.$H$501];[.X141])+COUNTIF([.$I$2:.$I$501];[.X141])+COUNTIF([.$J$2:.$J$501];[.X141])+COUNTIF([.$K$2:.$K$501];[.X141])+COUNTIF([.$L$2:.$L$501];[.X141])+COUNTIF([.$M$2:.$M$501];[.X141])+COUNTIF([.$N$2:.$N$501];[.X141])+COUNTIF([.$O$2:.$O$501];[.X141])+COUNTIF([.$P$2:.$P$501];[.X141])+COUNTIF([.$Q$2:.$Q$501];[.X141])+COUNTIF([.$R$2:.$R$501];[.X141])+COUNTIF([.$S$2:.$S$501];[.X141])+COUNTIF([.$T$2:.$T$501];[.X141])+COUNTIF([.$U$2:.$U$501];[.X141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1997_6445dabe-2389-4dd8-94a6-9f22e8e254d6_country.jp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mustache</text:p>
          </table:table-cell>
          <table:table-cell office:value-type="string" calcext:value-type="string">
            <text:p>facial hair</text:p>
          </table:table-cell>
          <table:table-cell office:value-type="string" calcext:value-type="string">
            <text:p>stubble</text:p>
          </table:table-cell>
          <table:table-cell office:value-type="string" calcext:value-type="string">
            <text:p>fine-looking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headshot</text:p>
          </table:table-cell>
          <table:table-cell office:value-type="string" calcext:value-type="string">
            <text:p>unshaven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pensive</text:p>
          </table:table-cell>
          <table:table-cell office:value-type="string" calcext:value-type="string">
            <text:p>goatee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hair</text:p>
          </table:table-cell>
          <table:table-cell table:number-columns-repeated="2"/>
          <table:table-cell office:value-type="string" calcext:value-type="string">
            <text:p>contemplation</text:p>
          </table:table-cell>
          <table:table-cell table:formula="of:=COUNTIF([.$B$2:.$B$501];[.X142])+COUNTIF([.$C$2:.$C$501];[.X142])+COUNTIF([.$D$2:.$D$501];[.X142])+COUNTIF([.$E$2:.$E$501];[.X142])+COUNTIF([.$F$2:.$F$501];[.X142])+COUNTIF([.$G$2:.$G$501];[.X142])+COUNTIF([.$H$2:.$H$501];[.X142])+COUNTIF([.$I$2:.$I$501];[.X142])+COUNTIF([.$J$2:.$J$501];[.X142])+COUNTIF([.$K$2:.$K$501];[.X142])+COUNTIF([.$L$2:.$L$501];[.X142])+COUNTIF([.$M$2:.$M$501];[.X142])+COUNTIF([.$N$2:.$N$501];[.X142])+COUNTIF([.$O$2:.$O$501];[.X142])+COUNTIF([.$P$2:.$P$501];[.X142])+COUNTIF([.$Q$2:.$Q$501];[.X142])+COUNTIF([.$R$2:.$R$501];[.X142])+COUNTIF([.$S$2:.$S$501];[.X142])+COUNTIF([.$T$2:.$T$501];[.X142])+COUNTIF([.$U$2:.$U$501];[.X142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1997_6d969bc3-6575-44e7-87eb-a2142c20163d_pop.jp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fine-looking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ensive</text:p>
          </table:table-cell>
          <table:table-cell office:value-type="string" calcext:value-type="string">
            <text:p>attitude</text:p>
          </table:table-cell>
          <table:table-cell office:value-type="string" calcext:value-type="string">
            <text:p>masculinity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furious</text:p>
          </table:table-cell>
          <table:table-cell office:value-type="string" calcext:value-type="string">
            <text:p>brawny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contemplation</text:p>
          </table:table-cell>
          <table:table-cell office:value-type="string" calcext:value-type="string">
            <text:p>adverse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stubble</text:p>
          </table:table-cell>
          <table:table-cell table:number-columns-repeated="2"/>
          <table:table-cell office:value-type="string" calcext:value-type="string">
            <text:p>disjunct</text:p>
          </table:table-cell>
          <table:table-cell table:formula="of:=COUNTIF([.$B$2:.$B$501];[.X143])+COUNTIF([.$C$2:.$C$501];[.X143])+COUNTIF([.$D$2:.$D$501];[.X143])+COUNTIF([.$E$2:.$E$501];[.X143])+COUNTIF([.$F$2:.$F$501];[.X143])+COUNTIF([.$G$2:.$G$501];[.X143])+COUNTIF([.$H$2:.$H$501];[.X143])+COUNTIF([.$I$2:.$I$501];[.X143])+COUNTIF([.$J$2:.$J$501];[.X143])+COUNTIF([.$K$2:.$K$501];[.X143])+COUNTIF([.$L$2:.$L$501];[.X143])+COUNTIF([.$M$2:.$M$501];[.X143])+COUNTIF([.$N$2:.$N$501];[.X143])+COUNTIF([.$O$2:.$O$501];[.X143])+COUNTIF([.$P$2:.$P$501];[.X143])+COUNTIF([.$Q$2:.$Q$501];[.X143])+COUNTIF([.$R$2:.$R$501];[.X143])+COUNTIF([.$S$2:.$S$501];[.X143])+COUNTIF([.$T$2:.$T$501];[.X143])+COUNTIF([.$U$2:.$U$501];[.X143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1997_b73f4fe0-8676-401f-b38e-9b117d6e2f8e_pop.jp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ogethernes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amwork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partnership</text:p>
          </table:table-cell>
          <table:table-cell office:value-type="string" calcext:value-type="string">
            <text:p>multicultural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squad</text:p>
          </table:table-cell>
          <table:table-cell office:value-type="string" calcext:value-type="string">
            <text:p>karate</text:p>
          </table:table-cell>
          <table:table-cell table:number-columns-repeated="2"/>
          <table:table-cell office:value-type="string" calcext:value-type="string">
            <text:p>elegant</text:p>
          </table:table-cell>
          <table:table-cell table:formula="of:=COUNTIF([.$B$2:.$B$501];[.X144])+COUNTIF([.$C$2:.$C$501];[.X144])+COUNTIF([.$D$2:.$D$501];[.X144])+COUNTIF([.$E$2:.$E$501];[.X144])+COUNTIF([.$F$2:.$F$501];[.X144])+COUNTIF([.$G$2:.$G$501];[.X144])+COUNTIF([.$H$2:.$H$501];[.X144])+COUNTIF([.$I$2:.$I$501];[.X144])+COUNTIF([.$J$2:.$J$501];[.X144])+COUNTIF([.$K$2:.$K$501];[.X144])+COUNTIF([.$L$2:.$L$501];[.X144])+COUNTIF([.$M$2:.$M$501];[.X144])+COUNTIF([.$N$2:.$N$501];[.X144])+COUNTIF([.$O$2:.$O$501];[.X144])+COUNTIF([.$P$2:.$P$501];[.X144])+COUNTIF([.$Q$2:.$Q$501];[.X144])+COUNTIF([.$R$2:.$R$501];[.X144])+COUNTIF([.$S$2:.$S$501];[.X144])+COUNTIF([.$T$2:.$T$501];[.X144])+COUNTIF([.$U$2:.$U$501];[.X144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1997_bbf6ecfb-cb4f-401c-9d05-2b6c22d1366d_rock.jpg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writing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horizontal</text:p>
          </table:table-cell>
          <table:table-cell table:number-columns-repeated="2"/>
          <table:table-cell office:value-type="string" calcext:value-type="string">
            <text:p>identity</text:p>
          </table:table-cell>
          <table:table-cell table:formula="of:=COUNTIF([.$B$2:.$B$501];[.X145])+COUNTIF([.$C$2:.$C$501];[.X145])+COUNTIF([.$D$2:.$D$501];[.X145])+COUNTIF([.$E$2:.$E$501];[.X145])+COUNTIF([.$F$2:.$F$501];[.X145])+COUNTIF([.$G$2:.$G$501];[.X145])+COUNTIF([.$H$2:.$H$501];[.X145])+COUNTIF([.$I$2:.$I$501];[.X145])+COUNTIF([.$J$2:.$J$501];[.X145])+COUNTIF([.$K$2:.$K$501];[.X145])+COUNTIF([.$L$2:.$L$501];[.X145])+COUNTIF([.$M$2:.$M$501];[.X145])+COUNTIF([.$N$2:.$N$501];[.X145])+COUNTIF([.$O$2:.$O$501];[.X145])+COUNTIF([.$P$2:.$P$501];[.X145])+COUNTIF([.$Q$2:.$Q$501];[.X145])+COUNTIF([.$R$2:.$R$501];[.X145])+COUNTIF([.$S$2:.$S$501];[.X145])+COUNTIF([.$T$2:.$T$501];[.X145])+COUNTIF([.$U$2:.$U$501];[.X145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1997_d21770fe-5235-4bba-9289-f8e3c2b39282_country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togetherness</text:p>
          </table:table-cell>
          <table:table-cell office:value-type="string" calcext:value-type="string">
            <text:p>enjoyment</text:p>
          </table:table-cell>
          <table:table-cell table:number-columns-repeated="2"/>
          <table:table-cell office:value-type="string" calcext:value-type="string">
            <text:p>instrument</text:p>
          </table:table-cell>
          <table:table-cell table:formula="of:=COUNTIF([.$B$2:.$B$501];[.X146])+COUNTIF([.$C$2:.$C$501];[.X146])+COUNTIF([.$D$2:.$D$501];[.X146])+COUNTIF([.$E$2:.$E$501];[.X146])+COUNTIF([.$F$2:.$F$501];[.X146])+COUNTIF([.$G$2:.$G$501];[.X146])+COUNTIF([.$H$2:.$H$501];[.X146])+COUNTIF([.$I$2:.$I$501];[.X146])+COUNTIF([.$J$2:.$J$501];[.X146])+COUNTIF([.$K$2:.$K$501];[.X146])+COUNTIF([.$L$2:.$L$501];[.X146])+COUNTIF([.$M$2:.$M$501];[.X146])+COUNTIF([.$N$2:.$N$501];[.X146])+COUNTIF([.$O$2:.$O$501];[.X146])+COUNTIF([.$P$2:.$P$501];[.X146])+COUNTIF([.$Q$2:.$Q$501];[.X146])+COUNTIF([.$R$2:.$R$501];[.X146])+COUNTIF([.$S$2:.$S$501];[.X146])+COUNTIF([.$T$2:.$T$501];[.X146])+COUNTIF([.$U$2:.$U$501];[.X146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1997_db470570-67e1-40f0-afef-9e089b28cabd_hip-hop.jpg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illuminated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Hallowee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adolescen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skittish</text:p>
          </table:table-cell>
          <table:table-cell table:number-columns-repeated="2"/>
          <table:table-cell office:value-type="string" calcext:value-type="string">
            <text:p>internet</text:p>
          </table:table-cell>
          <table:table-cell table:formula="of:=COUNTIF([.$B$2:.$B$501];[.X147])+COUNTIF([.$C$2:.$C$501];[.X147])+COUNTIF([.$D$2:.$D$501];[.X147])+COUNTIF([.$E$2:.$E$501];[.X147])+COUNTIF([.$F$2:.$F$501];[.X147])+COUNTIF([.$G$2:.$G$501];[.X147])+COUNTIF([.$H$2:.$H$501];[.X147])+COUNTIF([.$I$2:.$I$501];[.X147])+COUNTIF([.$J$2:.$J$501];[.X147])+COUNTIF([.$K$2:.$K$501];[.X147])+COUNTIF([.$L$2:.$L$501];[.X147])+COUNTIF([.$M$2:.$M$501];[.X147])+COUNTIF([.$N$2:.$N$501];[.X147])+COUNTIF([.$O$2:.$O$501];[.X147])+COUNTIF([.$P$2:.$P$501];[.X147])+COUNTIF([.$Q$2:.$Q$501];[.X147])+COUNTIF([.$R$2:.$R$501];[.X147])+COUNTIF([.$S$2:.$S$501];[.X147])+COUNTIF([.$T$2:.$T$501];[.X147])+COUNTIF([.$U$2:.$U$501];[.X147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1997_e52596cc-dcd4-4aba-99b1-f600f13cb0c2_country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politicia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writer</text:p>
          </table:table-cell>
          <table:table-cell table:number-columns-repeated="2"/>
          <table:table-cell office:value-type="string" calcext:value-type="string">
            <text:p>letter</text:p>
          </table:table-cell>
          <table:table-cell table:formula="of:=COUNTIF([.$B$2:.$B$501];[.X148])+COUNTIF([.$C$2:.$C$501];[.X148])+COUNTIF([.$D$2:.$D$501];[.X148])+COUNTIF([.$E$2:.$E$501];[.X148])+COUNTIF([.$F$2:.$F$501];[.X148])+COUNTIF([.$G$2:.$G$501];[.X148])+COUNTIF([.$H$2:.$H$501];[.X148])+COUNTIF([.$I$2:.$I$501];[.X148])+COUNTIF([.$J$2:.$J$501];[.X148])+COUNTIF([.$K$2:.$K$501];[.X148])+COUNTIF([.$L$2:.$L$501];[.X148])+COUNTIF([.$M$2:.$M$501];[.X148])+COUNTIF([.$N$2:.$N$501];[.X148])+COUNTIF([.$O$2:.$O$501];[.X148])+COUNTIF([.$P$2:.$P$501];[.X148])+COUNTIF([.$Q$2:.$Q$501];[.X148])+COUNTIF([.$R$2:.$R$501];[.X148])+COUNTIF([.$S$2:.$S$501];[.X148])+COUNTIF([.$T$2:.$T$501];[.X148])+COUNTIF([.$U$2:.$U$501];[.X148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1997_e6215166-075f-4c9e-93db-d3d028dd8fe1_electronic.jpg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orizontal plane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idyllic</text:p>
          </table:table-cell>
          <table:table-cell office:value-type="string" calcext:value-type="string">
            <text:p>fair weather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panoramic</text:p>
          </table:table-cell>
          <table:table-cell table:number-columns-repeated="2"/>
          <table:table-cell office:value-type="string" calcext:value-type="string">
            <text:p>modern</text:p>
          </table:table-cell>
          <table:table-cell table:formula="of:=COUNTIF([.$B$2:.$B$501];[.X149])+COUNTIF([.$C$2:.$C$501];[.X149])+COUNTIF([.$D$2:.$D$501];[.X149])+COUNTIF([.$E$2:.$E$501];[.X149])+COUNTIF([.$F$2:.$F$501];[.X149])+COUNTIF([.$G$2:.$G$501];[.X149])+COUNTIF([.$H$2:.$H$501];[.X149])+COUNTIF([.$I$2:.$I$501];[.X149])+COUNTIF([.$J$2:.$J$501];[.X149])+COUNTIF([.$K$2:.$K$501];[.X149])+COUNTIF([.$L$2:.$L$501];[.X149])+COUNTIF([.$M$2:.$M$501];[.X149])+COUNTIF([.$N$2:.$N$501];[.X149])+COUNTIF([.$O$2:.$O$501];[.X149])+COUNTIF([.$P$2:.$P$501];[.X149])+COUNTIF([.$Q$2:.$Q$501];[.X149])+COUNTIF([.$R$2:.$R$501];[.X149])+COUNTIF([.$S$2:.$S$501];[.X149])+COUNTIF([.$T$2:.$T$501];[.X149])+COUNTIF([.$U$2:.$U$501];[.X149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1997_f0781963-a86c-44b8-b6f3-6f9982832e3d_electronic.jpg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cloud</text:p>
          </table:table-cell>
          <table:table-cell table:number-columns-repeated="2"/>
          <table:table-cell office:value-type="string" calcext:value-type="string">
            <text:p>cap</text:p>
          </table:table-cell>
          <table:table-cell table:formula="of:=COUNTIF([.$B$2:.$B$501];[.X150])+COUNTIF([.$C$2:.$C$501];[.X150])+COUNTIF([.$D$2:.$D$501];[.X150])+COUNTIF([.$E$2:.$E$501];[.X150])+COUNTIF([.$F$2:.$F$501];[.X150])+COUNTIF([.$G$2:.$G$501];[.X150])+COUNTIF([.$H$2:.$H$501];[.X150])+COUNTIF([.$I$2:.$I$501];[.X150])+COUNTIF([.$J$2:.$J$501];[.X150])+COUNTIF([.$K$2:.$K$501];[.X150])+COUNTIF([.$L$2:.$L$501];[.X150])+COUNTIF([.$M$2:.$M$501];[.X150])+COUNTIF([.$N$2:.$N$501];[.X150])+COUNTIF([.$O$2:.$O$501];[.X150])+COUNTIF([.$P$2:.$P$501];[.X150])+COUNTIF([.$Q$2:.$Q$501];[.X150])+COUNTIF([.$R$2:.$R$501];[.X150])+COUNTIF([.$S$2:.$S$501];[.X150])+COUNTIF([.$T$2:.$T$501];[.X150])+COUNTIF([.$U$2:.$U$501];[.X150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998_08eba0cf-3a36-4655-9bff-ce2518934a21_electronic.jpg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icture fram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anvas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man</text:p>
          </table:table-cell>
          <table:table-cell table:number-columns-repeated="2"/>
          <table:table-cell office:value-type="string" calcext:value-type="string">
            <text:p>dress</text:p>
          </table:table-cell>
          <table:table-cell table:formula="of:=COUNTIF([.$B$2:.$B$501];[.X151])+COUNTIF([.$C$2:.$C$501];[.X151])+COUNTIF([.$D$2:.$D$501];[.X151])+COUNTIF([.$E$2:.$E$501];[.X151])+COUNTIF([.$F$2:.$F$501];[.X151])+COUNTIF([.$G$2:.$G$501];[.X151])+COUNTIF([.$H$2:.$H$501];[.X151])+COUNTIF([.$I$2:.$I$501];[.X151])+COUNTIF([.$J$2:.$J$501];[.X151])+COUNTIF([.$K$2:.$K$501];[.X151])+COUNTIF([.$L$2:.$L$501];[.X151])+COUNTIF([.$M$2:.$M$501];[.X151])+COUNTIF([.$N$2:.$N$501];[.X151])+COUNTIF([.$O$2:.$O$501];[.X151])+COUNTIF([.$P$2:.$P$501];[.X151])+COUNTIF([.$Q$2:.$Q$501];[.X151])+COUNTIF([.$R$2:.$R$501];[.X151])+COUNTIF([.$S$2:.$S$501];[.X151])+COUNTIF([.$T$2:.$T$501];[.X151])+COUNTIF([.$U$2:.$U$501];[.X151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998_09cdc71c-ed69-3be2-a587-cf475e3612db_country.jpg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black and white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studio</text:p>
          </table:table-cell>
          <table:table-cell office:value-type="string" calcext:value-type="string">
            <text:p>actress</text:p>
          </table:table-cell>
          <table:table-cell office:value-type="string" calcext:value-type="string">
            <text:p>pensive</text:p>
          </table:table-cell>
          <table:table-cell office:value-type="string" calcext:value-type="string">
            <text:p>music</text:p>
          </table:table-cell>
          <table:table-cell table:number-columns-repeated="2"/>
          <table:table-cell office:value-type="string" calcext:value-type="string">
            <text:p>eye</text:p>
          </table:table-cell>
          <table:table-cell table:formula="of:=COUNTIF([.$B$2:.$B$501];[.X152])+COUNTIF([.$C$2:.$C$501];[.X152])+COUNTIF([.$D$2:.$D$501];[.X152])+COUNTIF([.$E$2:.$E$501];[.X152])+COUNTIF([.$F$2:.$F$501];[.X152])+COUNTIF([.$G$2:.$G$501];[.X152])+COUNTIF([.$H$2:.$H$501];[.X152])+COUNTIF([.$I$2:.$I$501];[.X152])+COUNTIF([.$J$2:.$J$501];[.X152])+COUNTIF([.$K$2:.$K$501];[.X152])+COUNTIF([.$L$2:.$L$501];[.X152])+COUNTIF([.$M$2:.$M$501];[.X152])+COUNTIF([.$N$2:.$N$501];[.X152])+COUNTIF([.$O$2:.$O$501];[.X152])+COUNTIF([.$P$2:.$P$501];[.X152])+COUNTIF([.$Q$2:.$Q$501];[.X152])+COUNTIF([.$R$2:.$R$501];[.X152])+COUNTIF([.$S$2:.$S$501];[.X152])+COUNTIF([.$T$2:.$T$501];[.X152])+COUNTIF([.$U$2:.$U$501];[.X152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998_15a9376e-5407-44cb-adaf-55242c494cca_electronic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ball-shaped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pherical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univers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cartography</text:p>
          </table:table-cell>
          <table:table-cell office:value-type="string" calcext:value-type="string">
            <text:p>insubstantial</text:p>
          </table:table-cell>
          <table:table-cell office:value-type="string" calcext:value-type="string">
            <text:p>motion</text:p>
          </table:table-cell>
          <table:table-cell table:number-columns-repeated="2"/>
          <table:table-cell office:value-type="string" calcext:value-type="string">
            <text:p>headshot</text:p>
          </table:table-cell>
          <table:table-cell table:formula="of:=COUNTIF([.$B$2:.$B$501];[.X153])+COUNTIF([.$C$2:.$C$501];[.X153])+COUNTIF([.$D$2:.$D$501];[.X153])+COUNTIF([.$E$2:.$E$501];[.X153])+COUNTIF([.$F$2:.$F$501];[.X153])+COUNTIF([.$G$2:.$G$501];[.X153])+COUNTIF([.$H$2:.$H$501];[.X153])+COUNTIF([.$I$2:.$I$501];[.X153])+COUNTIF([.$J$2:.$J$501];[.X153])+COUNTIF([.$K$2:.$K$501];[.X153])+COUNTIF([.$L$2:.$L$501];[.X153])+COUNTIF([.$M$2:.$M$501];[.X153])+COUNTIF([.$N$2:.$N$501];[.X153])+COUNTIF([.$O$2:.$O$501];[.X153])+COUNTIF([.$P$2:.$P$501];[.X153])+COUNTIF([.$Q$2:.$Q$501];[.X153])+COUNTIF([.$R$2:.$R$501];[.X153])+COUNTIF([.$S$2:.$S$501];[.X153])+COUNTIF([.$T$2:.$T$501];[.X153])+COUNTIF([.$U$2:.$U$501];[.X153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998_302b15bf-5f05-4e56-8d9b-be73c4c13edf_electronic.jpg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underwater</text:p>
          </table:table-cell>
          <table:table-cell office:value-type="string" calcext:value-type="string">
            <text:p>wildlife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crustacean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xploration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microscop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pattern</text:p>
          </table:table-cell>
          <table:table-cell table:number-columns-repeated="2"/>
          <table:table-cell office:value-type="string" calcext:value-type="string">
            <text:p>illuminated</text:p>
          </table:table-cell>
          <table:table-cell table:formula="of:=COUNTIF([.$B$2:.$B$501];[.X154])+COUNTIF([.$C$2:.$C$501];[.X154])+COUNTIF([.$D$2:.$D$501];[.X154])+COUNTIF([.$E$2:.$E$501];[.X154])+COUNTIF([.$F$2:.$F$501];[.X154])+COUNTIF([.$G$2:.$G$501];[.X154])+COUNTIF([.$H$2:.$H$501];[.X154])+COUNTIF([.$I$2:.$I$501];[.X154])+COUNTIF([.$J$2:.$J$501];[.X154])+COUNTIF([.$K$2:.$K$501];[.X154])+COUNTIF([.$L$2:.$L$501];[.X154])+COUNTIF([.$M$2:.$M$501];[.X154])+COUNTIF([.$N$2:.$N$501];[.X154])+COUNTIF([.$O$2:.$O$501];[.X154])+COUNTIF([.$P$2:.$P$501];[.X154])+COUNTIF([.$Q$2:.$Q$501];[.X154])+COUNTIF([.$R$2:.$R$501];[.X154])+COUNTIF([.$S$2:.$S$501];[.X154])+COUNTIF([.$T$2:.$T$501];[.X154])+COUNTIF([.$U$2:.$U$501];[.X154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998_3fb4454a-64b6-4981-8748-4cdd889fe04b_hip-hop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graphic design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wallpaper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graphic</text:p>
          </table:table-cell>
          <table:table-cell table:number-columns-repeated="2"/>
          <table:table-cell office:value-type="string" calcext:value-type="string">
            <text:p>leader</text:p>
          </table:table-cell>
          <table:table-cell table:formula="of:=COUNTIF([.$B$2:.$B$501];[.X155])+COUNTIF([.$C$2:.$C$501];[.X155])+COUNTIF([.$D$2:.$D$501];[.X155])+COUNTIF([.$E$2:.$E$501];[.X155])+COUNTIF([.$F$2:.$F$501];[.X155])+COUNTIF([.$G$2:.$G$501];[.X155])+COUNTIF([.$H$2:.$H$501];[.X155])+COUNTIF([.$I$2:.$I$501];[.X155])+COUNTIF([.$J$2:.$J$501];[.X155])+COUNTIF([.$K$2:.$K$501];[.X155])+COUNTIF([.$L$2:.$L$501];[.X155])+COUNTIF([.$M$2:.$M$501];[.X155])+COUNTIF([.$N$2:.$N$501];[.X155])+COUNTIF([.$O$2:.$O$501];[.X155])+COUNTIF([.$P$2:.$P$501];[.X155])+COUNTIF([.$Q$2:.$Q$501];[.X155])+COUNTIF([.$R$2:.$R$501];[.X155])+COUNTIF([.$S$2:.$S$501];[.X155])+COUNTIF([.$T$2:.$T$501];[.X155])+COUNTIF([.$U$2:.$U$501];[.X155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998_46763006-00e6-4fd4-8788-5e75f5e7f170_hip-hop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now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child</text:p>
          </table:table-cell>
          <table:table-cell table:number-columns-repeated="2"/>
          <table:table-cell office:value-type="string" calcext:value-type="string">
            <text:p>safety</text:p>
          </table:table-cell>
          <table:table-cell table:formula="of:=COUNTIF([.$B$2:.$B$501];[.X156])+COUNTIF([.$C$2:.$C$501];[.X156])+COUNTIF([.$D$2:.$D$501];[.X156])+COUNTIF([.$E$2:.$E$501];[.X156])+COUNTIF([.$F$2:.$F$501];[.X156])+COUNTIF([.$G$2:.$G$501];[.X156])+COUNTIF([.$H$2:.$H$501];[.X156])+COUNTIF([.$I$2:.$I$501];[.X156])+COUNTIF([.$J$2:.$J$501];[.X156])+COUNTIF([.$K$2:.$K$501];[.X156])+COUNTIF([.$L$2:.$L$501];[.X156])+COUNTIF([.$M$2:.$M$501];[.X156])+COUNTIF([.$N$2:.$N$501];[.X156])+COUNTIF([.$O$2:.$O$501];[.X156])+COUNTIF([.$P$2:.$P$501];[.X156])+COUNTIF([.$Q$2:.$Q$501];[.X156])+COUNTIF([.$R$2:.$R$501];[.X156])+COUNTIF([.$S$2:.$S$501];[.X156])+COUNTIF([.$T$2:.$T$501];[.X156])+COUNTIF([.$U$2:.$U$501];[.X156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998_508ff93f-7cef-49e3-a16c-368988860735_country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contemplation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old</text:p>
          </table:table-cell>
          <table:table-cell table:number-columns-repeated="2"/>
          <table:table-cell office:value-type="string" calcext:value-type="string">
            <text:p>smoke</text:p>
          </table:table-cell>
          <table:table-cell table:formula="of:=COUNTIF([.$B$2:.$B$501];[.X157])+COUNTIF([.$C$2:.$C$501];[.X157])+COUNTIF([.$D$2:.$D$501];[.X157])+COUNTIF([.$E$2:.$E$501];[.X157])+COUNTIF([.$F$2:.$F$501];[.X157])+COUNTIF([.$G$2:.$G$501];[.X157])+COUNTIF([.$H$2:.$H$501];[.X157])+COUNTIF([.$I$2:.$I$501];[.X157])+COUNTIF([.$J$2:.$J$501];[.X157])+COUNTIF([.$K$2:.$K$501];[.X157])+COUNTIF([.$L$2:.$L$501];[.X157])+COUNTIF([.$M$2:.$M$501];[.X157])+COUNTIF([.$N$2:.$N$501];[.X157])+COUNTIF([.$O$2:.$O$501];[.X157])+COUNTIF([.$P$2:.$P$501];[.X157])+COUNTIF([.$Q$2:.$Q$501];[.X157])+COUNTIF([.$R$2:.$R$501];[.X157])+COUNTIF([.$S$2:.$S$501];[.X157])+COUNTIF([.$T$2:.$T$501];[.X157])+COUNTIF([.$U$2:.$U$501];[.X157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998_84179abc-b714-40fc-8390-8518d57a41d5_electronic.jpg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tripe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wallpaper</text:p>
          </table:table-cell>
          <table:table-cell office:value-type="string" calcext:value-type="string">
            <text:p>textile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lollipo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twist</text:p>
          </table:table-cell>
          <table:table-cell office:value-type="string" calcext:value-type="string">
            <text:p>background</text:p>
          </table:table-cell>
          <table:table-cell table:number-columns-repeated="2"/>
          <table:table-cell office:value-type="string" calcext:value-type="string">
            <text:p>sport</text:p>
          </table:table-cell>
          <table:table-cell table:formula="of:=COUNTIF([.$B$2:.$B$501];[.X158])+COUNTIF([.$C$2:.$C$501];[.X158])+COUNTIF([.$D$2:.$D$501];[.X158])+COUNTIF([.$E$2:.$E$501];[.X158])+COUNTIF([.$F$2:.$F$501];[.X158])+COUNTIF([.$G$2:.$G$501];[.X158])+COUNTIF([.$H$2:.$H$501];[.X158])+COUNTIF([.$I$2:.$I$501];[.X158])+COUNTIF([.$J$2:.$J$501];[.X158])+COUNTIF([.$K$2:.$K$501];[.X158])+COUNTIF([.$L$2:.$L$501];[.X158])+COUNTIF([.$M$2:.$M$501];[.X158])+COUNTIF([.$N$2:.$N$501];[.X158])+COUNTIF([.$O$2:.$O$501];[.X158])+COUNTIF([.$P$2:.$P$501];[.X158])+COUNTIF([.$Q$2:.$Q$501];[.X158])+COUNTIF([.$R$2:.$R$501];[.X158])+COUNTIF([.$S$2:.$S$501];[.X158])+COUNTIF([.$T$2:.$T$501];[.X158])+COUNTIF([.$U$2:.$U$501];[.X15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998_84cfc47e-60e8-4256-a87f-b952056288dc_hip-hop.jpg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candle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nightclub</text:p>
          </table:table-cell>
          <table:table-cell office:value-type="string" calcext:value-type="string">
            <text:p>battle</text:p>
          </table:table-cell>
          <table:table-cell table:number-columns-repeated="2"/>
          <table:table-cell office:value-type="string" calcext:value-type="string">
            <text:p>achievement</text:p>
          </table:table-cell>
          <table:table-cell table:formula="of:=COUNTIF([.$B$2:.$B$501];[.X159])+COUNTIF([.$C$2:.$C$501];[.X159])+COUNTIF([.$D$2:.$D$501];[.X159])+COUNTIF([.$E$2:.$E$501];[.X159])+COUNTIF([.$F$2:.$F$501];[.X159])+COUNTIF([.$G$2:.$G$501];[.X159])+COUNTIF([.$H$2:.$H$501];[.X159])+COUNTIF([.$I$2:.$I$501];[.X159])+COUNTIF([.$J$2:.$J$501];[.X159])+COUNTIF([.$K$2:.$K$501];[.X159])+COUNTIF([.$L$2:.$L$501];[.X159])+COUNTIF([.$M$2:.$M$501];[.X159])+COUNTIF([.$N$2:.$N$501];[.X159])+COUNTIF([.$O$2:.$O$501];[.X159])+COUNTIF([.$P$2:.$P$501];[.X159])+COUNTIF([.$Q$2:.$Q$501];[.X159])+COUNTIF([.$R$2:.$R$501];[.X159])+COUNTIF([.$S$2:.$S$501];[.X159])+COUNTIF([.$T$2:.$T$501];[.X159])+COUNTIF([.$U$2:.$U$501];[.X159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1998_a0dfcd18-8b1a-4efe-aa62-13b44eefcd86_rock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boy</text:p>
          </table:table-cell>
          <table:table-cell table:number-columns-repeated="2"/>
          <table:table-cell office:value-type="string" calcext:value-type="string">
            <text:p>connection</text:p>
          </table:table-cell>
          <table:table-cell table:formula="of:=COUNTIF([.$B$2:.$B$501];[.X160])+COUNTIF([.$C$2:.$C$501];[.X160])+COUNTIF([.$D$2:.$D$501];[.X160])+COUNTIF([.$E$2:.$E$501];[.X160])+COUNTIF([.$F$2:.$F$501];[.X160])+COUNTIF([.$G$2:.$G$501];[.X160])+COUNTIF([.$H$2:.$H$501];[.X160])+COUNTIF([.$I$2:.$I$501];[.X160])+COUNTIF([.$J$2:.$J$501];[.X160])+COUNTIF([.$K$2:.$K$501];[.X160])+COUNTIF([.$L$2:.$L$501];[.X160])+COUNTIF([.$M$2:.$M$501];[.X160])+COUNTIF([.$N$2:.$N$501];[.X160])+COUNTIF([.$O$2:.$O$501];[.X160])+COUNTIF([.$P$2:.$P$501];[.X160])+COUNTIF([.$Q$2:.$Q$501];[.X160])+COUNTIF([.$R$2:.$R$501];[.X160])+COUNTIF([.$S$2:.$S$501];[.X160])+COUNTIF([.$T$2:.$T$501];[.X160])+COUNTIF([.$U$2:.$U$501];[.X160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1998_a6a37a40-793d-4528-9a2c-4e8c7169e4c7_p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funny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togetherness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humor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laughing</text:p>
          </table:table-cell>
          <table:table-cell office:value-type="string" calcext:value-type="string">
            <text:p>movie</text:p>
          </table:table-cell>
          <table:table-cell table:number-columns-repeated="2"/>
          <table:table-cell office:value-type="string" calcext:value-type="string">
            <text:p>facts</text:p>
          </table:table-cell>
          <table:table-cell table:formula="of:=COUNTIF([.$B$2:.$B$501];[.X161])+COUNTIF([.$C$2:.$C$501];[.X161])+COUNTIF([.$D$2:.$D$501];[.X161])+COUNTIF([.$E$2:.$E$501];[.X161])+COUNTIF([.$F$2:.$F$501];[.X161])+COUNTIF([.$G$2:.$G$501];[.X161])+COUNTIF([.$H$2:.$H$501];[.X161])+COUNTIF([.$I$2:.$I$501];[.X161])+COUNTIF([.$J$2:.$J$501];[.X161])+COUNTIF([.$K$2:.$K$501];[.X161])+COUNTIF([.$L$2:.$L$501];[.X161])+COUNTIF([.$M$2:.$M$501];[.X161])+COUNTIF([.$N$2:.$N$501];[.X161])+COUNTIF([.$O$2:.$O$501];[.X161])+COUNTIF([.$P$2:.$P$501];[.X161])+COUNTIF([.$Q$2:.$Q$501];[.X161])+COUNTIF([.$R$2:.$R$501];[.X161])+COUNTIF([.$S$2:.$S$501];[.X161])+COUNTIF([.$T$2:.$T$501];[.X161])+COUNTIF([.$U$2:.$U$501];[.X161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1998_a748a984-1790-48bf-9f92-15d5f8152fe2_country.jpg</text:p>
          </table:table-cell>
          <table:table-cell office:value-type="string" calcext:value-type="string">
            <text:p>Hallowee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exy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viciou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conceptual</text:p>
          </table:table-cell>
          <table:table-cell office:value-type="string" calcext:value-type="string">
            <text:p>glamour</text:p>
          </table:table-cell>
          <table:table-cell office:value-type="string" calcext:value-type="string">
            <text:p>scary</text:p>
          </table:table-cell>
          <table:table-cell office:value-type="string" calcext:value-type="string">
            <text:p>skittish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attractive</text:p>
          </table:table-cell>
          <table:table-cell table:number-columns-repeated="2"/>
          <table:table-cell office:value-type="string" calcext:value-type="string">
            <text:p>jewelry</text:p>
          </table:table-cell>
          <table:table-cell table:formula="of:=COUNTIF([.$B$2:.$B$501];[.X162])+COUNTIF([.$C$2:.$C$501];[.X162])+COUNTIF([.$D$2:.$D$501];[.X162])+COUNTIF([.$E$2:.$E$501];[.X162])+COUNTIF([.$F$2:.$F$501];[.X162])+COUNTIF([.$G$2:.$G$501];[.X162])+COUNTIF([.$H$2:.$H$501];[.X162])+COUNTIF([.$I$2:.$I$501];[.X162])+COUNTIF([.$J$2:.$J$501];[.X162])+COUNTIF([.$K$2:.$K$501];[.X162])+COUNTIF([.$L$2:.$L$501];[.X162])+COUNTIF([.$M$2:.$M$501];[.X162])+COUNTIF([.$N$2:.$N$501];[.X162])+COUNTIF([.$O$2:.$O$501];[.X162])+COUNTIF([.$P$2:.$P$501];[.X162])+COUNTIF([.$Q$2:.$Q$501];[.X162])+COUNTIF([.$R$2:.$R$501];[.X162])+COUNTIF([.$S$2:.$S$501];[.X162])+COUNTIF([.$T$2:.$T$501];[.X162])+COUNTIF([.$U$2:.$U$501];[.X162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1998_b1505d97-4951-486e-84e0-1bc01f2a8567_electronic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bedrock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kittish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woman</text:p>
          </table:table-cell>
          <table:table-cell table:number-columns-repeated="2"/>
          <table:table-cell office:value-type="string" calcext:value-type="string">
            <text:p>luxury</text:p>
          </table:table-cell>
          <table:table-cell table:formula="of:=COUNTIF([.$B$2:.$B$501];[.X163])+COUNTIF([.$C$2:.$C$501];[.X163])+COUNTIF([.$D$2:.$D$501];[.X163])+COUNTIF([.$E$2:.$E$501];[.X163])+COUNTIF([.$F$2:.$F$501];[.X163])+COUNTIF([.$G$2:.$G$501];[.X163])+COUNTIF([.$H$2:.$H$501];[.X163])+COUNTIF([.$I$2:.$I$501];[.X163])+COUNTIF([.$J$2:.$J$501];[.X163])+COUNTIF([.$K$2:.$K$501];[.X163])+COUNTIF([.$L$2:.$L$501];[.X163])+COUNTIF([.$M$2:.$M$501];[.X163])+COUNTIF([.$N$2:.$N$501];[.X163])+COUNTIF([.$O$2:.$O$501];[.X163])+COUNTIF([.$P$2:.$P$501];[.X163])+COUNTIF([.$Q$2:.$Q$501];[.X163])+COUNTIF([.$R$2:.$R$501];[.X163])+COUNTIF([.$S$2:.$S$501];[.X163])+COUNTIF([.$T$2:.$T$501];[.X163])+COUNTIF([.$U$2:.$U$501];[.X163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1998_b58b451e-77e8-4d11-a3ed-99a64df539d5_electronic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seated</text:p>
          </table:table-cell>
          <table:table-cell office:value-type="string" calcext:value-type="string">
            <text:p>transportation system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astronaut</text:p>
          </table:table-cell>
          <table:table-cell table:number-columns-repeated="2"/>
          <table:table-cell office:value-type="string" calcext:value-type="string">
            <text:p>underwater</text:p>
          </table:table-cell>
          <table:table-cell table:formula="of:=COUNTIF([.$B$2:.$B$501];[.X164])+COUNTIF([.$C$2:.$C$501];[.X164])+COUNTIF([.$D$2:.$D$501];[.X164])+COUNTIF([.$E$2:.$E$501];[.X164])+COUNTIF([.$F$2:.$F$501];[.X164])+COUNTIF([.$G$2:.$G$501];[.X164])+COUNTIF([.$H$2:.$H$501];[.X164])+COUNTIF([.$I$2:.$I$501];[.X164])+COUNTIF([.$J$2:.$J$501];[.X164])+COUNTIF([.$K$2:.$K$501];[.X164])+COUNTIF([.$L$2:.$L$501];[.X164])+COUNTIF([.$M$2:.$M$501];[.X164])+COUNTIF([.$N$2:.$N$501];[.X164])+COUNTIF([.$O$2:.$O$501];[.X164])+COUNTIF([.$P$2:.$P$501];[.X164])+COUNTIF([.$Q$2:.$Q$501];[.X164])+COUNTIF([.$R$2:.$R$501];[.X164])+COUNTIF([.$S$2:.$S$501];[.X164])+COUNTIF([.$T$2:.$T$501];[.X164])+COUNTIF([.$U$2:.$U$501];[.X164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1998_bfdf5e10-043e-47fb-bbde-3dcd16e13fc5_hip-hop.jpg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illuminated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connection</text:p>
          </table:table-cell>
          <table:table-cell table:number-columns-repeated="2"/>
          <table:table-cell office:value-type="string" calcext:value-type="string">
            <text:p>uniform</text:p>
          </table:table-cell>
          <table:table-cell table:formula="of:=COUNTIF([.$B$2:.$B$501];[.X165])+COUNTIF([.$C$2:.$C$501];[.X165])+COUNTIF([.$D$2:.$D$501];[.X165])+COUNTIF([.$E$2:.$E$501];[.X165])+COUNTIF([.$F$2:.$F$501];[.X165])+COUNTIF([.$G$2:.$G$501];[.X165])+COUNTIF([.$H$2:.$H$501];[.X165])+COUNTIF([.$I$2:.$I$501];[.X165])+COUNTIF([.$J$2:.$J$501];[.X165])+COUNTIF([.$K$2:.$K$501];[.X165])+COUNTIF([.$L$2:.$L$501];[.X165])+COUNTIF([.$M$2:.$M$501];[.X165])+COUNTIF([.$N$2:.$N$501];[.X165])+COUNTIF([.$O$2:.$O$501];[.X165])+COUNTIF([.$P$2:.$P$501];[.X165])+COUNTIF([.$Q$2:.$Q$501];[.X165])+COUNTIF([.$R$2:.$R$501];[.X165])+COUNTIF([.$S$2:.$S$501];[.X165])+COUNTIF([.$T$2:.$T$501];[.X165])+COUNTIF([.$U$2:.$U$501];[.X165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1998_d28b1565-137e-475b-b554-a4a9cde3810b_rock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conceptual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writing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ccomplishment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painting</text:p>
          </table:table-cell>
          <table:table-cell table:number-columns-repeated="2"/>
          <table:table-cell office:value-type="string" calcext:value-type="string">
            <text:p>wildlife</text:p>
          </table:table-cell>
          <table:table-cell table:formula="of:=COUNTIF([.$B$2:.$B$501];[.X166])+COUNTIF([.$C$2:.$C$501];[.X166])+COUNTIF([.$D$2:.$D$501];[.X166])+COUNTIF([.$E$2:.$E$501];[.X166])+COUNTIF([.$F$2:.$F$501];[.X166])+COUNTIF([.$G$2:.$G$501];[.X166])+COUNTIF([.$H$2:.$H$501];[.X166])+COUNTIF([.$I$2:.$I$501];[.X166])+COUNTIF([.$J$2:.$J$501];[.X166])+COUNTIF([.$K$2:.$K$501];[.X166])+COUNTIF([.$L$2:.$L$501];[.X166])+COUNTIF([.$M$2:.$M$501];[.X166])+COUNTIF([.$N$2:.$N$501];[.X166])+COUNTIF([.$O$2:.$O$501];[.X166])+COUNTIF([.$P$2:.$P$501];[.X166])+COUNTIF([.$Q$2:.$Q$501];[.X166])+COUNTIF([.$R$2:.$R$501];[.X166])+COUNTIF([.$S$2:.$S$501];[.X166])+COUNTIF([.$T$2:.$T$501];[.X166])+COUNTIF([.$U$2:.$U$501];[.X166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1998_d6521901-fa16-451d-86f3-50273ff5fb05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technology</text:p>
          </table:table-cell>
          <table:table-cell table:number-columns-repeated="2"/>
          <table:table-cell office:value-type="string" calcext:value-type="string">
            <text:p>administration</text:p>
          </table:table-cell>
          <table:table-cell table:formula="of:=COUNTIF([.$B$2:.$B$501];[.X167])+COUNTIF([.$C$2:.$C$501];[.X167])+COUNTIF([.$D$2:.$D$501];[.X167])+COUNTIF([.$E$2:.$E$501];[.X167])+COUNTIF([.$F$2:.$F$501];[.X167])+COUNTIF([.$G$2:.$G$501];[.X167])+COUNTIF([.$H$2:.$H$501];[.X167])+COUNTIF([.$I$2:.$I$501];[.X167])+COUNTIF([.$J$2:.$J$501];[.X167])+COUNTIF([.$K$2:.$K$501];[.X167])+COUNTIF([.$L$2:.$L$501];[.X167])+COUNTIF([.$M$2:.$M$501];[.X167])+COUNTIF([.$N$2:.$N$501];[.X167])+COUNTIF([.$O$2:.$O$501];[.X167])+COUNTIF([.$P$2:.$P$501];[.X167])+COUNTIF([.$Q$2:.$Q$501];[.X167])+COUNTIF([.$R$2:.$R$501];[.X167])+COUNTIF([.$S$2:.$S$501];[.X167])+COUNTIF([.$T$2:.$T$501];[.X167])+COUNTIF([.$U$2:.$U$501];[.X167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1998_d6c866bf-1bab-4c35-b538-d4b42c0d93ed_hip-hop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graphic desig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expos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facts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nceptual</text:p>
          </table:table-cell>
          <table:table-cell office:value-type="string" calcext:value-type="string">
            <text:p>education</text:p>
          </table:table-cell>
          <table:table-cell table:number-columns-repeated="2"/>
          <table:table-cell office:value-type="string" calcext:value-type="string">
            <text:p>conceptual</text:p>
          </table:table-cell>
          <table:table-cell table:formula="of:=COUNTIF([.$B$2:.$B$501];[.X168])+COUNTIF([.$C$2:.$C$501];[.X168])+COUNTIF([.$D$2:.$D$501];[.X168])+COUNTIF([.$E$2:.$E$501];[.X168])+COUNTIF([.$F$2:.$F$501];[.X168])+COUNTIF([.$G$2:.$G$501];[.X168])+COUNTIF([.$H$2:.$H$501];[.X168])+COUNTIF([.$I$2:.$I$501];[.X168])+COUNTIF([.$J$2:.$J$501];[.X168])+COUNTIF([.$K$2:.$K$501];[.X168])+COUNTIF([.$L$2:.$L$501];[.X168])+COUNTIF([.$M$2:.$M$501];[.X168])+COUNTIF([.$N$2:.$N$501];[.X168])+COUNTIF([.$O$2:.$O$501];[.X168])+COUNTIF([.$P$2:.$P$501];[.X168])+COUNTIF([.$Q$2:.$Q$501];[.X168])+COUNTIF([.$R$2:.$R$501];[.X168])+COUNTIF([.$S$2:.$S$501];[.X168])+COUNTIF([.$T$2:.$T$501];[.X168])+COUNTIF([.$U$2:.$U$501];[.X168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1998_de32ea23-1f25-4359-93ee-afdc9de2b6dc_electronic.jpg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picture frame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paper</text:p>
          </table:table-cell>
          <table:table-cell table:number-columns-repeated="2"/>
          <table:table-cell office:value-type="string" calcext:value-type="string">
            <text:p>confidence</text:p>
          </table:table-cell>
          <table:table-cell table:formula="of:=COUNTIF([.$B$2:.$B$501];[.X169])+COUNTIF([.$C$2:.$C$501];[.X169])+COUNTIF([.$D$2:.$D$501];[.X169])+COUNTIF([.$E$2:.$E$501];[.X169])+COUNTIF([.$F$2:.$F$501];[.X169])+COUNTIF([.$G$2:.$G$501];[.X169])+COUNTIF([.$H$2:.$H$501];[.X169])+COUNTIF([.$I$2:.$I$501];[.X169])+COUNTIF([.$J$2:.$J$501];[.X169])+COUNTIF([.$K$2:.$K$501];[.X169])+COUNTIF([.$L$2:.$L$501];[.X169])+COUNTIF([.$M$2:.$M$501];[.X169])+COUNTIF([.$N$2:.$N$501];[.X169])+COUNTIF([.$O$2:.$O$501];[.X169])+COUNTIF([.$P$2:.$P$501];[.X169])+COUNTIF([.$Q$2:.$Q$501];[.X169])+COUNTIF([.$R$2:.$R$501];[.X169])+COUNTIF([.$S$2:.$S$501];[.X169])+COUNTIF([.$T$2:.$T$501];[.X169])+COUNTIF([.$U$2:.$U$501];[.X169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1998_f06c5dc0-e7c4-4511-b30a-b09d78c0c625_pop.jp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portrait</text:p>
          </table:table-cell>
          <table:table-cell table:number-columns-repeated="2"/>
          <table:table-cell office:value-type="string" calcext:value-type="string">
            <text:p>dancing</text:p>
          </table:table-cell>
          <table:table-cell table:formula="of:=COUNTIF([.$B$2:.$B$501];[.X170])+COUNTIF([.$C$2:.$C$501];[.X170])+COUNTIF([.$D$2:.$D$501];[.X170])+COUNTIF([.$E$2:.$E$501];[.X170])+COUNTIF([.$F$2:.$F$501];[.X170])+COUNTIF([.$G$2:.$G$501];[.X170])+COUNTIF([.$H$2:.$H$501];[.X170])+COUNTIF([.$I$2:.$I$501];[.X170])+COUNTIF([.$J$2:.$J$501];[.X170])+COUNTIF([.$K$2:.$K$501];[.X170])+COUNTIF([.$L$2:.$L$501];[.X170])+COUNTIF([.$M$2:.$M$501];[.X170])+COUNTIF([.$N$2:.$N$501];[.X170])+COUNTIF([.$O$2:.$O$501];[.X170])+COUNTIF([.$P$2:.$P$501];[.X170])+COUNTIF([.$Q$2:.$Q$501];[.X170])+COUNTIF([.$R$2:.$R$501];[.X170])+COUNTIF([.$S$2:.$S$501];[.X170])+COUNTIF([.$T$2:.$T$501];[.X170])+COUNTIF([.$U$2:.$U$501];[.X170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1998_ff7d4424-3041-4a6b-9960-d602b0ce7855_country.jpg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cheerful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individuality</text:p>
          </table:table-cell>
          <table:table-cell office:value-type="string" calcext:value-type="string">
            <text:p>business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formula="of:=COUNTIF([.$B$2:.$B$501];[.X171])+COUNTIF([.$C$2:.$C$501];[.X171])+COUNTIF([.$D$2:.$D$501];[.X171])+COUNTIF([.$E$2:.$E$501];[.X171])+COUNTIF([.$F$2:.$F$501];[.X171])+COUNTIF([.$G$2:.$G$501];[.X171])+COUNTIF([.$H$2:.$H$501];[.X171])+COUNTIF([.$I$2:.$I$501];[.X171])+COUNTIF([.$J$2:.$J$501];[.X171])+COUNTIF([.$K$2:.$K$501];[.X171])+COUNTIF([.$L$2:.$L$501];[.X171])+COUNTIF([.$M$2:.$M$501];[.X171])+COUNTIF([.$N$2:.$N$501];[.X171])+COUNTIF([.$O$2:.$O$501];[.X171])+COUNTIF([.$P$2:.$P$501];[.X171])+COUNTIF([.$Q$2:.$Q$501];[.X171])+COUNTIF([.$R$2:.$R$501];[.X171])+COUNTIF([.$S$2:.$S$501];[.X171])+COUNTIF([.$T$2:.$T$501];[.X171])+COUNTIF([.$U$2:.$U$501];[.X171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1999_0c25166a-9684-43ae-8349-a3133269d3e2_rock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red carpet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actress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promotion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film festival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writer</text:p>
          </table:table-cell>
          <table:table-cell table:number-columns-repeated="2"/>
          <table:table-cell office:value-type="string" calcext:value-type="string">
            <text:p>empty</text:p>
          </table:table-cell>
          <table:table-cell table:formula="of:=COUNTIF([.$B$2:.$B$501];[.X172])+COUNTIF([.$C$2:.$C$501];[.X172])+COUNTIF([.$D$2:.$D$501];[.X172])+COUNTIF([.$E$2:.$E$501];[.X172])+COUNTIF([.$F$2:.$F$501];[.X172])+COUNTIF([.$G$2:.$G$501];[.X172])+COUNTIF([.$H$2:.$H$501];[.X172])+COUNTIF([.$I$2:.$I$501];[.X172])+COUNTIF([.$J$2:.$J$501];[.X172])+COUNTIF([.$K$2:.$K$501];[.X172])+COUNTIF([.$L$2:.$L$501];[.X172])+COUNTIF([.$M$2:.$M$501];[.X172])+COUNTIF([.$N$2:.$N$501];[.X172])+COUNTIF([.$O$2:.$O$501];[.X172])+COUNTIF([.$P$2:.$P$501];[.X172])+COUNTIF([.$Q$2:.$Q$501];[.X172])+COUNTIF([.$R$2:.$R$501];[.X172])+COUNTIF([.$S$2:.$S$501];[.X172])+COUNTIF([.$T$2:.$T$501];[.X172])+COUNTIF([.$U$2:.$U$501];[.X172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1999_0f6a17e6-b9d7-4a9a-af7d-665dcb5da460_hip-hop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isolated</text:p>
          </table:table-cell>
          <table:table-cell table:number-columns-repeated="2"/>
          <table:table-cell office:value-type="string" calcext:value-type="string">
            <text:p>entertainment</text:p>
          </table:table-cell>
          <table:table-cell table:formula="of:=COUNTIF([.$B$2:.$B$501];[.X173])+COUNTIF([.$C$2:.$C$501];[.X173])+COUNTIF([.$D$2:.$D$501];[.X173])+COUNTIF([.$E$2:.$E$501];[.X173])+COUNTIF([.$F$2:.$F$501];[.X173])+COUNTIF([.$G$2:.$G$501];[.X173])+COUNTIF([.$H$2:.$H$501];[.X173])+COUNTIF([.$I$2:.$I$501];[.X173])+COUNTIF([.$J$2:.$J$501];[.X173])+COUNTIF([.$K$2:.$K$501];[.X173])+COUNTIF([.$L$2:.$L$501];[.X173])+COUNTIF([.$M$2:.$M$501];[.X173])+COUNTIF([.$N$2:.$N$501];[.X173])+COUNTIF([.$O$2:.$O$501];[.X173])+COUNTIF([.$P$2:.$P$501];[.X173])+COUNTIF([.$Q$2:.$Q$501];[.X173])+COUNTIF([.$R$2:.$R$501];[.X173])+COUNTIF([.$S$2:.$S$501];[.X173])+COUNTIF([.$T$2:.$T$501];[.X173])+COUNTIF([.$U$2:.$U$501];[.X173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1999_19c9c45f-fd34-4f0d-9bc8-f53e6cbce3cb_rock.jp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ignalise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tree</text:p>
          </table:table-cell>
          <table:table-cell table:number-columns-repeated="2"/>
          <table:table-cell office:value-type="string" calcext:value-type="string">
            <text:p>round</text:p>
          </table:table-cell>
          <table:table-cell table:formula="of:=COUNTIF([.$B$2:.$B$501];[.X174])+COUNTIF([.$C$2:.$C$501];[.X174])+COUNTIF([.$D$2:.$D$501];[.X174])+COUNTIF([.$E$2:.$E$501];[.X174])+COUNTIF([.$F$2:.$F$501];[.X174])+COUNTIF([.$G$2:.$G$501];[.X174])+COUNTIF([.$H$2:.$H$501];[.X174])+COUNTIF([.$I$2:.$I$501];[.X174])+COUNTIF([.$J$2:.$J$501];[.X174])+COUNTIF([.$K$2:.$K$501];[.X174])+COUNTIF([.$L$2:.$L$501];[.X174])+COUNTIF([.$M$2:.$M$501];[.X174])+COUNTIF([.$N$2:.$N$501];[.X174])+COUNTIF([.$O$2:.$O$501];[.X174])+COUNTIF([.$P$2:.$P$501];[.X174])+COUNTIF([.$Q$2:.$Q$501];[.X174])+COUNTIF([.$R$2:.$R$501];[.X174])+COUNTIF([.$S$2:.$S$501];[.X174])+COUNTIF([.$T$2:.$T$501];[.X174])+COUNTIF([.$U$2:.$U$501];[.X174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1999_1e4a9a21-7599-4d23-9193-d28bced2fb6b_hip-hop.jpg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escalator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ubway system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luggag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glass item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mmuter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transportation system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moder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formula="of:=COUNTIF([.$B$2:.$B$501];[.X175])+COUNTIF([.$C$2:.$C$501];[.X175])+COUNTIF([.$D$2:.$D$501];[.X175])+COUNTIF([.$E$2:.$E$501];[.X175])+COUNTIF([.$F$2:.$F$501];[.X175])+COUNTIF([.$G$2:.$G$501];[.X175])+COUNTIF([.$H$2:.$H$501];[.X175])+COUNTIF([.$I$2:.$I$501];[.X175])+COUNTIF([.$J$2:.$J$501];[.X175])+COUNTIF([.$K$2:.$K$501];[.X175])+COUNTIF([.$L$2:.$L$501];[.X175])+COUNTIF([.$M$2:.$M$501];[.X175])+COUNTIF([.$N$2:.$N$501];[.X175])+COUNTIF([.$O$2:.$O$501];[.X175])+COUNTIF([.$P$2:.$P$501];[.X175])+COUNTIF([.$Q$2:.$Q$501];[.X175])+COUNTIF([.$R$2:.$R$501];[.X175])+COUNTIF([.$S$2:.$S$501];[.X175])+COUNTIF([.$T$2:.$T$501];[.X175])+COUNTIF([.$U$2:.$U$501];[.X175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1999_2cfa71de-25e5-433a-a689-01b9d140f59d_pop.jpg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picture frame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sooty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industry</text:p>
          </table:table-cell>
          <table:table-cell table:number-columns-repeated="2"/>
          <table:table-cell office:value-type="string" calcext:value-type="string">
            <text:p>sketch</text:p>
          </table:table-cell>
          <table:table-cell table:formula="of:=COUNTIF([.$B$2:.$B$501];[.X176])+COUNTIF([.$C$2:.$C$501];[.X176])+COUNTIF([.$D$2:.$D$501];[.X176])+COUNTIF([.$E$2:.$E$501];[.X176])+COUNTIF([.$F$2:.$F$501];[.X176])+COUNTIF([.$G$2:.$G$501];[.X176])+COUNTIF([.$H$2:.$H$501];[.X176])+COUNTIF([.$I$2:.$I$501];[.X176])+COUNTIF([.$J$2:.$J$501];[.X176])+COUNTIF([.$K$2:.$K$501];[.X176])+COUNTIF([.$L$2:.$L$501];[.X176])+COUNTIF([.$M$2:.$M$501];[.X176])+COUNTIF([.$N$2:.$N$501];[.X176])+COUNTIF([.$O$2:.$O$501];[.X176])+COUNTIF([.$P$2:.$P$501];[.X176])+COUNTIF([.$Q$2:.$Q$501];[.X176])+COUNTIF([.$R$2:.$R$501];[.X176])+COUNTIF([.$S$2:.$S$501];[.X176])+COUNTIF([.$T$2:.$T$501];[.X176])+COUNTIF([.$U$2:.$U$501];[.X176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1999_3566c002-a04d-480f-8246-640e9f4e8108_electronic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singer</text:p>
          </table:table-cell>
          <table:table-cell table:number-columns-repeated="2"/>
          <table:table-cell office:value-type="string" calcext:value-type="string">
            <text:p>animal</text:p>
          </table:table-cell>
          <table:table-cell table:formula="of:=COUNTIF([.$B$2:.$B$501];[.X177])+COUNTIF([.$C$2:.$C$501];[.X177])+COUNTIF([.$D$2:.$D$501];[.X177])+COUNTIF([.$E$2:.$E$501];[.X177])+COUNTIF([.$F$2:.$F$501];[.X177])+COUNTIF([.$G$2:.$G$501];[.X177])+COUNTIF([.$H$2:.$H$501];[.X177])+COUNTIF([.$I$2:.$I$501];[.X177])+COUNTIF([.$J$2:.$J$501];[.X177])+COUNTIF([.$K$2:.$K$501];[.X177])+COUNTIF([.$L$2:.$L$501];[.X177])+COUNTIF([.$M$2:.$M$501];[.X177])+COUNTIF([.$N$2:.$N$501];[.X177])+COUNTIF([.$O$2:.$O$501];[.X177])+COUNTIF([.$P$2:.$P$501];[.X177])+COUNTIF([.$Q$2:.$Q$501];[.X177])+COUNTIF([.$R$2:.$R$501];[.X177])+COUNTIF([.$S$2:.$S$501];[.X177])+COUNTIF([.$T$2:.$T$501];[.X177])+COUNTIF([.$U$2:.$U$501];[.X177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999_3a8c1b8b-30fa-33c3-9ef8-ec9f542f9491_rock.jpg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ightlife</text:p>
          </table:table-cell>
          <table:table-cell office:value-type="string" calcext:value-type="string">
            <text:p>dancing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audience</text:p>
          </table:table-cell>
          <table:table-cell office:value-type="string" calcext:value-type="string">
            <text:p>spirituality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illuminated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adult</text:p>
          </table:table-cell>
          <table:table-cell table:number-columns-repeated="2"/>
          <table:table-cell office:value-type="string" calcext:value-type="string">
            <text:p>athlete</text:p>
          </table:table-cell>
          <table:table-cell table:formula="of:=COUNTIF([.$B$2:.$B$501];[.X178])+COUNTIF([.$C$2:.$C$501];[.X178])+COUNTIF([.$D$2:.$D$501];[.X178])+COUNTIF([.$E$2:.$E$501];[.X178])+COUNTIF([.$F$2:.$F$501];[.X178])+COUNTIF([.$G$2:.$G$501];[.X178])+COUNTIF([.$H$2:.$H$501];[.X178])+COUNTIF([.$I$2:.$I$501];[.X178])+COUNTIF([.$J$2:.$J$501];[.X178])+COUNTIF([.$K$2:.$K$501];[.X178])+COUNTIF([.$L$2:.$L$501];[.X178])+COUNTIF([.$M$2:.$M$501];[.X178])+COUNTIF([.$N$2:.$N$501];[.X178])+COUNTIF([.$O$2:.$O$501];[.X178])+COUNTIF([.$P$2:.$P$501];[.X178])+COUNTIF([.$Q$2:.$Q$501];[.X178])+COUNTIF([.$R$2:.$R$501];[.X178])+COUNTIF([.$S$2:.$S$501];[.X178])+COUNTIF([.$T$2:.$T$501];[.X178])+COUNTIF([.$U$2:.$U$501];[.X178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999_4947b1b5-926c-4148-80ce-9e662356c47e_hip-hop.jpg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headshot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mustach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ring</text:p>
          </table:table-cell>
          <table:table-cell office:value-type="string" calcext:value-type="string">
            <text:p>veil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individuality</text:p>
          </table:table-cell>
          <table:table-cell office:value-type="string" calcext:value-type="string">
            <text:p>contemplation</text:p>
          </table:table-cell>
          <table:table-cell office:value-type="string" calcext:value-type="string">
            <text:p>attitud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horizontal</text:p>
          </table:table-cell>
          <table:table-cell table:number-columns-repeated="2"/>
          <table:table-cell office:value-type="string" calcext:value-type="string">
            <text:p>banner</text:p>
          </table:table-cell>
          <table:table-cell table:formula="of:=COUNTIF([.$B$2:.$B$501];[.X179])+COUNTIF([.$C$2:.$C$501];[.X179])+COUNTIF([.$D$2:.$D$501];[.X179])+COUNTIF([.$E$2:.$E$501];[.X179])+COUNTIF([.$F$2:.$F$501];[.X179])+COUNTIF([.$G$2:.$G$501];[.X179])+COUNTIF([.$H$2:.$H$501];[.X179])+COUNTIF([.$I$2:.$I$501];[.X179])+COUNTIF([.$J$2:.$J$501];[.X179])+COUNTIF([.$K$2:.$K$501];[.X179])+COUNTIF([.$L$2:.$L$501];[.X179])+COUNTIF([.$M$2:.$M$501];[.X179])+COUNTIF([.$N$2:.$N$501];[.X179])+COUNTIF([.$O$2:.$O$501];[.X179])+COUNTIF([.$P$2:.$P$501];[.X179])+COUNTIF([.$Q$2:.$Q$501];[.X179])+COUNTIF([.$R$2:.$R$501];[.X179])+COUNTIF([.$S$2:.$S$501];[.X179])+COUNTIF([.$T$2:.$T$501];[.X179])+COUNTIF([.$U$2:.$U$501];[.X179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999_49ebe9c7-570e-4d87-ad3a-e54d4ad85b30_electronic.jpg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wallpaper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insubstantial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tripe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contemporary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futuristic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modern</text:p>
          </table:table-cell>
          <table:table-cell table:number-columns-repeated="2"/>
          <table:table-cell office:value-type="string" calcext:value-type="string">
            <text:p>blur</text:p>
          </table:table-cell>
          <table:table-cell table:formula="of:=COUNTIF([.$B$2:.$B$501];[.X180])+COUNTIF([.$C$2:.$C$501];[.X180])+COUNTIF([.$D$2:.$D$501];[.X180])+COUNTIF([.$E$2:.$E$501];[.X180])+COUNTIF([.$F$2:.$F$501];[.X180])+COUNTIF([.$G$2:.$G$501];[.X180])+COUNTIF([.$H$2:.$H$501];[.X180])+COUNTIF([.$I$2:.$I$501];[.X180])+COUNTIF([.$J$2:.$J$501];[.X180])+COUNTIF([.$K$2:.$K$501];[.X180])+COUNTIF([.$L$2:.$L$501];[.X180])+COUNTIF([.$M$2:.$M$501];[.X180])+COUNTIF([.$N$2:.$N$501];[.X180])+COUNTIF([.$O$2:.$O$501];[.X180])+COUNTIF([.$P$2:.$P$501];[.X180])+COUNTIF([.$Q$2:.$Q$501];[.X180])+COUNTIF([.$R$2:.$R$501];[.X180])+COUNTIF([.$S$2:.$S$501];[.X180])+COUNTIF([.$T$2:.$T$501];[.X180])+COUNTIF([.$U$2:.$U$501];[.X180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999_4fc77d6e-e721-4c57-b6e4-61cad4a2b5ed_hip-hop.jp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midn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ornate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chronometer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timepiec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adult</text:p>
          </table:table-cell>
          <table:table-cell table:number-columns-repeated="2"/>
          <table:table-cell office:value-type="string" calcext:value-type="string">
            <text:p>building</text:p>
          </table:table-cell>
          <table:table-cell table:formula="of:=COUNTIF([.$B$2:.$B$501];[.X181])+COUNTIF([.$C$2:.$C$501];[.X181])+COUNTIF([.$D$2:.$D$501];[.X181])+COUNTIF([.$E$2:.$E$501];[.X181])+COUNTIF([.$F$2:.$F$501];[.X181])+COUNTIF([.$G$2:.$G$501];[.X181])+COUNTIF([.$H$2:.$H$501];[.X181])+COUNTIF([.$I$2:.$I$501];[.X181])+COUNTIF([.$J$2:.$J$501];[.X181])+COUNTIF([.$K$2:.$K$501];[.X181])+COUNTIF([.$L$2:.$L$501];[.X181])+COUNTIF([.$M$2:.$M$501];[.X181])+COUNTIF([.$N$2:.$N$501];[.X181])+COUNTIF([.$O$2:.$O$501];[.X181])+COUNTIF([.$P$2:.$P$501];[.X181])+COUNTIF([.$Q$2:.$Q$501];[.X181])+COUNTIF([.$R$2:.$R$501];[.X181])+COUNTIF([.$S$2:.$S$501];[.X181])+COUNTIF([.$T$2:.$T$501];[.X181])+COUNTIF([.$U$2:.$U$501];[.X181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999_5528841d-3e6f-4e4c-97f9-e1d1cc196206_electronic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signalise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design</text:p>
          </table:table-cell>
          <table:table-cell table:number-columns-repeated="2"/>
          <table:table-cell office:value-type="string" calcext:value-type="string">
            <text:p>car</text:p>
          </table:table-cell>
          <table:table-cell table:formula="of:=COUNTIF([.$B$2:.$B$501];[.X182])+COUNTIF([.$C$2:.$C$501];[.X182])+COUNTIF([.$D$2:.$D$501];[.X182])+COUNTIF([.$E$2:.$E$501];[.X182])+COUNTIF([.$F$2:.$F$501];[.X182])+COUNTIF([.$G$2:.$G$501];[.X182])+COUNTIF([.$H$2:.$H$501];[.X182])+COUNTIF([.$I$2:.$I$501];[.X182])+COUNTIF([.$J$2:.$J$501];[.X182])+COUNTIF([.$K$2:.$K$501];[.X182])+COUNTIF([.$L$2:.$L$501];[.X182])+COUNTIF([.$M$2:.$M$501];[.X182])+COUNTIF([.$N$2:.$N$501];[.X182])+COUNTIF([.$O$2:.$O$501];[.X182])+COUNTIF([.$P$2:.$P$501];[.X182])+COUNTIF([.$Q$2:.$Q$501];[.X182])+COUNTIF([.$R$2:.$R$501];[.X182])+COUNTIF([.$S$2:.$S$501];[.X182])+COUNTIF([.$T$2:.$T$501];[.X182])+COUNTIF([.$U$2:.$U$501];[.X182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999_5c05047d-aa78-39b1-8a95-9a302b056110_rock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magnification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microbiology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illness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yesight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research</text:p>
          </table:table-cell>
          <table:table-cell table:number-columns-repeated="2"/>
          <table:table-cell office:value-type="string" calcext:value-type="string">
            <text:p>display</text:p>
          </table:table-cell>
          <table:table-cell table:formula="of:=COUNTIF([.$B$2:.$B$501];[.X183])+COUNTIF([.$C$2:.$C$501];[.X183])+COUNTIF([.$D$2:.$D$501];[.X183])+COUNTIF([.$E$2:.$E$501];[.X183])+COUNTIF([.$F$2:.$F$501];[.X183])+COUNTIF([.$G$2:.$G$501];[.X183])+COUNTIF([.$H$2:.$H$501];[.X183])+COUNTIF([.$I$2:.$I$501];[.X183])+COUNTIF([.$J$2:.$J$501];[.X183])+COUNTIF([.$K$2:.$K$501];[.X183])+COUNTIF([.$L$2:.$L$501];[.X183])+COUNTIF([.$M$2:.$M$501];[.X183])+COUNTIF([.$N$2:.$N$501];[.X183])+COUNTIF([.$O$2:.$O$501];[.X183])+COUNTIF([.$P$2:.$P$501];[.X183])+COUNTIF([.$Q$2:.$Q$501];[.X183])+COUNTIF([.$R$2:.$R$501];[.X183])+COUNTIF([.$S$2:.$S$501];[.X183])+COUNTIF([.$T$2:.$T$501];[.X183])+COUNTIF([.$U$2:.$U$501];[.X183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999_647bdfce-8294-480a-b8fe-b331161e97de_rock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conceptual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orthcoming</text:p>
          </table:table-cell>
          <table:table-cell table:number-columns-repeated="2"/>
          <table:table-cell office:value-type="string" calcext:value-type="string">
            <text:p>equipment</text:p>
          </table:table-cell>
          <table:table-cell table:formula="of:=COUNTIF([.$B$2:.$B$501];[.X184])+COUNTIF([.$C$2:.$C$501];[.X184])+COUNTIF([.$D$2:.$D$501];[.X184])+COUNTIF([.$E$2:.$E$501];[.X184])+COUNTIF([.$F$2:.$F$501];[.X184])+COUNTIF([.$G$2:.$G$501];[.X184])+COUNTIF([.$H$2:.$H$501];[.X184])+COUNTIF([.$I$2:.$I$501];[.X184])+COUNTIF([.$J$2:.$J$501];[.X184])+COUNTIF([.$K$2:.$K$501];[.X184])+COUNTIF([.$L$2:.$L$501];[.X184])+COUNTIF([.$M$2:.$M$501];[.X184])+COUNTIF([.$N$2:.$N$501];[.X184])+COUNTIF([.$O$2:.$O$501];[.X184])+COUNTIF([.$P$2:.$P$501];[.X184])+COUNTIF([.$Q$2:.$Q$501];[.X184])+COUNTIF([.$R$2:.$R$501];[.X184])+COUNTIF([.$S$2:.$S$501];[.X184])+COUNTIF([.$T$2:.$T$501];[.X184])+COUNTIF([.$U$2:.$U$501];[.X184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999_6aa63fe8-aa2d-4cdc-afe4-1f84803b496b_rock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creativity</text:p>
          </table:table-cell>
          <table:table-cell table:number-columns-repeated="2"/>
          <table:table-cell office:value-type="string" calcext:value-type="string">
            <text:p>horror</text:p>
          </table:table-cell>
          <table:table-cell table:formula="of:=COUNTIF([.$B$2:.$B$501];[.X185])+COUNTIF([.$C$2:.$C$501];[.X185])+COUNTIF([.$D$2:.$D$501];[.X185])+COUNTIF([.$E$2:.$E$501];[.X185])+COUNTIF([.$F$2:.$F$501];[.X185])+COUNTIF([.$G$2:.$G$501];[.X185])+COUNTIF([.$H$2:.$H$501];[.X185])+COUNTIF([.$I$2:.$I$501];[.X185])+COUNTIF([.$J$2:.$J$501];[.X185])+COUNTIF([.$K$2:.$K$501];[.X185])+COUNTIF([.$L$2:.$L$501];[.X185])+COUNTIF([.$M$2:.$M$501];[.X185])+COUNTIF([.$N$2:.$N$501];[.X185])+COUNTIF([.$O$2:.$O$501];[.X185])+COUNTIF([.$P$2:.$P$501];[.X185])+COUNTIF([.$Q$2:.$Q$501];[.X185])+COUNTIF([.$R$2:.$R$501];[.X185])+COUNTIF([.$S$2:.$S$501];[.X185])+COUNTIF([.$T$2:.$T$501];[.X185])+COUNTIF([.$U$2:.$U$501];[.X185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999_6c41a584-37e5-4710-aa5d-1f75c50d61f0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lection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healthcare</text:p>
          </table:table-cell>
          <table:table-cell table:number-columns-repeated="2"/>
          <table:table-cell office:value-type="string" calcext:value-type="string">
            <text:p>pop music</text:p>
          </table:table-cell>
          <table:table-cell table:formula="of:=COUNTIF([.$B$2:.$B$501];[.X186])+COUNTIF([.$C$2:.$C$501];[.X186])+COUNTIF([.$D$2:.$D$501];[.X186])+COUNTIF([.$E$2:.$E$501];[.X186])+COUNTIF([.$F$2:.$F$501];[.X186])+COUNTIF([.$G$2:.$G$501];[.X186])+COUNTIF([.$H$2:.$H$501];[.X186])+COUNTIF([.$I$2:.$I$501];[.X186])+COUNTIF([.$J$2:.$J$501];[.X186])+COUNTIF([.$K$2:.$K$501];[.X186])+COUNTIF([.$L$2:.$L$501];[.X186])+COUNTIF([.$M$2:.$M$501];[.X186])+COUNTIF([.$N$2:.$N$501];[.X186])+COUNTIF([.$O$2:.$O$501];[.X186])+COUNTIF([.$P$2:.$P$501];[.X186])+COUNTIF([.$Q$2:.$Q$501];[.X186])+COUNTIF([.$R$2:.$R$501];[.X186])+COUNTIF([.$S$2:.$S$501];[.X186])+COUNTIF([.$T$2:.$T$501];[.X186])+COUNTIF([.$U$2:.$U$501];[.X186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999_78d4a493-4036-338f-8eef-466f38b3e935_rock.jpg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imagery</text:p>
          </table:table-cell>
          <table:table-cell office:value-type="string" calcext:value-type="string">
            <text:p>contemplation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individuality</text:p>
          </table:table-cell>
          <table:table-cell office:value-type="string" calcext:value-type="string">
            <text:p>inspiration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headshot</text:p>
          </table:table-cell>
          <table:table-cell office:value-type="string" calcext:value-type="string">
            <text:p>hair</text:p>
          </table:table-cell>
          <table:table-cell table:number-columns-repeated="2"/>
          <table:table-cell office:value-type="string" calcext:value-type="string">
            <text:p>road</text:p>
          </table:table-cell>
          <table:table-cell table:formula="of:=COUNTIF([.$B$2:.$B$501];[.X187])+COUNTIF([.$C$2:.$C$501];[.X187])+COUNTIF([.$D$2:.$D$501];[.X187])+COUNTIF([.$E$2:.$E$501];[.X187])+COUNTIF([.$F$2:.$F$501];[.X187])+COUNTIF([.$G$2:.$G$501];[.X187])+COUNTIF([.$H$2:.$H$501];[.X187])+COUNTIF([.$I$2:.$I$501];[.X187])+COUNTIF([.$J$2:.$J$501];[.X187])+COUNTIF([.$K$2:.$K$501];[.X187])+COUNTIF([.$L$2:.$L$501];[.X187])+COUNTIF([.$M$2:.$M$501];[.X187])+COUNTIF([.$N$2:.$N$501];[.X187])+COUNTIF([.$O$2:.$O$501];[.X187])+COUNTIF([.$P$2:.$P$501];[.X187])+COUNTIF([.$Q$2:.$Q$501];[.X187])+COUNTIF([.$R$2:.$R$501];[.X187])+COUNTIF([.$S$2:.$S$501];[.X187])+COUNTIF([.$T$2:.$T$501];[.X187])+COUNTIF([.$U$2:.$U$501];[.X187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999_81a1dc18-349b-4470-a85f-f2cf1cf3ff67_electronic.jpg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ignalis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facts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designing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card</text:p>
          </table:table-cell>
          <table:table-cell table:number-columns-repeated="2"/>
          <table:table-cell office:value-type="string" calcext:value-type="string">
            <text:p>rusty</text:p>
          </table:table-cell>
          <table:table-cell table:formula="of:=COUNTIF([.$B$2:.$B$501];[.X188])+COUNTIF([.$C$2:.$C$501];[.X188])+COUNTIF([.$D$2:.$D$501];[.X188])+COUNTIF([.$E$2:.$E$501];[.X188])+COUNTIF([.$F$2:.$F$501];[.X188])+COUNTIF([.$G$2:.$G$501];[.X188])+COUNTIF([.$H$2:.$H$501];[.X188])+COUNTIF([.$I$2:.$I$501];[.X188])+COUNTIF([.$J$2:.$J$501];[.X188])+COUNTIF([.$K$2:.$K$501];[.X188])+COUNTIF([.$L$2:.$L$501];[.X188])+COUNTIF([.$M$2:.$M$501];[.X188])+COUNTIF([.$N$2:.$N$501];[.X188])+COUNTIF([.$O$2:.$O$501];[.X188])+COUNTIF([.$P$2:.$P$501];[.X188])+COUNTIF([.$Q$2:.$Q$501];[.X188])+COUNTIF([.$R$2:.$R$501];[.X188])+COUNTIF([.$S$2:.$S$501];[.X188])+COUNTIF([.$T$2:.$T$501];[.X188])+COUNTIF([.$U$2:.$U$501];[.X188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999_82dfe0a3-a84f-499a-9efa-da0c0873ea33_country.jp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horizontal plane</text:p>
          </table:table-cell>
          <table:table-cell office:value-type="string" calcext:value-type="string">
            <text:p>fair weather</text:p>
          </table:table-cell>
          <table:table-cell office:value-type="string" calcext:value-type="string">
            <text:p>dusk</text:p>
          </table:table-cell>
          <table:table-cell office:value-type="string" calcext:value-type="string">
            <text:p>popularity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relaxatio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business</text:p>
          </table:table-cell>
          <table:table-cell table:number-columns-repeated="2"/>
          <table:table-cell office:value-type="string" calcext:value-type="string">
            <text:p>wallpaper</text:p>
          </table:table-cell>
          <table:table-cell table:formula="of:=COUNTIF([.$B$2:.$B$501];[.X189])+COUNTIF([.$C$2:.$C$501];[.X189])+COUNTIF([.$D$2:.$D$501];[.X189])+COUNTIF([.$E$2:.$E$501];[.X189])+COUNTIF([.$F$2:.$F$501];[.X189])+COUNTIF([.$G$2:.$G$501];[.X189])+COUNTIF([.$H$2:.$H$501];[.X189])+COUNTIF([.$I$2:.$I$501];[.X189])+COUNTIF([.$J$2:.$J$501];[.X189])+COUNTIF([.$K$2:.$K$501];[.X189])+COUNTIF([.$L$2:.$L$501];[.X189])+COUNTIF([.$M$2:.$M$501];[.X189])+COUNTIF([.$N$2:.$N$501];[.X189])+COUNTIF([.$O$2:.$O$501];[.X189])+COUNTIF([.$P$2:.$P$501];[.X189])+COUNTIF([.$Q$2:.$Q$501];[.X189])+COUNTIF([.$R$2:.$R$501];[.X189])+COUNTIF([.$S$2:.$S$501];[.X189])+COUNTIF([.$T$2:.$T$501];[.X189])+COUNTIF([.$U$2:.$U$501];[.X189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999_97831ff7-20b7-4eac-8d68-1b644936278c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print</text:p>
          </table:table-cell>
          <table:table-cell table:number-columns-repeated="2"/>
          <table:table-cell office:value-type="string" calcext:value-type="string">
            <text:p>writer</text:p>
          </table:table-cell>
          <table:table-cell table:formula="of:=COUNTIF([.$B$2:.$B$501];[.X190])+COUNTIF([.$C$2:.$C$501];[.X190])+COUNTIF([.$D$2:.$D$501];[.X190])+COUNTIF([.$E$2:.$E$501];[.X190])+COUNTIF([.$F$2:.$F$501];[.X190])+COUNTIF([.$G$2:.$G$501];[.X190])+COUNTIF([.$H$2:.$H$501];[.X190])+COUNTIF([.$I$2:.$I$501];[.X190])+COUNTIF([.$J$2:.$J$501];[.X190])+COUNTIF([.$K$2:.$K$501];[.X190])+COUNTIF([.$L$2:.$L$501];[.X190])+COUNTIF([.$M$2:.$M$501];[.X190])+COUNTIF([.$N$2:.$N$501];[.X190])+COUNTIF([.$O$2:.$O$501];[.X190])+COUNTIF([.$P$2:.$P$501];[.X190])+COUNTIF([.$Q$2:.$Q$501];[.X190])+COUNTIF([.$R$2:.$R$501];[.X190])+COUNTIF([.$S$2:.$S$501];[.X190])+COUNTIF([.$T$2:.$T$501];[.X190])+COUNTIF([.$U$2:.$U$501];[.X190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999_99070885-eb30-4604-be19-c07bd93ef12e_rock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wear</text:p>
          </table:table-cell>
          <table:table-cell table:number-columns-repeated="2"/>
          <table:table-cell office:value-type="string" calcext:value-type="string">
            <text:p>battle</text:p>
          </table:table-cell>
          <table:table-cell table:formula="of:=COUNTIF([.$B$2:.$B$501];[.X191])+COUNTIF([.$C$2:.$C$501];[.X191])+COUNTIF([.$D$2:.$D$501];[.X191])+COUNTIF([.$E$2:.$E$501];[.X191])+COUNTIF([.$F$2:.$F$501];[.X191])+COUNTIF([.$G$2:.$G$501];[.X191])+COUNTIF([.$H$2:.$H$501];[.X191])+COUNTIF([.$I$2:.$I$501];[.X191])+COUNTIF([.$J$2:.$J$501];[.X191])+COUNTIF([.$K$2:.$K$501];[.X191])+COUNTIF([.$L$2:.$L$501];[.X191])+COUNTIF([.$M$2:.$M$501];[.X191])+COUNTIF([.$N$2:.$N$501];[.X191])+COUNTIF([.$O$2:.$O$501];[.X191])+COUNTIF([.$P$2:.$P$501];[.X191])+COUNTIF([.$Q$2:.$Q$501];[.X191])+COUNTIF([.$R$2:.$R$501];[.X191])+COUNTIF([.$S$2:.$S$501];[.X191])+COUNTIF([.$T$2:.$T$501];[.X191])+COUNTIF([.$U$2:.$U$501];[.X191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1999_a5f6128e-491b-3f5e-b9e4-21b4166eb5bc_rock.jpg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g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horizontal plan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frozen</text:p>
          </table:table-cell>
          <table:table-cell table:number-columns-repeated="2"/>
          <table:table-cell office:value-type="string" calcext:value-type="string">
            <text:p>canvas</text:p>
          </table:table-cell>
          <table:table-cell table:formula="of:=COUNTIF([.$B$2:.$B$501];[.X192])+COUNTIF([.$C$2:.$C$501];[.X192])+COUNTIF([.$D$2:.$D$501];[.X192])+COUNTIF([.$E$2:.$E$501];[.X192])+COUNTIF([.$F$2:.$F$501];[.X192])+COUNTIF([.$G$2:.$G$501];[.X192])+COUNTIF([.$H$2:.$H$501];[.X192])+COUNTIF([.$I$2:.$I$501];[.X192])+COUNTIF([.$J$2:.$J$501];[.X192])+COUNTIF([.$K$2:.$K$501];[.X192])+COUNTIF([.$L$2:.$L$501];[.X192])+COUNTIF([.$M$2:.$M$501];[.X192])+COUNTIF([.$N$2:.$N$501];[.X192])+COUNTIF([.$O$2:.$O$501];[.X192])+COUNTIF([.$P$2:.$P$501];[.X192])+COUNTIF([.$Q$2:.$Q$501];[.X192])+COUNTIF([.$R$2:.$R$501];[.X192])+COUNTIF([.$S$2:.$S$501];[.X192])+COUNTIF([.$T$2:.$T$501];[.X192])+COUNTIF([.$U$2:.$U$501];[.X192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1999_cac2b28b-469a-4a7e-8f56-21acb12f6c77_pop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Halloween</text:p>
          </table:table-cell>
          <table:table-cell office:value-type="string" calcext:value-type="string">
            <text:p>skittish</text:p>
          </table:table-cell>
          <table:table-cell office:value-type="string" calcext:value-type="string">
            <text:p>vicious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bizarre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man</text:p>
          </table:table-cell>
          <table:table-cell table:number-columns-repeated="2"/>
          <table:table-cell office:value-type="string" calcext:value-type="string">
            <text:p>computer</text:p>
          </table:table-cell>
          <table:table-cell table:formula="of:=COUNTIF([.$B$2:.$B$501];[.X193])+COUNTIF([.$C$2:.$C$501];[.X193])+COUNTIF([.$D$2:.$D$501];[.X193])+COUNTIF([.$E$2:.$E$501];[.X193])+COUNTIF([.$F$2:.$F$501];[.X193])+COUNTIF([.$G$2:.$G$501];[.X193])+COUNTIF([.$H$2:.$H$501];[.X193])+COUNTIF([.$I$2:.$I$501];[.X193])+COUNTIF([.$J$2:.$J$501];[.X193])+COUNTIF([.$K$2:.$K$501];[.X193])+COUNTIF([.$L$2:.$L$501];[.X193])+COUNTIF([.$M$2:.$M$501];[.X193])+COUNTIF([.$N$2:.$N$501];[.X193])+COUNTIF([.$O$2:.$O$501];[.X193])+COUNTIF([.$P$2:.$P$501];[.X193])+COUNTIF([.$Q$2:.$Q$501];[.X193])+COUNTIF([.$R$2:.$R$501];[.X193])+COUNTIF([.$S$2:.$S$501];[.X193])+COUNTIF([.$T$2:.$T$501];[.X193])+COUNTIF([.$U$2:.$U$501];[.X193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1999_d0374fd8-223a-41cd-ae53-fc96dad1edc2_pop.jp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glamou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exy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cheerful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looking</text:p>
          </table:table-cell>
          <table:table-cell office:value-type="string" calcext:value-type="string">
            <text:p>studio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cowboy hat</text:p>
          </table:table-cell>
          <table:table-cell table:formula="of:=COUNTIF([.$B$2:.$B$501];[.X194])+COUNTIF([.$C$2:.$C$501];[.X194])+COUNTIF([.$D$2:.$D$501];[.X194])+COUNTIF([.$E$2:.$E$501];[.X194])+COUNTIF([.$F$2:.$F$501];[.X194])+COUNTIF([.$G$2:.$G$501];[.X194])+COUNTIF([.$H$2:.$H$501];[.X194])+COUNTIF([.$I$2:.$I$501];[.X194])+COUNTIF([.$J$2:.$J$501];[.X194])+COUNTIF([.$K$2:.$K$501];[.X194])+COUNTIF([.$L$2:.$L$501];[.X194])+COUNTIF([.$M$2:.$M$501];[.X194])+COUNTIF([.$N$2:.$N$501];[.X194])+COUNTIF([.$O$2:.$O$501];[.X194])+COUNTIF([.$P$2:.$P$501];[.X194])+COUNTIF([.$Q$2:.$Q$501];[.X194])+COUNTIF([.$R$2:.$R$501];[.X194])+COUNTIF([.$S$2:.$S$501];[.X194])+COUNTIF([.$T$2:.$T$501];[.X194])+COUNTIF([.$U$2:.$U$501];[.X194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1999_d33ce12c-6973-4b81-bdfe-21ebabedc158_hip-hop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display</text:p>
          </table:table-cell>
          <table:table-cell table:number-columns-repeated="2"/>
          <table:table-cell office:value-type="string" calcext:value-type="string">
            <text:p>fear</text:p>
          </table:table-cell>
          <table:table-cell table:formula="of:=COUNTIF([.$B$2:.$B$501];[.X195])+COUNTIF([.$C$2:.$C$501];[.X195])+COUNTIF([.$D$2:.$D$501];[.X195])+COUNTIF([.$E$2:.$E$501];[.X195])+COUNTIF([.$F$2:.$F$501];[.X195])+COUNTIF([.$G$2:.$G$501];[.X195])+COUNTIF([.$H$2:.$H$501];[.X195])+COUNTIF([.$I$2:.$I$501];[.X195])+COUNTIF([.$J$2:.$J$501];[.X195])+COUNTIF([.$K$2:.$K$501];[.X195])+COUNTIF([.$L$2:.$L$501];[.X195])+COUNTIF([.$M$2:.$M$501];[.X195])+COUNTIF([.$N$2:.$N$501];[.X195])+COUNTIF([.$O$2:.$O$501];[.X195])+COUNTIF([.$P$2:.$P$501];[.X195])+COUNTIF([.$Q$2:.$Q$501];[.X195])+COUNTIF([.$R$2:.$R$501];[.X195])+COUNTIF([.$S$2:.$S$501];[.X195])+COUNTIF([.$T$2:.$T$501];[.X195])+COUNTIF([.$U$2:.$U$501];[.X195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1999_e7b6c232-063d-4f9e-a6a6-c3af8337199a_country.jpg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fine-looking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isolated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Halloween</text:p>
          </table:table-cell>
          <table:table-cell office:value-type="string" calcext:value-type="string">
            <text:p>person</text:p>
          </table:table-cell>
          <table:table-cell table:number-columns-repeated="2"/>
          <table:table-cell office:value-type="string" calcext:value-type="string">
            <text:p>flag</text:p>
          </table:table-cell>
          <table:table-cell table:formula="of:=COUNTIF([.$B$2:.$B$501];[.X196])+COUNTIF([.$C$2:.$C$501];[.X196])+COUNTIF([.$D$2:.$D$501];[.X196])+COUNTIF([.$E$2:.$E$501];[.X196])+COUNTIF([.$F$2:.$F$501];[.X196])+COUNTIF([.$G$2:.$G$501];[.X196])+COUNTIF([.$H$2:.$H$501];[.X196])+COUNTIF([.$I$2:.$I$501];[.X196])+COUNTIF([.$J$2:.$J$501];[.X196])+COUNTIF([.$K$2:.$K$501];[.X196])+COUNTIF([.$L$2:.$L$501];[.X196])+COUNTIF([.$M$2:.$M$501];[.X196])+COUNTIF([.$N$2:.$N$501];[.X196])+COUNTIF([.$O$2:.$O$501];[.X196])+COUNTIF([.$P$2:.$P$501];[.X196])+COUNTIF([.$Q$2:.$Q$501];[.X196])+COUNTIF([.$R$2:.$R$501];[.X196])+COUNTIF([.$S$2:.$S$501];[.X196])+COUNTIF([.$T$2:.$T$501];[.X196])+COUNTIF([.$U$2:.$U$501];[.X196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1999_ed107f8d-fcee-496d-bba1-e3191789d6e1_country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elderly</text:p>
          </table:table-cell>
          <table:table-cell office:value-type="string" calcext:value-type="string">
            <text:p>pensive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worried</text:p>
          </table:table-cell>
          <table:table-cell office:value-type="string" calcext:value-type="string">
            <text:p>sadness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grief</text:p>
          </table:table-cell>
          <table:table-cell office:value-type="string" calcext:value-type="string">
            <text:p>music</text:p>
          </table:table-cell>
          <table:table-cell table:number-columns-repeated="2"/>
          <table:table-cell office:value-type="string" calcext:value-type="string">
            <text:p>furniture</text:p>
          </table:table-cell>
          <table:table-cell table:formula="of:=COUNTIF([.$B$2:.$B$501];[.X197])+COUNTIF([.$C$2:.$C$501];[.X197])+COUNTIF([.$D$2:.$D$501];[.X197])+COUNTIF([.$E$2:.$E$501];[.X197])+COUNTIF([.$F$2:.$F$501];[.X197])+COUNTIF([.$G$2:.$G$501];[.X197])+COUNTIF([.$H$2:.$H$501];[.X197])+COUNTIF([.$I$2:.$I$501];[.X197])+COUNTIF([.$J$2:.$J$501];[.X197])+COUNTIF([.$K$2:.$K$501];[.X197])+COUNTIF([.$L$2:.$L$501];[.X197])+COUNTIF([.$M$2:.$M$501];[.X197])+COUNTIF([.$N$2:.$N$501];[.X197])+COUNTIF([.$O$2:.$O$501];[.X197])+COUNTIF([.$P$2:.$P$501];[.X197])+COUNTIF([.$Q$2:.$Q$501];[.X197])+COUNTIF([.$R$2:.$R$501];[.X197])+COUNTIF([.$S$2:.$S$501];[.X197])+COUNTIF([.$T$2:.$T$501];[.X197])+COUNTIF([.$U$2:.$U$501];[.X197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1999_fc0c4079-a29f-30e3-939e-d6ee4d03f886_rock.jpg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ransportation system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headlight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ostalgia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horizontal plan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travel</text:p>
          </table:table-cell>
          <table:table-cell table:number-columns-repeated="2"/>
          <table:table-cell office:value-type="string" calcext:value-type="string">
            <text:p>group together</text:p>
          </table:table-cell>
          <table:table-cell table:formula="of:=COUNTIF([.$B$2:.$B$501];[.X198])+COUNTIF([.$C$2:.$C$501];[.X198])+COUNTIF([.$D$2:.$D$501];[.X198])+COUNTIF([.$E$2:.$E$501];[.X198])+COUNTIF([.$F$2:.$F$501];[.X198])+COUNTIF([.$G$2:.$G$501];[.X198])+COUNTIF([.$H$2:.$H$501];[.X198])+COUNTIF([.$I$2:.$I$501];[.X198])+COUNTIF([.$J$2:.$J$501];[.X198])+COUNTIF([.$K$2:.$K$501];[.X198])+COUNTIF([.$L$2:.$L$501];[.X198])+COUNTIF([.$M$2:.$M$501];[.X198])+COUNTIF([.$N$2:.$N$501];[.X198])+COUNTIF([.$O$2:.$O$501];[.X198])+COUNTIF([.$P$2:.$P$501];[.X198])+COUNTIF([.$Q$2:.$Q$501];[.X198])+COUNTIF([.$R$2:.$R$501];[.X198])+COUNTIF([.$S$2:.$S$501];[.X198])+COUNTIF([.$T$2:.$T$501];[.X198])+COUNTIF([.$U$2:.$U$501];[.X198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00_14e7a6a2-f181-4e67-92d0-01303e60ddfa_pop.jp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Halloween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style</text:p>
          </table:table-cell>
          <table:table-cell table:number-columns-repeated="2"/>
          <table:table-cell office:value-type="string" calcext:value-type="string">
            <text:p>heat</text:p>
          </table:table-cell>
          <table:table-cell table:formula="of:=COUNTIF([.$B$2:.$B$501];[.X199])+COUNTIF([.$C$2:.$C$501];[.X199])+COUNTIF([.$D$2:.$D$501];[.X199])+COUNTIF([.$E$2:.$E$501];[.X199])+COUNTIF([.$F$2:.$F$501];[.X199])+COUNTIF([.$G$2:.$G$501];[.X199])+COUNTIF([.$H$2:.$H$501];[.X199])+COUNTIF([.$I$2:.$I$501];[.X199])+COUNTIF([.$J$2:.$J$501];[.X199])+COUNTIF([.$K$2:.$K$501];[.X199])+COUNTIF([.$L$2:.$L$501];[.X199])+COUNTIF([.$M$2:.$M$501];[.X199])+COUNTIF([.$N$2:.$N$501];[.X199])+COUNTIF([.$O$2:.$O$501];[.X199])+COUNTIF([.$P$2:.$P$501];[.X199])+COUNTIF([.$Q$2:.$Q$501];[.X199])+COUNTIF([.$R$2:.$R$501];[.X199])+COUNTIF([.$S$2:.$S$501];[.X199])+COUNTIF([.$T$2:.$T$501];[.X199])+COUNTIF([.$U$2:.$U$501];[.X199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00_19976ffa-c705-4535-bdaa-cf2f73a32bd4_electronic.jpg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wallpaper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metallic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over</text:p>
          </table:table-cell>
          <table:table-cell table:number-columns-repeated="2"/>
          <table:table-cell office:value-type="string" calcext:value-type="string">
            <text:p>leisure</text:p>
          </table:table-cell>
          <table:table-cell table:formula="of:=COUNTIF([.$B$2:.$B$501];[.X200])+COUNTIF([.$C$2:.$C$501];[.X200])+COUNTIF([.$D$2:.$D$501];[.X200])+COUNTIF([.$E$2:.$E$501];[.X200])+COUNTIF([.$F$2:.$F$501];[.X200])+COUNTIF([.$G$2:.$G$501];[.X200])+COUNTIF([.$H$2:.$H$501];[.X200])+COUNTIF([.$I$2:.$I$501];[.X200])+COUNTIF([.$J$2:.$J$501];[.X200])+COUNTIF([.$K$2:.$K$501];[.X200])+COUNTIF([.$L$2:.$L$501];[.X200])+COUNTIF([.$M$2:.$M$501];[.X200])+COUNTIF([.$N$2:.$N$501];[.X200])+COUNTIF([.$O$2:.$O$501];[.X200])+COUNTIF([.$P$2:.$P$501];[.X200])+COUNTIF([.$Q$2:.$Q$501];[.X200])+COUNTIF([.$R$2:.$R$501];[.X200])+COUNTIF([.$S$2:.$S$501];[.X200])+COUNTIF([.$T$2:.$T$501];[.X200])+COUNTIF([.$U$2:.$U$501];[.X200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00_1e16f409-d014-430c-b5e3-3e0a1bab2e64_rock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ignalis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paper</text:p>
          </table:table-cell>
          <table:table-cell table:number-columns-repeated="2"/>
          <table:table-cell office:value-type="string" calcext:value-type="string">
            <text:p>many</text:p>
          </table:table-cell>
          <table:table-cell table:formula="of:=COUNTIF([.$B$2:.$B$501];[.X201])+COUNTIF([.$C$2:.$C$501];[.X201])+COUNTIF([.$D$2:.$D$501];[.X201])+COUNTIF([.$E$2:.$E$501];[.X201])+COUNTIF([.$F$2:.$F$501];[.X201])+COUNTIF([.$G$2:.$G$501];[.X201])+COUNTIF([.$H$2:.$H$501];[.X201])+COUNTIF([.$I$2:.$I$501];[.X201])+COUNTIF([.$J$2:.$J$501];[.X201])+COUNTIF([.$K$2:.$K$501];[.X201])+COUNTIF([.$L$2:.$L$501];[.X201])+COUNTIF([.$M$2:.$M$501];[.X201])+COUNTIF([.$N$2:.$N$501];[.X201])+COUNTIF([.$O$2:.$O$501];[.X201])+COUNTIF([.$P$2:.$P$501];[.X201])+COUNTIF([.$Q$2:.$Q$501];[.X201])+COUNTIF([.$R$2:.$R$501];[.X201])+COUNTIF([.$S$2:.$S$501];[.X201])+COUNTIF([.$T$2:.$T$501];[.X201])+COUNTIF([.$U$2:.$U$501];[.X201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00_2d7f5fd0-1b59-42d4-b9b6-5c9b47f9bb5d_electronic.jpg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fair weather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recycling</text:p>
          </table:table-cell>
          <table:table-cell office:value-type="string" calcext:value-type="string">
            <text:p>wildlif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abundance</text:p>
          </table:table-cell>
          <table:table-cell office:value-type="string" calcext:value-type="string">
            <text:p>desktop</text:p>
          </table:table-cell>
          <table:table-cell table:number-columns-repeated="2"/>
          <table:table-cell office:value-type="string" calcext:value-type="string">
            <text:p>ornate</text:p>
          </table:table-cell>
          <table:table-cell table:formula="of:=COUNTIF([.$B$2:.$B$501];[.X202])+COUNTIF([.$C$2:.$C$501];[.X202])+COUNTIF([.$D$2:.$D$501];[.X202])+COUNTIF([.$E$2:.$E$501];[.X202])+COUNTIF([.$F$2:.$F$501];[.X202])+COUNTIF([.$G$2:.$G$501];[.X202])+COUNTIF([.$H$2:.$H$501];[.X202])+COUNTIF([.$I$2:.$I$501];[.X202])+COUNTIF([.$J$2:.$J$501];[.X202])+COUNTIF([.$K$2:.$K$501];[.X202])+COUNTIF([.$L$2:.$L$501];[.X202])+COUNTIF([.$M$2:.$M$501];[.X202])+COUNTIF([.$N$2:.$N$501];[.X202])+COUNTIF([.$O$2:.$O$501];[.X202])+COUNTIF([.$P$2:.$P$501];[.X202])+COUNTIF([.$Q$2:.$Q$501];[.X202])+COUNTIF([.$R$2:.$R$501];[.X202])+COUNTIF([.$S$2:.$S$501];[.X202])+COUNTIF([.$T$2:.$T$501];[.X202])+COUNTIF([.$U$2:.$U$501];[.X202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00_336917ad-16ee-40ec-91a2-7c0cb654051b_country.jp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fine-looking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looking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veil</text:p>
          </table:table-cell>
          <table:table-cell office:value-type="string" calcext:value-type="string">
            <text:p>attitud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cian</text:p>
          </table:table-cell>
          <table:table-cell table:number-columns-repeated="2"/>
          <table:table-cell office:value-type="string" calcext:value-type="string">
            <text:p>room</text:p>
          </table:table-cell>
          <table:table-cell table:formula="of:=COUNTIF([.$B$2:.$B$501];[.X203])+COUNTIF([.$C$2:.$C$501];[.X203])+COUNTIF([.$D$2:.$D$501];[.X203])+COUNTIF([.$E$2:.$E$501];[.X203])+COUNTIF([.$F$2:.$F$501];[.X203])+COUNTIF([.$G$2:.$G$501];[.X203])+COUNTIF([.$H$2:.$H$501];[.X203])+COUNTIF([.$I$2:.$I$501];[.X203])+COUNTIF([.$J$2:.$J$501];[.X203])+COUNTIF([.$K$2:.$K$501];[.X203])+COUNTIF([.$L$2:.$L$501];[.X203])+COUNTIF([.$M$2:.$M$501];[.X203])+COUNTIF([.$N$2:.$N$501];[.X203])+COUNTIF([.$O$2:.$O$501];[.X203])+COUNTIF([.$P$2:.$P$501];[.X203])+COUNTIF([.$Q$2:.$Q$501];[.X203])+COUNTIF([.$R$2:.$R$501];[.X203])+COUNTIF([.$S$2:.$S$501];[.X203])+COUNTIF([.$T$2:.$T$501];[.X203])+COUNTIF([.$U$2:.$U$501];[.X203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00_459e1739-d8c4-4386-a176-5f934aabf9f6_p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enjoyment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adolescent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cheerful</text:p>
          </table:table-cell>
          <table:table-cell office:value-type="string" calcext:value-type="string">
            <text:p>indoors</text:p>
          </table:table-cell>
          <table:table-cell table:number-columns-repeated="2"/>
          <table:table-cell office:value-type="string" calcext:value-type="string">
            <text:p>skin</text:p>
          </table:table-cell>
          <table:table-cell table:formula="of:=COUNTIF([.$B$2:.$B$501];[.X204])+COUNTIF([.$C$2:.$C$501];[.X204])+COUNTIF([.$D$2:.$D$501];[.X204])+COUNTIF([.$E$2:.$E$501];[.X204])+COUNTIF([.$F$2:.$F$501];[.X204])+COUNTIF([.$G$2:.$G$501];[.X204])+COUNTIF([.$H$2:.$H$501];[.X204])+COUNTIF([.$I$2:.$I$501];[.X204])+COUNTIF([.$J$2:.$J$501];[.X204])+COUNTIF([.$K$2:.$K$501];[.X204])+COUNTIF([.$L$2:.$L$501];[.X204])+COUNTIF([.$M$2:.$M$501];[.X204])+COUNTIF([.$N$2:.$N$501];[.X204])+COUNTIF([.$O$2:.$O$501];[.X204])+COUNTIF([.$P$2:.$P$501];[.X204])+COUNTIF([.$Q$2:.$Q$501];[.X204])+COUNTIF([.$R$2:.$R$501];[.X204])+COUNTIF([.$S$2:.$S$501];[.X204])+COUNTIF([.$T$2:.$T$501];[.X204])+COUNTIF([.$U$2:.$U$501];[.X204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00_47a57cb6-e676-4502-985c-2d9c475ac9ec_hip-hop.jpg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patriotism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tyle</text:p>
          </table:table-cell>
          <table:table-cell table:number-columns-repeated="2"/>
          <table:table-cell office:value-type="string" calcext:value-type="string">
            <text:p>skittish</text:p>
          </table:table-cell>
          <table:table-cell table:formula="of:=COUNTIF([.$B$2:.$B$501];[.X205])+COUNTIF([.$C$2:.$C$501];[.X205])+COUNTIF([.$D$2:.$D$501];[.X205])+COUNTIF([.$E$2:.$E$501];[.X205])+COUNTIF([.$F$2:.$F$501];[.X205])+COUNTIF([.$G$2:.$G$501];[.X205])+COUNTIF([.$H$2:.$H$501];[.X205])+COUNTIF([.$I$2:.$I$501];[.X205])+COUNTIF([.$J$2:.$J$501];[.X205])+COUNTIF([.$K$2:.$K$501];[.X205])+COUNTIF([.$L$2:.$L$501];[.X205])+COUNTIF([.$M$2:.$M$501];[.X205])+COUNTIF([.$N$2:.$N$501];[.X205])+COUNTIF([.$O$2:.$O$501];[.X205])+COUNTIF([.$P$2:.$P$501];[.X205])+COUNTIF([.$Q$2:.$Q$501];[.X205])+COUNTIF([.$R$2:.$R$501];[.X205])+COUNTIF([.$S$2:.$S$501];[.X205])+COUNTIF([.$T$2:.$T$501];[.X205])+COUNTIF([.$U$2:.$U$501];[.X205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00_534b6c59-1838-40d3-8bdf-e218e822c740_electronic.jpg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illness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wildlife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people</text:p>
          </table:table-cell>
          <table:table-cell table:number-columns-repeated="2"/>
          <table:table-cell office:value-type="string" calcext:value-type="string">
            <text:p>square</text:p>
          </table:table-cell>
          <table:table-cell table:formula="of:=COUNTIF([.$B$2:.$B$501];[.X206])+COUNTIF([.$C$2:.$C$501];[.X206])+COUNTIF([.$D$2:.$D$501];[.X206])+COUNTIF([.$E$2:.$E$501];[.X206])+COUNTIF([.$F$2:.$F$501];[.X206])+COUNTIF([.$G$2:.$G$501];[.X206])+COUNTIF([.$H$2:.$H$501];[.X206])+COUNTIF([.$I$2:.$I$501];[.X206])+COUNTIF([.$J$2:.$J$501];[.X206])+COUNTIF([.$K$2:.$K$501];[.X206])+COUNTIF([.$L$2:.$L$501];[.X206])+COUNTIF([.$M$2:.$M$501];[.X206])+COUNTIF([.$N$2:.$N$501];[.X206])+COUNTIF([.$O$2:.$O$501];[.X206])+COUNTIF([.$P$2:.$P$501];[.X206])+COUNTIF([.$Q$2:.$Q$501];[.X206])+COUNTIF([.$R$2:.$R$501];[.X206])+COUNTIF([.$S$2:.$S$501];[.X206])+COUNTIF([.$T$2:.$T$501];[.X206])+COUNTIF([.$U$2:.$U$501];[.X206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00_566eb3d5-5884-4965-8cc1-40f5d64fcfc3_pop.jp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ightlife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dancing</text:p>
          </table:table-cell>
          <table:table-cell office:value-type="string" calcext:value-type="string">
            <text:p>togetherness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Hallowee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adolescent</text:p>
          </table:table-cell>
          <table:table-cell office:value-type="string" calcext:value-type="string">
            <text:p>party</text:p>
          </table:table-cell>
          <table:table-cell table:number-columns-repeated="2"/>
          <table:table-cell office:value-type="string" calcext:value-type="string">
            <text:p>stage</text:p>
          </table:table-cell>
          <table:table-cell table:formula="of:=COUNTIF([.$B$2:.$B$501];[.X207])+COUNTIF([.$C$2:.$C$501];[.X207])+COUNTIF([.$D$2:.$D$501];[.X207])+COUNTIF([.$E$2:.$E$501];[.X207])+COUNTIF([.$F$2:.$F$501];[.X207])+COUNTIF([.$G$2:.$G$501];[.X207])+COUNTIF([.$H$2:.$H$501];[.X207])+COUNTIF([.$I$2:.$I$501];[.X207])+COUNTIF([.$J$2:.$J$501];[.X207])+COUNTIF([.$K$2:.$K$501];[.X207])+COUNTIF([.$L$2:.$L$501];[.X207])+COUNTIF([.$M$2:.$M$501];[.X207])+COUNTIF([.$N$2:.$N$501];[.X207])+COUNTIF([.$O$2:.$O$501];[.X207])+COUNTIF([.$P$2:.$P$501];[.X207])+COUNTIF([.$Q$2:.$Q$501];[.X207])+COUNTIF([.$R$2:.$R$501];[.X207])+COUNTIF([.$S$2:.$S$501];[.X207])+COUNTIF([.$T$2:.$T$501];[.X207])+COUNTIF([.$U$2:.$U$501];[.X207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00_5bc069ce-749a-4c88-a3d6-bbb9fa9642c2_electronic.jpg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skittish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stamp</text:p>
          </table:table-cell>
          <table:table-cell table:formula="of:=COUNTIF([.$B$2:.$B$501];[.X208])+COUNTIF([.$C$2:.$C$501];[.X208])+COUNTIF([.$D$2:.$D$501];[.X208])+COUNTIF([.$E$2:.$E$501];[.X208])+COUNTIF([.$F$2:.$F$501];[.X208])+COUNTIF([.$G$2:.$G$501];[.X208])+COUNTIF([.$H$2:.$H$501];[.X208])+COUNTIF([.$I$2:.$I$501];[.X208])+COUNTIF([.$J$2:.$J$501];[.X208])+COUNTIF([.$K$2:.$K$501];[.X208])+COUNTIF([.$L$2:.$L$501];[.X208])+COUNTIF([.$M$2:.$M$501];[.X208])+COUNTIF([.$N$2:.$N$501];[.X208])+COUNTIF([.$O$2:.$O$501];[.X208])+COUNTIF([.$P$2:.$P$501];[.X208])+COUNTIF([.$Q$2:.$Q$501];[.X208])+COUNTIF([.$R$2:.$R$501];[.X208])+COUNTIF([.$S$2:.$S$501];[.X208])+COUNTIF([.$T$2:.$T$501];[.X208])+COUNTIF([.$U$2:.$U$501];[.X208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00_65bbd028-3343-4943-84a2-ad9fd51350fd_rock.jpg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circui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motherboar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strength</text:p>
          </table:table-cell>
          <table:table-cell table:formula="of:=COUNTIF([.$B$2:.$B$501];[.X209])+COUNTIF([.$C$2:.$C$501];[.X209])+COUNTIF([.$D$2:.$D$501];[.X209])+COUNTIF([.$E$2:.$E$501];[.X209])+COUNTIF([.$F$2:.$F$501];[.X209])+COUNTIF([.$G$2:.$G$501];[.X209])+COUNTIF([.$H$2:.$H$501];[.X209])+COUNTIF([.$I$2:.$I$501];[.X209])+COUNTIF([.$J$2:.$J$501];[.X209])+COUNTIF([.$K$2:.$K$501];[.X209])+COUNTIF([.$L$2:.$L$501];[.X209])+COUNTIF([.$M$2:.$M$501];[.X209])+COUNTIF([.$N$2:.$N$501];[.X209])+COUNTIF([.$O$2:.$O$501];[.X209])+COUNTIF([.$P$2:.$P$501];[.X209])+COUNTIF([.$Q$2:.$Q$501];[.X209])+COUNTIF([.$R$2:.$R$501];[.X209])+COUNTIF([.$S$2:.$S$501];[.X209])+COUNTIF([.$T$2:.$T$501];[.X209])+COUNTIF([.$U$2:.$U$501];[.X209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00_6a0c8924-925e-48ee-96f5-0af82187aa79_rock.jp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exposed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filmstrip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photograph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picture fram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graphic design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cinematography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pattern</text:p>
          </table:table-cell>
          <table:table-cell table:number-columns-repeated="2"/>
          <table:table-cell office:value-type="string" calcext:value-type="string">
            <text:p>sun</text:p>
          </table:table-cell>
          <table:table-cell table:formula="of:=COUNTIF([.$B$2:.$B$501];[.X210])+COUNTIF([.$C$2:.$C$501];[.X210])+COUNTIF([.$D$2:.$D$501];[.X210])+COUNTIF([.$E$2:.$E$501];[.X210])+COUNTIF([.$F$2:.$F$501];[.X210])+COUNTIF([.$G$2:.$G$501];[.X210])+COUNTIF([.$H$2:.$H$501];[.X210])+COUNTIF([.$I$2:.$I$501];[.X210])+COUNTIF([.$J$2:.$J$501];[.X210])+COUNTIF([.$K$2:.$K$501];[.X210])+COUNTIF([.$L$2:.$L$501];[.X210])+COUNTIF([.$M$2:.$M$501];[.X210])+COUNTIF([.$N$2:.$N$501];[.X210])+COUNTIF([.$O$2:.$O$501];[.X210])+COUNTIF([.$P$2:.$P$501];[.X210])+COUNTIF([.$Q$2:.$Q$501];[.X210])+COUNTIF([.$R$2:.$R$501];[.X210])+COUNTIF([.$S$2:.$S$501];[.X210])+COUNTIF([.$T$2:.$T$501];[.X210])+COUNTIF([.$U$2:.$U$501];[.X210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00_6d750833-523d-4dc9-a14a-6d45c9b411ac_country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lithograph</text:p>
          </table:table-cell>
          <table:table-cell office:value-type="string" calcext:value-type="string">
            <text:p>contempl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education</text:p>
          </table:table-cell>
          <table:table-cell table:number-columns-repeated="2"/>
          <table:table-cell office:value-type="string" calcext:value-type="string">
            <text:p>three</text:p>
          </table:table-cell>
          <table:table-cell table:formula="of:=COUNTIF([.$B$2:.$B$501];[.X211])+COUNTIF([.$C$2:.$C$501];[.X211])+COUNTIF([.$D$2:.$D$501];[.X211])+COUNTIF([.$E$2:.$E$501];[.X211])+COUNTIF([.$F$2:.$F$501];[.X211])+COUNTIF([.$G$2:.$G$501];[.X211])+COUNTIF([.$H$2:.$H$501];[.X211])+COUNTIF([.$I$2:.$I$501];[.X211])+COUNTIF([.$J$2:.$J$501];[.X211])+COUNTIF([.$K$2:.$K$501];[.X211])+COUNTIF([.$L$2:.$L$501];[.X211])+COUNTIF([.$M$2:.$M$501];[.X211])+COUNTIF([.$N$2:.$N$501];[.X211])+COUNTIF([.$O$2:.$O$501];[.X211])+COUNTIF([.$P$2:.$P$501];[.X211])+COUNTIF([.$Q$2:.$Q$501];[.X211])+COUNTIF([.$R$2:.$R$501];[.X211])+COUNTIF([.$S$2:.$S$501];[.X211])+COUNTIF([.$T$2:.$T$501];[.X211])+COUNTIF([.$U$2:.$U$501];[.X211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00_6df2edfe-cad6-4f74-b660-e782c60f5da5_electronic.jpg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aylight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vacatio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ourist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home</text:p>
          </table:table-cell>
          <table:table-cell table:number-columns-repeated="2"/>
          <table:table-cell office:value-type="string" calcext:value-type="string">
            <text:p>weather</text:p>
          </table:table-cell>
          <table:table-cell table:formula="of:=COUNTIF([.$B$2:.$B$501];[.X212])+COUNTIF([.$C$2:.$C$501];[.X212])+COUNTIF([.$D$2:.$D$501];[.X212])+COUNTIF([.$E$2:.$E$501];[.X212])+COUNTIF([.$F$2:.$F$501];[.X212])+COUNTIF([.$G$2:.$G$501];[.X212])+COUNTIF([.$H$2:.$H$501];[.X212])+COUNTIF([.$I$2:.$I$501];[.X212])+COUNTIF([.$J$2:.$J$501];[.X212])+COUNTIF([.$K$2:.$K$501];[.X212])+COUNTIF([.$L$2:.$L$501];[.X212])+COUNTIF([.$M$2:.$M$501];[.X212])+COUNTIF([.$N$2:.$N$501];[.X212])+COUNTIF([.$O$2:.$O$501];[.X212])+COUNTIF([.$P$2:.$P$501];[.X212])+COUNTIF([.$Q$2:.$Q$501];[.X212])+COUNTIF([.$R$2:.$R$501];[.X212])+COUNTIF([.$S$2:.$S$501];[.X212])+COUNTIF([.$T$2:.$T$501];[.X212])+COUNTIF([.$U$2:.$U$501];[.X212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00_757c481b-c243-498d-bba9-91dec78a49ec_rock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lithograph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indoors</text:p>
          </table:table-cell>
          <table:table-cell table:number-columns-repeated="2"/>
          <table:table-cell office:value-type="string" calcext:value-type="string">
            <text:p>writing</text:p>
          </table:table-cell>
          <table:table-cell table:formula="of:=COUNTIF([.$B$2:.$B$501];[.X213])+COUNTIF([.$C$2:.$C$501];[.X213])+COUNTIF([.$D$2:.$D$501];[.X213])+COUNTIF([.$E$2:.$E$501];[.X213])+COUNTIF([.$F$2:.$F$501];[.X213])+COUNTIF([.$G$2:.$G$501];[.X213])+COUNTIF([.$H$2:.$H$501];[.X213])+COUNTIF([.$I$2:.$I$501];[.X213])+COUNTIF([.$J$2:.$J$501];[.X213])+COUNTIF([.$K$2:.$K$501];[.X213])+COUNTIF([.$L$2:.$L$501];[.X213])+COUNTIF([.$M$2:.$M$501];[.X213])+COUNTIF([.$N$2:.$N$501];[.X213])+COUNTIF([.$O$2:.$O$501];[.X213])+COUNTIF([.$P$2:.$P$501];[.X213])+COUNTIF([.$Q$2:.$Q$501];[.X213])+COUNTIF([.$R$2:.$R$501];[.X213])+COUNTIF([.$S$2:.$S$501];[.X213])+COUNTIF([.$T$2:.$T$501];[.X213])+COUNTIF([.$U$2:.$U$501];[.X213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00_79991c08-21fb-4aba-87a6-b681ddf44bf2_hip-hop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shini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inspiration</text:p>
          </table:table-cell>
          <table:table-cell office:value-type="string" calcext:value-type="string">
            <text:p>consciousness</text:p>
          </table:table-cell>
          <table:table-cell office:value-type="string" calcext:value-type="string">
            <text:p>imagery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metallic</text:p>
          </table:table-cell>
          <table:table-cell office:value-type="string" calcext:value-type="string">
            <text:p>graphic design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ornate</text:p>
          </table:table-cell>
          <table:table-cell office:value-type="string" calcext:value-type="string">
            <text:p>voice</text:p>
          </table:table-cell>
          <table:table-cell table:number-columns-repeated="2"/>
          <table:table-cell office:value-type="string" calcext:value-type="string">
            <text:p>chair</text:p>
          </table:table-cell>
          <table:table-cell table:formula="of:=COUNTIF([.$B$2:.$B$501];[.X214])+COUNTIF([.$C$2:.$C$501];[.X214])+COUNTIF([.$D$2:.$D$501];[.X214])+COUNTIF([.$E$2:.$E$501];[.X214])+COUNTIF([.$F$2:.$F$501];[.X214])+COUNTIF([.$G$2:.$G$501];[.X214])+COUNTIF([.$H$2:.$H$501];[.X214])+COUNTIF([.$I$2:.$I$501];[.X214])+COUNTIF([.$J$2:.$J$501];[.X214])+COUNTIF([.$K$2:.$K$501];[.X214])+COUNTIF([.$L$2:.$L$501];[.X214])+COUNTIF([.$M$2:.$M$501];[.X214])+COUNTIF([.$N$2:.$N$501];[.X214])+COUNTIF([.$O$2:.$O$501];[.X214])+COUNTIF([.$P$2:.$P$501];[.X214])+COUNTIF([.$Q$2:.$Q$501];[.X214])+COUNTIF([.$R$2:.$R$501];[.X214])+COUNTIF([.$S$2:.$S$501];[.X214])+COUNTIF([.$T$2:.$T$501];[.X214])+COUNTIF([.$U$2:.$U$501];[.X214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00_7e0c0c74-1954-4591-98e2-2d26d6ada54c_electronic.jp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picture frame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rusty</text:p>
          </table:table-cell>
          <table:table-cell table:number-columns-repeated="2"/>
          <table:table-cell office:value-type="string" calcext:value-type="string">
            <text:p>contemporary</text:p>
          </table:table-cell>
          <table:table-cell table:formula="of:=COUNTIF([.$B$2:.$B$501];[.X215])+COUNTIF([.$C$2:.$C$501];[.X215])+COUNTIF([.$D$2:.$D$501];[.X215])+COUNTIF([.$E$2:.$E$501];[.X215])+COUNTIF([.$F$2:.$F$501];[.X215])+COUNTIF([.$G$2:.$G$501];[.X215])+COUNTIF([.$H$2:.$H$501];[.X215])+COUNTIF([.$I$2:.$I$501];[.X215])+COUNTIF([.$J$2:.$J$501];[.X215])+COUNTIF([.$K$2:.$K$501];[.X215])+COUNTIF([.$L$2:.$L$501];[.X215])+COUNTIF([.$M$2:.$M$501];[.X215])+COUNTIF([.$N$2:.$N$501];[.X215])+COUNTIF([.$O$2:.$O$501];[.X215])+COUNTIF([.$P$2:.$P$501];[.X215])+COUNTIF([.$Q$2:.$Q$501];[.X215])+COUNTIF([.$R$2:.$R$501];[.X215])+COUNTIF([.$S$2:.$S$501];[.X215])+COUNTIF([.$T$2:.$T$501];[.X215])+COUNTIF([.$U$2:.$U$501];[.X215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00_829a95a1-c08f-4f28-8012-8daf3504f217_electronic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spherical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rty</text:p>
          </table:table-cell>
          <table:table-cell table:number-columns-repeated="2"/>
          <table:table-cell office:value-type="string" calcext:value-type="string">
            <text:p>exploration</text:p>
          </table:table-cell>
          <table:table-cell table:formula="of:=COUNTIF([.$B$2:.$B$501];[.X216])+COUNTIF([.$C$2:.$C$501];[.X216])+COUNTIF([.$D$2:.$D$501];[.X216])+COUNTIF([.$E$2:.$E$501];[.X216])+COUNTIF([.$F$2:.$F$501];[.X216])+COUNTIF([.$G$2:.$G$501];[.X216])+COUNTIF([.$H$2:.$H$501];[.X216])+COUNTIF([.$I$2:.$I$501];[.X216])+COUNTIF([.$J$2:.$J$501];[.X216])+COUNTIF([.$K$2:.$K$501];[.X216])+COUNTIF([.$L$2:.$L$501];[.X216])+COUNTIF([.$M$2:.$M$501];[.X216])+COUNTIF([.$N$2:.$N$501];[.X216])+COUNTIF([.$O$2:.$O$501];[.X216])+COUNTIF([.$P$2:.$P$501];[.X216])+COUNTIF([.$Q$2:.$Q$501];[.X216])+COUNTIF([.$R$2:.$R$501];[.X216])+COUNTIF([.$S$2:.$S$501];[.X216])+COUNTIF([.$T$2:.$T$501];[.X216])+COUNTIF([.$U$2:.$U$501];[.X216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00_87a51f1d-f8c2-4fa7-801c-1865e8f80cc3_rock.jpg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tallest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horizontal plan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cityscape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kyline</text:p>
          </table:table-cell>
          <table:table-cell office:value-type="string" calcext:value-type="string">
            <text:p>illustration</text:p>
          </table:table-cell>
          <table:table-cell table:number-columns-repeated="2"/>
          <table:table-cell office:value-type="string" calcext:value-type="string">
            <text:p>flower</text:p>
          </table:table-cell>
          <table:table-cell table:formula="of:=COUNTIF([.$B$2:.$B$501];[.X217])+COUNTIF([.$C$2:.$C$501];[.X217])+COUNTIF([.$D$2:.$D$501];[.X217])+COUNTIF([.$E$2:.$E$501];[.X217])+COUNTIF([.$F$2:.$F$501];[.X217])+COUNTIF([.$G$2:.$G$501];[.X217])+COUNTIF([.$H$2:.$H$501];[.X217])+COUNTIF([.$I$2:.$I$501];[.X217])+COUNTIF([.$J$2:.$J$501];[.X217])+COUNTIF([.$K$2:.$K$501];[.X217])+COUNTIF([.$L$2:.$L$501];[.X217])+COUNTIF([.$M$2:.$M$501];[.X217])+COUNTIF([.$N$2:.$N$501];[.X217])+COUNTIF([.$O$2:.$O$501];[.X217])+COUNTIF([.$P$2:.$P$501];[.X217])+COUNTIF([.$Q$2:.$Q$501];[.X217])+COUNTIF([.$R$2:.$R$501];[.X217])+COUNTIF([.$S$2:.$S$501];[.X217])+COUNTIF([.$T$2:.$T$501];[.X217])+COUNTIF([.$U$2:.$U$501];[.X217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00_920c4420-eb2e-4309-8ad9-b1c15109e86f_pop.jp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lamou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festival</text:p>
          </table:table-cell>
          <table:table-cell table:number-columns-repeated="2"/>
          <table:table-cell office:value-type="string" calcext:value-type="string">
            <text:p>football</text:p>
          </table:table-cell>
          <table:table-cell table:formula="of:=COUNTIF([.$B$2:.$B$501];[.X218])+COUNTIF([.$C$2:.$C$501];[.X218])+COUNTIF([.$D$2:.$D$501];[.X218])+COUNTIF([.$E$2:.$E$501];[.X218])+COUNTIF([.$F$2:.$F$501];[.X218])+COUNTIF([.$G$2:.$G$501];[.X218])+COUNTIF([.$H$2:.$H$501];[.X218])+COUNTIF([.$I$2:.$I$501];[.X218])+COUNTIF([.$J$2:.$J$501];[.X218])+COUNTIF([.$K$2:.$K$501];[.X218])+COUNTIF([.$L$2:.$L$501];[.X218])+COUNTIF([.$M$2:.$M$501];[.X218])+COUNTIF([.$N$2:.$N$501];[.X218])+COUNTIF([.$O$2:.$O$501];[.X218])+COUNTIF([.$P$2:.$P$501];[.X218])+COUNTIF([.$Q$2:.$Q$501];[.X218])+COUNTIF([.$R$2:.$R$501];[.X218])+COUNTIF([.$S$2:.$S$501];[.X218])+COUNTIF([.$T$2:.$T$501];[.X218])+COUNTIF([.$U$2:.$U$501];[.X218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00_978aad5f-18a8-4ef8-b182-0c38c446d91f_pop.jp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sexy</text:p>
          </table:table-cell>
          <table:table-cell office:value-type="string" calcext:value-type="string">
            <text:p>glamour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dancing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elegan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contemporary</text:p>
          </table:table-cell>
          <table:table-cell office:value-type="string" calcext:value-type="string">
            <text:p>seduction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thinning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portrait</text:p>
          </table:table-cell>
          <table:table-cell table:number-columns-repeated="2"/>
          <table:table-cell office:value-type="string" calcext:value-type="string">
            <text:p>force</text:p>
          </table:table-cell>
          <table:table-cell table:formula="of:=COUNTIF([.$B$2:.$B$501];[.X219])+COUNTIF([.$C$2:.$C$501];[.X219])+COUNTIF([.$D$2:.$D$501];[.X219])+COUNTIF([.$E$2:.$E$501];[.X219])+COUNTIF([.$F$2:.$F$501];[.X219])+COUNTIF([.$G$2:.$G$501];[.X219])+COUNTIF([.$H$2:.$H$501];[.X219])+COUNTIF([.$I$2:.$I$501];[.X219])+COUNTIF([.$J$2:.$J$501];[.X219])+COUNTIF([.$K$2:.$K$501];[.X219])+COUNTIF([.$L$2:.$L$501];[.X219])+COUNTIF([.$M$2:.$M$501];[.X219])+COUNTIF([.$N$2:.$N$501];[.X219])+COUNTIF([.$O$2:.$O$501];[.X219])+COUNTIF([.$P$2:.$P$501];[.X219])+COUNTIF([.$Q$2:.$Q$501];[.X219])+COUNTIF([.$R$2:.$R$501];[.X219])+COUNTIF([.$S$2:.$S$501];[.X219])+COUNTIF([.$T$2:.$T$501];[.X219])+COUNTIF([.$U$2:.$U$501];[.X219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00_9df31376-02b2-400c-bc65-83480a28287e_electronic.jpg</text:p>
          </table:table-cell>
          <table:table-cell office:value-type="string" calcext:value-type="string">
            <text:p>fog</text:p>
          </table:table-cell>
          <table:table-cell office:value-type="string" calcext:value-type="string">
            <text:p>horizontal plane</text:p>
          </table:table-cell>
          <table:table-cell office:value-type="string" calcext:value-type="string">
            <text:p>transportation system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air pollution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haze</text:p>
          </table:table-cell>
          <table:table-cell table:number-columns-repeated="2"/>
          <table:table-cell office:value-type="string" calcext:value-type="string">
            <text:p>guitar</text:p>
          </table:table-cell>
          <table:table-cell table:formula="of:=COUNTIF([.$B$2:.$B$501];[.X220])+COUNTIF([.$C$2:.$C$501];[.X220])+COUNTIF([.$D$2:.$D$501];[.X220])+COUNTIF([.$E$2:.$E$501];[.X220])+COUNTIF([.$F$2:.$F$501];[.X220])+COUNTIF([.$G$2:.$G$501];[.X220])+COUNTIF([.$H$2:.$H$501];[.X220])+COUNTIF([.$I$2:.$I$501];[.X220])+COUNTIF([.$J$2:.$J$501];[.X220])+COUNTIF([.$K$2:.$K$501];[.X220])+COUNTIF([.$L$2:.$L$501];[.X220])+COUNTIF([.$M$2:.$M$501];[.X220])+COUNTIF([.$N$2:.$N$501];[.X220])+COUNTIF([.$O$2:.$O$501];[.X220])+COUNTIF([.$P$2:.$P$501];[.X220])+COUNTIF([.$Q$2:.$Q$501];[.X220])+COUNTIF([.$R$2:.$R$501];[.X220])+COUNTIF([.$S$2:.$S$501];[.X220])+COUNTIF([.$T$2:.$T$501];[.X220])+COUNTIF([.$U$2:.$U$501];[.X220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00_a7c54111-057b-4d91-a0ee-f3f30d5fc6ef_electronic.jpg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cinematograph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picture frame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filmstrip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blank</text:p>
          </table:table-cell>
          <table:table-cell table:number-columns-repeated="2"/>
          <table:table-cell office:value-type="string" calcext:value-type="string">
            <text:p>hand</text:p>
          </table:table-cell>
          <table:table-cell table:formula="of:=COUNTIF([.$B$2:.$B$501];[.X221])+COUNTIF([.$C$2:.$C$501];[.X221])+COUNTIF([.$D$2:.$D$501];[.X221])+COUNTIF([.$E$2:.$E$501];[.X221])+COUNTIF([.$F$2:.$F$501];[.X221])+COUNTIF([.$G$2:.$G$501];[.X221])+COUNTIF([.$H$2:.$H$501];[.X221])+COUNTIF([.$I$2:.$I$501];[.X221])+COUNTIF([.$J$2:.$J$501];[.X221])+COUNTIF([.$K$2:.$K$501];[.X221])+COUNTIF([.$L$2:.$L$501];[.X221])+COUNTIF([.$M$2:.$M$501];[.X221])+COUNTIF([.$N$2:.$N$501];[.X221])+COUNTIF([.$O$2:.$O$501];[.X221])+COUNTIF([.$P$2:.$P$501];[.X221])+COUNTIF([.$Q$2:.$Q$501];[.X221])+COUNTIF([.$R$2:.$R$501];[.X221])+COUNTIF([.$S$2:.$S$501];[.X221])+COUNTIF([.$T$2:.$T$501];[.X221])+COUNTIF([.$U$2:.$U$501];[.X221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00_b3da1b87-ab9d-4bbd-ab4e-d9c46ef41a7d_country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cared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sadness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aggression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arbarous</text:p>
          </table:table-cell>
          <table:table-cell table:number-columns-repeated="2"/>
          <table:table-cell office:value-type="string" calcext:value-type="string">
            <text:p>head</text:p>
          </table:table-cell>
          <table:table-cell table:formula="of:=COUNTIF([.$B$2:.$B$501];[.X222])+COUNTIF([.$C$2:.$C$501];[.X222])+COUNTIF([.$D$2:.$D$501];[.X222])+COUNTIF([.$E$2:.$E$501];[.X222])+COUNTIF([.$F$2:.$F$501];[.X222])+COUNTIF([.$G$2:.$G$501];[.X222])+COUNTIF([.$H$2:.$H$501];[.X222])+COUNTIF([.$I$2:.$I$501];[.X222])+COUNTIF([.$J$2:.$J$501];[.X222])+COUNTIF([.$K$2:.$K$501];[.X222])+COUNTIF([.$L$2:.$L$501];[.X222])+COUNTIF([.$M$2:.$M$501];[.X222])+COUNTIF([.$N$2:.$N$501];[.X222])+COUNTIF([.$O$2:.$O$501];[.X222])+COUNTIF([.$P$2:.$P$501];[.X222])+COUNTIF([.$Q$2:.$Q$501];[.X222])+COUNTIF([.$R$2:.$R$501];[.X222])+COUNTIF([.$S$2:.$S$501];[.X222])+COUNTIF([.$T$2:.$T$501];[.X222])+COUNTIF([.$U$2:.$U$501];[.X222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00_d1d702b2-a3fc-422d-9c6e-c5d0633b9ecc_rock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fair weather</text:p>
          </table:table-cell>
          <table:table-cell table:number-columns-repeated="2"/>
          <table:table-cell office:value-type="string" calcext:value-type="string">
            <text:p>headwear</text:p>
          </table:table-cell>
          <table:table-cell table:formula="of:=COUNTIF([.$B$2:.$B$501];[.X223])+COUNTIF([.$C$2:.$C$501];[.X223])+COUNTIF([.$D$2:.$D$501];[.X223])+COUNTIF([.$E$2:.$E$501];[.X223])+COUNTIF([.$F$2:.$F$501];[.X223])+COUNTIF([.$G$2:.$G$501];[.X223])+COUNTIF([.$H$2:.$H$501];[.X223])+COUNTIF([.$I$2:.$I$501];[.X223])+COUNTIF([.$J$2:.$J$501];[.X223])+COUNTIF([.$K$2:.$K$501];[.X223])+COUNTIF([.$L$2:.$L$501];[.X223])+COUNTIF([.$M$2:.$M$501];[.X223])+COUNTIF([.$N$2:.$N$501];[.X223])+COUNTIF([.$O$2:.$O$501];[.X223])+COUNTIF([.$P$2:.$P$501];[.X223])+COUNTIF([.$Q$2:.$Q$501];[.X223])+COUNTIF([.$R$2:.$R$501];[.X223])+COUNTIF([.$S$2:.$S$501];[.X223])+COUNTIF([.$T$2:.$T$501];[.X223])+COUNTIF([.$U$2:.$U$501];[.X223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00_d9de29b5-24cb-4343-8ce4-a68c2c378423_country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leaf</text:p>
          </table:table-cell>
          <table:table-cell table:formula="of:=COUNTIF([.$B$2:.$B$501];[.X224])+COUNTIF([.$C$2:.$C$501];[.X224])+COUNTIF([.$D$2:.$D$501];[.X224])+COUNTIF([.$E$2:.$E$501];[.X224])+COUNTIF([.$F$2:.$F$501];[.X224])+COUNTIF([.$G$2:.$G$501];[.X224])+COUNTIF([.$H$2:.$H$501];[.X224])+COUNTIF([.$I$2:.$I$501];[.X224])+COUNTIF([.$J$2:.$J$501];[.X224])+COUNTIF([.$K$2:.$K$501];[.X224])+COUNTIF([.$L$2:.$L$501];[.X224])+COUNTIF([.$M$2:.$M$501];[.X224])+COUNTIF([.$N$2:.$N$501];[.X224])+COUNTIF([.$O$2:.$O$501];[.X224])+COUNTIF([.$P$2:.$P$501];[.X224])+COUNTIF([.$Q$2:.$Q$501];[.X224])+COUNTIF([.$R$2:.$R$501];[.X224])+COUNTIF([.$S$2:.$S$501];[.X224])+COUNTIF([.$T$2:.$T$501];[.X224])+COUNTIF([.$U$2:.$U$501];[.X224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00_df091849-095e-433f-b451-3adecf294578_electronic.jpg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picture fram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monochrome</text:p>
          </table:table-cell>
          <table:table-cell table:number-columns-repeated="2"/>
          <table:table-cell office:value-type="string" calcext:value-type="string">
            <text:p>long</text:p>
          </table:table-cell>
          <table:table-cell table:formula="of:=COUNTIF([.$B$2:.$B$501];[.X225])+COUNTIF([.$C$2:.$C$501];[.X225])+COUNTIF([.$D$2:.$D$501];[.X225])+COUNTIF([.$E$2:.$E$501];[.X225])+COUNTIF([.$F$2:.$F$501];[.X225])+COUNTIF([.$G$2:.$G$501];[.X225])+COUNTIF([.$H$2:.$H$501];[.X225])+COUNTIF([.$I$2:.$I$501];[.X225])+COUNTIF([.$J$2:.$J$501];[.X225])+COUNTIF([.$K$2:.$K$501];[.X225])+COUNTIF([.$L$2:.$L$501];[.X225])+COUNTIF([.$M$2:.$M$501];[.X225])+COUNTIF([.$N$2:.$N$501];[.X225])+COUNTIF([.$O$2:.$O$501];[.X225])+COUNTIF([.$P$2:.$P$501];[.X225])+COUNTIF([.$Q$2:.$Q$501];[.X225])+COUNTIF([.$R$2:.$R$501];[.X225])+COUNTIF([.$S$2:.$S$501];[.X225])+COUNTIF([.$T$2:.$T$501];[.X225])+COUNTIF([.$U$2:.$U$501];[.X225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00_e022d75b-efad-4e5d-a192-970888da9532_country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postcard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design</text:p>
          </table:table-cell>
          <table:table-cell table:number-columns-repeated="2"/>
          <table:table-cell office:value-type="string" calcext:value-type="string">
            <text:p>medicine</text:p>
          </table:table-cell>
          <table:table-cell table:formula="of:=COUNTIF([.$B$2:.$B$501];[.X226])+COUNTIF([.$C$2:.$C$501];[.X226])+COUNTIF([.$D$2:.$D$501];[.X226])+COUNTIF([.$E$2:.$E$501];[.X226])+COUNTIF([.$F$2:.$F$501];[.X226])+COUNTIF([.$G$2:.$G$501];[.X226])+COUNTIF([.$H$2:.$H$501];[.X226])+COUNTIF([.$I$2:.$I$501];[.X226])+COUNTIF([.$J$2:.$J$501];[.X226])+COUNTIF([.$K$2:.$K$501];[.X226])+COUNTIF([.$L$2:.$L$501];[.X226])+COUNTIF([.$M$2:.$M$501];[.X226])+COUNTIF([.$N$2:.$N$501];[.X226])+COUNTIF([.$O$2:.$O$501];[.X226])+COUNTIF([.$P$2:.$P$501];[.X226])+COUNTIF([.$Q$2:.$Q$501];[.X226])+COUNTIF([.$R$2:.$R$501];[.X226])+COUNTIF([.$S$2:.$S$501];[.X226])+COUNTIF([.$T$2:.$T$501];[.X226])+COUNTIF([.$U$2:.$U$501];[.X226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00_e301ce16-02f7-4339-8177-5f787559f9ca_hip-hop.jpg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metallic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rusty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alphabet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writing</text:p>
          </table:table-cell>
          <table:table-cell table:number-columns-repeated="2"/>
          <table:table-cell office:value-type="string" calcext:value-type="string">
            <text:p>popularity</text:p>
          </table:table-cell>
          <table:table-cell table:formula="of:=COUNTIF([.$B$2:.$B$501];[.X227])+COUNTIF([.$C$2:.$C$501];[.X227])+COUNTIF([.$D$2:.$D$501];[.X227])+COUNTIF([.$E$2:.$E$501];[.X227])+COUNTIF([.$F$2:.$F$501];[.X227])+COUNTIF([.$G$2:.$G$501];[.X227])+COUNTIF([.$H$2:.$H$501];[.X227])+COUNTIF([.$I$2:.$I$501];[.X227])+COUNTIF([.$J$2:.$J$501];[.X227])+COUNTIF([.$K$2:.$K$501];[.X227])+COUNTIF([.$L$2:.$L$501];[.X227])+COUNTIF([.$M$2:.$M$501];[.X227])+COUNTIF([.$N$2:.$N$501];[.X227])+COUNTIF([.$O$2:.$O$501];[.X227])+COUNTIF([.$P$2:.$P$501];[.X227])+COUNTIF([.$Q$2:.$Q$501];[.X227])+COUNTIF([.$R$2:.$R$501];[.X227])+COUNTIF([.$S$2:.$S$501];[.X227])+COUNTIF([.$T$2:.$T$501];[.X227])+COUNTIF([.$U$2:.$U$501];[.X227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00_fec9289e-3a84-4f9f-9553-3d91c2d27ad7_hip-hop.jp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horizontal plan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endanger</text:p>
          </table:table-cell>
          <table:table-cell table:number-columns-repeated="2"/>
          <table:table-cell office:value-type="string" calcext:value-type="string">
            <text:p>rough</text:p>
          </table:table-cell>
          <table:table-cell table:formula="of:=COUNTIF([.$B$2:.$B$501];[.X228])+COUNTIF([.$C$2:.$C$501];[.X228])+COUNTIF([.$D$2:.$D$501];[.X228])+COUNTIF([.$E$2:.$E$501];[.X228])+COUNTIF([.$F$2:.$F$501];[.X228])+COUNTIF([.$G$2:.$G$501];[.X228])+COUNTIF([.$H$2:.$H$501];[.X228])+COUNTIF([.$I$2:.$I$501];[.X228])+COUNTIF([.$J$2:.$J$501];[.X228])+COUNTIF([.$K$2:.$K$501];[.X228])+COUNTIF([.$L$2:.$L$501];[.X228])+COUNTIF([.$M$2:.$M$501];[.X228])+COUNTIF([.$N$2:.$N$501];[.X228])+COUNTIF([.$O$2:.$O$501];[.X228])+COUNTIF([.$P$2:.$P$501];[.X228])+COUNTIF([.$Q$2:.$Q$501];[.X228])+COUNTIF([.$R$2:.$R$501];[.X228])+COUNTIF([.$S$2:.$S$501];[.X228])+COUNTIF([.$T$2:.$T$501];[.X228])+COUNTIF([.$U$2:.$U$501];[.X228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01_0c378146-0be6-34af-8f0a-95f8d29a5c8c_hip-hop.jpg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bizarr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slavery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horizontal</text:p>
          </table:table-cell>
          <table:table-cell table:number-columns-repeated="2"/>
          <table:table-cell office:value-type="string" calcext:value-type="string">
            <text:p>shining</text:p>
          </table:table-cell>
          <table:table-cell table:formula="of:=COUNTIF([.$B$2:.$B$501];[.X229])+COUNTIF([.$C$2:.$C$501];[.X229])+COUNTIF([.$D$2:.$D$501];[.X229])+COUNTIF([.$E$2:.$E$501];[.X229])+COUNTIF([.$F$2:.$F$501];[.X229])+COUNTIF([.$G$2:.$G$501];[.X229])+COUNTIF([.$H$2:.$H$501];[.X229])+COUNTIF([.$I$2:.$I$501];[.X229])+COUNTIF([.$J$2:.$J$501];[.X229])+COUNTIF([.$K$2:.$K$501];[.X229])+COUNTIF([.$L$2:.$L$501];[.X229])+COUNTIF([.$M$2:.$M$501];[.X229])+COUNTIF([.$N$2:.$N$501];[.X229])+COUNTIF([.$O$2:.$O$501];[.X229])+COUNTIF([.$P$2:.$P$501];[.X229])+COUNTIF([.$Q$2:.$Q$501];[.X229])+COUNTIF([.$R$2:.$R$501];[.X229])+COUNTIF([.$S$2:.$S$501];[.X229])+COUNTIF([.$T$2:.$T$501];[.X229])+COUNTIF([.$U$2:.$U$501];[.X229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01_1a806523-6e3f-4ece-ac10-d470fc1d09bf_country.jpg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headshot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actress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mustache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leader</text:p>
          </table:table-cell>
          <table:table-cell table:number-columns-repeated="2"/>
          <table:table-cell office:value-type="string" calcext:value-type="string">
            <text:p>snow</text:p>
          </table:table-cell>
          <table:table-cell table:formula="of:=COUNTIF([.$B$2:.$B$501];[.X230])+COUNTIF([.$C$2:.$C$501];[.X230])+COUNTIF([.$D$2:.$D$501];[.X230])+COUNTIF([.$E$2:.$E$501];[.X230])+COUNTIF([.$F$2:.$F$501];[.X230])+COUNTIF([.$G$2:.$G$501];[.X230])+COUNTIF([.$H$2:.$H$501];[.X230])+COUNTIF([.$I$2:.$I$501];[.X230])+COUNTIF([.$J$2:.$J$501];[.X230])+COUNTIF([.$K$2:.$K$501];[.X230])+COUNTIF([.$L$2:.$L$501];[.X230])+COUNTIF([.$M$2:.$M$501];[.X230])+COUNTIF([.$N$2:.$N$501];[.X230])+COUNTIF([.$O$2:.$O$501];[.X230])+COUNTIF([.$P$2:.$P$501];[.X230])+COUNTIF([.$Q$2:.$Q$501];[.X230])+COUNTIF([.$R$2:.$R$501];[.X230])+COUNTIF([.$S$2:.$S$501];[.X230])+COUNTIF([.$T$2:.$T$501];[.X230])+COUNTIF([.$U$2:.$U$501];[.X230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01_1dacf76b-e450-4945-b877-c7db83bbadce_rock.jp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sexy</text:p>
          </table:table-cell>
          <table:table-cell office:value-type="string" calcext:value-type="string">
            <text:p>glamour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elegant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adolescent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lips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occer</text:p>
          </table:table-cell>
          <table:table-cell table:formula="of:=COUNTIF([.$B$2:.$B$501];[.X231])+COUNTIF([.$C$2:.$C$501];[.X231])+COUNTIF([.$D$2:.$D$501];[.X231])+COUNTIF([.$E$2:.$E$501];[.X231])+COUNTIF([.$F$2:.$F$501];[.X231])+COUNTIF([.$G$2:.$G$501];[.X231])+COUNTIF([.$H$2:.$H$501];[.X231])+COUNTIF([.$I$2:.$I$501];[.X231])+COUNTIF([.$J$2:.$J$501];[.X231])+COUNTIF([.$K$2:.$K$501];[.X231])+COUNTIF([.$L$2:.$L$501];[.X231])+COUNTIF([.$M$2:.$M$501];[.X231])+COUNTIF([.$N$2:.$N$501];[.X231])+COUNTIF([.$O$2:.$O$501];[.X231])+COUNTIF([.$P$2:.$P$501];[.X231])+COUNTIF([.$Q$2:.$Q$501];[.X231])+COUNTIF([.$R$2:.$R$501];[.X231])+COUNTIF([.$S$2:.$S$501];[.X231])+COUNTIF([.$T$2:.$T$501];[.X231])+COUNTIF([.$U$2:.$U$501];[.X231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01_1f026be6-5446-4a40-8979-40b52dbbd8fa_pop.jp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hairdo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glamour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lipstick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lips</text:p>
          </table:table-cell>
          <table:table-cell table:number-columns-repeated="2"/>
          <table:table-cell office:value-type="string" calcext:value-type="string">
            <text:p>sunset</text:p>
          </table:table-cell>
          <table:table-cell table:formula="of:=COUNTIF([.$B$2:.$B$501];[.X232])+COUNTIF([.$C$2:.$C$501];[.X232])+COUNTIF([.$D$2:.$D$501];[.X232])+COUNTIF([.$E$2:.$E$501];[.X232])+COUNTIF([.$F$2:.$F$501];[.X232])+COUNTIF([.$G$2:.$G$501];[.X232])+COUNTIF([.$H$2:.$H$501];[.X232])+COUNTIF([.$I$2:.$I$501];[.X232])+COUNTIF([.$J$2:.$J$501];[.X232])+COUNTIF([.$K$2:.$K$501];[.X232])+COUNTIF([.$L$2:.$L$501];[.X232])+COUNTIF([.$M$2:.$M$501];[.X232])+COUNTIF([.$N$2:.$N$501];[.X232])+COUNTIF([.$O$2:.$O$501];[.X232])+COUNTIF([.$P$2:.$P$501];[.X232])+COUNTIF([.$Q$2:.$Q$501];[.X232])+COUNTIF([.$R$2:.$R$501];[.X232])+COUNTIF([.$S$2:.$S$501];[.X232])+COUNTIF([.$T$2:.$T$501];[.X232])+COUNTIF([.$U$2:.$U$501];[.X232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01_2bee1831-f594-486e-bec1-0b213a7d07ee_pop.jp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nud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sexy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glamour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relaxatio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runett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topless</text:p>
          </table:table-cell>
          <table:table-cell table:number-columns-repeated="2"/>
          <table:table-cell office:value-type="string" calcext:value-type="string">
            <text:p>window</text:p>
          </table:table-cell>
          <table:table-cell table:formula="of:=COUNTIF([.$B$2:.$B$501];[.X233])+COUNTIF([.$C$2:.$C$501];[.X233])+COUNTIF([.$D$2:.$D$501];[.X233])+COUNTIF([.$E$2:.$E$501];[.X233])+COUNTIF([.$F$2:.$F$501];[.X233])+COUNTIF([.$G$2:.$G$501];[.X233])+COUNTIF([.$H$2:.$H$501];[.X233])+COUNTIF([.$I$2:.$I$501];[.X233])+COUNTIF([.$J$2:.$J$501];[.X233])+COUNTIF([.$K$2:.$K$501];[.X233])+COUNTIF([.$L$2:.$L$501];[.X233])+COUNTIF([.$M$2:.$M$501];[.X233])+COUNTIF([.$N$2:.$N$501];[.X233])+COUNTIF([.$O$2:.$O$501];[.X233])+COUNTIF([.$P$2:.$P$501];[.X233])+COUNTIF([.$Q$2:.$Q$501];[.X233])+COUNTIF([.$R$2:.$R$501];[.X233])+COUNTIF([.$S$2:.$S$501];[.X233])+COUNTIF([.$T$2:.$T$501];[.X233])+COUNTIF([.$U$2:.$U$501];[.X233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01_3749d18e-97f4-4b11-b063-8fa32ac21a99_rock.jpg</text:p>
          </table:table-cell>
          <table:table-cell office:value-type="string" calcext:value-type="string">
            <text:p>theater</text:p>
          </table:table-cell>
          <table:table-cell office:value-type="string" calcext:value-type="string">
            <text:p>auditorium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theatr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xhibitio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velve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public show</text:p>
          </table:table-cell>
          <table:table-cell office:value-type="string" calcext:value-type="string">
            <text:p>traditional</text:p>
          </table:table-cell>
          <table:table-cell table:number-columns-repeated="2"/>
          <table:table-cell office:value-type="string" calcext:value-type="string">
            <text:p>cheerful</text:p>
          </table:table-cell>
          <table:table-cell table:formula="of:=COUNTIF([.$B$2:.$B$501];[.X234])+COUNTIF([.$C$2:.$C$501];[.X234])+COUNTIF([.$D$2:.$D$501];[.X234])+COUNTIF([.$E$2:.$E$501];[.X234])+COUNTIF([.$F$2:.$F$501];[.X234])+COUNTIF([.$G$2:.$G$501];[.X234])+COUNTIF([.$H$2:.$H$501];[.X234])+COUNTIF([.$I$2:.$I$501];[.X234])+COUNTIF([.$J$2:.$J$501];[.X234])+COUNTIF([.$K$2:.$K$501];[.X234])+COUNTIF([.$L$2:.$L$501];[.X234])+COUNTIF([.$M$2:.$M$501];[.X234])+COUNTIF([.$N$2:.$N$501];[.X234])+COUNTIF([.$O$2:.$O$501];[.X234])+COUNTIF([.$P$2:.$P$501];[.X234])+COUNTIF([.$Q$2:.$Q$501];[.X234])+COUNTIF([.$R$2:.$R$501];[.X234])+COUNTIF([.$S$2:.$S$501];[.X234])+COUNTIF([.$T$2:.$T$501];[.X234])+COUNTIF([.$U$2:.$U$501];[.X234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01_44829ec0-a5e9-435f-bbea-ee6ba5c75642_hip-hop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stronau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paceship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cyborg</text:p>
          </table:table-cell>
          <table:table-cell office:value-type="string" calcext:value-type="string">
            <text:p>forthcoming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eadwear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futuristic</text:p>
          </table:table-cell>
          <table:table-cell office:value-type="string" calcext:value-type="string">
            <text:p>spar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collection</text:p>
          </table:table-cell>
          <table:table-cell table:number-columns-repeated="2"/>
          <table:table-cell office:value-type="string" calcext:value-type="string">
            <text:p>cloud</text:p>
          </table:table-cell>
          <table:table-cell table:formula="of:=COUNTIF([.$B$2:.$B$501];[.X235])+COUNTIF([.$C$2:.$C$501];[.X235])+COUNTIF([.$D$2:.$D$501];[.X235])+COUNTIF([.$E$2:.$E$501];[.X235])+COUNTIF([.$F$2:.$F$501];[.X235])+COUNTIF([.$G$2:.$G$501];[.X235])+COUNTIF([.$H$2:.$H$501];[.X235])+COUNTIF([.$I$2:.$I$501];[.X235])+COUNTIF([.$J$2:.$J$501];[.X235])+COUNTIF([.$K$2:.$K$501];[.X235])+COUNTIF([.$L$2:.$L$501];[.X235])+COUNTIF([.$M$2:.$M$501];[.X235])+COUNTIF([.$N$2:.$N$501];[.X235])+COUNTIF([.$O$2:.$O$501];[.X235])+COUNTIF([.$P$2:.$P$501];[.X235])+COUNTIF([.$Q$2:.$Q$501];[.X235])+COUNTIF([.$R$2:.$R$501];[.X235])+COUNTIF([.$S$2:.$S$501];[.X235])+COUNTIF([.$T$2:.$T$501];[.X235])+COUNTIF([.$U$2:.$U$501];[.X235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01_529b0a15-e88e-4af3-a0c2-bf05b2e0fbdc_pop.jp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individuality</text:p>
          </table:table-cell>
          <table:table-cell office:value-type="string" calcext:value-type="string">
            <text:p>fine-looking</text:p>
          </table:table-cell>
          <table:table-cell office:value-type="string" calcext:value-type="string">
            <text:p>stubble</text:p>
          </table:table-cell>
          <table:table-cell office:value-type="string" calcext:value-type="string">
            <text:p>contemplation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headshot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casual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confidence</text:p>
          </table:table-cell>
          <table:table-cell table:number-columns-repeated="2"/>
          <table:table-cell office:value-type="string" calcext:value-type="string">
            <text:p>dawn</text:p>
          </table:table-cell>
          <table:table-cell table:formula="of:=COUNTIF([.$B$2:.$B$501];[.X236])+COUNTIF([.$C$2:.$C$501];[.X236])+COUNTIF([.$D$2:.$D$501];[.X236])+COUNTIF([.$E$2:.$E$501];[.X236])+COUNTIF([.$F$2:.$F$501];[.X236])+COUNTIF([.$G$2:.$G$501];[.X236])+COUNTIF([.$H$2:.$H$501];[.X236])+COUNTIF([.$I$2:.$I$501];[.X236])+COUNTIF([.$J$2:.$J$501];[.X236])+COUNTIF([.$K$2:.$K$501];[.X236])+COUNTIF([.$L$2:.$L$501];[.X236])+COUNTIF([.$M$2:.$M$501];[.X236])+COUNTIF([.$N$2:.$N$501];[.X236])+COUNTIF([.$O$2:.$O$501];[.X236])+COUNTIF([.$P$2:.$P$501];[.X236])+COUNTIF([.$Q$2:.$Q$501];[.X236])+COUNTIF([.$R$2:.$R$501];[.X236])+COUNTIF([.$S$2:.$S$501];[.X236])+COUNTIF([.$T$2:.$T$501];[.X236])+COUNTIF([.$U$2:.$U$501];[.X236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01_55699405-a41f-4835-8ff0-d659808edccd_pop.jp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glamour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sexy</text:p>
          </table:table-cell>
          <table:table-cell office:value-type="string" calcext:value-type="string">
            <text:p>elegant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anticipation</text:p>
          </table:table-cell>
          <table:table-cell office:value-type="string" calcext:value-type="string">
            <text:p>maternity</text:p>
          </table:table-cell>
          <table:table-cell office:value-type="string" calcext:value-type="string">
            <text:p>seduction</text:p>
          </table:table-cell>
          <table:table-cell office:value-type="string" calcext:value-type="string">
            <text:p>thin</text:p>
          </table:table-cell>
          <table:table-cell office:value-type="string" calcext:value-type="string">
            <text:p>thinning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relaxation</text:p>
          </table:table-cell>
          <table:table-cell office:value-type="string" calcext:value-type="string">
            <text:p>expectancy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looking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table:formula="of:=COUNTIF([.$B$2:.$B$501];[.X237])+COUNTIF([.$C$2:.$C$501];[.X237])+COUNTIF([.$D$2:.$D$501];[.X237])+COUNTIF([.$E$2:.$E$501];[.X237])+COUNTIF([.$F$2:.$F$501];[.X237])+COUNTIF([.$G$2:.$G$501];[.X237])+COUNTIF([.$H$2:.$H$501];[.X237])+COUNTIF([.$I$2:.$I$501];[.X237])+COUNTIF([.$J$2:.$J$501];[.X237])+COUNTIF([.$K$2:.$K$501];[.X237])+COUNTIF([.$L$2:.$L$501];[.X237])+COUNTIF([.$M$2:.$M$501];[.X237])+COUNTIF([.$N$2:.$N$501];[.X237])+COUNTIF([.$O$2:.$O$501];[.X237])+COUNTIF([.$P$2:.$P$501];[.X237])+COUNTIF([.$Q$2:.$Q$501];[.X237])+COUNTIF([.$R$2:.$R$501];[.X237])+COUNTIF([.$S$2:.$S$501];[.X237])+COUNTIF([.$T$2:.$T$501];[.X237])+COUNTIF([.$U$2:.$U$501];[.X237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01_5d7e08dc-461f-48ad-b27e-ebf35d41bca7_country.jpg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veil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cowboy hat</text:p>
          </table:table-cell>
          <table:table-cell office:value-type="string" calcext:value-type="string">
            <text:p>mustache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bowler</text:p>
          </table:table-cell>
          <table:table-cell office:value-type="string" calcext:value-type="string">
            <text:p>popularity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bill</text:p>
          </table:table-cell>
          <table:table-cell table:number-columns-repeated="2"/>
          <table:table-cell office:value-type="string" calcext:value-type="string">
            <text:p>facial hair</text:p>
          </table:table-cell>
          <table:table-cell table:formula="of:=COUNTIF([.$B$2:.$B$501];[.X238])+COUNTIF([.$C$2:.$C$501];[.X238])+COUNTIF([.$D$2:.$D$501];[.X238])+COUNTIF([.$E$2:.$E$501];[.X238])+COUNTIF([.$F$2:.$F$501];[.X238])+COUNTIF([.$G$2:.$G$501];[.X238])+COUNTIF([.$H$2:.$H$501];[.X238])+COUNTIF([.$I$2:.$I$501];[.X238])+COUNTIF([.$J$2:.$J$501];[.X238])+COUNTIF([.$K$2:.$K$501];[.X238])+COUNTIF([.$L$2:.$L$501];[.X238])+COUNTIF([.$M$2:.$M$501];[.X238])+COUNTIF([.$N$2:.$N$501];[.X238])+COUNTIF([.$O$2:.$O$501];[.X238])+COUNTIF([.$P$2:.$P$501];[.X238])+COUNTIF([.$Q$2:.$Q$501];[.X238])+COUNTIF([.$R$2:.$R$501];[.X238])+COUNTIF([.$S$2:.$S$501];[.X238])+COUNTIF([.$T$2:.$T$501];[.X238])+COUNTIF([.$U$2:.$U$501];[.X238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01_6803c0ea-0fb7-442a-afb0-b8614c83d038_hip-hop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cardiovascular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shopping cart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checkout</text:p>
          </table:table-cell>
          <table:table-cell office:value-type="string" calcext:value-type="string">
            <text:p>transportation system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supermarket</text:p>
          </table:table-cell>
          <table:table-cell table:number-columns-repeated="2"/>
          <table:table-cell office:value-type="string" calcext:value-type="string">
            <text:p>fame</text:p>
          </table:table-cell>
          <table:table-cell table:formula="of:=COUNTIF([.$B$2:.$B$501];[.X239])+COUNTIF([.$C$2:.$C$501];[.X239])+COUNTIF([.$D$2:.$D$501];[.X239])+COUNTIF([.$E$2:.$E$501];[.X239])+COUNTIF([.$F$2:.$F$501];[.X239])+COUNTIF([.$G$2:.$G$501];[.X239])+COUNTIF([.$H$2:.$H$501];[.X239])+COUNTIF([.$I$2:.$I$501];[.X239])+COUNTIF([.$J$2:.$J$501];[.X239])+COUNTIF([.$K$2:.$K$501];[.X239])+COUNTIF([.$L$2:.$L$501];[.X239])+COUNTIF([.$M$2:.$M$501];[.X239])+COUNTIF([.$N$2:.$N$501];[.X239])+COUNTIF([.$O$2:.$O$501];[.X239])+COUNTIF([.$P$2:.$P$501];[.X239])+COUNTIF([.$Q$2:.$Q$501];[.X239])+COUNTIF([.$R$2:.$R$501];[.X239])+COUNTIF([.$S$2:.$S$501];[.X239])+COUNTIF([.$T$2:.$T$501];[.X239])+COUNTIF([.$U$2:.$U$501];[.X239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01_6ac5b964-34b5-4609-bfd6-c2aebc5cdebe_rock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lithograph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postcard</text:p>
          </table:table-cell>
          <table:table-cell table:number-columns-repeated="2"/>
          <table:table-cell office:value-type="string" calcext:value-type="string">
            <text:p>hairdo</text:p>
          </table:table-cell>
          <table:table-cell table:formula="of:=COUNTIF([.$B$2:.$B$501];[.X240])+COUNTIF([.$C$2:.$C$501];[.X240])+COUNTIF([.$D$2:.$D$501];[.X240])+COUNTIF([.$E$2:.$E$501];[.X240])+COUNTIF([.$F$2:.$F$501];[.X240])+COUNTIF([.$G$2:.$G$501];[.X240])+COUNTIF([.$H$2:.$H$501];[.X240])+COUNTIF([.$I$2:.$I$501];[.X240])+COUNTIF([.$J$2:.$J$501];[.X240])+COUNTIF([.$K$2:.$K$501];[.X240])+COUNTIF([.$L$2:.$L$501];[.X240])+COUNTIF([.$M$2:.$M$501];[.X240])+COUNTIF([.$N$2:.$N$501];[.X240])+COUNTIF([.$O$2:.$O$501];[.X240])+COUNTIF([.$P$2:.$P$501];[.X240])+COUNTIF([.$Q$2:.$Q$501];[.X240])+COUNTIF([.$R$2:.$R$501];[.X240])+COUNTIF([.$S$2:.$S$501];[.X240])+COUNTIF([.$T$2:.$T$501];[.X240])+COUNTIF([.$U$2:.$U$501];[.X240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01_6da289bf-35b6-41b4-8a9d-60c120a1622e_country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veil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pensiv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ducation</text:p>
          </table:table-cell>
          <table:table-cell table:number-columns-repeated="2"/>
          <table:table-cell office:value-type="string" calcext:value-type="string">
            <text:p>human</text:p>
          </table:table-cell>
          <table:table-cell table:formula="of:=COUNTIF([.$B$2:.$B$501];[.X241])+COUNTIF([.$C$2:.$C$501];[.X241])+COUNTIF([.$D$2:.$D$501];[.X241])+COUNTIF([.$E$2:.$E$501];[.X241])+COUNTIF([.$F$2:.$F$501];[.X241])+COUNTIF([.$G$2:.$G$501];[.X241])+COUNTIF([.$H$2:.$H$501];[.X241])+COUNTIF([.$I$2:.$I$501];[.X241])+COUNTIF([.$J$2:.$J$501];[.X241])+COUNTIF([.$K$2:.$K$501];[.X241])+COUNTIF([.$L$2:.$L$501];[.X241])+COUNTIF([.$M$2:.$M$501];[.X241])+COUNTIF([.$N$2:.$N$501];[.X241])+COUNTIF([.$O$2:.$O$501];[.X241])+COUNTIF([.$P$2:.$P$501];[.X241])+COUNTIF([.$Q$2:.$Q$501];[.X241])+COUNTIF([.$R$2:.$R$501];[.X241])+COUNTIF([.$S$2:.$S$501];[.X241])+COUNTIF([.$T$2:.$T$501];[.X241])+COUNTIF([.$U$2:.$U$501];[.X241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01_73bb810c-5d15-45ef-8de9-65e38b1238f6_electronic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looking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isolate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fine-looking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glance</text:p>
          </table:table-cell>
          <table:table-cell office:value-type="string" calcext:value-type="string">
            <text:p>woman</text:p>
          </table:table-cell>
          <table:table-cell table:number-columns-repeated="2"/>
          <table:table-cell office:value-type="string" calcext:value-type="string">
            <text:p>margin</text:p>
          </table:table-cell>
          <table:table-cell table:formula="of:=COUNTIF([.$B$2:.$B$501];[.X242])+COUNTIF([.$C$2:.$C$501];[.X242])+COUNTIF([.$D$2:.$D$501];[.X242])+COUNTIF([.$E$2:.$E$501];[.X242])+COUNTIF([.$F$2:.$F$501];[.X242])+COUNTIF([.$G$2:.$G$501];[.X242])+COUNTIF([.$H$2:.$H$501];[.X242])+COUNTIF([.$I$2:.$I$501];[.X242])+COUNTIF([.$J$2:.$J$501];[.X242])+COUNTIF([.$K$2:.$K$501];[.X242])+COUNTIF([.$L$2:.$L$501];[.X242])+COUNTIF([.$M$2:.$M$501];[.X242])+COUNTIF([.$N$2:.$N$501];[.X242])+COUNTIF([.$O$2:.$O$501];[.X242])+COUNTIF([.$P$2:.$P$501];[.X242])+COUNTIF([.$Q$2:.$Q$501];[.X242])+COUNTIF([.$R$2:.$R$501];[.X242])+COUNTIF([.$S$2:.$S$501];[.X242])+COUNTIF([.$T$2:.$T$501];[.X242])+COUNTIF([.$U$2:.$U$501];[.X242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01_8121df2b-ef35-434a-87ae-8770373d6469_pop.jp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spirituality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togetherness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portrait</text:p>
          </table:table-cell>
          <table:table-cell table:number-columns-repeated="2"/>
          <table:table-cell office:value-type="string" calcext:value-type="string">
            <text:p>messy</text:p>
          </table:table-cell>
          <table:table-cell table:formula="of:=COUNTIF([.$B$2:.$B$501];[.X243])+COUNTIF([.$C$2:.$C$501];[.X243])+COUNTIF([.$D$2:.$D$501];[.X243])+COUNTIF([.$E$2:.$E$501];[.X243])+COUNTIF([.$F$2:.$F$501];[.X243])+COUNTIF([.$G$2:.$G$501];[.X243])+COUNTIF([.$H$2:.$H$501];[.X243])+COUNTIF([.$I$2:.$I$501];[.X243])+COUNTIF([.$J$2:.$J$501];[.X243])+COUNTIF([.$K$2:.$K$501];[.X243])+COUNTIF([.$L$2:.$L$501];[.X243])+COUNTIF([.$M$2:.$M$501];[.X243])+COUNTIF([.$N$2:.$N$501];[.X243])+COUNTIF([.$O$2:.$O$501];[.X243])+COUNTIF([.$P$2:.$P$501];[.X243])+COUNTIF([.$Q$2:.$Q$501];[.X243])+COUNTIF([.$R$2:.$R$501];[.X243])+COUNTIF([.$S$2:.$S$501];[.X243])+COUNTIF([.$T$2:.$T$501];[.X243])+COUNTIF([.$U$2:.$U$501];[.X243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01_81879848-ce29-407d-a55a-a57e999ca533_pop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fair weather</text:p>
          </table:table-cell>
          <table:table-cell office:value-type="string" calcext:value-type="string">
            <text:p>meteorology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unbeam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hining</text:p>
          </table:table-cell>
          <table:table-cell office:value-type="string" calcext:value-type="string">
            <text:p>downy</text:p>
          </table:table-cell>
          <table:table-cell office:value-type="string" calcext:value-type="string">
            <text:p>idyllic</text:p>
          </table:table-cell>
          <table:table-cell office:value-type="string" calcext:value-type="string">
            <text:p>cloudiness</text:p>
          </table:table-cell>
          <table:table-cell office:value-type="string" calcext:value-type="string">
            <text:p>puffy</text:p>
          </table:table-cell>
          <table:table-cell office:value-type="string" calcext:value-type="string">
            <text:p>rain</text:p>
          </table:table-cell>
          <table:table-cell table:number-columns-repeated="2"/>
          <table:table-cell office:value-type="string" calcext:value-type="string">
            <text:p>nostalgia</text:p>
          </table:table-cell>
          <table:table-cell table:formula="of:=COUNTIF([.$B$2:.$B$501];[.X244])+COUNTIF([.$C$2:.$C$501];[.X244])+COUNTIF([.$D$2:.$D$501];[.X244])+COUNTIF([.$E$2:.$E$501];[.X244])+COUNTIF([.$F$2:.$F$501];[.X244])+COUNTIF([.$G$2:.$G$501];[.X244])+COUNTIF([.$H$2:.$H$501];[.X244])+COUNTIF([.$I$2:.$I$501];[.X244])+COUNTIF([.$J$2:.$J$501];[.X244])+COUNTIF([.$K$2:.$K$501];[.X244])+COUNTIF([.$L$2:.$L$501];[.X244])+COUNTIF([.$M$2:.$M$501];[.X244])+COUNTIF([.$N$2:.$N$501];[.X244])+COUNTIF([.$O$2:.$O$501];[.X244])+COUNTIF([.$P$2:.$P$501];[.X244])+COUNTIF([.$Q$2:.$Q$501];[.X244])+COUNTIF([.$R$2:.$R$501];[.X244])+COUNTIF([.$S$2:.$S$501];[.X244])+COUNTIF([.$T$2:.$T$501];[.X244])+COUNTIF([.$U$2:.$U$501];[.X244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01_83f92cc6-5159-430c-abcb-be1671407c63_pop.jpg</text:p>
          </table:table-cell>
          <table:table-cell office:value-type="string" calcext:value-type="string">
            <text:p>relaxation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reclin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composure</text:p>
          </table:table-cell>
          <table:table-cell office:value-type="string" calcext:value-type="string">
            <text:p>pensive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looking</text:p>
          </table:table-cell>
          <table:table-cell office:value-type="string" calcext:value-type="string">
            <text:p>enjoyment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affection</text:p>
          </table:table-cell>
          <table:table-cell office:value-type="string" calcext:value-type="string">
            <text:p>casual</text:p>
          </table:table-cell>
          <table:table-cell table:number-columns-repeated="2"/>
          <table:table-cell office:value-type="string" calcext:value-type="string">
            <text:p>postcard</text:p>
          </table:table-cell>
          <table:table-cell table:formula="of:=COUNTIF([.$B$2:.$B$501];[.X245])+COUNTIF([.$C$2:.$C$501];[.X245])+COUNTIF([.$D$2:.$D$501];[.X245])+COUNTIF([.$E$2:.$E$501];[.X245])+COUNTIF([.$F$2:.$F$501];[.X245])+COUNTIF([.$G$2:.$G$501];[.X245])+COUNTIF([.$H$2:.$H$501];[.X245])+COUNTIF([.$I$2:.$I$501];[.X245])+COUNTIF([.$J$2:.$J$501];[.X245])+COUNTIF([.$K$2:.$K$501];[.X245])+COUNTIF([.$L$2:.$L$501];[.X245])+COUNTIF([.$M$2:.$M$501];[.X245])+COUNTIF([.$N$2:.$N$501];[.X245])+COUNTIF([.$O$2:.$O$501];[.X245])+COUNTIF([.$P$2:.$P$501];[.X245])+COUNTIF([.$Q$2:.$Q$501];[.X245])+COUNTIF([.$R$2:.$R$501];[.X245])+COUNTIF([.$S$2:.$S$501];[.X245])+COUNTIF([.$T$2:.$T$501];[.X245])+COUNTIF([.$U$2:.$U$501];[.X245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01_89992355-8ae5-4b7f-b4dd-7cd0650b3580_pop.jpg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ggressio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achievemen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ccomplishment</text:p>
          </table:table-cell>
          <table:table-cell office:value-type="string" calcext:value-type="string">
            <text:p>influencer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furious</text:p>
          </table:table-cell>
          <table:table-cell office:value-type="string" calcext:value-type="string">
            <text:p>business</text:p>
          </table:table-cell>
          <table:table-cell table:number-columns-repeated="2"/>
          <table:table-cell office:value-type="string" calcext:value-type="string">
            <text:p>school</text:p>
          </table:table-cell>
          <table:table-cell table:formula="of:=COUNTIF([.$B$2:.$B$501];[.X246])+COUNTIF([.$C$2:.$C$501];[.X246])+COUNTIF([.$D$2:.$D$501];[.X246])+COUNTIF([.$E$2:.$E$501];[.X246])+COUNTIF([.$F$2:.$F$501];[.X246])+COUNTIF([.$G$2:.$G$501];[.X246])+COUNTIF([.$H$2:.$H$501];[.X246])+COUNTIF([.$I$2:.$I$501];[.X246])+COUNTIF([.$J$2:.$J$501];[.X246])+COUNTIF([.$K$2:.$K$501];[.X246])+COUNTIF([.$L$2:.$L$501];[.X246])+COUNTIF([.$M$2:.$M$501];[.X246])+COUNTIF([.$N$2:.$N$501];[.X246])+COUNTIF([.$O$2:.$O$501];[.X246])+COUNTIF([.$P$2:.$P$501];[.X246])+COUNTIF([.$Q$2:.$Q$501];[.X246])+COUNTIF([.$R$2:.$R$501];[.X246])+COUNTIF([.$S$2:.$S$501];[.X246])+COUNTIF([.$T$2:.$T$501];[.X246])+COUNTIF([.$U$2:.$U$501];[.X246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01_91eb8ddf-5683-4ab2-aa1b-be39d1a65f7c_rock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patriotism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Halloween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eat</text:p>
          </table:table-cell>
          <table:table-cell table:formula="of:=COUNTIF([.$B$2:.$B$501];[.X247])+COUNTIF([.$C$2:.$C$501];[.X247])+COUNTIF([.$D$2:.$D$501];[.X247])+COUNTIF([.$E$2:.$E$501];[.X247])+COUNTIF([.$F$2:.$F$501];[.X247])+COUNTIF([.$G$2:.$G$501];[.X247])+COUNTIF([.$H$2:.$H$501];[.X247])+COUNTIF([.$I$2:.$I$501];[.X247])+COUNTIF([.$J$2:.$J$501];[.X247])+COUNTIF([.$K$2:.$K$501];[.X247])+COUNTIF([.$L$2:.$L$501];[.X247])+COUNTIF([.$M$2:.$M$501];[.X247])+COUNTIF([.$N$2:.$N$501];[.X247])+COUNTIF([.$O$2:.$O$501];[.X247])+COUNTIF([.$P$2:.$P$501];[.X247])+COUNTIF([.$Q$2:.$Q$501];[.X247])+COUNTIF([.$R$2:.$R$501];[.X247])+COUNTIF([.$S$2:.$S$501];[.X247])+COUNTIF([.$T$2:.$T$501];[.X247])+COUNTIF([.$U$2:.$U$501];[.X247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01_93216356-7f66-4492-9fba-54ab96f0c7bd_hip-hop.jpg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headshot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sadness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individuality</text:p>
          </table:table-cell>
          <table:table-cell office:value-type="string" calcext:value-type="string">
            <text:p>bizarre</text:p>
          </table:table-cell>
          <table:table-cell office:value-type="string" calcext:value-type="string">
            <text:p>contemplation</text:p>
          </table:table-cell>
          <table:table-cell office:value-type="string" calcext:value-type="string">
            <text:p>attitud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fashion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formula="of:=COUNTIF([.$B$2:.$B$501];[.X248])+COUNTIF([.$C$2:.$C$501];[.X248])+COUNTIF([.$D$2:.$D$501];[.X248])+COUNTIF([.$E$2:.$E$501];[.X248])+COUNTIF([.$F$2:.$F$501];[.X248])+COUNTIF([.$G$2:.$G$501];[.X248])+COUNTIF([.$H$2:.$H$501];[.X248])+COUNTIF([.$I$2:.$I$501];[.X248])+COUNTIF([.$J$2:.$J$501];[.X248])+COUNTIF([.$K$2:.$K$501];[.X248])+COUNTIF([.$L$2:.$L$501];[.X248])+COUNTIF([.$M$2:.$M$501];[.X248])+COUNTIF([.$N$2:.$N$501];[.X248])+COUNTIF([.$O$2:.$O$501];[.X248])+COUNTIF([.$P$2:.$P$501];[.X248])+COUNTIF([.$Q$2:.$Q$501];[.X248])+COUNTIF([.$R$2:.$R$501];[.X248])+COUNTIF([.$S$2:.$S$501];[.X248])+COUNTIF([.$T$2:.$T$501];[.X248])+COUNTIF([.$U$2:.$U$501];[.X248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01_970b98dc-e7a4-46fa-9cf6-bb5d450c522d_country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dancing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umor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cheerful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adolescent</text:p>
          </table:table-cell>
          <table:table-cell table:number-columns-repeated="2"/>
          <table:table-cell office:value-type="string" calcext:value-type="string">
            <text:p>style</text:p>
          </table:table-cell>
          <table:table-cell table:formula="of:=COUNTIF([.$B$2:.$B$501];[.X249])+COUNTIF([.$C$2:.$C$501];[.X249])+COUNTIF([.$D$2:.$D$501];[.X249])+COUNTIF([.$E$2:.$E$501];[.X249])+COUNTIF([.$F$2:.$F$501];[.X249])+COUNTIF([.$G$2:.$G$501];[.X249])+COUNTIF([.$H$2:.$H$501];[.X249])+COUNTIF([.$I$2:.$I$501];[.X249])+COUNTIF([.$J$2:.$J$501];[.X249])+COUNTIF([.$K$2:.$K$501];[.X249])+COUNTIF([.$L$2:.$L$501];[.X249])+COUNTIF([.$M$2:.$M$501];[.X249])+COUNTIF([.$N$2:.$N$501];[.X249])+COUNTIF([.$O$2:.$O$501];[.X249])+COUNTIF([.$P$2:.$P$501];[.X249])+COUNTIF([.$Q$2:.$Q$501];[.X249])+COUNTIF([.$R$2:.$R$501];[.X249])+COUNTIF([.$S$2:.$S$501];[.X249])+COUNTIF([.$T$2:.$T$501];[.X249])+COUNTIF([.$U$2:.$U$501];[.X249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01_9c89067f-9d3d-4880-9a97-13688886e4c5_country.jpg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fresco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Renaissanc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neeling</text:p>
          </table:table-cell>
          <table:table-cell office:value-type="string" calcext:value-type="string">
            <text:p>manuscript</text:p>
          </table:table-cell>
          <table:table-cell office:value-type="string" calcext:value-type="string">
            <text:p>lithograph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veil</text:p>
          </table:table-cell>
          <table:table-cell office:value-type="string" calcext:value-type="string">
            <text:p>picture frame</text:p>
          </table:table-cell>
          <table:table-cell table:number-columns-repeated="2"/>
          <table:table-cell office:value-type="string" calcext:value-type="string">
            <text:p>swimming</text:p>
          </table:table-cell>
          <table:table-cell table:formula="of:=COUNTIF([.$B$2:.$B$501];[.X250])+COUNTIF([.$C$2:.$C$501];[.X250])+COUNTIF([.$D$2:.$D$501];[.X250])+COUNTIF([.$E$2:.$E$501];[.X250])+COUNTIF([.$F$2:.$F$501];[.X250])+COUNTIF([.$G$2:.$G$501];[.X250])+COUNTIF([.$H$2:.$H$501];[.X250])+COUNTIF([.$I$2:.$I$501];[.X250])+COUNTIF([.$J$2:.$J$501];[.X250])+COUNTIF([.$K$2:.$K$501];[.X250])+COUNTIF([.$L$2:.$L$501];[.X250])+COUNTIF([.$M$2:.$M$501];[.X250])+COUNTIF([.$N$2:.$N$501];[.X250])+COUNTIF([.$O$2:.$O$501];[.X250])+COUNTIF([.$P$2:.$P$501];[.X250])+COUNTIF([.$Q$2:.$Q$501];[.X250])+COUNTIF([.$R$2:.$R$501];[.X250])+COUNTIF([.$S$2:.$S$501];[.X250])+COUNTIF([.$T$2:.$T$501];[.X250])+COUNTIF([.$U$2:.$U$501];[.X250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01_bc95cda3-9bc0-4a75-b895-1cd12a0810c8_electronic.jpg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parchment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nostalgia</text:p>
          </table:table-cell>
          <table:table-cell office:value-type="string" calcext:value-type="string">
            <text:p>cardboard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picture fram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canvas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travel</text:p>
          </table:table-cell>
          <table:table-cell table:number-columns-repeated="2"/>
          <table:table-cell office:value-type="string" calcext:value-type="string">
            <text:p>theater</text:p>
          </table:table-cell>
          <table:table-cell table:formula="of:=COUNTIF([.$B$2:.$B$501];[.X251])+COUNTIF([.$C$2:.$C$501];[.X251])+COUNTIF([.$D$2:.$D$501];[.X251])+COUNTIF([.$E$2:.$E$501];[.X251])+COUNTIF([.$F$2:.$F$501];[.X251])+COUNTIF([.$G$2:.$G$501];[.X251])+COUNTIF([.$H$2:.$H$501];[.X251])+COUNTIF([.$I$2:.$I$501];[.X251])+COUNTIF([.$J$2:.$J$501];[.X251])+COUNTIF([.$K$2:.$K$501];[.X251])+COUNTIF([.$L$2:.$L$501];[.X251])+COUNTIF([.$M$2:.$M$501];[.X251])+COUNTIF([.$N$2:.$N$501];[.X251])+COUNTIF([.$O$2:.$O$501];[.X251])+COUNTIF([.$P$2:.$P$501];[.X251])+COUNTIF([.$Q$2:.$Q$501];[.X251])+COUNTIF([.$R$2:.$R$501];[.X251])+COUNTIF([.$S$2:.$S$501];[.X251])+COUNTIF([.$T$2:.$T$501];[.X251])+COUNTIF([.$U$2:.$U$501];[.X251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01_c25f58bd-3a4b-4940-a172-0bf6d0435887_hip-hop.jp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indoors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formula="of:=COUNTIF([.$B$2:.$B$501];[.X252])+COUNTIF([.$C$2:.$C$501];[.X252])+COUNTIF([.$D$2:.$D$501];[.X252])+COUNTIF([.$E$2:.$E$501];[.X252])+COUNTIF([.$F$2:.$F$501];[.X252])+COUNTIF([.$G$2:.$G$501];[.X252])+COUNTIF([.$H$2:.$H$501];[.X252])+COUNTIF([.$I$2:.$I$501];[.X252])+COUNTIF([.$J$2:.$J$501];[.X252])+COUNTIF([.$K$2:.$K$501];[.X252])+COUNTIF([.$L$2:.$L$501];[.X252])+COUNTIF([.$M$2:.$M$501];[.X252])+COUNTIF([.$N$2:.$N$501];[.X252])+COUNTIF([.$O$2:.$O$501];[.X252])+COUNTIF([.$P$2:.$P$501];[.X252])+COUNTIF([.$Q$2:.$Q$501];[.X252])+COUNTIF([.$R$2:.$R$501];[.X252])+COUNTIF([.$S$2:.$S$501];[.X252])+COUNTIF([.$T$2:.$T$501];[.X252])+COUNTIF([.$U$2:.$U$501];[.X252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01_f4de3bd7-a7f7-4da8-b3e8-927270c38257_hip-hop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illegal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populace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drag race</text:p>
          </table:table-cell>
          <table:table-cell table:number-columns-repeated="2"/>
          <table:table-cell office:value-type="string" calcext:value-type="string">
            <text:p>weapon</text:p>
          </table:table-cell>
          <table:table-cell table:formula="of:=COUNTIF([.$B$2:.$B$501];[.X253])+COUNTIF([.$C$2:.$C$501];[.X253])+COUNTIF([.$D$2:.$D$501];[.X253])+COUNTIF([.$E$2:.$E$501];[.X253])+COUNTIF([.$F$2:.$F$501];[.X253])+COUNTIF([.$G$2:.$G$501];[.X253])+COUNTIF([.$H$2:.$H$501];[.X253])+COUNTIF([.$I$2:.$I$501];[.X253])+COUNTIF([.$J$2:.$J$501];[.X253])+COUNTIF([.$K$2:.$K$501];[.X253])+COUNTIF([.$L$2:.$L$501];[.X253])+COUNTIF([.$M$2:.$M$501];[.X253])+COUNTIF([.$N$2:.$N$501];[.X253])+COUNTIF([.$O$2:.$O$501];[.X253])+COUNTIF([.$P$2:.$P$501];[.X253])+COUNTIF([.$Q$2:.$Q$501];[.X253])+COUNTIF([.$R$2:.$R$501];[.X253])+COUNTIF([.$S$2:.$S$501];[.X253])+COUNTIF([.$T$2:.$T$501];[.X253])+COUNTIF([.$U$2:.$U$501];[.X253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01_fb65572a-f91c-43b2-aa8c-e835d2f4d740_electronic.jpg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black and white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man</text:p>
          </table:table-cell>
          <table:table-cell table:number-columns-repeated="2"/>
          <table:table-cell office:value-type="string" calcext:value-type="string">
            <text:p>attitude</text:p>
          </table:table-cell>
          <table:table-cell table:formula="of:=COUNTIF([.$B$2:.$B$501];[.X254])+COUNTIF([.$C$2:.$C$501];[.X254])+COUNTIF([.$D$2:.$D$501];[.X254])+COUNTIF([.$E$2:.$E$501];[.X254])+COUNTIF([.$F$2:.$F$501];[.X254])+COUNTIF([.$G$2:.$G$501];[.X254])+COUNTIF([.$H$2:.$H$501];[.X254])+COUNTIF([.$I$2:.$I$501];[.X254])+COUNTIF([.$J$2:.$J$501];[.X254])+COUNTIF([.$K$2:.$K$501];[.X254])+COUNTIF([.$L$2:.$L$501];[.X254])+COUNTIF([.$M$2:.$M$501];[.X254])+COUNTIF([.$N$2:.$N$501];[.X254])+COUNTIF([.$O$2:.$O$501];[.X254])+COUNTIF([.$P$2:.$P$501];[.X254])+COUNTIF([.$Q$2:.$Q$501];[.X254])+COUNTIF([.$R$2:.$R$501];[.X254])+COUNTIF([.$S$2:.$S$501];[.X254])+COUNTIF([.$T$2:.$T$501];[.X254])+COUNTIF([.$U$2:.$U$501];[.X25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2_02d63f84-fd12-4611-b612-d8e4b058b5f2_electronic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underwate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H2O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fair weather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shining</text:p>
          </table:table-cell>
          <table:table-cell table:number-columns-repeated="2"/>
          <table:table-cell office:value-type="string" calcext:value-type="string">
            <text:p>beard</text:p>
          </table:table-cell>
          <table:table-cell table:formula="of:=COUNTIF([.$B$2:.$B$501];[.X255])+COUNTIF([.$C$2:.$C$501];[.X255])+COUNTIF([.$D$2:.$D$501];[.X255])+COUNTIF([.$E$2:.$E$501];[.X255])+COUNTIF([.$F$2:.$F$501];[.X255])+COUNTIF([.$G$2:.$G$501];[.X255])+COUNTIF([.$H$2:.$H$501];[.X255])+COUNTIF([.$I$2:.$I$501];[.X255])+COUNTIF([.$J$2:.$J$501];[.X255])+COUNTIF([.$K$2:.$K$501];[.X255])+COUNTIF([.$L$2:.$L$501];[.X255])+COUNTIF([.$M$2:.$M$501];[.X255])+COUNTIF([.$N$2:.$N$501];[.X255])+COUNTIF([.$O$2:.$O$501];[.X255])+COUNTIF([.$P$2:.$P$501];[.X255])+COUNTIF([.$Q$2:.$Q$501];[.X255])+COUNTIF([.$R$2:.$R$501];[.X255])+COUNTIF([.$S$2:.$S$501];[.X255])+COUNTIF([.$T$2:.$T$501];[.X255])+COUNTIF([.$U$2:.$U$501];[.X255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2_167b51f4-1f76-4bf0-8626-fe4e93bb993f_rock.jpg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nostalgia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armchair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relaxatio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hild</text:p>
          </table:table-cell>
          <table:table-cell table:number-columns-repeated="2"/>
          <table:table-cell office:value-type="string" calcext:value-type="string">
            <text:p>bizarre</text:p>
          </table:table-cell>
          <table:table-cell table:formula="of:=COUNTIF([.$B$2:.$B$501];[.X256])+COUNTIF([.$C$2:.$C$501];[.X256])+COUNTIF([.$D$2:.$D$501];[.X256])+COUNTIF([.$E$2:.$E$501];[.X256])+COUNTIF([.$F$2:.$F$501];[.X256])+COUNTIF([.$G$2:.$G$501];[.X256])+COUNTIF([.$H$2:.$H$501];[.X256])+COUNTIF([.$I$2:.$I$501];[.X256])+COUNTIF([.$J$2:.$J$501];[.X256])+COUNTIF([.$K$2:.$K$501];[.X256])+COUNTIF([.$L$2:.$L$501];[.X256])+COUNTIF([.$M$2:.$M$501];[.X256])+COUNTIF([.$N$2:.$N$501];[.X256])+COUNTIF([.$O$2:.$O$501];[.X256])+COUNTIF([.$P$2:.$P$501];[.X256])+COUNTIF([.$Q$2:.$Q$501];[.X256])+COUNTIF([.$R$2:.$R$501];[.X256])+COUNTIF([.$S$2:.$S$501];[.X256])+COUNTIF([.$T$2:.$T$501];[.X256])+COUNTIF([.$U$2:.$U$501];[.X256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2_3406f8a6-b047-4e64-9175-0ffba399e1e7_hip-hop.jpg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guitarist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stage</text:p>
          </table:table-cell>
          <table:table-cell table:number-columns-repeated="2"/>
          <table:table-cell office:value-type="string" calcext:value-type="string">
            <text:p>blank</text:p>
          </table:table-cell>
          <table:table-cell table:formula="of:=COUNTIF([.$B$2:.$B$501];[.X257])+COUNTIF([.$C$2:.$C$501];[.X257])+COUNTIF([.$D$2:.$D$501];[.X257])+COUNTIF([.$E$2:.$E$501];[.X257])+COUNTIF([.$F$2:.$F$501];[.X257])+COUNTIF([.$G$2:.$G$501];[.X257])+COUNTIF([.$H$2:.$H$501];[.X257])+COUNTIF([.$I$2:.$I$501];[.X257])+COUNTIF([.$J$2:.$J$501];[.X257])+COUNTIF([.$K$2:.$K$501];[.X257])+COUNTIF([.$L$2:.$L$501];[.X257])+COUNTIF([.$M$2:.$M$501];[.X257])+COUNTIF([.$N$2:.$N$501];[.X257])+COUNTIF([.$O$2:.$O$501];[.X257])+COUNTIF([.$P$2:.$P$501];[.X257])+COUNTIF([.$Q$2:.$Q$501];[.X257])+COUNTIF([.$R$2:.$R$501];[.X257])+COUNTIF([.$S$2:.$S$501];[.X257])+COUNTIF([.$T$2:.$T$501];[.X257])+COUNTIF([.$U$2:.$U$501];[.X257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2_3447c003-0b5d-34a2-bf89-23a1b8c7ba43_pop.jp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multicultural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group together</text:p>
          </table:table-cell>
          <table:table-cell office:value-type="string" calcext:value-type="string">
            <text:p>adolescent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glamour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sexy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adult</text:p>
          </table:table-cell>
          <table:table-cell table:number-columns-repeated="2"/>
          <table:table-cell office:value-type="string" calcext:value-type="string">
            <text:p>blood</text:p>
          </table:table-cell>
          <table:table-cell table:formula="of:=COUNTIF([.$B$2:.$B$501];[.X258])+COUNTIF([.$C$2:.$C$501];[.X258])+COUNTIF([.$D$2:.$D$501];[.X258])+COUNTIF([.$E$2:.$E$501];[.X258])+COUNTIF([.$F$2:.$F$501];[.X258])+COUNTIF([.$G$2:.$G$501];[.X258])+COUNTIF([.$H$2:.$H$501];[.X258])+COUNTIF([.$I$2:.$I$501];[.X258])+COUNTIF([.$J$2:.$J$501];[.X258])+COUNTIF([.$K$2:.$K$501];[.X258])+COUNTIF([.$L$2:.$L$501];[.X258])+COUNTIF([.$M$2:.$M$501];[.X258])+COUNTIF([.$N$2:.$N$501];[.X258])+COUNTIF([.$O$2:.$O$501];[.X258])+COUNTIF([.$P$2:.$P$501];[.X258])+COUNTIF([.$Q$2:.$Q$501];[.X258])+COUNTIF([.$R$2:.$R$501];[.X258])+COUNTIF([.$S$2:.$S$501];[.X258])+COUNTIF([.$T$2:.$T$501];[.X258])+COUNTIF([.$U$2:.$U$501];[.X258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2_4f0e5075-047a-4103-9ba1-d5f99f99d36c_country.jpg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eadwear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veil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Halloween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danger</text:p>
          </table:table-cell>
          <table:table-cell table:number-columns-repeated="2"/>
          <table:table-cell office:value-type="string" calcext:value-type="string">
            <text:p>chalk</text:p>
          </table:table-cell>
          <table:table-cell table:formula="of:=COUNTIF([.$B$2:.$B$501];[.X259])+COUNTIF([.$C$2:.$C$501];[.X259])+COUNTIF([.$D$2:.$D$501];[.X259])+COUNTIF([.$E$2:.$E$501];[.X259])+COUNTIF([.$F$2:.$F$501];[.X259])+COUNTIF([.$G$2:.$G$501];[.X259])+COUNTIF([.$H$2:.$H$501];[.X259])+COUNTIF([.$I$2:.$I$501];[.X259])+COUNTIF([.$J$2:.$J$501];[.X259])+COUNTIF([.$K$2:.$K$501];[.X259])+COUNTIF([.$L$2:.$L$501];[.X259])+COUNTIF([.$M$2:.$M$501];[.X259])+COUNTIF([.$N$2:.$N$501];[.X259])+COUNTIF([.$O$2:.$O$501];[.X259])+COUNTIF([.$P$2:.$P$501];[.X259])+COUNTIF([.$Q$2:.$Q$501];[.X259])+COUNTIF([.$R$2:.$R$501];[.X259])+COUNTIF([.$S$2:.$S$501];[.X259])+COUNTIF([.$T$2:.$T$501];[.X259])+COUNTIF([.$U$2:.$U$501];[.X259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2_576deb93-2d48-4304-b649-4202223f317b_rock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chalk out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ilhouette</text:p>
          </table:table-cell>
          <table:table-cell table:number-columns-repeated="2"/>
          <table:table-cell office:value-type="string" calcext:value-type="string">
            <text:p>chalk out</text:p>
          </table:table-cell>
          <table:table-cell table:formula="of:=COUNTIF([.$B$2:.$B$501];[.X260])+COUNTIF([.$C$2:.$C$501];[.X260])+COUNTIF([.$D$2:.$D$501];[.X260])+COUNTIF([.$E$2:.$E$501];[.X260])+COUNTIF([.$F$2:.$F$501];[.X260])+COUNTIF([.$G$2:.$G$501];[.X260])+COUNTIF([.$H$2:.$H$501];[.X260])+COUNTIF([.$I$2:.$I$501];[.X260])+COUNTIF([.$J$2:.$J$501];[.X260])+COUNTIF([.$K$2:.$K$501];[.X260])+COUNTIF([.$L$2:.$L$501];[.X260])+COUNTIF([.$M$2:.$M$501];[.X260])+COUNTIF([.$N$2:.$N$501];[.X260])+COUNTIF([.$O$2:.$O$501];[.X260])+COUNTIF([.$P$2:.$P$501];[.X260])+COUNTIF([.$Q$2:.$Q$501];[.X260])+COUNTIF([.$R$2:.$R$501];[.X260])+COUNTIF([.$S$2:.$S$501];[.X260])+COUNTIF([.$T$2:.$T$501];[.X260])+COUNTIF([.$U$2:.$U$501];[.X260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2_662ca343-80a2-4913-9cb3-01b09107bd90_rock.jpg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lithograph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propaganda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visuals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cowboy</text:p>
          </table:table-cell>
          <table:table-cell table:formula="of:=COUNTIF([.$B$2:.$B$501];[.X261])+COUNTIF([.$C$2:.$C$501];[.X261])+COUNTIF([.$D$2:.$D$501];[.X261])+COUNTIF([.$E$2:.$E$501];[.X261])+COUNTIF([.$F$2:.$F$501];[.X261])+COUNTIF([.$G$2:.$G$501];[.X261])+COUNTIF([.$H$2:.$H$501];[.X261])+COUNTIF([.$I$2:.$I$501];[.X261])+COUNTIF([.$J$2:.$J$501];[.X261])+COUNTIF([.$K$2:.$K$501];[.X261])+COUNTIF([.$L$2:.$L$501];[.X261])+COUNTIF([.$M$2:.$M$501];[.X261])+COUNTIF([.$N$2:.$N$501];[.X261])+COUNTIF([.$O$2:.$O$501];[.X261])+COUNTIF([.$P$2:.$P$501];[.X261])+COUNTIF([.$Q$2:.$Q$501];[.X261])+COUNTIF([.$R$2:.$R$501];[.X261])+COUNTIF([.$S$2:.$S$501];[.X261])+COUNTIF([.$T$2:.$T$501];[.X261])+COUNTIF([.$U$2:.$U$501];[.X261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2_67cf06d4-c23f-4720-9d08-aecea1e22b79_p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horizontal plane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enjoyment</text:p>
          </table:table-cell>
          <table:table-cell office:value-type="string" calcext:value-type="string">
            <text:p>togetherness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leisure</text:p>
          </table:table-cell>
          <table:table-cell table:number-columns-repeated="2"/>
          <table:table-cell office:value-type="string" calcext:value-type="string">
            <text:p>culture</text:p>
          </table:table-cell>
          <table:table-cell table:formula="of:=COUNTIF([.$B$2:.$B$501];[.X262])+COUNTIF([.$C$2:.$C$501];[.X262])+COUNTIF([.$D$2:.$D$501];[.X262])+COUNTIF([.$E$2:.$E$501];[.X262])+COUNTIF([.$F$2:.$F$501];[.X262])+COUNTIF([.$G$2:.$G$501];[.X262])+COUNTIF([.$H$2:.$H$501];[.X262])+COUNTIF([.$I$2:.$I$501];[.X262])+COUNTIF([.$J$2:.$J$501];[.X262])+COUNTIF([.$K$2:.$K$501];[.X262])+COUNTIF([.$L$2:.$L$501];[.X262])+COUNTIF([.$M$2:.$M$501];[.X262])+COUNTIF([.$N$2:.$N$501];[.X262])+COUNTIF([.$O$2:.$O$501];[.X262])+COUNTIF([.$P$2:.$P$501];[.X262])+COUNTIF([.$Q$2:.$Q$501];[.X262])+COUNTIF([.$R$2:.$R$501];[.X262])+COUNTIF([.$S$2:.$S$501];[.X262])+COUNTIF([.$T$2:.$T$501];[.X262])+COUNTIF([.$U$2:.$U$501];[.X262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2_708f085d-210a-4b81-9f31-51130dc11d1c_pop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sexy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rotic</text:p>
          </table:table-cell>
          <table:table-cell office:value-type="string" calcext:value-type="string">
            <text:p>seduction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elegant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glamour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lingerie</text:p>
          </table:table-cell>
          <table:table-cell office:value-type="string" calcext:value-type="string">
            <text:p>pantie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designing</text:p>
          </table:table-cell>
          <table:table-cell table:formula="of:=COUNTIF([.$B$2:.$B$501];[.X263])+COUNTIF([.$C$2:.$C$501];[.X263])+COUNTIF([.$D$2:.$D$501];[.X263])+COUNTIF([.$E$2:.$E$501];[.X263])+COUNTIF([.$F$2:.$F$501];[.X263])+COUNTIF([.$G$2:.$G$501];[.X263])+COUNTIF([.$H$2:.$H$501];[.X263])+COUNTIF([.$I$2:.$I$501];[.X263])+COUNTIF([.$J$2:.$J$501];[.X263])+COUNTIF([.$K$2:.$K$501];[.X263])+COUNTIF([.$L$2:.$L$501];[.X263])+COUNTIF([.$M$2:.$M$501];[.X263])+COUNTIF([.$N$2:.$N$501];[.X263])+COUNTIF([.$O$2:.$O$501];[.X263])+COUNTIF([.$P$2:.$P$501];[.X263])+COUNTIF([.$Q$2:.$Q$501];[.X263])+COUNTIF([.$R$2:.$R$501];[.X263])+COUNTIF([.$S$2:.$S$501];[.X263])+COUNTIF([.$T$2:.$T$501];[.X263])+COUNTIF([.$U$2:.$U$501];[.X263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2_75b18e80-d108-4055-b26a-79ce08728d45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nightlife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par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nightclub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dancing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celebration</text:p>
          </table:table-cell>
          <table:table-cell table:number-columns-repeated="2"/>
          <table:table-cell office:value-type="string" calcext:value-type="string">
            <text:p>document</text:p>
          </table:table-cell>
          <table:table-cell table:formula="of:=COUNTIF([.$B$2:.$B$501];[.X264])+COUNTIF([.$C$2:.$C$501];[.X264])+COUNTIF([.$D$2:.$D$501];[.X264])+COUNTIF([.$E$2:.$E$501];[.X264])+COUNTIF([.$F$2:.$F$501];[.X264])+COUNTIF([.$G$2:.$G$501];[.X264])+COUNTIF([.$H$2:.$H$501];[.X264])+COUNTIF([.$I$2:.$I$501];[.X264])+COUNTIF([.$J$2:.$J$501];[.X264])+COUNTIF([.$K$2:.$K$501];[.X264])+COUNTIF([.$L$2:.$L$501];[.X264])+COUNTIF([.$M$2:.$M$501];[.X264])+COUNTIF([.$N$2:.$N$501];[.X264])+COUNTIF([.$O$2:.$O$501];[.X264])+COUNTIF([.$P$2:.$P$501];[.X264])+COUNTIF([.$Q$2:.$Q$501];[.X264])+COUNTIF([.$R$2:.$R$501];[.X264])+COUNTIF([.$S$2:.$S$501];[.X264])+COUNTIF([.$T$2:.$T$501];[.X264])+COUNTIF([.$U$2:.$U$501];[.X26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2_7b4dbfb2-0a09-44f2-9b6f-be5578f0b534_country.jpg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pularity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facial hair</text:p>
          </table:table-cell>
          <table:table-cell office:value-type="string" calcext:value-type="string">
            <text:p>mustache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pensive</text:p>
          </table:table-cell>
          <table:table-cell table:number-columns-repeated="2"/>
          <table:table-cell office:value-type="string" calcext:value-type="string">
            <text:p>drop</text:p>
          </table:table-cell>
          <table:table-cell table:formula="of:=COUNTIF([.$B$2:.$B$501];[.X265])+COUNTIF([.$C$2:.$C$501];[.X265])+COUNTIF([.$D$2:.$D$501];[.X265])+COUNTIF([.$E$2:.$E$501];[.X265])+COUNTIF([.$F$2:.$F$501];[.X265])+COUNTIF([.$G$2:.$G$501];[.X265])+COUNTIF([.$H$2:.$H$501];[.X265])+COUNTIF([.$I$2:.$I$501];[.X265])+COUNTIF([.$J$2:.$J$501];[.X265])+COUNTIF([.$K$2:.$K$501];[.X265])+COUNTIF([.$L$2:.$L$501];[.X265])+COUNTIF([.$M$2:.$M$501];[.X265])+COUNTIF([.$N$2:.$N$501];[.X265])+COUNTIF([.$O$2:.$O$501];[.X265])+COUNTIF([.$P$2:.$P$501];[.X265])+COUNTIF([.$Q$2:.$Q$501];[.X265])+COUNTIF([.$R$2:.$R$501];[.X265])+COUNTIF([.$S$2:.$S$501];[.X265])+COUNTIF([.$T$2:.$T$501];[.X265])+COUNTIF([.$U$2:.$U$501];[.X265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2_8303a23b-cc32-4383-973d-c418bee0ddd5_rock.jpg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illuminated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usk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un</text:p>
          </table:table-cell>
          <table:table-cell table:number-columns-repeated="2"/>
          <table:table-cell office:value-type="string" calcext:value-type="string">
            <text:p>dusk</text:p>
          </table:table-cell>
          <table:table-cell table:formula="of:=COUNTIF([.$B$2:.$B$501];[.X266])+COUNTIF([.$C$2:.$C$501];[.X266])+COUNTIF([.$D$2:.$D$501];[.X266])+COUNTIF([.$E$2:.$E$501];[.X266])+COUNTIF([.$F$2:.$F$501];[.X266])+COUNTIF([.$G$2:.$G$501];[.X266])+COUNTIF([.$H$2:.$H$501];[.X266])+COUNTIF([.$I$2:.$I$501];[.X266])+COUNTIF([.$J$2:.$J$501];[.X266])+COUNTIF([.$K$2:.$K$501];[.X266])+COUNTIF([.$L$2:.$L$501];[.X266])+COUNTIF([.$M$2:.$M$501];[.X266])+COUNTIF([.$N$2:.$N$501];[.X266])+COUNTIF([.$O$2:.$O$501];[.X266])+COUNTIF([.$P$2:.$P$501];[.X266])+COUNTIF([.$Q$2:.$Q$501];[.X266])+COUNTIF([.$R$2:.$R$501];[.X266])+COUNTIF([.$S$2:.$S$501];[.X266])+COUNTIF([.$T$2:.$T$501];[.X266])+COUNTIF([.$U$2:.$U$501];[.X266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2_85d128ea-d0a5-471d-b982-b25664cfaff7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transportation system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orizontal plane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headwear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car</text:p>
          </table:table-cell>
          <table:table-cell table:number-columns-repeated="2"/>
          <table:table-cell office:value-type="string" calcext:value-type="string">
            <text:p>electricity</text:p>
          </table:table-cell>
          <table:table-cell table:formula="of:=COUNTIF([.$B$2:.$B$501];[.X267])+COUNTIF([.$C$2:.$C$501];[.X267])+COUNTIF([.$D$2:.$D$501];[.X267])+COUNTIF([.$E$2:.$E$501];[.X267])+COUNTIF([.$F$2:.$F$501];[.X267])+COUNTIF([.$G$2:.$G$501];[.X267])+COUNTIF([.$H$2:.$H$501];[.X267])+COUNTIF([.$I$2:.$I$501];[.X267])+COUNTIF([.$J$2:.$J$501];[.X267])+COUNTIF([.$K$2:.$K$501];[.X267])+COUNTIF([.$L$2:.$L$501];[.X267])+COUNTIF([.$M$2:.$M$501];[.X267])+COUNTIF([.$N$2:.$N$501];[.X267])+COUNTIF([.$O$2:.$O$501];[.X267])+COUNTIF([.$P$2:.$P$501];[.X267])+COUNTIF([.$Q$2:.$Q$501];[.X267])+COUNTIF([.$R$2:.$R$501];[.X267])+COUNTIF([.$S$2:.$S$501];[.X267])+COUNTIF([.$T$2:.$T$501];[.X267])+COUNTIF([.$U$2:.$U$501];[.X267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2_8b717570-1fc5-41cc-b05a-b0354414679a_rock.jpg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icture fram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wallpaper</text:p>
          </table:table-cell>
          <table:table-cell table:number-columns-repeated="2"/>
          <table:table-cell office:value-type="string" calcext:value-type="string">
            <text:p>fall</text:p>
          </table:table-cell>
          <table:table-cell table:formula="of:=COUNTIF([.$B$2:.$B$501];[.X268])+COUNTIF([.$C$2:.$C$501];[.X268])+COUNTIF([.$D$2:.$D$501];[.X268])+COUNTIF([.$E$2:.$E$501];[.X268])+COUNTIF([.$F$2:.$F$501];[.X268])+COUNTIF([.$G$2:.$G$501];[.X268])+COUNTIF([.$H$2:.$H$501];[.X268])+COUNTIF([.$I$2:.$I$501];[.X268])+COUNTIF([.$J$2:.$J$501];[.X268])+COUNTIF([.$K$2:.$K$501];[.X268])+COUNTIF([.$L$2:.$L$501];[.X268])+COUNTIF([.$M$2:.$M$501];[.X268])+COUNTIF([.$N$2:.$N$501];[.X268])+COUNTIF([.$O$2:.$O$501];[.X268])+COUNTIF([.$P$2:.$P$501];[.X268])+COUNTIF([.$Q$2:.$Q$501];[.X268])+COUNTIF([.$R$2:.$R$501];[.X268])+COUNTIF([.$S$2:.$S$501];[.X268])+COUNTIF([.$T$2:.$T$501];[.X268])+COUNTIF([.$U$2:.$U$501];[.X268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2_9a1e5f83-4be0-48ff-8477-dce2e73a2ace_p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illness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grief</text:p>
          </table:table-cell>
          <table:table-cell office:value-type="string" calcext:value-type="string">
            <text:p>sadness</text:p>
          </table:table-cell>
          <table:table-cell office:value-type="string" calcext:value-type="string">
            <text:p>reclining</text:p>
          </table:table-cell>
          <table:table-cell office:value-type="string" calcext:value-type="string">
            <text:p>danger</text:p>
          </table:table-cell>
          <table:table-cell table:number-columns-repeated="2"/>
          <table:table-cell office:value-type="string" calcext:value-type="string">
            <text:p>famous</text:p>
          </table:table-cell>
          <table:table-cell table:formula="of:=COUNTIF([.$B$2:.$B$501];[.X269])+COUNTIF([.$C$2:.$C$501];[.X269])+COUNTIF([.$D$2:.$D$501];[.X269])+COUNTIF([.$E$2:.$E$501];[.X269])+COUNTIF([.$F$2:.$F$501];[.X269])+COUNTIF([.$G$2:.$G$501];[.X269])+COUNTIF([.$H$2:.$H$501];[.X269])+COUNTIF([.$I$2:.$I$501];[.X269])+COUNTIF([.$J$2:.$J$501];[.X269])+COUNTIF([.$K$2:.$K$501];[.X269])+COUNTIF([.$L$2:.$L$501];[.X269])+COUNTIF([.$M$2:.$M$501];[.X269])+COUNTIF([.$N$2:.$N$501];[.X269])+COUNTIF([.$O$2:.$O$501];[.X269])+COUNTIF([.$P$2:.$P$501];[.X269])+COUNTIF([.$Q$2:.$Q$501];[.X269])+COUNTIF([.$R$2:.$R$501];[.X269])+COUNTIF([.$S$2:.$S$501];[.X269])+COUNTIF([.$T$2:.$T$501];[.X269])+COUNTIF([.$U$2:.$U$501];[.X269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2_9e327a6d-4cbd-4068-a647-896069a7e2a0_rock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cement</text:p>
          </table:table-cell>
          <table:table-cell table:number-columns-repeated="2"/>
          <table:table-cell office:value-type="string" calcext:value-type="string">
            <text:p>flora</text:p>
          </table:table-cell>
          <table:table-cell table:formula="of:=COUNTIF([.$B$2:.$B$501];[.X270])+COUNTIF([.$C$2:.$C$501];[.X270])+COUNTIF([.$D$2:.$D$501];[.X270])+COUNTIF([.$E$2:.$E$501];[.X270])+COUNTIF([.$F$2:.$F$501];[.X270])+COUNTIF([.$G$2:.$G$501];[.X270])+COUNTIF([.$H$2:.$H$501];[.X270])+COUNTIF([.$I$2:.$I$501];[.X270])+COUNTIF([.$J$2:.$J$501];[.X270])+COUNTIF([.$K$2:.$K$501];[.X270])+COUNTIF([.$L$2:.$L$501];[.X270])+COUNTIF([.$M$2:.$M$501];[.X270])+COUNTIF([.$N$2:.$N$501];[.X270])+COUNTIF([.$O$2:.$O$501];[.X270])+COUNTIF([.$P$2:.$P$501];[.X270])+COUNTIF([.$Q$2:.$Q$501];[.X270])+COUNTIF([.$R$2:.$R$501];[.X270])+COUNTIF([.$S$2:.$S$501];[.X270])+COUNTIF([.$T$2:.$T$501];[.X270])+COUNTIF([.$U$2:.$U$501];[.X270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2_a020be63-0c14-404d-bdaf-96f3583dafd2_electronic.jpg</text:p>
          </table:table-cell>
          <table:table-cell office:value-type="string" calcext:value-type="string">
            <text:p>chalk</text:p>
          </table:table-cell>
          <table:table-cell office:value-type="string" calcext:value-type="string">
            <text:p>chalkboard</text:p>
          </table:table-cell>
          <table:table-cell office:value-type="string" calcext:value-type="string">
            <text:p>handwriting</text:p>
          </table:table-cell>
          <table:table-cell office:value-type="string" calcext:value-type="string">
            <text:p>achievement</text:p>
          </table:table-cell>
          <table:table-cell office:value-type="string" calcext:value-type="string">
            <text:p>writing</text:p>
          </table:table-cell>
          <table:table-cell office:value-type="string" calcext:value-type="string">
            <text:p>handwritte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onceptual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accomplish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teamwork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facts</text:p>
          </table:table-cell>
          <table:table-cell office:value-type="string" calcext:value-type="string">
            <text:p>aid</text:p>
          </table:table-cell>
          <table:table-cell table:number-columns-repeated="2"/>
          <table:table-cell office:value-type="string" calcext:value-type="string">
            <text:p>futuristic</text:p>
          </table:table-cell>
          <table:table-cell table:formula="of:=COUNTIF([.$B$2:.$B$501];[.X271])+COUNTIF([.$C$2:.$C$501];[.X271])+COUNTIF([.$D$2:.$D$501];[.X271])+COUNTIF([.$E$2:.$E$501];[.X271])+COUNTIF([.$F$2:.$F$501];[.X271])+COUNTIF([.$G$2:.$G$501];[.X271])+COUNTIF([.$H$2:.$H$501];[.X271])+COUNTIF([.$I$2:.$I$501];[.X271])+COUNTIF([.$J$2:.$J$501];[.X271])+COUNTIF([.$K$2:.$K$501];[.X271])+COUNTIF([.$L$2:.$L$501];[.X271])+COUNTIF([.$M$2:.$M$501];[.X271])+COUNTIF([.$N$2:.$N$501];[.X271])+COUNTIF([.$O$2:.$O$501];[.X271])+COUNTIF([.$P$2:.$P$501];[.X271])+COUNTIF([.$Q$2:.$Q$501];[.X271])+COUNTIF([.$R$2:.$R$501];[.X271])+COUNTIF([.$S$2:.$S$501];[.X271])+COUNTIF([.$T$2:.$T$501];[.X271])+COUNTIF([.$U$2:.$U$501];[.X271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2_c1874f9f-d728-478b-884b-a4077ed70d15_rock.jpg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fair weather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city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formula="of:=COUNTIF([.$B$2:.$B$501];[.X272])+COUNTIF([.$C$2:.$C$501];[.X272])+COUNTIF([.$D$2:.$D$501];[.X272])+COUNTIF([.$E$2:.$E$501];[.X272])+COUNTIF([.$F$2:.$F$501];[.X272])+COUNTIF([.$G$2:.$G$501];[.X272])+COUNTIF([.$H$2:.$H$501];[.X272])+COUNTIF([.$I$2:.$I$501];[.X272])+COUNTIF([.$J$2:.$J$501];[.X272])+COUNTIF([.$K$2:.$K$501];[.X272])+COUNTIF([.$L$2:.$L$501];[.X272])+COUNTIF([.$M$2:.$M$501];[.X272])+COUNTIF([.$N$2:.$N$501];[.X272])+COUNTIF([.$O$2:.$O$501];[.X272])+COUNTIF([.$P$2:.$P$501];[.X272])+COUNTIF([.$Q$2:.$Q$501];[.X272])+COUNTIF([.$R$2:.$R$501];[.X272])+COUNTIF([.$S$2:.$S$501];[.X272])+COUNTIF([.$T$2:.$T$501];[.X272])+COUNTIF([.$U$2:.$U$501];[.X272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2_c6ee44b4-b822-40a3-b550-a9dda17802cf_pop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graphic design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fact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trip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typography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signing</text:p>
          </table:table-cell>
          <table:table-cell table:number-columns-repeated="2"/>
          <table:table-cell office:value-type="string" calcext:value-type="string">
            <text:p>hot</text:p>
          </table:table-cell>
          <table:table-cell table:formula="of:=COUNTIF([.$B$2:.$B$501];[.X273])+COUNTIF([.$C$2:.$C$501];[.X273])+COUNTIF([.$D$2:.$D$501];[.X273])+COUNTIF([.$E$2:.$E$501];[.X273])+COUNTIF([.$F$2:.$F$501];[.X273])+COUNTIF([.$G$2:.$G$501];[.X273])+COUNTIF([.$H$2:.$H$501];[.X273])+COUNTIF([.$I$2:.$I$501];[.X273])+COUNTIF([.$J$2:.$J$501];[.X273])+COUNTIF([.$K$2:.$K$501];[.X273])+COUNTIF([.$L$2:.$L$501];[.X273])+COUNTIF([.$M$2:.$M$501];[.X273])+COUNTIF([.$N$2:.$N$501];[.X273])+COUNTIF([.$O$2:.$O$501];[.X273])+COUNTIF([.$P$2:.$P$501];[.X273])+COUNTIF([.$Q$2:.$Q$501];[.X273])+COUNTIF([.$R$2:.$R$501];[.X273])+COUNTIF([.$S$2:.$S$501];[.X273])+COUNTIF([.$T$2:.$T$501];[.X273])+COUNTIF([.$U$2:.$U$501];[.X273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2_c93f8b71-e341-457f-a680-d9b873219619_rock.jpg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messy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abandoned</text:p>
          </table:table-cell>
          <table:table-cell office:value-type="string" calcext:value-type="string">
            <text:p>rusty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picture frame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sooty</text:p>
          </table:table-cell>
          <table:table-cell office:value-type="string" calcext:value-type="string">
            <text:p>abstract</text:p>
          </table:table-cell>
          <table:table-cell table:number-columns-repeated="2"/>
          <table:table-cell office:value-type="string" calcext:value-type="string">
            <text:p>insubstantial</text:p>
          </table:table-cell>
          <table:table-cell table:formula="of:=COUNTIF([.$B$2:.$B$501];[.X274])+COUNTIF([.$C$2:.$C$501];[.X274])+COUNTIF([.$D$2:.$D$501];[.X274])+COUNTIF([.$E$2:.$E$501];[.X274])+COUNTIF([.$F$2:.$F$501];[.X274])+COUNTIF([.$G$2:.$G$501];[.X274])+COUNTIF([.$H$2:.$H$501];[.X274])+COUNTIF([.$I$2:.$I$501];[.X274])+COUNTIF([.$J$2:.$J$501];[.X274])+COUNTIF([.$K$2:.$K$501];[.X274])+COUNTIF([.$L$2:.$L$501];[.X274])+COUNTIF([.$M$2:.$M$501];[.X274])+COUNTIF([.$N$2:.$N$501];[.X274])+COUNTIF([.$O$2:.$O$501];[.X274])+COUNTIF([.$P$2:.$P$501];[.X274])+COUNTIF([.$Q$2:.$Q$501];[.X274])+COUNTIF([.$R$2:.$R$501];[.X274])+COUNTIF([.$S$2:.$S$501];[.X274])+COUNTIF([.$T$2:.$T$501];[.X274])+COUNTIF([.$U$2:.$U$501];[.X27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2_cd31e6f9-152d-45c4-ae33-431266a19e82_pop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isolated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raphic design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funny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disjunct</text:p>
          </table:table-cell>
          <table:table-cell table:number-columns-repeated="2"/>
          <table:table-cell office:value-type="string" calcext:value-type="string">
            <text:p>label</text:p>
          </table:table-cell>
          <table:table-cell table:formula="of:=COUNTIF([.$B$2:.$B$501];[.X275])+COUNTIF([.$C$2:.$C$501];[.X275])+COUNTIF([.$D$2:.$D$501];[.X275])+COUNTIF([.$E$2:.$E$501];[.X275])+COUNTIF([.$F$2:.$F$501];[.X275])+COUNTIF([.$G$2:.$G$501];[.X275])+COUNTIF([.$H$2:.$H$501];[.X275])+COUNTIF([.$I$2:.$I$501];[.X275])+COUNTIF([.$J$2:.$J$501];[.X275])+COUNTIF([.$K$2:.$K$501];[.X275])+COUNTIF([.$L$2:.$L$501];[.X275])+COUNTIF([.$M$2:.$M$501];[.X275])+COUNTIF([.$N$2:.$N$501];[.X275])+COUNTIF([.$O$2:.$O$501];[.X275])+COUNTIF([.$P$2:.$P$501];[.X275])+COUNTIF([.$Q$2:.$Q$501];[.X275])+COUNTIF([.$R$2:.$R$501];[.X275])+COUNTIF([.$S$2:.$S$501];[.X275])+COUNTIF([.$T$2:.$T$501];[.X275])+COUNTIF([.$U$2:.$U$501];[.X275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2_cf2823eb-9fbd-46a7-af5c-9e4455277c62_rock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wave</text:p>
          </table:table-cell>
          <table:table-cell table:number-columns-repeated="2"/>
          <table:table-cell office:value-type="string" calcext:value-type="string">
            <text:p>moon</text:p>
          </table:table-cell>
          <table:table-cell table:formula="of:=COUNTIF([.$B$2:.$B$501];[.X276])+COUNTIF([.$C$2:.$C$501];[.X276])+COUNTIF([.$D$2:.$D$501];[.X276])+COUNTIF([.$E$2:.$E$501];[.X276])+COUNTIF([.$F$2:.$F$501];[.X276])+COUNTIF([.$G$2:.$G$501];[.X276])+COUNTIF([.$H$2:.$H$501];[.X276])+COUNTIF([.$I$2:.$I$501];[.X276])+COUNTIF([.$J$2:.$J$501];[.X276])+COUNTIF([.$K$2:.$K$501];[.X276])+COUNTIF([.$L$2:.$L$501];[.X276])+COUNTIF([.$M$2:.$M$501];[.X276])+COUNTIF([.$N$2:.$N$501];[.X276])+COUNTIF([.$O$2:.$O$501];[.X276])+COUNTIF([.$P$2:.$P$501];[.X276])+COUNTIF([.$Q$2:.$Q$501];[.X276])+COUNTIF([.$R$2:.$R$501];[.X276])+COUNTIF([.$S$2:.$S$501];[.X276])+COUNTIF([.$T$2:.$T$501];[.X276])+COUNTIF([.$U$2:.$U$501];[.X276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2_d24e7761-a7c4-48f6-bd0a-8fa892147191_country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music</text:p>
          </table:table-cell>
          <table:table-cell table:number-columns-repeated="2"/>
          <table:table-cell office:value-type="string" calcext:value-type="string">
            <text:p>mystery</text:p>
          </table:table-cell>
          <table:table-cell table:formula="of:=COUNTIF([.$B$2:.$B$501];[.X277])+COUNTIF([.$C$2:.$C$501];[.X277])+COUNTIF([.$D$2:.$D$501];[.X277])+COUNTIF([.$E$2:.$E$501];[.X277])+COUNTIF([.$F$2:.$F$501];[.X277])+COUNTIF([.$G$2:.$G$501];[.X277])+COUNTIF([.$H$2:.$H$501];[.X277])+COUNTIF([.$I$2:.$I$501];[.X277])+COUNTIF([.$J$2:.$J$501];[.X277])+COUNTIF([.$K$2:.$K$501];[.X277])+COUNTIF([.$L$2:.$L$501];[.X277])+COUNTIF([.$M$2:.$M$501];[.X277])+COUNTIF([.$N$2:.$N$501];[.X277])+COUNTIF([.$O$2:.$O$501];[.X277])+COUNTIF([.$P$2:.$P$501];[.X277])+COUNTIF([.$Q$2:.$Q$501];[.X277])+COUNTIF([.$R$2:.$R$501];[.X277])+COUNTIF([.$S$2:.$S$501];[.X277])+COUNTIF([.$T$2:.$T$501];[.X277])+COUNTIF([.$U$2:.$U$501];[.X277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2_d50a57de-6ee5-4eb3-89de-ec8c08b9fa12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commerce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nightlife</text:p>
          </table:table-cell>
          <table:table-cell table:formula="of:=COUNTIF([.$B$2:.$B$501];[.X278])+COUNTIF([.$C$2:.$C$501];[.X278])+COUNTIF([.$D$2:.$D$501];[.X278])+COUNTIF([.$E$2:.$E$501];[.X278])+COUNTIF([.$F$2:.$F$501];[.X278])+COUNTIF([.$G$2:.$G$501];[.X278])+COUNTIF([.$H$2:.$H$501];[.X278])+COUNTIF([.$I$2:.$I$501];[.X278])+COUNTIF([.$J$2:.$J$501];[.X278])+COUNTIF([.$K$2:.$K$501];[.X278])+COUNTIF([.$L$2:.$L$501];[.X278])+COUNTIF([.$M$2:.$M$501];[.X278])+COUNTIF([.$N$2:.$N$501];[.X278])+COUNTIF([.$O$2:.$O$501];[.X278])+COUNTIF([.$P$2:.$P$501];[.X278])+COUNTIF([.$Q$2:.$Q$501];[.X278])+COUNTIF([.$R$2:.$R$501];[.X278])+COUNTIF([.$S$2:.$S$501];[.X278])+COUNTIF([.$T$2:.$T$501];[.X278])+COUNTIF([.$U$2:.$U$501];[.X278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2_e00f79af-9ab5-44b4-87d6-0edcf919339f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underwater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exploration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light</text:p>
          </table:table-cell>
          <table:table-cell table:number-columns-repeated="2"/>
          <table:table-cell office:value-type="string" calcext:value-type="string">
            <text:p>outfit</text:p>
          </table:table-cell>
          <table:table-cell table:formula="of:=COUNTIF([.$B$2:.$B$501];[.X279])+COUNTIF([.$C$2:.$C$501];[.X279])+COUNTIF([.$D$2:.$D$501];[.X279])+COUNTIF([.$E$2:.$E$501];[.X279])+COUNTIF([.$F$2:.$F$501];[.X279])+COUNTIF([.$G$2:.$G$501];[.X279])+COUNTIF([.$H$2:.$H$501];[.X279])+COUNTIF([.$I$2:.$I$501];[.X279])+COUNTIF([.$J$2:.$J$501];[.X279])+COUNTIF([.$K$2:.$K$501];[.X279])+COUNTIF([.$L$2:.$L$501];[.X279])+COUNTIF([.$M$2:.$M$501];[.X279])+COUNTIF([.$N$2:.$N$501];[.X279])+COUNTIF([.$O$2:.$O$501];[.X279])+COUNTIF([.$P$2:.$P$501];[.X279])+COUNTIF([.$Q$2:.$Q$501];[.X279])+COUNTIF([.$R$2:.$R$501];[.X279])+COUNTIF([.$S$2:.$S$501];[.X279])+COUNTIF([.$T$2:.$T$501];[.X279])+COUNTIF([.$U$2:.$U$501];[.X279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2_e27f633e-f508-4c32-98db-a68eba043e90_hip-hop.jp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looking</text:p>
          </table:table-cell>
          <table:table-cell office:value-type="string" calcext:value-type="string">
            <text:p>paper</text:p>
          </table:table-cell>
          <table:table-cell table:number-columns-repeated="2"/>
          <table:table-cell office:value-type="string" calcext:value-type="string">
            <text:p>patriotism</text:p>
          </table:table-cell>
          <table:table-cell table:formula="of:=COUNTIF([.$B$2:.$B$501];[.X280])+COUNTIF([.$C$2:.$C$501];[.X280])+COUNTIF([.$D$2:.$D$501];[.X280])+COUNTIF([.$E$2:.$E$501];[.X280])+COUNTIF([.$F$2:.$F$501];[.X280])+COUNTIF([.$G$2:.$G$501];[.X280])+COUNTIF([.$H$2:.$H$501];[.X280])+COUNTIF([.$I$2:.$I$501];[.X280])+COUNTIF([.$J$2:.$J$501];[.X280])+COUNTIF([.$K$2:.$K$501];[.X280])+COUNTIF([.$L$2:.$L$501];[.X280])+COUNTIF([.$M$2:.$M$501];[.X280])+COUNTIF([.$N$2:.$N$501];[.X280])+COUNTIF([.$O$2:.$O$501];[.X280])+COUNTIF([.$P$2:.$P$501];[.X280])+COUNTIF([.$Q$2:.$Q$501];[.X280])+COUNTIF([.$R$2:.$R$501];[.X280])+COUNTIF([.$S$2:.$S$501];[.X280])+COUNTIF([.$T$2:.$T$501];[.X280])+COUNTIF([.$U$2:.$U$501];[.X280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2_e99114cc-85a3-4923-af1d-fab56aebdfd9_rock.jp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adolescent</text:p>
          </table:table-cell>
          <table:table-cell table:number-columns-repeated="2"/>
          <table:table-cell office:value-type="string" calcext:value-type="string">
            <text:p>rap</text:p>
          </table:table-cell>
          <table:table-cell table:formula="of:=COUNTIF([.$B$2:.$B$501];[.X281])+COUNTIF([.$C$2:.$C$501];[.X281])+COUNTIF([.$D$2:.$D$501];[.X281])+COUNTIF([.$E$2:.$E$501];[.X281])+COUNTIF([.$F$2:.$F$501];[.X281])+COUNTIF([.$G$2:.$G$501];[.X281])+COUNTIF([.$H$2:.$H$501];[.X281])+COUNTIF([.$I$2:.$I$501];[.X281])+COUNTIF([.$J$2:.$J$501];[.X281])+COUNTIF([.$K$2:.$K$501];[.X281])+COUNTIF([.$L$2:.$L$501];[.X281])+COUNTIF([.$M$2:.$M$501];[.X281])+COUNTIF([.$N$2:.$N$501];[.X281])+COUNTIF([.$O$2:.$O$501];[.X281])+COUNTIF([.$P$2:.$P$501];[.X281])+COUNTIF([.$Q$2:.$Q$501];[.X281])+COUNTIF([.$R$2:.$R$501];[.X281])+COUNTIF([.$S$2:.$S$501];[.X281])+COUNTIF([.$T$2:.$T$501];[.X281])+COUNTIF([.$U$2:.$U$501];[.X281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2_ec1da0fc-d7f4-417f-abaf-19c3919f5b85_rock.jpg</text:p>
          </table:table-cell>
          <table:table-cell office:value-type="string" calcext:value-type="string">
            <text:p>underwater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snorkeling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iv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ace disguis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wildlife</text:p>
          </table:table-cell>
          <table:table-cell office:value-type="string" calcext:value-type="string">
            <text:p>goggles</text:p>
          </table:table-cell>
          <table:table-cell office:value-type="string" calcext:value-type="string">
            <text:p>teeth</text:p>
          </table:table-cell>
          <table:table-cell table:number-columns-repeated="2"/>
          <table:table-cell office:value-type="string" calcext:value-type="string">
            <text:p>red carpet</text:p>
          </table:table-cell>
          <table:table-cell table:formula="of:=COUNTIF([.$B$2:.$B$501];[.X282])+COUNTIF([.$C$2:.$C$501];[.X282])+COUNTIF([.$D$2:.$D$501];[.X282])+COUNTIF([.$E$2:.$E$501];[.X282])+COUNTIF([.$F$2:.$F$501];[.X282])+COUNTIF([.$G$2:.$G$501];[.X282])+COUNTIF([.$H$2:.$H$501];[.X282])+COUNTIF([.$I$2:.$I$501];[.X282])+COUNTIF([.$J$2:.$J$501];[.X282])+COUNTIF([.$K$2:.$K$501];[.X282])+COUNTIF([.$L$2:.$L$501];[.X282])+COUNTIF([.$M$2:.$M$501];[.X282])+COUNTIF([.$N$2:.$N$501];[.X282])+COUNTIF([.$O$2:.$O$501];[.X282])+COUNTIF([.$P$2:.$P$501];[.X282])+COUNTIF([.$Q$2:.$Q$501];[.X282])+COUNTIF([.$R$2:.$R$501];[.X282])+COUNTIF([.$S$2:.$S$501];[.X282])+COUNTIF([.$T$2:.$T$501];[.X282])+COUNTIF([.$U$2:.$U$501];[.X282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2_f0d5ab53-cfa7-4877-bf43-6348c348eb7f_country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backlit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ilhouetted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dusk</text:p>
          </table:table-cell>
          <table:table-cell office:value-type="string" calcext:value-type="string">
            <text:p>sand</text:p>
          </table:table-cell>
          <table:table-cell table:number-columns-repeated="2"/>
          <table:table-cell office:value-type="string" calcext:value-type="string">
            <text:p>sadness</text:p>
          </table:table-cell>
          <table:table-cell table:formula="of:=COUNTIF([.$B$2:.$B$501];[.X283])+COUNTIF([.$C$2:.$C$501];[.X283])+COUNTIF([.$D$2:.$D$501];[.X283])+COUNTIF([.$E$2:.$E$501];[.X283])+COUNTIF([.$F$2:.$F$501];[.X283])+COUNTIF([.$G$2:.$G$501];[.X283])+COUNTIF([.$H$2:.$H$501];[.X283])+COUNTIF([.$I$2:.$I$501];[.X283])+COUNTIF([.$J$2:.$J$501];[.X283])+COUNTIF([.$K$2:.$K$501];[.X283])+COUNTIF([.$L$2:.$L$501];[.X283])+COUNTIF([.$M$2:.$M$501];[.X283])+COUNTIF([.$N$2:.$N$501];[.X283])+COUNTIF([.$O$2:.$O$501];[.X283])+COUNTIF([.$P$2:.$P$501];[.X283])+COUNTIF([.$Q$2:.$Q$501];[.X283])+COUNTIF([.$R$2:.$R$501];[.X283])+COUNTIF([.$S$2:.$S$501];[.X283])+COUNTIF([.$T$2:.$T$501];[.X283])+COUNTIF([.$U$2:.$U$501];[.X283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3_0c5f99da-3386-41aa-b28e-7bde860dad04_rock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halk out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spherical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education</text:p>
          </table:table-cell>
          <table:table-cell table:number-columns-repeated="2"/>
          <table:table-cell office:value-type="string" calcext:value-type="string">
            <text:p>spherical</text:p>
          </table:table-cell>
          <table:table-cell table:formula="of:=COUNTIF([.$B$2:.$B$501];[.X284])+COUNTIF([.$C$2:.$C$501];[.X284])+COUNTIF([.$D$2:.$D$501];[.X284])+COUNTIF([.$E$2:.$E$501];[.X284])+COUNTIF([.$F$2:.$F$501];[.X284])+COUNTIF([.$G$2:.$G$501];[.X284])+COUNTIF([.$H$2:.$H$501];[.X284])+COUNTIF([.$I$2:.$I$501];[.X284])+COUNTIF([.$J$2:.$J$501];[.X284])+COUNTIF([.$K$2:.$K$501];[.X284])+COUNTIF([.$L$2:.$L$501];[.X284])+COUNTIF([.$M$2:.$M$501];[.X284])+COUNTIF([.$N$2:.$N$501];[.X284])+COUNTIF([.$O$2:.$O$501];[.X284])+COUNTIF([.$P$2:.$P$501];[.X284])+COUNTIF([.$Q$2:.$Q$501];[.X284])+COUNTIF([.$R$2:.$R$501];[.X284])+COUNTIF([.$S$2:.$S$501];[.X284])+COUNTIF([.$T$2:.$T$501];[.X284])+COUNTIF([.$U$2:.$U$501];[.X28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3_161414b6-530a-4987-9b01-e496bb1f581a_country.jpg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guitarist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pop music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sitting</text:p>
          </table:table-cell>
          <table:table-cell table:number-columns-repeated="2"/>
          <table:table-cell office:value-type="string" calcext:value-type="string">
            <text:p>spirituality</text:p>
          </table:table-cell>
          <table:table-cell table:formula="of:=COUNTIF([.$B$2:.$B$501];[.X285])+COUNTIF([.$C$2:.$C$501];[.X285])+COUNTIF([.$D$2:.$D$501];[.X285])+COUNTIF([.$E$2:.$E$501];[.X285])+COUNTIF([.$F$2:.$F$501];[.X285])+COUNTIF([.$G$2:.$G$501];[.X285])+COUNTIF([.$H$2:.$H$501];[.X285])+COUNTIF([.$I$2:.$I$501];[.X285])+COUNTIF([.$J$2:.$J$501];[.X285])+COUNTIF([.$K$2:.$K$501];[.X285])+COUNTIF([.$L$2:.$L$501];[.X285])+COUNTIF([.$M$2:.$M$501];[.X285])+COUNTIF([.$N$2:.$N$501];[.X285])+COUNTIF([.$O$2:.$O$501];[.X285])+COUNTIF([.$P$2:.$P$501];[.X285])+COUNTIF([.$Q$2:.$Q$501];[.X285])+COUNTIF([.$R$2:.$R$501];[.X285])+COUNTIF([.$S$2:.$S$501];[.X285])+COUNTIF([.$T$2:.$T$501];[.X285])+COUNTIF([.$U$2:.$U$501];[.X285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3_1dde490b-06ba-41f0-b9c9-32283416ccda_rock.jpg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conceptual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bright</text:p>
          </table:table-cell>
          <table:table-cell table:number-columns-repeated="2"/>
          <table:table-cell office:value-type="string" calcext:value-type="string">
            <text:p>splash</text:p>
          </table:table-cell>
          <table:table-cell table:formula="of:=COUNTIF([.$B$2:.$B$501];[.X286])+COUNTIF([.$C$2:.$C$501];[.X286])+COUNTIF([.$D$2:.$D$501];[.X286])+COUNTIF([.$E$2:.$E$501];[.X286])+COUNTIF([.$F$2:.$F$501];[.X286])+COUNTIF([.$G$2:.$G$501];[.X286])+COUNTIF([.$H$2:.$H$501];[.X286])+COUNTIF([.$I$2:.$I$501];[.X286])+COUNTIF([.$J$2:.$J$501];[.X286])+COUNTIF([.$K$2:.$K$501];[.X286])+COUNTIF([.$L$2:.$L$501];[.X286])+COUNTIF([.$M$2:.$M$501];[.X286])+COUNTIF([.$N$2:.$N$501];[.X286])+COUNTIF([.$O$2:.$O$501];[.X286])+COUNTIF([.$P$2:.$P$501];[.X286])+COUNTIF([.$Q$2:.$Q$501];[.X286])+COUNTIF([.$R$2:.$R$501];[.X286])+COUNTIF([.$S$2:.$S$501];[.X286])+COUNTIF([.$T$2:.$T$501];[.X286])+COUNTIF([.$U$2:.$U$501];[.X286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3_27a2ff98-b36e-4897-959d-851bdfdfc81f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abandon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ducation</text:p>
          </table:table-cell>
          <table:table-cell table:number-columns-repeated="2"/>
          <table:table-cell office:value-type="string" calcext:value-type="string">
            <text:p>squad</text:p>
          </table:table-cell>
          <table:table-cell table:formula="of:=COUNTIF([.$B$2:.$B$501];[.X287])+COUNTIF([.$C$2:.$C$501];[.X287])+COUNTIF([.$D$2:.$D$501];[.X287])+COUNTIF([.$E$2:.$E$501];[.X287])+COUNTIF([.$F$2:.$F$501];[.X287])+COUNTIF([.$G$2:.$G$501];[.X287])+COUNTIF([.$H$2:.$H$501];[.X287])+COUNTIF([.$I$2:.$I$501];[.X287])+COUNTIF([.$J$2:.$J$501];[.X287])+COUNTIF([.$K$2:.$K$501];[.X287])+COUNTIF([.$L$2:.$L$501];[.X287])+COUNTIF([.$M$2:.$M$501];[.X287])+COUNTIF([.$N$2:.$N$501];[.X287])+COUNTIF([.$O$2:.$O$501];[.X287])+COUNTIF([.$P$2:.$P$501];[.X287])+COUNTIF([.$Q$2:.$Q$501];[.X287])+COUNTIF([.$R$2:.$R$501];[.X287])+COUNTIF([.$S$2:.$S$501];[.X287])+COUNTIF([.$T$2:.$T$501];[.X287])+COUNTIF([.$U$2:.$U$501];[.X287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3_345eee80-84f0-4f12-8c72-807d7e5038ed_electronic.jpg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anatomy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insubstantial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infinity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astronomy</text:p>
          </table:table-cell>
          <table:table-cell office:value-type="string" calcext:value-type="string">
            <text:p>image</text:p>
          </table:table-cell>
          <table:table-cell table:number-columns-repeated="2"/>
          <table:table-cell office:value-type="string" calcext:value-type="string">
            <text:p>teamwork</text:p>
          </table:table-cell>
          <table:table-cell table:formula="of:=COUNTIF([.$B$2:.$B$501];[.X288])+COUNTIF([.$C$2:.$C$501];[.X288])+COUNTIF([.$D$2:.$D$501];[.X288])+COUNTIF([.$E$2:.$E$501];[.X288])+COUNTIF([.$F$2:.$F$501];[.X288])+COUNTIF([.$G$2:.$G$501];[.X288])+COUNTIF([.$H$2:.$H$501];[.X288])+COUNTIF([.$I$2:.$I$501];[.X288])+COUNTIF([.$J$2:.$J$501];[.X288])+COUNTIF([.$K$2:.$K$501];[.X288])+COUNTIF([.$L$2:.$L$501];[.X288])+COUNTIF([.$M$2:.$M$501];[.X288])+COUNTIF([.$N$2:.$N$501];[.X288])+COUNTIF([.$O$2:.$O$501];[.X288])+COUNTIF([.$P$2:.$P$501];[.X288])+COUNTIF([.$Q$2:.$Q$501];[.X288])+COUNTIF([.$R$2:.$R$501];[.X288])+COUNTIF([.$S$2:.$S$501];[.X288])+COUNTIF([.$T$2:.$T$501];[.X288])+COUNTIF([.$U$2:.$U$501];[.X288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3_3553a37d-92cd-3d5a-bd6f-0191713daa91_rock.jpg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togetherness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njoyment</text:p>
          </table:table-cell>
          <table:table-cell office:value-type="string" calcext:value-type="string">
            <text:p>Impressionism</text:p>
          </table:table-cell>
          <table:table-cell table:number-columns-repeated="2"/>
          <table:table-cell office:value-type="string" calcext:value-type="string">
            <text:p>vicious</text:p>
          </table:table-cell>
          <table:table-cell table:formula="of:=COUNTIF([.$B$2:.$B$501];[.X289])+COUNTIF([.$C$2:.$C$501];[.X289])+COUNTIF([.$D$2:.$D$501];[.X289])+COUNTIF([.$E$2:.$E$501];[.X289])+COUNTIF([.$F$2:.$F$501];[.X289])+COUNTIF([.$G$2:.$G$501];[.X289])+COUNTIF([.$H$2:.$H$501];[.X289])+COUNTIF([.$I$2:.$I$501];[.X289])+COUNTIF([.$J$2:.$J$501];[.X289])+COUNTIF([.$K$2:.$K$501];[.X289])+COUNTIF([.$L$2:.$L$501];[.X289])+COUNTIF([.$M$2:.$M$501];[.X289])+COUNTIF([.$N$2:.$N$501];[.X289])+COUNTIF([.$O$2:.$O$501];[.X289])+COUNTIF([.$P$2:.$P$501];[.X289])+COUNTIF([.$Q$2:.$Q$501];[.X289])+COUNTIF([.$R$2:.$R$501];[.X289])+COUNTIF([.$S$2:.$S$501];[.X289])+COUNTIF([.$T$2:.$T$501];[.X289])+COUNTIF([.$U$2:.$U$501];[.X289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03_3c0995a3-978e-48e8-8ff6-01a7b501228e_electronic.jpg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facts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World Wide Web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graphic design</text:p>
          </table:table-cell>
          <table:table-cell office:value-type="string" calcext:value-type="string">
            <text:p>round out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disjunct</text:p>
          </table:table-cell>
          <table:table-cell office:value-type="string" calcext:value-type="string">
            <text:p>form</text:p>
          </table:table-cell>
          <table:table-cell table:number-columns-repeated="2"/>
          <table:table-cell office:value-type="string" calcext:value-type="string">
            <text:p>accomplishment</text:p>
          </table:table-cell>
          <table:table-cell table:formula="of:=COUNTIF([.$B$2:.$B$501];[.X290])+COUNTIF([.$C$2:.$C$501];[.X290])+COUNTIF([.$D$2:.$D$501];[.X290])+COUNTIF([.$E$2:.$E$501];[.X290])+COUNTIF([.$F$2:.$F$501];[.X290])+COUNTIF([.$G$2:.$G$501];[.X290])+COUNTIF([.$H$2:.$H$501];[.X290])+COUNTIF([.$I$2:.$I$501];[.X290])+COUNTIF([.$J$2:.$J$501];[.X290])+COUNTIF([.$K$2:.$K$501];[.X290])+COUNTIF([.$L$2:.$L$501];[.X290])+COUNTIF([.$M$2:.$M$501];[.X290])+COUNTIF([.$N$2:.$N$501];[.X290])+COUNTIF([.$O$2:.$O$501];[.X290])+COUNTIF([.$P$2:.$P$501];[.X290])+COUNTIF([.$Q$2:.$Q$501];[.X290])+COUNTIF([.$R$2:.$R$501];[.X290])+COUNTIF([.$S$2:.$S$501];[.X290])+COUNTIF([.$T$2:.$T$501];[.X290])+COUNTIF([.$U$2:.$U$501];[.X290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3_41e7289c-9db7-4a4e-9bfb-54e0a81ba57c_hip-hop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sjunct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decoration</text:p>
          </table:table-cell>
          <table:table-cell table:number-columns-repeated="2"/>
          <table:table-cell office:value-type="string" calcext:value-type="string">
            <text:p>attractive</text:p>
          </table:table-cell>
          <table:table-cell table:formula="of:=COUNTIF([.$B$2:.$B$501];[.X291])+COUNTIF([.$C$2:.$C$501];[.X291])+COUNTIF([.$D$2:.$D$501];[.X291])+COUNTIF([.$E$2:.$E$501];[.X291])+COUNTIF([.$F$2:.$F$501];[.X291])+COUNTIF([.$G$2:.$G$501];[.X291])+COUNTIF([.$H$2:.$H$501];[.X291])+COUNTIF([.$I$2:.$I$501];[.X291])+COUNTIF([.$J$2:.$J$501];[.X291])+COUNTIF([.$K$2:.$K$501];[.X291])+COUNTIF([.$L$2:.$L$501];[.X291])+COUNTIF([.$M$2:.$M$501];[.X291])+COUNTIF([.$N$2:.$N$501];[.X291])+COUNTIF([.$O$2:.$O$501];[.X291])+COUNTIF([.$P$2:.$P$501];[.X291])+COUNTIF([.$Q$2:.$Q$501];[.X291])+COUNTIF([.$R$2:.$R$501];[.X291])+COUNTIF([.$S$2:.$S$501];[.X291])+COUNTIF([.$T$2:.$T$501];[.X291])+COUNTIF([.$U$2:.$U$501];[.X291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3_4280a2de-5ed0-357a-909e-92fed90dce09_hip-hop.jpg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ogetherness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njoymen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relaxation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adolescent</text:p>
          </table:table-cell>
          <table:table-cell table:number-columns-repeated="2"/>
          <table:table-cell office:value-type="string" calcext:value-type="string">
            <text:p>band</text:p>
          </table:table-cell>
          <table:table-cell table:formula="of:=COUNTIF([.$B$2:.$B$501];[.X292])+COUNTIF([.$C$2:.$C$501];[.X292])+COUNTIF([.$D$2:.$D$501];[.X292])+COUNTIF([.$E$2:.$E$501];[.X292])+COUNTIF([.$F$2:.$F$501];[.X292])+COUNTIF([.$G$2:.$G$501];[.X292])+COUNTIF([.$H$2:.$H$501];[.X292])+COUNTIF([.$I$2:.$I$501];[.X292])+COUNTIF([.$J$2:.$J$501];[.X292])+COUNTIF([.$K$2:.$K$501];[.X292])+COUNTIF([.$L$2:.$L$501];[.X292])+COUNTIF([.$M$2:.$M$501];[.X292])+COUNTIF([.$N$2:.$N$501];[.X292])+COUNTIF([.$O$2:.$O$501];[.X292])+COUNTIF([.$P$2:.$P$501];[.X292])+COUNTIF([.$Q$2:.$Q$501];[.X292])+COUNTIF([.$R$2:.$R$501];[.X292])+COUNTIF([.$S$2:.$S$501];[.X292])+COUNTIF([.$T$2:.$T$501];[.X292])+COUNTIF([.$U$2:.$U$501];[.X29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3_5657f5dc-d0df-41f4-8134-12df29236c22_pop.jpg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midsection</text:p>
          </table:table-cell>
          <table:table-cell office:value-type="string" calcext:value-type="string">
            <text:p>sculpture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figurine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craft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technology</text:p>
          </table:table-cell>
          <table:table-cell table:number-columns-repeated="2"/>
          <table:table-cell office:value-type="string" calcext:value-type="string">
            <text:p>bird</text:p>
          </table:table-cell>
          <table:table-cell table:formula="of:=COUNTIF([.$B$2:.$B$501];[.X293])+COUNTIF([.$C$2:.$C$501];[.X293])+COUNTIF([.$D$2:.$D$501];[.X293])+COUNTIF([.$E$2:.$E$501];[.X293])+COUNTIF([.$F$2:.$F$501];[.X293])+COUNTIF([.$G$2:.$G$501];[.X293])+COUNTIF([.$H$2:.$H$501];[.X293])+COUNTIF([.$I$2:.$I$501];[.X293])+COUNTIF([.$J$2:.$J$501];[.X293])+COUNTIF([.$K$2:.$K$501];[.X293])+COUNTIF([.$L$2:.$L$501];[.X293])+COUNTIF([.$M$2:.$M$501];[.X293])+COUNTIF([.$N$2:.$N$501];[.X293])+COUNTIF([.$O$2:.$O$501];[.X293])+COUNTIF([.$P$2:.$P$501];[.X293])+COUNTIF([.$Q$2:.$Q$501];[.X293])+COUNTIF([.$R$2:.$R$501];[.X293])+COUNTIF([.$S$2:.$S$501];[.X293])+COUNTIF([.$T$2:.$T$501];[.X293])+COUNTIF([.$U$2:.$U$501];[.X293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3_731fd3d3-10ea-4a41-9e6d-871488e53f54_electronic.jpg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pularity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guitarist</text:p>
          </table:table-cell>
          <table:table-cell table:number-columns-repeated="2"/>
          <table:table-cell office:value-type="string" calcext:value-type="string">
            <text:p>cold</text:p>
          </table:table-cell>
          <table:table-cell table:formula="of:=COUNTIF([.$B$2:.$B$501];[.X294])+COUNTIF([.$C$2:.$C$501];[.X294])+COUNTIF([.$D$2:.$D$501];[.X294])+COUNTIF([.$E$2:.$E$501];[.X294])+COUNTIF([.$F$2:.$F$501];[.X294])+COUNTIF([.$G$2:.$G$501];[.X294])+COUNTIF([.$H$2:.$H$501];[.X294])+COUNTIF([.$I$2:.$I$501];[.X294])+COUNTIF([.$J$2:.$J$501];[.X294])+COUNTIF([.$K$2:.$K$501];[.X294])+COUNTIF([.$L$2:.$L$501];[.X294])+COUNTIF([.$M$2:.$M$501];[.X294])+COUNTIF([.$N$2:.$N$501];[.X294])+COUNTIF([.$O$2:.$O$501];[.X294])+COUNTIF([.$P$2:.$P$501];[.X294])+COUNTIF([.$Q$2:.$Q$501];[.X294])+COUNTIF([.$R$2:.$R$501];[.X294])+COUNTIF([.$S$2:.$S$501];[.X294])+COUNTIF([.$T$2:.$T$501];[.X294])+COUNTIF([.$U$2:.$U$501];[.X294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3_780902b9-e89f-473f-8616-7d27c0d3f22c_pop.jpg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ildlif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raptor</text:p>
          </table:table-cell>
          <table:table-cell office:value-type="string" calcext:value-type="string">
            <text:p>feather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prey</text:p>
          </table:table-cell>
          <table:table-cell office:value-type="string" calcext:value-type="string">
            <text:p>staring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falconry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looking</text:p>
          </table:table-cell>
          <table:table-cell office:value-type="string" calcext:value-type="string">
            <text:p>falcon</text:p>
          </table:table-cell>
          <table:table-cell office:value-type="string" calcext:value-type="string">
            <text:p>avian</text:p>
          </table:table-cell>
          <table:table-cell office:value-type="string" calcext:value-type="string">
            <text:p>ornithology</text:p>
          </table:table-cell>
          <table:table-cell office:value-type="string" calcext:value-type="string">
            <text:p>profile</text:p>
          </table:table-cell>
          <table:table-cell table:number-columns-repeated="2"/>
          <table:table-cell office:value-type="string" calcext:value-type="string">
            <text:p>crown</text:p>
          </table:table-cell>
          <table:table-cell table:formula="of:=COUNTIF([.$B$2:.$B$501];[.X295])+COUNTIF([.$C$2:.$C$501];[.X295])+COUNTIF([.$D$2:.$D$501];[.X295])+COUNTIF([.$E$2:.$E$501];[.X295])+COUNTIF([.$F$2:.$F$501];[.X295])+COUNTIF([.$G$2:.$G$501];[.X295])+COUNTIF([.$H$2:.$H$501];[.X295])+COUNTIF([.$I$2:.$I$501];[.X295])+COUNTIF([.$J$2:.$J$501];[.X295])+COUNTIF([.$K$2:.$K$501];[.X295])+COUNTIF([.$L$2:.$L$501];[.X295])+COUNTIF([.$M$2:.$M$501];[.X295])+COUNTIF([.$N$2:.$N$501];[.X295])+COUNTIF([.$O$2:.$O$501];[.X295])+COUNTIF([.$P$2:.$P$501];[.X295])+COUNTIF([.$Q$2:.$Q$501];[.X295])+COUNTIF([.$R$2:.$R$501];[.X295])+COUNTIF([.$S$2:.$S$501];[.X295])+COUNTIF([.$T$2:.$T$501];[.X295])+COUNTIF([.$U$2:.$U$501];[.X295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3_7ed462e2-6bab-4a60-8875-41f217b699dc_pop.jp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glamour</text:p>
          </table:table-cell>
          <table:table-cell office:value-type="string" calcext:value-type="string">
            <text:p>redhead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adshot</text:p>
          </table:table-cell>
          <table:table-cell office:value-type="string" calcext:value-type="string">
            <text:p>hairdo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elegant</text:p>
          </table:table-cell>
          <table:table-cell office:value-type="string" calcext:value-type="string">
            <text:p>sexy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perfection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uxury</text:p>
          </table:table-cell>
          <table:table-cell table:number-columns-repeated="2"/>
          <table:table-cell office:value-type="string" calcext:value-type="string">
            <text:p>door</text:p>
          </table:table-cell>
          <table:table-cell table:formula="of:=COUNTIF([.$B$2:.$B$501];[.X296])+COUNTIF([.$C$2:.$C$501];[.X296])+COUNTIF([.$D$2:.$D$501];[.X296])+COUNTIF([.$E$2:.$E$501];[.X296])+COUNTIF([.$F$2:.$F$501];[.X296])+COUNTIF([.$G$2:.$G$501];[.X296])+COUNTIF([.$H$2:.$H$501];[.X296])+COUNTIF([.$I$2:.$I$501];[.X296])+COUNTIF([.$J$2:.$J$501];[.X296])+COUNTIF([.$K$2:.$K$501];[.X296])+COUNTIF([.$L$2:.$L$501];[.X296])+COUNTIF([.$M$2:.$M$501];[.X296])+COUNTIF([.$N$2:.$N$501];[.X296])+COUNTIF([.$O$2:.$O$501];[.X296])+COUNTIF([.$P$2:.$P$501];[.X296])+COUNTIF([.$Q$2:.$Q$501];[.X296])+COUNTIF([.$R$2:.$R$501];[.X296])+COUNTIF([.$S$2:.$S$501];[.X296])+COUNTIF([.$T$2:.$T$501];[.X296])+COUNTIF([.$U$2:.$U$501];[.X296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3_81e6ae73-ac28-4e45-a350-62ec44049c80_electronic.jpg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irtless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nud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thorax</text:p>
          </table:table-cell>
          <table:table-cell table:number-columns-repeated="2"/>
          <table:table-cell office:value-type="string" calcext:value-type="string">
            <text:p>drag race</text:p>
          </table:table-cell>
          <table:table-cell table:formula="of:=COUNTIF([.$B$2:.$B$501];[.X297])+COUNTIF([.$C$2:.$C$501];[.X297])+COUNTIF([.$D$2:.$D$501];[.X297])+COUNTIF([.$E$2:.$E$501];[.X297])+COUNTIF([.$F$2:.$F$501];[.X297])+COUNTIF([.$G$2:.$G$501];[.X297])+COUNTIF([.$H$2:.$H$501];[.X297])+COUNTIF([.$I$2:.$I$501];[.X297])+COUNTIF([.$J$2:.$J$501];[.X297])+COUNTIF([.$K$2:.$K$501];[.X297])+COUNTIF([.$L$2:.$L$501];[.X297])+COUNTIF([.$M$2:.$M$501];[.X297])+COUNTIF([.$N$2:.$N$501];[.X297])+COUNTIF([.$O$2:.$O$501];[.X297])+COUNTIF([.$P$2:.$P$501];[.X297])+COUNTIF([.$Q$2:.$Q$501];[.X297])+COUNTIF([.$R$2:.$R$501];[.X297])+COUNTIF([.$S$2:.$S$501];[.X297])+COUNTIF([.$T$2:.$T$501];[.X297])+COUNTIF([.$U$2:.$U$501];[.X297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3_85989de3-a24d-4f68-b170-9d6631042e45_country.jp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relaxat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fine-looking</text:p>
          </table:table-cell>
          <table:table-cell office:value-type="string" calcext:value-type="string">
            <text:p>casual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looking</text:p>
          </table:table-cell>
          <table:table-cell office:value-type="string" calcext:value-type="string">
            <text:p>trendy</text:p>
          </table:table-cell>
          <table:table-cell office:value-type="string" calcext:value-type="string">
            <text:p>portrait</text:p>
          </table:table-cell>
          <table:table-cell table:number-columns-repeated="2"/>
          <table:table-cell office:value-type="string" calcext:value-type="string">
            <text:p>election</text:p>
          </table:table-cell>
          <table:table-cell table:formula="of:=COUNTIF([.$B$2:.$B$501];[.X298])+COUNTIF([.$C$2:.$C$501];[.X298])+COUNTIF([.$D$2:.$D$501];[.X298])+COUNTIF([.$E$2:.$E$501];[.X298])+COUNTIF([.$F$2:.$F$501];[.X298])+COUNTIF([.$G$2:.$G$501];[.X298])+COUNTIF([.$H$2:.$H$501];[.X298])+COUNTIF([.$I$2:.$I$501];[.X298])+COUNTIF([.$J$2:.$J$501];[.X298])+COUNTIF([.$K$2:.$K$501];[.X298])+COUNTIF([.$L$2:.$L$501];[.X298])+COUNTIF([.$M$2:.$M$501];[.X298])+COUNTIF([.$N$2:.$N$501];[.X298])+COUNTIF([.$O$2:.$O$501];[.X298])+COUNTIF([.$P$2:.$P$501];[.X298])+COUNTIF([.$Q$2:.$Q$501];[.X298])+COUNTIF([.$R$2:.$R$501];[.X298])+COUNTIF([.$S$2:.$S$501];[.X298])+COUNTIF([.$T$2:.$T$501];[.X298])+COUNTIF([.$U$2:.$U$501];[.X298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3_9c24605d-c777-4e41-8cdf-e246b49ae643_electronic.jp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group together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nightclub</text:p>
          </table:table-cell>
          <table:table-cell office:value-type="string" calcext:value-type="string">
            <text:p>togetherness</text:p>
          </table:table-cell>
          <table:table-cell office:value-type="string" calcext:value-type="string">
            <text:p>family</text:p>
          </table:table-cell>
          <table:table-cell table:number-columns-repeated="2"/>
          <table:table-cell office:value-type="string" calcext:value-type="string">
            <text:p>fantasy</text:p>
          </table:table-cell>
          <table:table-cell table:formula="of:=COUNTIF([.$B$2:.$B$501];[.X299])+COUNTIF([.$C$2:.$C$501];[.X299])+COUNTIF([.$D$2:.$D$501];[.X299])+COUNTIF([.$E$2:.$E$501];[.X299])+COUNTIF([.$F$2:.$F$501];[.X299])+COUNTIF([.$G$2:.$G$501];[.X299])+COUNTIF([.$H$2:.$H$501];[.X299])+COUNTIF([.$I$2:.$I$501];[.X299])+COUNTIF([.$J$2:.$J$501];[.X299])+COUNTIF([.$K$2:.$K$501];[.X299])+COUNTIF([.$L$2:.$L$501];[.X299])+COUNTIF([.$M$2:.$M$501];[.X299])+COUNTIF([.$N$2:.$N$501];[.X299])+COUNTIF([.$O$2:.$O$501];[.X299])+COUNTIF([.$P$2:.$P$501];[.X299])+COUNTIF([.$Q$2:.$Q$501];[.X299])+COUNTIF([.$R$2:.$R$501];[.X299])+COUNTIF([.$S$2:.$S$501];[.X299])+COUNTIF([.$T$2:.$T$501];[.X299])+COUNTIF([.$U$2:.$U$501];[.X299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3_a9e929ac-5a2b-4e7b-9718-adc2cbe17f99_country.jp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patriotism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united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stripe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anvas</text:p>
          </table:table-cell>
          <table:table-cell office:value-type="string" calcext:value-type="string">
            <text:p>nationwide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revival</text:p>
          </table:table-cell>
          <table:table-cell office:value-type="string" calcext:value-type="string">
            <text:p>unity</text:p>
          </table:table-cell>
          <table:table-cell table:number-columns-repeated="2"/>
          <table:table-cell office:value-type="string" calcext:value-type="string">
            <text:p>freedom</text:p>
          </table:table-cell>
          <table:table-cell table:formula="of:=COUNTIF([.$B$2:.$B$501];[.X300])+COUNTIF([.$C$2:.$C$501];[.X300])+COUNTIF([.$D$2:.$D$501];[.X300])+COUNTIF([.$E$2:.$E$501];[.X300])+COUNTIF([.$F$2:.$F$501];[.X300])+COUNTIF([.$G$2:.$G$501];[.X300])+COUNTIF([.$H$2:.$H$501];[.X300])+COUNTIF([.$I$2:.$I$501];[.X300])+COUNTIF([.$J$2:.$J$501];[.X300])+COUNTIF([.$K$2:.$K$501];[.X300])+COUNTIF([.$L$2:.$L$501];[.X300])+COUNTIF([.$M$2:.$M$501];[.X300])+COUNTIF([.$N$2:.$N$501];[.X300])+COUNTIF([.$O$2:.$O$501];[.X300])+COUNTIF([.$P$2:.$P$501];[.X300])+COUNTIF([.$Q$2:.$Q$501];[.X300])+COUNTIF([.$R$2:.$R$501];[.X300])+COUNTIF([.$S$2:.$S$501];[.X300])+COUNTIF([.$T$2:.$T$501];[.X300])+COUNTIF([.$U$2:.$U$501];[.X300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3_a9fbae55-7780-4868-9363-2caebfaea5ba_rock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wildlif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underwater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air weather</text:p>
          </table:table-cell>
          <table:table-cell office:value-type="string" calcext:value-type="string">
            <text:p>solitude</text:p>
          </table:table-cell>
          <table:table-cell office:value-type="string" calcext:value-type="string">
            <text:p>exploration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endangered species</text:p>
          </table:table-cell>
          <table:table-cell office:value-type="string" calcext:value-type="string">
            <text:p>dawn</text:p>
          </table:table-cell>
          <table:table-cell table:number-columns-repeated="2"/>
          <table:table-cell office:value-type="string" calcext:value-type="string">
            <text:p>growth</text:p>
          </table:table-cell>
          <table:table-cell table:formula="of:=COUNTIF([.$B$2:.$B$501];[.X301])+COUNTIF([.$C$2:.$C$501];[.X301])+COUNTIF([.$D$2:.$D$501];[.X301])+COUNTIF([.$E$2:.$E$501];[.X301])+COUNTIF([.$F$2:.$F$501];[.X301])+COUNTIF([.$G$2:.$G$501];[.X301])+COUNTIF([.$H$2:.$H$501];[.X301])+COUNTIF([.$I$2:.$I$501];[.X301])+COUNTIF([.$J$2:.$J$501];[.X301])+COUNTIF([.$K$2:.$K$501];[.X301])+COUNTIF([.$L$2:.$L$501];[.X301])+COUNTIF([.$M$2:.$M$501];[.X301])+COUNTIF([.$N$2:.$N$501];[.X301])+COUNTIF([.$O$2:.$O$501];[.X301])+COUNTIF([.$P$2:.$P$501];[.X301])+COUNTIF([.$Q$2:.$Q$501];[.X301])+COUNTIF([.$R$2:.$R$501];[.X301])+COUNTIF([.$S$2:.$S$501];[.X301])+COUNTIF([.$T$2:.$T$501];[.X301])+COUNTIF([.$U$2:.$U$501];[.X301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3_b4a7df4f-2a4c-4554-b24e-98e190f60345_country.jp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coat of arms</text:p>
          </table:table-cell>
          <table:table-cell office:value-type="string" calcext:value-type="string">
            <text:p>ornate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god</text:p>
          </table:table-cell>
          <table:table-cell table:number-columns-repeated="2"/>
          <table:table-cell office:value-type="string" calcext:value-type="string">
            <text:p>guitarist</text:p>
          </table:table-cell>
          <table:table-cell table:formula="of:=COUNTIF([.$B$2:.$B$501];[.X302])+COUNTIF([.$C$2:.$C$501];[.X302])+COUNTIF([.$D$2:.$D$501];[.X302])+COUNTIF([.$E$2:.$E$501];[.X302])+COUNTIF([.$F$2:.$F$501];[.X302])+COUNTIF([.$G$2:.$G$501];[.X302])+COUNTIF([.$H$2:.$H$501];[.X302])+COUNTIF([.$I$2:.$I$501];[.X302])+COUNTIF([.$J$2:.$J$501];[.X302])+COUNTIF([.$K$2:.$K$501];[.X302])+COUNTIF([.$L$2:.$L$501];[.X302])+COUNTIF([.$M$2:.$M$501];[.X302])+COUNTIF([.$N$2:.$N$501];[.X302])+COUNTIF([.$O$2:.$O$501];[.X302])+COUNTIF([.$P$2:.$P$501];[.X302])+COUNTIF([.$Q$2:.$Q$501];[.X302])+COUNTIF([.$R$2:.$R$501];[.X302])+COUNTIF([.$S$2:.$S$501];[.X302])+COUNTIF([.$T$2:.$T$501];[.X302])+COUNTIF([.$U$2:.$U$501];[.X30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3_c0e58077-b627-4130-bb95-c6e3659469d9_country.jp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military</text:p>
          </table:table-cell>
          <table:table-cell table:number-columns-repeated="2"/>
          <table:table-cell office:value-type="string" calcext:value-type="string">
            <text:p>helmet</text:p>
          </table:table-cell>
          <table:table-cell table:formula="of:=COUNTIF([.$B$2:.$B$501];[.X303])+COUNTIF([.$C$2:.$C$501];[.X303])+COUNTIF([.$D$2:.$D$501];[.X303])+COUNTIF([.$E$2:.$E$501];[.X303])+COUNTIF([.$F$2:.$F$501];[.X303])+COUNTIF([.$G$2:.$G$501];[.X303])+COUNTIF([.$H$2:.$H$501];[.X303])+COUNTIF([.$I$2:.$I$501];[.X303])+COUNTIF([.$J$2:.$J$501];[.X303])+COUNTIF([.$K$2:.$K$501];[.X303])+COUNTIF([.$L$2:.$L$501];[.X303])+COUNTIF([.$M$2:.$M$501];[.X303])+COUNTIF([.$N$2:.$N$501];[.X303])+COUNTIF([.$O$2:.$O$501];[.X303])+COUNTIF([.$P$2:.$P$501];[.X303])+COUNTIF([.$Q$2:.$Q$501];[.X303])+COUNTIF([.$R$2:.$R$501];[.X303])+COUNTIF([.$S$2:.$S$501];[.X303])+COUNTIF([.$T$2:.$T$501];[.X303])+COUNTIF([.$U$2:.$U$501];[.X303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3_c25b0906-b5ab-495c-8979-fdda63c231a9_country.jpg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ildlife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feather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feathery</text:p>
          </table:table-cell>
          <table:table-cell office:value-type="string" calcext:value-type="string">
            <text:p>zoology</text:p>
          </table:table-cell>
          <table:table-cell office:value-type="string" calcext:value-type="string">
            <text:p>raptor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bird beak</text:p>
          </table:table-cell>
          <table:table-cell office:value-type="string" calcext:value-type="string">
            <text:p>shadow</text:p>
          </table:table-cell>
          <table:table-cell table:number-columns-repeated="2"/>
          <table:table-cell office:value-type="string" calcext:value-type="string">
            <text:p>imagery</text:p>
          </table:table-cell>
          <table:table-cell table:formula="of:=COUNTIF([.$B$2:.$B$501];[.X304])+COUNTIF([.$C$2:.$C$501];[.X304])+COUNTIF([.$D$2:.$D$501];[.X304])+COUNTIF([.$E$2:.$E$501];[.X304])+COUNTIF([.$F$2:.$F$501];[.X304])+COUNTIF([.$G$2:.$G$501];[.X304])+COUNTIF([.$H$2:.$H$501];[.X304])+COUNTIF([.$I$2:.$I$501];[.X304])+COUNTIF([.$J$2:.$J$501];[.X304])+COUNTIF([.$K$2:.$K$501];[.X304])+COUNTIF([.$L$2:.$L$501];[.X304])+COUNTIF([.$M$2:.$M$501];[.X304])+COUNTIF([.$N$2:.$N$501];[.X304])+COUNTIF([.$O$2:.$O$501];[.X304])+COUNTIF([.$P$2:.$P$501];[.X304])+COUNTIF([.$Q$2:.$Q$501];[.X304])+COUNTIF([.$R$2:.$R$501];[.X304])+COUNTIF([.$S$2:.$S$501];[.X304])+COUNTIF([.$T$2:.$T$501];[.X304])+COUNTIF([.$U$2:.$U$501];[.X304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3_c382865c-1a47-4650-97be-e8e12272e211_country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simplicity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disjunct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hangi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legant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retro</text:p>
          </table:table-cell>
          <table:table-cell table:number-columns-repeated="2"/>
          <table:table-cell office:value-type="string" calcext:value-type="string">
            <text:p>joy</text:p>
          </table:table-cell>
          <table:table-cell table:formula="of:=COUNTIF([.$B$2:.$B$501];[.X305])+COUNTIF([.$C$2:.$C$501];[.X305])+COUNTIF([.$D$2:.$D$501];[.X305])+COUNTIF([.$E$2:.$E$501];[.X305])+COUNTIF([.$F$2:.$F$501];[.X305])+COUNTIF([.$G$2:.$G$501];[.X305])+COUNTIF([.$H$2:.$H$501];[.X305])+COUNTIF([.$I$2:.$I$501];[.X305])+COUNTIF([.$J$2:.$J$501];[.X305])+COUNTIF([.$K$2:.$K$501];[.X305])+COUNTIF([.$L$2:.$L$501];[.X305])+COUNTIF([.$M$2:.$M$501];[.X305])+COUNTIF([.$N$2:.$N$501];[.X305])+COUNTIF([.$O$2:.$O$501];[.X305])+COUNTIF([.$P$2:.$P$501];[.X305])+COUNTIF([.$Q$2:.$Q$501];[.X305])+COUNTIF([.$R$2:.$R$501];[.X305])+COUNTIF([.$S$2:.$S$501];[.X305])+COUNTIF([.$T$2:.$T$501];[.X305])+COUNTIF([.$U$2:.$U$501];[.X305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3_c9f2922b-3334-452a-b745-334724bf4830_pop.jp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patriotism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postcar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ard</text:p>
          </table:table-cell>
          <table:table-cell table:number-columns-repeated="2"/>
          <table:table-cell office:value-type="string" calcext:value-type="string">
            <text:p>lifestyle</text:p>
          </table:table-cell>
          <table:table-cell table:formula="of:=COUNTIF([.$B$2:.$B$501];[.X306])+COUNTIF([.$C$2:.$C$501];[.X306])+COUNTIF([.$D$2:.$D$501];[.X306])+COUNTIF([.$E$2:.$E$501];[.X306])+COUNTIF([.$F$2:.$F$501];[.X306])+COUNTIF([.$G$2:.$G$501];[.X306])+COUNTIF([.$H$2:.$H$501];[.X306])+COUNTIF([.$I$2:.$I$501];[.X306])+COUNTIF([.$J$2:.$J$501];[.X306])+COUNTIF([.$K$2:.$K$501];[.X306])+COUNTIF([.$L$2:.$L$501];[.X306])+COUNTIF([.$M$2:.$M$501];[.X306])+COUNTIF([.$N$2:.$N$501];[.X306])+COUNTIF([.$O$2:.$O$501];[.X306])+COUNTIF([.$P$2:.$P$501];[.X306])+COUNTIF([.$Q$2:.$Q$501];[.X306])+COUNTIF([.$R$2:.$R$501];[.X306])+COUNTIF([.$S$2:.$S$501];[.X306])+COUNTIF([.$T$2:.$T$501];[.X306])+COUNTIF([.$U$2:.$U$501];[.X306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3_d1727eed-2480-43d8-aa97-e980f365224d_electronic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ignalis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facts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diagram</text:p>
          </table:table-cell>
          <table:table-cell table:number-columns-repeated="2"/>
          <table:table-cell office:value-type="string" calcext:value-type="string">
            <text:p>mammal</text:p>
          </table:table-cell>
          <table:table-cell table:formula="of:=COUNTIF([.$B$2:.$B$501];[.X307])+COUNTIF([.$C$2:.$C$501];[.X307])+COUNTIF([.$D$2:.$D$501];[.X307])+COUNTIF([.$E$2:.$E$501];[.X307])+COUNTIF([.$F$2:.$F$501];[.X307])+COUNTIF([.$G$2:.$G$501];[.X307])+COUNTIF([.$H$2:.$H$501];[.X307])+COUNTIF([.$I$2:.$I$501];[.X307])+COUNTIF([.$J$2:.$J$501];[.X307])+COUNTIF([.$K$2:.$K$501];[.X307])+COUNTIF([.$L$2:.$L$501];[.X307])+COUNTIF([.$M$2:.$M$501];[.X307])+COUNTIF([.$N$2:.$N$501];[.X307])+COUNTIF([.$O$2:.$O$501];[.X307])+COUNTIF([.$P$2:.$P$501];[.X307])+COUNTIF([.$Q$2:.$Q$501];[.X307])+COUNTIF([.$R$2:.$R$501];[.X307])+COUNTIF([.$S$2:.$S$501];[.X307])+COUNTIF([.$T$2:.$T$501];[.X307])+COUNTIF([.$U$2:.$U$501];[.X307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3_d5f90194-031d-4192-88f5-9bb89ce632bd_electronic.jpg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meteorology</text:p>
          </table:table-cell>
          <table:table-cell office:value-type="string" calcext:value-type="string">
            <text:p>thunderstorm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ramatic</text:p>
          </table:table-cell>
          <table:table-cell office:value-type="string" calcext:value-type="string">
            <text:p>daylight</text:p>
          </table:table-cell>
          <table:table-cell office:value-type="string" calcext:value-type="string">
            <text:p>moody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insubstantial</text:p>
          </table:table-cell>
          <table:table-cell office:value-type="string" calcext:value-type="string">
            <text:p>fair weather</text:p>
          </table:table-cell>
          <table:table-cell table:number-columns-repeated="2"/>
          <table:table-cell office:value-type="string" calcext:value-type="string">
            <text:p>map</text:p>
          </table:table-cell>
          <table:table-cell table:formula="of:=COUNTIF([.$B$2:.$B$501];[.X308])+COUNTIF([.$C$2:.$C$501];[.X308])+COUNTIF([.$D$2:.$D$501];[.X308])+COUNTIF([.$E$2:.$E$501];[.X308])+COUNTIF([.$F$2:.$F$501];[.X308])+COUNTIF([.$G$2:.$G$501];[.X308])+COUNTIF([.$H$2:.$H$501];[.X308])+COUNTIF([.$I$2:.$I$501];[.X308])+COUNTIF([.$J$2:.$J$501];[.X308])+COUNTIF([.$K$2:.$K$501];[.X308])+COUNTIF([.$L$2:.$L$501];[.X308])+COUNTIF([.$M$2:.$M$501];[.X308])+COUNTIF([.$N$2:.$N$501];[.X308])+COUNTIF([.$O$2:.$O$501];[.X308])+COUNTIF([.$P$2:.$P$501];[.X308])+COUNTIF([.$Q$2:.$Q$501];[.X308])+COUNTIF([.$R$2:.$R$501];[.X308])+COUNTIF([.$S$2:.$S$501];[.X308])+COUNTIF([.$T$2:.$T$501];[.X308])+COUNTIF([.$U$2:.$U$501];[.X308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3_dc45d5c5-c6ea-4645-ba49-757642a8c2b5_rock.jp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halk out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fact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writing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internet</text:p>
          </table:table-cell>
          <table:table-cell table:number-columns-repeated="2"/>
          <table:table-cell office:value-type="string" calcext:value-type="string">
            <text:p>mask</text:p>
          </table:table-cell>
          <table:table-cell table:formula="of:=COUNTIF([.$B$2:.$B$501];[.X309])+COUNTIF([.$C$2:.$C$501];[.X309])+COUNTIF([.$D$2:.$D$501];[.X309])+COUNTIF([.$E$2:.$E$501];[.X309])+COUNTIF([.$F$2:.$F$501];[.X309])+COUNTIF([.$G$2:.$G$501];[.X309])+COUNTIF([.$H$2:.$H$501];[.X309])+COUNTIF([.$I$2:.$I$501];[.X309])+COUNTIF([.$J$2:.$J$501];[.X309])+COUNTIF([.$K$2:.$K$501];[.X309])+COUNTIF([.$L$2:.$L$501];[.X309])+COUNTIF([.$M$2:.$M$501];[.X309])+COUNTIF([.$N$2:.$N$501];[.X309])+COUNTIF([.$O$2:.$O$501];[.X309])+COUNTIF([.$P$2:.$P$501];[.X309])+COUNTIF([.$Q$2:.$Q$501];[.X309])+COUNTIF([.$R$2:.$R$501];[.X309])+COUNTIF([.$S$2:.$S$501];[.X309])+COUNTIF([.$T$2:.$T$501];[.X309])+COUNTIF([.$U$2:.$U$501];[.X309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3_dcc9ac72-5226-4d11-bd61-872e0be24545_hip-hop.jpg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sunglasses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eyewear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journalist</text:p>
          </table:table-cell>
          <table:table-cell office:value-type="string" calcext:value-type="string">
            <text:p>mustache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competition</text:p>
          </table:table-cell>
          <table:table-cell table:number-columns-repeated="2"/>
          <table:table-cell office:value-type="string" calcext:value-type="string">
            <text:p>money</text:p>
          </table:table-cell>
          <table:table-cell table:formula="of:=COUNTIF([.$B$2:.$B$501];[.X310])+COUNTIF([.$C$2:.$C$501];[.X310])+COUNTIF([.$D$2:.$D$501];[.X310])+COUNTIF([.$E$2:.$E$501];[.X310])+COUNTIF([.$F$2:.$F$501];[.X310])+COUNTIF([.$G$2:.$G$501];[.X310])+COUNTIF([.$H$2:.$H$501];[.X310])+COUNTIF([.$I$2:.$I$501];[.X310])+COUNTIF([.$J$2:.$J$501];[.X310])+COUNTIF([.$K$2:.$K$501];[.X310])+COUNTIF([.$L$2:.$L$501];[.X310])+COUNTIF([.$M$2:.$M$501];[.X310])+COUNTIF([.$N$2:.$N$501];[.X310])+COUNTIF([.$O$2:.$O$501];[.X310])+COUNTIF([.$P$2:.$P$501];[.X310])+COUNTIF([.$Q$2:.$Q$501];[.X310])+COUNTIF([.$R$2:.$R$501];[.X310])+COUNTIF([.$S$2:.$S$501];[.X310])+COUNTIF([.$T$2:.$T$501];[.X310])+COUNTIF([.$U$2:.$U$501];[.X310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3_de1fbef7-d6cb-4e87-bb8d-5fb084b8b58b_country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cowboy hat</text:p>
          </table:table-cell>
          <table:table-cell office:value-type="string" calcext:value-type="string">
            <text:p>transportation system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grow</text:p>
          </table:table-cell>
          <table:table-cell table:number-columns-repeated="2"/>
          <table:table-cell office:value-type="string" calcext:value-type="string">
            <text:p>number</text:p>
          </table:table-cell>
          <table:table-cell table:formula="of:=COUNTIF([.$B$2:.$B$501];[.X311])+COUNTIF([.$C$2:.$C$501];[.X311])+COUNTIF([.$D$2:.$D$501];[.X311])+COUNTIF([.$E$2:.$E$501];[.X311])+COUNTIF([.$F$2:.$F$501];[.X311])+COUNTIF([.$G$2:.$G$501];[.X311])+COUNTIF([.$H$2:.$H$501];[.X311])+COUNTIF([.$I$2:.$I$501];[.X311])+COUNTIF([.$J$2:.$J$501];[.X311])+COUNTIF([.$K$2:.$K$501];[.X311])+COUNTIF([.$L$2:.$L$501];[.X311])+COUNTIF([.$M$2:.$M$501];[.X311])+COUNTIF([.$N$2:.$N$501];[.X311])+COUNTIF([.$O$2:.$O$501];[.X311])+COUNTIF([.$P$2:.$P$501];[.X311])+COUNTIF([.$Q$2:.$Q$501];[.X311])+COUNTIF([.$R$2:.$R$501];[.X311])+COUNTIF([.$S$2:.$S$501];[.X311])+COUNTIF([.$T$2:.$T$501];[.X311])+COUNTIF([.$U$2:.$U$501];[.X311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3_ea5a35c8-4192-4bd9-af6b-dd244197a8e5_rock.jpg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Halloween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old</text:p>
          </table:table-cell>
          <table:table-cell table:number-columns-repeated="2"/>
          <table:table-cell office:value-type="string" calcext:value-type="string">
            <text:p>obsolete</text:p>
          </table:table-cell>
          <table:table-cell table:formula="of:=COUNTIF([.$B$2:.$B$501];[.X312])+COUNTIF([.$C$2:.$C$501];[.X312])+COUNTIF([.$D$2:.$D$501];[.X312])+COUNTIF([.$E$2:.$E$501];[.X312])+COUNTIF([.$F$2:.$F$501];[.X312])+COUNTIF([.$G$2:.$G$501];[.X312])+COUNTIF([.$H$2:.$H$501];[.X312])+COUNTIF([.$I$2:.$I$501];[.X312])+COUNTIF([.$J$2:.$J$501];[.X312])+COUNTIF([.$K$2:.$K$501];[.X312])+COUNTIF([.$L$2:.$L$501];[.X312])+COUNTIF([.$M$2:.$M$501];[.X312])+COUNTIF([.$N$2:.$N$501];[.X312])+COUNTIF([.$O$2:.$O$501];[.X312])+COUNTIF([.$P$2:.$P$501];[.X312])+COUNTIF([.$Q$2:.$Q$501];[.X312])+COUNTIF([.$R$2:.$R$501];[.X312])+COUNTIF([.$S$2:.$S$501];[.X312])+COUNTIF([.$T$2:.$T$501];[.X312])+COUNTIF([.$U$2:.$U$501];[.X31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3_f954f852-11e3-46be-ad30-fd3de8e8a5e4_hip-hop.jpg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boutiqu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rendy</text:p>
          </table:table-cell>
          <table:table-cell office:value-type="string" calcext:value-type="string">
            <text:p>footwear</text:p>
          </table:table-cell>
          <table:table-cell office:value-type="string" calcext:value-type="string">
            <text:p>furniture</text:p>
          </table:table-cell>
          <table:table-cell table:number-columns-repeated="2"/>
          <table:table-cell office:value-type="string" calcext:value-type="string">
            <text:p>police</text:p>
          </table:table-cell>
          <table:table-cell table:formula="of:=COUNTIF([.$B$2:.$B$501];[.X313])+COUNTIF([.$C$2:.$C$501];[.X313])+COUNTIF([.$D$2:.$D$501];[.X313])+COUNTIF([.$E$2:.$E$501];[.X313])+COUNTIF([.$F$2:.$F$501];[.X313])+COUNTIF([.$G$2:.$G$501];[.X313])+COUNTIF([.$H$2:.$H$501];[.X313])+COUNTIF([.$I$2:.$I$501];[.X313])+COUNTIF([.$J$2:.$J$501];[.X313])+COUNTIF([.$K$2:.$K$501];[.X313])+COUNTIF([.$L$2:.$L$501];[.X313])+COUNTIF([.$M$2:.$M$501];[.X313])+COUNTIF([.$N$2:.$N$501];[.X313])+COUNTIF([.$O$2:.$O$501];[.X313])+COUNTIF([.$P$2:.$P$501];[.X313])+COUNTIF([.$Q$2:.$Q$501];[.X313])+COUNTIF([.$R$2:.$R$501];[.X313])+COUNTIF([.$S$2:.$S$501];[.X313])+COUNTIF([.$T$2:.$T$501];[.X313])+COUNTIF([.$U$2:.$U$501];[.X313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3_fea30be1-e7c0-4fd2-ae80-c8d06c8d6326_hip-hop.jpg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pop music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festival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formula="of:=COUNTIF([.$B$2:.$B$501];[.X314])+COUNTIF([.$C$2:.$C$501];[.X314])+COUNTIF([.$D$2:.$D$501];[.X314])+COUNTIF([.$E$2:.$E$501];[.X314])+COUNTIF([.$F$2:.$F$501];[.X314])+COUNTIF([.$G$2:.$G$501];[.X314])+COUNTIF([.$H$2:.$H$501];[.X314])+COUNTIF([.$I$2:.$I$501];[.X314])+COUNTIF([.$J$2:.$J$501];[.X314])+COUNTIF([.$K$2:.$K$501];[.X314])+COUNTIF([.$L$2:.$L$501];[.X314])+COUNTIF([.$M$2:.$M$501];[.X314])+COUNTIF([.$N$2:.$N$501];[.X314])+COUNTIF([.$O$2:.$O$501];[.X314])+COUNTIF([.$P$2:.$P$501];[.X314])+COUNTIF([.$Q$2:.$Q$501];[.X314])+COUNTIF([.$R$2:.$R$501];[.X314])+COUNTIF([.$S$2:.$S$501];[.X314])+COUNTIF([.$T$2:.$T$501];[.X314])+COUNTIF([.$U$2:.$U$501];[.X314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4_15d7a651-3550-442e-bd48-acbed0efb901_electronic.jpg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relaxati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promotion</text:p>
          </table:table-cell>
          <table:table-cell table:formula="of:=COUNTIF([.$B$2:.$B$501];[.X315])+COUNTIF([.$C$2:.$C$501];[.X315])+COUNTIF([.$D$2:.$D$501];[.X315])+COUNTIF([.$E$2:.$E$501];[.X315])+COUNTIF([.$F$2:.$F$501];[.X315])+COUNTIF([.$G$2:.$G$501];[.X315])+COUNTIF([.$H$2:.$H$501];[.X315])+COUNTIF([.$I$2:.$I$501];[.X315])+COUNTIF([.$J$2:.$J$501];[.X315])+COUNTIF([.$K$2:.$K$501];[.X315])+COUNTIF([.$L$2:.$L$501];[.X315])+COUNTIF([.$M$2:.$M$501];[.X315])+COUNTIF([.$N$2:.$N$501];[.X315])+COUNTIF([.$O$2:.$O$501];[.X315])+COUNTIF([.$P$2:.$P$501];[.X315])+COUNTIF([.$Q$2:.$Q$501];[.X315])+COUNTIF([.$R$2:.$R$501];[.X315])+COUNTIF([.$S$2:.$S$501];[.X315])+COUNTIF([.$T$2:.$T$501];[.X315])+COUNTIF([.$U$2:.$U$501];[.X315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4_196e0ccc-8976-45af-a865-b109218539c3_rock.jpg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illuminated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fair weather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shopping</text:p>
          </table:table-cell>
          <table:table-cell table:formula="of:=COUNTIF([.$B$2:.$B$501];[.X316])+COUNTIF([.$C$2:.$C$501];[.X316])+COUNTIF([.$D$2:.$D$501];[.X316])+COUNTIF([.$E$2:.$E$501];[.X316])+COUNTIF([.$F$2:.$F$501];[.X316])+COUNTIF([.$G$2:.$G$501];[.X316])+COUNTIF([.$H$2:.$H$501];[.X316])+COUNTIF([.$I$2:.$I$501];[.X316])+COUNTIF([.$J$2:.$J$501];[.X316])+COUNTIF([.$K$2:.$K$501];[.X316])+COUNTIF([.$L$2:.$L$501];[.X316])+COUNTIF([.$M$2:.$M$501];[.X316])+COUNTIF([.$N$2:.$N$501];[.X316])+COUNTIF([.$O$2:.$O$501];[.X316])+COUNTIF([.$P$2:.$P$501];[.X316])+COUNTIF([.$Q$2:.$Q$501];[.X316])+COUNTIF([.$R$2:.$R$501];[.X316])+COUNTIF([.$S$2:.$S$501];[.X316])+COUNTIF([.$T$2:.$T$501];[.X316])+COUNTIF([.$U$2:.$U$501];[.X316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4_1e400551-b1cc-4077-bc82-844b58ef13b4_electronic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aura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spirituality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message</text:p>
          </table:table-cell>
          <table:table-cell table:number-columns-repeated="2"/>
          <table:table-cell office:value-type="string" calcext:value-type="string">
            <text:p>skill</text:p>
          </table:table-cell>
          <table:table-cell table:formula="of:=COUNTIF([.$B$2:.$B$501];[.X317])+COUNTIF([.$C$2:.$C$501];[.X317])+COUNTIF([.$D$2:.$D$501];[.X317])+COUNTIF([.$E$2:.$E$501];[.X317])+COUNTIF([.$F$2:.$F$501];[.X317])+COUNTIF([.$G$2:.$G$501];[.X317])+COUNTIF([.$H$2:.$H$501];[.X317])+COUNTIF([.$I$2:.$I$501];[.X317])+COUNTIF([.$J$2:.$J$501];[.X317])+COUNTIF([.$K$2:.$K$501];[.X317])+COUNTIF([.$L$2:.$L$501];[.X317])+COUNTIF([.$M$2:.$M$501];[.X317])+COUNTIF([.$N$2:.$N$501];[.X317])+COUNTIF([.$O$2:.$O$501];[.X317])+COUNTIF([.$P$2:.$P$501];[.X317])+COUNTIF([.$Q$2:.$Q$501];[.X317])+COUNTIF([.$R$2:.$R$501];[.X317])+COUNTIF([.$S$2:.$S$501];[.X317])+COUNTIF([.$T$2:.$T$501];[.X317])+COUNTIF([.$U$2:.$U$501];[.X317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4_1fc32de4-cedd-4569-9e71-372d469d96e6_rock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isolated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teamwork</text:p>
          </table:table-cell>
          <table:table-cell office:value-type="string" calcext:value-type="string">
            <text:p>squad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un</text:p>
          </table:table-cell>
          <table:table-cell table:number-columns-repeated="2"/>
          <table:table-cell office:value-type="string" calcext:value-type="string">
            <text:p>sound</text:p>
          </table:table-cell>
          <table:table-cell table:formula="of:=COUNTIF([.$B$2:.$B$501];[.X318])+COUNTIF([.$C$2:.$C$501];[.X318])+COUNTIF([.$D$2:.$D$501];[.X318])+COUNTIF([.$E$2:.$E$501];[.X318])+COUNTIF([.$F$2:.$F$501];[.X318])+COUNTIF([.$G$2:.$G$501];[.X318])+COUNTIF([.$H$2:.$H$501];[.X318])+COUNTIF([.$I$2:.$I$501];[.X318])+COUNTIF([.$J$2:.$J$501];[.X318])+COUNTIF([.$K$2:.$K$501];[.X318])+COUNTIF([.$L$2:.$L$501];[.X318])+COUNTIF([.$M$2:.$M$501];[.X318])+COUNTIF([.$N$2:.$N$501];[.X318])+COUNTIF([.$O$2:.$O$501];[.X318])+COUNTIF([.$P$2:.$P$501];[.X318])+COUNTIF([.$Q$2:.$Q$501];[.X318])+COUNTIF([.$R$2:.$R$501];[.X318])+COUNTIF([.$S$2:.$S$501];[.X318])+COUNTIF([.$T$2:.$T$501];[.X318])+COUNTIF([.$U$2:.$U$501];[.X318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4_495c9999-ebd7-44ab-a631-f3c626b17246_electronic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canvas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outdoors</text:p>
          </table:table-cell>
          <table:table-cell table:number-columns-repeated="2"/>
          <table:table-cell office:value-type="string" calcext:value-type="string">
            <text:p>spray</text:p>
          </table:table-cell>
          <table:table-cell table:formula="of:=COUNTIF([.$B$2:.$B$501];[.X319])+COUNTIF([.$C$2:.$C$501];[.X319])+COUNTIF([.$D$2:.$D$501];[.X319])+COUNTIF([.$E$2:.$E$501];[.X319])+COUNTIF([.$F$2:.$F$501];[.X319])+COUNTIF([.$G$2:.$G$501];[.X319])+COUNTIF([.$H$2:.$H$501];[.X319])+COUNTIF([.$I$2:.$I$501];[.X319])+COUNTIF([.$J$2:.$J$501];[.X319])+COUNTIF([.$K$2:.$K$501];[.X319])+COUNTIF([.$L$2:.$L$501];[.X319])+COUNTIF([.$M$2:.$M$501];[.X319])+COUNTIF([.$N$2:.$N$501];[.X319])+COUNTIF([.$O$2:.$O$501];[.X319])+COUNTIF([.$P$2:.$P$501];[.X319])+COUNTIF([.$Q$2:.$Q$501];[.X319])+COUNTIF([.$R$2:.$R$501];[.X319])+COUNTIF([.$S$2:.$S$501];[.X319])+COUNTIF([.$T$2:.$T$501];[.X319])+COUNTIF([.$U$2:.$U$501];[.X319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4_4d48cb3e-cb7e-487f-a538-c309bd754877_pop.jpg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chievement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staring</text:p>
          </table:table-cell>
          <table:table-cell table:formula="of:=COUNTIF([.$B$2:.$B$501];[.X320])+COUNTIF([.$C$2:.$C$501];[.X320])+COUNTIF([.$D$2:.$D$501];[.X320])+COUNTIF([.$E$2:.$E$501];[.X320])+COUNTIF([.$F$2:.$F$501];[.X320])+COUNTIF([.$G$2:.$G$501];[.X320])+COUNTIF([.$H$2:.$H$501];[.X320])+COUNTIF([.$I$2:.$I$501];[.X320])+COUNTIF([.$J$2:.$J$501];[.X320])+COUNTIF([.$K$2:.$K$501];[.X320])+COUNTIF([.$L$2:.$L$501];[.X320])+COUNTIF([.$M$2:.$M$501];[.X320])+COUNTIF([.$N$2:.$N$501];[.X320])+COUNTIF([.$O$2:.$O$501];[.X320])+COUNTIF([.$P$2:.$P$501];[.X320])+COUNTIF([.$Q$2:.$Q$501];[.X320])+COUNTIF([.$R$2:.$R$501];[.X320])+COUNTIF([.$S$2:.$S$501];[.X320])+COUNTIF([.$T$2:.$T$501];[.X320])+COUNTIF([.$U$2:.$U$501];[.X320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4_5ea95501-8ae3-461c-b4ec-c9aa83e61fc9_electronic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xploration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underwater</text:p>
          </table:table-cell>
          <table:table-cell office:value-type="string" calcext:value-type="string">
            <text:p>transportation system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chool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formula="of:=COUNTIF([.$B$2:.$B$501];[.X321])+COUNTIF([.$C$2:.$C$501];[.X321])+COUNTIF([.$D$2:.$D$501];[.X321])+COUNTIF([.$E$2:.$E$501];[.X321])+COUNTIF([.$F$2:.$F$501];[.X321])+COUNTIF([.$G$2:.$G$501];[.X321])+COUNTIF([.$H$2:.$H$501];[.X321])+COUNTIF([.$I$2:.$I$501];[.X321])+COUNTIF([.$J$2:.$J$501];[.X321])+COUNTIF([.$K$2:.$K$501];[.X321])+COUNTIF([.$L$2:.$L$501];[.X321])+COUNTIF([.$M$2:.$M$501];[.X321])+COUNTIF([.$N$2:.$N$501];[.X321])+COUNTIF([.$O$2:.$O$501];[.X321])+COUNTIF([.$P$2:.$P$501];[.X321])+COUNTIF([.$Q$2:.$Q$501];[.X321])+COUNTIF([.$R$2:.$R$501];[.X321])+COUNTIF([.$S$2:.$S$501];[.X321])+COUNTIF([.$T$2:.$T$501];[.X321])+COUNTIF([.$U$2:.$U$501];[.X321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4_74ef9d9e-298b-460a-8730-5222f4eb2374_p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fine-looking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individuality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pensive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facial hair</text:p>
          </table:table-cell>
          <table:table-cell office:value-type="string" calcext:value-type="string">
            <text:p>singer</text:p>
          </table:table-cell>
          <table:table-cell table:number-columns-repeated="2"/>
          <table:table-cell office:value-type="string" calcext:value-type="string">
            <text:p>stock</text:p>
          </table:table-cell>
          <table:table-cell table:formula="of:=COUNTIF([.$B$2:.$B$501];[.X322])+COUNTIF([.$C$2:.$C$501];[.X322])+COUNTIF([.$D$2:.$D$501];[.X322])+COUNTIF([.$E$2:.$E$501];[.X322])+COUNTIF([.$F$2:.$F$501];[.X322])+COUNTIF([.$G$2:.$G$501];[.X322])+COUNTIF([.$H$2:.$H$501];[.X322])+COUNTIF([.$I$2:.$I$501];[.X322])+COUNTIF([.$J$2:.$J$501];[.X322])+COUNTIF([.$K$2:.$K$501];[.X322])+COUNTIF([.$L$2:.$L$501];[.X322])+COUNTIF([.$M$2:.$M$501];[.X322])+COUNTIF([.$N$2:.$N$501];[.X322])+COUNTIF([.$O$2:.$O$501];[.X322])+COUNTIF([.$P$2:.$P$501];[.X322])+COUNTIF([.$Q$2:.$Q$501];[.X322])+COUNTIF([.$R$2:.$R$501];[.X322])+COUNTIF([.$S$2:.$S$501];[.X322])+COUNTIF([.$T$2:.$T$501];[.X322])+COUNTIF([.$U$2:.$U$501];[.X32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4_7992c871-d621-446e-a364-c8c0aec3f769_electronic.jpg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astronomy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weapon</text:p>
          </table:table-cell>
          <table:table-cell table:number-columns-repeated="2"/>
          <table:table-cell office:value-type="string" calcext:value-type="string">
            <text:p>stripe</text:p>
          </table:table-cell>
          <table:table-cell table:formula="of:=COUNTIF([.$B$2:.$B$501];[.X323])+COUNTIF([.$C$2:.$C$501];[.X323])+COUNTIF([.$D$2:.$D$501];[.X323])+COUNTIF([.$E$2:.$E$501];[.X323])+COUNTIF([.$F$2:.$F$501];[.X323])+COUNTIF([.$G$2:.$G$501];[.X323])+COUNTIF([.$H$2:.$H$501];[.X323])+COUNTIF([.$I$2:.$I$501];[.X323])+COUNTIF([.$J$2:.$J$501];[.X323])+COUNTIF([.$K$2:.$K$501];[.X323])+COUNTIF([.$L$2:.$L$501];[.X323])+COUNTIF([.$M$2:.$M$501];[.X323])+COUNTIF([.$N$2:.$N$501];[.X323])+COUNTIF([.$O$2:.$O$501];[.X323])+COUNTIF([.$P$2:.$P$501];[.X323])+COUNTIF([.$Q$2:.$Q$501];[.X323])+COUNTIF([.$R$2:.$R$501];[.X323])+COUNTIF([.$S$2:.$S$501];[.X323])+COUNTIF([.$T$2:.$T$501];[.X323])+COUNTIF([.$U$2:.$U$501];[.X323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4_8d98da87-6191-4bc5-83d9-800ff42a7b27_country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transportation system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sitting</text:p>
          </table:table-cell>
          <table:table-cell table:number-columns-repeated="2"/>
          <table:table-cell office:value-type="string" calcext:value-type="string">
            <text:p>sunglasses</text:p>
          </table:table-cell>
          <table:table-cell table:formula="of:=COUNTIF([.$B$2:.$B$501];[.X324])+COUNTIF([.$C$2:.$C$501];[.X324])+COUNTIF([.$D$2:.$D$501];[.X324])+COUNTIF([.$E$2:.$E$501];[.X324])+COUNTIF([.$F$2:.$F$501];[.X324])+COUNTIF([.$G$2:.$G$501];[.X324])+COUNTIF([.$H$2:.$H$501];[.X324])+COUNTIF([.$I$2:.$I$501];[.X324])+COUNTIF([.$J$2:.$J$501];[.X324])+COUNTIF([.$K$2:.$K$501];[.X324])+COUNTIF([.$L$2:.$L$501];[.X324])+COUNTIF([.$M$2:.$M$501];[.X324])+COUNTIF([.$N$2:.$N$501];[.X324])+COUNTIF([.$O$2:.$O$501];[.X324])+COUNTIF([.$P$2:.$P$501];[.X324])+COUNTIF([.$Q$2:.$Q$501];[.X324])+COUNTIF([.$R$2:.$R$501];[.X324])+COUNTIF([.$S$2:.$S$501];[.X324])+COUNTIF([.$T$2:.$T$501];[.X324])+COUNTIF([.$U$2:.$U$501];[.X324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4_94638975-a7ed-4d4b-be00-960c89c55027_hip-hop.jpg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ngraving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ithograph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postal</text:p>
          </table:table-cell>
          <table:table-cell table:number-columns-repeated="2"/>
          <table:table-cell office:value-type="string" calcext:value-type="string">
            <text:p>tourism</text:p>
          </table:table-cell>
          <table:table-cell table:formula="of:=COUNTIF([.$B$2:.$B$501];[.X325])+COUNTIF([.$C$2:.$C$501];[.X325])+COUNTIF([.$D$2:.$D$501];[.X325])+COUNTIF([.$E$2:.$E$501];[.X325])+COUNTIF([.$F$2:.$F$501];[.X325])+COUNTIF([.$G$2:.$G$501];[.X325])+COUNTIF([.$H$2:.$H$501];[.X325])+COUNTIF([.$I$2:.$I$501];[.X325])+COUNTIF([.$J$2:.$J$501];[.X325])+COUNTIF([.$K$2:.$K$501];[.X325])+COUNTIF([.$L$2:.$L$501];[.X325])+COUNTIF([.$M$2:.$M$501];[.X325])+COUNTIF([.$N$2:.$N$501];[.X325])+COUNTIF([.$O$2:.$O$501];[.X325])+COUNTIF([.$P$2:.$P$501];[.X325])+COUNTIF([.$Q$2:.$Q$501];[.X325])+COUNTIF([.$R$2:.$R$501];[.X325])+COUNTIF([.$S$2:.$S$501];[.X325])+COUNTIF([.$T$2:.$T$501];[.X325])+COUNTIF([.$U$2:.$U$501];[.X325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4_9577d663-00f4-4ecc-a38c-0c5c1b62bb30_electronic.jpg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picture frame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isjunct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floral</text:p>
          </table:table-cell>
          <table:table-cell table:number-columns-repeated="2"/>
          <table:table-cell office:value-type="string" calcext:value-type="string">
            <text:p>traditional</text:p>
          </table:table-cell>
          <table:table-cell table:formula="of:=COUNTIF([.$B$2:.$B$501];[.X326])+COUNTIF([.$C$2:.$C$501];[.X326])+COUNTIF([.$D$2:.$D$501];[.X326])+COUNTIF([.$E$2:.$E$501];[.X326])+COUNTIF([.$F$2:.$F$501];[.X326])+COUNTIF([.$G$2:.$G$501];[.X326])+COUNTIF([.$H$2:.$H$501];[.X326])+COUNTIF([.$I$2:.$I$501];[.X326])+COUNTIF([.$J$2:.$J$501];[.X326])+COUNTIF([.$K$2:.$K$501];[.X326])+COUNTIF([.$L$2:.$L$501];[.X326])+COUNTIF([.$M$2:.$M$501];[.X326])+COUNTIF([.$N$2:.$N$501];[.X326])+COUNTIF([.$O$2:.$O$501];[.X326])+COUNTIF([.$P$2:.$P$501];[.X326])+COUNTIF([.$Q$2:.$Q$501];[.X326])+COUNTIF([.$R$2:.$R$501];[.X326])+COUNTIF([.$S$2:.$S$501];[.X326])+COUNTIF([.$T$2:.$T$501];[.X326])+COUNTIF([.$U$2:.$U$501];[.X326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4_99ffd1a9-45bf-4f5c-92e2-a4b22e0ba85c_hip-hop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office:value-type="string" calcext:value-type="string">
            <text:p>tropical</text:p>
          </table:table-cell>
          <table:table-cell table:formula="of:=COUNTIF([.$B$2:.$B$501];[.X327])+COUNTIF([.$C$2:.$C$501];[.X327])+COUNTIF([.$D$2:.$D$501];[.X327])+COUNTIF([.$E$2:.$E$501];[.X327])+COUNTIF([.$F$2:.$F$501];[.X327])+COUNTIF([.$G$2:.$G$501];[.X327])+COUNTIF([.$H$2:.$H$501];[.X327])+COUNTIF([.$I$2:.$I$501];[.X327])+COUNTIF([.$J$2:.$J$501];[.X327])+COUNTIF([.$K$2:.$K$501];[.X327])+COUNTIF([.$L$2:.$L$501];[.X327])+COUNTIF([.$M$2:.$M$501];[.X327])+COUNTIF([.$N$2:.$N$501];[.X327])+COUNTIF([.$O$2:.$O$501];[.X327])+COUNTIF([.$P$2:.$P$501];[.X327])+COUNTIF([.$Q$2:.$Q$501];[.X327])+COUNTIF([.$R$2:.$R$501];[.X327])+COUNTIF([.$S$2:.$S$501];[.X327])+COUNTIF([.$T$2:.$T$501];[.X327])+COUNTIF([.$U$2:.$U$501];[.X327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4_9b88cf3e-4077-4c1b-b5c2-148a7c7066c2_pop.jpg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ine-looking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fashion</text:p>
          </table:table-cell>
          <table:table-cell table:number-columns-repeated="2"/>
          <table:table-cell office:value-type="string" calcext:value-type="string">
            <text:p>typography</text:p>
          </table:table-cell>
          <table:table-cell table:formula="of:=COUNTIF([.$B$2:.$B$501];[.X328])+COUNTIF([.$C$2:.$C$501];[.X328])+COUNTIF([.$D$2:.$D$501];[.X328])+COUNTIF([.$E$2:.$E$501];[.X328])+COUNTIF([.$F$2:.$F$501];[.X328])+COUNTIF([.$G$2:.$G$501];[.X328])+COUNTIF([.$H$2:.$H$501];[.X328])+COUNTIF([.$I$2:.$I$501];[.X328])+COUNTIF([.$J$2:.$J$501];[.X328])+COUNTIF([.$K$2:.$K$501];[.X328])+COUNTIF([.$L$2:.$L$501];[.X328])+COUNTIF([.$M$2:.$M$501];[.X328])+COUNTIF([.$N$2:.$N$501];[.X328])+COUNTIF([.$O$2:.$O$501];[.X328])+COUNTIF([.$P$2:.$P$501];[.X328])+COUNTIF([.$Q$2:.$Q$501];[.X328])+COUNTIF([.$R$2:.$R$501];[.X328])+COUNTIF([.$S$2:.$S$501];[.X328])+COUNTIF([.$T$2:.$T$501];[.X328])+COUNTIF([.$U$2:.$U$501];[.X328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4_a5727d40-4f38-49df-a3f0-13b619ed4814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ustache</text:p>
          </table:table-cell>
          <table:table-cell office:value-type="string" calcext:value-type="string">
            <text:p>popularity</text:p>
          </table:table-cell>
          <table:table-cell office:value-type="string" calcext:value-type="string">
            <text:p>sunglasses</text:p>
          </table:table-cell>
          <table:table-cell office:value-type="string" calcext:value-type="string">
            <text:p>goatee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veil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athlete</text:p>
          </table:table-cell>
          <table:table-cell table:number-columns-repeated="2"/>
          <table:table-cell office:value-type="string" calcext:value-type="string">
            <text:p>vectors</text:p>
          </table:table-cell>
          <table:table-cell table:formula="of:=COUNTIF([.$B$2:.$B$501];[.X329])+COUNTIF([.$C$2:.$C$501];[.X329])+COUNTIF([.$D$2:.$D$501];[.X329])+COUNTIF([.$E$2:.$E$501];[.X329])+COUNTIF([.$F$2:.$F$501];[.X329])+COUNTIF([.$G$2:.$G$501];[.X329])+COUNTIF([.$H$2:.$H$501];[.X329])+COUNTIF([.$I$2:.$I$501];[.X329])+COUNTIF([.$J$2:.$J$501];[.X329])+COUNTIF([.$K$2:.$K$501];[.X329])+COUNTIF([.$L$2:.$L$501];[.X329])+COUNTIF([.$M$2:.$M$501];[.X329])+COUNTIF([.$N$2:.$N$501];[.X329])+COUNTIF([.$O$2:.$O$501];[.X329])+COUNTIF([.$P$2:.$P$501];[.X329])+COUNTIF([.$Q$2:.$Q$501];[.X329])+COUNTIF([.$R$2:.$R$501];[.X329])+COUNTIF([.$S$2:.$S$501];[.X329])+COUNTIF([.$T$2:.$T$501];[.X329])+COUNTIF([.$U$2:.$U$501];[.X329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4_b32b3292-55db-4883-adaf-786171f381a1_p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adolescent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togetherness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three</text:p>
          </table:table-cell>
          <table:table-cell table:number-columns-repeated="2"/>
          <table:table-cell office:value-type="string" calcext:value-type="string">
            <text:p>visuals</text:p>
          </table:table-cell>
          <table:table-cell table:formula="of:=COUNTIF([.$B$2:.$B$501];[.X330])+COUNTIF([.$C$2:.$C$501];[.X330])+COUNTIF([.$D$2:.$D$501];[.X330])+COUNTIF([.$E$2:.$E$501];[.X330])+COUNTIF([.$F$2:.$F$501];[.X330])+COUNTIF([.$G$2:.$G$501];[.X330])+COUNTIF([.$H$2:.$H$501];[.X330])+COUNTIF([.$I$2:.$I$501];[.X330])+COUNTIF([.$J$2:.$J$501];[.X330])+COUNTIF([.$K$2:.$K$501];[.X330])+COUNTIF([.$L$2:.$L$501];[.X330])+COUNTIF([.$M$2:.$M$501];[.X330])+COUNTIF([.$N$2:.$N$501];[.X330])+COUNTIF([.$O$2:.$O$501];[.X330])+COUNTIF([.$P$2:.$P$501];[.X330])+COUNTIF([.$Q$2:.$Q$501];[.X330])+COUNTIF([.$R$2:.$R$501];[.X330])+COUNTIF([.$S$2:.$S$501];[.X330])+COUNTIF([.$T$2:.$T$501];[.X330])+COUNTIF([.$U$2:.$U$501];[.X330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04_bbfd46c9-8647-473d-8382-917920724ea1_rock.jp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exy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glamour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portrait</text:p>
          </table:table-cell>
          <table:table-cell table:number-columns-repeated="2"/>
          <table:table-cell office:value-type="string" calcext:value-type="string">
            <text:p>abandoned</text:p>
          </table:table-cell>
          <table:table-cell table:formula="of:=COUNTIF([.$B$2:.$B$501];[.X331])+COUNTIF([.$C$2:.$C$501];[.X331])+COUNTIF([.$D$2:.$D$501];[.X331])+COUNTIF([.$E$2:.$E$501];[.X331])+COUNTIF([.$F$2:.$F$501];[.X331])+COUNTIF([.$G$2:.$G$501];[.X331])+COUNTIF([.$H$2:.$H$501];[.X331])+COUNTIF([.$I$2:.$I$501];[.X331])+COUNTIF([.$J$2:.$J$501];[.X331])+COUNTIF([.$K$2:.$K$501];[.X331])+COUNTIF([.$L$2:.$L$501];[.X331])+COUNTIF([.$M$2:.$M$501];[.X331])+COUNTIF([.$N$2:.$N$501];[.X331])+COUNTIF([.$O$2:.$O$501];[.X331])+COUNTIF([.$P$2:.$P$501];[.X331])+COUNTIF([.$Q$2:.$Q$501];[.X331])+COUNTIF([.$R$2:.$R$501];[.X331])+COUNTIF([.$S$2:.$S$501];[.X331])+COUNTIF([.$T$2:.$T$501];[.X331])+COUNTIF([.$U$2:.$U$501];[.X331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4_be4c8191-7b29-4667-98ff-962059c3c486_hip-hop.jpg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ecology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solitude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landscape</text:p>
          </table:table-cell>
          <table:table-cell table:number-columns-repeated="2"/>
          <table:table-cell office:value-type="string" calcext:value-type="string">
            <text:p>aggression</text:p>
          </table:table-cell>
          <table:table-cell table:formula="of:=COUNTIF([.$B$2:.$B$501];[.X332])+COUNTIF([.$C$2:.$C$501];[.X332])+COUNTIF([.$D$2:.$D$501];[.X332])+COUNTIF([.$E$2:.$E$501];[.X332])+COUNTIF([.$F$2:.$F$501];[.X332])+COUNTIF([.$G$2:.$G$501];[.X332])+COUNTIF([.$H$2:.$H$501];[.X332])+COUNTIF([.$I$2:.$I$501];[.X332])+COUNTIF([.$J$2:.$J$501];[.X332])+COUNTIF([.$K$2:.$K$501];[.X332])+COUNTIF([.$L$2:.$L$501];[.X332])+COUNTIF([.$M$2:.$M$501];[.X332])+COUNTIF([.$N$2:.$N$501];[.X332])+COUNTIF([.$O$2:.$O$501];[.X332])+COUNTIF([.$P$2:.$P$501];[.X332])+COUNTIF([.$Q$2:.$Q$501];[.X332])+COUNTIF([.$R$2:.$R$501];[.X332])+COUNTIF([.$S$2:.$S$501];[.X332])+COUNTIF([.$T$2:.$T$501];[.X332])+COUNTIF([.$U$2:.$U$501];[.X332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4_c4cf23d5-c0f6-49f8-b892-87f044f377e1_hip-hop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postal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lithograph</text:p>
          </table:table-cell>
          <table:table-cell office:value-type="string" calcext:value-type="string">
            <text:p>isolate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woman</text:p>
          </table:table-cell>
          <table:table-cell table:number-columns-repeated="2"/>
          <table:table-cell office:value-type="string" calcext:value-type="string">
            <text:p>baby</text:p>
          </table:table-cell>
          <table:table-cell table:formula="of:=COUNTIF([.$B$2:.$B$501];[.X333])+COUNTIF([.$C$2:.$C$501];[.X333])+COUNTIF([.$D$2:.$D$501];[.X333])+COUNTIF([.$E$2:.$E$501];[.X333])+COUNTIF([.$F$2:.$F$501];[.X333])+COUNTIF([.$G$2:.$G$501];[.X333])+COUNTIF([.$H$2:.$H$501];[.X333])+COUNTIF([.$I$2:.$I$501];[.X333])+COUNTIF([.$J$2:.$J$501];[.X333])+COUNTIF([.$K$2:.$K$501];[.X333])+COUNTIF([.$L$2:.$L$501];[.X333])+COUNTIF([.$M$2:.$M$501];[.X333])+COUNTIF([.$N$2:.$N$501];[.X333])+COUNTIF([.$O$2:.$O$501];[.X333])+COUNTIF([.$P$2:.$P$501];[.X333])+COUNTIF([.$Q$2:.$Q$501];[.X333])+COUNTIF([.$R$2:.$R$501];[.X333])+COUNTIF([.$S$2:.$S$501];[.X333])+COUNTIF([.$T$2:.$T$501];[.X333])+COUNTIF([.$U$2:.$U$501];[.X33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4_cdd3e963-3ef7-484e-b266-3f2d5d631b3b_pop.jpg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rusty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background</text:p>
          </table:table-cell>
          <table:table-cell table:formula="of:=COUNTIF([.$B$2:.$B$501];[.X334])+COUNTIF([.$C$2:.$C$501];[.X334])+COUNTIF([.$D$2:.$D$501];[.X334])+COUNTIF([.$E$2:.$E$501];[.X334])+COUNTIF([.$F$2:.$F$501];[.X334])+COUNTIF([.$G$2:.$G$501];[.X334])+COUNTIF([.$H$2:.$H$501];[.X334])+COUNTIF([.$I$2:.$I$501];[.X334])+COUNTIF([.$J$2:.$J$501];[.X334])+COUNTIF([.$K$2:.$K$501];[.X334])+COUNTIF([.$L$2:.$L$501];[.X334])+COUNTIF([.$M$2:.$M$501];[.X334])+COUNTIF([.$N$2:.$N$501];[.X334])+COUNTIF([.$O$2:.$O$501];[.X334])+COUNTIF([.$P$2:.$P$501];[.X334])+COUNTIF([.$Q$2:.$Q$501];[.X334])+COUNTIF([.$R$2:.$R$501];[.X334])+COUNTIF([.$S$2:.$S$501];[.X334])+COUNTIF([.$T$2:.$T$501];[.X334])+COUNTIF([.$U$2:.$U$501];[.X33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4_d145e18a-6cbe-434b-82fe-dd680d45b060_pop.jpg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hairdo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individuality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pop music</text:p>
          </table:table-cell>
          <table:table-cell table:number-columns-repeated="2"/>
          <table:table-cell office:value-type="string" calcext:value-type="string">
            <text:p>banking</text:p>
          </table:table-cell>
          <table:table-cell table:formula="of:=COUNTIF([.$B$2:.$B$501];[.X335])+COUNTIF([.$C$2:.$C$501];[.X335])+COUNTIF([.$D$2:.$D$501];[.X335])+COUNTIF([.$E$2:.$E$501];[.X335])+COUNTIF([.$F$2:.$F$501];[.X335])+COUNTIF([.$G$2:.$G$501];[.X335])+COUNTIF([.$H$2:.$H$501];[.X335])+COUNTIF([.$I$2:.$I$501];[.X335])+COUNTIF([.$J$2:.$J$501];[.X335])+COUNTIF([.$K$2:.$K$501];[.X335])+COUNTIF([.$L$2:.$L$501];[.X335])+COUNTIF([.$M$2:.$M$501];[.X335])+COUNTIF([.$N$2:.$N$501];[.X335])+COUNTIF([.$O$2:.$O$501];[.X335])+COUNTIF([.$P$2:.$P$501];[.X335])+COUNTIF([.$Q$2:.$Q$501];[.X335])+COUNTIF([.$R$2:.$R$501];[.X335])+COUNTIF([.$S$2:.$S$501];[.X335])+COUNTIF([.$T$2:.$T$501];[.X335])+COUNTIF([.$U$2:.$U$501];[.X33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4_d22a36ce-2a5d-48d3-a3f6-4c226a8fac26_pop.jpg</text:p>
          </table:table-cell>
          <table:table-cell office:value-type="string" calcext:value-type="string">
            <text:p>casino</text:p>
          </table:table-cell>
          <table:table-cell office:value-type="string" calcext:value-type="string">
            <text:p>gambling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poker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participate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lucky</text:p>
          </table:table-cell>
          <table:table-cell table:number-columns-repeated="2"/>
          <table:table-cell office:value-type="string" calcext:value-type="string">
            <text:p>blond</text:p>
          </table:table-cell>
          <table:table-cell table:formula="of:=COUNTIF([.$B$2:.$B$501];[.X336])+COUNTIF([.$C$2:.$C$501];[.X336])+COUNTIF([.$D$2:.$D$501];[.X336])+COUNTIF([.$E$2:.$E$501];[.X336])+COUNTIF([.$F$2:.$F$501];[.X336])+COUNTIF([.$G$2:.$G$501];[.X336])+COUNTIF([.$H$2:.$H$501];[.X336])+COUNTIF([.$I$2:.$I$501];[.X336])+COUNTIF([.$J$2:.$J$501];[.X336])+COUNTIF([.$K$2:.$K$501];[.X336])+COUNTIF([.$L$2:.$L$501];[.X336])+COUNTIF([.$M$2:.$M$501];[.X336])+COUNTIF([.$N$2:.$N$501];[.X336])+COUNTIF([.$O$2:.$O$501];[.X336])+COUNTIF([.$P$2:.$P$501];[.X336])+COUNTIF([.$Q$2:.$Q$501];[.X336])+COUNTIF([.$R$2:.$R$501];[.X336])+COUNTIF([.$S$2:.$S$501];[.X336])+COUNTIF([.$T$2:.$T$501];[.X336])+COUNTIF([.$U$2:.$U$501];[.X336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4_d9d6d2d0-8552-4c12-982d-49cc6a4d7a7e_p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xhibition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signalis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competition</text:p>
          </table:table-cell>
          <table:table-cell table:number-columns-repeated="2"/>
          <table:table-cell office:value-type="string" calcext:value-type="string">
            <text:p>boy</text:p>
          </table:table-cell>
          <table:table-cell table:formula="of:=COUNTIF([.$B$2:.$B$501];[.X337])+COUNTIF([.$C$2:.$C$501];[.X337])+COUNTIF([.$D$2:.$D$501];[.X337])+COUNTIF([.$E$2:.$E$501];[.X337])+COUNTIF([.$F$2:.$F$501];[.X337])+COUNTIF([.$G$2:.$G$501];[.X337])+COUNTIF([.$H$2:.$H$501];[.X337])+COUNTIF([.$I$2:.$I$501];[.X337])+COUNTIF([.$J$2:.$J$501];[.X337])+COUNTIF([.$K$2:.$K$501];[.X337])+COUNTIF([.$L$2:.$L$501];[.X337])+COUNTIF([.$M$2:.$M$501];[.X337])+COUNTIF([.$N$2:.$N$501];[.X337])+COUNTIF([.$O$2:.$O$501];[.X337])+COUNTIF([.$P$2:.$P$501];[.X337])+COUNTIF([.$Q$2:.$Q$501];[.X337])+COUNTIF([.$R$2:.$R$501];[.X337])+COUNTIF([.$S$2:.$S$501];[.X337])+COUNTIF([.$T$2:.$T$501];[.X337])+COUNTIF([.$U$2:.$U$501];[.X337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4_db04b015-973a-4fe4-8b1a-2ac0ce0a248e_pop.jp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relaxat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isolated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njoymen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girl</text:p>
          </table:table-cell>
          <table:table-cell table:number-columns-repeated="2"/>
          <table:table-cell office:value-type="string" calcext:value-type="string">
            <text:p>casual</text:p>
          </table:table-cell>
          <table:table-cell table:formula="of:=COUNTIF([.$B$2:.$B$501];[.X338])+COUNTIF([.$C$2:.$C$501];[.X338])+COUNTIF([.$D$2:.$D$501];[.X338])+COUNTIF([.$E$2:.$E$501];[.X338])+COUNTIF([.$F$2:.$F$501];[.X338])+COUNTIF([.$G$2:.$G$501];[.X338])+COUNTIF([.$H$2:.$H$501];[.X338])+COUNTIF([.$I$2:.$I$501];[.X338])+COUNTIF([.$J$2:.$J$501];[.X338])+COUNTIF([.$K$2:.$K$501];[.X338])+COUNTIF([.$L$2:.$L$501];[.X338])+COUNTIF([.$M$2:.$M$501];[.X338])+COUNTIF([.$N$2:.$N$501];[.X338])+COUNTIF([.$O$2:.$O$501];[.X338])+COUNTIF([.$P$2:.$P$501];[.X338])+COUNTIF([.$Q$2:.$Q$501];[.X338])+COUNTIF([.$R$2:.$R$501];[.X338])+COUNTIF([.$S$2:.$S$501];[.X338])+COUNTIF([.$T$2:.$T$501];[.X338])+COUNTIF([.$U$2:.$U$501];[.X338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4_db1f317d-7c44-474b-9be6-3302eb52fcb2_country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picture fram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isolated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unset</text:p>
          </table:table-cell>
          <table:table-cell table:number-columns-repeated="2"/>
          <table:table-cell office:value-type="string" calcext:value-type="string">
            <text:p>chalkboard</text:p>
          </table:table-cell>
          <table:table-cell table:formula="of:=COUNTIF([.$B$2:.$B$501];[.X339])+COUNTIF([.$C$2:.$C$501];[.X339])+COUNTIF([.$D$2:.$D$501];[.X339])+COUNTIF([.$E$2:.$E$501];[.X339])+COUNTIF([.$F$2:.$F$501];[.X339])+COUNTIF([.$G$2:.$G$501];[.X339])+COUNTIF([.$H$2:.$H$501];[.X339])+COUNTIF([.$I$2:.$I$501];[.X339])+COUNTIF([.$J$2:.$J$501];[.X339])+COUNTIF([.$K$2:.$K$501];[.X339])+COUNTIF([.$L$2:.$L$501];[.X339])+COUNTIF([.$M$2:.$M$501];[.X339])+COUNTIF([.$N$2:.$N$501];[.X339])+COUNTIF([.$O$2:.$O$501];[.X339])+COUNTIF([.$P$2:.$P$501];[.X339])+COUNTIF([.$Q$2:.$Q$501];[.X339])+COUNTIF([.$R$2:.$R$501];[.X339])+COUNTIF([.$S$2:.$S$501];[.X339])+COUNTIF([.$T$2:.$T$501];[.X339])+COUNTIF([.$U$2:.$U$501];[.X339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4_e90554b3-6ad4-4359-b917-85a22fcc0753_pop.jpg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graphic design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technology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table:formula="of:=COUNTIF([.$B$2:.$B$501];[.X340])+COUNTIF([.$C$2:.$C$501];[.X340])+COUNTIF([.$D$2:.$D$501];[.X340])+COUNTIF([.$E$2:.$E$501];[.X340])+COUNTIF([.$F$2:.$F$501];[.X340])+COUNTIF([.$G$2:.$G$501];[.X340])+COUNTIF([.$H$2:.$H$501];[.X340])+COUNTIF([.$I$2:.$I$501];[.X340])+COUNTIF([.$J$2:.$J$501];[.X340])+COUNTIF([.$K$2:.$K$501];[.X340])+COUNTIF([.$L$2:.$L$501];[.X340])+COUNTIF([.$M$2:.$M$501];[.X340])+COUNTIF([.$N$2:.$N$501];[.X340])+COUNTIF([.$O$2:.$O$501];[.X340])+COUNTIF([.$P$2:.$P$501];[.X340])+COUNTIF([.$Q$2:.$Q$501];[.X340])+COUNTIF([.$R$2:.$R$501];[.X340])+COUNTIF([.$S$2:.$S$501];[.X340])+COUNTIF([.$T$2:.$T$501];[.X340])+COUNTIF([.$U$2:.$U$501];[.X34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4_ea074fb8-888d-42a0-b2f9-d73b0039f5c0_rock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ngraving</text:p>
          </table:table-cell>
          <table:table-cell office:value-type="string" calcext:value-type="string">
            <text:p>cavalry</text:p>
          </table:table-cell>
          <table:table-cell office:value-type="string" calcext:value-type="string">
            <text:p>lithograph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several</text:p>
          </table:table-cell>
          <table:table-cell office:value-type="string" calcext:value-type="string">
            <text:p>portrait</text:p>
          </table:table-cell>
          <table:table-cell table:number-columns-repeated="2"/>
          <table:table-cell office:value-type="string" calcext:value-type="string">
            <text:p>closeup</text:p>
          </table:table-cell>
          <table:table-cell table:formula="of:=COUNTIF([.$B$2:.$B$501];[.X341])+COUNTIF([.$C$2:.$C$501];[.X341])+COUNTIF([.$D$2:.$D$501];[.X341])+COUNTIF([.$E$2:.$E$501];[.X341])+COUNTIF([.$F$2:.$F$501];[.X341])+COUNTIF([.$G$2:.$G$501];[.X341])+COUNTIF([.$H$2:.$H$501];[.X341])+COUNTIF([.$I$2:.$I$501];[.X341])+COUNTIF([.$J$2:.$J$501];[.X341])+COUNTIF([.$K$2:.$K$501];[.X341])+COUNTIF([.$L$2:.$L$501];[.X341])+COUNTIF([.$M$2:.$M$501];[.X341])+COUNTIF([.$N$2:.$N$501];[.X341])+COUNTIF([.$O$2:.$O$501];[.X341])+COUNTIF([.$P$2:.$P$501];[.X341])+COUNTIF([.$Q$2:.$Q$501];[.X341])+COUNTIF([.$R$2:.$R$501];[.X341])+COUNTIF([.$S$2:.$S$501];[.X341])+COUNTIF([.$T$2:.$T$501];[.X341])+COUNTIF([.$U$2:.$U$501];[.X341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4_f4bf1058-372d-42c2-bcd0-d1a501cf1428_electronic.jpg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auto racing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ransportation system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commerce</text:p>
          </table:table-cell>
          <table:table-cell table:formula="of:=COUNTIF([.$B$2:.$B$501];[.X342])+COUNTIF([.$C$2:.$C$501];[.X342])+COUNTIF([.$D$2:.$D$501];[.X342])+COUNTIF([.$E$2:.$E$501];[.X342])+COUNTIF([.$F$2:.$F$501];[.X342])+COUNTIF([.$G$2:.$G$501];[.X342])+COUNTIF([.$H$2:.$H$501];[.X342])+COUNTIF([.$I$2:.$I$501];[.X342])+COUNTIF([.$J$2:.$J$501];[.X342])+COUNTIF([.$K$2:.$K$501];[.X342])+COUNTIF([.$L$2:.$L$501];[.X342])+COUNTIF([.$M$2:.$M$501];[.X342])+COUNTIF([.$N$2:.$N$501];[.X342])+COUNTIF([.$O$2:.$O$501];[.X342])+COUNTIF([.$P$2:.$P$501];[.X342])+COUNTIF([.$Q$2:.$Q$501];[.X342])+COUNTIF([.$R$2:.$R$501];[.X342])+COUNTIF([.$S$2:.$S$501];[.X342])+COUNTIF([.$T$2:.$T$501];[.X342])+COUNTIF([.$U$2:.$U$501];[.X342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091786c8-db0d-4ce9-8a60-f13bda4abfd9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actress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veil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theater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lid</text:p>
          </table:table-cell>
          <table:table-cell table:number-columns-repeated="2"/>
          <table:table-cell office:value-type="string" calcext:value-type="string">
            <text:p>costume</text:p>
          </table:table-cell>
          <table:table-cell table:formula="of:=COUNTIF([.$B$2:.$B$501];[.X343])+COUNTIF([.$C$2:.$C$501];[.X343])+COUNTIF([.$D$2:.$D$501];[.X343])+COUNTIF([.$E$2:.$E$501];[.X343])+COUNTIF([.$F$2:.$F$501];[.X343])+COUNTIF([.$G$2:.$G$501];[.X343])+COUNTIF([.$H$2:.$H$501];[.X343])+COUNTIF([.$I$2:.$I$501];[.X343])+COUNTIF([.$J$2:.$J$501];[.X343])+COUNTIF([.$K$2:.$K$501];[.X343])+COUNTIF([.$L$2:.$L$501];[.X343])+COUNTIF([.$M$2:.$M$501];[.X343])+COUNTIF([.$N$2:.$N$501];[.X343])+COUNTIF([.$O$2:.$O$501];[.X343])+COUNTIF([.$P$2:.$P$501];[.X343])+COUNTIF([.$Q$2:.$Q$501];[.X343])+COUNTIF([.$R$2:.$R$501];[.X343])+COUNTIF([.$S$2:.$S$501];[.X343])+COUNTIF([.$T$2:.$T$501];[.X343])+COUNTIF([.$U$2:.$U$501];[.X34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0b98781c-a8ec-4a9e-a4ed-0fdfd1033ced_hip-hop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veil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war</text:p>
          </table:table-cell>
          <table:table-cell table:number-columns-repeated="2"/>
          <table:table-cell office:value-type="string" calcext:value-type="string">
            <text:p>crowd</text:p>
          </table:table-cell>
          <table:table-cell table:formula="of:=COUNTIF([.$B$2:.$B$501];[.X344])+COUNTIF([.$C$2:.$C$501];[.X344])+COUNTIF([.$D$2:.$D$501];[.X344])+COUNTIF([.$E$2:.$E$501];[.X344])+COUNTIF([.$F$2:.$F$501];[.X344])+COUNTIF([.$G$2:.$G$501];[.X344])+COUNTIF([.$H$2:.$H$501];[.X344])+COUNTIF([.$I$2:.$I$501];[.X344])+COUNTIF([.$J$2:.$J$501];[.X344])+COUNTIF([.$K$2:.$K$501];[.X344])+COUNTIF([.$L$2:.$L$501];[.X344])+COUNTIF([.$M$2:.$M$501];[.X344])+COUNTIF([.$N$2:.$N$501];[.X344])+COUNTIF([.$O$2:.$O$501];[.X344])+COUNTIF([.$P$2:.$P$501];[.X344])+COUNTIF([.$Q$2:.$Q$501];[.X344])+COUNTIF([.$R$2:.$R$501];[.X344])+COUNTIF([.$S$2:.$S$501];[.X344])+COUNTIF([.$T$2:.$T$501];[.X344])+COUNTIF([.$U$2:.$U$501];[.X34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0f69648e-04c6-3082-9cd2-f973cb191781_rock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action</text:p>
          </table:table-cell>
          <table:table-cell table:number-columns-repeated="2"/>
          <table:table-cell office:value-type="string" calcext:value-type="string">
            <text:p>desire</text:p>
          </table:table-cell>
          <table:table-cell table:formula="of:=COUNTIF([.$B$2:.$B$501];[.X345])+COUNTIF([.$C$2:.$C$501];[.X345])+COUNTIF([.$D$2:.$D$501];[.X345])+COUNTIF([.$E$2:.$E$501];[.X345])+COUNTIF([.$F$2:.$F$501];[.X345])+COUNTIF([.$G$2:.$G$501];[.X345])+COUNTIF([.$H$2:.$H$501];[.X345])+COUNTIF([.$I$2:.$I$501];[.X345])+COUNTIF([.$J$2:.$J$501];[.X345])+COUNTIF([.$K$2:.$K$501];[.X345])+COUNTIF([.$L$2:.$L$501];[.X345])+COUNTIF([.$M$2:.$M$501];[.X345])+COUNTIF([.$N$2:.$N$501];[.X345])+COUNTIF([.$O$2:.$O$501];[.X345])+COUNTIF([.$P$2:.$P$501];[.X345])+COUNTIF([.$Q$2:.$Q$501];[.X345])+COUNTIF([.$R$2:.$R$501];[.X345])+COUNTIF([.$S$2:.$S$501];[.X345])+COUNTIF([.$T$2:.$T$501];[.X345])+COUNTIF([.$U$2:.$U$501];[.X34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1915dbf5-31f1-486d-891d-9bdc92935cd9_hip-hop.jpg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revolutio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orrespondence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propaganda</text:p>
          </table:table-cell>
          <table:table-cell table:number-columns-repeated="2"/>
          <table:table-cell office:value-type="string" calcext:value-type="string">
            <text:p>element</text:p>
          </table:table-cell>
          <table:table-cell table:formula="of:=COUNTIF([.$B$2:.$B$501];[.X346])+COUNTIF([.$C$2:.$C$501];[.X346])+COUNTIF([.$D$2:.$D$501];[.X346])+COUNTIF([.$E$2:.$E$501];[.X346])+COUNTIF([.$F$2:.$F$501];[.X346])+COUNTIF([.$G$2:.$G$501];[.X346])+COUNTIF([.$H$2:.$H$501];[.X346])+COUNTIF([.$I$2:.$I$501];[.X346])+COUNTIF([.$J$2:.$J$501];[.X346])+COUNTIF([.$K$2:.$K$501];[.X346])+COUNTIF([.$L$2:.$L$501];[.X346])+COUNTIF([.$M$2:.$M$501];[.X346])+COUNTIF([.$N$2:.$N$501];[.X346])+COUNTIF([.$O$2:.$O$501];[.X346])+COUNTIF([.$P$2:.$P$501];[.X346])+COUNTIF([.$Q$2:.$Q$501];[.X346])+COUNTIF([.$R$2:.$R$501];[.X346])+COUNTIF([.$S$2:.$S$501];[.X346])+COUNTIF([.$T$2:.$T$501];[.X346])+COUNTIF([.$U$2:.$U$501];[.X346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22c7b8ee-a6a6-4818-a9a7-843fbb2c9d03_p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dancing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fun</text:p>
          </table:table-cell>
          <table:table-cell table:number-columns-repeated="2"/>
          <table:table-cell office:value-type="string" calcext:value-type="string">
            <text:p>engraving</text:p>
          </table:table-cell>
          <table:table-cell table:formula="of:=COUNTIF([.$B$2:.$B$501];[.X347])+COUNTIF([.$C$2:.$C$501];[.X347])+COUNTIF([.$D$2:.$D$501];[.X347])+COUNTIF([.$E$2:.$E$501];[.X347])+COUNTIF([.$F$2:.$F$501];[.X347])+COUNTIF([.$G$2:.$G$501];[.X347])+COUNTIF([.$H$2:.$H$501];[.X347])+COUNTIF([.$I$2:.$I$501];[.X347])+COUNTIF([.$J$2:.$J$501];[.X347])+COUNTIF([.$K$2:.$K$501];[.X347])+COUNTIF([.$L$2:.$L$501];[.X347])+COUNTIF([.$M$2:.$M$501];[.X347])+COUNTIF([.$N$2:.$N$501];[.X347])+COUNTIF([.$O$2:.$O$501];[.X347])+COUNTIF([.$P$2:.$P$501];[.X347])+COUNTIF([.$Q$2:.$Q$501];[.X347])+COUNTIF([.$R$2:.$R$501];[.X347])+COUNTIF([.$S$2:.$S$501];[.X347])+COUNTIF([.$T$2:.$T$501];[.X347])+COUNTIF([.$U$2:.$U$501];[.X347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240fd4f6-217a-47f3-a81a-90a08d4cc360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revolutio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lithograph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propaganda</text:p>
          </table:table-cell>
          <table:table-cell table:number-columns-repeated="2"/>
          <table:table-cell office:value-type="string" calcext:value-type="string">
            <text:p>environment</text:p>
          </table:table-cell>
          <table:table-cell table:formula="of:=COUNTIF([.$B$2:.$B$501];[.X348])+COUNTIF([.$C$2:.$C$501];[.X348])+COUNTIF([.$D$2:.$D$501];[.X348])+COUNTIF([.$E$2:.$E$501];[.X348])+COUNTIF([.$F$2:.$F$501];[.X348])+COUNTIF([.$G$2:.$G$501];[.X348])+COUNTIF([.$H$2:.$H$501];[.X348])+COUNTIF([.$I$2:.$I$501];[.X348])+COUNTIF([.$J$2:.$J$501];[.X348])+COUNTIF([.$K$2:.$K$501];[.X348])+COUNTIF([.$L$2:.$L$501];[.X348])+COUNTIF([.$M$2:.$M$501];[.X348])+COUNTIF([.$N$2:.$N$501];[.X348])+COUNTIF([.$O$2:.$O$501];[.X348])+COUNTIF([.$P$2:.$P$501];[.X348])+COUNTIF([.$Q$2:.$Q$501];[.X348])+COUNTIF([.$R$2:.$R$501];[.X348])+COUNTIF([.$S$2:.$S$501];[.X348])+COUNTIF([.$T$2:.$T$501];[.X348])+COUNTIF([.$U$2:.$U$501];[.X348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25b6299e-1ab1-440b-b204-5306b399d5c6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tourism</text:p>
          </table:table-cell>
          <table:table-cell table:number-columns-repeated="2"/>
          <table:table-cell office:value-type="string" calcext:value-type="string">
            <text:p>exhibition</text:p>
          </table:table-cell>
          <table:table-cell table:formula="of:=COUNTIF([.$B$2:.$B$501];[.X349])+COUNTIF([.$C$2:.$C$501];[.X349])+COUNTIF([.$D$2:.$D$501];[.X349])+COUNTIF([.$E$2:.$E$501];[.X349])+COUNTIF([.$F$2:.$F$501];[.X349])+COUNTIF([.$G$2:.$G$501];[.X349])+COUNTIF([.$H$2:.$H$501];[.X349])+COUNTIF([.$I$2:.$I$501];[.X349])+COUNTIF([.$J$2:.$J$501];[.X349])+COUNTIF([.$K$2:.$K$501];[.X349])+COUNTIF([.$L$2:.$L$501];[.X349])+COUNTIF([.$M$2:.$M$501];[.X349])+COUNTIF([.$N$2:.$N$501];[.X349])+COUNTIF([.$O$2:.$O$501];[.X349])+COUNTIF([.$P$2:.$P$501];[.X349])+COUNTIF([.$Q$2:.$Q$501];[.X349])+COUNTIF([.$R$2:.$R$501];[.X349])+COUNTIF([.$S$2:.$S$501];[.X349])+COUNTIF([.$T$2:.$T$501];[.X349])+COUNTIF([.$U$2:.$U$501];[.X349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26f618e5-3259-4e4e-94ca-5df54bd1469d_electronic.jpg</text:p>
          </table:table-cell>
          <table:table-cell office:value-type="string" calcext:value-type="string">
            <text:p>isolated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disjunct</text:p>
          </table:table-cell>
          <table:table-cell office:value-type="string" calcext:value-type="string">
            <text:p>cutout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old</text:p>
          </table:table-cell>
          <table:table-cell table:number-columns-repeated="2"/>
          <table:table-cell office:value-type="string" calcext:value-type="string">
            <text:p>fabric</text:p>
          </table:table-cell>
          <table:table-cell table:formula="of:=COUNTIF([.$B$2:.$B$501];[.X350])+COUNTIF([.$C$2:.$C$501];[.X350])+COUNTIF([.$D$2:.$D$501];[.X350])+COUNTIF([.$E$2:.$E$501];[.X350])+COUNTIF([.$F$2:.$F$501];[.X350])+COUNTIF([.$G$2:.$G$501];[.X350])+COUNTIF([.$H$2:.$H$501];[.X350])+COUNTIF([.$I$2:.$I$501];[.X350])+COUNTIF([.$J$2:.$J$501];[.X350])+COUNTIF([.$K$2:.$K$501];[.X350])+COUNTIF([.$L$2:.$L$501];[.X350])+COUNTIF([.$M$2:.$M$501];[.X350])+COUNTIF([.$N$2:.$N$501];[.X350])+COUNTIF([.$O$2:.$O$501];[.X350])+COUNTIF([.$P$2:.$P$501];[.X350])+COUNTIF([.$Q$2:.$Q$501];[.X350])+COUNTIF([.$R$2:.$R$501];[.X350])+COUNTIF([.$S$2:.$S$501];[.X350])+COUNTIF([.$T$2:.$T$501];[.X350])+COUNTIF([.$U$2:.$U$501];[.X35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30214efe-bc85-48c3-b5a1-39d50fd3dd11_rock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shining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ornate</text:p>
          </table:table-cell>
          <table:table-cell office:value-type="string" calcext:value-type="string">
            <text:p>elegant</text:p>
          </table:table-cell>
          <table:table-cell office:value-type="string" calcext:value-type="string">
            <text:p>magnificenc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mblem</text:p>
          </table:table-cell>
          <table:table-cell office:value-type="string" calcext:value-type="string">
            <text:p>ancient</text:p>
          </table:table-cell>
          <table:table-cell table:number-columns-repeated="2"/>
          <table:table-cell office:value-type="string" calcext:value-type="string">
            <text:p>finance</text:p>
          </table:table-cell>
          <table:table-cell table:formula="of:=COUNTIF([.$B$2:.$B$501];[.X351])+COUNTIF([.$C$2:.$C$501];[.X351])+COUNTIF([.$D$2:.$D$501];[.X351])+COUNTIF([.$E$2:.$E$501];[.X351])+COUNTIF([.$F$2:.$F$501];[.X351])+COUNTIF([.$G$2:.$G$501];[.X351])+COUNTIF([.$H$2:.$H$501];[.X351])+COUNTIF([.$I$2:.$I$501];[.X351])+COUNTIF([.$J$2:.$J$501];[.X351])+COUNTIF([.$K$2:.$K$501];[.X351])+COUNTIF([.$L$2:.$L$501];[.X351])+COUNTIF([.$M$2:.$M$501];[.X351])+COUNTIF([.$N$2:.$N$501];[.X351])+COUNTIF([.$O$2:.$O$501];[.X351])+COUNTIF([.$P$2:.$P$501];[.X351])+COUNTIF([.$Q$2:.$Q$501];[.X351])+COUNTIF([.$R$2:.$R$501];[.X351])+COUNTIF([.$S$2:.$S$501];[.X351])+COUNTIF([.$T$2:.$T$501];[.X351])+COUNTIF([.$U$2:.$U$501];[.X351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3a131446-032a-4190-a101-72f85d65a5bb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fine-looking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headsho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adolescent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shirtless</text:p>
          </table:table-cell>
          <table:table-cell office:value-type="string" calcext:value-type="string">
            <text:p>pensive</text:p>
          </table:table-cell>
          <table:table-cell office:value-type="string" calcext:value-type="string">
            <text:p>model</text:p>
          </table:table-cell>
          <table:table-cell table:number-columns-repeated="2"/>
          <table:table-cell office:value-type="string" calcext:value-type="string">
            <text:p>fish</text:p>
          </table:table-cell>
          <table:table-cell table:formula="of:=COUNTIF([.$B$2:.$B$501];[.X352])+COUNTIF([.$C$2:.$C$501];[.X352])+COUNTIF([.$D$2:.$D$501];[.X352])+COUNTIF([.$E$2:.$E$501];[.X352])+COUNTIF([.$F$2:.$F$501];[.X352])+COUNTIF([.$G$2:.$G$501];[.X352])+COUNTIF([.$H$2:.$H$501];[.X352])+COUNTIF([.$I$2:.$I$501];[.X352])+COUNTIF([.$J$2:.$J$501];[.X352])+COUNTIF([.$K$2:.$K$501];[.X352])+COUNTIF([.$L$2:.$L$501];[.X352])+COUNTIF([.$M$2:.$M$501];[.X352])+COUNTIF([.$N$2:.$N$501];[.X352])+COUNTIF([.$O$2:.$O$501];[.X352])+COUNTIF([.$P$2:.$P$501];[.X352])+COUNTIF([.$Q$2:.$Q$501];[.X352])+COUNTIF([.$R$2:.$R$501];[.X352])+COUNTIF([.$S$2:.$S$501];[.X352])+COUNTIF([.$T$2:.$T$501];[.X352])+COUNTIF([.$U$2:.$U$501];[.X352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489287ff-44ee-4e14-9653-3a257980d728_pop.jpg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facial hair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mustache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unshaven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stubble</text:p>
          </table:table-cell>
          <table:table-cell office:value-type="string" calcext:value-type="string">
            <text:p>fine-looking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ensive</text:p>
          </table:table-cell>
          <table:table-cell office:value-type="string" calcext:value-type="string">
            <text:p>staring</text:p>
          </table:table-cell>
          <table:table-cell office:value-type="string" calcext:value-type="string">
            <text:p>wear</text:p>
          </table:table-cell>
          <table:table-cell table:number-columns-repeated="2"/>
          <table:table-cell office:value-type="string" calcext:value-type="string">
            <text:p>fog</text:p>
          </table:table-cell>
          <table:table-cell table:formula="of:=COUNTIF([.$B$2:.$B$501];[.X353])+COUNTIF([.$C$2:.$C$501];[.X353])+COUNTIF([.$D$2:.$D$501];[.X353])+COUNTIF([.$E$2:.$E$501];[.X353])+COUNTIF([.$F$2:.$F$501];[.X353])+COUNTIF([.$G$2:.$G$501];[.X353])+COUNTIF([.$H$2:.$H$501];[.X353])+COUNTIF([.$I$2:.$I$501];[.X353])+COUNTIF([.$J$2:.$J$501];[.X353])+COUNTIF([.$K$2:.$K$501];[.X353])+COUNTIF([.$L$2:.$L$501];[.X353])+COUNTIF([.$M$2:.$M$501];[.X353])+COUNTIF([.$N$2:.$N$501];[.X353])+COUNTIF([.$O$2:.$O$501];[.X353])+COUNTIF([.$P$2:.$P$501];[.X353])+COUNTIF([.$Q$2:.$Q$501];[.X353])+COUNTIF([.$R$2:.$R$501];[.X353])+COUNTIF([.$S$2:.$S$501];[.X353])+COUNTIF([.$T$2:.$T$501];[.X353])+COUNTIF([.$U$2:.$U$501];[.X35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6692240d-55c2-471f-8b9e-f4b5f575e2d1_rock.jpg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ogetherness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adolescent</text:p>
          </table:table-cell>
          <table:table-cell office:value-type="string" calcext:value-type="string">
            <text:p>enjoyment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danger</text:p>
          </table:table-cell>
          <table:table-cell table:number-columns-repeated="2"/>
          <table:table-cell office:value-type="string" calcext:value-type="string">
            <text:p>glass items</text:p>
          </table:table-cell>
          <table:table-cell table:formula="of:=COUNTIF([.$B$2:.$B$501];[.X354])+COUNTIF([.$C$2:.$C$501];[.X354])+COUNTIF([.$D$2:.$D$501];[.X354])+COUNTIF([.$E$2:.$E$501];[.X354])+COUNTIF([.$F$2:.$F$501];[.X354])+COUNTIF([.$G$2:.$G$501];[.X354])+COUNTIF([.$H$2:.$H$501];[.X354])+COUNTIF([.$I$2:.$I$501];[.X354])+COUNTIF([.$J$2:.$J$501];[.X354])+COUNTIF([.$K$2:.$K$501];[.X354])+COUNTIF([.$L$2:.$L$501];[.X354])+COUNTIF([.$M$2:.$M$501];[.X354])+COUNTIF([.$N$2:.$N$501];[.X354])+COUNTIF([.$O$2:.$O$501];[.X354])+COUNTIF([.$P$2:.$P$501];[.X354])+COUNTIF([.$Q$2:.$Q$501];[.X354])+COUNTIF([.$R$2:.$R$501];[.X354])+COUNTIF([.$S$2:.$S$501];[.X354])+COUNTIF([.$T$2:.$T$501];[.X354])+COUNTIF([.$U$2:.$U$501];[.X35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6ac9f4c6-3f11-44e6-872a-5ae6fa8b15fe_electronic.jpg</text:p>
          </table:table-cell>
          <table:table-cell office:value-type="string" calcext:value-type="string">
            <text:p>signalise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typography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esigning</text:p>
          </table:table-cell>
          <table:table-cell office:value-type="string" calcext:value-type="string">
            <text:p>logo</text:p>
          </table:table-cell>
          <table:table-cell table:number-columns-repeated="2"/>
          <table:table-cell office:value-type="string" calcext:value-type="string">
            <text:p>gold</text:p>
          </table:table-cell>
          <table:table-cell table:formula="of:=COUNTIF([.$B$2:.$B$501];[.X355])+COUNTIF([.$C$2:.$C$501];[.X355])+COUNTIF([.$D$2:.$D$501];[.X355])+COUNTIF([.$E$2:.$E$501];[.X355])+COUNTIF([.$F$2:.$F$501];[.X355])+COUNTIF([.$G$2:.$G$501];[.X355])+COUNTIF([.$H$2:.$H$501];[.X355])+COUNTIF([.$I$2:.$I$501];[.X355])+COUNTIF([.$J$2:.$J$501];[.X355])+COUNTIF([.$K$2:.$K$501];[.X355])+COUNTIF([.$L$2:.$L$501];[.X355])+COUNTIF([.$M$2:.$M$501];[.X355])+COUNTIF([.$N$2:.$N$501];[.X355])+COUNTIF([.$O$2:.$O$501];[.X355])+COUNTIF([.$P$2:.$P$501];[.X355])+COUNTIF([.$Q$2:.$Q$501];[.X355])+COUNTIF([.$R$2:.$R$501];[.X355])+COUNTIF([.$S$2:.$S$501];[.X355])+COUNTIF([.$T$2:.$T$501];[.X355])+COUNTIF([.$U$2:.$U$501];[.X35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6eb585f4-b80c-452a-9bc5-149ad3b90e78_rock.jpg</text:p>
          </table:table-cell>
          <table:table-cell office:value-type="string" calcext:value-type="string">
            <text:p>Halloween</text:p>
          </table:table-cell>
          <table:table-cell office:value-type="string" calcext:value-type="string">
            <text:p>vicious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car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fright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skittish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cared</text:p>
          </table:table-cell>
          <table:table-cell table:number-columns-repeated="2"/>
          <table:table-cell office:value-type="string" calcext:value-type="string">
            <text:p>grass</text:p>
          </table:table-cell>
          <table:table-cell table:formula="of:=COUNTIF([.$B$2:.$B$501];[.X356])+COUNTIF([.$C$2:.$C$501];[.X356])+COUNTIF([.$D$2:.$D$501];[.X356])+COUNTIF([.$E$2:.$E$501];[.X356])+COUNTIF([.$F$2:.$F$501];[.X356])+COUNTIF([.$G$2:.$G$501];[.X356])+COUNTIF([.$H$2:.$H$501];[.X356])+COUNTIF([.$I$2:.$I$501];[.X356])+COUNTIF([.$J$2:.$J$501];[.X356])+COUNTIF([.$K$2:.$K$501];[.X356])+COUNTIF([.$L$2:.$L$501];[.X356])+COUNTIF([.$M$2:.$M$501];[.X356])+COUNTIF([.$N$2:.$N$501];[.X356])+COUNTIF([.$O$2:.$O$501];[.X356])+COUNTIF([.$P$2:.$P$501];[.X356])+COUNTIF([.$Q$2:.$Q$501];[.X356])+COUNTIF([.$R$2:.$R$501];[.X356])+COUNTIF([.$S$2:.$S$501];[.X356])+COUNTIF([.$T$2:.$T$501];[.X356])+COUNTIF([.$U$2:.$U$501];[.X356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71330c9f-b5d1-4204-9fa0-c0cc63d4054e_hip-hop.jpg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football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championship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propaganda</text:p>
          </table:table-cell>
          <table:table-cell office:value-type="string" calcext:value-type="string">
            <text:p>Race competition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uniform</text:p>
          </table:table-cell>
          <table:table-cell table:number-columns-repeated="2"/>
          <table:table-cell office:value-type="string" calcext:value-type="string">
            <text:p>H2O</text:p>
          </table:table-cell>
          <table:table-cell table:formula="of:=COUNTIF([.$B$2:.$B$501];[.X357])+COUNTIF([.$C$2:.$C$501];[.X357])+COUNTIF([.$D$2:.$D$501];[.X357])+COUNTIF([.$E$2:.$E$501];[.X357])+COUNTIF([.$F$2:.$F$501];[.X357])+COUNTIF([.$G$2:.$G$501];[.X357])+COUNTIF([.$H$2:.$H$501];[.X357])+COUNTIF([.$I$2:.$I$501];[.X357])+COUNTIF([.$J$2:.$J$501];[.X357])+COUNTIF([.$K$2:.$K$501];[.X357])+COUNTIF([.$L$2:.$L$501];[.X357])+COUNTIF([.$M$2:.$M$501];[.X357])+COUNTIF([.$N$2:.$N$501];[.X357])+COUNTIF([.$O$2:.$O$501];[.X357])+COUNTIF([.$P$2:.$P$501];[.X357])+COUNTIF([.$Q$2:.$Q$501];[.X357])+COUNTIF([.$R$2:.$R$501];[.X357])+COUNTIF([.$S$2:.$S$501];[.X357])+COUNTIF([.$T$2:.$T$501];[.X357])+COUNTIF([.$U$2:.$U$501];[.X357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73432ed1-f2c5-47cb-8bcd-cf4970a73bad_electronic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isolate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sexy</text:p>
          </table:table-cell>
          <table:table-cell office:value-type="string" calcext:value-type="string">
            <text:p>conceptual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business</text:p>
          </table:table-cell>
          <table:table-cell table:number-columns-repeated="2"/>
          <table:table-cell office:value-type="string" calcext:value-type="string">
            <text:p>home</text:p>
          </table:table-cell>
          <table:table-cell table:formula="of:=COUNTIF([.$B$2:.$B$501];[.X358])+COUNTIF([.$C$2:.$C$501];[.X358])+COUNTIF([.$D$2:.$D$501];[.X358])+COUNTIF([.$E$2:.$E$501];[.X358])+COUNTIF([.$F$2:.$F$501];[.X358])+COUNTIF([.$G$2:.$G$501];[.X358])+COUNTIF([.$H$2:.$H$501];[.X358])+COUNTIF([.$I$2:.$I$501];[.X358])+COUNTIF([.$J$2:.$J$501];[.X358])+COUNTIF([.$K$2:.$K$501];[.X358])+COUNTIF([.$L$2:.$L$501];[.X358])+COUNTIF([.$M$2:.$M$501];[.X358])+COUNTIF([.$N$2:.$N$501];[.X358])+COUNTIF([.$O$2:.$O$501];[.X358])+COUNTIF([.$P$2:.$P$501];[.X358])+COUNTIF([.$Q$2:.$Q$501];[.X358])+COUNTIF([.$R$2:.$R$501];[.X358])+COUNTIF([.$S$2:.$S$501];[.X358])+COUNTIF([.$T$2:.$T$501];[.X358])+COUNTIF([.$U$2:.$U$501];[.X358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776dd212-5050-4c76-88bc-089d9a51369d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veil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doorway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military</text:p>
          </table:table-cell>
          <table:table-cell table:number-columns-repeated="2"/>
          <table:table-cell office:value-type="string" calcext:value-type="string">
            <text:p>ink</text:p>
          </table:table-cell>
          <table:table-cell table:formula="of:=COUNTIF([.$B$2:.$B$501];[.X359])+COUNTIF([.$C$2:.$C$501];[.X359])+COUNTIF([.$D$2:.$D$501];[.X359])+COUNTIF([.$E$2:.$E$501];[.X359])+COUNTIF([.$F$2:.$F$501];[.X359])+COUNTIF([.$G$2:.$G$501];[.X359])+COUNTIF([.$H$2:.$H$501];[.X359])+COUNTIF([.$I$2:.$I$501];[.X359])+COUNTIF([.$J$2:.$J$501];[.X359])+COUNTIF([.$K$2:.$K$501];[.X359])+COUNTIF([.$L$2:.$L$501];[.X359])+COUNTIF([.$M$2:.$M$501];[.X359])+COUNTIF([.$N$2:.$N$501];[.X359])+COUNTIF([.$O$2:.$O$501];[.X359])+COUNTIF([.$P$2:.$P$501];[.X359])+COUNTIF([.$Q$2:.$Q$501];[.X359])+COUNTIF([.$R$2:.$R$501];[.X359])+COUNTIF([.$S$2:.$S$501];[.X359])+COUNTIF([.$T$2:.$T$501];[.X359])+COUNTIF([.$U$2:.$U$501];[.X359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78e0a82c-f6e3-45fe-8f5c-190ae91bf357_rock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exy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glamour</text:p>
          </table:table-cell>
          <table:table-cell office:value-type="string" calcext:value-type="string">
            <text:p>red carpet</text:p>
          </table:table-cell>
          <table:table-cell office:value-type="string" calcext:value-type="string">
            <text:p>actres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person</text:p>
          </table:table-cell>
          <table:table-cell table:number-columns-repeated="2"/>
          <table:table-cell office:value-type="string" calcext:value-type="string">
            <text:p>iron</text:p>
          </table:table-cell>
          <table:table-cell table:formula="of:=COUNTIF([.$B$2:.$B$501];[.X360])+COUNTIF([.$C$2:.$C$501];[.X360])+COUNTIF([.$D$2:.$D$501];[.X360])+COUNTIF([.$E$2:.$E$501];[.X360])+COUNTIF([.$F$2:.$F$501];[.X360])+COUNTIF([.$G$2:.$G$501];[.X360])+COUNTIF([.$H$2:.$H$501];[.X360])+COUNTIF([.$I$2:.$I$501];[.X360])+COUNTIF([.$J$2:.$J$501];[.X360])+COUNTIF([.$K$2:.$K$501];[.X360])+COUNTIF([.$L$2:.$L$501];[.X360])+COUNTIF([.$M$2:.$M$501];[.X360])+COUNTIF([.$N$2:.$N$501];[.X360])+COUNTIF([.$O$2:.$O$501];[.X360])+COUNTIF([.$P$2:.$P$501];[.X360])+COUNTIF([.$Q$2:.$Q$501];[.X360])+COUNTIF([.$R$2:.$R$501];[.X360])+COUNTIF([.$S$2:.$S$501];[.X360])+COUNTIF([.$T$2:.$T$501];[.X360])+COUNTIF([.$U$2:.$U$501];[.X36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7f634e83-03a4-4ef1-aaa2-b520e4415e6b_rock.jp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illuminated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illustration</text:p>
          </table:table-cell>
          <table:table-cell table:number-columns-repeated="2"/>
          <table:table-cell office:value-type="string" calcext:value-type="string">
            <text:p>lake</text:p>
          </table:table-cell>
          <table:table-cell table:formula="of:=COUNTIF([.$B$2:.$B$501];[.X361])+COUNTIF([.$C$2:.$C$501];[.X361])+COUNTIF([.$D$2:.$D$501];[.X361])+COUNTIF([.$E$2:.$E$501];[.X361])+COUNTIF([.$F$2:.$F$501];[.X361])+COUNTIF([.$G$2:.$G$501];[.X361])+COUNTIF([.$H$2:.$H$501];[.X361])+COUNTIF([.$I$2:.$I$501];[.X361])+COUNTIF([.$J$2:.$J$501];[.X361])+COUNTIF([.$K$2:.$K$501];[.X361])+COUNTIF([.$L$2:.$L$501];[.X361])+COUNTIF([.$M$2:.$M$501];[.X361])+COUNTIF([.$N$2:.$N$501];[.X361])+COUNTIF([.$O$2:.$O$501];[.X361])+COUNTIF([.$P$2:.$P$501];[.X361])+COUNTIF([.$Q$2:.$Q$501];[.X361])+COUNTIF([.$R$2:.$R$501];[.X361])+COUNTIF([.$S$2:.$S$501];[.X361])+COUNTIF([.$T$2:.$T$501];[.X361])+COUNTIF([.$U$2:.$U$501];[.X361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8c7383c8-2020-4cae-9a6e-74acbb22c7bf_country.jpg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headwea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raft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wear</text:p>
          </table:table-cell>
          <table:table-cell table:number-columns-repeated="2"/>
          <table:table-cell office:value-type="string" calcext:value-type="string">
            <text:p>lips</text:p>
          </table:table-cell>
          <table:table-cell table:formula="of:=COUNTIF([.$B$2:.$B$501];[.X362])+COUNTIF([.$C$2:.$C$501];[.X362])+COUNTIF([.$D$2:.$D$501];[.X362])+COUNTIF([.$E$2:.$E$501];[.X362])+COUNTIF([.$F$2:.$F$501];[.X362])+COUNTIF([.$G$2:.$G$501];[.X362])+COUNTIF([.$H$2:.$H$501];[.X362])+COUNTIF([.$I$2:.$I$501];[.X362])+COUNTIF([.$J$2:.$J$501];[.X362])+COUNTIF([.$K$2:.$K$501];[.X362])+COUNTIF([.$L$2:.$L$501];[.X362])+COUNTIF([.$M$2:.$M$501];[.X362])+COUNTIF([.$N$2:.$N$501];[.X362])+COUNTIF([.$O$2:.$O$501];[.X362])+COUNTIF([.$P$2:.$P$501];[.X362])+COUNTIF([.$Q$2:.$Q$501];[.X362])+COUNTIF([.$R$2:.$R$501];[.X362])+COUNTIF([.$S$2:.$S$501];[.X362])+COUNTIF([.$T$2:.$T$501];[.X362])+COUNTIF([.$U$2:.$U$501];[.X362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96ec45d1-859f-4179-a59c-d7b4faef77f0_rock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aunt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abandoned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rustic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ungalow</text:p>
          </table:table-cell>
          <table:table-cell office:value-type="string" calcext:value-type="string">
            <text:p>travel</text:p>
          </table:table-cell>
          <table:table-cell table:number-columns-repeated="2"/>
          <table:table-cell office:value-type="string" calcext:value-type="string">
            <text:p>message</text:p>
          </table:table-cell>
          <table:table-cell table:formula="of:=COUNTIF([.$B$2:.$B$501];[.X363])+COUNTIF([.$C$2:.$C$501];[.X363])+COUNTIF([.$D$2:.$D$501];[.X363])+COUNTIF([.$E$2:.$E$501];[.X363])+COUNTIF([.$F$2:.$F$501];[.X363])+COUNTIF([.$G$2:.$G$501];[.X363])+COUNTIF([.$H$2:.$H$501];[.X363])+COUNTIF([.$I$2:.$I$501];[.X363])+COUNTIF([.$J$2:.$J$501];[.X363])+COUNTIF([.$K$2:.$K$501];[.X363])+COUNTIF([.$L$2:.$L$501];[.X363])+COUNTIF([.$M$2:.$M$501];[.X363])+COUNTIF([.$N$2:.$N$501];[.X363])+COUNTIF([.$O$2:.$O$501];[.X363])+COUNTIF([.$P$2:.$P$501];[.X363])+COUNTIF([.$Q$2:.$Q$501];[.X363])+COUNTIF([.$R$2:.$R$501];[.X363])+COUNTIF([.$S$2:.$S$501];[.X363])+COUNTIF([.$T$2:.$T$501];[.X363])+COUNTIF([.$U$2:.$U$501];[.X36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98450cf0-1972-403c-ab5f-318003cc6c6c_hip-hop.jpg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oredom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relaxation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enjoyment</text:p>
          </table:table-cell>
          <table:table-cell table:number-columns-repeated="2"/>
          <table:table-cell office:value-type="string" calcext:value-type="string">
            <text:p>monster</text:p>
          </table:table-cell>
          <table:table-cell table:formula="of:=COUNTIF([.$B$2:.$B$501];[.X364])+COUNTIF([.$C$2:.$C$501];[.X364])+COUNTIF([.$D$2:.$D$501];[.X364])+COUNTIF([.$E$2:.$E$501];[.X364])+COUNTIF([.$F$2:.$F$501];[.X364])+COUNTIF([.$G$2:.$G$501];[.X364])+COUNTIF([.$H$2:.$H$501];[.X364])+COUNTIF([.$I$2:.$I$501];[.X364])+COUNTIF([.$J$2:.$J$501];[.X364])+COUNTIF([.$K$2:.$K$501];[.X364])+COUNTIF([.$L$2:.$L$501];[.X364])+COUNTIF([.$M$2:.$M$501];[.X364])+COUNTIF([.$N$2:.$N$501];[.X364])+COUNTIF([.$O$2:.$O$501];[.X364])+COUNTIF([.$P$2:.$P$501];[.X364])+COUNTIF([.$Q$2:.$Q$501];[.X364])+COUNTIF([.$R$2:.$R$501];[.X364])+COUNTIF([.$S$2:.$S$501];[.X364])+COUNTIF([.$T$2:.$T$501];[.X364])+COUNTIF([.$U$2:.$U$501];[.X36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a42b2f39-dd6c-4db0-896f-456d2ad0c474_hip-hop.jpg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displayed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ancient</text:p>
          </table:table-cell>
          <table:table-cell table:number-columns-repeated="2"/>
          <table:table-cell office:value-type="string" calcext:value-type="string">
            <text:p>nude</text:p>
          </table:table-cell>
          <table:table-cell table:formula="of:=COUNTIF([.$B$2:.$B$501];[.X365])+COUNTIF([.$C$2:.$C$501];[.X365])+COUNTIF([.$D$2:.$D$501];[.X365])+COUNTIF([.$E$2:.$E$501];[.X365])+COUNTIF([.$F$2:.$F$501];[.X365])+COUNTIF([.$G$2:.$G$501];[.X365])+COUNTIF([.$H$2:.$H$501];[.X365])+COUNTIF([.$I$2:.$I$501];[.X365])+COUNTIF([.$J$2:.$J$501];[.X365])+COUNTIF([.$K$2:.$K$501];[.X365])+COUNTIF([.$L$2:.$L$501];[.X365])+COUNTIF([.$M$2:.$M$501];[.X365])+COUNTIF([.$N$2:.$N$501];[.X365])+COUNTIF([.$O$2:.$O$501];[.X365])+COUNTIF([.$P$2:.$P$501];[.X365])+COUNTIF([.$Q$2:.$Q$501];[.X365])+COUNTIF([.$R$2:.$R$501];[.X365])+COUNTIF([.$S$2:.$S$501];[.X365])+COUNTIF([.$T$2:.$T$501];[.X365])+COUNTIF([.$U$2:.$U$501];[.X36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aae883ce-905d-4b1b-8440-037e4102bf7a_country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opularity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usic</text:p>
          </table:table-cell>
          <table:table-cell table:number-columns-repeated="2"/>
          <table:table-cell office:value-type="string" calcext:value-type="string">
            <text:p>office</text:p>
          </table:table-cell>
          <table:table-cell table:formula="of:=COUNTIF([.$B$2:.$B$501];[.X366])+COUNTIF([.$C$2:.$C$501];[.X366])+COUNTIF([.$D$2:.$D$501];[.X366])+COUNTIF([.$E$2:.$E$501];[.X366])+COUNTIF([.$F$2:.$F$501];[.X366])+COUNTIF([.$G$2:.$G$501];[.X366])+COUNTIF([.$H$2:.$H$501];[.X366])+COUNTIF([.$I$2:.$I$501];[.X366])+COUNTIF([.$J$2:.$J$501];[.X366])+COUNTIF([.$K$2:.$K$501];[.X366])+COUNTIF([.$L$2:.$L$501];[.X366])+COUNTIF([.$M$2:.$M$501];[.X366])+COUNTIF([.$N$2:.$N$501];[.X366])+COUNTIF([.$O$2:.$O$501];[.X366])+COUNTIF([.$P$2:.$P$501];[.X366])+COUNTIF([.$Q$2:.$Q$501];[.X366])+COUNTIF([.$R$2:.$R$501];[.X366])+COUNTIF([.$S$2:.$S$501];[.X366])+COUNTIF([.$T$2:.$T$501];[.X366])+COUNTIF([.$U$2:.$U$501];[.X366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abba4d7c-b9d5-3259-b4d9-fe43a6f23c30_p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graphic design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rty</text:p>
          </table:table-cell>
          <table:table-cell table:number-columns-repeated="2"/>
          <table:table-cell office:value-type="string" calcext:value-type="string">
            <text:p>pain</text:p>
          </table:table-cell>
          <table:table-cell table:formula="of:=COUNTIF([.$B$2:.$B$501];[.X367])+COUNTIF([.$C$2:.$C$501];[.X367])+COUNTIF([.$D$2:.$D$501];[.X367])+COUNTIF([.$E$2:.$E$501];[.X367])+COUNTIF([.$F$2:.$F$501];[.X367])+COUNTIF([.$G$2:.$G$501];[.X367])+COUNTIF([.$H$2:.$H$501];[.X367])+COUNTIF([.$I$2:.$I$501];[.X367])+COUNTIF([.$J$2:.$J$501];[.X367])+COUNTIF([.$K$2:.$K$501];[.X367])+COUNTIF([.$L$2:.$L$501];[.X367])+COUNTIF([.$M$2:.$M$501];[.X367])+COUNTIF([.$N$2:.$N$501];[.X367])+COUNTIF([.$O$2:.$O$501];[.X367])+COUNTIF([.$P$2:.$P$501];[.X367])+COUNTIF([.$Q$2:.$Q$501];[.X367])+COUNTIF([.$R$2:.$R$501];[.X367])+COUNTIF([.$S$2:.$S$501];[.X367])+COUNTIF([.$T$2:.$T$501];[.X367])+COUNTIF([.$U$2:.$U$501];[.X367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ca485ab0-da87-4fdf-9564-6664f23a7945_rock.jpg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ngraving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ithograph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postcard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an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formula="of:=COUNTIF([.$B$2:.$B$501];[.X368])+COUNTIF([.$C$2:.$C$501];[.X368])+COUNTIF([.$D$2:.$D$501];[.X368])+COUNTIF([.$E$2:.$E$501];[.X368])+COUNTIF([.$F$2:.$F$501];[.X368])+COUNTIF([.$G$2:.$G$501];[.X368])+COUNTIF([.$H$2:.$H$501];[.X368])+COUNTIF([.$I$2:.$I$501];[.X368])+COUNTIF([.$J$2:.$J$501];[.X368])+COUNTIF([.$K$2:.$K$501];[.X368])+COUNTIF([.$L$2:.$L$501];[.X368])+COUNTIF([.$M$2:.$M$501];[.X368])+COUNTIF([.$N$2:.$N$501];[.X368])+COUNTIF([.$O$2:.$O$501];[.X368])+COUNTIF([.$P$2:.$P$501];[.X368])+COUNTIF([.$Q$2:.$Q$501];[.X368])+COUNTIF([.$R$2:.$R$501];[.X368])+COUNTIF([.$S$2:.$S$501];[.X368])+COUNTIF([.$T$2:.$T$501];[.X368])+COUNTIF([.$U$2:.$U$501];[.X368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d05c7c9a-a636-4b12-ac6b-c1de3a56bc65_pop.jp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sexy</text:p>
          </table:table-cell>
          <table:table-cell office:value-type="string" calcext:value-type="string">
            <text:p>glamour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erotic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blond</text:p>
          </table:table-cell>
          <table:table-cell office:value-type="string" calcext:value-type="string">
            <text:p>elegan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ingerie</text:p>
          </table:table-cell>
          <table:table-cell table:number-columns-repeated="2"/>
          <table:table-cell office:value-type="string" calcext:value-type="string">
            <text:p>propaganda</text:p>
          </table:table-cell>
          <table:table-cell table:formula="of:=COUNTIF([.$B$2:.$B$501];[.X369])+COUNTIF([.$C$2:.$C$501];[.X369])+COUNTIF([.$D$2:.$D$501];[.X369])+COUNTIF([.$E$2:.$E$501];[.X369])+COUNTIF([.$F$2:.$F$501];[.X369])+COUNTIF([.$G$2:.$G$501];[.X369])+COUNTIF([.$H$2:.$H$501];[.X369])+COUNTIF([.$I$2:.$I$501];[.X369])+COUNTIF([.$J$2:.$J$501];[.X369])+COUNTIF([.$K$2:.$K$501];[.X369])+COUNTIF([.$L$2:.$L$501];[.X369])+COUNTIF([.$M$2:.$M$501];[.X369])+COUNTIF([.$N$2:.$N$501];[.X369])+COUNTIF([.$O$2:.$O$501];[.X369])+COUNTIF([.$P$2:.$P$501];[.X369])+COUNTIF([.$Q$2:.$Q$501];[.X369])+COUNTIF([.$R$2:.$R$501];[.X369])+COUNTIF([.$S$2:.$S$501];[.X369])+COUNTIF([.$T$2:.$T$501];[.X369])+COUNTIF([.$U$2:.$U$501];[.X369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d17140f6-62b7-4fc6-a066-907be5f6e70c_rock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exhibitio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ne</text:p>
          </table:table-cell>
          <table:table-cell table:number-columns-repeated="2"/>
          <table:table-cell office:value-type="string" calcext:value-type="string">
            <text:p>reclining</text:p>
          </table:table-cell>
          <table:table-cell table:formula="of:=COUNTIF([.$B$2:.$B$501];[.X370])+COUNTIF([.$C$2:.$C$501];[.X370])+COUNTIF([.$D$2:.$D$501];[.X370])+COUNTIF([.$E$2:.$E$501];[.X370])+COUNTIF([.$F$2:.$F$501];[.X370])+COUNTIF([.$G$2:.$G$501];[.X370])+COUNTIF([.$H$2:.$H$501];[.X370])+COUNTIF([.$I$2:.$I$501];[.X370])+COUNTIF([.$J$2:.$J$501];[.X370])+COUNTIF([.$K$2:.$K$501];[.X370])+COUNTIF([.$L$2:.$L$501];[.X370])+COUNTIF([.$M$2:.$M$501];[.X370])+COUNTIF([.$N$2:.$N$501];[.X370])+COUNTIF([.$O$2:.$O$501];[.X370])+COUNTIF([.$P$2:.$P$501];[.X370])+COUNTIF([.$Q$2:.$Q$501];[.X370])+COUNTIF([.$R$2:.$R$501];[.X370])+COUNTIF([.$S$2:.$S$501];[.X370])+COUNTIF([.$T$2:.$T$501];[.X370])+COUNTIF([.$U$2:.$U$501];[.X37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d1918911-da23-4c5b-8a1d-31c69731110b_hip-hop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mustache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communication</text:p>
          </table:table-cell>
          <table:table-cell table:number-columns-repeated="2"/>
          <table:table-cell office:value-type="string" calcext:value-type="string">
            <text:p>research</text:p>
          </table:table-cell>
          <table:table-cell table:formula="of:=COUNTIF([.$B$2:.$B$501];[.X371])+COUNTIF([.$C$2:.$C$501];[.X371])+COUNTIF([.$D$2:.$D$501];[.X371])+COUNTIF([.$E$2:.$E$501];[.X371])+COUNTIF([.$F$2:.$F$501];[.X371])+COUNTIF([.$G$2:.$G$501];[.X371])+COUNTIF([.$H$2:.$H$501];[.X371])+COUNTIF([.$I$2:.$I$501];[.X371])+COUNTIF([.$J$2:.$J$501];[.X371])+COUNTIF([.$K$2:.$K$501];[.X371])+COUNTIF([.$L$2:.$L$501];[.X371])+COUNTIF([.$M$2:.$M$501];[.X371])+COUNTIF([.$N$2:.$N$501];[.X371])+COUNTIF([.$O$2:.$O$501];[.X371])+COUNTIF([.$P$2:.$P$501];[.X371])+COUNTIF([.$Q$2:.$Q$501];[.X371])+COUNTIF([.$R$2:.$R$501];[.X371])+COUNTIF([.$S$2:.$S$501];[.X371])+COUNTIF([.$T$2:.$T$501];[.X371])+COUNTIF([.$U$2:.$U$501];[.X371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ede858b2-0b08-4944-bc2e-88dc50f8ba9f_pop.jpg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togetherness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relaxation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fair weather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njoyment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unglasses</text:p>
          </table:table-cell>
          <table:table-cell table:number-columns-repeated="2"/>
          <table:table-cell office:value-type="string" calcext:value-type="string">
            <text:p>romance</text:p>
          </table:table-cell>
          <table:table-cell table:formula="of:=COUNTIF([.$B$2:.$B$501];[.X372])+COUNTIF([.$C$2:.$C$501];[.X372])+COUNTIF([.$D$2:.$D$501];[.X372])+COUNTIF([.$E$2:.$E$501];[.X372])+COUNTIF([.$F$2:.$F$501];[.X372])+COUNTIF([.$G$2:.$G$501];[.X372])+COUNTIF([.$H$2:.$H$501];[.X372])+COUNTIF([.$I$2:.$I$501];[.X372])+COUNTIF([.$J$2:.$J$501];[.X372])+COUNTIF([.$K$2:.$K$501];[.X372])+COUNTIF([.$L$2:.$L$501];[.X372])+COUNTIF([.$M$2:.$M$501];[.X372])+COUNTIF([.$N$2:.$N$501];[.X372])+COUNTIF([.$O$2:.$O$501];[.X372])+COUNTIF([.$P$2:.$P$501];[.X372])+COUNTIF([.$Q$2:.$Q$501];[.X372])+COUNTIF([.$R$2:.$R$501];[.X372])+COUNTIF([.$S$2:.$S$501];[.X372])+COUNTIF([.$T$2:.$T$501];[.X372])+COUNTIF([.$U$2:.$U$501];[.X372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f03e1045-590b-3853-8b75-0fc0e6698187_country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ephalopod in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essy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disjunct</text:p>
          </table:table-cell>
          <table:table-cell table:number-columns-repeated="2"/>
          <table:table-cell office:value-type="string" calcext:value-type="string">
            <text:p>round out</text:p>
          </table:table-cell>
          <table:table-cell table:formula="of:=COUNTIF([.$B$2:.$B$501];[.X373])+COUNTIF([.$C$2:.$C$501];[.X373])+COUNTIF([.$D$2:.$D$501];[.X373])+COUNTIF([.$E$2:.$E$501];[.X373])+COUNTIF([.$F$2:.$F$501];[.X373])+COUNTIF([.$G$2:.$G$501];[.X373])+COUNTIF([.$H$2:.$H$501];[.X373])+COUNTIF([.$I$2:.$I$501];[.X373])+COUNTIF([.$J$2:.$J$501];[.X373])+COUNTIF([.$K$2:.$K$501];[.X373])+COUNTIF([.$L$2:.$L$501];[.X373])+COUNTIF([.$M$2:.$M$501];[.X373])+COUNTIF([.$N$2:.$N$501];[.X373])+COUNTIF([.$O$2:.$O$501];[.X373])+COUNTIF([.$P$2:.$P$501];[.X373])+COUNTIF([.$Q$2:.$Q$501];[.X373])+COUNTIF([.$R$2:.$R$501];[.X373])+COUNTIF([.$S$2:.$S$501];[.X373])+COUNTIF([.$T$2:.$T$501];[.X373])+COUNTIF([.$U$2:.$U$501];[.X37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fa0d5bfc-58c9-43c2-aea3-fa0edb56e83f_country.jpg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jewelry band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spirituality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man</text:p>
          </table:table-cell>
          <table:table-cell table:number-columns-repeated="2"/>
          <table:table-cell office:value-type="string" calcext:value-type="string">
            <text:p>scary</text:p>
          </table:table-cell>
          <table:table-cell table:formula="of:=COUNTIF([.$B$2:.$B$501];[.X374])+COUNTIF([.$C$2:.$C$501];[.X374])+COUNTIF([.$D$2:.$D$501];[.X374])+COUNTIF([.$E$2:.$E$501];[.X374])+COUNTIF([.$F$2:.$F$501];[.X374])+COUNTIF([.$G$2:.$G$501];[.X374])+COUNTIF([.$H$2:.$H$501];[.X374])+COUNTIF([.$I$2:.$I$501];[.X374])+COUNTIF([.$J$2:.$J$501];[.X374])+COUNTIF([.$K$2:.$K$501];[.X374])+COUNTIF([.$L$2:.$L$501];[.X374])+COUNTIF([.$M$2:.$M$501];[.X374])+COUNTIF([.$N$2:.$N$501];[.X374])+COUNTIF([.$O$2:.$O$501];[.X374])+COUNTIF([.$P$2:.$P$501];[.X374])+COUNTIF([.$Q$2:.$Q$501];[.X374])+COUNTIF([.$R$2:.$R$501];[.X374])+COUNTIF([.$S$2:.$S$501];[.X374])+COUNTIF([.$T$2:.$T$501];[.X374])+COUNTIF([.$U$2:.$U$501];[.X37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5_fc648794-6666-4a13-83e3-0f20dc8a4c0c_electronic.jpg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elevated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bedrock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glass items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perspective</text:p>
          </table:table-cell>
          <table:table-cell office:value-type="string" calcext:value-type="string">
            <text:p>reflection</text:p>
          </table:table-cell>
          <table:table-cell table:number-columns-repeated="2"/>
          <table:table-cell office:value-type="string" calcext:value-type="string">
            <text:p>season</text:p>
          </table:table-cell>
          <table:table-cell table:formula="of:=COUNTIF([.$B$2:.$B$501];[.X375])+COUNTIF([.$C$2:.$C$501];[.X375])+COUNTIF([.$D$2:.$D$501];[.X375])+COUNTIF([.$E$2:.$E$501];[.X375])+COUNTIF([.$F$2:.$F$501];[.X375])+COUNTIF([.$G$2:.$G$501];[.X375])+COUNTIF([.$H$2:.$H$501];[.X375])+COUNTIF([.$I$2:.$I$501];[.X375])+COUNTIF([.$J$2:.$J$501];[.X375])+COUNTIF([.$K$2:.$K$501];[.X375])+COUNTIF([.$L$2:.$L$501];[.X375])+COUNTIF([.$M$2:.$M$501];[.X375])+COUNTIF([.$N$2:.$N$501];[.X375])+COUNTIF([.$O$2:.$O$501];[.X375])+COUNTIF([.$P$2:.$P$501];[.X375])+COUNTIF([.$Q$2:.$Q$501];[.X375])+COUNTIF([.$R$2:.$R$501];[.X375])+COUNTIF([.$S$2:.$S$501];[.X375])+COUNTIF([.$T$2:.$T$501];[.X375])+COUNTIF([.$U$2:.$U$501];[.X37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6_01bbbb06-115a-4993-b28e-9e30dea19184_country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ogetherness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illustration</text:p>
          </table:table-cell>
          <table:table-cell table:number-columns-repeated="2"/>
          <table:table-cell office:value-type="string" calcext:value-type="string">
            <text:p>seduction</text:p>
          </table:table-cell>
          <table:table-cell table:formula="of:=COUNTIF([.$B$2:.$B$501];[.X376])+COUNTIF([.$C$2:.$C$501];[.X376])+COUNTIF([.$D$2:.$D$501];[.X376])+COUNTIF([.$E$2:.$E$501];[.X376])+COUNTIF([.$F$2:.$F$501];[.X376])+COUNTIF([.$G$2:.$G$501];[.X376])+COUNTIF([.$H$2:.$H$501];[.X376])+COUNTIF([.$I$2:.$I$501];[.X376])+COUNTIF([.$J$2:.$J$501];[.X376])+COUNTIF([.$K$2:.$K$501];[.X376])+COUNTIF([.$L$2:.$L$501];[.X376])+COUNTIF([.$M$2:.$M$501];[.X376])+COUNTIF([.$N$2:.$N$501];[.X376])+COUNTIF([.$O$2:.$O$501];[.X376])+COUNTIF([.$P$2:.$P$501];[.X376])+COUNTIF([.$Q$2:.$Q$501];[.X376])+COUNTIF([.$R$2:.$R$501];[.X376])+COUNTIF([.$S$2:.$S$501];[.X376])+COUNTIF([.$T$2:.$T$501];[.X376])+COUNTIF([.$U$2:.$U$501];[.X376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6_07209a3d-955d-4889-ac8a-8b54a0f744d3_hip-hop.jp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silhouetted</text:p>
          </table:table-cell>
          <table:table-cell office:value-type="string" calcext:value-type="string">
            <text:p>composur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wood</text:p>
          </table:table-cell>
          <table:table-cell table:number-columns-repeated="2"/>
          <table:table-cell office:value-type="string" calcext:value-type="string">
            <text:p>shirtless</text:p>
          </table:table-cell>
          <table:table-cell table:formula="of:=COUNTIF([.$B$2:.$B$501];[.X377])+COUNTIF([.$C$2:.$C$501];[.X377])+COUNTIF([.$D$2:.$D$501];[.X377])+COUNTIF([.$E$2:.$E$501];[.X377])+COUNTIF([.$F$2:.$F$501];[.X377])+COUNTIF([.$G$2:.$G$501];[.X377])+COUNTIF([.$H$2:.$H$501];[.X377])+COUNTIF([.$I$2:.$I$501];[.X377])+COUNTIF([.$J$2:.$J$501];[.X377])+COUNTIF([.$K$2:.$K$501];[.X377])+COUNTIF([.$L$2:.$L$501];[.X377])+COUNTIF([.$M$2:.$M$501];[.X377])+COUNTIF([.$N$2:.$N$501];[.X377])+COUNTIF([.$O$2:.$O$501];[.X377])+COUNTIF([.$P$2:.$P$501];[.X377])+COUNTIF([.$Q$2:.$Q$501];[.X377])+COUNTIF([.$R$2:.$R$501];[.X377])+COUNTIF([.$S$2:.$S$501];[.X377])+COUNTIF([.$T$2:.$T$501];[.X377])+COUNTIF([.$U$2:.$U$501];[.X377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6_1deab224-1c7c-45b1-a081-8f9f4655c0fe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landscape</text:p>
          </table:table-cell>
          <table:table-cell table:number-columns-repeated="2"/>
          <table:table-cell office:value-type="string" calcext:value-type="string">
            <text:p>sooty</text:p>
          </table:table-cell>
          <table:table-cell table:formula="of:=COUNTIF([.$B$2:.$B$501];[.X378])+COUNTIF([.$C$2:.$C$501];[.X378])+COUNTIF([.$D$2:.$D$501];[.X378])+COUNTIF([.$E$2:.$E$501];[.X378])+COUNTIF([.$F$2:.$F$501];[.X378])+COUNTIF([.$G$2:.$G$501];[.X378])+COUNTIF([.$H$2:.$H$501];[.X378])+COUNTIF([.$I$2:.$I$501];[.X378])+COUNTIF([.$J$2:.$J$501];[.X378])+COUNTIF([.$K$2:.$K$501];[.X378])+COUNTIF([.$L$2:.$L$501];[.X378])+COUNTIF([.$M$2:.$M$501];[.X378])+COUNTIF([.$N$2:.$N$501];[.X378])+COUNTIF([.$O$2:.$O$501];[.X378])+COUNTIF([.$P$2:.$P$501];[.X378])+COUNTIF([.$Q$2:.$Q$501];[.X378])+COUNTIF([.$R$2:.$R$501];[.X378])+COUNTIF([.$S$2:.$S$501];[.X378])+COUNTIF([.$T$2:.$T$501];[.X378])+COUNTIF([.$U$2:.$U$501];[.X378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6_2531f259-9f0e-4424-9c5b-e2275bd42239_pop.jp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sexy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glamour</text:p>
          </table:table-cell>
          <table:table-cell office:value-type="string" calcext:value-type="string">
            <text:p>nud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erotic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relaxation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hairdo</text:p>
          </table:table-cell>
          <table:table-cell office:value-type="string" calcext:value-type="string">
            <text:p>fashionable</text:p>
          </table:table-cell>
          <table:table-cell table:number-columns-repeated="2"/>
          <table:table-cell office:value-type="string" calcext:value-type="string">
            <text:p>stubble</text:p>
          </table:table-cell>
          <table:table-cell table:formula="of:=COUNTIF([.$B$2:.$B$501];[.X379])+COUNTIF([.$C$2:.$C$501];[.X379])+COUNTIF([.$D$2:.$D$501];[.X379])+COUNTIF([.$E$2:.$E$501];[.X379])+COUNTIF([.$F$2:.$F$501];[.X379])+COUNTIF([.$G$2:.$G$501];[.X379])+COUNTIF([.$H$2:.$H$501];[.X379])+COUNTIF([.$I$2:.$I$501];[.X379])+COUNTIF([.$J$2:.$J$501];[.X379])+COUNTIF([.$K$2:.$K$501];[.X379])+COUNTIF([.$L$2:.$L$501];[.X379])+COUNTIF([.$M$2:.$M$501];[.X379])+COUNTIF([.$N$2:.$N$501];[.X379])+COUNTIF([.$O$2:.$O$501];[.X379])+COUNTIF([.$P$2:.$P$501];[.X379])+COUNTIF([.$Q$2:.$Q$501];[.X379])+COUNTIF([.$R$2:.$R$501];[.X379])+COUNTIF([.$S$2:.$S$501];[.X379])+COUNTIF([.$T$2:.$T$501];[.X379])+COUNTIF([.$U$2:.$U$501];[.X379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6_2c8efc87-84d5-4519-8898-934c82c6bf46_rock.jpg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signalis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rtrait</text:p>
          </table:table-cell>
          <table:table-cell table:number-columns-repeated="2"/>
          <table:table-cell office:value-type="string" calcext:value-type="string">
            <text:p>talent</text:p>
          </table:table-cell>
          <table:table-cell table:formula="of:=COUNTIF([.$B$2:.$B$501];[.X380])+COUNTIF([.$C$2:.$C$501];[.X380])+COUNTIF([.$D$2:.$D$501];[.X380])+COUNTIF([.$E$2:.$E$501];[.X380])+COUNTIF([.$F$2:.$F$501];[.X380])+COUNTIF([.$G$2:.$G$501];[.X380])+COUNTIF([.$H$2:.$H$501];[.X380])+COUNTIF([.$I$2:.$I$501];[.X380])+COUNTIF([.$J$2:.$J$501];[.X380])+COUNTIF([.$K$2:.$K$501];[.X380])+COUNTIF([.$L$2:.$L$501];[.X380])+COUNTIF([.$M$2:.$M$501];[.X380])+COUNTIF([.$N$2:.$N$501];[.X380])+COUNTIF([.$O$2:.$O$501];[.X380])+COUNTIF([.$P$2:.$P$501];[.X380])+COUNTIF([.$Q$2:.$Q$501];[.X380])+COUNTIF([.$R$2:.$R$501];[.X380])+COUNTIF([.$S$2:.$S$501];[.X380])+COUNTIF([.$T$2:.$T$501];[.X380])+COUNTIF([.$U$2:.$U$501];[.X38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6_2ef79631-26b6-4b63-b55c-8863394003cc_electronic.jpg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illustration</text:p>
          </table:table-cell>
          <table:table-cell table:number-columns-repeated="2"/>
          <table:table-cell office:value-type="string" calcext:value-type="string">
            <text:p>turquoise</text:p>
          </table:table-cell>
          <table:table-cell table:formula="of:=COUNTIF([.$B$2:.$B$501];[.X381])+COUNTIF([.$C$2:.$C$501];[.X381])+COUNTIF([.$D$2:.$D$501];[.X381])+COUNTIF([.$E$2:.$E$501];[.X381])+COUNTIF([.$F$2:.$F$501];[.X381])+COUNTIF([.$G$2:.$G$501];[.X381])+COUNTIF([.$H$2:.$H$501];[.X381])+COUNTIF([.$I$2:.$I$501];[.X381])+COUNTIF([.$J$2:.$J$501];[.X381])+COUNTIF([.$K$2:.$K$501];[.X381])+COUNTIF([.$L$2:.$L$501];[.X381])+COUNTIF([.$M$2:.$M$501];[.X381])+COUNTIF([.$N$2:.$N$501];[.X381])+COUNTIF([.$O$2:.$O$501];[.X381])+COUNTIF([.$P$2:.$P$501];[.X381])+COUNTIF([.$Q$2:.$Q$501];[.X381])+COUNTIF([.$R$2:.$R$501];[.X381])+COUNTIF([.$S$2:.$S$501];[.X381])+COUNTIF([.$T$2:.$T$501];[.X381])+COUNTIF([.$U$2:.$U$501];[.X381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6_39790482-0def-4b62-8daf-7cb8051aa71b_electronic.jpg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disjunct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illuminate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closeup</text:p>
          </table:table-cell>
          <table:table-cell office:value-type="string" calcext:value-type="string">
            <text:p>insubstantial</text:p>
          </table:table-cell>
          <table:table-cell office:value-type="string" calcext:value-type="string">
            <text:p>animal</text:p>
          </table:table-cell>
          <table:table-cell table:number-columns-repeated="2"/>
          <table:table-cell office:value-type="string" calcext:value-type="string">
            <text:p>unity</text:p>
          </table:table-cell>
          <table:table-cell table:formula="of:=COUNTIF([.$B$2:.$B$501];[.X382])+COUNTIF([.$C$2:.$C$501];[.X382])+COUNTIF([.$D$2:.$D$501];[.X382])+COUNTIF([.$E$2:.$E$501];[.X382])+COUNTIF([.$F$2:.$F$501];[.X382])+COUNTIF([.$G$2:.$G$501];[.X382])+COUNTIF([.$H$2:.$H$501];[.X382])+COUNTIF([.$I$2:.$I$501];[.X382])+COUNTIF([.$J$2:.$J$501];[.X382])+COUNTIF([.$K$2:.$K$501];[.X382])+COUNTIF([.$L$2:.$L$501];[.X382])+COUNTIF([.$M$2:.$M$501];[.X382])+COUNTIF([.$N$2:.$N$501];[.X382])+COUNTIF([.$O$2:.$O$501];[.X382])+COUNTIF([.$P$2:.$P$501];[.X382])+COUNTIF([.$Q$2:.$Q$501];[.X382])+COUNTIF([.$R$2:.$R$501];[.X382])+COUNTIF([.$S$2:.$S$501];[.X382])+COUNTIF([.$T$2:.$T$501];[.X382])+COUNTIF([.$U$2:.$U$501];[.X382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6_441a4aea-4451-419a-98dc-2b5fe242dc04_electronic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visuals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warning</text:p>
          </table:table-cell>
          <table:table-cell table:formula="of:=COUNTIF([.$B$2:.$B$501];[.X383])+COUNTIF([.$C$2:.$C$501];[.X383])+COUNTIF([.$D$2:.$D$501];[.X383])+COUNTIF([.$E$2:.$E$501];[.X383])+COUNTIF([.$F$2:.$F$501];[.X383])+COUNTIF([.$G$2:.$G$501];[.X383])+COUNTIF([.$H$2:.$H$501];[.X383])+COUNTIF([.$I$2:.$I$501];[.X383])+COUNTIF([.$J$2:.$J$501];[.X383])+COUNTIF([.$K$2:.$K$501];[.X383])+COUNTIF([.$L$2:.$L$501];[.X383])+COUNTIF([.$M$2:.$M$501];[.X383])+COUNTIF([.$N$2:.$N$501];[.X383])+COUNTIF([.$O$2:.$O$501];[.X383])+COUNTIF([.$P$2:.$P$501];[.X383])+COUNTIF([.$Q$2:.$Q$501];[.X383])+COUNTIF([.$R$2:.$R$501];[.X383])+COUNTIF([.$S$2:.$S$501];[.X383])+COUNTIF([.$T$2:.$T$501];[.X383])+COUNTIF([.$U$2:.$U$501];[.X38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6_45090fb9-77ab-3a0f-b6fd-37f6db33c2aa_rock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wallpaper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card</text:p>
          </table:table-cell>
          <table:table-cell table:number-columns-repeated="2"/>
          <table:table-cell office:value-type="string" calcext:value-type="string">
            <text:p>wave</text:p>
          </table:table-cell>
          <table:table-cell table:formula="of:=COUNTIF([.$B$2:.$B$501];[.X384])+COUNTIF([.$C$2:.$C$501];[.X384])+COUNTIF([.$D$2:.$D$501];[.X384])+COUNTIF([.$E$2:.$E$501];[.X384])+COUNTIF([.$F$2:.$F$501];[.X384])+COUNTIF([.$G$2:.$G$501];[.X384])+COUNTIF([.$H$2:.$H$501];[.X384])+COUNTIF([.$I$2:.$I$501];[.X384])+COUNTIF([.$J$2:.$J$501];[.X384])+COUNTIF([.$K$2:.$K$501];[.X384])+COUNTIF([.$L$2:.$L$501];[.X384])+COUNTIF([.$M$2:.$M$501];[.X384])+COUNTIF([.$N$2:.$N$501];[.X384])+COUNTIF([.$O$2:.$O$501];[.X384])+COUNTIF([.$P$2:.$P$501];[.X384])+COUNTIF([.$Q$2:.$Q$501];[.X384])+COUNTIF([.$R$2:.$R$501];[.X384])+COUNTIF([.$S$2:.$S$501];[.X384])+COUNTIF([.$T$2:.$T$501];[.X384])+COUNTIF([.$U$2:.$U$501];[.X38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6_47c4a416-cf8b-44b2-ae05-7f810c6e149e_electronic.jpg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icture frame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ocument</text:p>
          </table:table-cell>
          <table:table-cell table:number-columns-repeated="2"/>
          <table:table-cell office:value-type="string" calcext:value-type="string">
            <text:p>wealth</text:p>
          </table:table-cell>
          <table:table-cell table:formula="of:=COUNTIF([.$B$2:.$B$501];[.X385])+COUNTIF([.$C$2:.$C$501];[.X385])+COUNTIF([.$D$2:.$D$501];[.X385])+COUNTIF([.$E$2:.$E$501];[.X385])+COUNTIF([.$F$2:.$F$501];[.X385])+COUNTIF([.$G$2:.$G$501];[.X385])+COUNTIF([.$H$2:.$H$501];[.X385])+COUNTIF([.$I$2:.$I$501];[.X385])+COUNTIF([.$J$2:.$J$501];[.X385])+COUNTIF([.$K$2:.$K$501];[.X385])+COUNTIF([.$L$2:.$L$501];[.X385])+COUNTIF([.$M$2:.$M$501];[.X385])+COUNTIF([.$N$2:.$N$501];[.X385])+COUNTIF([.$O$2:.$O$501];[.X385])+COUNTIF([.$P$2:.$P$501];[.X385])+COUNTIF([.$Q$2:.$Q$501];[.X385])+COUNTIF([.$R$2:.$R$501];[.X385])+COUNTIF([.$S$2:.$S$501];[.X385])+COUNTIF([.$T$2:.$T$501];[.X385])+COUNTIF([.$U$2:.$U$501];[.X38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06_49133b41-e394-34cd-91b0-3795f9208bf3_electronic.jpg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stain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acrylic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spray</text:p>
          </table:table-cell>
          <table:table-cell office:value-type="string" calcext:value-type="string">
            <text:p>dirty</text:p>
          </table:table-cell>
          <table:table-cell table:number-columns-repeated="2"/>
          <table:table-cell office:value-type="string" calcext:value-type="string">
            <text:p>absence</text:p>
          </table:table-cell>
          <table:table-cell table:formula="of:=COUNTIF([.$B$2:.$B$501];[.X386])+COUNTIF([.$C$2:.$C$501];[.X386])+COUNTIF([.$D$2:.$D$501];[.X386])+COUNTIF([.$E$2:.$E$501];[.X386])+COUNTIF([.$F$2:.$F$501];[.X386])+COUNTIF([.$G$2:.$G$501];[.X386])+COUNTIF([.$H$2:.$H$501];[.X386])+COUNTIF([.$I$2:.$I$501];[.X386])+COUNTIF([.$J$2:.$J$501];[.X386])+COUNTIF([.$K$2:.$K$501];[.X386])+COUNTIF([.$L$2:.$L$501];[.X386])+COUNTIF([.$M$2:.$M$501];[.X386])+COUNTIF([.$N$2:.$N$501];[.X386])+COUNTIF([.$O$2:.$O$501];[.X386])+COUNTIF([.$P$2:.$P$501];[.X386])+COUNTIF([.$Q$2:.$Q$501];[.X386])+COUNTIF([.$R$2:.$R$501];[.X386])+COUNTIF([.$S$2:.$S$501];[.X386])+COUNTIF([.$T$2:.$T$501];[.X386])+COUNTIF([.$U$2:.$U$501];[.X386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_4d7cc51a-28fe-4f4c-8b5a-f91a12ee00e3_electronic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acial hair</text:p>
          </table:table-cell>
          <table:table-cell office:value-type="string" calcext:value-type="string">
            <text:p>mustache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pensive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poet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scientist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monochrome</text:p>
          </table:table-cell>
          <table:table-cell table:number-columns-repeated="2"/>
          <table:table-cell office:value-type="string" calcext:value-type="string">
            <text:p>aircraft</text:p>
          </table:table-cell>
          <table:table-cell table:formula="of:=COUNTIF([.$B$2:.$B$501];[.X387])+COUNTIF([.$C$2:.$C$501];[.X387])+COUNTIF([.$D$2:.$D$501];[.X387])+COUNTIF([.$E$2:.$E$501];[.X387])+COUNTIF([.$F$2:.$F$501];[.X387])+COUNTIF([.$G$2:.$G$501];[.X387])+COUNTIF([.$H$2:.$H$501];[.X387])+COUNTIF([.$I$2:.$I$501];[.X387])+COUNTIF([.$J$2:.$J$501];[.X387])+COUNTIF([.$K$2:.$K$501];[.X387])+COUNTIF([.$L$2:.$L$501];[.X387])+COUNTIF([.$M$2:.$M$501];[.X387])+COUNTIF([.$N$2:.$N$501];[.X387])+COUNTIF([.$O$2:.$O$501];[.X387])+COUNTIF([.$P$2:.$P$501];[.X387])+COUNTIF([.$Q$2:.$Q$501];[.X387])+COUNTIF([.$R$2:.$R$501];[.X387])+COUNTIF([.$S$2:.$S$501];[.X387])+COUNTIF([.$T$2:.$T$501];[.X387])+COUNTIF([.$U$2:.$U$501];[.X387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_4e390c3e-a1eb-4e20-9679-8d52ca76dee6_hip-hop.jp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looking</text:p>
          </table:table-cell>
          <table:table-cell office:value-type="string" calcext:value-type="string">
            <text:p>headwear</text:p>
          </table:table-cell>
          <table:table-cell office:value-type="string" calcext:value-type="string">
            <text:p>veil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danger</text:p>
          </table:table-cell>
          <table:table-cell table:number-columns-repeated="2"/>
          <table:table-cell office:value-type="string" calcext:value-type="string">
            <text:p>airplane</text:p>
          </table:table-cell>
          <table:table-cell table:formula="of:=COUNTIF([.$B$2:.$B$501];[.X388])+COUNTIF([.$C$2:.$C$501];[.X388])+COUNTIF([.$D$2:.$D$501];[.X388])+COUNTIF([.$E$2:.$E$501];[.X388])+COUNTIF([.$F$2:.$F$501];[.X388])+COUNTIF([.$G$2:.$G$501];[.X388])+COUNTIF([.$H$2:.$H$501];[.X388])+COUNTIF([.$I$2:.$I$501];[.X388])+COUNTIF([.$J$2:.$J$501];[.X388])+COUNTIF([.$K$2:.$K$501];[.X388])+COUNTIF([.$L$2:.$L$501];[.X388])+COUNTIF([.$M$2:.$M$501];[.X388])+COUNTIF([.$N$2:.$N$501];[.X388])+COUNTIF([.$O$2:.$O$501];[.X388])+COUNTIF([.$P$2:.$P$501];[.X388])+COUNTIF([.$Q$2:.$Q$501];[.X388])+COUNTIF([.$R$2:.$R$501];[.X388])+COUNTIF([.$S$2:.$S$501];[.X388])+COUNTIF([.$T$2:.$T$501];[.X388])+COUNTIF([.$U$2:.$U$501];[.X388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_57172fbc-f0dd-4a14-9e97-d7d366f90e01_electronic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hild</text:p>
          </table:table-cell>
          <table:table-cell table:number-columns-repeated="2"/>
          <table:table-cell office:value-type="string" calcext:value-type="string">
            <text:p>alphabet</text:p>
          </table:table-cell>
          <table:table-cell table:formula="of:=COUNTIF([.$B$2:.$B$501];[.X389])+COUNTIF([.$C$2:.$C$501];[.X389])+COUNTIF([.$D$2:.$D$501];[.X389])+COUNTIF([.$E$2:.$E$501];[.X389])+COUNTIF([.$F$2:.$F$501];[.X389])+COUNTIF([.$G$2:.$G$501];[.X389])+COUNTIF([.$H$2:.$H$501];[.X389])+COUNTIF([.$I$2:.$I$501];[.X389])+COUNTIF([.$J$2:.$J$501];[.X389])+COUNTIF([.$K$2:.$K$501];[.X389])+COUNTIF([.$L$2:.$L$501];[.X389])+COUNTIF([.$M$2:.$M$501];[.X389])+COUNTIF([.$N$2:.$N$501];[.X389])+COUNTIF([.$O$2:.$O$501];[.X389])+COUNTIF([.$P$2:.$P$501];[.X389])+COUNTIF([.$Q$2:.$Q$501];[.X389])+COUNTIF([.$R$2:.$R$501];[.X389])+COUNTIF([.$S$2:.$S$501];[.X389])+COUNTIF([.$T$2:.$T$501];[.X389])+COUNTIF([.$U$2:.$U$501];[.X389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_650ae81b-89d2-46cf-a3f6-be34046a7303_hip-hop.jpg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rosty</text:p>
          </table:table-cell>
          <table:table-cell office:value-type="string" calcext:value-type="string">
            <text:p>horizontal plane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iceberg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dusk</text:p>
          </table:table-cell>
          <table:table-cell office:value-type="string" calcext:value-type="string">
            <text:p>silhouetted</text:p>
          </table:table-cell>
          <table:table-cell office:value-type="string" calcext:value-type="string">
            <text:p>sky</text:p>
          </table:table-cell>
          <table:table-cell table:number-columns-repeated="2"/>
          <table:table-cell office:value-type="string" calcext:value-type="string">
            <text:p>astronaut</text:p>
          </table:table-cell>
          <table:table-cell table:formula="of:=COUNTIF([.$B$2:.$B$501];[.X390])+COUNTIF([.$C$2:.$C$501];[.X390])+COUNTIF([.$D$2:.$D$501];[.X390])+COUNTIF([.$E$2:.$E$501];[.X390])+COUNTIF([.$F$2:.$F$501];[.X390])+COUNTIF([.$G$2:.$G$501];[.X390])+COUNTIF([.$H$2:.$H$501];[.X390])+COUNTIF([.$I$2:.$I$501];[.X390])+COUNTIF([.$J$2:.$J$501];[.X390])+COUNTIF([.$K$2:.$K$501];[.X390])+COUNTIF([.$L$2:.$L$501];[.X390])+COUNTIF([.$M$2:.$M$501];[.X390])+COUNTIF([.$N$2:.$N$501];[.X390])+COUNTIF([.$O$2:.$O$501];[.X390])+COUNTIF([.$P$2:.$P$501];[.X390])+COUNTIF([.$Q$2:.$Q$501];[.X390])+COUNTIF([.$R$2:.$R$501];[.X390])+COUNTIF([.$S$2:.$S$501];[.X390])+COUNTIF([.$T$2:.$T$501];[.X390])+COUNTIF([.$U$2:.$U$501];[.X390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_69ffac87-4f95-47ba-8826-a9ae8e643f61_electronic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transportation system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print</text:p>
          </table:table-cell>
          <table:table-cell table:number-columns-repeated="2"/>
          <table:table-cell office:value-type="string" calcext:value-type="string">
            <text:p>astronomy</text:p>
          </table:table-cell>
          <table:table-cell table:formula="of:=COUNTIF([.$B$2:.$B$501];[.X391])+COUNTIF([.$C$2:.$C$501];[.X391])+COUNTIF([.$D$2:.$D$501];[.X391])+COUNTIF([.$E$2:.$E$501];[.X391])+COUNTIF([.$F$2:.$F$501];[.X391])+COUNTIF([.$G$2:.$G$501];[.X391])+COUNTIF([.$H$2:.$H$501];[.X391])+COUNTIF([.$I$2:.$I$501];[.X391])+COUNTIF([.$J$2:.$J$501];[.X391])+COUNTIF([.$K$2:.$K$501];[.X391])+COUNTIF([.$L$2:.$L$501];[.X391])+COUNTIF([.$M$2:.$M$501];[.X391])+COUNTIF([.$N$2:.$N$501];[.X391])+COUNTIF([.$O$2:.$O$501];[.X391])+COUNTIF([.$P$2:.$P$501];[.X391])+COUNTIF([.$Q$2:.$Q$501];[.X391])+COUNTIF([.$R$2:.$R$501];[.X391])+COUNTIF([.$S$2:.$S$501];[.X391])+COUNTIF([.$T$2:.$T$501];[.X391])+COUNTIF([.$U$2:.$U$501];[.X391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_6a76b16c-be39-3175-a4e8-8ed2ac969a6d_rock.jpg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collage</text:p>
          </table:table-cell>
          <table:table-cell office:value-type="string" calcext:value-type="string">
            <text:p>medicine</text:p>
          </table:table-cell>
          <table:table-cell table:number-columns-repeated="2"/>
          <table:table-cell office:value-type="string" calcext:value-type="string">
            <text:p>authority</text:p>
          </table:table-cell>
          <table:table-cell table:formula="of:=COUNTIF([.$B$2:.$B$501];[.X392])+COUNTIF([.$C$2:.$C$501];[.X392])+COUNTIF([.$D$2:.$D$501];[.X392])+COUNTIF([.$E$2:.$E$501];[.X392])+COUNTIF([.$F$2:.$F$501];[.X392])+COUNTIF([.$G$2:.$G$501];[.X392])+COUNTIF([.$H$2:.$H$501];[.X392])+COUNTIF([.$I$2:.$I$501];[.X392])+COUNTIF([.$J$2:.$J$501];[.X392])+COUNTIF([.$K$2:.$K$501];[.X392])+COUNTIF([.$L$2:.$L$501];[.X392])+COUNTIF([.$M$2:.$M$501];[.X392])+COUNTIF([.$N$2:.$N$501];[.X392])+COUNTIF([.$O$2:.$O$501];[.X392])+COUNTIF([.$P$2:.$P$501];[.X392])+COUNTIF([.$Q$2:.$Q$501];[.X392])+COUNTIF([.$R$2:.$R$501];[.X392])+COUNTIF([.$S$2:.$S$501];[.X392])+COUNTIF([.$T$2:.$T$501];[.X392])+COUNTIF([.$U$2:.$U$501];[.X392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_6a902bb8-31bd-32a9-bef2-31cdfff84082_pop.jpg</text:p>
          </table:table-cell>
          <table:table-cell office:value-type="string" calcext:value-type="string">
            <text:p>bowed stringed instrument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odern</text:p>
          </table:table-cell>
          <table:table-cell table:number-columns-repeated="2"/>
          <table:table-cell office:value-type="string" calcext:value-type="string">
            <text:p>bar</text:p>
          </table:table-cell>
          <table:table-cell table:formula="of:=COUNTIF([.$B$2:.$B$501];[.X393])+COUNTIF([.$C$2:.$C$501];[.X393])+COUNTIF([.$D$2:.$D$501];[.X393])+COUNTIF([.$E$2:.$E$501];[.X393])+COUNTIF([.$F$2:.$F$501];[.X393])+COUNTIF([.$G$2:.$G$501];[.X393])+COUNTIF([.$H$2:.$H$501];[.X393])+COUNTIF([.$I$2:.$I$501];[.X393])+COUNTIF([.$J$2:.$J$501];[.X393])+COUNTIF([.$K$2:.$K$501];[.X393])+COUNTIF([.$L$2:.$L$501];[.X393])+COUNTIF([.$M$2:.$M$501];[.X393])+COUNTIF([.$N$2:.$N$501];[.X393])+COUNTIF([.$O$2:.$O$501];[.X393])+COUNTIF([.$P$2:.$P$501];[.X393])+COUNTIF([.$Q$2:.$Q$501];[.X393])+COUNTIF([.$R$2:.$R$501];[.X393])+COUNTIF([.$S$2:.$S$501];[.X393])+COUNTIF([.$T$2:.$T$501];[.X393])+COUNTIF([.$U$2:.$U$501];[.X393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_6bb236f1-4c11-3308-bae0-804a90ae347b_p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vacatio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hotel</text:p>
          </table:table-cell>
          <table:table-cell table:number-columns-repeated="2"/>
          <table:table-cell office:value-type="string" calcext:value-type="string">
            <text:p>bench</text:p>
          </table:table-cell>
          <table:table-cell table:formula="of:=COUNTIF([.$B$2:.$B$501];[.X394])+COUNTIF([.$C$2:.$C$501];[.X394])+COUNTIF([.$D$2:.$D$501];[.X394])+COUNTIF([.$E$2:.$E$501];[.X394])+COUNTIF([.$F$2:.$F$501];[.X394])+COUNTIF([.$G$2:.$G$501];[.X394])+COUNTIF([.$H$2:.$H$501];[.X394])+COUNTIF([.$I$2:.$I$501];[.X394])+COUNTIF([.$J$2:.$J$501];[.X394])+COUNTIF([.$K$2:.$K$501];[.X394])+COUNTIF([.$L$2:.$L$501];[.X394])+COUNTIF([.$M$2:.$M$501];[.X394])+COUNTIF([.$N$2:.$N$501];[.X394])+COUNTIF([.$O$2:.$O$501];[.X394])+COUNTIF([.$P$2:.$P$501];[.X394])+COUNTIF([.$Q$2:.$Q$501];[.X394])+COUNTIF([.$R$2:.$R$501];[.X394])+COUNTIF([.$S$2:.$S$501];[.X394])+COUNTIF([.$T$2:.$T$501];[.X394])+COUNTIF([.$U$2:.$U$501];[.X394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_7e1cceaf-cfe8-44a5-bc4e-35505940e8f6_country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group</text:p>
          </table:table-cell>
          <table:table-cell table:number-columns-repeated="2"/>
          <table:table-cell office:value-type="string" calcext:value-type="string">
            <text:p>biology</text:p>
          </table:table-cell>
          <table:table-cell table:formula="of:=COUNTIF([.$B$2:.$B$501];[.X395])+COUNTIF([.$C$2:.$C$501];[.X395])+COUNTIF([.$D$2:.$D$501];[.X395])+COUNTIF([.$E$2:.$E$501];[.X395])+COUNTIF([.$F$2:.$F$501];[.X395])+COUNTIF([.$G$2:.$G$501];[.X395])+COUNTIF([.$H$2:.$H$501];[.X395])+COUNTIF([.$I$2:.$I$501];[.X395])+COUNTIF([.$J$2:.$J$501];[.X395])+COUNTIF([.$K$2:.$K$501];[.X395])+COUNTIF([.$L$2:.$L$501];[.X395])+COUNTIF([.$M$2:.$M$501];[.X395])+COUNTIF([.$N$2:.$N$501];[.X395])+COUNTIF([.$O$2:.$O$501];[.X395])+COUNTIF([.$P$2:.$P$501];[.X395])+COUNTIF([.$Q$2:.$Q$501];[.X395])+COUNTIF([.$R$2:.$R$501];[.X395])+COUNTIF([.$S$2:.$S$501];[.X395])+COUNTIF([.$T$2:.$T$501];[.X395])+COUNTIF([.$U$2:.$U$501];[.X395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_823d0afc-b1ff-4be2-b995-47565a417005_pop.jp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glamour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hairdo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enjoyment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Afro</text:p>
          </table:table-cell>
          <table:table-cell office:value-type="string" calcext:value-type="string">
            <text:p>nightlif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happiness</text:p>
          </table:table-cell>
          <table:table-cell table:number-columns-repeated="2"/>
          <table:table-cell office:value-type="string" calcext:value-type="string">
            <text:p>broken</text:p>
          </table:table-cell>
          <table:table-cell table:formula="of:=COUNTIF([.$B$2:.$B$501];[.X396])+COUNTIF([.$C$2:.$C$501];[.X396])+COUNTIF([.$D$2:.$D$501];[.X396])+COUNTIF([.$E$2:.$E$501];[.X396])+COUNTIF([.$F$2:.$F$501];[.X396])+COUNTIF([.$G$2:.$G$501];[.X396])+COUNTIF([.$H$2:.$H$501];[.X396])+COUNTIF([.$I$2:.$I$501];[.X396])+COUNTIF([.$J$2:.$J$501];[.X396])+COUNTIF([.$K$2:.$K$501];[.X396])+COUNTIF([.$L$2:.$L$501];[.X396])+COUNTIF([.$M$2:.$M$501];[.X396])+COUNTIF([.$N$2:.$N$501];[.X396])+COUNTIF([.$O$2:.$O$501];[.X396])+COUNTIF([.$P$2:.$P$501];[.X396])+COUNTIF([.$Q$2:.$Q$501];[.X396])+COUNTIF([.$R$2:.$R$501];[.X396])+COUNTIF([.$S$2:.$S$501];[.X396])+COUNTIF([.$T$2:.$T$501];[.X396])+COUNTIF([.$U$2:.$U$501];[.X396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_82f14d3d-094c-4c93-8892-51d5099f6872_rock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aggression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funky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urious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skittish</text:p>
          </table:table-cell>
          <table:table-cell office:value-type="string" calcext:value-type="string">
            <text:p>woodcut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ymbol</text:p>
          </table:table-cell>
          <table:table-cell table:number-columns-repeated="2"/>
          <table:table-cell office:value-type="string" calcext:value-type="string">
            <text:p>brush</text:p>
          </table:table-cell>
          <table:table-cell table:formula="of:=COUNTIF([.$B$2:.$B$501];[.X397])+COUNTIF([.$C$2:.$C$501];[.X397])+COUNTIF([.$D$2:.$D$501];[.X397])+COUNTIF([.$E$2:.$E$501];[.X397])+COUNTIF([.$F$2:.$F$501];[.X397])+COUNTIF([.$G$2:.$G$501];[.X397])+COUNTIF([.$H$2:.$H$501];[.X397])+COUNTIF([.$I$2:.$I$501];[.X397])+COUNTIF([.$J$2:.$J$501];[.X397])+COUNTIF([.$K$2:.$K$501];[.X397])+COUNTIF([.$L$2:.$L$501];[.X397])+COUNTIF([.$M$2:.$M$501];[.X397])+COUNTIF([.$N$2:.$N$501];[.X397])+COUNTIF([.$O$2:.$O$501];[.X397])+COUNTIF([.$P$2:.$P$501];[.X397])+COUNTIF([.$Q$2:.$Q$501];[.X397])+COUNTIF([.$R$2:.$R$501];[.X397])+COUNTIF([.$S$2:.$S$501];[.X397])+COUNTIF([.$T$2:.$T$501];[.X397])+COUNTIF([.$U$2:.$U$501];[.X397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_84d537c0-bc24-43dc-ba55-377c25e9c17a_rock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transportation system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desktop</text:p>
          </table:table-cell>
          <table:table-cell table:number-columns-repeated="2"/>
          <table:table-cell office:value-type="string" calcext:value-type="string">
            <text:p>cavalry</text:p>
          </table:table-cell>
          <table:table-cell table:formula="of:=COUNTIF([.$B$2:.$B$501];[.X398])+COUNTIF([.$C$2:.$C$501];[.X398])+COUNTIF([.$D$2:.$D$501];[.X398])+COUNTIF([.$E$2:.$E$501];[.X398])+COUNTIF([.$F$2:.$F$501];[.X398])+COUNTIF([.$G$2:.$G$501];[.X398])+COUNTIF([.$H$2:.$H$501];[.X398])+COUNTIF([.$I$2:.$I$501];[.X398])+COUNTIF([.$J$2:.$J$501];[.X398])+COUNTIF([.$K$2:.$K$501];[.X398])+COUNTIF([.$L$2:.$L$501];[.X398])+COUNTIF([.$M$2:.$M$501];[.X398])+COUNTIF([.$N$2:.$N$501];[.X398])+COUNTIF([.$O$2:.$O$501];[.X398])+COUNTIF([.$P$2:.$P$501];[.X398])+COUNTIF([.$Q$2:.$Q$501];[.X398])+COUNTIF([.$R$2:.$R$501];[.X398])+COUNTIF([.$S$2:.$S$501];[.X398])+COUNTIF([.$T$2:.$T$501];[.X398])+COUNTIF([.$U$2:.$U$501];[.X398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_9393e707-e105-42b5-aaac-c2a524a7a589_country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wear</text:p>
          </table:table-cell>
          <table:table-cell table:number-columns-repeated="2"/>
          <table:table-cell office:value-type="string" calcext:value-type="string">
            <text:p>ceremony</text:p>
          </table:table-cell>
          <table:table-cell table:formula="of:=COUNTIF([.$B$2:.$B$501];[.X399])+COUNTIF([.$C$2:.$C$501];[.X399])+COUNTIF([.$D$2:.$D$501];[.X399])+COUNTIF([.$E$2:.$E$501];[.X399])+COUNTIF([.$F$2:.$F$501];[.X399])+COUNTIF([.$G$2:.$G$501];[.X399])+COUNTIF([.$H$2:.$H$501];[.X399])+COUNTIF([.$I$2:.$I$501];[.X399])+COUNTIF([.$J$2:.$J$501];[.X399])+COUNTIF([.$K$2:.$K$501];[.X399])+COUNTIF([.$L$2:.$L$501];[.X399])+COUNTIF([.$M$2:.$M$501];[.X399])+COUNTIF([.$N$2:.$N$501];[.X399])+COUNTIF([.$O$2:.$O$501];[.X399])+COUNTIF([.$P$2:.$P$501];[.X399])+COUNTIF([.$Q$2:.$Q$501];[.X399])+COUNTIF([.$R$2:.$R$501];[.X399])+COUNTIF([.$S$2:.$S$501];[.X399])+COUNTIF([.$T$2:.$T$501];[.X399])+COUNTIF([.$U$2:.$U$501];[.X399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_97b97ec9-8b73-3a0d-aa3c-bd5ae117453e_electronic.jpg</text:p>
          </table:table-cell>
          <table:table-cell office:value-type="string" calcext:value-type="string">
            <text:p>abandoned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rusty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transportation system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destruction</text:p>
          </table:table-cell>
          <table:table-cell table:number-columns-repeated="2"/>
          <table:table-cell office:value-type="string" calcext:value-type="string">
            <text:p>composure</text:p>
          </table:table-cell>
          <table:table-cell table:formula="of:=COUNTIF([.$B$2:.$B$501];[.X400])+COUNTIF([.$C$2:.$C$501];[.X400])+COUNTIF([.$D$2:.$D$501];[.X400])+COUNTIF([.$E$2:.$E$501];[.X400])+COUNTIF([.$F$2:.$F$501];[.X400])+COUNTIF([.$G$2:.$G$501];[.X400])+COUNTIF([.$H$2:.$H$501];[.X400])+COUNTIF([.$I$2:.$I$501];[.X400])+COUNTIF([.$J$2:.$J$501];[.X400])+COUNTIF([.$K$2:.$K$501];[.X400])+COUNTIF([.$L$2:.$L$501];[.X400])+COUNTIF([.$M$2:.$M$501];[.X400])+COUNTIF([.$N$2:.$N$501];[.X400])+COUNTIF([.$O$2:.$O$501];[.X400])+COUNTIF([.$P$2:.$P$501];[.X400])+COUNTIF([.$Q$2:.$Q$501];[.X400])+COUNTIF([.$R$2:.$R$501];[.X400])+COUNTIF([.$S$2:.$S$501];[.X400])+COUNTIF([.$T$2:.$T$501];[.X400])+COUNTIF([.$U$2:.$U$501];[.X400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_9820fea9-39da-3e96-830a-202b6cde8253_pop.jpg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quad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teamwork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adolescent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classroom</text:p>
          </table:table-cell>
          <table:table-cell office:value-type="string" calcext:value-type="string">
            <text:p>group together</text:p>
          </table:table-cell>
          <table:table-cell office:value-type="string" calcext:value-type="string">
            <text:p>togetherness</text:p>
          </table:table-cell>
          <table:table-cell office:value-type="string" calcext:value-type="string">
            <text:p>variation</text:p>
          </table:table-cell>
          <table:table-cell table:number-columns-repeated="2"/>
          <table:table-cell office:value-type="string" calcext:value-type="string">
            <text:p>country</text:p>
          </table:table-cell>
          <table:table-cell table:formula="of:=COUNTIF([.$B$2:.$B$501];[.X401])+COUNTIF([.$C$2:.$C$501];[.X401])+COUNTIF([.$D$2:.$D$501];[.X401])+COUNTIF([.$E$2:.$E$501];[.X401])+COUNTIF([.$F$2:.$F$501];[.X401])+COUNTIF([.$G$2:.$G$501];[.X401])+COUNTIF([.$H$2:.$H$501];[.X401])+COUNTIF([.$I$2:.$I$501];[.X401])+COUNTIF([.$J$2:.$J$501];[.X401])+COUNTIF([.$K$2:.$K$501];[.X401])+COUNTIF([.$L$2:.$L$501];[.X401])+COUNTIF([.$M$2:.$M$501];[.X401])+COUNTIF([.$N$2:.$N$501];[.X401])+COUNTIF([.$O$2:.$O$501];[.X401])+COUNTIF([.$P$2:.$P$501];[.X401])+COUNTIF([.$Q$2:.$Q$501];[.X401])+COUNTIF([.$R$2:.$R$501];[.X401])+COUNTIF([.$S$2:.$S$501];[.X401])+COUNTIF([.$T$2:.$T$501];[.X401])+COUNTIF([.$U$2:.$U$501];[.X401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_a047b949-977d-4f8e-ad97-c7fdd621fe79_hip-hop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chalk out</text:p>
          </table:table-cell>
          <table:table-cell office:value-type="string" calcext:value-type="string">
            <text:p>chalk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conceptua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signalise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achievement</text:p>
          </table:table-cell>
          <table:table-cell table:number-columns-repeated="2"/>
          <table:table-cell office:value-type="string" calcext:value-type="string">
            <text:p>daylight</text:p>
          </table:table-cell>
          <table:table-cell table:formula="of:=COUNTIF([.$B$2:.$B$501];[.X402])+COUNTIF([.$C$2:.$C$501];[.X402])+COUNTIF([.$D$2:.$D$501];[.X402])+COUNTIF([.$E$2:.$E$501];[.X402])+COUNTIF([.$F$2:.$F$501];[.X402])+COUNTIF([.$G$2:.$G$501];[.X402])+COUNTIF([.$H$2:.$H$501];[.X402])+COUNTIF([.$I$2:.$I$501];[.X402])+COUNTIF([.$J$2:.$J$501];[.X402])+COUNTIF([.$K$2:.$K$501];[.X402])+COUNTIF([.$L$2:.$L$501];[.X402])+COUNTIF([.$M$2:.$M$501];[.X402])+COUNTIF([.$N$2:.$N$501];[.X402])+COUNTIF([.$O$2:.$O$501];[.X402])+COUNTIF([.$P$2:.$P$501];[.X402])+COUNTIF([.$Q$2:.$Q$501];[.X402])+COUNTIF([.$R$2:.$R$501];[.X402])+COUNTIF([.$S$2:.$S$501];[.X402])+COUNTIF([.$T$2:.$T$501];[.X402])+COUNTIF([.$U$2:.$U$501];[.X402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_af3388d9-3416-4dfc-9453-8927f5b0a0bf_electronic.jpg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rusty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paper</text:p>
          </table:table-cell>
          <table:table-cell table:number-columns-repeated="2"/>
          <table:table-cell office:value-type="string" calcext:value-type="string">
            <text:p>drink</text:p>
          </table:table-cell>
          <table:table-cell table:formula="of:=COUNTIF([.$B$2:.$B$501];[.X403])+COUNTIF([.$C$2:.$C$501];[.X403])+COUNTIF([.$D$2:.$D$501];[.X403])+COUNTIF([.$E$2:.$E$501];[.X403])+COUNTIF([.$F$2:.$F$501];[.X403])+COUNTIF([.$G$2:.$G$501];[.X403])+COUNTIF([.$H$2:.$H$501];[.X403])+COUNTIF([.$I$2:.$I$501];[.X403])+COUNTIF([.$J$2:.$J$501];[.X403])+COUNTIF([.$K$2:.$K$501];[.X403])+COUNTIF([.$L$2:.$L$501];[.X403])+COUNTIF([.$M$2:.$M$501];[.X403])+COUNTIF([.$N$2:.$N$501];[.X403])+COUNTIF([.$O$2:.$O$501];[.X403])+COUNTIF([.$P$2:.$P$501];[.X403])+COUNTIF([.$Q$2:.$Q$501];[.X403])+COUNTIF([.$R$2:.$R$501];[.X403])+COUNTIF([.$S$2:.$S$501];[.X403])+COUNTIF([.$T$2:.$T$501];[.X403])+COUNTIF([.$U$2:.$U$501];[.X403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_afdcccfe-5188-4718-b238-a6145487afba_pop.jpg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glamour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ooking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sexy</text:p>
          </table:table-cell>
          <table:table-cell table:number-columns-repeated="2"/>
          <table:table-cell office:value-type="string" calcext:value-type="string">
            <text:p>eerie</text:p>
          </table:table-cell>
          <table:table-cell table:formula="of:=COUNTIF([.$B$2:.$B$501];[.X404])+COUNTIF([.$C$2:.$C$501];[.X404])+COUNTIF([.$D$2:.$D$501];[.X404])+COUNTIF([.$E$2:.$E$501];[.X404])+COUNTIF([.$F$2:.$F$501];[.X404])+COUNTIF([.$G$2:.$G$501];[.X404])+COUNTIF([.$H$2:.$H$501];[.X404])+COUNTIF([.$I$2:.$I$501];[.X404])+COUNTIF([.$J$2:.$J$501];[.X404])+COUNTIF([.$K$2:.$K$501];[.X404])+COUNTIF([.$L$2:.$L$501];[.X404])+COUNTIF([.$M$2:.$M$501];[.X404])+COUNTIF([.$N$2:.$N$501];[.X404])+COUNTIF([.$O$2:.$O$501];[.X404])+COUNTIF([.$P$2:.$P$501];[.X404])+COUNTIF([.$Q$2:.$Q$501];[.X404])+COUNTIF([.$R$2:.$R$501];[.X404])+COUNTIF([.$S$2:.$S$501];[.X404])+COUNTIF([.$T$2:.$T$501];[.X404])+COUNTIF([.$U$2:.$U$501];[.X404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_b0beb1c8-1ed7-3dda-a77a-ad48fde73104_pop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lithograph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avalry</text:p>
          </table:table-cell>
          <table:table-cell office:value-type="string" calcext:value-type="string">
            <text:p>horizontal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table:formula="of:=COUNTIF([.$B$2:.$B$501];[.X405])+COUNTIF([.$C$2:.$C$501];[.X405])+COUNTIF([.$D$2:.$D$501];[.X405])+COUNTIF([.$E$2:.$E$501];[.X405])+COUNTIF([.$F$2:.$F$501];[.X405])+COUNTIF([.$G$2:.$G$501];[.X405])+COUNTIF([.$H$2:.$H$501];[.X405])+COUNTIF([.$I$2:.$I$501];[.X405])+COUNTIF([.$J$2:.$J$501];[.X405])+COUNTIF([.$K$2:.$K$501];[.X405])+COUNTIF([.$L$2:.$L$501];[.X405])+COUNTIF([.$M$2:.$M$501];[.X405])+COUNTIF([.$N$2:.$N$501];[.X405])+COUNTIF([.$O$2:.$O$501];[.X405])+COUNTIF([.$P$2:.$P$501];[.X405])+COUNTIF([.$Q$2:.$Q$501];[.X405])+COUNTIF([.$R$2:.$R$501];[.X405])+COUNTIF([.$S$2:.$S$501];[.X405])+COUNTIF([.$T$2:.$T$501];[.X405])+COUNTIF([.$U$2:.$U$501];[.X405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_b5d8192f-6924-4e2c-952b-b10b69eb2cfa_electronic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addiction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graphic design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foam</text:p>
          </table:table-cell>
          <table:table-cell office:value-type="string" calcext:value-type="string">
            <text:p>vertical</text:p>
          </table:table-cell>
          <table:table-cell table:number-columns-repeated="2"/>
          <table:table-cell office:value-type="string" calcext:value-type="string">
            <text:p>erotic</text:p>
          </table:table-cell>
          <table:table-cell table:formula="of:=COUNTIF([.$B$2:.$B$501];[.X406])+COUNTIF([.$C$2:.$C$501];[.X406])+COUNTIF([.$D$2:.$D$501];[.X406])+COUNTIF([.$E$2:.$E$501];[.X406])+COUNTIF([.$F$2:.$F$501];[.X406])+COUNTIF([.$G$2:.$G$501];[.X406])+COUNTIF([.$H$2:.$H$501];[.X406])+COUNTIF([.$I$2:.$I$501];[.X406])+COUNTIF([.$J$2:.$J$501];[.X406])+COUNTIF([.$K$2:.$K$501];[.X406])+COUNTIF([.$L$2:.$L$501];[.X406])+COUNTIF([.$M$2:.$M$501];[.X406])+COUNTIF([.$N$2:.$N$501];[.X406])+COUNTIF([.$O$2:.$O$501];[.X406])+COUNTIF([.$P$2:.$P$501];[.X406])+COUNTIF([.$Q$2:.$Q$501];[.X406])+COUNTIF([.$R$2:.$R$501];[.X406])+COUNTIF([.$S$2:.$S$501];[.X406])+COUNTIF([.$T$2:.$T$501];[.X406])+COUNTIF([.$U$2:.$U$501];[.X406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_bb572612-98ed-4cea-8893-2cdc5dee7c81_country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ogetherness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actress</text:p>
          </table:table-cell>
          <table:table-cell office:value-type="string" calcext:value-type="string">
            <text:p>wear</text:p>
          </table:table-cell>
          <table:table-cell table:number-columns-repeated="2"/>
          <table:table-cell office:value-type="string" calcext:value-type="string">
            <text:p>event</text:p>
          </table:table-cell>
          <table:table-cell table:formula="of:=COUNTIF([.$B$2:.$B$501];[.X407])+COUNTIF([.$C$2:.$C$501];[.X407])+COUNTIF([.$D$2:.$D$501];[.X407])+COUNTIF([.$E$2:.$E$501];[.X407])+COUNTIF([.$F$2:.$F$501];[.X407])+COUNTIF([.$G$2:.$G$501];[.X407])+COUNTIF([.$H$2:.$H$501];[.X407])+COUNTIF([.$I$2:.$I$501];[.X407])+COUNTIF([.$J$2:.$J$501];[.X407])+COUNTIF([.$K$2:.$K$501];[.X407])+COUNTIF([.$L$2:.$L$501];[.X407])+COUNTIF([.$M$2:.$M$501];[.X407])+COUNTIF([.$N$2:.$N$501];[.X407])+COUNTIF([.$O$2:.$O$501];[.X407])+COUNTIF([.$P$2:.$P$501];[.X407])+COUNTIF([.$Q$2:.$Q$501];[.X407])+COUNTIF([.$R$2:.$R$501];[.X407])+COUNTIF([.$S$2:.$S$501];[.X407])+COUNTIF([.$T$2:.$T$501];[.X407])+COUNTIF([.$U$2:.$U$501];[.X407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_bd18c7e3-7248-4f68-90f7-f5f0c4c491ac_country.jpg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pianist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pop music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synthesizer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chord</text:p>
          </table:table-cell>
          <table:table-cell office:value-type="string" calcext:value-type="string">
            <text:p>Gameplan sports</text:p>
          </table:table-cell>
          <table:table-cell table:number-columns-repeated="2"/>
          <table:table-cell office:value-type="string" calcext:value-type="string">
            <text:p>eyesight</text:p>
          </table:table-cell>
          <table:table-cell table:formula="of:=COUNTIF([.$B$2:.$B$501];[.X408])+COUNTIF([.$C$2:.$C$501];[.X408])+COUNTIF([.$D$2:.$D$501];[.X408])+COUNTIF([.$E$2:.$E$501];[.X408])+COUNTIF([.$F$2:.$F$501];[.X408])+COUNTIF([.$G$2:.$G$501];[.X408])+COUNTIF([.$H$2:.$H$501];[.X408])+COUNTIF([.$I$2:.$I$501];[.X408])+COUNTIF([.$J$2:.$J$501];[.X408])+COUNTIF([.$K$2:.$K$501];[.X408])+COUNTIF([.$L$2:.$L$501];[.X408])+COUNTIF([.$M$2:.$M$501];[.X408])+COUNTIF([.$N$2:.$N$501];[.X408])+COUNTIF([.$O$2:.$O$501];[.X408])+COUNTIF([.$P$2:.$P$501];[.X408])+COUNTIF([.$Q$2:.$Q$501];[.X408])+COUNTIF([.$R$2:.$R$501];[.X408])+COUNTIF([.$S$2:.$S$501];[.X408])+COUNTIF([.$T$2:.$T$501];[.X408])+COUNTIF([.$U$2:.$U$501];[.X408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_cc491072-7ed0-40c1-a36b-4499e86de2b5_hip-hop.jpg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ransportation system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ccident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hood</text:p>
          </table:table-cell>
          <table:table-cell office:value-type="string" calcext:value-type="string">
            <text:p>drag race</text:p>
          </table:table-cell>
          <table:table-cell office:value-type="string" calcext:value-type="string">
            <text:p>asphalt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action</text:p>
          </table:table-cell>
          <table:table-cell table:number-columns-repeated="2"/>
          <table:table-cell office:value-type="string" calcext:value-type="string">
            <text:p>fashionable</text:p>
          </table:table-cell>
          <table:table-cell table:formula="of:=COUNTIF([.$B$2:.$B$501];[.X409])+COUNTIF([.$C$2:.$C$501];[.X409])+COUNTIF([.$D$2:.$D$501];[.X409])+COUNTIF([.$E$2:.$E$501];[.X409])+COUNTIF([.$F$2:.$F$501];[.X409])+COUNTIF([.$G$2:.$G$501];[.X409])+COUNTIF([.$H$2:.$H$501];[.X409])+COUNTIF([.$I$2:.$I$501];[.X409])+COUNTIF([.$J$2:.$J$501];[.X409])+COUNTIF([.$K$2:.$K$501];[.X409])+COUNTIF([.$L$2:.$L$501];[.X409])+COUNTIF([.$M$2:.$M$501];[.X409])+COUNTIF([.$N$2:.$N$501];[.X409])+COUNTIF([.$O$2:.$O$501];[.X409])+COUNTIF([.$P$2:.$P$501];[.X409])+COUNTIF([.$Q$2:.$Q$501];[.X409])+COUNTIF([.$R$2:.$R$501];[.X409])+COUNTIF([.$S$2:.$S$501];[.X409])+COUNTIF([.$T$2:.$T$501];[.X409])+COUNTIF([.$U$2:.$U$501];[.X409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_d61a6676-7851-4a10-811a-cb9aaed06d23_p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orizontal</text:p>
          </table:table-cell>
          <table:table-cell table:number-columns-repeated="2"/>
          <table:table-cell office:value-type="string" calcext:value-type="string">
            <text:p>floral</text:p>
          </table:table-cell>
          <table:table-cell table:formula="of:=COUNTIF([.$B$2:.$B$501];[.X410])+COUNTIF([.$C$2:.$C$501];[.X410])+COUNTIF([.$D$2:.$D$501];[.X410])+COUNTIF([.$E$2:.$E$501];[.X410])+COUNTIF([.$F$2:.$F$501];[.X410])+COUNTIF([.$G$2:.$G$501];[.X410])+COUNTIF([.$H$2:.$H$501];[.X410])+COUNTIF([.$I$2:.$I$501];[.X410])+COUNTIF([.$J$2:.$J$501];[.X410])+COUNTIF([.$K$2:.$K$501];[.X410])+COUNTIF([.$L$2:.$L$501];[.X410])+COUNTIF([.$M$2:.$M$501];[.X410])+COUNTIF([.$N$2:.$N$501];[.X410])+COUNTIF([.$O$2:.$O$501];[.X410])+COUNTIF([.$P$2:.$P$501];[.X410])+COUNTIF([.$Q$2:.$Q$501];[.X410])+COUNTIF([.$R$2:.$R$501];[.X410])+COUNTIF([.$S$2:.$S$501];[.X410])+COUNTIF([.$T$2:.$T$501];[.X410])+COUNTIF([.$U$2:.$U$501];[.X410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_daf41569-527f-4ab1-8cda-d28a438873cc_electronic.jpg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horizontal plane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wasteland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fog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geology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fair weather</text:p>
          </table:table-cell>
          <table:table-cell table:number-columns-repeated="2"/>
          <table:table-cell office:value-type="string" calcext:value-type="string">
            <text:p>food</text:p>
          </table:table-cell>
          <table:table-cell table:formula="of:=COUNTIF([.$B$2:.$B$501];[.X411])+COUNTIF([.$C$2:.$C$501];[.X411])+COUNTIF([.$D$2:.$D$501];[.X411])+COUNTIF([.$E$2:.$E$501];[.X411])+COUNTIF([.$F$2:.$F$501];[.X411])+COUNTIF([.$G$2:.$G$501];[.X411])+COUNTIF([.$H$2:.$H$501];[.X411])+COUNTIF([.$I$2:.$I$501];[.X411])+COUNTIF([.$J$2:.$J$501];[.X411])+COUNTIF([.$K$2:.$K$501];[.X411])+COUNTIF([.$L$2:.$L$501];[.X411])+COUNTIF([.$M$2:.$M$501];[.X411])+COUNTIF([.$N$2:.$N$501];[.X411])+COUNTIF([.$O$2:.$O$501];[.X411])+COUNTIF([.$P$2:.$P$501];[.X411])+COUNTIF([.$Q$2:.$Q$501];[.X411])+COUNTIF([.$R$2:.$R$501];[.X411])+COUNTIF([.$S$2:.$S$501];[.X411])+COUNTIF([.$T$2:.$T$501];[.X411])+COUNTIF([.$U$2:.$U$501];[.X411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_dd54d9da-975d-4b47-bbc4-c809f99f9426_country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figure</text:p>
          </table:table-cell>
          <table:table-cell table:number-columns-repeated="2"/>
          <table:table-cell office:value-type="string" calcext:value-type="string">
            <text:p>forthcoming</text:p>
          </table:table-cell>
          <table:table-cell table:formula="of:=COUNTIF([.$B$2:.$B$501];[.X412])+COUNTIF([.$C$2:.$C$501];[.X412])+COUNTIF([.$D$2:.$D$501];[.X412])+COUNTIF([.$E$2:.$E$501];[.X412])+COUNTIF([.$F$2:.$F$501];[.X412])+COUNTIF([.$G$2:.$G$501];[.X412])+COUNTIF([.$H$2:.$H$501];[.X412])+COUNTIF([.$I$2:.$I$501];[.X412])+COUNTIF([.$J$2:.$J$501];[.X412])+COUNTIF([.$K$2:.$K$501];[.X412])+COUNTIF([.$L$2:.$L$501];[.X412])+COUNTIF([.$M$2:.$M$501];[.X412])+COUNTIF([.$N$2:.$N$501];[.X412])+COUNTIF([.$O$2:.$O$501];[.X412])+COUNTIF([.$P$2:.$P$501];[.X412])+COUNTIF([.$Q$2:.$Q$501];[.X412])+COUNTIF([.$R$2:.$R$501];[.X412])+COUNTIF([.$S$2:.$S$501];[.X412])+COUNTIF([.$T$2:.$T$501];[.X412])+COUNTIF([.$U$2:.$U$501];[.X412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_e30870f0-4c78-4465-98ed-40077948a650_rock.jpg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wallpaper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messy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rough</text:p>
          </table:table-cell>
          <table:table-cell table:number-columns-repeated="2"/>
          <table:table-cell office:value-type="string" calcext:value-type="string">
            <text:p>fright</text:p>
          </table:table-cell>
          <table:table-cell table:formula="of:=COUNTIF([.$B$2:.$B$501];[.X413])+COUNTIF([.$C$2:.$C$501];[.X413])+COUNTIF([.$D$2:.$D$501];[.X413])+COUNTIF([.$E$2:.$E$501];[.X413])+COUNTIF([.$F$2:.$F$501];[.X413])+COUNTIF([.$G$2:.$G$501];[.X413])+COUNTIF([.$H$2:.$H$501];[.X413])+COUNTIF([.$I$2:.$I$501];[.X413])+COUNTIF([.$J$2:.$J$501];[.X413])+COUNTIF([.$K$2:.$K$501];[.X413])+COUNTIF([.$L$2:.$L$501];[.X413])+COUNTIF([.$M$2:.$M$501];[.X413])+COUNTIF([.$N$2:.$N$501];[.X413])+COUNTIF([.$O$2:.$O$501];[.X413])+COUNTIF([.$P$2:.$P$501];[.X413])+COUNTIF([.$Q$2:.$Q$501];[.X413])+COUNTIF([.$R$2:.$R$501];[.X413])+COUNTIF([.$S$2:.$S$501];[.X413])+COUNTIF([.$T$2:.$T$501];[.X413])+COUNTIF([.$U$2:.$U$501];[.X413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_e403facd-913e-4ab4-a8b4-d397c79550e2_electronic.jpg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red carpe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otwear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bikini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actress</text:p>
          </table:table-cell>
          <table:table-cell office:value-type="string" calcext:value-type="string">
            <text:p>sexy</text:p>
          </table:table-cell>
          <table:table-cell table:number-columns-repeated="2"/>
          <table:table-cell office:value-type="string" calcext:value-type="string">
            <text:p>fur</text:p>
          </table:table-cell>
          <table:table-cell table:formula="of:=COUNTIF([.$B$2:.$B$501];[.X414])+COUNTIF([.$C$2:.$C$501];[.X414])+COUNTIF([.$D$2:.$D$501];[.X414])+COUNTIF([.$E$2:.$E$501];[.X414])+COUNTIF([.$F$2:.$F$501];[.X414])+COUNTIF([.$G$2:.$G$501];[.X414])+COUNTIF([.$H$2:.$H$501];[.X414])+COUNTIF([.$I$2:.$I$501];[.X414])+COUNTIF([.$J$2:.$J$501];[.X414])+COUNTIF([.$K$2:.$K$501];[.X414])+COUNTIF([.$L$2:.$L$501];[.X414])+COUNTIF([.$M$2:.$M$501];[.X414])+COUNTIF([.$N$2:.$N$501];[.X414])+COUNTIF([.$O$2:.$O$501];[.X414])+COUNTIF([.$P$2:.$P$501];[.X414])+COUNTIF([.$Q$2:.$Q$501];[.X414])+COUNTIF([.$R$2:.$R$501];[.X414])+COUNTIF([.$S$2:.$S$501];[.X414])+COUNTIF([.$T$2:.$T$501];[.X414])+COUNTIF([.$U$2:.$U$501];[.X414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_e8bd2c33-ff7d-40dd-84ba-c016d8d08c7b_country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xhibition</text:p>
          </table:table-cell>
          <table:table-cell office:value-type="string" calcext:value-type="string">
            <text:p>group together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performance</text:p>
          </table:table-cell>
          <table:table-cell table:number-columns-repeated="2"/>
          <table:table-cell office:value-type="string" calcext:value-type="string">
            <text:p>furious</text:p>
          </table:table-cell>
          <table:table-cell table:formula="of:=COUNTIF([.$B$2:.$B$501];[.X415])+COUNTIF([.$C$2:.$C$501];[.X415])+COUNTIF([.$D$2:.$D$501];[.X415])+COUNTIF([.$E$2:.$E$501];[.X415])+COUNTIF([.$F$2:.$F$501];[.X415])+COUNTIF([.$G$2:.$G$501];[.X415])+COUNTIF([.$H$2:.$H$501];[.X415])+COUNTIF([.$I$2:.$I$501];[.X415])+COUNTIF([.$J$2:.$J$501];[.X415])+COUNTIF([.$K$2:.$K$501];[.X415])+COUNTIF([.$L$2:.$L$501];[.X415])+COUNTIF([.$M$2:.$M$501];[.X415])+COUNTIF([.$N$2:.$N$501];[.X415])+COUNTIF([.$O$2:.$O$501];[.X415])+COUNTIF([.$P$2:.$P$501];[.X415])+COUNTIF([.$Q$2:.$Q$501];[.X415])+COUNTIF([.$R$2:.$R$501];[.X415])+COUNTIF([.$S$2:.$S$501];[.X415])+COUNTIF([.$T$2:.$T$501];[.X415])+COUNTIF([.$U$2:.$U$501];[.X415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_efe4802f-5faf-39b2-8e62-ea01b9906460_country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cowboy ha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waiter</text:p>
          </table:table-cell>
          <table:table-cell table:number-columns-repeated="2"/>
          <table:table-cell office:value-type="string" calcext:value-type="string">
            <text:p>glazed</text:p>
          </table:table-cell>
          <table:table-cell table:formula="of:=COUNTIF([.$B$2:.$B$501];[.X416])+COUNTIF([.$C$2:.$C$501];[.X416])+COUNTIF([.$D$2:.$D$501];[.X416])+COUNTIF([.$E$2:.$E$501];[.X416])+COUNTIF([.$F$2:.$F$501];[.X416])+COUNTIF([.$G$2:.$G$501];[.X416])+COUNTIF([.$H$2:.$H$501];[.X416])+COUNTIF([.$I$2:.$I$501];[.X416])+COUNTIF([.$J$2:.$J$501];[.X416])+COUNTIF([.$K$2:.$K$501];[.X416])+COUNTIF([.$L$2:.$L$501];[.X416])+COUNTIF([.$M$2:.$M$501];[.X416])+COUNTIF([.$N$2:.$N$501];[.X416])+COUNTIF([.$O$2:.$O$501];[.X416])+COUNTIF([.$P$2:.$P$501];[.X416])+COUNTIF([.$Q$2:.$Q$501];[.X416])+COUNTIF([.$R$2:.$R$501];[.X416])+COUNTIF([.$S$2:.$S$501];[.X416])+COUNTIF([.$T$2:.$T$501];[.X416])+COUNTIF([.$U$2:.$U$501];[.X416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6_f7b5f3c0-a688-4433-85bf-f478ddf5edff_hip-hop.jpg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riting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creativity</text:p>
          </table:table-cell>
          <table:table-cell table:number-columns-repeated="2"/>
          <table:table-cell office:value-type="string" calcext:value-type="string">
            <text:p>handwriting</text:p>
          </table:table-cell>
          <table:table-cell table:formula="of:=COUNTIF([.$B$2:.$B$501];[.X417])+COUNTIF([.$C$2:.$C$501];[.X417])+COUNTIF([.$D$2:.$D$501];[.X417])+COUNTIF([.$E$2:.$E$501];[.X417])+COUNTIF([.$F$2:.$F$501];[.X417])+COUNTIF([.$G$2:.$G$501];[.X417])+COUNTIF([.$H$2:.$H$501];[.X417])+COUNTIF([.$I$2:.$I$501];[.X417])+COUNTIF([.$J$2:.$J$501];[.X417])+COUNTIF([.$K$2:.$K$501];[.X417])+COUNTIF([.$L$2:.$L$501];[.X417])+COUNTIF([.$M$2:.$M$501];[.X417])+COUNTIF([.$N$2:.$N$501];[.X417])+COUNTIF([.$O$2:.$O$501];[.X417])+COUNTIF([.$P$2:.$P$501];[.X417])+COUNTIF([.$Q$2:.$Q$501];[.X417])+COUNTIF([.$R$2:.$R$501];[.X417])+COUNTIF([.$S$2:.$S$501];[.X417])+COUNTIF([.$T$2:.$T$501];[.X417])+COUNTIF([.$U$2:.$U$501];[.X417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0194abe3-f137-3757-b639-2566af63036d_electronic.jpg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messy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rusty</text:p>
          </table:table-cell>
          <table:table-cell table:number-columns-repeated="2"/>
          <table:table-cell office:value-type="string" calcext:value-type="string">
            <text:p>house</text:p>
          </table:table-cell>
          <table:table-cell table:formula="of:=COUNTIF([.$B$2:.$B$501];[.X418])+COUNTIF([.$C$2:.$C$501];[.X418])+COUNTIF([.$D$2:.$D$501];[.X418])+COUNTIF([.$E$2:.$E$501];[.X418])+COUNTIF([.$F$2:.$F$501];[.X418])+COUNTIF([.$G$2:.$G$501];[.X418])+COUNTIF([.$H$2:.$H$501];[.X418])+COUNTIF([.$I$2:.$I$501];[.X418])+COUNTIF([.$J$2:.$J$501];[.X418])+COUNTIF([.$K$2:.$K$501];[.X418])+COUNTIF([.$L$2:.$L$501];[.X418])+COUNTIF([.$M$2:.$M$501];[.X418])+COUNTIF([.$N$2:.$N$501];[.X418])+COUNTIF([.$O$2:.$O$501];[.X418])+COUNTIF([.$P$2:.$P$501];[.X418])+COUNTIF([.$Q$2:.$Q$501];[.X418])+COUNTIF([.$R$2:.$R$501];[.X418])+COUNTIF([.$S$2:.$S$501];[.X418])+COUNTIF([.$T$2:.$T$501];[.X418])+COUNTIF([.$U$2:.$U$501];[.X418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07d28133-913d-4121-9f5a-a96f991c3733_electronic.jpg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topper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isolated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signalise</text:p>
          </table:table-cell>
          <table:table-cell table:number-columns-repeated="2"/>
          <table:table-cell office:value-type="string" calcext:value-type="string">
            <text:p>humor</text:p>
          </table:table-cell>
          <table:table-cell table:formula="of:=COUNTIF([.$B$2:.$B$501];[.X419])+COUNTIF([.$C$2:.$C$501];[.X419])+COUNTIF([.$D$2:.$D$501];[.X419])+COUNTIF([.$E$2:.$E$501];[.X419])+COUNTIF([.$F$2:.$F$501];[.X419])+COUNTIF([.$G$2:.$G$501];[.X419])+COUNTIF([.$H$2:.$H$501];[.X419])+COUNTIF([.$I$2:.$I$501];[.X419])+COUNTIF([.$J$2:.$J$501];[.X419])+COUNTIF([.$K$2:.$K$501];[.X419])+COUNTIF([.$L$2:.$L$501];[.X419])+COUNTIF([.$M$2:.$M$501];[.X419])+COUNTIF([.$N$2:.$N$501];[.X419])+COUNTIF([.$O$2:.$O$501];[.X419])+COUNTIF([.$P$2:.$P$501];[.X419])+COUNTIF([.$Q$2:.$Q$501];[.X419])+COUNTIF([.$R$2:.$R$501];[.X419])+COUNTIF([.$S$2:.$S$501];[.X419])+COUNTIF([.$T$2:.$T$501];[.X419])+COUNTIF([.$U$2:.$U$501];[.X419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13742f8b-d981-48b5-b1e0-1acb3e21d520_electronic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ball-shaped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yesight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hining</text:p>
          </table:table-cell>
          <table:table-cell office:value-type="string" calcext:value-type="string">
            <text:p>graphic design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spherical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futuristic</text:p>
          </table:table-cell>
          <table:table-cell office:value-type="string" calcext:value-type="string">
            <text:p>glazed</text:p>
          </table:table-cell>
          <table:table-cell table:number-columns-repeated="2"/>
          <table:table-cell office:value-type="string" calcext:value-type="string">
            <text:p>hurry</text:p>
          </table:table-cell>
          <table:table-cell table:formula="of:=COUNTIF([.$B$2:.$B$501];[.X420])+COUNTIF([.$C$2:.$C$501];[.X420])+COUNTIF([.$D$2:.$D$501];[.X420])+COUNTIF([.$E$2:.$E$501];[.X420])+COUNTIF([.$F$2:.$F$501];[.X420])+COUNTIF([.$G$2:.$G$501];[.X420])+COUNTIF([.$H$2:.$H$501];[.X420])+COUNTIF([.$I$2:.$I$501];[.X420])+COUNTIF([.$J$2:.$J$501];[.X420])+COUNTIF([.$K$2:.$K$501];[.X420])+COUNTIF([.$L$2:.$L$501];[.X420])+COUNTIF([.$M$2:.$M$501];[.X420])+COUNTIF([.$N$2:.$N$501];[.X420])+COUNTIF([.$O$2:.$O$501];[.X420])+COUNTIF([.$P$2:.$P$501];[.X420])+COUNTIF([.$Q$2:.$Q$501];[.X420])+COUNTIF([.$R$2:.$R$501];[.X420])+COUNTIF([.$S$2:.$S$501];[.X420])+COUNTIF([.$T$2:.$T$501];[.X420])+COUNTIF([.$U$2:.$U$501];[.X420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14ccf0a8-9085-4713-97f9-e9da16dbed2f_electronic.jp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seascape</text:p>
          </table:table-cell>
          <table:table-cell office:value-type="string" calcext:value-type="string">
            <text:p>seashore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watercraft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rd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formula="of:=COUNTIF([.$B$2:.$B$501];[.X421])+COUNTIF([.$C$2:.$C$501];[.X421])+COUNTIF([.$D$2:.$D$501];[.X421])+COUNTIF([.$E$2:.$E$501];[.X421])+COUNTIF([.$F$2:.$F$501];[.X421])+COUNTIF([.$G$2:.$G$501];[.X421])+COUNTIF([.$H$2:.$H$501];[.X421])+COUNTIF([.$I$2:.$I$501];[.X421])+COUNTIF([.$J$2:.$J$501];[.X421])+COUNTIF([.$K$2:.$K$501];[.X421])+COUNTIF([.$L$2:.$L$501];[.X421])+COUNTIF([.$M$2:.$M$501];[.X421])+COUNTIF([.$N$2:.$N$501];[.X421])+COUNTIF([.$O$2:.$O$501];[.X421])+COUNTIF([.$P$2:.$P$501];[.X421])+COUNTIF([.$Q$2:.$Q$501];[.X421])+COUNTIF([.$R$2:.$R$501];[.X421])+COUNTIF([.$S$2:.$S$501];[.X421])+COUNTIF([.$T$2:.$T$501];[.X421])+COUNTIF([.$U$2:.$U$501];[.X421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163ecae4-6bb7-479d-8e90-92aa03cb79bc_country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opularity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entertainment</text:p>
          </table:table-cell>
          <table:table-cell table:number-columns-repeated="2"/>
          <table:table-cell office:value-type="string" calcext:value-type="string">
            <text:p>idyllic</text:p>
          </table:table-cell>
          <table:table-cell table:formula="of:=COUNTIF([.$B$2:.$B$501];[.X422])+COUNTIF([.$C$2:.$C$501];[.X422])+COUNTIF([.$D$2:.$D$501];[.X422])+COUNTIF([.$E$2:.$E$501];[.X422])+COUNTIF([.$F$2:.$F$501];[.X422])+COUNTIF([.$G$2:.$G$501];[.X422])+COUNTIF([.$H$2:.$H$501];[.X422])+COUNTIF([.$I$2:.$I$501];[.X422])+COUNTIF([.$J$2:.$J$501];[.X422])+COUNTIF([.$K$2:.$K$501];[.X422])+COUNTIF([.$L$2:.$L$501];[.X422])+COUNTIF([.$M$2:.$M$501];[.X422])+COUNTIF([.$N$2:.$N$501];[.X422])+COUNTIF([.$O$2:.$O$501];[.X422])+COUNTIF([.$P$2:.$P$501];[.X422])+COUNTIF([.$Q$2:.$Q$501];[.X422])+COUNTIF([.$R$2:.$R$501];[.X422])+COUNTIF([.$S$2:.$S$501];[.X422])+COUNTIF([.$T$2:.$T$501];[.X422])+COUNTIF([.$U$2:.$U$501];[.X422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17a635c3-c8ec-4dbd-a438-5e540d49e3a3_pop.jpg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teamwork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enjoyment</text:p>
          </table:table-cell>
          <table:table-cell office:value-type="string" calcext:value-type="string">
            <text:p>football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wear</text:p>
          </table:table-cell>
          <table:table-cell table:number-columns-repeated="2"/>
          <table:table-cell office:value-type="string" calcext:value-type="string">
            <text:p>illegal</text:p>
          </table:table-cell>
          <table:table-cell table:formula="of:=COUNTIF([.$B$2:.$B$501];[.X423])+COUNTIF([.$C$2:.$C$501];[.X423])+COUNTIF([.$D$2:.$D$501];[.X423])+COUNTIF([.$E$2:.$E$501];[.X423])+COUNTIF([.$F$2:.$F$501];[.X423])+COUNTIF([.$G$2:.$G$501];[.X423])+COUNTIF([.$H$2:.$H$501];[.X423])+COUNTIF([.$I$2:.$I$501];[.X423])+COUNTIF([.$J$2:.$J$501];[.X423])+COUNTIF([.$K$2:.$K$501];[.X423])+COUNTIF([.$L$2:.$L$501];[.X423])+COUNTIF([.$M$2:.$M$501];[.X423])+COUNTIF([.$N$2:.$N$501];[.X423])+COUNTIF([.$O$2:.$O$501];[.X423])+COUNTIF([.$P$2:.$P$501];[.X423])+COUNTIF([.$Q$2:.$Q$501];[.X423])+COUNTIF([.$R$2:.$R$501];[.X423])+COUNTIF([.$S$2:.$S$501];[.X423])+COUNTIF([.$T$2:.$T$501];[.X423])+COUNTIF([.$U$2:.$U$501];[.X423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24a08714-2e03-4798-b739-d9a2cc5bf5f2_pop.jpg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glamour</text:p>
          </table:table-cell>
          <table:table-cell office:value-type="string" calcext:value-type="string">
            <text:p>sexy</text:p>
          </table:table-cell>
          <table:table-cell office:value-type="string" calcext:value-type="string">
            <text:p>elegan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seduction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fashionabl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lips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hairdo</text:p>
          </table:table-cell>
          <table:table-cell office:value-type="string" calcext:value-type="string">
            <text:p>contemporary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illness</text:p>
          </table:table-cell>
          <table:table-cell table:formula="of:=COUNTIF([.$B$2:.$B$501];[.X424])+COUNTIF([.$C$2:.$C$501];[.X424])+COUNTIF([.$D$2:.$D$501];[.X424])+COUNTIF([.$E$2:.$E$501];[.X424])+COUNTIF([.$F$2:.$F$501];[.X424])+COUNTIF([.$G$2:.$G$501];[.X424])+COUNTIF([.$H$2:.$H$501];[.X424])+COUNTIF([.$I$2:.$I$501];[.X424])+COUNTIF([.$J$2:.$J$501];[.X424])+COUNTIF([.$K$2:.$K$501];[.X424])+COUNTIF([.$L$2:.$L$501];[.X424])+COUNTIF([.$M$2:.$M$501];[.X424])+COUNTIF([.$N$2:.$N$501];[.X424])+COUNTIF([.$O$2:.$O$501];[.X424])+COUNTIF([.$P$2:.$P$501];[.X424])+COUNTIF([.$Q$2:.$Q$501];[.X424])+COUNTIF([.$R$2:.$R$501];[.X424])+COUNTIF([.$S$2:.$S$501];[.X424])+COUNTIF([.$T$2:.$T$501];[.X424])+COUNTIF([.$U$2:.$U$501];[.X424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29f32ce1-8b4c-4757-bd11-d9a072fc11db_rock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ornate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picture frame</text:p>
          </table:table-cell>
          <table:table-cell office:value-type="string" calcext:value-type="string">
            <text:p>emblem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invitation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card</text:p>
          </table:table-cell>
          <table:table-cell table:number-columns-repeated="2"/>
          <table:table-cell office:value-type="string" calcext:value-type="string">
            <text:p>intelligence</text:p>
          </table:table-cell>
          <table:table-cell table:formula="of:=COUNTIF([.$B$2:.$B$501];[.X425])+COUNTIF([.$C$2:.$C$501];[.X425])+COUNTIF([.$D$2:.$D$501];[.X425])+COUNTIF([.$E$2:.$E$501];[.X425])+COUNTIF([.$F$2:.$F$501];[.X425])+COUNTIF([.$G$2:.$G$501];[.X425])+COUNTIF([.$H$2:.$H$501];[.X425])+COUNTIF([.$I$2:.$I$501];[.X425])+COUNTIF([.$J$2:.$J$501];[.X425])+COUNTIF([.$K$2:.$K$501];[.X425])+COUNTIF([.$L$2:.$L$501];[.X425])+COUNTIF([.$M$2:.$M$501];[.X425])+COUNTIF([.$N$2:.$N$501];[.X425])+COUNTIF([.$O$2:.$O$501];[.X425])+COUNTIF([.$P$2:.$P$501];[.X425])+COUNTIF([.$Q$2:.$Q$501];[.X425])+COUNTIF([.$R$2:.$R$501];[.X425])+COUNTIF([.$S$2:.$S$501];[.X425])+COUNTIF([.$T$2:.$T$501];[.X425])+COUNTIF([.$U$2:.$U$501];[.X425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331b3e8d-c13d-4664-b066-2c455c77ffd2_country.jp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togetherness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njoyment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bizarr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vicious</text:p>
          </table:table-cell>
          <table:table-cell office:value-type="string" calcext:value-type="string">
            <text:p>happiness</text:p>
          </table:table-cell>
          <table:table-cell table:number-columns-repeated="2"/>
          <table:table-cell office:value-type="string" calcext:value-type="string">
            <text:p>invertebrate</text:p>
          </table:table-cell>
          <table:table-cell table:formula="of:=COUNTIF([.$B$2:.$B$501];[.X426])+COUNTIF([.$C$2:.$C$501];[.X426])+COUNTIF([.$D$2:.$D$501];[.X426])+COUNTIF([.$E$2:.$E$501];[.X426])+COUNTIF([.$F$2:.$F$501];[.X426])+COUNTIF([.$G$2:.$G$501];[.X426])+COUNTIF([.$H$2:.$H$501];[.X426])+COUNTIF([.$I$2:.$I$501];[.X426])+COUNTIF([.$J$2:.$J$501];[.X426])+COUNTIF([.$K$2:.$K$501];[.X426])+COUNTIF([.$L$2:.$L$501];[.X426])+COUNTIF([.$M$2:.$M$501];[.X426])+COUNTIF([.$N$2:.$N$501];[.X426])+COUNTIF([.$O$2:.$O$501];[.X426])+COUNTIF([.$P$2:.$P$501];[.X426])+COUNTIF([.$Q$2:.$Q$501];[.X426])+COUNTIF([.$R$2:.$R$501];[.X426])+COUNTIF([.$S$2:.$S$501];[.X426])+COUNTIF([.$T$2:.$T$501];[.X426])+COUNTIF([.$U$2:.$U$501];[.X426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3a2c6c46-5b25-4690-8bde-d4ce9f4d211f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lithograph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wear</text:p>
          </table:table-cell>
          <table:table-cell table:number-columns-repeated="2"/>
          <table:table-cell office:value-type="string" calcext:value-type="string">
            <text:p>jacket</text:p>
          </table:table-cell>
          <table:table-cell table:formula="of:=COUNTIF([.$B$2:.$B$501];[.X427])+COUNTIF([.$C$2:.$C$501];[.X427])+COUNTIF([.$D$2:.$D$501];[.X427])+COUNTIF([.$E$2:.$E$501];[.X427])+COUNTIF([.$F$2:.$F$501];[.X427])+COUNTIF([.$G$2:.$G$501];[.X427])+COUNTIF([.$H$2:.$H$501];[.X427])+COUNTIF([.$I$2:.$I$501];[.X427])+COUNTIF([.$J$2:.$J$501];[.X427])+COUNTIF([.$K$2:.$K$501];[.X427])+COUNTIF([.$L$2:.$L$501];[.X427])+COUNTIF([.$M$2:.$M$501];[.X427])+COUNTIF([.$N$2:.$N$501];[.X427])+COUNTIF([.$O$2:.$O$501];[.X427])+COUNTIF([.$P$2:.$P$501];[.X427])+COUNTIF([.$Q$2:.$Q$501];[.X427])+COUNTIF([.$R$2:.$R$501];[.X427])+COUNTIF([.$S$2:.$S$501];[.X427])+COUNTIF([.$T$2:.$T$501];[.X427])+COUNTIF([.$U$2:.$U$501];[.X427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3a65e08a-a077-4fcf-b81b-901fa9104fc8_rock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lithograph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squad</text:p>
          </table:table-cell>
          <table:table-cell table:number-columns-repeated="2"/>
          <table:table-cell office:value-type="string" calcext:value-type="string">
            <text:p>line</text:p>
          </table:table-cell>
          <table:table-cell table:formula="of:=COUNTIF([.$B$2:.$B$501];[.X428])+COUNTIF([.$C$2:.$C$501];[.X428])+COUNTIF([.$D$2:.$D$501];[.X428])+COUNTIF([.$E$2:.$E$501];[.X428])+COUNTIF([.$F$2:.$F$501];[.X428])+COUNTIF([.$G$2:.$G$501];[.X428])+COUNTIF([.$H$2:.$H$501];[.X428])+COUNTIF([.$I$2:.$I$501];[.X428])+COUNTIF([.$J$2:.$J$501];[.X428])+COUNTIF([.$K$2:.$K$501];[.X428])+COUNTIF([.$L$2:.$L$501];[.X428])+COUNTIF([.$M$2:.$M$501];[.X428])+COUNTIF([.$N$2:.$N$501];[.X428])+COUNTIF([.$O$2:.$O$501];[.X428])+COUNTIF([.$P$2:.$P$501];[.X428])+COUNTIF([.$Q$2:.$Q$501];[.X428])+COUNTIF([.$R$2:.$R$501];[.X428])+COUNTIF([.$S$2:.$S$501];[.X428])+COUNTIF([.$T$2:.$T$501];[.X428])+COUNTIF([.$U$2:.$U$501];[.X428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3bfea784-6dfd-48bc-9f0a-c280d591f8f9_p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populace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sports fan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futuristic</text:p>
          </table:table-cell>
          <table:table-cell table:number-columns-repeated="2"/>
          <table:table-cell office:value-type="string" calcext:value-type="string">
            <text:p>metallic</text:p>
          </table:table-cell>
          <table:table-cell table:formula="of:=COUNTIF([.$B$2:.$B$501];[.X429])+COUNTIF([.$C$2:.$C$501];[.X429])+COUNTIF([.$D$2:.$D$501];[.X429])+COUNTIF([.$E$2:.$E$501];[.X429])+COUNTIF([.$F$2:.$F$501];[.X429])+COUNTIF([.$G$2:.$G$501];[.X429])+COUNTIF([.$H$2:.$H$501];[.X429])+COUNTIF([.$I$2:.$I$501];[.X429])+COUNTIF([.$J$2:.$J$501];[.X429])+COUNTIF([.$K$2:.$K$501];[.X429])+COUNTIF([.$L$2:.$L$501];[.X429])+COUNTIF([.$M$2:.$M$501];[.X429])+COUNTIF([.$N$2:.$N$501];[.X429])+COUNTIF([.$O$2:.$O$501];[.X429])+COUNTIF([.$P$2:.$P$501];[.X429])+COUNTIF([.$Q$2:.$Q$501];[.X429])+COUNTIF([.$R$2:.$R$501];[.X429])+COUNTIF([.$S$2:.$S$501];[.X429])+COUNTIF([.$T$2:.$T$501];[.X429])+COUNTIF([.$U$2:.$U$501];[.X429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3e5abaf6-faca-4d56-b272-d6931e1bd164_country.jp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lond</text:p>
          </table:table-cell>
          <table:table-cell office:value-type="string" calcext:value-type="string">
            <text:p>glamour</text:p>
          </table:table-cell>
          <table:table-cell office:value-type="string" calcext:value-type="string">
            <text:p>elegan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exy</text:p>
          </table:table-cell>
          <table:table-cell office:value-type="string" calcext:value-type="string">
            <text:p>lifestyle</text:p>
          </table:table-cell>
          <table:table-cell table:number-columns-repeated="2"/>
          <table:table-cell office:value-type="string" calcext:value-type="string">
            <text:p>mountain</text:p>
          </table:table-cell>
          <table:table-cell table:formula="of:=COUNTIF([.$B$2:.$B$501];[.X430])+COUNTIF([.$C$2:.$C$501];[.X430])+COUNTIF([.$D$2:.$D$501];[.X430])+COUNTIF([.$E$2:.$E$501];[.X430])+COUNTIF([.$F$2:.$F$501];[.X430])+COUNTIF([.$G$2:.$G$501];[.X430])+COUNTIF([.$H$2:.$H$501];[.X430])+COUNTIF([.$I$2:.$I$501];[.X430])+COUNTIF([.$J$2:.$J$501];[.X430])+COUNTIF([.$K$2:.$K$501];[.X430])+COUNTIF([.$L$2:.$L$501];[.X430])+COUNTIF([.$M$2:.$M$501];[.X430])+COUNTIF([.$N$2:.$N$501];[.X430])+COUNTIF([.$O$2:.$O$501];[.X430])+COUNTIF([.$P$2:.$P$501];[.X430])+COUNTIF([.$Q$2:.$Q$501];[.X430])+COUNTIF([.$R$2:.$R$501];[.X430])+COUNTIF([.$S$2:.$S$501];[.X430])+COUNTIF([.$T$2:.$T$501];[.X430])+COUNTIF([.$U$2:.$U$501];[.X430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437a177e-71a7-4cc3-9af4-f6fad7636fdc_p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yesigh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lipstick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lips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isolated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disjunct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man</text:p>
          </table:table-cell>
          <table:table-cell table:number-columns-repeated="2"/>
          <table:table-cell office:value-type="string" calcext:value-type="string">
            <text:p>multicultural</text:p>
          </table:table-cell>
          <table:table-cell table:formula="of:=COUNTIF([.$B$2:.$B$501];[.X431])+COUNTIF([.$C$2:.$C$501];[.X431])+COUNTIF([.$D$2:.$D$501];[.X431])+COUNTIF([.$E$2:.$E$501];[.X431])+COUNTIF([.$F$2:.$F$501];[.X431])+COUNTIF([.$G$2:.$G$501];[.X431])+COUNTIF([.$H$2:.$H$501];[.X431])+COUNTIF([.$I$2:.$I$501];[.X431])+COUNTIF([.$J$2:.$J$501];[.X431])+COUNTIF([.$K$2:.$K$501];[.X431])+COUNTIF([.$L$2:.$L$501];[.X431])+COUNTIF([.$M$2:.$M$501];[.X431])+COUNTIF([.$N$2:.$N$501];[.X431])+COUNTIF([.$O$2:.$O$501];[.X431])+COUNTIF([.$P$2:.$P$501];[.X431])+COUNTIF([.$Q$2:.$Q$501];[.X431])+COUNTIF([.$R$2:.$R$501];[.X431])+COUNTIF([.$S$2:.$S$501];[.X431])+COUNTIF([.$T$2:.$T$501];[.X431])+COUNTIF([.$U$2:.$U$501];[.X431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47949ab9-3cbd-4fe0-8e6a-46539a6cae80_electronic.jpg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bouquet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disjunct</text:p>
          </table:table-cell>
          <table:table-cell office:value-type="string" calcext:value-type="string">
            <text:p>closeup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petal</text:p>
          </table:table-cell>
          <table:table-cell office:value-type="string" calcext:value-type="string">
            <text:p>blooming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garden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formula="of:=COUNTIF([.$B$2:.$B$501];[.X432])+COUNTIF([.$C$2:.$C$501];[.X432])+COUNTIF([.$D$2:.$D$501];[.X432])+COUNTIF([.$E$2:.$E$501];[.X432])+COUNTIF([.$F$2:.$F$501];[.X432])+COUNTIF([.$G$2:.$G$501];[.X432])+COUNTIF([.$H$2:.$H$501];[.X432])+COUNTIF([.$I$2:.$I$501];[.X432])+COUNTIF([.$J$2:.$J$501];[.X432])+COUNTIF([.$K$2:.$K$501];[.X432])+COUNTIF([.$L$2:.$L$501];[.X432])+COUNTIF([.$M$2:.$M$501];[.X432])+COUNTIF([.$N$2:.$N$501];[.X432])+COUNTIF([.$O$2:.$O$501];[.X432])+COUNTIF([.$P$2:.$P$501];[.X432])+COUNTIF([.$Q$2:.$Q$501];[.X432])+COUNTIF([.$R$2:.$R$501];[.X432])+COUNTIF([.$S$2:.$S$501];[.X432])+COUNTIF([.$T$2:.$T$501];[.X432])+COUNTIF([.$U$2:.$U$501];[.X432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4eb56cea-ca17-4f14-bf98-cfdef3947c7f_hip-hop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imagery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ornat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dreaming</text:p>
          </table:table-cell>
          <table:table-cell table:number-columns-repeated="2"/>
          <table:table-cell office:value-type="string" calcext:value-type="string">
            <text:p>nightclub</text:p>
          </table:table-cell>
          <table:table-cell table:formula="of:=COUNTIF([.$B$2:.$B$501];[.X433])+COUNTIF([.$C$2:.$C$501];[.X433])+COUNTIF([.$D$2:.$D$501];[.X433])+COUNTIF([.$E$2:.$E$501];[.X433])+COUNTIF([.$F$2:.$F$501];[.X433])+COUNTIF([.$G$2:.$G$501];[.X433])+COUNTIF([.$H$2:.$H$501];[.X433])+COUNTIF([.$I$2:.$I$501];[.X433])+COUNTIF([.$J$2:.$J$501];[.X433])+COUNTIF([.$K$2:.$K$501];[.X433])+COUNTIF([.$L$2:.$L$501];[.X433])+COUNTIF([.$M$2:.$M$501];[.X433])+COUNTIF([.$N$2:.$N$501];[.X433])+COUNTIF([.$O$2:.$O$501];[.X433])+COUNTIF([.$P$2:.$P$501];[.X433])+COUNTIF([.$Q$2:.$Q$501];[.X433])+COUNTIF([.$R$2:.$R$501];[.X433])+COUNTIF([.$S$2:.$S$501];[.X433])+COUNTIF([.$T$2:.$T$501];[.X433])+COUNTIF([.$U$2:.$U$501];[.X433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60e1752d-8eb1-4b53-a2f1-0f3c4226e25d_pop.jpg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mural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spray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decoration</text:p>
          </table:table-cell>
          <table:table-cell table:number-columns-repeated="2"/>
          <table:table-cell office:value-type="string" calcext:value-type="string">
            <text:p>panoramic</text:p>
          </table:table-cell>
          <table:table-cell table:formula="of:=COUNTIF([.$B$2:.$B$501];[.X434])+COUNTIF([.$C$2:.$C$501];[.X434])+COUNTIF([.$D$2:.$D$501];[.X434])+COUNTIF([.$E$2:.$E$501];[.X434])+COUNTIF([.$F$2:.$F$501];[.X434])+COUNTIF([.$G$2:.$G$501];[.X434])+COUNTIF([.$H$2:.$H$501];[.X434])+COUNTIF([.$I$2:.$I$501];[.X434])+COUNTIF([.$J$2:.$J$501];[.X434])+COUNTIF([.$K$2:.$K$501];[.X434])+COUNTIF([.$L$2:.$L$501];[.X434])+COUNTIF([.$M$2:.$M$501];[.X434])+COUNTIF([.$N$2:.$N$501];[.X434])+COUNTIF([.$O$2:.$O$501];[.X434])+COUNTIF([.$P$2:.$P$501];[.X434])+COUNTIF([.$Q$2:.$Q$501];[.X434])+COUNTIF([.$R$2:.$R$501];[.X434])+COUNTIF([.$S$2:.$S$501];[.X434])+COUNTIF([.$T$2:.$T$501];[.X434])+COUNTIF([.$U$2:.$U$501];[.X434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6acf7da7-d6e5-4a92-b160-5efe87ed68a7_pop.jpg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group together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squad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guitarist</text:p>
          </table:table-cell>
          <table:table-cell table:number-columns-repeated="2"/>
          <table:table-cell office:value-type="string" calcext:value-type="string">
            <text:p>plastic</text:p>
          </table:table-cell>
          <table:table-cell table:formula="of:=COUNTIF([.$B$2:.$B$501];[.X435])+COUNTIF([.$C$2:.$C$501];[.X435])+COUNTIF([.$D$2:.$D$501];[.X435])+COUNTIF([.$E$2:.$E$501];[.X435])+COUNTIF([.$F$2:.$F$501];[.X435])+COUNTIF([.$G$2:.$G$501];[.X435])+COUNTIF([.$H$2:.$H$501];[.X435])+COUNTIF([.$I$2:.$I$501];[.X435])+COUNTIF([.$J$2:.$J$501];[.X435])+COUNTIF([.$K$2:.$K$501];[.X435])+COUNTIF([.$L$2:.$L$501];[.X435])+COUNTIF([.$M$2:.$M$501];[.X435])+COUNTIF([.$N$2:.$N$501];[.X435])+COUNTIF([.$O$2:.$O$501];[.X435])+COUNTIF([.$P$2:.$P$501];[.X435])+COUNTIF([.$Q$2:.$Q$501];[.X435])+COUNTIF([.$R$2:.$R$501];[.X435])+COUNTIF([.$S$2:.$S$501];[.X435])+COUNTIF([.$T$2:.$T$501];[.X435])+COUNTIF([.$U$2:.$U$501];[.X435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79373ec3-88b1-4186-815c-1633b0011f75_electronic.jpg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exploration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transportation system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pacecraft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flight</text:p>
          </table:table-cell>
          <table:table-cell table:number-columns-repeated="2"/>
          <table:table-cell office:value-type="string" calcext:value-type="string">
            <text:p>politician</text:p>
          </table:table-cell>
          <table:table-cell table:formula="of:=COUNTIF([.$B$2:.$B$501];[.X436])+COUNTIF([.$C$2:.$C$501];[.X436])+COUNTIF([.$D$2:.$D$501];[.X436])+COUNTIF([.$E$2:.$E$501];[.X436])+COUNTIF([.$F$2:.$F$501];[.X436])+COUNTIF([.$G$2:.$G$501];[.X436])+COUNTIF([.$H$2:.$H$501];[.X436])+COUNTIF([.$I$2:.$I$501];[.X436])+COUNTIF([.$J$2:.$J$501];[.X436])+COUNTIF([.$K$2:.$K$501];[.X436])+COUNTIF([.$L$2:.$L$501];[.X436])+COUNTIF([.$M$2:.$M$501];[.X436])+COUNTIF([.$N$2:.$N$501];[.X436])+COUNTIF([.$O$2:.$O$501];[.X436])+COUNTIF([.$P$2:.$P$501];[.X436])+COUNTIF([.$Q$2:.$Q$501];[.X436])+COUNTIF([.$R$2:.$R$501];[.X436])+COUNTIF([.$S$2:.$S$501];[.X436])+COUNTIF([.$T$2:.$T$501];[.X436])+COUNTIF([.$U$2:.$U$501];[.X436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7cef5d37-90ac-4b7e-8e76-31a02363f431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ransportation system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hurry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city</text:p>
          </table:table-cell>
          <table:table-cell table:number-columns-repeated="2"/>
          <table:table-cell office:value-type="string" calcext:value-type="string">
            <text:p>populace</text:p>
          </table:table-cell>
          <table:table-cell table:formula="of:=COUNTIF([.$B$2:.$B$501];[.X437])+COUNTIF([.$C$2:.$C$501];[.X437])+COUNTIF([.$D$2:.$D$501];[.X437])+COUNTIF([.$E$2:.$E$501];[.X437])+COUNTIF([.$F$2:.$F$501];[.X437])+COUNTIF([.$G$2:.$G$501];[.X437])+COUNTIF([.$H$2:.$H$501];[.X437])+COUNTIF([.$I$2:.$I$501];[.X437])+COUNTIF([.$J$2:.$J$501];[.X437])+COUNTIF([.$K$2:.$K$501];[.X437])+COUNTIF([.$L$2:.$L$501];[.X437])+COUNTIF([.$M$2:.$M$501];[.X437])+COUNTIF([.$N$2:.$N$501];[.X437])+COUNTIF([.$O$2:.$O$501];[.X437])+COUNTIF([.$P$2:.$P$501];[.X437])+COUNTIF([.$Q$2:.$Q$501];[.X437])+COUNTIF([.$R$2:.$R$501];[.X437])+COUNTIF([.$S$2:.$S$501];[.X437])+COUNTIF([.$T$2:.$T$501];[.X437])+COUNTIF([.$U$2:.$U$501];[.X437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805e1717-04f2-39c2-86fb-64d036d63c11_country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sign</text:p>
          </table:table-cell>
          <table:table-cell table:number-columns-repeated="2"/>
          <table:table-cell office:value-type="string" calcext:value-type="string">
            <text:p>postal</text:p>
          </table:table-cell>
          <table:table-cell table:formula="of:=COUNTIF([.$B$2:.$B$501];[.X438])+COUNTIF([.$C$2:.$C$501];[.X438])+COUNTIF([.$D$2:.$D$501];[.X438])+COUNTIF([.$E$2:.$E$501];[.X438])+COUNTIF([.$F$2:.$F$501];[.X438])+COUNTIF([.$G$2:.$G$501];[.X438])+COUNTIF([.$H$2:.$H$501];[.X438])+COUNTIF([.$I$2:.$I$501];[.X438])+COUNTIF([.$J$2:.$J$501];[.X438])+COUNTIF([.$K$2:.$K$501];[.X438])+COUNTIF([.$L$2:.$L$501];[.X438])+COUNTIF([.$M$2:.$M$501];[.X438])+COUNTIF([.$N$2:.$N$501];[.X438])+COUNTIF([.$O$2:.$O$501];[.X438])+COUNTIF([.$P$2:.$P$501];[.X438])+COUNTIF([.$Q$2:.$Q$501];[.X438])+COUNTIF([.$R$2:.$R$501];[.X438])+COUNTIF([.$S$2:.$S$501];[.X438])+COUNTIF([.$T$2:.$T$501];[.X438])+COUNTIF([.$U$2:.$U$501];[.X438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81e0d103-5fbe-4765-8c75-8ba33c30b36b_country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glass items</text:p>
          </table:table-cell>
          <table:table-cell office:value-type="string" calcext:value-type="string">
            <text:p>picture fram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illuminated</text:p>
          </table:table-cell>
          <table:table-cell office:value-type="string" calcext:value-type="string">
            <text:p>color</text:p>
          </table:table-cell>
          <table:table-cell table:number-columns-repeated="2"/>
          <table:table-cell office:value-type="string" calcext:value-type="string">
            <text:p>pride</text:p>
          </table:table-cell>
          <table:table-cell table:formula="of:=COUNTIF([.$B$2:.$B$501];[.X439])+COUNTIF([.$C$2:.$C$501];[.X439])+COUNTIF([.$D$2:.$D$501];[.X439])+COUNTIF([.$E$2:.$E$501];[.X439])+COUNTIF([.$F$2:.$F$501];[.X439])+COUNTIF([.$G$2:.$G$501];[.X439])+COUNTIF([.$H$2:.$H$501];[.X439])+COUNTIF([.$I$2:.$I$501];[.X439])+COUNTIF([.$J$2:.$J$501];[.X439])+COUNTIF([.$K$2:.$K$501];[.X439])+COUNTIF([.$L$2:.$L$501];[.X439])+COUNTIF([.$M$2:.$M$501];[.X439])+COUNTIF([.$N$2:.$N$501];[.X439])+COUNTIF([.$O$2:.$O$501];[.X439])+COUNTIF([.$P$2:.$P$501];[.X439])+COUNTIF([.$Q$2:.$Q$501];[.X439])+COUNTIF([.$R$2:.$R$501];[.X439])+COUNTIF([.$S$2:.$S$501];[.X439])+COUNTIF([.$T$2:.$T$501];[.X439])+COUNTIF([.$U$2:.$U$501];[.X439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97f5ade7-e87d-480c-a956-cab764c0a6bf_country.jpg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untidy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op music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one</text:p>
          </table:table-cell>
          <table:table-cell table:number-columns-repeated="2"/>
          <table:table-cell office:value-type="string" calcext:value-type="string">
            <text:p>punk</text:p>
          </table:table-cell>
          <table:table-cell table:formula="of:=COUNTIF([.$B$2:.$B$501];[.X440])+COUNTIF([.$C$2:.$C$501];[.X440])+COUNTIF([.$D$2:.$D$501];[.X440])+COUNTIF([.$E$2:.$E$501];[.X440])+COUNTIF([.$F$2:.$F$501];[.X440])+COUNTIF([.$G$2:.$G$501];[.X440])+COUNTIF([.$H$2:.$H$501];[.X440])+COUNTIF([.$I$2:.$I$501];[.X440])+COUNTIF([.$J$2:.$J$501];[.X440])+COUNTIF([.$K$2:.$K$501];[.X440])+COUNTIF([.$L$2:.$L$501];[.X440])+COUNTIF([.$M$2:.$M$501];[.X440])+COUNTIF([.$N$2:.$N$501];[.X440])+COUNTIF([.$O$2:.$O$501];[.X440])+COUNTIF([.$P$2:.$P$501];[.X440])+COUNTIF([.$Q$2:.$Q$501];[.X440])+COUNTIF([.$R$2:.$R$501];[.X440])+COUNTIF([.$S$2:.$S$501];[.X440])+COUNTIF([.$T$2:.$T$501];[.X440])+COUNTIF([.$U$2:.$U$501];[.X440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9f33230f-a517-467e-bf7a-dcd13d3e3a71_p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messy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enjoyment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togetherness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artistic</text:p>
          </table:table-cell>
          <table:table-cell table:number-columns-repeated="2"/>
          <table:table-cell office:value-type="string" calcext:value-type="string">
            <text:p>quiet</text:p>
          </table:table-cell>
          <table:table-cell table:formula="of:=COUNTIF([.$B$2:.$B$501];[.X441])+COUNTIF([.$C$2:.$C$501];[.X441])+COUNTIF([.$D$2:.$D$501];[.X441])+COUNTIF([.$E$2:.$E$501];[.X441])+COUNTIF([.$F$2:.$F$501];[.X441])+COUNTIF([.$G$2:.$G$501];[.X441])+COUNTIF([.$H$2:.$H$501];[.X441])+COUNTIF([.$I$2:.$I$501];[.X441])+COUNTIF([.$J$2:.$J$501];[.X441])+COUNTIF([.$K$2:.$K$501];[.X441])+COUNTIF([.$L$2:.$L$501];[.X441])+COUNTIF([.$M$2:.$M$501];[.X441])+COUNTIF([.$N$2:.$N$501];[.X441])+COUNTIF([.$O$2:.$O$501];[.X441])+COUNTIF([.$P$2:.$P$501];[.X441])+COUNTIF([.$Q$2:.$Q$501];[.X441])+COUNTIF([.$R$2:.$R$501];[.X441])+COUNTIF([.$S$2:.$S$501];[.X441])+COUNTIF([.$T$2:.$T$501];[.X441])+COUNTIF([.$U$2:.$U$501];[.X441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a1307a83-8a01-4e6c-9b69-ba1aa01b9171_country.jp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round out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ootball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coat of arms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graphic desig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patriotism</text:p>
          </table:table-cell>
          <table:table-cell table:number-columns-repeated="2"/>
          <table:table-cell office:value-type="string" calcext:value-type="string">
            <text:p>rain</text:p>
          </table:table-cell>
          <table:table-cell table:formula="of:=COUNTIF([.$B$2:.$B$501];[.X442])+COUNTIF([.$C$2:.$C$501];[.X442])+COUNTIF([.$D$2:.$D$501];[.X442])+COUNTIF([.$E$2:.$E$501];[.X442])+COUNTIF([.$F$2:.$F$501];[.X442])+COUNTIF([.$G$2:.$G$501];[.X442])+COUNTIF([.$H$2:.$H$501];[.X442])+COUNTIF([.$I$2:.$I$501];[.X442])+COUNTIF([.$J$2:.$J$501];[.X442])+COUNTIF([.$K$2:.$K$501];[.X442])+COUNTIF([.$L$2:.$L$501];[.X442])+COUNTIF([.$M$2:.$M$501];[.X442])+COUNTIF([.$N$2:.$N$501];[.X442])+COUNTIF([.$O$2:.$O$501];[.X442])+COUNTIF([.$P$2:.$P$501];[.X442])+COUNTIF([.$Q$2:.$Q$501];[.X442])+COUNTIF([.$R$2:.$R$501];[.X442])+COUNTIF([.$S$2:.$S$501];[.X442])+COUNTIF([.$T$2:.$T$501];[.X442])+COUNTIF([.$U$2:.$U$501];[.X442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a5d1ef39-09af-45ea-a3d7-8af0a91a691a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veil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one</text:p>
          </table:table-cell>
          <table:table-cell table:number-columns-repeated="2"/>
          <table:table-cell office:value-type="string" calcext:value-type="string">
            <text:p>river</text:p>
          </table:table-cell>
          <table:table-cell table:formula="of:=COUNTIF([.$B$2:.$B$501];[.X443])+COUNTIF([.$C$2:.$C$501];[.X443])+COUNTIF([.$D$2:.$D$501];[.X443])+COUNTIF([.$E$2:.$E$501];[.X443])+COUNTIF([.$F$2:.$F$501];[.X443])+COUNTIF([.$G$2:.$G$501];[.X443])+COUNTIF([.$H$2:.$H$501];[.X443])+COUNTIF([.$I$2:.$I$501];[.X443])+COUNTIF([.$J$2:.$J$501];[.X443])+COUNTIF([.$K$2:.$K$501];[.X443])+COUNTIF([.$L$2:.$L$501];[.X443])+COUNTIF([.$M$2:.$M$501];[.X443])+COUNTIF([.$N$2:.$N$501];[.X443])+COUNTIF([.$O$2:.$O$501];[.X443])+COUNTIF([.$P$2:.$P$501];[.X443])+COUNTIF([.$Q$2:.$Q$501];[.X443])+COUNTIF([.$R$2:.$R$501];[.X443])+COUNTIF([.$S$2:.$S$501];[.X443])+COUNTIF([.$T$2:.$T$501];[.X443])+COUNTIF([.$U$2:.$U$501];[.X443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b12c60d7-80c9-4391-b885-22dd289759e7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drag race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ction</text:p>
          </table:table-cell>
          <table:table-cell table:number-columns-repeated="2"/>
          <table:table-cell office:value-type="string" calcext:value-type="string">
            <text:p>rock</text:p>
          </table:table-cell>
          <table:table-cell table:formula="of:=COUNTIF([.$B$2:.$B$501];[.X444])+COUNTIF([.$C$2:.$C$501];[.X444])+COUNTIF([.$D$2:.$D$501];[.X444])+COUNTIF([.$E$2:.$E$501];[.X444])+COUNTIF([.$F$2:.$F$501];[.X444])+COUNTIF([.$G$2:.$G$501];[.X444])+COUNTIF([.$H$2:.$H$501];[.X444])+COUNTIF([.$I$2:.$I$501];[.X444])+COUNTIF([.$J$2:.$J$501];[.X444])+COUNTIF([.$K$2:.$K$501];[.X444])+COUNTIF([.$L$2:.$L$501];[.X444])+COUNTIF([.$M$2:.$M$501];[.X444])+COUNTIF([.$N$2:.$N$501];[.X444])+COUNTIF([.$O$2:.$O$501];[.X444])+COUNTIF([.$P$2:.$P$501];[.X444])+COUNTIF([.$Q$2:.$Q$501];[.X444])+COUNTIF([.$R$2:.$R$501];[.X444])+COUNTIF([.$S$2:.$S$501];[.X444])+COUNTIF([.$T$2:.$T$501];[.X444])+COUNTIF([.$U$2:.$U$501];[.X444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bd10b986-eca8-40a9-8ded-dd7804d271fb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veil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sell</text:p>
          </table:table-cell>
          <table:table-cell table:number-columns-repeated="2"/>
          <table:table-cell office:value-type="string" calcext:value-type="string">
            <text:p>sand</text:p>
          </table:table-cell>
          <table:table-cell table:formula="of:=COUNTIF([.$B$2:.$B$501];[.X445])+COUNTIF([.$C$2:.$C$501];[.X445])+COUNTIF([.$D$2:.$D$501];[.X445])+COUNTIF([.$E$2:.$E$501];[.X445])+COUNTIF([.$F$2:.$F$501];[.X445])+COUNTIF([.$G$2:.$G$501];[.X445])+COUNTIF([.$H$2:.$H$501];[.X445])+COUNTIF([.$I$2:.$I$501];[.X445])+COUNTIF([.$J$2:.$J$501];[.X445])+COUNTIF([.$K$2:.$K$501];[.X445])+COUNTIF([.$L$2:.$L$501];[.X445])+COUNTIF([.$M$2:.$M$501];[.X445])+COUNTIF([.$N$2:.$N$501];[.X445])+COUNTIF([.$O$2:.$O$501];[.X445])+COUNTIF([.$P$2:.$P$501];[.X445])+COUNTIF([.$Q$2:.$Q$501];[.X445])+COUNTIF([.$R$2:.$R$501];[.X445])+COUNTIF([.$S$2:.$S$501];[.X445])+COUNTIF([.$T$2:.$T$501];[.X445])+COUNTIF([.$U$2:.$U$501];[.X445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c98a6b0b-dc91-431c-9be1-bbbc74833642_pop.jp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chievement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politician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yeglasses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electio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accomplishment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fine-looking</text:p>
          </table:table-cell>
          <table:table-cell table:number-columns-repeated="2"/>
          <table:table-cell office:value-type="string" calcext:value-type="string">
            <text:p>scarf</text:p>
          </table:table-cell>
          <table:table-cell table:formula="of:=COUNTIF([.$B$2:.$B$501];[.X446])+COUNTIF([.$C$2:.$C$501];[.X446])+COUNTIF([.$D$2:.$D$501];[.X446])+COUNTIF([.$E$2:.$E$501];[.X446])+COUNTIF([.$F$2:.$F$501];[.X446])+COUNTIF([.$G$2:.$G$501];[.X446])+COUNTIF([.$H$2:.$H$501];[.X446])+COUNTIF([.$I$2:.$I$501];[.X446])+COUNTIF([.$J$2:.$J$501];[.X446])+COUNTIF([.$K$2:.$K$501];[.X446])+COUNTIF([.$L$2:.$L$501];[.X446])+COUNTIF([.$M$2:.$M$501];[.X446])+COUNTIF([.$N$2:.$N$501];[.X446])+COUNTIF([.$O$2:.$O$501];[.X446])+COUNTIF([.$P$2:.$P$501];[.X446])+COUNTIF([.$Q$2:.$Q$501];[.X446])+COUNTIF([.$R$2:.$R$501];[.X446])+COUNTIF([.$S$2:.$S$501];[.X446])+COUNTIF([.$T$2:.$T$501];[.X446])+COUNTIF([.$U$2:.$U$501];[.X446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cc32d408-de18-4a62-a74e-e5f222582d4c_hip-hop.jp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signalise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commerce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old</text:p>
          </table:table-cell>
          <table:table-cell table:number-columns-repeated="2"/>
          <table:table-cell office:value-type="string" calcext:value-type="string">
            <text:p>service</text:p>
          </table:table-cell>
          <table:table-cell table:formula="of:=COUNTIF([.$B$2:.$B$501];[.X447])+COUNTIF([.$C$2:.$C$501];[.X447])+COUNTIF([.$D$2:.$D$501];[.X447])+COUNTIF([.$E$2:.$E$501];[.X447])+COUNTIF([.$F$2:.$F$501];[.X447])+COUNTIF([.$G$2:.$G$501];[.X447])+COUNTIF([.$H$2:.$H$501];[.X447])+COUNTIF([.$I$2:.$I$501];[.X447])+COUNTIF([.$J$2:.$J$501];[.X447])+COUNTIF([.$K$2:.$K$501];[.X447])+COUNTIF([.$L$2:.$L$501];[.X447])+COUNTIF([.$M$2:.$M$501];[.X447])+COUNTIF([.$N$2:.$N$501];[.X447])+COUNTIF([.$O$2:.$O$501];[.X447])+COUNTIF([.$P$2:.$P$501];[.X447])+COUNTIF([.$Q$2:.$Q$501];[.X447])+COUNTIF([.$R$2:.$R$501];[.X447])+COUNTIF([.$S$2:.$S$501];[.X447])+COUNTIF([.$T$2:.$T$501];[.X447])+COUNTIF([.$U$2:.$U$501];[.X447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e3c33f03-3324-3ace-b5e2-887dba7795fd_p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veil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outfit</text:p>
          </table:table-cell>
          <table:table-cell table:number-columns-repeated="2"/>
          <table:table-cell office:value-type="string" calcext:value-type="string">
            <text:p>set</text:p>
          </table:table-cell>
          <table:table-cell table:formula="of:=COUNTIF([.$B$2:.$B$501];[.X448])+COUNTIF([.$C$2:.$C$501];[.X448])+COUNTIF([.$D$2:.$D$501];[.X448])+COUNTIF([.$E$2:.$E$501];[.X448])+COUNTIF([.$F$2:.$F$501];[.X448])+COUNTIF([.$G$2:.$G$501];[.X448])+COUNTIF([.$H$2:.$H$501];[.X448])+COUNTIF([.$I$2:.$I$501];[.X448])+COUNTIF([.$J$2:.$J$501];[.X448])+COUNTIF([.$K$2:.$K$501];[.X448])+COUNTIF([.$L$2:.$L$501];[.X448])+COUNTIF([.$M$2:.$M$501];[.X448])+COUNTIF([.$N$2:.$N$501];[.X448])+COUNTIF([.$O$2:.$O$501];[.X448])+COUNTIF([.$P$2:.$P$501];[.X448])+COUNTIF([.$Q$2:.$Q$501];[.X448])+COUNTIF([.$R$2:.$R$501];[.X448])+COUNTIF([.$S$2:.$S$501];[.X448])+COUNTIF([.$T$2:.$T$501];[.X448])+COUNTIF([.$U$2:.$U$501];[.X448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e4345f70-efb0-4d01-9add-6f8ca578ed4a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ilhouette</text:p>
          </table:table-cell>
          <table:table-cell table:number-columns-repeated="2"/>
          <table:table-cell office:value-type="string" calcext:value-type="string">
            <text:p>shellfish</text:p>
          </table:table-cell>
          <table:table-cell table:formula="of:=COUNTIF([.$B$2:.$B$501];[.X449])+COUNTIF([.$C$2:.$C$501];[.X449])+COUNTIF([.$D$2:.$D$501];[.X449])+COUNTIF([.$E$2:.$E$501];[.X449])+COUNTIF([.$F$2:.$F$501];[.X449])+COUNTIF([.$G$2:.$G$501];[.X449])+COUNTIF([.$H$2:.$H$501];[.X449])+COUNTIF([.$I$2:.$I$501];[.X449])+COUNTIF([.$J$2:.$J$501];[.X449])+COUNTIF([.$K$2:.$K$501];[.X449])+COUNTIF([.$L$2:.$L$501];[.X449])+COUNTIF([.$M$2:.$M$501];[.X449])+COUNTIF([.$N$2:.$N$501];[.X449])+COUNTIF([.$O$2:.$O$501];[.X449])+COUNTIF([.$P$2:.$P$501];[.X449])+COUNTIF([.$Q$2:.$Q$501];[.X449])+COUNTIF([.$R$2:.$R$501];[.X449])+COUNTIF([.$S$2:.$S$501];[.X449])+COUNTIF([.$T$2:.$T$501];[.X449])+COUNTIF([.$U$2:.$U$501];[.X449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e50d6802-fa4c-474f-a003-1d00b89f73c3_electronic.jpg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H2O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drop</text:p>
          </table:table-cell>
          <table:table-cell table:number-columns-repeated="2"/>
          <table:table-cell office:value-type="string" calcext:value-type="string">
            <text:p>signature</text:p>
          </table:table-cell>
          <table:table-cell table:formula="of:=COUNTIF([.$B$2:.$B$501];[.X450])+COUNTIF([.$C$2:.$C$501];[.X450])+COUNTIF([.$D$2:.$D$501];[.X450])+COUNTIF([.$E$2:.$E$501];[.X450])+COUNTIF([.$F$2:.$F$501];[.X450])+COUNTIF([.$G$2:.$G$501];[.X450])+COUNTIF([.$H$2:.$H$501];[.X450])+COUNTIF([.$I$2:.$I$501];[.X450])+COUNTIF([.$J$2:.$J$501];[.X450])+COUNTIF([.$K$2:.$K$501];[.X450])+COUNTIF([.$L$2:.$L$501];[.X450])+COUNTIF([.$M$2:.$M$501];[.X450])+COUNTIF([.$N$2:.$N$501];[.X450])+COUNTIF([.$O$2:.$O$501];[.X450])+COUNTIF([.$P$2:.$P$501];[.X450])+COUNTIF([.$Q$2:.$Q$501];[.X450])+COUNTIF([.$R$2:.$R$501];[.X450])+COUNTIF([.$S$2:.$S$501];[.X450])+COUNTIF([.$T$2:.$T$501];[.X450])+COUNTIF([.$U$2:.$U$501];[.X450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ee553dec-4f1a-4d55-8146-32151ee4a466_country.jpg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ransportation system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traffic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Trip journey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guidance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fast</text:p>
          </table:table-cell>
          <table:table-cell table:number-columns-repeated="2"/>
          <table:table-cell office:value-type="string" calcext:value-type="string">
            <text:p>silhouetted</text:p>
          </table:table-cell>
          <table:table-cell table:formula="of:=COUNTIF([.$B$2:.$B$501];[.X451])+COUNTIF([.$C$2:.$C$501];[.X451])+COUNTIF([.$D$2:.$D$501];[.X451])+COUNTIF([.$E$2:.$E$501];[.X451])+COUNTIF([.$F$2:.$F$501];[.X451])+COUNTIF([.$G$2:.$G$501];[.X451])+COUNTIF([.$H$2:.$H$501];[.X451])+COUNTIF([.$I$2:.$I$501];[.X451])+COUNTIF([.$J$2:.$J$501];[.X451])+COUNTIF([.$K$2:.$K$501];[.X451])+COUNTIF([.$L$2:.$L$501];[.X451])+COUNTIF([.$M$2:.$M$501];[.X451])+COUNTIF([.$N$2:.$N$501];[.X451])+COUNTIF([.$O$2:.$O$501];[.X451])+COUNTIF([.$P$2:.$P$501];[.X451])+COUNTIF([.$Q$2:.$Q$501];[.X451])+COUNTIF([.$R$2:.$R$501];[.X451])+COUNTIF([.$S$2:.$S$501];[.X451])+COUNTIF([.$T$2:.$T$501];[.X451])+COUNTIF([.$U$2:.$U$501];[.X451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eefa6f79-d77c-4030-a6ac-52b8e751d38d_electronic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veil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looking</text:p>
          </table:table-cell>
          <table:table-cell table:number-columns-repeated="2"/>
          <table:table-cell office:value-type="string" calcext:value-type="string">
            <text:p>skull</text:p>
          </table:table-cell>
          <table:table-cell table:formula="of:=COUNTIF([.$B$2:.$B$501];[.X452])+COUNTIF([.$C$2:.$C$501];[.X452])+COUNTIF([.$D$2:.$D$501];[.X452])+COUNTIF([.$E$2:.$E$501];[.X452])+COUNTIF([.$F$2:.$F$501];[.X452])+COUNTIF([.$G$2:.$G$501];[.X452])+COUNTIF([.$H$2:.$H$501];[.X452])+COUNTIF([.$I$2:.$I$501];[.X452])+COUNTIF([.$J$2:.$J$501];[.X452])+COUNTIF([.$K$2:.$K$501];[.X452])+COUNTIF([.$L$2:.$L$501];[.X452])+COUNTIF([.$M$2:.$M$501];[.X452])+COUNTIF([.$N$2:.$N$501];[.X452])+COUNTIF([.$O$2:.$O$501];[.X452])+COUNTIF([.$P$2:.$P$501];[.X452])+COUNTIF([.$Q$2:.$Q$501];[.X452])+COUNTIF([.$R$2:.$R$501];[.X452])+COUNTIF([.$S$2:.$S$501];[.X452])+COUNTIF([.$T$2:.$T$501];[.X452])+COUNTIF([.$U$2:.$U$501];[.X452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7_f6b46dc2-2be1-46c4-b50e-e1ff9300e83a_pop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Halloween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vicious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skittish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decease</text:p>
          </table:table-cell>
          <table:table-cell office:value-type="string" calcext:value-type="string">
            <text:p>fright</text:p>
          </table:table-cell>
          <table:table-cell office:value-type="string" calcext:value-type="string">
            <text:p>scary</text:p>
          </table:table-cell>
          <table:table-cell office:value-type="string" calcext:value-type="string">
            <text:p>vertical</text:p>
          </table:table-cell>
          <table:table-cell table:number-columns-repeated="2"/>
          <table:table-cell office:value-type="string" calcext:value-type="string">
            <text:p>solitude</text:p>
          </table:table-cell>
          <table:table-cell table:formula="of:=COUNTIF([.$B$2:.$B$501];[.X453])+COUNTIF([.$C$2:.$C$501];[.X453])+COUNTIF([.$D$2:.$D$501];[.X453])+COUNTIF([.$E$2:.$E$501];[.X453])+COUNTIF([.$F$2:.$F$501];[.X453])+COUNTIF([.$G$2:.$G$501];[.X453])+COUNTIF([.$H$2:.$H$501];[.X453])+COUNTIF([.$I$2:.$I$501];[.X453])+COUNTIF([.$J$2:.$J$501];[.X453])+COUNTIF([.$K$2:.$K$501];[.X453])+COUNTIF([.$L$2:.$L$501];[.X453])+COUNTIF([.$M$2:.$M$501];[.X453])+COUNTIF([.$N$2:.$N$501];[.X453])+COUNTIF([.$O$2:.$O$501];[.X453])+COUNTIF([.$P$2:.$P$501];[.X453])+COUNTIF([.$Q$2:.$Q$501];[.X453])+COUNTIF([.$R$2:.$R$501];[.X453])+COUNTIF([.$S$2:.$S$501];[.X453])+COUNTIF([.$T$2:.$T$501];[.X453])+COUNTIF([.$U$2:.$U$501];[.X453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8_09d13236-51ed-458a-b752-832868623f04_hip-hop.jpg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Halloween</text:p>
          </table:table-cell>
          <table:table-cell office:value-type="string" calcext:value-type="string">
            <text:p>vicious</text:p>
          </table:table-cell>
          <table:table-cell office:value-type="string" calcext:value-type="string">
            <text:p>skittish</text:p>
          </table:table-cell>
          <table:table-cell office:value-type="string" calcext:value-type="string">
            <text:p>tattoo</text:p>
          </table:table-cell>
          <table:table-cell office:value-type="string" calcext:value-type="string">
            <text:p>scary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fright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vampire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reepy</text:p>
          </table:table-cell>
          <table:table-cell table:number-columns-repeated="2"/>
          <table:table-cell office:value-type="string" calcext:value-type="string">
            <text:p>spar</text:p>
          </table:table-cell>
          <table:table-cell table:formula="of:=COUNTIF([.$B$2:.$B$501];[.X454])+COUNTIF([.$C$2:.$C$501];[.X454])+COUNTIF([.$D$2:.$D$501];[.X454])+COUNTIF([.$E$2:.$E$501];[.X454])+COUNTIF([.$F$2:.$F$501];[.X454])+COUNTIF([.$G$2:.$G$501];[.X454])+COUNTIF([.$H$2:.$H$501];[.X454])+COUNTIF([.$I$2:.$I$501];[.X454])+COUNTIF([.$J$2:.$J$501];[.X454])+COUNTIF([.$K$2:.$K$501];[.X454])+COUNTIF([.$L$2:.$L$501];[.X454])+COUNTIF([.$M$2:.$M$501];[.X454])+COUNTIF([.$N$2:.$N$501];[.X454])+COUNTIF([.$O$2:.$O$501];[.X454])+COUNTIF([.$P$2:.$P$501];[.X454])+COUNTIF([.$Q$2:.$Q$501];[.X454])+COUNTIF([.$R$2:.$R$501];[.X454])+COUNTIF([.$S$2:.$S$501];[.X454])+COUNTIF([.$T$2:.$T$501];[.X454])+COUNTIF([.$U$2:.$U$501];[.X454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8_15954da7-7d95-4813-abfe-b7c61e4d0975_hip-hop.jpg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usk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Buddha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fair weather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composure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still life</text:p>
          </table:table-cell>
          <table:table-cell table:formula="of:=COUNTIF([.$B$2:.$B$501];[.X455])+COUNTIF([.$C$2:.$C$501];[.X455])+COUNTIF([.$D$2:.$D$501];[.X455])+COUNTIF([.$E$2:.$E$501];[.X455])+COUNTIF([.$F$2:.$F$501];[.X455])+COUNTIF([.$G$2:.$G$501];[.X455])+COUNTIF([.$H$2:.$H$501];[.X455])+COUNTIF([.$I$2:.$I$501];[.X455])+COUNTIF([.$J$2:.$J$501];[.X455])+COUNTIF([.$K$2:.$K$501];[.X455])+COUNTIF([.$L$2:.$L$501];[.X455])+COUNTIF([.$M$2:.$M$501];[.X455])+COUNTIF([.$N$2:.$N$501];[.X455])+COUNTIF([.$O$2:.$O$501];[.X455])+COUNTIF([.$P$2:.$P$501];[.X455])+COUNTIF([.$Q$2:.$Q$501];[.X455])+COUNTIF([.$R$2:.$R$501];[.X455])+COUNTIF([.$S$2:.$S$501];[.X455])+COUNTIF([.$T$2:.$T$501];[.X455])+COUNTIF([.$U$2:.$U$501];[.X455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8_16c2685c-36cd-475f-bfaf-8ceb8bbd95ee_pop.jp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njoyment</text:p>
          </table:table-cell>
          <table:table-cell office:value-type="string" calcext:value-type="string">
            <text:p>relaxation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innocence</text:p>
          </table:table-cell>
          <table:table-cell office:value-type="string" calcext:value-type="string">
            <text:p>adolescen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air weather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hair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formula="of:=COUNTIF([.$B$2:.$B$501];[.X456])+COUNTIF([.$C$2:.$C$501];[.X456])+COUNTIF([.$D$2:.$D$501];[.X456])+COUNTIF([.$E$2:.$E$501];[.X456])+COUNTIF([.$F$2:.$F$501];[.X456])+COUNTIF([.$G$2:.$G$501];[.X456])+COUNTIF([.$H$2:.$H$501];[.X456])+COUNTIF([.$I$2:.$I$501];[.X456])+COUNTIF([.$J$2:.$J$501];[.X456])+COUNTIF([.$K$2:.$K$501];[.X456])+COUNTIF([.$L$2:.$L$501];[.X456])+COUNTIF([.$M$2:.$M$501];[.X456])+COUNTIF([.$N$2:.$N$501];[.X456])+COUNTIF([.$O$2:.$O$501];[.X456])+COUNTIF([.$P$2:.$P$501];[.X456])+COUNTIF([.$Q$2:.$Q$501];[.X456])+COUNTIF([.$R$2:.$R$501];[.X456])+COUNTIF([.$S$2:.$S$501];[.X456])+COUNTIF([.$T$2:.$T$501];[.X456])+COUNTIF([.$U$2:.$U$501];[.X456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8_1cd772fd-838a-4a20-b1d7-f6d40877a60b_rock.jpg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looking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dolescent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side view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table:number-columns-repeated="2"/>
          <table:table-cell office:value-type="string" calcext:value-type="string">
            <text:p>sweater</text:p>
          </table:table-cell>
          <table:table-cell table:formula="of:=COUNTIF([.$B$2:.$B$501];[.X457])+COUNTIF([.$C$2:.$C$501];[.X457])+COUNTIF([.$D$2:.$D$501];[.X457])+COUNTIF([.$E$2:.$E$501];[.X457])+COUNTIF([.$F$2:.$F$501];[.X457])+COUNTIF([.$G$2:.$G$501];[.X457])+COUNTIF([.$H$2:.$H$501];[.X457])+COUNTIF([.$I$2:.$I$501];[.X457])+COUNTIF([.$J$2:.$J$501];[.X457])+COUNTIF([.$K$2:.$K$501];[.X457])+COUNTIF([.$L$2:.$L$501];[.X457])+COUNTIF([.$M$2:.$M$501];[.X457])+COUNTIF([.$N$2:.$N$501];[.X457])+COUNTIF([.$O$2:.$O$501];[.X457])+COUNTIF([.$P$2:.$P$501];[.X457])+COUNTIF([.$Q$2:.$Q$501];[.X457])+COUNTIF([.$R$2:.$R$501];[.X457])+COUNTIF([.$S$2:.$S$501];[.X457])+COUNTIF([.$T$2:.$T$501];[.X457])+COUNTIF([.$U$2:.$U$501];[.X457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8_2251575e-382f-49f3-8778-2fd3b731db2c_country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portrait</text:p>
          </table:table-cell>
          <table:table-cell table:number-columns-repeated="2"/>
          <table:table-cell office:value-type="string" calcext:value-type="string">
            <text:p>table</text:p>
          </table:table-cell>
          <table:table-cell table:formula="of:=COUNTIF([.$B$2:.$B$501];[.X458])+COUNTIF([.$C$2:.$C$501];[.X458])+COUNTIF([.$D$2:.$D$501];[.X458])+COUNTIF([.$E$2:.$E$501];[.X458])+COUNTIF([.$F$2:.$F$501];[.X458])+COUNTIF([.$G$2:.$G$501];[.X458])+COUNTIF([.$H$2:.$H$501];[.X458])+COUNTIF([.$I$2:.$I$501];[.X458])+COUNTIF([.$J$2:.$J$501];[.X458])+COUNTIF([.$K$2:.$K$501];[.X458])+COUNTIF([.$L$2:.$L$501];[.X458])+COUNTIF([.$M$2:.$M$501];[.X458])+COUNTIF([.$N$2:.$N$501];[.X458])+COUNTIF([.$O$2:.$O$501];[.X458])+COUNTIF([.$P$2:.$P$501];[.X458])+COUNTIF([.$Q$2:.$Q$501];[.X458])+COUNTIF([.$R$2:.$R$501];[.X458])+COUNTIF([.$S$2:.$S$501];[.X458])+COUNTIF([.$T$2:.$T$501];[.X458])+COUNTIF([.$U$2:.$U$501];[.X458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8_4157e946-dc6d-44bf-b9b5-ecfef34ed73c_electronic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disjunct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solated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ign</text:p>
          </table:table-cell>
          <table:table-cell table:number-columns-repeated="2"/>
          <table:table-cell office:value-type="string" calcext:value-type="string">
            <text:p>template</text:p>
          </table:table-cell>
          <table:table-cell table:formula="of:=COUNTIF([.$B$2:.$B$501];[.X459])+COUNTIF([.$C$2:.$C$501];[.X459])+COUNTIF([.$D$2:.$D$501];[.X459])+COUNTIF([.$E$2:.$E$501];[.X459])+COUNTIF([.$F$2:.$F$501];[.X459])+COUNTIF([.$G$2:.$G$501];[.X459])+COUNTIF([.$H$2:.$H$501];[.X459])+COUNTIF([.$I$2:.$I$501];[.X459])+COUNTIF([.$J$2:.$J$501];[.X459])+COUNTIF([.$K$2:.$K$501];[.X459])+COUNTIF([.$L$2:.$L$501];[.X459])+COUNTIF([.$M$2:.$M$501];[.X459])+COUNTIF([.$N$2:.$N$501];[.X459])+COUNTIF([.$O$2:.$O$501];[.X459])+COUNTIF([.$P$2:.$P$501];[.X459])+COUNTIF([.$Q$2:.$Q$501];[.X459])+COUNTIF([.$R$2:.$R$501];[.X459])+COUNTIF([.$S$2:.$S$501];[.X459])+COUNTIF([.$T$2:.$T$501];[.X459])+COUNTIF([.$U$2:.$U$501];[.X459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8_6155451e-57a5-4ce0-9a91-8a119fbe59cb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kill</text:p>
          </table:table-cell>
          <table:table-cell table:number-columns-repeated="2"/>
          <table:table-cell office:value-type="string" calcext:value-type="string">
            <text:p>trendy</text:p>
          </table:table-cell>
          <table:table-cell table:formula="of:=COUNTIF([.$B$2:.$B$501];[.X460])+COUNTIF([.$C$2:.$C$501];[.X460])+COUNTIF([.$D$2:.$D$501];[.X460])+COUNTIF([.$E$2:.$E$501];[.X460])+COUNTIF([.$F$2:.$F$501];[.X460])+COUNTIF([.$G$2:.$G$501];[.X460])+COUNTIF([.$H$2:.$H$501];[.X460])+COUNTIF([.$I$2:.$I$501];[.X460])+COUNTIF([.$J$2:.$J$501];[.X460])+COUNTIF([.$K$2:.$K$501];[.X460])+COUNTIF([.$L$2:.$L$501];[.X460])+COUNTIF([.$M$2:.$M$501];[.X460])+COUNTIF([.$N$2:.$N$501];[.X460])+COUNTIF([.$O$2:.$O$501];[.X460])+COUNTIF([.$P$2:.$P$501];[.X460])+COUNTIF([.$Q$2:.$Q$501];[.X460])+COUNTIF([.$R$2:.$R$501];[.X460])+COUNTIF([.$S$2:.$S$501];[.X460])+COUNTIF([.$T$2:.$T$501];[.X460])+COUNTIF([.$U$2:.$U$501];[.X460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8_61fccb9b-a912-4875-8c86-d889518179c9_country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pularit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politicia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fame</text:p>
          </table:table-cell>
          <table:table-cell table:number-columns-repeated="2"/>
          <table:table-cell office:value-type="string" calcext:value-type="string">
            <text:p>truck</text:p>
          </table:table-cell>
          <table:table-cell table:formula="of:=COUNTIF([.$B$2:.$B$501];[.X461])+COUNTIF([.$C$2:.$C$501];[.X461])+COUNTIF([.$D$2:.$D$501];[.X461])+COUNTIF([.$E$2:.$E$501];[.X461])+COUNTIF([.$F$2:.$F$501];[.X461])+COUNTIF([.$G$2:.$G$501];[.X461])+COUNTIF([.$H$2:.$H$501];[.X461])+COUNTIF([.$I$2:.$I$501];[.X461])+COUNTIF([.$J$2:.$J$501];[.X461])+COUNTIF([.$K$2:.$K$501];[.X461])+COUNTIF([.$L$2:.$L$501];[.X461])+COUNTIF([.$M$2:.$M$501];[.X461])+COUNTIF([.$N$2:.$N$501];[.X461])+COUNTIF([.$O$2:.$O$501];[.X461])+COUNTIF([.$P$2:.$P$501];[.X461])+COUNTIF([.$Q$2:.$Q$501];[.X461])+COUNTIF([.$R$2:.$R$501];[.X461])+COUNTIF([.$S$2:.$S$501];[.X461])+COUNTIF([.$T$2:.$T$501];[.X461])+COUNTIF([.$U$2:.$U$501];[.X461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8_6312f231-415c-4317-b145-460edfce1806_hip-hop.jpg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facial hair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mustach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punk</text:p>
          </table:table-cell>
          <table:table-cell table:number-columns-repeated="2"/>
          <table:table-cell office:value-type="string" calcext:value-type="string">
            <text:p>urban</text:p>
          </table:table-cell>
          <table:table-cell table:formula="of:=COUNTIF([.$B$2:.$B$501];[.X462])+COUNTIF([.$C$2:.$C$501];[.X462])+COUNTIF([.$D$2:.$D$501];[.X462])+COUNTIF([.$E$2:.$E$501];[.X462])+COUNTIF([.$F$2:.$F$501];[.X462])+COUNTIF([.$G$2:.$G$501];[.X462])+COUNTIF([.$H$2:.$H$501];[.X462])+COUNTIF([.$I$2:.$I$501];[.X462])+COUNTIF([.$J$2:.$J$501];[.X462])+COUNTIF([.$K$2:.$K$501];[.X462])+COUNTIF([.$L$2:.$L$501];[.X462])+COUNTIF([.$M$2:.$M$501];[.X462])+COUNTIF([.$N$2:.$N$501];[.X462])+COUNTIF([.$O$2:.$O$501];[.X462])+COUNTIF([.$P$2:.$P$501];[.X462])+COUNTIF([.$Q$2:.$Q$501];[.X462])+COUNTIF([.$R$2:.$R$501];[.X462])+COUNTIF([.$S$2:.$S$501];[.X462])+COUNTIF([.$T$2:.$T$501];[.X462])+COUNTIF([.$U$2:.$U$501];[.X462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8_72c77ef7-aa04-44b2-ada4-ebb718bf53ac_country.jp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cheerful</text:p>
          </table:table-cell>
          <table:table-cell office:value-type="string" calcext:value-type="string">
            <text:p>lifestyle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relaxation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sit</text:p>
          </table:table-cell>
          <table:table-cell table:number-columns-repeated="2"/>
          <table:table-cell office:value-type="string" calcext:value-type="string">
            <text:p>vacation</text:p>
          </table:table-cell>
          <table:table-cell table:formula="of:=COUNTIF([.$B$2:.$B$501];[.X463])+COUNTIF([.$C$2:.$C$501];[.X463])+COUNTIF([.$D$2:.$D$501];[.X463])+COUNTIF([.$E$2:.$E$501];[.X463])+COUNTIF([.$F$2:.$F$501];[.X463])+COUNTIF([.$G$2:.$G$501];[.X463])+COUNTIF([.$H$2:.$H$501];[.X463])+COUNTIF([.$I$2:.$I$501];[.X463])+COUNTIF([.$J$2:.$J$501];[.X463])+COUNTIF([.$K$2:.$K$501];[.X463])+COUNTIF([.$L$2:.$L$501];[.X463])+COUNTIF([.$M$2:.$M$501];[.X463])+COUNTIF([.$N$2:.$N$501];[.X463])+COUNTIF([.$O$2:.$O$501];[.X463])+COUNTIF([.$P$2:.$P$501];[.X463])+COUNTIF([.$Q$2:.$Q$501];[.X463])+COUNTIF([.$R$2:.$R$501];[.X463])+COUNTIF([.$S$2:.$S$501];[.X463])+COUNTIF([.$T$2:.$T$501];[.X463])+COUNTIF([.$U$2:.$U$501];[.X463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8_7db4927b-6dd8-4e78-abc5-ba51ff5cd9d5_country.jpg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lifestyle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fun</text:p>
          </table:table-cell>
          <table:table-cell table:number-columns-repeated="2"/>
          <table:table-cell office:value-type="string" calcext:value-type="string">
            <text:p>vandalism</text:p>
          </table:table-cell>
          <table:table-cell table:formula="of:=COUNTIF([.$B$2:.$B$501];[.X464])+COUNTIF([.$C$2:.$C$501];[.X464])+COUNTIF([.$D$2:.$D$501];[.X464])+COUNTIF([.$E$2:.$E$501];[.X464])+COUNTIF([.$F$2:.$F$501];[.X464])+COUNTIF([.$G$2:.$G$501];[.X464])+COUNTIF([.$H$2:.$H$501];[.X464])+COUNTIF([.$I$2:.$I$501];[.X464])+COUNTIF([.$J$2:.$J$501];[.X464])+COUNTIF([.$K$2:.$K$501];[.X464])+COUNTIF([.$L$2:.$L$501];[.X464])+COUNTIF([.$M$2:.$M$501];[.X464])+COUNTIF([.$N$2:.$N$501];[.X464])+COUNTIF([.$O$2:.$O$501];[.X464])+COUNTIF([.$P$2:.$P$501];[.X464])+COUNTIF([.$Q$2:.$Q$501];[.X464])+COUNTIF([.$R$2:.$R$501];[.X464])+COUNTIF([.$S$2:.$S$501];[.X464])+COUNTIF([.$T$2:.$T$501];[.X464])+COUNTIF([.$U$2:.$U$501];[.X464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8_853dc35d-8f09-345e-81e7-cee78e6a5c34_pop.jpg</text:p>
          </table:table-cell>
          <table:table-cell office:value-type="string" calcext:value-type="string">
            <text:p>hanging</text:p>
          </table:table-cell>
          <table:table-cell office:value-type="string" calcext:value-type="string">
            <text:p>mannequin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outique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glass item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eflection</text:p>
          </table:table-cell>
          <table:table-cell table:number-columns-repeated="2"/>
          <table:table-cell office:value-type="string" calcext:value-type="string">
            <text:p>wet</text:p>
          </table:table-cell>
          <table:table-cell table:formula="of:=COUNTIF([.$B$2:.$B$501];[.X465])+COUNTIF([.$C$2:.$C$501];[.X465])+COUNTIF([.$D$2:.$D$501];[.X465])+COUNTIF([.$E$2:.$E$501];[.X465])+COUNTIF([.$F$2:.$F$501];[.X465])+COUNTIF([.$G$2:.$G$501];[.X465])+COUNTIF([.$H$2:.$H$501];[.X465])+COUNTIF([.$I$2:.$I$501];[.X465])+COUNTIF([.$J$2:.$J$501];[.X465])+COUNTIF([.$K$2:.$K$501];[.X465])+COUNTIF([.$L$2:.$L$501];[.X465])+COUNTIF([.$M$2:.$M$501];[.X465])+COUNTIF([.$N$2:.$N$501];[.X465])+COUNTIF([.$O$2:.$O$501];[.X465])+COUNTIF([.$P$2:.$P$501];[.X465])+COUNTIF([.$Q$2:.$Q$501];[.X465])+COUNTIF([.$R$2:.$R$501];[.X465])+COUNTIF([.$S$2:.$S$501];[.X465])+COUNTIF([.$T$2:.$T$501];[.X465])+COUNTIF([.$U$2:.$U$501];[.X465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8_86c91629-9d6c-416b-8b2e-3ba4e6ed0b07_hip-hop.jpg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populace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asino</text:p>
          </table:table-cell>
          <table:table-cell office:value-type="string" calcext:value-type="string">
            <text:p>election</text:p>
          </table:table-cell>
          <table:table-cell office:value-type="string" calcext:value-type="string">
            <text:p>stadiu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football</text:p>
          </table:table-cell>
          <table:table-cell table:number-columns-repeated="2"/>
          <table:table-cell office:value-type="string" calcext:value-type="string">
            <text:p>World Wide Web</text:p>
          </table:table-cell>
          <table:table-cell table:formula="of:=COUNTIF([.$B$2:.$B$501];[.X466])+COUNTIF([.$C$2:.$C$501];[.X466])+COUNTIF([.$D$2:.$D$501];[.X466])+COUNTIF([.$E$2:.$E$501];[.X466])+COUNTIF([.$F$2:.$F$501];[.X466])+COUNTIF([.$G$2:.$G$501];[.X466])+COUNTIF([.$H$2:.$H$501];[.X466])+COUNTIF([.$I$2:.$I$501];[.X466])+COUNTIF([.$J$2:.$J$501];[.X466])+COUNTIF([.$K$2:.$K$501];[.X466])+COUNTIF([.$L$2:.$L$501];[.X466])+COUNTIF([.$M$2:.$M$501];[.X466])+COUNTIF([.$N$2:.$N$501];[.X466])+COUNTIF([.$O$2:.$O$501];[.X466])+COUNTIF([.$P$2:.$P$501];[.X466])+COUNTIF([.$Q$2:.$Q$501];[.X466])+COUNTIF([.$R$2:.$R$501];[.X466])+COUNTIF([.$S$2:.$S$501];[.X466])+COUNTIF([.$T$2:.$T$501];[.X466])+COUNTIF([.$U$2:.$U$501];[.X466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08_8fbf22dc-2393-405b-a6d1-71a7e87cfd08_electronic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cyborg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futuristic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spar</text:p>
          </table:table-cell>
          <table:table-cell office:value-type="string" calcext:value-type="string">
            <text:p>hurry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isolated</text:p>
          </table:table-cell>
          <table:table-cell table:number-columns-repeated="2"/>
          <table:table-cell office:value-type="string" calcext:value-type="string">
            <text:p>access</text:p>
          </table:table-cell>
          <table:table-cell table:formula="of:=COUNTIF([.$B$2:.$B$501];[.X467])+COUNTIF([.$C$2:.$C$501];[.X467])+COUNTIF([.$D$2:.$D$501];[.X467])+COUNTIF([.$E$2:.$E$501];[.X467])+COUNTIF([.$F$2:.$F$501];[.X467])+COUNTIF([.$G$2:.$G$501];[.X467])+COUNTIF([.$H$2:.$H$501];[.X467])+COUNTIF([.$I$2:.$I$501];[.X467])+COUNTIF([.$J$2:.$J$501];[.X467])+COUNTIF([.$K$2:.$K$501];[.X467])+COUNTIF([.$L$2:.$L$501];[.X467])+COUNTIF([.$M$2:.$M$501];[.X467])+COUNTIF([.$N$2:.$N$501];[.X467])+COUNTIF([.$O$2:.$O$501];[.X467])+COUNTIF([.$P$2:.$P$501];[.X467])+COUNTIF([.$Q$2:.$Q$501];[.X467])+COUNTIF([.$R$2:.$R$501];[.X467])+COUNTIF([.$S$2:.$S$501];[.X467])+COUNTIF([.$T$2:.$T$501];[.X467])+COUNTIF([.$U$2:.$U$501];[.X467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8_9116ee21-a76f-4322-bbef-7545ad3155f7_hip-hop.jp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signalis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rty</text:p>
          </table:table-cell>
          <table:table-cell table:number-columns-repeated="2"/>
          <table:table-cell office:value-type="string" calcext:value-type="string">
            <text:p>acrylic</text:p>
          </table:table-cell>
          <table:table-cell table:formula="of:=COUNTIF([.$B$2:.$B$501];[.X468])+COUNTIF([.$C$2:.$C$501];[.X468])+COUNTIF([.$D$2:.$D$501];[.X468])+COUNTIF([.$E$2:.$E$501];[.X468])+COUNTIF([.$F$2:.$F$501];[.X468])+COUNTIF([.$G$2:.$G$501];[.X468])+COUNTIF([.$H$2:.$H$501];[.X468])+COUNTIF([.$I$2:.$I$501];[.X468])+COUNTIF([.$J$2:.$J$501];[.X468])+COUNTIF([.$K$2:.$K$501];[.X468])+COUNTIF([.$L$2:.$L$501];[.X468])+COUNTIF([.$M$2:.$M$501];[.X468])+COUNTIF([.$N$2:.$N$501];[.X468])+COUNTIF([.$O$2:.$O$501];[.X468])+COUNTIF([.$P$2:.$P$501];[.X468])+COUNTIF([.$Q$2:.$Q$501];[.X468])+COUNTIF([.$R$2:.$R$501];[.X468])+COUNTIF([.$S$2:.$S$501];[.X468])+COUNTIF([.$T$2:.$T$501];[.X468])+COUNTIF([.$U$2:.$U$501];[.X468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8_954f8d9c-b667-4f3b-a6e0-1e00da7e2371_rock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dancin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funky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paper</text:p>
          </table:table-cell>
          <table:table-cell table:number-columns-repeated="2"/>
          <table:table-cell office:value-type="string" calcext:value-type="string">
            <text:p>addiction</text:p>
          </table:table-cell>
          <table:table-cell table:formula="of:=COUNTIF([.$B$2:.$B$501];[.X469])+COUNTIF([.$C$2:.$C$501];[.X469])+COUNTIF([.$D$2:.$D$501];[.X469])+COUNTIF([.$E$2:.$E$501];[.X469])+COUNTIF([.$F$2:.$F$501];[.X469])+COUNTIF([.$G$2:.$G$501];[.X469])+COUNTIF([.$H$2:.$H$501];[.X469])+COUNTIF([.$I$2:.$I$501];[.X469])+COUNTIF([.$J$2:.$J$501];[.X469])+COUNTIF([.$K$2:.$K$501];[.X469])+COUNTIF([.$L$2:.$L$501];[.X469])+COUNTIF([.$M$2:.$M$501];[.X469])+COUNTIF([.$N$2:.$N$501];[.X469])+COUNTIF([.$O$2:.$O$501];[.X469])+COUNTIF([.$P$2:.$P$501];[.X469])+COUNTIF([.$Q$2:.$Q$501];[.X469])+COUNTIF([.$R$2:.$R$501];[.X469])+COUNTIF([.$S$2:.$S$501];[.X469])+COUNTIF([.$T$2:.$T$501];[.X469])+COUNTIF([.$U$2:.$U$501];[.X469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8_a01c4390-05eb-4192-9f7c-e1a1e5246e96_electronic.jpg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exploration</text:p>
          </table:table-cell>
          <table:table-cell office:value-type="string" calcext:value-type="string">
            <text:p>astronomy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pollution</text:p>
          </table:table-cell>
          <table:table-cell office:value-type="string" calcext:value-type="string">
            <text:p>imagery</text:p>
          </table:table-cell>
          <table:table-cell office:value-type="string" calcext:value-type="string">
            <text:p>forthcoming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calamity</text:p>
          </table:table-cell>
          <table:table-cell table:number-columns-repeated="2"/>
          <table:table-cell office:value-type="string" calcext:value-type="string">
            <text:p>adventure</text:p>
          </table:table-cell>
          <table:table-cell table:formula="of:=COUNTIF([.$B$2:.$B$501];[.X470])+COUNTIF([.$C$2:.$C$501];[.X470])+COUNTIF([.$D$2:.$D$501];[.X470])+COUNTIF([.$E$2:.$E$501];[.X470])+COUNTIF([.$F$2:.$F$501];[.X470])+COUNTIF([.$G$2:.$G$501];[.X470])+COUNTIF([.$H$2:.$H$501];[.X470])+COUNTIF([.$I$2:.$I$501];[.X470])+COUNTIF([.$J$2:.$J$501];[.X470])+COUNTIF([.$K$2:.$K$501];[.X470])+COUNTIF([.$L$2:.$L$501];[.X470])+COUNTIF([.$M$2:.$M$501];[.X470])+COUNTIF([.$N$2:.$N$501];[.X470])+COUNTIF([.$O$2:.$O$501];[.X470])+COUNTIF([.$P$2:.$P$501];[.X470])+COUNTIF([.$Q$2:.$Q$501];[.X470])+COUNTIF([.$R$2:.$R$501];[.X470])+COUNTIF([.$S$2:.$S$501];[.X470])+COUNTIF([.$T$2:.$T$501];[.X470])+COUNTIF([.$U$2:.$U$501];[.X470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8_a57ef7f3-7cc3-4552-b945-778531ce0c61_electronic.jpg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illuminate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raffic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transportation system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hurry</text:p>
          </table:table-cell>
          <table:table-cell table:number-columns-repeated="2"/>
          <table:table-cell office:value-type="string" calcext:value-type="string">
            <text:p>affection</text:p>
          </table:table-cell>
          <table:table-cell table:formula="of:=COUNTIF([.$B$2:.$B$501];[.X471])+COUNTIF([.$C$2:.$C$501];[.X471])+COUNTIF([.$D$2:.$D$501];[.X471])+COUNTIF([.$E$2:.$E$501];[.X471])+COUNTIF([.$F$2:.$F$501];[.X471])+COUNTIF([.$G$2:.$G$501];[.X471])+COUNTIF([.$H$2:.$H$501];[.X471])+COUNTIF([.$I$2:.$I$501];[.X471])+COUNTIF([.$J$2:.$J$501];[.X471])+COUNTIF([.$K$2:.$K$501];[.X471])+COUNTIF([.$L$2:.$L$501];[.X471])+COUNTIF([.$M$2:.$M$501];[.X471])+COUNTIF([.$N$2:.$N$501];[.X471])+COUNTIF([.$O$2:.$O$501];[.X471])+COUNTIF([.$P$2:.$P$501];[.X471])+COUNTIF([.$Q$2:.$Q$501];[.X471])+COUNTIF([.$R$2:.$R$501];[.X471])+COUNTIF([.$S$2:.$S$501];[.X471])+COUNTIF([.$T$2:.$T$501];[.X471])+COUNTIF([.$U$2:.$U$501];[.X471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8_ac3c348f-8d12-40bd-8def-7aa67d4946a3_rock.jpg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shining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snowflake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ball</text:p>
          </table:table-cell>
          <table:table-cell table:number-columns-repeated="2"/>
          <table:table-cell office:value-type="string" calcext:value-type="string">
            <text:p>analogue</text:p>
          </table:table-cell>
          <table:table-cell table:formula="of:=COUNTIF([.$B$2:.$B$501];[.X472])+COUNTIF([.$C$2:.$C$501];[.X472])+COUNTIF([.$D$2:.$D$501];[.X472])+COUNTIF([.$E$2:.$E$501];[.X472])+COUNTIF([.$F$2:.$F$501];[.X472])+COUNTIF([.$G$2:.$G$501];[.X472])+COUNTIF([.$H$2:.$H$501];[.X472])+COUNTIF([.$I$2:.$I$501];[.X472])+COUNTIF([.$J$2:.$J$501];[.X472])+COUNTIF([.$K$2:.$K$501];[.X472])+COUNTIF([.$L$2:.$L$501];[.X472])+COUNTIF([.$M$2:.$M$501];[.X472])+COUNTIF([.$N$2:.$N$501];[.X472])+COUNTIF([.$O$2:.$O$501];[.X472])+COUNTIF([.$P$2:.$P$501];[.X472])+COUNTIF([.$Q$2:.$Q$501];[.X472])+COUNTIF([.$R$2:.$R$501];[.X472])+COUNTIF([.$S$2:.$S$501];[.X472])+COUNTIF([.$T$2:.$T$501];[.X472])+COUNTIF([.$U$2:.$U$501];[.X472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8_b0621012-1b76-4283-9a94-167cb787dbc2_rock.jpg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ooty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eople</text:p>
          </table:table-cell>
          <table:table-cell table:number-columns-repeated="2"/>
          <table:table-cell office:value-type="string" calcext:value-type="string">
            <text:p>anticipation</text:p>
          </table:table-cell>
          <table:table-cell table:formula="of:=COUNTIF([.$B$2:.$B$501];[.X473])+COUNTIF([.$C$2:.$C$501];[.X473])+COUNTIF([.$D$2:.$D$501];[.X473])+COUNTIF([.$E$2:.$E$501];[.X473])+COUNTIF([.$F$2:.$F$501];[.X473])+COUNTIF([.$G$2:.$G$501];[.X473])+COUNTIF([.$H$2:.$H$501];[.X473])+COUNTIF([.$I$2:.$I$501];[.X473])+COUNTIF([.$J$2:.$J$501];[.X473])+COUNTIF([.$K$2:.$K$501];[.X473])+COUNTIF([.$L$2:.$L$501];[.X473])+COUNTIF([.$M$2:.$M$501];[.X473])+COUNTIF([.$N$2:.$N$501];[.X473])+COUNTIF([.$O$2:.$O$501];[.X473])+COUNTIF([.$P$2:.$P$501];[.X473])+COUNTIF([.$Q$2:.$Q$501];[.X473])+COUNTIF([.$R$2:.$R$501];[.X473])+COUNTIF([.$S$2:.$S$501];[.X473])+COUNTIF([.$T$2:.$T$501];[.X473])+COUNTIF([.$U$2:.$U$501];[.X473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8_b9c004a2-0c3b-4e09-bee3-d147872a9266_electronic.jpg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World Wide Web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screen</text:p>
          </table:table-cell>
          <table:table-cell table:number-columns-repeated="2"/>
          <table:table-cell office:value-type="string" calcext:value-type="string">
            <text:p>aquatic</text:p>
          </table:table-cell>
          <table:table-cell table:formula="of:=COUNTIF([.$B$2:.$B$501];[.X474])+COUNTIF([.$C$2:.$C$501];[.X474])+COUNTIF([.$D$2:.$D$501];[.X474])+COUNTIF([.$E$2:.$E$501];[.X474])+COUNTIF([.$F$2:.$F$501];[.X474])+COUNTIF([.$G$2:.$G$501];[.X474])+COUNTIF([.$H$2:.$H$501];[.X474])+COUNTIF([.$I$2:.$I$501];[.X474])+COUNTIF([.$J$2:.$J$501];[.X474])+COUNTIF([.$K$2:.$K$501];[.X474])+COUNTIF([.$L$2:.$L$501];[.X474])+COUNTIF([.$M$2:.$M$501];[.X474])+COUNTIF([.$N$2:.$N$501];[.X474])+COUNTIF([.$O$2:.$O$501];[.X474])+COUNTIF([.$P$2:.$P$501];[.X474])+COUNTIF([.$Q$2:.$Q$501];[.X474])+COUNTIF([.$R$2:.$R$501];[.X474])+COUNTIF([.$S$2:.$S$501];[.X474])+COUNTIF([.$T$2:.$T$501];[.X474])+COUNTIF([.$U$2:.$U$501];[.X474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8_c7ecf410-d423-4cdd-a97d-1e47104fab8c_pop.jpg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fine-looking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adolescent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looking</text:p>
          </table:table-cell>
          <table:table-cell office:value-type="string" calcext:value-type="string">
            <text:p>attitude</text:p>
          </table:table-cell>
          <table:table-cell office:value-type="string" calcext:value-type="string">
            <text:p>individuality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staring</text:p>
          </table:table-cell>
          <table:table-cell office:value-type="string" calcext:value-type="string">
            <text:p>eye</text:p>
          </table:table-cell>
          <table:table-cell table:number-columns-repeated="2"/>
          <table:table-cell office:value-type="string" calcext:value-type="string">
            <text:p>army</text:p>
          </table:table-cell>
          <table:table-cell table:formula="of:=COUNTIF([.$B$2:.$B$501];[.X475])+COUNTIF([.$C$2:.$C$501];[.X475])+COUNTIF([.$D$2:.$D$501];[.X475])+COUNTIF([.$E$2:.$E$501];[.X475])+COUNTIF([.$F$2:.$F$501];[.X475])+COUNTIF([.$G$2:.$G$501];[.X475])+COUNTIF([.$H$2:.$H$501];[.X475])+COUNTIF([.$I$2:.$I$501];[.X475])+COUNTIF([.$J$2:.$J$501];[.X475])+COUNTIF([.$K$2:.$K$501];[.X475])+COUNTIF([.$L$2:.$L$501];[.X475])+COUNTIF([.$M$2:.$M$501];[.X475])+COUNTIF([.$N$2:.$N$501];[.X475])+COUNTIF([.$O$2:.$O$501];[.X475])+COUNTIF([.$P$2:.$P$501];[.X475])+COUNTIF([.$Q$2:.$Q$501];[.X475])+COUNTIF([.$R$2:.$R$501];[.X475])+COUNTIF([.$S$2:.$S$501];[.X475])+COUNTIF([.$T$2:.$T$501];[.X475])+COUNTIF([.$U$2:.$U$501];[.X475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8_cd37f7e0-592e-4da1-852f-1c416aa4cf57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accomplishment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sign</text:p>
          </table:table-cell>
          <table:table-cell table:number-columns-repeated="2"/>
          <table:table-cell office:value-type="string" calcext:value-type="string">
            <text:p>arrival</text:p>
          </table:table-cell>
          <table:table-cell table:formula="of:=COUNTIF([.$B$2:.$B$501];[.X476])+COUNTIF([.$C$2:.$C$501];[.X476])+COUNTIF([.$D$2:.$D$501];[.X476])+COUNTIF([.$E$2:.$E$501];[.X476])+COUNTIF([.$F$2:.$F$501];[.X476])+COUNTIF([.$G$2:.$G$501];[.X476])+COUNTIF([.$H$2:.$H$501];[.X476])+COUNTIF([.$I$2:.$I$501];[.X476])+COUNTIF([.$J$2:.$J$501];[.X476])+COUNTIF([.$K$2:.$K$501];[.X476])+COUNTIF([.$L$2:.$L$501];[.X476])+COUNTIF([.$M$2:.$M$501];[.X476])+COUNTIF([.$N$2:.$N$501];[.X476])+COUNTIF([.$O$2:.$O$501];[.X476])+COUNTIF([.$P$2:.$P$501];[.X476])+COUNTIF([.$Q$2:.$Q$501];[.X476])+COUNTIF([.$R$2:.$R$501];[.X476])+COUNTIF([.$S$2:.$S$501];[.X476])+COUNTIF([.$T$2:.$T$501];[.X476])+COUNTIF([.$U$2:.$U$501];[.X476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8_d4cccd1c-61fb-4939-aa53-49798314724e_rock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fine-looki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attitude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pensiv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ooking</text:p>
          </table:table-cell>
          <table:table-cell table:number-columns-repeated="2"/>
          <table:table-cell office:value-type="string" calcext:value-type="string">
            <text:p>ball</text:p>
          </table:table-cell>
          <table:table-cell table:formula="of:=COUNTIF([.$B$2:.$B$501];[.X477])+COUNTIF([.$C$2:.$C$501];[.X477])+COUNTIF([.$D$2:.$D$501];[.X477])+COUNTIF([.$E$2:.$E$501];[.X477])+COUNTIF([.$F$2:.$F$501];[.X477])+COUNTIF([.$G$2:.$G$501];[.X477])+COUNTIF([.$H$2:.$H$501];[.X477])+COUNTIF([.$I$2:.$I$501];[.X477])+COUNTIF([.$J$2:.$J$501];[.X477])+COUNTIF([.$K$2:.$K$501];[.X477])+COUNTIF([.$L$2:.$L$501];[.X477])+COUNTIF([.$M$2:.$M$501];[.X477])+COUNTIF([.$N$2:.$N$501];[.X477])+COUNTIF([.$O$2:.$O$501];[.X477])+COUNTIF([.$P$2:.$P$501];[.X477])+COUNTIF([.$Q$2:.$Q$501];[.X477])+COUNTIF([.$R$2:.$R$501];[.X477])+COUNTIF([.$S$2:.$S$501];[.X477])+COUNTIF([.$T$2:.$T$501];[.X477])+COUNTIF([.$U$2:.$U$501];[.X477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8_e2b314d5-5a49-48a1-83df-26172acb37d7_country.jpg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heerful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scarf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child</text:p>
          </table:table-cell>
          <table:table-cell table:number-columns-repeated="2"/>
          <table:table-cell office:value-type="string" calcext:value-type="string">
            <text:p>ball-shaped</text:p>
          </table:table-cell>
          <table:table-cell table:formula="of:=COUNTIF([.$B$2:.$B$501];[.X478])+COUNTIF([.$C$2:.$C$501];[.X478])+COUNTIF([.$D$2:.$D$501];[.X478])+COUNTIF([.$E$2:.$E$501];[.X478])+COUNTIF([.$F$2:.$F$501];[.X478])+COUNTIF([.$G$2:.$G$501];[.X478])+COUNTIF([.$H$2:.$H$501];[.X478])+COUNTIF([.$I$2:.$I$501];[.X478])+COUNTIF([.$J$2:.$J$501];[.X478])+COUNTIF([.$K$2:.$K$501];[.X478])+COUNTIF([.$L$2:.$L$501];[.X478])+COUNTIF([.$M$2:.$M$501];[.X478])+COUNTIF([.$N$2:.$N$501];[.X478])+COUNTIF([.$O$2:.$O$501];[.X478])+COUNTIF([.$P$2:.$P$501];[.X478])+COUNTIF([.$Q$2:.$Q$501];[.X478])+COUNTIF([.$R$2:.$R$501];[.X478])+COUNTIF([.$S$2:.$S$501];[.X478])+COUNTIF([.$T$2:.$T$501];[.X478])+COUNTIF([.$U$2:.$U$501];[.X478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8_e686f0f9-d7fc-4db3-b918-542e6963ebec_pop.jpg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adult</text:p>
          </table:table-cell>
          <table:table-cell table:number-columns-repeated="2"/>
          <table:table-cell office:value-type="string" calcext:value-type="string">
            <text:p>baseball</text:p>
          </table:table-cell>
          <table:table-cell table:formula="of:=COUNTIF([.$B$2:.$B$501];[.X479])+COUNTIF([.$C$2:.$C$501];[.X479])+COUNTIF([.$D$2:.$D$501];[.X479])+COUNTIF([.$E$2:.$E$501];[.X479])+COUNTIF([.$F$2:.$F$501];[.X479])+COUNTIF([.$G$2:.$G$501];[.X479])+COUNTIF([.$H$2:.$H$501];[.X479])+COUNTIF([.$I$2:.$I$501];[.X479])+COUNTIF([.$J$2:.$J$501];[.X479])+COUNTIF([.$K$2:.$K$501];[.X479])+COUNTIF([.$L$2:.$L$501];[.X479])+COUNTIF([.$M$2:.$M$501];[.X479])+COUNTIF([.$N$2:.$N$501];[.X479])+COUNTIF([.$O$2:.$O$501];[.X479])+COUNTIF([.$P$2:.$P$501];[.X479])+COUNTIF([.$Q$2:.$Q$501];[.X479])+COUNTIF([.$R$2:.$R$501];[.X479])+COUNTIF([.$S$2:.$S$501];[.X479])+COUNTIF([.$T$2:.$T$501];[.X479])+COUNTIF([.$U$2:.$U$501];[.X479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8_f677da4a-c069-4ae2-9bde-bafdcaa3eaa9_rock.jpg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ea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equipment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formula="of:=COUNTIF([.$B$2:.$B$501];[.X480])+COUNTIF([.$C$2:.$C$501];[.X480])+COUNTIF([.$D$2:.$D$501];[.X480])+COUNTIF([.$E$2:.$E$501];[.X480])+COUNTIF([.$F$2:.$F$501];[.X480])+COUNTIF([.$G$2:.$G$501];[.X480])+COUNTIF([.$H$2:.$H$501];[.X480])+COUNTIF([.$I$2:.$I$501];[.X480])+COUNTIF([.$J$2:.$J$501];[.X480])+COUNTIF([.$K$2:.$K$501];[.X480])+COUNTIF([.$L$2:.$L$501];[.X480])+COUNTIF([.$M$2:.$M$501];[.X480])+COUNTIF([.$N$2:.$N$501];[.X480])+COUNTIF([.$O$2:.$O$501];[.X480])+COUNTIF([.$P$2:.$P$501];[.X480])+COUNTIF([.$Q$2:.$Q$501];[.X480])+COUNTIF([.$R$2:.$R$501];[.X480])+COUNTIF([.$S$2:.$S$501];[.X480])+COUNTIF([.$T$2:.$T$501];[.X480])+COUNTIF([.$U$2:.$U$501];[.X480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8_f9720b6d-5c8c-42cd-ba94-685394ae4a9a_pop.jpg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ntemplat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mustache</text:p>
          </table:table-cell>
          <table:table-cell office:value-type="string" calcext:value-type="string">
            <text:p>individuality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identity</text:p>
          </table:table-cell>
          <table:table-cell table:number-columns-repeated="2"/>
          <table:table-cell office:value-type="string" calcext:value-type="string">
            <text:p>beak</text:p>
          </table:table-cell>
          <table:table-cell table:formula="of:=COUNTIF([.$B$2:.$B$501];[.X481])+COUNTIF([.$C$2:.$C$501];[.X481])+COUNTIF([.$D$2:.$D$501];[.X481])+COUNTIF([.$E$2:.$E$501];[.X481])+COUNTIF([.$F$2:.$F$501];[.X481])+COUNTIF([.$G$2:.$G$501];[.X481])+COUNTIF([.$H$2:.$H$501];[.X481])+COUNTIF([.$I$2:.$I$501];[.X481])+COUNTIF([.$J$2:.$J$501];[.X481])+COUNTIF([.$K$2:.$K$501];[.X481])+COUNTIF([.$L$2:.$L$501];[.X481])+COUNTIF([.$M$2:.$M$501];[.X481])+COUNTIF([.$N$2:.$N$501];[.X481])+COUNTIF([.$O$2:.$O$501];[.X481])+COUNTIF([.$P$2:.$P$501];[.X481])+COUNTIF([.$Q$2:.$Q$501];[.X481])+COUNTIF([.$R$2:.$R$501];[.X481])+COUNTIF([.$S$2:.$S$501];[.X481])+COUNTIF([.$T$2:.$T$501];[.X481])+COUNTIF([.$U$2:.$U$501];[.X481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8_fe7cefee-997f-4cd7-899e-de5db2566d29_country.jpg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cowboy hat</text:p>
          </table:table-cell>
          <table:table-cell office:value-type="string" calcext:value-type="string">
            <text:p>veil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baseball cap</text:p>
          </table:table-cell>
          <table:table-cell table:number-columns-repeated="2"/>
          <table:table-cell office:value-type="string" calcext:value-type="string">
            <text:p>bedrock</text:p>
          </table:table-cell>
          <table:table-cell table:formula="of:=COUNTIF([.$B$2:.$B$501];[.X482])+COUNTIF([.$C$2:.$C$501];[.X482])+COUNTIF([.$D$2:.$D$501];[.X482])+COUNTIF([.$E$2:.$E$501];[.X482])+COUNTIF([.$F$2:.$F$501];[.X482])+COUNTIF([.$G$2:.$G$501];[.X482])+COUNTIF([.$H$2:.$H$501];[.X482])+COUNTIF([.$I$2:.$I$501];[.X482])+COUNTIF([.$J$2:.$J$501];[.X482])+COUNTIF([.$K$2:.$K$501];[.X482])+COUNTIF([.$L$2:.$L$501];[.X482])+COUNTIF([.$M$2:.$M$501];[.X482])+COUNTIF([.$N$2:.$N$501];[.X482])+COUNTIF([.$O$2:.$O$501];[.X482])+COUNTIF([.$P$2:.$P$501];[.X482])+COUNTIF([.$Q$2:.$Q$501];[.X482])+COUNTIF([.$R$2:.$R$501];[.X482])+COUNTIF([.$S$2:.$S$501];[.X482])+COUNTIF([.$T$2:.$T$501];[.X482])+COUNTIF([.$U$2:.$U$501];[.X482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9_0584c25b-a8a9-4f0a-8e1b-2ad1549e5ffe_hip-hop.jp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disjunct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solat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isolate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design</text:p>
          </table:table-cell>
          <table:table-cell table:number-columns-repeated="2"/>
          <table:table-cell office:value-type="string" calcext:value-type="string">
            <text:p>black and white</text:p>
          </table:table-cell>
          <table:table-cell table:formula="of:=COUNTIF([.$B$2:.$B$501];[.X483])+COUNTIF([.$C$2:.$C$501];[.X483])+COUNTIF([.$D$2:.$D$501];[.X483])+COUNTIF([.$E$2:.$E$501];[.X483])+COUNTIF([.$F$2:.$F$501];[.X483])+COUNTIF([.$G$2:.$G$501];[.X483])+COUNTIF([.$H$2:.$H$501];[.X483])+COUNTIF([.$I$2:.$I$501];[.X483])+COUNTIF([.$J$2:.$J$501];[.X483])+COUNTIF([.$K$2:.$K$501];[.X483])+COUNTIF([.$L$2:.$L$501];[.X483])+COUNTIF([.$M$2:.$M$501];[.X483])+COUNTIF([.$N$2:.$N$501];[.X483])+COUNTIF([.$O$2:.$O$501];[.X483])+COUNTIF([.$P$2:.$P$501];[.X483])+COUNTIF([.$Q$2:.$Q$501];[.X483])+COUNTIF([.$R$2:.$R$501];[.X483])+COUNTIF([.$S$2:.$S$501];[.X483])+COUNTIF([.$T$2:.$T$501];[.X483])+COUNTIF([.$U$2:.$U$501];[.X483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9_0789780c-0059-44f7-b4f5-5a06de3dcd26_pop.jpg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sculptur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book</text:p>
          </table:table-cell>
          <table:table-cell table:formula="of:=COUNTIF([.$B$2:.$B$501];[.X484])+COUNTIF([.$C$2:.$C$501];[.X484])+COUNTIF([.$D$2:.$D$501];[.X484])+COUNTIF([.$E$2:.$E$501];[.X484])+COUNTIF([.$F$2:.$F$501];[.X484])+COUNTIF([.$G$2:.$G$501];[.X484])+COUNTIF([.$H$2:.$H$501];[.X484])+COUNTIF([.$I$2:.$I$501];[.X484])+COUNTIF([.$J$2:.$J$501];[.X484])+COUNTIF([.$K$2:.$K$501];[.X484])+COUNTIF([.$L$2:.$L$501];[.X484])+COUNTIF([.$M$2:.$M$501];[.X484])+COUNTIF([.$N$2:.$N$501];[.X484])+COUNTIF([.$O$2:.$O$501];[.X484])+COUNTIF([.$P$2:.$P$501];[.X484])+COUNTIF([.$Q$2:.$Q$501];[.X484])+COUNTIF([.$R$2:.$R$501];[.X484])+COUNTIF([.$S$2:.$S$501];[.X484])+COUNTIF([.$T$2:.$T$501];[.X484])+COUNTIF([.$U$2:.$U$501];[.X484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9_0f5f0366-f199-46dd-bbbd-34b282890e91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sunglasses</text:p>
          </table:table-cell>
          <table:table-cell office:value-type="string" calcext:value-type="string">
            <text:p>headwear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mustache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individuality</text:p>
          </table:table-cell>
          <table:table-cell office:value-type="string" calcext:value-type="string">
            <text:p>fashion</text:p>
          </table:table-cell>
          <table:table-cell table:number-columns-repeated="2"/>
          <table:table-cell office:value-type="string" calcext:value-type="string">
            <text:p>boutique</text:p>
          </table:table-cell>
          <table:table-cell table:formula="of:=COUNTIF([.$B$2:.$B$501];[.X485])+COUNTIF([.$C$2:.$C$501];[.X485])+COUNTIF([.$D$2:.$D$501];[.X485])+COUNTIF([.$E$2:.$E$501];[.X485])+COUNTIF([.$F$2:.$F$501];[.X485])+COUNTIF([.$G$2:.$G$501];[.X485])+COUNTIF([.$H$2:.$H$501];[.X485])+COUNTIF([.$I$2:.$I$501];[.X485])+COUNTIF([.$J$2:.$J$501];[.X485])+COUNTIF([.$K$2:.$K$501];[.X485])+COUNTIF([.$L$2:.$L$501];[.X485])+COUNTIF([.$M$2:.$M$501];[.X485])+COUNTIF([.$N$2:.$N$501];[.X485])+COUNTIF([.$O$2:.$O$501];[.X485])+COUNTIF([.$P$2:.$P$501];[.X485])+COUNTIF([.$Q$2:.$Q$501];[.X485])+COUNTIF([.$R$2:.$R$501];[.X485])+COUNTIF([.$S$2:.$S$501];[.X485])+COUNTIF([.$T$2:.$T$501];[.X485])+COUNTIF([.$U$2:.$U$501];[.X485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9_16bca431-2228-4156-8f12-1932b72c2335_pop.jpg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togethernes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adolescent</text:p>
          </table:table-cell>
          <table:table-cell office:value-type="string" calcext:value-type="string">
            <text:p>glamour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pop music</text:p>
          </table:table-cell>
          <table:table-cell table:number-columns-repeated="2"/>
          <table:table-cell office:value-type="string" calcext:value-type="string">
            <text:p>bowed stringed instrument</text:p>
          </table:table-cell>
          <table:table-cell table:formula="of:=COUNTIF([.$B$2:.$B$501];[.X486])+COUNTIF([.$C$2:.$C$501];[.X486])+COUNTIF([.$D$2:.$D$501];[.X486])+COUNTIF([.$E$2:.$E$501];[.X486])+COUNTIF([.$F$2:.$F$501];[.X486])+COUNTIF([.$G$2:.$G$501];[.X486])+COUNTIF([.$H$2:.$H$501];[.X486])+COUNTIF([.$I$2:.$I$501];[.X486])+COUNTIF([.$J$2:.$J$501];[.X486])+COUNTIF([.$K$2:.$K$501];[.X486])+COUNTIF([.$L$2:.$L$501];[.X486])+COUNTIF([.$M$2:.$M$501];[.X486])+COUNTIF([.$N$2:.$N$501];[.X486])+COUNTIF([.$O$2:.$O$501];[.X486])+COUNTIF([.$P$2:.$P$501];[.X486])+COUNTIF([.$Q$2:.$Q$501];[.X486])+COUNTIF([.$R$2:.$R$501];[.X486])+COUNTIF([.$S$2:.$S$501];[.X486])+COUNTIF([.$T$2:.$T$501];[.X486])+COUNTIF([.$U$2:.$U$501];[.X486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9_254c7aa0-83c4-4ad0-9cb6-39cdff4934dd_country.jpg</text:p>
          </table:table-cell>
          <table:table-cell office:value-type="string" calcext:value-type="string">
            <text:p>picture frame</text:p>
          </table:table-cell>
          <table:table-cell office:value-type="string" calcext:value-type="string">
            <text:p>chalk</text:p>
          </table:table-cell>
          <table:table-cell office:value-type="string" calcext:value-type="string">
            <text:p>chalkboard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victorian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ornate</text:p>
          </table:table-cell>
          <table:table-cell office:value-type="string" calcext:value-type="string">
            <text:p>handwriting</text:p>
          </table:table-cell>
          <table:table-cell office:value-type="string" calcext:value-type="string">
            <text:p>imperial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invitation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ign</text:p>
          </table:table-cell>
          <table:table-cell table:number-columns-repeated="2"/>
          <table:table-cell office:value-type="string" calcext:value-type="string">
            <text:p>box</text:p>
          </table:table-cell>
          <table:table-cell table:formula="of:=COUNTIF([.$B$2:.$B$501];[.X487])+COUNTIF([.$C$2:.$C$501];[.X487])+COUNTIF([.$D$2:.$D$501];[.X487])+COUNTIF([.$E$2:.$E$501];[.X487])+COUNTIF([.$F$2:.$F$501];[.X487])+COUNTIF([.$G$2:.$G$501];[.X487])+COUNTIF([.$H$2:.$H$501];[.X487])+COUNTIF([.$I$2:.$I$501];[.X487])+COUNTIF([.$J$2:.$J$501];[.X487])+COUNTIF([.$K$2:.$K$501];[.X487])+COUNTIF([.$L$2:.$L$501];[.X487])+COUNTIF([.$M$2:.$M$501];[.X487])+COUNTIF([.$N$2:.$N$501];[.X487])+COUNTIF([.$O$2:.$O$501];[.X487])+COUNTIF([.$P$2:.$P$501];[.X487])+COUNTIF([.$Q$2:.$Q$501];[.X487])+COUNTIF([.$R$2:.$R$501];[.X487])+COUNTIF([.$S$2:.$S$501];[.X487])+COUNTIF([.$T$2:.$T$501];[.X487])+COUNTIF([.$U$2:.$U$501];[.X487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9_30e4620f-b5b5-46b5-af6b-57457d33d716_hip-h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vening</text:p>
          </table:table-cell>
          <table:table-cell table:number-columns-repeated="2"/>
          <table:table-cell office:value-type="string" calcext:value-type="string">
            <text:p>branch</text:p>
          </table:table-cell>
          <table:table-cell table:formula="of:=COUNTIF([.$B$2:.$B$501];[.X488])+COUNTIF([.$C$2:.$C$501];[.X488])+COUNTIF([.$D$2:.$D$501];[.X488])+COUNTIF([.$E$2:.$E$501];[.X488])+COUNTIF([.$F$2:.$F$501];[.X488])+COUNTIF([.$G$2:.$G$501];[.X488])+COUNTIF([.$H$2:.$H$501];[.X488])+COUNTIF([.$I$2:.$I$501];[.X488])+COUNTIF([.$J$2:.$J$501];[.X488])+COUNTIF([.$K$2:.$K$501];[.X488])+COUNTIF([.$L$2:.$L$501];[.X488])+COUNTIF([.$M$2:.$M$501];[.X488])+COUNTIF([.$N$2:.$N$501];[.X488])+COUNTIF([.$O$2:.$O$501];[.X488])+COUNTIF([.$P$2:.$P$501];[.X488])+COUNTIF([.$Q$2:.$Q$501];[.X488])+COUNTIF([.$R$2:.$R$501];[.X488])+COUNTIF([.$S$2:.$S$501];[.X488])+COUNTIF([.$T$2:.$T$501];[.X488])+COUNTIF([.$U$2:.$U$501];[.X488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9_323b22de-fcba-4881-a9e7-7c495000e9ed_electronic.jpg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insubstantial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luminescenc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bubble</text:p>
          </table:table-cell>
          <table:table-cell table:formula="of:=COUNTIF([.$B$2:.$B$501];[.X489])+COUNTIF([.$C$2:.$C$501];[.X489])+COUNTIF([.$D$2:.$D$501];[.X489])+COUNTIF([.$E$2:.$E$501];[.X489])+COUNTIF([.$F$2:.$F$501];[.X489])+COUNTIF([.$G$2:.$G$501];[.X489])+COUNTIF([.$H$2:.$H$501];[.X489])+COUNTIF([.$I$2:.$I$501];[.X489])+COUNTIF([.$J$2:.$J$501];[.X489])+COUNTIF([.$K$2:.$K$501];[.X489])+COUNTIF([.$L$2:.$L$501];[.X489])+COUNTIF([.$M$2:.$M$501];[.X489])+COUNTIF([.$N$2:.$N$501];[.X489])+COUNTIF([.$O$2:.$O$501];[.X489])+COUNTIF([.$P$2:.$P$501];[.X489])+COUNTIF([.$Q$2:.$Q$501];[.X489])+COUNTIF([.$R$2:.$R$501];[.X489])+COUNTIF([.$S$2:.$S$501];[.X489])+COUNTIF([.$T$2:.$T$501];[.X489])+COUNTIF([.$U$2:.$U$501];[.X489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9_3a0138b9-1ec5-49ee-a07d-80044fc683db_pop.jpg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industry</text:p>
          </table:table-cell>
          <table:table-cell table:number-columns-repeated="2"/>
          <table:table-cell office:value-type="string" calcext:value-type="string">
            <text:p>burn</text:p>
          </table:table-cell>
          <table:table-cell table:formula="of:=COUNTIF([.$B$2:.$B$501];[.X490])+COUNTIF([.$C$2:.$C$501];[.X490])+COUNTIF([.$D$2:.$D$501];[.X490])+COUNTIF([.$E$2:.$E$501];[.X490])+COUNTIF([.$F$2:.$F$501];[.X490])+COUNTIF([.$G$2:.$G$501];[.X490])+COUNTIF([.$H$2:.$H$501];[.X490])+COUNTIF([.$I$2:.$I$501];[.X490])+COUNTIF([.$J$2:.$J$501];[.X490])+COUNTIF([.$K$2:.$K$501];[.X490])+COUNTIF([.$L$2:.$L$501];[.X490])+COUNTIF([.$M$2:.$M$501];[.X490])+COUNTIF([.$N$2:.$N$501];[.X490])+COUNTIF([.$O$2:.$O$501];[.X490])+COUNTIF([.$P$2:.$P$501];[.X490])+COUNTIF([.$Q$2:.$Q$501];[.X490])+COUNTIF([.$R$2:.$R$501];[.X490])+COUNTIF([.$S$2:.$S$501];[.X490])+COUNTIF([.$T$2:.$T$501];[.X490])+COUNTIF([.$U$2:.$U$501];[.X490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9_4f090737-cafa-4781-be6c-8ade7da5d681_electronic.jpg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writing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rusty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typography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symbol</text:p>
          </table:table-cell>
          <table:table-cell table:number-columns-repeated="2"/>
          <table:table-cell office:value-type="string" calcext:value-type="string">
            <text:p>calamity</text:p>
          </table:table-cell>
          <table:table-cell table:formula="of:=COUNTIF([.$B$2:.$B$501];[.X491])+COUNTIF([.$C$2:.$C$501];[.X491])+COUNTIF([.$D$2:.$D$501];[.X491])+COUNTIF([.$E$2:.$E$501];[.X491])+COUNTIF([.$F$2:.$F$501];[.X491])+COUNTIF([.$G$2:.$G$501];[.X491])+COUNTIF([.$H$2:.$H$501];[.X491])+COUNTIF([.$I$2:.$I$501];[.X491])+COUNTIF([.$J$2:.$J$501];[.X491])+COUNTIF([.$K$2:.$K$501];[.X491])+COUNTIF([.$L$2:.$L$501];[.X491])+COUNTIF([.$M$2:.$M$501];[.X491])+COUNTIF([.$N$2:.$N$501];[.X491])+COUNTIF([.$O$2:.$O$501];[.X491])+COUNTIF([.$P$2:.$P$501];[.X491])+COUNTIF([.$Q$2:.$Q$501];[.X491])+COUNTIF([.$R$2:.$R$501];[.X491])+COUNTIF([.$S$2:.$S$501];[.X491])+COUNTIF([.$T$2:.$T$501];[.X491])+COUNTIF([.$U$2:.$U$501];[.X491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9_5aca9cda-fc06-47ce-a5f3-bf415b1710e4_rock.jpg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transportation system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ollution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condensation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calamity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engine</text:p>
          </table:table-cell>
          <table:table-cell table:number-columns-repeated="2"/>
          <table:table-cell office:value-type="string" calcext:value-type="string">
            <text:p>casino</text:p>
          </table:table-cell>
          <table:table-cell table:formula="of:=COUNTIF([.$B$2:.$B$501];[.X492])+COUNTIF([.$C$2:.$C$501];[.X492])+COUNTIF([.$D$2:.$D$501];[.X492])+COUNTIF([.$E$2:.$E$501];[.X492])+COUNTIF([.$F$2:.$F$501];[.X492])+COUNTIF([.$G$2:.$G$501];[.X492])+COUNTIF([.$H$2:.$H$501];[.X492])+COUNTIF([.$I$2:.$I$501];[.X492])+COUNTIF([.$J$2:.$J$501];[.X492])+COUNTIF([.$K$2:.$K$501];[.X492])+COUNTIF([.$L$2:.$L$501];[.X492])+COUNTIF([.$M$2:.$M$501];[.X492])+COUNTIF([.$N$2:.$N$501];[.X492])+COUNTIF([.$O$2:.$O$501];[.X492])+COUNTIF([.$P$2:.$P$501];[.X492])+COUNTIF([.$Q$2:.$Q$501];[.X492])+COUNTIF([.$R$2:.$R$501];[.X492])+COUNTIF([.$S$2:.$S$501];[.X492])+COUNTIF([.$T$2:.$T$501];[.X492])+COUNTIF([.$U$2:.$U$501];[.X492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9_5f9ff8e2-8007-4c2d-9559-b98ec27ff776_pop.jpg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isolated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humor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celebration</text:p>
          </table:table-cell>
          <table:table-cell table:number-columns-repeated="2"/>
          <table:table-cell office:value-type="string" calcext:value-type="string">
            <text:p>championship</text:p>
          </table:table-cell>
          <table:table-cell table:formula="of:=COUNTIF([.$B$2:.$B$501];[.X493])+COUNTIF([.$C$2:.$C$501];[.X493])+COUNTIF([.$D$2:.$D$501];[.X493])+COUNTIF([.$E$2:.$E$501];[.X493])+COUNTIF([.$F$2:.$F$501];[.X493])+COUNTIF([.$G$2:.$G$501];[.X493])+COUNTIF([.$H$2:.$H$501];[.X493])+COUNTIF([.$I$2:.$I$501];[.X493])+COUNTIF([.$J$2:.$J$501];[.X493])+COUNTIF([.$K$2:.$K$501];[.X493])+COUNTIF([.$L$2:.$L$501];[.X493])+COUNTIF([.$M$2:.$M$501];[.X493])+COUNTIF([.$N$2:.$N$501];[.X493])+COUNTIF([.$O$2:.$O$501];[.X493])+COUNTIF([.$P$2:.$P$501];[.X493])+COUNTIF([.$Q$2:.$Q$501];[.X493])+COUNTIF([.$R$2:.$R$501];[.X493])+COUNTIF([.$S$2:.$S$501];[.X493])+COUNTIF([.$T$2:.$T$501];[.X493])+COUNTIF([.$U$2:.$U$501];[.X493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9_74204276-618e-43d5-99e5-829328fee10a_electronic.jpg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fair weathe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blue sk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rural</text:p>
          </table:table-cell>
          <table:table-cell table:number-columns-repeated="2"/>
          <table:table-cell office:value-type="string" calcext:value-type="string">
            <text:p>character</text:p>
          </table:table-cell>
          <table:table-cell table:formula="of:=COUNTIF([.$B$2:.$B$501];[.X494])+COUNTIF([.$C$2:.$C$501];[.X494])+COUNTIF([.$D$2:.$D$501];[.X494])+COUNTIF([.$E$2:.$E$501];[.X494])+COUNTIF([.$F$2:.$F$501];[.X494])+COUNTIF([.$G$2:.$G$501];[.X494])+COUNTIF([.$H$2:.$H$501];[.X494])+COUNTIF([.$I$2:.$I$501];[.X494])+COUNTIF([.$J$2:.$J$501];[.X494])+COUNTIF([.$K$2:.$K$501];[.X494])+COUNTIF([.$L$2:.$L$501];[.X494])+COUNTIF([.$M$2:.$M$501];[.X494])+COUNTIF([.$N$2:.$N$501];[.X494])+COUNTIF([.$O$2:.$O$501];[.X494])+COUNTIF([.$P$2:.$P$501];[.X494])+COUNTIF([.$Q$2:.$Q$501];[.X494])+COUNTIF([.$R$2:.$R$501];[.X494])+COUNTIF([.$S$2:.$S$501];[.X494])+COUNTIF([.$T$2:.$T$501];[.X494])+COUNTIF([.$U$2:.$U$501];[.X494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9_84c9200f-d9d7-48c0-a274-2df3f1c9a8ba_pop.jp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no person</text:p>
          </table:table-cell>
          <table:table-cell table:number-columns-repeated="2"/>
          <table:table-cell office:value-type="string" calcext:value-type="string">
            <text:p>chip</text:p>
          </table:table-cell>
          <table:table-cell table:formula="of:=COUNTIF([.$B$2:.$B$501];[.X495])+COUNTIF([.$C$2:.$C$501];[.X495])+COUNTIF([.$D$2:.$D$501];[.X495])+COUNTIF([.$E$2:.$E$501];[.X495])+COUNTIF([.$F$2:.$F$501];[.X495])+COUNTIF([.$G$2:.$G$501];[.X495])+COUNTIF([.$H$2:.$H$501];[.X495])+COUNTIF([.$I$2:.$I$501];[.X495])+COUNTIF([.$J$2:.$J$501];[.X495])+COUNTIF([.$K$2:.$K$501];[.X495])+COUNTIF([.$L$2:.$L$501];[.X495])+COUNTIF([.$M$2:.$M$501];[.X495])+COUNTIF([.$N$2:.$N$501];[.X495])+COUNTIF([.$O$2:.$O$501];[.X495])+COUNTIF([.$P$2:.$P$501];[.X495])+COUNTIF([.$Q$2:.$Q$501];[.X495])+COUNTIF([.$R$2:.$R$501];[.X495])+COUNTIF([.$S$2:.$S$501];[.X495])+COUNTIF([.$T$2:.$T$501];[.X495])+COUNTIF([.$U$2:.$U$501];[.X495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9_88a77286-9fef-405b-be10-a2f12877cb22_country.jpg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ine-looking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looking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individuality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model</text:p>
          </table:table-cell>
          <table:table-cell table:number-columns-repeated="2"/>
          <table:table-cell office:value-type="string" calcext:value-type="string">
            <text:p>church</text:p>
          </table:table-cell>
          <table:table-cell table:formula="of:=COUNTIF([.$B$2:.$B$501];[.X496])+COUNTIF([.$C$2:.$C$501];[.X496])+COUNTIF([.$D$2:.$D$501];[.X496])+COUNTIF([.$E$2:.$E$501];[.X496])+COUNTIF([.$F$2:.$F$501];[.X496])+COUNTIF([.$G$2:.$G$501];[.X496])+COUNTIF([.$H$2:.$H$501];[.X496])+COUNTIF([.$I$2:.$I$501];[.X496])+COUNTIF([.$J$2:.$J$501];[.X496])+COUNTIF([.$K$2:.$K$501];[.X496])+COUNTIF([.$L$2:.$L$501];[.X496])+COUNTIF([.$M$2:.$M$501];[.X496])+COUNTIF([.$N$2:.$N$501];[.X496])+COUNTIF([.$O$2:.$O$501];[.X496])+COUNTIF([.$P$2:.$P$501];[.X496])+COUNTIF([.$Q$2:.$Q$501];[.X496])+COUNTIF([.$R$2:.$R$501];[.X496])+COUNTIF([.$S$2:.$S$501];[.X496])+COUNTIF([.$T$2:.$T$501];[.X496])+COUNTIF([.$U$2:.$U$501];[.X496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9_8c468df7-03af-4245-bd83-be085d9d6bf6_p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chalkboard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handwrit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musician</text:p>
          </table:table-cell>
          <table:table-cell table:number-columns-repeated="2"/>
          <table:table-cell office:value-type="string" calcext:value-type="string">
            <text:p>cinematography</text:p>
          </table:table-cell>
          <table:table-cell table:formula="of:=COUNTIF([.$B$2:.$B$501];[.X497])+COUNTIF([.$C$2:.$C$501];[.X497])+COUNTIF([.$D$2:.$D$501];[.X497])+COUNTIF([.$E$2:.$E$501];[.X497])+COUNTIF([.$F$2:.$F$501];[.X497])+COUNTIF([.$G$2:.$G$501];[.X497])+COUNTIF([.$H$2:.$H$501];[.X497])+COUNTIF([.$I$2:.$I$501];[.X497])+COUNTIF([.$J$2:.$J$501];[.X497])+COUNTIF([.$K$2:.$K$501];[.X497])+COUNTIF([.$L$2:.$L$501];[.X497])+COUNTIF([.$M$2:.$M$501];[.X497])+COUNTIF([.$N$2:.$N$501];[.X497])+COUNTIF([.$O$2:.$O$501];[.X497])+COUNTIF([.$P$2:.$P$501];[.X497])+COUNTIF([.$Q$2:.$Q$501];[.X497])+COUNTIF([.$R$2:.$R$501];[.X497])+COUNTIF([.$S$2:.$S$501];[.X497])+COUNTIF([.$T$2:.$T$501];[.X497])+COUNTIF([.$U$2:.$U$501];[.X497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9_93d7160a-ebfe-4678-908e-037e3952a96e_country.jpg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exy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glamou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elegan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trendy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ashionable</text:p>
          </table:table-cell>
          <table:table-cell office:value-type="string" calcext:value-type="string">
            <text:p>contemporary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people</text:p>
          </table:table-cell>
          <table:table-cell table:number-columns-repeated="2"/>
          <table:table-cell office:value-type="string" calcext:value-type="string">
            <text:p>clock</text:p>
          </table:table-cell>
          <table:table-cell table:formula="of:=COUNTIF([.$B$2:.$B$501];[.X498])+COUNTIF([.$C$2:.$C$501];[.X498])+COUNTIF([.$D$2:.$D$501];[.X498])+COUNTIF([.$E$2:.$E$501];[.X498])+COUNTIF([.$F$2:.$F$501];[.X498])+COUNTIF([.$G$2:.$G$501];[.X498])+COUNTIF([.$H$2:.$H$501];[.X498])+COUNTIF([.$I$2:.$I$501];[.X498])+COUNTIF([.$J$2:.$J$501];[.X498])+COUNTIF([.$K$2:.$K$501];[.X498])+COUNTIF([.$L$2:.$L$501];[.X498])+COUNTIF([.$M$2:.$M$501];[.X498])+COUNTIF([.$N$2:.$N$501];[.X498])+COUNTIF([.$O$2:.$O$501];[.X498])+COUNTIF([.$P$2:.$P$501];[.X498])+COUNTIF([.$Q$2:.$Q$501];[.X498])+COUNTIF([.$R$2:.$R$501];[.X498])+COUNTIF([.$S$2:.$S$501];[.X498])+COUNTIF([.$T$2:.$T$501];[.X498])+COUNTIF([.$U$2:.$U$501];[.X498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9_bff295ae-51d0-470f-b6a9-d511643e753e_rock.jpg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sexy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pop music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serious</text:p>
          </table:table-cell>
          <table:table-cell table:number-columns-repeated="2"/>
          <table:table-cell office:value-type="string" calcext:value-type="string">
            <text:p>coat of arms</text:p>
          </table:table-cell>
          <table:table-cell table:formula="of:=COUNTIF([.$B$2:.$B$501];[.X499])+COUNTIF([.$C$2:.$C$501];[.X499])+COUNTIF([.$D$2:.$D$501];[.X499])+COUNTIF([.$E$2:.$E$501];[.X499])+COUNTIF([.$F$2:.$F$501];[.X499])+COUNTIF([.$G$2:.$G$501];[.X499])+COUNTIF([.$H$2:.$H$501];[.X499])+COUNTIF([.$I$2:.$I$501];[.X499])+COUNTIF([.$J$2:.$J$501];[.X499])+COUNTIF([.$K$2:.$K$501];[.X499])+COUNTIF([.$L$2:.$L$501];[.X499])+COUNTIF([.$M$2:.$M$501];[.X499])+COUNTIF([.$N$2:.$N$501];[.X499])+COUNTIF([.$O$2:.$O$501];[.X499])+COUNTIF([.$P$2:.$P$501];[.X499])+COUNTIF([.$Q$2:.$Q$501];[.X499])+COUNTIF([.$R$2:.$R$501];[.X499])+COUNTIF([.$S$2:.$S$501];[.X499])+COUNTIF([.$T$2:.$T$501];[.X499])+COUNTIF([.$U$2:.$U$501];[.X499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9_f8de22b6-c66d-4036-9311-cb80b57c0d32_p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no perso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indoors</text:p>
          </table:table-cell>
          <table:table-cell office:value-type="string" calcext:value-type="string">
            <text:p>conceptual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hand</text:p>
          </table:table-cell>
          <table:table-cell table:number-columns-repeated="2"/>
          <table:table-cell office:value-type="string" calcext:value-type="string">
            <text:p>concentration</text:p>
          </table:table-cell>
          <table:table-cell table:formula="of:=COUNTIF([.$B$2:.$B$501];[.X500])+COUNTIF([.$C$2:.$C$501];[.X500])+COUNTIF([.$D$2:.$D$501];[.X500])+COUNTIF([.$E$2:.$E$501];[.X500])+COUNTIF([.$F$2:.$F$501];[.X500])+COUNTIF([.$G$2:.$G$501];[.X500])+COUNTIF([.$H$2:.$H$501];[.X500])+COUNTIF([.$I$2:.$I$501];[.X500])+COUNTIF([.$J$2:.$J$501];[.X500])+COUNTIF([.$K$2:.$K$501];[.X500])+COUNTIF([.$L$2:.$L$501];[.X500])+COUNTIF([.$M$2:.$M$501];[.X500])+COUNTIF([.$N$2:.$N$501];[.X500])+COUNTIF([.$O$2:.$O$501];[.X500])+COUNTIF([.$P$2:.$P$501];[.X500])+COUNTIF([.$Q$2:.$Q$501];[.X500])+COUNTIF([.$R$2:.$R$501];[.X500])+COUNTIF([.$S$2:.$S$501];[.X500])+COUNTIF([.$T$2:.$T$501];[.X500])+COUNTIF([.$U$2:.$U$501];[.X500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09_faafdc60-4be5-4a22-8e8c-670ec5d385e2_pop.jpg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ecreatio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transportation system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fair weather</text:p>
          </table:table-cell>
          <table:table-cell office:value-type="string" calcext:value-type="string">
            <text:p>sitting</text:p>
          </table:table-cell>
          <table:table-cell table:number-columns-repeated="2"/>
          <table:table-cell office:value-type="string" calcext:value-type="string">
            <text:p>correspondence</text:p>
          </table:table-cell>
          <table:table-cell table:formula="of:=COUNTIF([.$B$2:.$B$501];[.X501])+COUNTIF([.$C$2:.$C$501];[.X501])+COUNTIF([.$D$2:.$D$501];[.X501])+COUNTIF([.$E$2:.$E$501];[.X501])+COUNTIF([.$F$2:.$F$501];[.X501])+COUNTIF([.$G$2:.$G$501];[.X501])+COUNTIF([.$H$2:.$H$501];[.X501])+COUNTIF([.$I$2:.$I$501];[.X501])+COUNTIF([.$J$2:.$J$501];[.X501])+COUNTIF([.$K$2:.$K$501];[.X501])+COUNTIF([.$L$2:.$L$501];[.X501])+COUNTIF([.$M$2:.$M$501];[.X501])+COUNTIF([.$N$2:.$N$501];[.X501])+COUNTIF([.$O$2:.$O$501];[.X501])+COUNTIF([.$P$2:.$P$501];[.X501])+COUNTIF([.$Q$2:.$Q$501];[.X501])+COUNTIF([.$R$2:.$R$501];[.X501])+COUNTIF([.$S$2:.$S$501];[.X501])+COUNTIF([.$T$2:.$T$501];[.X501])+COUNTIF([.$U$2:.$U$501];[.X501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ouple</text:p>
          </table:table-cell>
          <table:table-cell table:formula="of:=COUNTIF([.$B$2:.$B$501];[.X502])+COUNTIF([.$C$2:.$C$501];[.X502])+COUNTIF([.$D$2:.$D$501];[.X502])+COUNTIF([.$E$2:.$E$501];[.X502])+COUNTIF([.$F$2:.$F$501];[.X502])+COUNTIF([.$G$2:.$G$501];[.X502])+COUNTIF([.$H$2:.$H$501];[.X502])+COUNTIF([.$I$2:.$I$501];[.X502])+COUNTIF([.$J$2:.$J$501];[.X502])+COUNTIF([.$K$2:.$K$501];[.X502])+COUNTIF([.$L$2:.$L$501];[.X502])+COUNTIF([.$M$2:.$M$501];[.X502])+COUNTIF([.$N$2:.$N$501];[.X502])+COUNTIF([.$O$2:.$O$501];[.X502])+COUNTIF([.$P$2:.$P$501];[.X502])+COUNTIF([.$Q$2:.$Q$501];[.X502])+COUNTIF([.$R$2:.$R$501];[.X502])+COUNTIF([.$S$2:.$S$501];[.X502])+COUNTIF([.$T$2:.$T$501];[.X502])+COUNTIF([.$U$2:.$U$501];[.X502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over</text:p>
          </table:table-cell>
          <table:table-cell table:formula="of:=COUNTIF([.$B$2:.$B$501];[.X503])+COUNTIF([.$C$2:.$C$501];[.X503])+COUNTIF([.$D$2:.$D$501];[.X503])+COUNTIF([.$E$2:.$E$501];[.X503])+COUNTIF([.$F$2:.$F$501];[.X503])+COUNTIF([.$G$2:.$G$501];[.X503])+COUNTIF([.$H$2:.$H$501];[.X503])+COUNTIF([.$I$2:.$I$501];[.X503])+COUNTIF([.$J$2:.$J$501];[.X503])+COUNTIF([.$K$2:.$K$501];[.X503])+COUNTIF([.$L$2:.$L$501];[.X503])+COUNTIF([.$M$2:.$M$501];[.X503])+COUNTIF([.$N$2:.$N$501];[.X503])+COUNTIF([.$O$2:.$O$501];[.X503])+COUNTIF([.$P$2:.$P$501];[.X503])+COUNTIF([.$Q$2:.$Q$501];[.X503])+COUNTIF([.$R$2:.$R$501];[.X503])+COUNTIF([.$S$2:.$S$501];[.X503])+COUNTIF([.$T$2:.$T$501];[.X503])+COUNTIF([.$U$2:.$U$501];[.X503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raft</text:p>
          </table:table-cell>
          <table:table-cell table:formula="of:=COUNTIF([.$B$2:.$B$501];[.X504])+COUNTIF([.$C$2:.$C$501];[.X504])+COUNTIF([.$D$2:.$D$501];[.X504])+COUNTIF([.$E$2:.$E$501];[.X504])+COUNTIF([.$F$2:.$F$501];[.X504])+COUNTIF([.$G$2:.$G$501];[.X504])+COUNTIF([.$H$2:.$H$501];[.X504])+COUNTIF([.$I$2:.$I$501];[.X504])+COUNTIF([.$J$2:.$J$501];[.X504])+COUNTIF([.$K$2:.$K$501];[.X504])+COUNTIF([.$L$2:.$L$501];[.X504])+COUNTIF([.$M$2:.$M$501];[.X504])+COUNTIF([.$N$2:.$N$501];[.X504])+COUNTIF([.$O$2:.$O$501];[.X504])+COUNTIF([.$P$2:.$P$501];[.X504])+COUNTIF([.$Q$2:.$Q$501];[.X504])+COUNTIF([.$R$2:.$R$501];[.X504])+COUNTIF([.$S$2:.$S$501];[.X504])+COUNTIF([.$T$2:.$T$501];[.X504])+COUNTIF([.$U$2:.$U$501];[.X504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ross section</text:p>
          </table:table-cell>
          <table:table-cell table:formula="of:=COUNTIF([.$B$2:.$B$501];[.X505])+COUNTIF([.$C$2:.$C$501];[.X505])+COUNTIF([.$D$2:.$D$501];[.X505])+COUNTIF([.$E$2:.$E$501];[.X505])+COUNTIF([.$F$2:.$F$501];[.X505])+COUNTIF([.$G$2:.$G$501];[.X505])+COUNTIF([.$H$2:.$H$501];[.X505])+COUNTIF([.$I$2:.$I$501];[.X505])+COUNTIF([.$J$2:.$J$501];[.X505])+COUNTIF([.$K$2:.$K$501];[.X505])+COUNTIF([.$L$2:.$L$501];[.X505])+COUNTIF([.$M$2:.$M$501];[.X505])+COUNTIF([.$N$2:.$N$501];[.X505])+COUNTIF([.$O$2:.$O$501];[.X505])+COUNTIF([.$P$2:.$P$501];[.X505])+COUNTIF([.$Q$2:.$Q$501];[.X505])+COUNTIF([.$R$2:.$R$501];[.X505])+COUNTIF([.$S$2:.$S$501];[.X505])+COUNTIF([.$T$2:.$T$501];[.X505])+COUNTIF([.$U$2:.$U$501];[.X505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urrency</text:p>
          </table:table-cell>
          <table:table-cell table:formula="of:=COUNTIF([.$B$2:.$B$501];[.X506])+COUNTIF([.$C$2:.$C$501];[.X506])+COUNTIF([.$D$2:.$D$501];[.X506])+COUNTIF([.$E$2:.$E$501];[.X506])+COUNTIF([.$F$2:.$F$501];[.X506])+COUNTIF([.$G$2:.$G$501];[.X506])+COUNTIF([.$H$2:.$H$501];[.X506])+COUNTIF([.$I$2:.$I$501];[.X506])+COUNTIF([.$J$2:.$J$501];[.X506])+COUNTIF([.$K$2:.$K$501];[.X506])+COUNTIF([.$L$2:.$L$501];[.X506])+COUNTIF([.$M$2:.$M$501];[.X506])+COUNTIF([.$N$2:.$N$501];[.X506])+COUNTIF([.$O$2:.$O$501];[.X506])+COUNTIF([.$P$2:.$P$501];[.X506])+COUNTIF([.$Q$2:.$Q$501];[.X506])+COUNTIF([.$R$2:.$R$501];[.X506])+COUNTIF([.$S$2:.$S$501];[.X506])+COUNTIF([.$T$2:.$T$501];[.X506])+COUNTIF([.$U$2:.$U$501];[.X506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urve</text:p>
          </table:table-cell>
          <table:table-cell table:formula="of:=COUNTIF([.$B$2:.$B$501];[.X507])+COUNTIF([.$C$2:.$C$501];[.X507])+COUNTIF([.$D$2:.$D$501];[.X507])+COUNTIF([.$E$2:.$E$501];[.X507])+COUNTIF([.$F$2:.$F$501];[.X507])+COUNTIF([.$G$2:.$G$501];[.X507])+COUNTIF([.$H$2:.$H$501];[.X507])+COUNTIF([.$I$2:.$I$501];[.X507])+COUNTIF([.$J$2:.$J$501];[.X507])+COUNTIF([.$K$2:.$K$501];[.X507])+COUNTIF([.$L$2:.$L$501];[.X507])+COUNTIF([.$M$2:.$M$501];[.X507])+COUNTIF([.$N$2:.$N$501];[.X507])+COUNTIF([.$O$2:.$O$501];[.X507])+COUNTIF([.$P$2:.$P$501];[.X507])+COUNTIF([.$Q$2:.$Q$501];[.X507])+COUNTIF([.$R$2:.$R$501];[.X507])+COUNTIF([.$S$2:.$S$501];[.X507])+COUNTIF([.$T$2:.$T$501];[.X507])+COUNTIF([.$U$2:.$U$501];[.X507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utout</text:p>
          </table:table-cell>
          <table:table-cell table:formula="of:=COUNTIF([.$B$2:.$B$501];[.X508])+COUNTIF([.$C$2:.$C$501];[.X508])+COUNTIF([.$D$2:.$D$501];[.X508])+COUNTIF([.$E$2:.$E$501];[.X508])+COUNTIF([.$F$2:.$F$501];[.X508])+COUNTIF([.$G$2:.$G$501];[.X508])+COUNTIF([.$H$2:.$H$501];[.X508])+COUNTIF([.$I$2:.$I$501];[.X508])+COUNTIF([.$J$2:.$J$501];[.X508])+COUNTIF([.$K$2:.$K$501];[.X508])+COUNTIF([.$L$2:.$L$501];[.X508])+COUNTIF([.$M$2:.$M$501];[.X508])+COUNTIF([.$N$2:.$N$501];[.X508])+COUNTIF([.$O$2:.$O$501];[.X508])+COUNTIF([.$P$2:.$P$501];[.X508])+COUNTIF([.$Q$2:.$Q$501];[.X508])+COUNTIF([.$R$2:.$R$501];[.X508])+COUNTIF([.$S$2:.$S$501];[.X508])+COUNTIF([.$T$2:.$T$501];[.X508])+COUNTIF([.$U$2:.$U$501];[.X508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yborg</text:p>
          </table:table-cell>
          <table:table-cell table:formula="of:=COUNTIF([.$B$2:.$B$501];[.X509])+COUNTIF([.$C$2:.$C$501];[.X509])+COUNTIF([.$D$2:.$D$501];[.X509])+COUNTIF([.$E$2:.$E$501];[.X509])+COUNTIF([.$F$2:.$F$501];[.X509])+COUNTIF([.$G$2:.$G$501];[.X509])+COUNTIF([.$H$2:.$H$501];[.X509])+COUNTIF([.$I$2:.$I$501];[.X509])+COUNTIF([.$J$2:.$J$501];[.X509])+COUNTIF([.$K$2:.$K$501];[.X509])+COUNTIF([.$L$2:.$L$501];[.X509])+COUNTIF([.$M$2:.$M$501];[.X509])+COUNTIF([.$N$2:.$N$501];[.X509])+COUNTIF([.$O$2:.$O$501];[.X509])+COUNTIF([.$P$2:.$P$501];[.X509])+COUNTIF([.$Q$2:.$Q$501];[.X509])+COUNTIF([.$R$2:.$R$501];[.X509])+COUNTIF([.$S$2:.$S$501];[.X509])+COUNTIF([.$T$2:.$T$501];[.X509])+COUNTIF([.$U$2:.$U$501];[.X509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decease</text:p>
          </table:table-cell>
          <table:table-cell table:formula="of:=COUNTIF([.$B$2:.$B$501];[.X510])+COUNTIF([.$C$2:.$C$501];[.X510])+COUNTIF([.$D$2:.$D$501];[.X510])+COUNTIF([.$E$2:.$E$501];[.X510])+COUNTIF([.$F$2:.$F$501];[.X510])+COUNTIF([.$G$2:.$G$501];[.X510])+COUNTIF([.$H$2:.$H$501];[.X510])+COUNTIF([.$I$2:.$I$501];[.X510])+COUNTIF([.$J$2:.$J$501];[.X510])+COUNTIF([.$K$2:.$K$501];[.X510])+COUNTIF([.$L$2:.$L$501];[.X510])+COUNTIF([.$M$2:.$M$501];[.X510])+COUNTIF([.$N$2:.$N$501];[.X510])+COUNTIF([.$O$2:.$O$501];[.X510])+COUNTIF([.$P$2:.$P$501];[.X510])+COUNTIF([.$Q$2:.$Q$501];[.X510])+COUNTIF([.$R$2:.$R$501];[.X510])+COUNTIF([.$S$2:.$S$501];[.X510])+COUNTIF([.$T$2:.$T$501];[.X510])+COUNTIF([.$U$2:.$U$501];[.X510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diagram</text:p>
          </table:table-cell>
          <table:table-cell table:formula="of:=COUNTIF([.$B$2:.$B$501];[.X511])+COUNTIF([.$C$2:.$C$501];[.X511])+COUNTIF([.$D$2:.$D$501];[.X511])+COUNTIF([.$E$2:.$E$501];[.X511])+COUNTIF([.$F$2:.$F$501];[.X511])+COUNTIF([.$G$2:.$G$501];[.X511])+COUNTIF([.$H$2:.$H$501];[.X511])+COUNTIF([.$I$2:.$I$501];[.X511])+COUNTIF([.$J$2:.$J$501];[.X511])+COUNTIF([.$K$2:.$K$501];[.X511])+COUNTIF([.$L$2:.$L$501];[.X511])+COUNTIF([.$M$2:.$M$501];[.X511])+COUNTIF([.$N$2:.$N$501];[.X511])+COUNTIF([.$O$2:.$O$501];[.X511])+COUNTIF([.$P$2:.$P$501];[.X511])+COUNTIF([.$Q$2:.$Q$501];[.X511])+COUNTIF([.$R$2:.$R$501];[.X511])+COUNTIF([.$S$2:.$S$501];[.X511])+COUNTIF([.$T$2:.$T$501];[.X511])+COUNTIF([.$U$2:.$U$501];[.X511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direction</text:p>
          </table:table-cell>
          <table:table-cell table:formula="of:=COUNTIF([.$B$2:.$B$501];[.X512])+COUNTIF([.$C$2:.$C$501];[.X512])+COUNTIF([.$D$2:.$D$501];[.X512])+COUNTIF([.$E$2:.$E$501];[.X512])+COUNTIF([.$F$2:.$F$501];[.X512])+COUNTIF([.$G$2:.$G$501];[.X512])+COUNTIF([.$H$2:.$H$501];[.X512])+COUNTIF([.$I$2:.$I$501];[.X512])+COUNTIF([.$J$2:.$J$501];[.X512])+COUNTIF([.$K$2:.$K$501];[.X512])+COUNTIF([.$L$2:.$L$501];[.X512])+COUNTIF([.$M$2:.$M$501];[.X512])+COUNTIF([.$N$2:.$N$501];[.X512])+COUNTIF([.$O$2:.$O$501];[.X512])+COUNTIF([.$P$2:.$P$501];[.X512])+COUNTIF([.$Q$2:.$Q$501];[.X512])+COUNTIF([.$R$2:.$R$501];[.X512])+COUNTIF([.$S$2:.$S$501];[.X512])+COUNTIF([.$T$2:.$T$501];[.X512])+COUNTIF([.$U$2:.$U$501];[.X512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driver</text:p>
          </table:table-cell>
          <table:table-cell table:formula="of:=COUNTIF([.$B$2:.$B$501];[.X513])+COUNTIF([.$C$2:.$C$501];[.X513])+COUNTIF([.$D$2:.$D$501];[.X513])+COUNTIF([.$E$2:.$E$501];[.X513])+COUNTIF([.$F$2:.$F$501];[.X513])+COUNTIF([.$G$2:.$G$501];[.X513])+COUNTIF([.$H$2:.$H$501];[.X513])+COUNTIF([.$I$2:.$I$501];[.X513])+COUNTIF([.$J$2:.$J$501];[.X513])+COUNTIF([.$K$2:.$K$501];[.X513])+COUNTIF([.$L$2:.$L$501];[.X513])+COUNTIF([.$M$2:.$M$501];[.X513])+COUNTIF([.$N$2:.$N$501];[.X513])+COUNTIF([.$O$2:.$O$501];[.X513])+COUNTIF([.$P$2:.$P$501];[.X513])+COUNTIF([.$Q$2:.$Q$501];[.X513])+COUNTIF([.$R$2:.$R$501];[.X513])+COUNTIF([.$S$2:.$S$501];[.X513])+COUNTIF([.$T$2:.$T$501];[.X513])+COUNTIF([.$U$2:.$U$501];[.X513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eagle</text:p>
          </table:table-cell>
          <table:table-cell table:formula="of:=COUNTIF([.$B$2:.$B$501];[.X514])+COUNTIF([.$C$2:.$C$501];[.X514])+COUNTIF([.$D$2:.$D$501];[.X514])+COUNTIF([.$E$2:.$E$501];[.X514])+COUNTIF([.$F$2:.$F$501];[.X514])+COUNTIF([.$G$2:.$G$501];[.X514])+COUNTIF([.$H$2:.$H$501];[.X514])+COUNTIF([.$I$2:.$I$501];[.X514])+COUNTIF([.$J$2:.$J$501];[.X514])+COUNTIF([.$K$2:.$K$501];[.X514])+COUNTIF([.$L$2:.$L$501];[.X514])+COUNTIF([.$M$2:.$M$501];[.X514])+COUNTIF([.$N$2:.$N$501];[.X514])+COUNTIF([.$O$2:.$O$501];[.X514])+COUNTIF([.$P$2:.$P$501];[.X514])+COUNTIF([.$Q$2:.$Q$501];[.X514])+COUNTIF([.$R$2:.$R$501];[.X514])+COUNTIF([.$S$2:.$S$501];[.X514])+COUNTIF([.$T$2:.$T$501];[.X514])+COUNTIF([.$U$2:.$U$501];[.X514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elderly</text:p>
          </table:table-cell>
          <table:table-cell table:formula="of:=COUNTIF([.$B$2:.$B$501];[.X515])+COUNTIF([.$C$2:.$C$501];[.X515])+COUNTIF([.$D$2:.$D$501];[.X515])+COUNTIF([.$E$2:.$E$501];[.X515])+COUNTIF([.$F$2:.$F$501];[.X515])+COUNTIF([.$G$2:.$G$501];[.X515])+COUNTIF([.$H$2:.$H$501];[.X515])+COUNTIF([.$I$2:.$I$501];[.X515])+COUNTIF([.$J$2:.$J$501];[.X515])+COUNTIF([.$K$2:.$K$501];[.X515])+COUNTIF([.$L$2:.$L$501];[.X515])+COUNTIF([.$M$2:.$M$501];[.X515])+COUNTIF([.$N$2:.$N$501];[.X515])+COUNTIF([.$O$2:.$O$501];[.X515])+COUNTIF([.$P$2:.$P$501];[.X515])+COUNTIF([.$Q$2:.$Q$501];[.X515])+COUNTIF([.$R$2:.$R$501];[.X515])+COUNTIF([.$S$2:.$S$501];[.X515])+COUNTIF([.$T$2:.$T$501];[.X515])+COUNTIF([.$U$2:.$U$501];[.X515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emblem</text:p>
          </table:table-cell>
          <table:table-cell table:formula="of:=COUNTIF([.$B$2:.$B$501];[.X516])+COUNTIF([.$C$2:.$C$501];[.X516])+COUNTIF([.$D$2:.$D$501];[.X516])+COUNTIF([.$E$2:.$E$501];[.X516])+COUNTIF([.$F$2:.$F$501];[.X516])+COUNTIF([.$G$2:.$G$501];[.X516])+COUNTIF([.$H$2:.$H$501];[.X516])+COUNTIF([.$I$2:.$I$501];[.X516])+COUNTIF([.$J$2:.$J$501];[.X516])+COUNTIF([.$K$2:.$K$501];[.X516])+COUNTIF([.$L$2:.$L$501];[.X516])+COUNTIF([.$M$2:.$M$501];[.X516])+COUNTIF([.$N$2:.$N$501];[.X516])+COUNTIF([.$O$2:.$O$501];[.X516])+COUNTIF([.$P$2:.$P$501];[.X516])+COUNTIF([.$Q$2:.$Q$501];[.X516])+COUNTIF([.$R$2:.$R$501];[.X516])+COUNTIF([.$S$2:.$S$501];[.X516])+COUNTIF([.$T$2:.$T$501];[.X516])+COUNTIF([.$U$2:.$U$501];[.X516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engine</text:p>
          </table:table-cell>
          <table:table-cell table:formula="of:=COUNTIF([.$B$2:.$B$501];[.X517])+COUNTIF([.$C$2:.$C$501];[.X517])+COUNTIF([.$D$2:.$D$501];[.X517])+COUNTIF([.$E$2:.$E$501];[.X517])+COUNTIF([.$F$2:.$F$501];[.X517])+COUNTIF([.$G$2:.$G$501];[.X517])+COUNTIF([.$H$2:.$H$501];[.X517])+COUNTIF([.$I$2:.$I$501];[.X517])+COUNTIF([.$J$2:.$J$501];[.X517])+COUNTIF([.$K$2:.$K$501];[.X517])+COUNTIF([.$L$2:.$L$501];[.X517])+COUNTIF([.$M$2:.$M$501];[.X517])+COUNTIF([.$N$2:.$N$501];[.X517])+COUNTIF([.$O$2:.$O$501];[.X517])+COUNTIF([.$P$2:.$P$501];[.X517])+COUNTIF([.$Q$2:.$Q$501];[.X517])+COUNTIF([.$R$2:.$R$501];[.X517])+COUNTIF([.$S$2:.$S$501];[.X517])+COUNTIF([.$T$2:.$T$501];[.X517])+COUNTIF([.$U$2:.$U$501];[.X517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evening</text:p>
          </table:table-cell>
          <table:table-cell table:formula="of:=COUNTIF([.$B$2:.$B$501];[.X518])+COUNTIF([.$C$2:.$C$501];[.X518])+COUNTIF([.$D$2:.$D$501];[.X518])+COUNTIF([.$E$2:.$E$501];[.X518])+COUNTIF([.$F$2:.$F$501];[.X518])+COUNTIF([.$G$2:.$G$501];[.X518])+COUNTIF([.$H$2:.$H$501];[.X518])+COUNTIF([.$I$2:.$I$501];[.X518])+COUNTIF([.$J$2:.$J$501];[.X518])+COUNTIF([.$K$2:.$K$501];[.X518])+COUNTIF([.$L$2:.$L$501];[.X518])+COUNTIF([.$M$2:.$M$501];[.X518])+COUNTIF([.$N$2:.$N$501];[.X518])+COUNTIF([.$O$2:.$O$501];[.X518])+COUNTIF([.$P$2:.$P$501];[.X518])+COUNTIF([.$Q$2:.$Q$501];[.X518])+COUNTIF([.$R$2:.$R$501];[.X518])+COUNTIF([.$S$2:.$S$501];[.X518])+COUNTIF([.$T$2:.$T$501];[.X518])+COUNTIF([.$U$2:.$U$501];[.X518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expect</text:p>
          </table:table-cell>
          <table:table-cell table:formula="of:=COUNTIF([.$B$2:.$B$501];[.X519])+COUNTIF([.$C$2:.$C$501];[.X519])+COUNTIF([.$D$2:.$D$501];[.X519])+COUNTIF([.$E$2:.$E$501];[.X519])+COUNTIF([.$F$2:.$F$501];[.X519])+COUNTIF([.$G$2:.$G$501];[.X519])+COUNTIF([.$H$2:.$H$501];[.X519])+COUNTIF([.$I$2:.$I$501];[.X519])+COUNTIF([.$J$2:.$J$501];[.X519])+COUNTIF([.$K$2:.$K$501];[.X519])+COUNTIF([.$L$2:.$L$501];[.X519])+COUNTIF([.$M$2:.$M$501];[.X519])+COUNTIF([.$N$2:.$N$501];[.X519])+COUNTIF([.$O$2:.$O$501];[.X519])+COUNTIF([.$P$2:.$P$501];[.X519])+COUNTIF([.$Q$2:.$Q$501];[.X519])+COUNTIF([.$R$2:.$R$501];[.X519])+COUNTIF([.$S$2:.$S$501];[.X519])+COUNTIF([.$T$2:.$T$501];[.X519])+COUNTIF([.$U$2:.$U$501];[.X519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exposed</text:p>
          </table:table-cell>
          <table:table-cell table:formula="of:=COUNTIF([.$B$2:.$B$501];[.X520])+COUNTIF([.$C$2:.$C$501];[.X520])+COUNTIF([.$D$2:.$D$501];[.X520])+COUNTIF([.$E$2:.$E$501];[.X520])+COUNTIF([.$F$2:.$F$501];[.X520])+COUNTIF([.$G$2:.$G$501];[.X520])+COUNTIF([.$H$2:.$H$501];[.X520])+COUNTIF([.$I$2:.$I$501];[.X520])+COUNTIF([.$J$2:.$J$501];[.X520])+COUNTIF([.$K$2:.$K$501];[.X520])+COUNTIF([.$L$2:.$L$501];[.X520])+COUNTIF([.$M$2:.$M$501];[.X520])+COUNTIF([.$N$2:.$N$501];[.X520])+COUNTIF([.$O$2:.$O$501];[.X520])+COUNTIF([.$P$2:.$P$501];[.X520])+COUNTIF([.$Q$2:.$Q$501];[.X520])+COUNTIF([.$R$2:.$R$501];[.X520])+COUNTIF([.$S$2:.$S$501];[.X520])+COUNTIF([.$T$2:.$T$501];[.X520])+COUNTIF([.$U$2:.$U$501];[.X520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expression</text:p>
          </table:table-cell>
          <table:table-cell table:formula="of:=COUNTIF([.$B$2:.$B$501];[.X521])+COUNTIF([.$C$2:.$C$501];[.X521])+COUNTIF([.$D$2:.$D$501];[.X521])+COUNTIF([.$E$2:.$E$501];[.X521])+COUNTIF([.$F$2:.$F$501];[.X521])+COUNTIF([.$G$2:.$G$501];[.X521])+COUNTIF([.$H$2:.$H$501];[.X521])+COUNTIF([.$I$2:.$I$501];[.X521])+COUNTIF([.$J$2:.$J$501];[.X521])+COUNTIF([.$K$2:.$K$501];[.X521])+COUNTIF([.$L$2:.$L$501];[.X521])+COUNTIF([.$M$2:.$M$501];[.X521])+COUNTIF([.$N$2:.$N$501];[.X521])+COUNTIF([.$O$2:.$O$501];[.X521])+COUNTIF([.$P$2:.$P$501];[.X521])+COUNTIF([.$Q$2:.$Q$501];[.X521])+COUNTIF([.$R$2:.$R$501];[.X521])+COUNTIF([.$S$2:.$S$501];[.X521])+COUNTIF([.$T$2:.$T$501];[.X521])+COUNTIF([.$U$2:.$U$501];[.X521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arming</text:p>
          </table:table-cell>
          <table:table-cell table:formula="of:=COUNTIF([.$B$2:.$B$501];[.X522])+COUNTIF([.$C$2:.$C$501];[.X522])+COUNTIF([.$D$2:.$D$501];[.X522])+COUNTIF([.$E$2:.$E$501];[.X522])+COUNTIF([.$F$2:.$F$501];[.X522])+COUNTIF([.$G$2:.$G$501];[.X522])+COUNTIF([.$H$2:.$H$501];[.X522])+COUNTIF([.$I$2:.$I$501];[.X522])+COUNTIF([.$J$2:.$J$501];[.X522])+COUNTIF([.$K$2:.$K$501];[.X522])+COUNTIF([.$L$2:.$L$501];[.X522])+COUNTIF([.$M$2:.$M$501];[.X522])+COUNTIF([.$N$2:.$N$501];[.X522])+COUNTIF([.$O$2:.$O$501];[.X522])+COUNTIF([.$P$2:.$P$501];[.X522])+COUNTIF([.$Q$2:.$Q$501];[.X522])+COUNTIF([.$R$2:.$R$501];[.X522])+COUNTIF([.$S$2:.$S$501];[.X522])+COUNTIF([.$T$2:.$T$501];[.X522])+COUNTIF([.$U$2:.$U$501];[.X522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ast</text:p>
          </table:table-cell>
          <table:table-cell table:formula="of:=COUNTIF([.$B$2:.$B$501];[.X523])+COUNTIF([.$C$2:.$C$501];[.X523])+COUNTIF([.$D$2:.$D$501];[.X523])+COUNTIF([.$E$2:.$E$501];[.X523])+COUNTIF([.$F$2:.$F$501];[.X523])+COUNTIF([.$G$2:.$G$501];[.X523])+COUNTIF([.$H$2:.$H$501];[.X523])+COUNTIF([.$I$2:.$I$501];[.X523])+COUNTIF([.$J$2:.$J$501];[.X523])+COUNTIF([.$K$2:.$K$501];[.X523])+COUNTIF([.$L$2:.$L$501];[.X523])+COUNTIF([.$M$2:.$M$501];[.X523])+COUNTIF([.$N$2:.$N$501];[.X523])+COUNTIF([.$O$2:.$O$501];[.X523])+COUNTIF([.$P$2:.$P$501];[.X523])+COUNTIF([.$Q$2:.$Q$501];[.X523])+COUNTIF([.$R$2:.$R$501];[.X523])+COUNTIF([.$S$2:.$S$501];[.X523])+COUNTIF([.$T$2:.$T$501];[.X523])+COUNTIF([.$U$2:.$U$501];[.X523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eather</text:p>
          </table:table-cell>
          <table:table-cell table:formula="of:=COUNTIF([.$B$2:.$B$501];[.X524])+COUNTIF([.$C$2:.$C$501];[.X524])+COUNTIF([.$D$2:.$D$501];[.X524])+COUNTIF([.$E$2:.$E$501];[.X524])+COUNTIF([.$F$2:.$F$501];[.X524])+COUNTIF([.$G$2:.$G$501];[.X524])+COUNTIF([.$H$2:.$H$501];[.X524])+COUNTIF([.$I$2:.$I$501];[.X524])+COUNTIF([.$J$2:.$J$501];[.X524])+COUNTIF([.$K$2:.$K$501];[.X524])+COUNTIF([.$L$2:.$L$501];[.X524])+COUNTIF([.$M$2:.$M$501];[.X524])+COUNTIF([.$N$2:.$N$501];[.X524])+COUNTIF([.$O$2:.$O$501];[.X524])+COUNTIF([.$P$2:.$P$501];[.X524])+COUNTIF([.$Q$2:.$Q$501];[.X524])+COUNTIF([.$R$2:.$R$501];[.X524])+COUNTIF([.$S$2:.$S$501];[.X524])+COUNTIF([.$T$2:.$T$501];[.X524])+COUNTIF([.$U$2:.$U$501];[.X524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edora</text:p>
          </table:table-cell>
          <table:table-cell table:formula="of:=COUNTIF([.$B$2:.$B$501];[.X525])+COUNTIF([.$C$2:.$C$501];[.X525])+COUNTIF([.$D$2:.$D$501];[.X525])+COUNTIF([.$E$2:.$E$501];[.X525])+COUNTIF([.$F$2:.$F$501];[.X525])+COUNTIF([.$G$2:.$G$501];[.X525])+COUNTIF([.$H$2:.$H$501];[.X525])+COUNTIF([.$I$2:.$I$501];[.X525])+COUNTIF([.$J$2:.$J$501];[.X525])+COUNTIF([.$K$2:.$K$501];[.X525])+COUNTIF([.$L$2:.$L$501];[.X525])+COUNTIF([.$M$2:.$M$501];[.X525])+COUNTIF([.$N$2:.$N$501];[.X525])+COUNTIF([.$O$2:.$O$501];[.X525])+COUNTIF([.$P$2:.$P$501];[.X525])+COUNTIF([.$Q$2:.$Q$501];[.X525])+COUNTIF([.$R$2:.$R$501];[.X525])+COUNTIF([.$S$2:.$S$501];[.X525])+COUNTIF([.$T$2:.$T$501];[.X525])+COUNTIF([.$U$2:.$U$501];[.X525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ilmstrip</text:p>
          </table:table-cell>
          <table:table-cell table:formula="of:=COUNTIF([.$B$2:.$B$501];[.X526])+COUNTIF([.$C$2:.$C$501];[.X526])+COUNTIF([.$D$2:.$D$501];[.X526])+COUNTIF([.$E$2:.$E$501];[.X526])+COUNTIF([.$F$2:.$F$501];[.X526])+COUNTIF([.$G$2:.$G$501];[.X526])+COUNTIF([.$H$2:.$H$501];[.X526])+COUNTIF([.$I$2:.$I$501];[.X526])+COUNTIF([.$J$2:.$J$501];[.X526])+COUNTIF([.$K$2:.$K$501];[.X526])+COUNTIF([.$L$2:.$L$501];[.X526])+COUNTIF([.$M$2:.$M$501];[.X526])+COUNTIF([.$N$2:.$N$501];[.X526])+COUNTIF([.$O$2:.$O$501];[.X526])+COUNTIF([.$P$2:.$P$501];[.X526])+COUNTIF([.$Q$2:.$Q$501];[.X526])+COUNTIF([.$R$2:.$R$501];[.X526])+COUNTIF([.$S$2:.$S$501];[.X526])+COUNTIF([.$T$2:.$T$501];[.X526])+COUNTIF([.$U$2:.$U$501];[.X526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inancial</text:p>
          </table:table-cell>
          <table:table-cell table:formula="of:=COUNTIF([.$B$2:.$B$501];[.X527])+COUNTIF([.$C$2:.$C$501];[.X527])+COUNTIF([.$D$2:.$D$501];[.X527])+COUNTIF([.$E$2:.$E$501];[.X527])+COUNTIF([.$F$2:.$F$501];[.X527])+COUNTIF([.$G$2:.$G$501];[.X527])+COUNTIF([.$H$2:.$H$501];[.X527])+COUNTIF([.$I$2:.$I$501];[.X527])+COUNTIF([.$J$2:.$J$501];[.X527])+COUNTIF([.$K$2:.$K$501];[.X527])+COUNTIF([.$L$2:.$L$501];[.X527])+COUNTIF([.$M$2:.$M$501];[.X527])+COUNTIF([.$N$2:.$N$501];[.X527])+COUNTIF([.$O$2:.$O$501];[.X527])+COUNTIF([.$P$2:.$P$501];[.X527])+COUNTIF([.$Q$2:.$Q$501];[.X527])+COUNTIF([.$R$2:.$R$501];[.X527])+COUNTIF([.$S$2:.$S$501];[.X527])+COUNTIF([.$T$2:.$T$501];[.X527])+COUNTIF([.$U$2:.$U$501];[.X527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ist</text:p>
          </table:table-cell>
          <table:table-cell table:formula="of:=COUNTIF([.$B$2:.$B$501];[.X528])+COUNTIF([.$C$2:.$C$501];[.X528])+COUNTIF([.$D$2:.$D$501];[.X528])+COUNTIF([.$E$2:.$E$501];[.X528])+COUNTIF([.$F$2:.$F$501];[.X528])+COUNTIF([.$G$2:.$G$501];[.X528])+COUNTIF([.$H$2:.$H$501];[.X528])+COUNTIF([.$I$2:.$I$501];[.X528])+COUNTIF([.$J$2:.$J$501];[.X528])+COUNTIF([.$K$2:.$K$501];[.X528])+COUNTIF([.$L$2:.$L$501];[.X528])+COUNTIF([.$M$2:.$M$501];[.X528])+COUNTIF([.$N$2:.$N$501];[.X528])+COUNTIF([.$O$2:.$O$501];[.X528])+COUNTIF([.$P$2:.$P$501];[.X528])+COUNTIF([.$Q$2:.$Q$501];[.X528])+COUNTIF([.$R$2:.$R$501];[.X528])+COUNTIF([.$S$2:.$S$501];[.X528])+COUNTIF([.$T$2:.$T$501];[.X528])+COUNTIF([.$U$2:.$U$501];[.X528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ocus</text:p>
          </table:table-cell>
          <table:table-cell table:formula="of:=COUNTIF([.$B$2:.$B$501];[.X529])+COUNTIF([.$C$2:.$C$501];[.X529])+COUNTIF([.$D$2:.$D$501];[.X529])+COUNTIF([.$E$2:.$E$501];[.X529])+COUNTIF([.$F$2:.$F$501];[.X529])+COUNTIF([.$G$2:.$G$501];[.X529])+COUNTIF([.$H$2:.$H$501];[.X529])+COUNTIF([.$I$2:.$I$501];[.X529])+COUNTIF([.$J$2:.$J$501];[.X529])+COUNTIF([.$K$2:.$K$501];[.X529])+COUNTIF([.$L$2:.$L$501];[.X529])+COUNTIF([.$M$2:.$M$501];[.X529])+COUNTIF([.$N$2:.$N$501];[.X529])+COUNTIF([.$O$2:.$O$501];[.X529])+COUNTIF([.$P$2:.$P$501];[.X529])+COUNTIF([.$Q$2:.$Q$501];[.X529])+COUNTIF([.$R$2:.$R$501];[.X529])+COUNTIF([.$S$2:.$S$501];[.X529])+COUNTIF([.$T$2:.$T$501];[.X529])+COUNTIF([.$U$2:.$U$501];[.X529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ootwear</text:p>
          </table:table-cell>
          <table:table-cell table:formula="of:=COUNTIF([.$B$2:.$B$501];[.X530])+COUNTIF([.$C$2:.$C$501];[.X530])+COUNTIF([.$D$2:.$D$501];[.X530])+COUNTIF([.$E$2:.$E$501];[.X530])+COUNTIF([.$F$2:.$F$501];[.X530])+COUNTIF([.$G$2:.$G$501];[.X530])+COUNTIF([.$H$2:.$H$501];[.X530])+COUNTIF([.$I$2:.$I$501];[.X530])+COUNTIF([.$J$2:.$J$501];[.X530])+COUNTIF([.$K$2:.$K$501];[.X530])+COUNTIF([.$L$2:.$L$501];[.X530])+COUNTIF([.$M$2:.$M$501];[.X530])+COUNTIF([.$N$2:.$N$501];[.X530])+COUNTIF([.$O$2:.$O$501];[.X530])+COUNTIF([.$P$2:.$P$501];[.X530])+COUNTIF([.$Q$2:.$Q$501];[.X530])+COUNTIF([.$R$2:.$R$501];[.X530])+COUNTIF([.$S$2:.$S$501];[.X530])+COUNTIF([.$T$2:.$T$501];[.X530])+COUNTIF([.$U$2:.$U$501];[.X530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our</text:p>
          </table:table-cell>
          <table:table-cell table:formula="of:=COUNTIF([.$B$2:.$B$501];[.X531])+COUNTIF([.$C$2:.$C$501];[.X531])+COUNTIF([.$D$2:.$D$501];[.X531])+COUNTIF([.$E$2:.$E$501];[.X531])+COUNTIF([.$F$2:.$F$501];[.X531])+COUNTIF([.$G$2:.$G$501];[.X531])+COUNTIF([.$H$2:.$H$501];[.X531])+COUNTIF([.$I$2:.$I$501];[.X531])+COUNTIF([.$J$2:.$J$501];[.X531])+COUNTIF([.$K$2:.$K$501];[.X531])+COUNTIF([.$L$2:.$L$501];[.X531])+COUNTIF([.$M$2:.$M$501];[.X531])+COUNTIF([.$N$2:.$N$501];[.X531])+COUNTIF([.$O$2:.$O$501];[.X531])+COUNTIF([.$P$2:.$P$501];[.X531])+COUNTIF([.$Q$2:.$Q$501];[.X531])+COUNTIF([.$R$2:.$R$501];[.X531])+COUNTIF([.$S$2:.$S$501];[.X531])+COUNTIF([.$T$2:.$T$501];[.X531])+COUNTIF([.$U$2:.$U$501];[.X531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rozen</text:p>
          </table:table-cell>
          <table:table-cell table:formula="of:=COUNTIF([.$B$2:.$B$501];[.X532])+COUNTIF([.$C$2:.$C$501];[.X532])+COUNTIF([.$D$2:.$D$501];[.X532])+COUNTIF([.$E$2:.$E$501];[.X532])+COUNTIF([.$F$2:.$F$501];[.X532])+COUNTIF([.$G$2:.$G$501];[.X532])+COUNTIF([.$H$2:.$H$501];[.X532])+COUNTIF([.$I$2:.$I$501];[.X532])+COUNTIF([.$J$2:.$J$501];[.X532])+COUNTIF([.$K$2:.$K$501];[.X532])+COUNTIF([.$L$2:.$L$501];[.X532])+COUNTIF([.$M$2:.$M$501];[.X532])+COUNTIF([.$N$2:.$N$501];[.X532])+COUNTIF([.$O$2:.$O$501];[.X532])+COUNTIF([.$P$2:.$P$501];[.X532])+COUNTIF([.$Q$2:.$Q$501];[.X532])+COUNTIF([.$R$2:.$R$501];[.X532])+COUNTIF([.$S$2:.$S$501];[.X532])+COUNTIF([.$T$2:.$T$501];[.X532])+COUNTIF([.$U$2:.$U$501];[.X532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unky</text:p>
          </table:table-cell>
          <table:table-cell table:formula="of:=COUNTIF([.$B$2:.$B$501];[.X533])+COUNTIF([.$C$2:.$C$501];[.X533])+COUNTIF([.$D$2:.$D$501];[.X533])+COUNTIF([.$E$2:.$E$501];[.X533])+COUNTIF([.$F$2:.$F$501];[.X533])+COUNTIF([.$G$2:.$G$501];[.X533])+COUNTIF([.$H$2:.$H$501];[.X533])+COUNTIF([.$I$2:.$I$501];[.X533])+COUNTIF([.$J$2:.$J$501];[.X533])+COUNTIF([.$K$2:.$K$501];[.X533])+COUNTIF([.$L$2:.$L$501];[.X533])+COUNTIF([.$M$2:.$M$501];[.X533])+COUNTIF([.$N$2:.$N$501];[.X533])+COUNTIF([.$O$2:.$O$501];[.X533])+COUNTIF([.$P$2:.$P$501];[.X533])+COUNTIF([.$Q$2:.$Q$501];[.X533])+COUNTIF([.$R$2:.$R$501];[.X533])+COUNTIF([.$S$2:.$S$501];[.X533])+COUNTIF([.$T$2:.$T$501];[.X533])+COUNTIF([.$U$2:.$U$501];[.X533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unny</text:p>
          </table:table-cell>
          <table:table-cell table:formula="of:=COUNTIF([.$B$2:.$B$501];[.X534])+COUNTIF([.$C$2:.$C$501];[.X534])+COUNTIF([.$D$2:.$D$501];[.X534])+COUNTIF([.$E$2:.$E$501];[.X534])+COUNTIF([.$F$2:.$F$501];[.X534])+COUNTIF([.$G$2:.$G$501];[.X534])+COUNTIF([.$H$2:.$H$501];[.X534])+COUNTIF([.$I$2:.$I$501];[.X534])+COUNTIF([.$J$2:.$J$501];[.X534])+COUNTIF([.$K$2:.$K$501];[.X534])+COUNTIF([.$L$2:.$L$501];[.X534])+COUNTIF([.$M$2:.$M$501];[.X534])+COUNTIF([.$N$2:.$N$501];[.X534])+COUNTIF([.$O$2:.$O$501];[.X534])+COUNTIF([.$P$2:.$P$501];[.X534])+COUNTIF([.$Q$2:.$Q$501];[.X534])+COUNTIF([.$R$2:.$R$501];[.X534])+COUNTIF([.$S$2:.$S$501];[.X534])+COUNTIF([.$T$2:.$T$501];[.X534])+COUNTIF([.$U$2:.$U$501];[.X534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game</text:p>
          </table:table-cell>
          <table:table-cell table:formula="of:=COUNTIF([.$B$2:.$B$501];[.X535])+COUNTIF([.$C$2:.$C$501];[.X535])+COUNTIF([.$D$2:.$D$501];[.X535])+COUNTIF([.$E$2:.$E$501];[.X535])+COUNTIF([.$F$2:.$F$501];[.X535])+COUNTIF([.$G$2:.$G$501];[.X535])+COUNTIF([.$H$2:.$H$501];[.X535])+COUNTIF([.$I$2:.$I$501];[.X535])+COUNTIF([.$J$2:.$J$501];[.X535])+COUNTIF([.$K$2:.$K$501];[.X535])+COUNTIF([.$L$2:.$L$501];[.X535])+COUNTIF([.$M$2:.$M$501];[.X535])+COUNTIF([.$N$2:.$N$501];[.X535])+COUNTIF([.$O$2:.$O$501];[.X535])+COUNTIF([.$P$2:.$P$501];[.X535])+COUNTIF([.$Q$2:.$Q$501];[.X535])+COUNTIF([.$R$2:.$R$501];[.X535])+COUNTIF([.$S$2:.$S$501];[.X535])+COUNTIF([.$T$2:.$T$501];[.X535])+COUNTIF([.$U$2:.$U$501];[.X535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geology</text:p>
          </table:table-cell>
          <table:table-cell table:formula="of:=COUNTIF([.$B$2:.$B$501];[.X536])+COUNTIF([.$C$2:.$C$501];[.X536])+COUNTIF([.$D$2:.$D$501];[.X536])+COUNTIF([.$E$2:.$E$501];[.X536])+COUNTIF([.$F$2:.$F$501];[.X536])+COUNTIF([.$G$2:.$G$501];[.X536])+COUNTIF([.$H$2:.$H$501];[.X536])+COUNTIF([.$I$2:.$I$501];[.X536])+COUNTIF([.$J$2:.$J$501];[.X536])+COUNTIF([.$K$2:.$K$501];[.X536])+COUNTIF([.$L$2:.$L$501];[.X536])+COUNTIF([.$M$2:.$M$501];[.X536])+COUNTIF([.$N$2:.$N$501];[.X536])+COUNTIF([.$O$2:.$O$501];[.X536])+COUNTIF([.$P$2:.$P$501];[.X536])+COUNTIF([.$Q$2:.$Q$501];[.X536])+COUNTIF([.$R$2:.$R$501];[.X536])+COUNTIF([.$S$2:.$S$501];[.X536])+COUNTIF([.$T$2:.$T$501];[.X536])+COUNTIF([.$U$2:.$U$501];[.X536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ghost</text:p>
          </table:table-cell>
          <table:table-cell table:formula="of:=COUNTIF([.$B$2:.$B$501];[.X537])+COUNTIF([.$C$2:.$C$501];[.X537])+COUNTIF([.$D$2:.$D$501];[.X537])+COUNTIF([.$E$2:.$E$501];[.X537])+COUNTIF([.$F$2:.$F$501];[.X537])+COUNTIF([.$G$2:.$G$501];[.X537])+COUNTIF([.$H$2:.$H$501];[.X537])+COUNTIF([.$I$2:.$I$501];[.X537])+COUNTIF([.$J$2:.$J$501];[.X537])+COUNTIF([.$K$2:.$K$501];[.X537])+COUNTIF([.$L$2:.$L$501];[.X537])+COUNTIF([.$M$2:.$M$501];[.X537])+COUNTIF([.$N$2:.$N$501];[.X537])+COUNTIF([.$O$2:.$O$501];[.X537])+COUNTIF([.$P$2:.$P$501];[.X537])+COUNTIF([.$Q$2:.$Q$501];[.X537])+COUNTIF([.$R$2:.$R$501];[.X537])+COUNTIF([.$S$2:.$S$501];[.X537])+COUNTIF([.$T$2:.$T$501];[.X537])+COUNTIF([.$U$2:.$U$501];[.X537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goatee</text:p>
          </table:table-cell>
          <table:table-cell table:formula="of:=COUNTIF([.$B$2:.$B$501];[.X538])+COUNTIF([.$C$2:.$C$501];[.X538])+COUNTIF([.$D$2:.$D$501];[.X538])+COUNTIF([.$E$2:.$E$501];[.X538])+COUNTIF([.$F$2:.$F$501];[.X538])+COUNTIF([.$G$2:.$G$501];[.X538])+COUNTIF([.$H$2:.$H$501];[.X538])+COUNTIF([.$I$2:.$I$501];[.X538])+COUNTIF([.$J$2:.$J$501];[.X538])+COUNTIF([.$K$2:.$K$501];[.X538])+COUNTIF([.$L$2:.$L$501];[.X538])+COUNTIF([.$M$2:.$M$501];[.X538])+COUNTIF([.$N$2:.$N$501];[.X538])+COUNTIF([.$O$2:.$O$501];[.X538])+COUNTIF([.$P$2:.$P$501];[.X538])+COUNTIF([.$Q$2:.$Q$501];[.X538])+COUNTIF([.$R$2:.$R$501];[.X538])+COUNTIF([.$S$2:.$S$501];[.X538])+COUNTIF([.$T$2:.$T$501];[.X538])+COUNTIF([.$U$2:.$U$501];[.X538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god</text:p>
          </table:table-cell>
          <table:table-cell table:formula="of:=COUNTIF([.$B$2:.$B$501];[.X539])+COUNTIF([.$C$2:.$C$501];[.X539])+COUNTIF([.$D$2:.$D$501];[.X539])+COUNTIF([.$E$2:.$E$501];[.X539])+COUNTIF([.$F$2:.$F$501];[.X539])+COUNTIF([.$G$2:.$G$501];[.X539])+COUNTIF([.$H$2:.$H$501];[.X539])+COUNTIF([.$I$2:.$I$501];[.X539])+COUNTIF([.$J$2:.$J$501];[.X539])+COUNTIF([.$K$2:.$K$501];[.X539])+COUNTIF([.$L$2:.$L$501];[.X539])+COUNTIF([.$M$2:.$M$501];[.X539])+COUNTIF([.$N$2:.$N$501];[.X539])+COUNTIF([.$O$2:.$O$501];[.X539])+COUNTIF([.$P$2:.$P$501];[.X539])+COUNTIF([.$Q$2:.$Q$501];[.X539])+COUNTIF([.$R$2:.$R$501];[.X539])+COUNTIF([.$S$2:.$S$501];[.X539])+COUNTIF([.$T$2:.$T$501];[.X539])+COUNTIF([.$U$2:.$U$501];[.X539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graph</text:p>
          </table:table-cell>
          <table:table-cell table:formula="of:=COUNTIF([.$B$2:.$B$501];[.X540])+COUNTIF([.$C$2:.$C$501];[.X540])+COUNTIF([.$D$2:.$D$501];[.X540])+COUNTIF([.$E$2:.$E$501];[.X540])+COUNTIF([.$F$2:.$F$501];[.X540])+COUNTIF([.$G$2:.$G$501];[.X540])+COUNTIF([.$H$2:.$H$501];[.X540])+COUNTIF([.$I$2:.$I$501];[.X540])+COUNTIF([.$J$2:.$J$501];[.X540])+COUNTIF([.$K$2:.$K$501];[.X540])+COUNTIF([.$L$2:.$L$501];[.X540])+COUNTIF([.$M$2:.$M$501];[.X540])+COUNTIF([.$N$2:.$N$501];[.X540])+COUNTIF([.$O$2:.$O$501];[.X540])+COUNTIF([.$P$2:.$P$501];[.X540])+COUNTIF([.$Q$2:.$Q$501];[.X540])+COUNTIF([.$R$2:.$R$501];[.X540])+COUNTIF([.$S$2:.$S$501];[.X540])+COUNTIF([.$T$2:.$T$501];[.X540])+COUNTIF([.$U$2:.$U$501];[.X540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grief</text:p>
          </table:table-cell>
          <table:table-cell table:formula="of:=COUNTIF([.$B$2:.$B$501];[.X541])+COUNTIF([.$C$2:.$C$501];[.X541])+COUNTIF([.$D$2:.$D$501];[.X541])+COUNTIF([.$E$2:.$E$501];[.X541])+COUNTIF([.$F$2:.$F$501];[.X541])+COUNTIF([.$G$2:.$G$501];[.X541])+COUNTIF([.$H$2:.$H$501];[.X541])+COUNTIF([.$I$2:.$I$501];[.X541])+COUNTIF([.$J$2:.$J$501];[.X541])+COUNTIF([.$K$2:.$K$501];[.X541])+COUNTIF([.$L$2:.$L$501];[.X541])+COUNTIF([.$M$2:.$M$501];[.X541])+COUNTIF([.$N$2:.$N$501];[.X541])+COUNTIF([.$O$2:.$O$501];[.X541])+COUNTIF([.$P$2:.$P$501];[.X541])+COUNTIF([.$Q$2:.$Q$501];[.X541])+COUNTIF([.$R$2:.$R$501];[.X541])+COUNTIF([.$S$2:.$S$501];[.X541])+COUNTIF([.$T$2:.$T$501];[.X541])+COUNTIF([.$U$2:.$U$501];[.X541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grow</text:p>
          </table:table-cell>
          <table:table-cell table:formula="of:=COUNTIF([.$B$2:.$B$501];[.X542])+COUNTIF([.$C$2:.$C$501];[.X542])+COUNTIF([.$D$2:.$D$501];[.X542])+COUNTIF([.$E$2:.$E$501];[.X542])+COUNTIF([.$F$2:.$F$501];[.X542])+COUNTIF([.$G$2:.$G$501];[.X542])+COUNTIF([.$H$2:.$H$501];[.X542])+COUNTIF([.$I$2:.$I$501];[.X542])+COUNTIF([.$J$2:.$J$501];[.X542])+COUNTIF([.$K$2:.$K$501];[.X542])+COUNTIF([.$L$2:.$L$501];[.X542])+COUNTIF([.$M$2:.$M$501];[.X542])+COUNTIF([.$N$2:.$N$501];[.X542])+COUNTIF([.$O$2:.$O$501];[.X542])+COUNTIF([.$P$2:.$P$501];[.X542])+COUNTIF([.$Q$2:.$Q$501];[.X542])+COUNTIF([.$R$2:.$R$501];[.X542])+COUNTIF([.$S$2:.$S$501];[.X542])+COUNTIF([.$T$2:.$T$501];[.X542])+COUNTIF([.$U$2:.$U$501];[.X542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guidance</text:p>
          </table:table-cell>
          <table:table-cell table:formula="of:=COUNTIF([.$B$2:.$B$501];[.X543])+COUNTIF([.$C$2:.$C$501];[.X543])+COUNTIF([.$D$2:.$D$501];[.X543])+COUNTIF([.$E$2:.$E$501];[.X543])+COUNTIF([.$F$2:.$F$501];[.X543])+COUNTIF([.$G$2:.$G$501];[.X543])+COUNTIF([.$H$2:.$H$501];[.X543])+COUNTIF([.$I$2:.$I$501];[.X543])+COUNTIF([.$J$2:.$J$501];[.X543])+COUNTIF([.$K$2:.$K$501];[.X543])+COUNTIF([.$L$2:.$L$501];[.X543])+COUNTIF([.$M$2:.$M$501];[.X543])+COUNTIF([.$N$2:.$N$501];[.X543])+COUNTIF([.$O$2:.$O$501];[.X543])+COUNTIF([.$P$2:.$P$501];[.X543])+COUNTIF([.$Q$2:.$Q$501];[.X543])+COUNTIF([.$R$2:.$R$501];[.X543])+COUNTIF([.$S$2:.$S$501];[.X543])+COUNTIF([.$T$2:.$T$501];[.X543])+COUNTIF([.$U$2:.$U$501];[.X543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gun</text:p>
          </table:table-cell>
          <table:table-cell table:formula="of:=COUNTIF([.$B$2:.$B$501];[.X544])+COUNTIF([.$C$2:.$C$501];[.X544])+COUNTIF([.$D$2:.$D$501];[.X544])+COUNTIF([.$E$2:.$E$501];[.X544])+COUNTIF([.$F$2:.$F$501];[.X544])+COUNTIF([.$G$2:.$G$501];[.X544])+COUNTIF([.$H$2:.$H$501];[.X544])+COUNTIF([.$I$2:.$I$501];[.X544])+COUNTIF([.$J$2:.$J$501];[.X544])+COUNTIF([.$K$2:.$K$501];[.X544])+COUNTIF([.$L$2:.$L$501];[.X544])+COUNTIF([.$M$2:.$M$501];[.X544])+COUNTIF([.$N$2:.$N$501];[.X544])+COUNTIF([.$O$2:.$O$501];[.X544])+COUNTIF([.$P$2:.$P$501];[.X544])+COUNTIF([.$Q$2:.$Q$501];[.X544])+COUNTIF([.$R$2:.$R$501];[.X544])+COUNTIF([.$S$2:.$S$501];[.X544])+COUNTIF([.$T$2:.$T$501];[.X544])+COUNTIF([.$U$2:.$U$501];[.X544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hanging</text:p>
          </table:table-cell>
          <table:table-cell table:formula="of:=COUNTIF([.$B$2:.$B$501];[.X545])+COUNTIF([.$C$2:.$C$501];[.X545])+COUNTIF([.$D$2:.$D$501];[.X545])+COUNTIF([.$E$2:.$E$501];[.X545])+COUNTIF([.$F$2:.$F$501];[.X545])+COUNTIF([.$G$2:.$G$501];[.X545])+COUNTIF([.$H$2:.$H$501];[.X545])+COUNTIF([.$I$2:.$I$501];[.X545])+COUNTIF([.$J$2:.$J$501];[.X545])+COUNTIF([.$K$2:.$K$501];[.X545])+COUNTIF([.$L$2:.$L$501];[.X545])+COUNTIF([.$M$2:.$M$501];[.X545])+COUNTIF([.$N$2:.$N$501];[.X545])+COUNTIF([.$O$2:.$O$501];[.X545])+COUNTIF([.$P$2:.$P$501];[.X545])+COUNTIF([.$Q$2:.$Q$501];[.X545])+COUNTIF([.$R$2:.$R$501];[.X545])+COUNTIF([.$S$2:.$S$501];[.X545])+COUNTIF([.$T$2:.$T$501];[.X545])+COUNTIF([.$U$2:.$U$501];[.X545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headscarf</text:p>
          </table:table-cell>
          <table:table-cell table:formula="of:=COUNTIF([.$B$2:.$B$501];[.X546])+COUNTIF([.$C$2:.$C$501];[.X546])+COUNTIF([.$D$2:.$D$501];[.X546])+COUNTIF([.$E$2:.$E$501];[.X546])+COUNTIF([.$F$2:.$F$501];[.X546])+COUNTIF([.$G$2:.$G$501];[.X546])+COUNTIF([.$H$2:.$H$501];[.X546])+COUNTIF([.$I$2:.$I$501];[.X546])+COUNTIF([.$J$2:.$J$501];[.X546])+COUNTIF([.$K$2:.$K$501];[.X546])+COUNTIF([.$L$2:.$L$501];[.X546])+COUNTIF([.$M$2:.$M$501];[.X546])+COUNTIF([.$N$2:.$N$501];[.X546])+COUNTIF([.$O$2:.$O$501];[.X546])+COUNTIF([.$P$2:.$P$501];[.X546])+COUNTIF([.$Q$2:.$Q$501];[.X546])+COUNTIF([.$R$2:.$R$501];[.X546])+COUNTIF([.$S$2:.$S$501];[.X546])+COUNTIF([.$T$2:.$T$501];[.X546])+COUNTIF([.$U$2:.$U$501];[.X546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healthcare</text:p>
          </table:table-cell>
          <table:table-cell table:formula="of:=COUNTIF([.$B$2:.$B$501];[.X547])+COUNTIF([.$C$2:.$C$501];[.X547])+COUNTIF([.$D$2:.$D$501];[.X547])+COUNTIF([.$E$2:.$E$501];[.X547])+COUNTIF([.$F$2:.$F$501];[.X547])+COUNTIF([.$G$2:.$G$501];[.X547])+COUNTIF([.$H$2:.$H$501];[.X547])+COUNTIF([.$I$2:.$I$501];[.X547])+COUNTIF([.$J$2:.$J$501];[.X547])+COUNTIF([.$K$2:.$K$501];[.X547])+COUNTIF([.$L$2:.$L$501];[.X547])+COUNTIF([.$M$2:.$M$501];[.X547])+COUNTIF([.$N$2:.$N$501];[.X547])+COUNTIF([.$O$2:.$O$501];[.X547])+COUNTIF([.$P$2:.$P$501];[.X547])+COUNTIF([.$Q$2:.$Q$501];[.X547])+COUNTIF([.$R$2:.$R$501];[.X547])+COUNTIF([.$S$2:.$S$501];[.X547])+COUNTIF([.$T$2:.$T$501];[.X547])+COUNTIF([.$U$2:.$U$501];[.X547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historic</text:p>
          </table:table-cell>
          <table:table-cell table:formula="of:=COUNTIF([.$B$2:.$B$501];[.X548])+COUNTIF([.$C$2:.$C$501];[.X548])+COUNTIF([.$D$2:.$D$501];[.X548])+COUNTIF([.$E$2:.$E$501];[.X548])+COUNTIF([.$F$2:.$F$501];[.X548])+COUNTIF([.$G$2:.$G$501];[.X548])+COUNTIF([.$H$2:.$H$501];[.X548])+COUNTIF([.$I$2:.$I$501];[.X548])+COUNTIF([.$J$2:.$J$501];[.X548])+COUNTIF([.$K$2:.$K$501];[.X548])+COUNTIF([.$L$2:.$L$501];[.X548])+COUNTIF([.$M$2:.$M$501];[.X548])+COUNTIF([.$N$2:.$N$501];[.X548])+COUNTIF([.$O$2:.$O$501];[.X548])+COUNTIF([.$P$2:.$P$501];[.X548])+COUNTIF([.$Q$2:.$Q$501];[.X548])+COUNTIF([.$R$2:.$R$501];[.X548])+COUNTIF([.$S$2:.$S$501];[.X548])+COUNTIF([.$T$2:.$T$501];[.X548])+COUNTIF([.$U$2:.$U$501];[.X548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hotel</text:p>
          </table:table-cell>
          <table:table-cell table:formula="of:=COUNTIF([.$B$2:.$B$501];[.X549])+COUNTIF([.$C$2:.$C$501];[.X549])+COUNTIF([.$D$2:.$D$501];[.X549])+COUNTIF([.$E$2:.$E$501];[.X549])+COUNTIF([.$F$2:.$F$501];[.X549])+COUNTIF([.$G$2:.$G$501];[.X549])+COUNTIF([.$H$2:.$H$501];[.X549])+COUNTIF([.$I$2:.$I$501];[.X549])+COUNTIF([.$J$2:.$J$501];[.X549])+COUNTIF([.$K$2:.$K$501];[.X549])+COUNTIF([.$L$2:.$L$501];[.X549])+COUNTIF([.$M$2:.$M$501];[.X549])+COUNTIF([.$N$2:.$N$501];[.X549])+COUNTIF([.$O$2:.$O$501];[.X549])+COUNTIF([.$P$2:.$P$501];[.X549])+COUNTIF([.$Q$2:.$Q$501];[.X549])+COUNTIF([.$R$2:.$R$501];[.X549])+COUNTIF([.$S$2:.$S$501];[.X549])+COUNTIF([.$T$2:.$T$501];[.X549])+COUNTIF([.$U$2:.$U$501];[.X549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Impressionism</text:p>
          </table:table-cell>
          <table:table-cell table:formula="of:=COUNTIF([.$B$2:.$B$501];[.X550])+COUNTIF([.$C$2:.$C$501];[.X550])+COUNTIF([.$D$2:.$D$501];[.X550])+COUNTIF([.$E$2:.$E$501];[.X550])+COUNTIF([.$F$2:.$F$501];[.X550])+COUNTIF([.$G$2:.$G$501];[.X550])+COUNTIF([.$H$2:.$H$501];[.X550])+COUNTIF([.$I$2:.$I$501];[.X550])+COUNTIF([.$J$2:.$J$501];[.X550])+COUNTIF([.$K$2:.$K$501];[.X550])+COUNTIF([.$L$2:.$L$501];[.X550])+COUNTIF([.$M$2:.$M$501];[.X550])+COUNTIF([.$N$2:.$N$501];[.X550])+COUNTIF([.$O$2:.$O$501];[.X550])+COUNTIF([.$P$2:.$P$501];[.X550])+COUNTIF([.$Q$2:.$Q$501];[.X550])+COUNTIF([.$R$2:.$R$501];[.X550])+COUNTIF([.$S$2:.$S$501];[.X550])+COUNTIF([.$T$2:.$T$501];[.X550])+COUNTIF([.$U$2:.$U$501];[.X550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information</text:p>
          </table:table-cell>
          <table:table-cell table:formula="of:=COUNTIF([.$B$2:.$B$501];[.X551])+COUNTIF([.$C$2:.$C$501];[.X551])+COUNTIF([.$D$2:.$D$501];[.X551])+COUNTIF([.$E$2:.$E$501];[.X551])+COUNTIF([.$F$2:.$F$501];[.X551])+COUNTIF([.$G$2:.$G$501];[.X551])+COUNTIF([.$H$2:.$H$501];[.X551])+COUNTIF([.$I$2:.$I$501];[.X551])+COUNTIF([.$J$2:.$J$501];[.X551])+COUNTIF([.$K$2:.$K$501];[.X551])+COUNTIF([.$L$2:.$L$501];[.X551])+COUNTIF([.$M$2:.$M$501];[.X551])+COUNTIF([.$N$2:.$N$501];[.X551])+COUNTIF([.$O$2:.$O$501];[.X551])+COUNTIF([.$P$2:.$P$501];[.X551])+COUNTIF([.$Q$2:.$Q$501];[.X551])+COUNTIF([.$R$2:.$R$501];[.X551])+COUNTIF([.$S$2:.$S$501];[.X551])+COUNTIF([.$T$2:.$T$501];[.X551])+COUNTIF([.$U$2:.$U$501];[.X551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insect</text:p>
          </table:table-cell>
          <table:table-cell table:formula="of:=COUNTIF([.$B$2:.$B$501];[.X552])+COUNTIF([.$C$2:.$C$501];[.X552])+COUNTIF([.$D$2:.$D$501];[.X552])+COUNTIF([.$E$2:.$E$501];[.X552])+COUNTIF([.$F$2:.$F$501];[.X552])+COUNTIF([.$G$2:.$G$501];[.X552])+COUNTIF([.$H$2:.$H$501];[.X552])+COUNTIF([.$I$2:.$I$501];[.X552])+COUNTIF([.$J$2:.$J$501];[.X552])+COUNTIF([.$K$2:.$K$501];[.X552])+COUNTIF([.$L$2:.$L$501];[.X552])+COUNTIF([.$M$2:.$M$501];[.X552])+COUNTIF([.$N$2:.$N$501];[.X552])+COUNTIF([.$O$2:.$O$501];[.X552])+COUNTIF([.$P$2:.$P$501];[.X552])+COUNTIF([.$Q$2:.$Q$501];[.X552])+COUNTIF([.$R$2:.$R$501];[.X552])+COUNTIF([.$S$2:.$S$501];[.X552])+COUNTIF([.$T$2:.$T$501];[.X552])+COUNTIF([.$U$2:.$U$501];[.X552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inspiration</text:p>
          </table:table-cell>
          <table:table-cell table:formula="of:=COUNTIF([.$B$2:.$B$501];[.X553])+COUNTIF([.$C$2:.$C$501];[.X553])+COUNTIF([.$D$2:.$D$501];[.X553])+COUNTIF([.$E$2:.$E$501];[.X553])+COUNTIF([.$F$2:.$F$501];[.X553])+COUNTIF([.$G$2:.$G$501];[.X553])+COUNTIF([.$H$2:.$H$501];[.X553])+COUNTIF([.$I$2:.$I$501];[.X553])+COUNTIF([.$J$2:.$J$501];[.X553])+COUNTIF([.$K$2:.$K$501];[.X553])+COUNTIF([.$L$2:.$L$501];[.X553])+COUNTIF([.$M$2:.$M$501];[.X553])+COUNTIF([.$N$2:.$N$501];[.X553])+COUNTIF([.$O$2:.$O$501];[.X553])+COUNTIF([.$P$2:.$P$501];[.X553])+COUNTIF([.$Q$2:.$Q$501];[.X553])+COUNTIF([.$R$2:.$R$501];[.X553])+COUNTIF([.$S$2:.$S$501];[.X553])+COUNTIF([.$T$2:.$T$501];[.X553])+COUNTIF([.$U$2:.$U$501];[.X553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International</text:p>
          </table:table-cell>
          <table:table-cell table:formula="of:=COUNTIF([.$B$2:.$B$501];[.X554])+COUNTIF([.$C$2:.$C$501];[.X554])+COUNTIF([.$D$2:.$D$501];[.X554])+COUNTIF([.$E$2:.$E$501];[.X554])+COUNTIF([.$F$2:.$F$501];[.X554])+COUNTIF([.$G$2:.$G$501];[.X554])+COUNTIF([.$H$2:.$H$501];[.X554])+COUNTIF([.$I$2:.$I$501];[.X554])+COUNTIF([.$J$2:.$J$501];[.X554])+COUNTIF([.$K$2:.$K$501];[.X554])+COUNTIF([.$L$2:.$L$501];[.X554])+COUNTIF([.$M$2:.$M$501];[.X554])+COUNTIF([.$N$2:.$N$501];[.X554])+COUNTIF([.$O$2:.$O$501];[.X554])+COUNTIF([.$P$2:.$P$501];[.X554])+COUNTIF([.$Q$2:.$Q$501];[.X554])+COUNTIF([.$R$2:.$R$501];[.X554])+COUNTIF([.$S$2:.$S$501];[.X554])+COUNTIF([.$T$2:.$T$501];[.X554])+COUNTIF([.$U$2:.$U$501];[.X554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invitation</text:p>
          </table:table-cell>
          <table:table-cell table:formula="of:=COUNTIF([.$B$2:.$B$501];[.X555])+COUNTIF([.$C$2:.$C$501];[.X555])+COUNTIF([.$D$2:.$D$501];[.X555])+COUNTIF([.$E$2:.$E$501];[.X555])+COUNTIF([.$F$2:.$F$501];[.X555])+COUNTIF([.$G$2:.$G$501];[.X555])+COUNTIF([.$H$2:.$H$501];[.X555])+COUNTIF([.$I$2:.$I$501];[.X555])+COUNTIF([.$J$2:.$J$501];[.X555])+COUNTIF([.$K$2:.$K$501];[.X555])+COUNTIF([.$L$2:.$L$501];[.X555])+COUNTIF([.$M$2:.$M$501];[.X555])+COUNTIF([.$N$2:.$N$501];[.X555])+COUNTIF([.$O$2:.$O$501];[.X555])+COUNTIF([.$P$2:.$P$501];[.X555])+COUNTIF([.$Q$2:.$Q$501];[.X555])+COUNTIF([.$R$2:.$R$501];[.X555])+COUNTIF([.$S$2:.$S$501];[.X555])+COUNTIF([.$T$2:.$T$501];[.X555])+COUNTIF([.$U$2:.$U$501];[.X555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island</text:p>
          </table:table-cell>
          <table:table-cell table:formula="of:=COUNTIF([.$B$2:.$B$501];[.X556])+COUNTIF([.$C$2:.$C$501];[.X556])+COUNTIF([.$D$2:.$D$501];[.X556])+COUNTIF([.$E$2:.$E$501];[.X556])+COUNTIF([.$F$2:.$F$501];[.X556])+COUNTIF([.$G$2:.$G$501];[.X556])+COUNTIF([.$H$2:.$H$501];[.X556])+COUNTIF([.$I$2:.$I$501];[.X556])+COUNTIF([.$J$2:.$J$501];[.X556])+COUNTIF([.$K$2:.$K$501];[.X556])+COUNTIF([.$L$2:.$L$501];[.X556])+COUNTIF([.$M$2:.$M$501];[.X556])+COUNTIF([.$N$2:.$N$501];[.X556])+COUNTIF([.$O$2:.$O$501];[.X556])+COUNTIF([.$P$2:.$P$501];[.X556])+COUNTIF([.$Q$2:.$Q$501];[.X556])+COUNTIF([.$R$2:.$R$501];[.X556])+COUNTIF([.$S$2:.$S$501];[.X556])+COUNTIF([.$T$2:.$T$501];[.X556])+COUNTIF([.$U$2:.$U$501];[.X556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isolate</text:p>
          </table:table-cell>
          <table:table-cell table:formula="of:=COUNTIF([.$B$2:.$B$501];[.X557])+COUNTIF([.$C$2:.$C$501];[.X557])+COUNTIF([.$D$2:.$D$501];[.X557])+COUNTIF([.$E$2:.$E$501];[.X557])+COUNTIF([.$F$2:.$F$501];[.X557])+COUNTIF([.$G$2:.$G$501];[.X557])+COUNTIF([.$H$2:.$H$501];[.X557])+COUNTIF([.$I$2:.$I$501];[.X557])+COUNTIF([.$J$2:.$J$501];[.X557])+COUNTIF([.$K$2:.$K$501];[.X557])+COUNTIF([.$L$2:.$L$501];[.X557])+COUNTIF([.$M$2:.$M$501];[.X557])+COUNTIF([.$N$2:.$N$501];[.X557])+COUNTIF([.$O$2:.$O$501];[.X557])+COUNTIF([.$P$2:.$P$501];[.X557])+COUNTIF([.$Q$2:.$Q$501];[.X557])+COUNTIF([.$R$2:.$R$501];[.X557])+COUNTIF([.$S$2:.$S$501];[.X557])+COUNTIF([.$T$2:.$T$501];[.X557])+COUNTIF([.$U$2:.$U$501];[.X557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jazz</text:p>
          </table:table-cell>
          <table:table-cell table:formula="of:=COUNTIF([.$B$2:.$B$501];[.X558])+COUNTIF([.$C$2:.$C$501];[.X558])+COUNTIF([.$D$2:.$D$501];[.X558])+COUNTIF([.$E$2:.$E$501];[.X558])+COUNTIF([.$F$2:.$F$501];[.X558])+COUNTIF([.$G$2:.$G$501];[.X558])+COUNTIF([.$H$2:.$H$501];[.X558])+COUNTIF([.$I$2:.$I$501];[.X558])+COUNTIF([.$J$2:.$J$501];[.X558])+COUNTIF([.$K$2:.$K$501];[.X558])+COUNTIF([.$L$2:.$L$501];[.X558])+COUNTIF([.$M$2:.$M$501];[.X558])+COUNTIF([.$N$2:.$N$501];[.X558])+COUNTIF([.$O$2:.$O$501];[.X558])+COUNTIF([.$P$2:.$P$501];[.X558])+COUNTIF([.$Q$2:.$Q$501];[.X558])+COUNTIF([.$R$2:.$R$501];[.X558])+COUNTIF([.$S$2:.$S$501];[.X558])+COUNTIF([.$T$2:.$T$501];[.X558])+COUNTIF([.$U$2:.$U$501];[.X558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knife</text:p>
          </table:table-cell>
          <table:table-cell table:formula="of:=COUNTIF([.$B$2:.$B$501];[.X559])+COUNTIF([.$C$2:.$C$501];[.X559])+COUNTIF([.$D$2:.$D$501];[.X559])+COUNTIF([.$E$2:.$E$501];[.X559])+COUNTIF([.$F$2:.$F$501];[.X559])+COUNTIF([.$G$2:.$G$501];[.X559])+COUNTIF([.$H$2:.$H$501];[.X559])+COUNTIF([.$I$2:.$I$501];[.X559])+COUNTIF([.$J$2:.$J$501];[.X559])+COUNTIF([.$K$2:.$K$501];[.X559])+COUNTIF([.$L$2:.$L$501];[.X559])+COUNTIF([.$M$2:.$M$501];[.X559])+COUNTIF([.$N$2:.$N$501];[.X559])+COUNTIF([.$O$2:.$O$501];[.X559])+COUNTIF([.$P$2:.$P$501];[.X559])+COUNTIF([.$Q$2:.$Q$501];[.X559])+COUNTIF([.$R$2:.$R$501];[.X559])+COUNTIF([.$S$2:.$S$501];[.X559])+COUNTIF([.$T$2:.$T$501];[.X559])+COUNTIF([.$U$2:.$U$501];[.X559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knob</text:p>
          </table:table-cell>
          <table:table-cell table:formula="of:=COUNTIF([.$B$2:.$B$501];[.X560])+COUNTIF([.$C$2:.$C$501];[.X560])+COUNTIF([.$D$2:.$D$501];[.X560])+COUNTIF([.$E$2:.$E$501];[.X560])+COUNTIF([.$F$2:.$F$501];[.X560])+COUNTIF([.$G$2:.$G$501];[.X560])+COUNTIF([.$H$2:.$H$501];[.X560])+COUNTIF([.$I$2:.$I$501];[.X560])+COUNTIF([.$J$2:.$J$501];[.X560])+COUNTIF([.$K$2:.$K$501];[.X560])+COUNTIF([.$L$2:.$L$501];[.X560])+COUNTIF([.$M$2:.$M$501];[.X560])+COUNTIF([.$N$2:.$N$501];[.X560])+COUNTIF([.$O$2:.$O$501];[.X560])+COUNTIF([.$P$2:.$P$501];[.X560])+COUNTIF([.$Q$2:.$Q$501];[.X560])+COUNTIF([.$R$2:.$R$501];[.X560])+COUNTIF([.$S$2:.$S$501];[.X560])+COUNTIF([.$T$2:.$T$501];[.X560])+COUNTIF([.$U$2:.$U$501];[.X560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laptop</text:p>
          </table:table-cell>
          <table:table-cell table:formula="of:=COUNTIF([.$B$2:.$B$501];[.X561])+COUNTIF([.$C$2:.$C$501];[.X561])+COUNTIF([.$D$2:.$D$501];[.X561])+COUNTIF([.$E$2:.$E$501];[.X561])+COUNTIF([.$F$2:.$F$501];[.X561])+COUNTIF([.$G$2:.$G$501];[.X561])+COUNTIF([.$H$2:.$H$501];[.X561])+COUNTIF([.$I$2:.$I$501];[.X561])+COUNTIF([.$J$2:.$J$501];[.X561])+COUNTIF([.$K$2:.$K$501];[.X561])+COUNTIF([.$L$2:.$L$501];[.X561])+COUNTIF([.$M$2:.$M$501];[.X561])+COUNTIF([.$N$2:.$N$501];[.X561])+COUNTIF([.$O$2:.$O$501];[.X561])+COUNTIF([.$P$2:.$P$501];[.X561])+COUNTIF([.$Q$2:.$Q$501];[.X561])+COUNTIF([.$R$2:.$R$501];[.X561])+COUNTIF([.$S$2:.$S$501];[.X561])+COUNTIF([.$T$2:.$T$501];[.X561])+COUNTIF([.$U$2:.$U$501];[.X561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law</text:p>
          </table:table-cell>
          <table:table-cell table:formula="of:=COUNTIF([.$B$2:.$B$501];[.X562])+COUNTIF([.$C$2:.$C$501];[.X562])+COUNTIF([.$D$2:.$D$501];[.X562])+COUNTIF([.$E$2:.$E$501];[.X562])+COUNTIF([.$F$2:.$F$501];[.X562])+COUNTIF([.$G$2:.$G$501];[.X562])+COUNTIF([.$H$2:.$H$501];[.X562])+COUNTIF([.$I$2:.$I$501];[.X562])+COUNTIF([.$J$2:.$J$501];[.X562])+COUNTIF([.$K$2:.$K$501];[.X562])+COUNTIF([.$L$2:.$L$501];[.X562])+COUNTIF([.$M$2:.$M$501];[.X562])+COUNTIF([.$N$2:.$N$501];[.X562])+COUNTIF([.$O$2:.$O$501];[.X562])+COUNTIF([.$P$2:.$P$501];[.X562])+COUNTIF([.$Q$2:.$Q$501];[.X562])+COUNTIF([.$R$2:.$R$501];[.X562])+COUNTIF([.$S$2:.$S$501];[.X562])+COUNTIF([.$T$2:.$T$501];[.X562])+COUNTIF([.$U$2:.$U$501];[.X562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leather</text:p>
          </table:table-cell>
          <table:table-cell table:formula="of:=COUNTIF([.$B$2:.$B$501];[.X563])+COUNTIF([.$C$2:.$C$501];[.X563])+COUNTIF([.$D$2:.$D$501];[.X563])+COUNTIF([.$E$2:.$E$501];[.X563])+COUNTIF([.$F$2:.$F$501];[.X563])+COUNTIF([.$G$2:.$G$501];[.X563])+COUNTIF([.$H$2:.$H$501];[.X563])+COUNTIF([.$I$2:.$I$501];[.X563])+COUNTIF([.$J$2:.$J$501];[.X563])+COUNTIF([.$K$2:.$K$501];[.X563])+COUNTIF([.$L$2:.$L$501];[.X563])+COUNTIF([.$M$2:.$M$501];[.X563])+COUNTIF([.$N$2:.$N$501];[.X563])+COUNTIF([.$O$2:.$O$501];[.X563])+COUNTIF([.$P$2:.$P$501];[.X563])+COUNTIF([.$Q$2:.$Q$501];[.X563])+COUNTIF([.$R$2:.$R$501];[.X563])+COUNTIF([.$S$2:.$S$501];[.X563])+COUNTIF([.$T$2:.$T$501];[.X563])+COUNTIF([.$U$2:.$U$501];[.X563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lingerie</text:p>
          </table:table-cell>
          <table:table-cell table:formula="of:=COUNTIF([.$B$2:.$B$501];[.X564])+COUNTIF([.$C$2:.$C$501];[.X564])+COUNTIF([.$D$2:.$D$501];[.X564])+COUNTIF([.$E$2:.$E$501];[.X564])+COUNTIF([.$F$2:.$F$501];[.X564])+COUNTIF([.$G$2:.$G$501];[.X564])+COUNTIF([.$H$2:.$H$501];[.X564])+COUNTIF([.$I$2:.$I$501];[.X564])+COUNTIF([.$J$2:.$J$501];[.X564])+COUNTIF([.$K$2:.$K$501];[.X564])+COUNTIF([.$L$2:.$L$501];[.X564])+COUNTIF([.$M$2:.$M$501];[.X564])+COUNTIF([.$N$2:.$N$501];[.X564])+COUNTIF([.$O$2:.$O$501];[.X564])+COUNTIF([.$P$2:.$P$501];[.X564])+COUNTIF([.$Q$2:.$Q$501];[.X564])+COUNTIF([.$R$2:.$R$501];[.X564])+COUNTIF([.$S$2:.$S$501];[.X564])+COUNTIF([.$T$2:.$T$501];[.X564])+COUNTIF([.$U$2:.$U$501];[.X564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lipstick</text:p>
          </table:table-cell>
          <table:table-cell table:formula="of:=COUNTIF([.$B$2:.$B$501];[.X565])+COUNTIF([.$C$2:.$C$501];[.X565])+COUNTIF([.$D$2:.$D$501];[.X565])+COUNTIF([.$E$2:.$E$501];[.X565])+COUNTIF([.$F$2:.$F$501];[.X565])+COUNTIF([.$G$2:.$G$501];[.X565])+COUNTIF([.$H$2:.$H$501];[.X565])+COUNTIF([.$I$2:.$I$501];[.X565])+COUNTIF([.$J$2:.$J$501];[.X565])+COUNTIF([.$K$2:.$K$501];[.X565])+COUNTIF([.$L$2:.$L$501];[.X565])+COUNTIF([.$M$2:.$M$501];[.X565])+COUNTIF([.$N$2:.$N$501];[.X565])+COUNTIF([.$O$2:.$O$501];[.X565])+COUNTIF([.$P$2:.$P$501];[.X565])+COUNTIF([.$Q$2:.$Q$501];[.X565])+COUNTIF([.$R$2:.$R$501];[.X565])+COUNTIF([.$S$2:.$S$501];[.X565])+COUNTIF([.$T$2:.$T$501];[.X565])+COUNTIF([.$U$2:.$U$501];[.X565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literature</text:p>
          </table:table-cell>
          <table:table-cell table:formula="of:=COUNTIF([.$B$2:.$B$501];[.X566])+COUNTIF([.$C$2:.$C$501];[.X566])+COUNTIF([.$D$2:.$D$501];[.X566])+COUNTIF([.$E$2:.$E$501];[.X566])+COUNTIF([.$F$2:.$F$501];[.X566])+COUNTIF([.$G$2:.$G$501];[.X566])+COUNTIF([.$H$2:.$H$501];[.X566])+COUNTIF([.$I$2:.$I$501];[.X566])+COUNTIF([.$J$2:.$J$501];[.X566])+COUNTIF([.$K$2:.$K$501];[.X566])+COUNTIF([.$L$2:.$L$501];[.X566])+COUNTIF([.$M$2:.$M$501];[.X566])+COUNTIF([.$N$2:.$N$501];[.X566])+COUNTIF([.$O$2:.$O$501];[.X566])+COUNTIF([.$P$2:.$P$501];[.X566])+COUNTIF([.$Q$2:.$Q$501];[.X566])+COUNTIF([.$R$2:.$R$501];[.X566])+COUNTIF([.$S$2:.$S$501];[.X566])+COUNTIF([.$T$2:.$T$501];[.X566])+COUNTIF([.$U$2:.$U$501];[.X566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little</text:p>
          </table:table-cell>
          <table:table-cell table:formula="of:=COUNTIF([.$B$2:.$B$501];[.X567])+COUNTIF([.$C$2:.$C$501];[.X567])+COUNTIF([.$D$2:.$D$501];[.X567])+COUNTIF([.$E$2:.$E$501];[.X567])+COUNTIF([.$F$2:.$F$501];[.X567])+COUNTIF([.$G$2:.$G$501];[.X567])+COUNTIF([.$H$2:.$H$501];[.X567])+COUNTIF([.$I$2:.$I$501];[.X567])+COUNTIF([.$J$2:.$J$501];[.X567])+COUNTIF([.$K$2:.$K$501];[.X567])+COUNTIF([.$L$2:.$L$501];[.X567])+COUNTIF([.$M$2:.$M$501];[.X567])+COUNTIF([.$N$2:.$N$501];[.X567])+COUNTIF([.$O$2:.$O$501];[.X567])+COUNTIF([.$P$2:.$P$501];[.X567])+COUNTIF([.$Q$2:.$Q$501];[.X567])+COUNTIF([.$R$2:.$R$501];[.X567])+COUNTIF([.$S$2:.$S$501];[.X567])+COUNTIF([.$T$2:.$T$501];[.X567])+COUNTIF([.$U$2:.$U$501];[.X567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logo</text:p>
          </table:table-cell>
          <table:table-cell table:formula="of:=COUNTIF([.$B$2:.$B$501];[.X568])+COUNTIF([.$C$2:.$C$501];[.X568])+COUNTIF([.$D$2:.$D$501];[.X568])+COUNTIF([.$E$2:.$E$501];[.X568])+COUNTIF([.$F$2:.$F$501];[.X568])+COUNTIF([.$G$2:.$G$501];[.X568])+COUNTIF([.$H$2:.$H$501];[.X568])+COUNTIF([.$I$2:.$I$501];[.X568])+COUNTIF([.$J$2:.$J$501];[.X568])+COUNTIF([.$K$2:.$K$501];[.X568])+COUNTIF([.$L$2:.$L$501];[.X568])+COUNTIF([.$M$2:.$M$501];[.X568])+COUNTIF([.$N$2:.$N$501];[.X568])+COUNTIF([.$O$2:.$O$501];[.X568])+COUNTIF([.$P$2:.$P$501];[.X568])+COUNTIF([.$Q$2:.$Q$501];[.X568])+COUNTIF([.$R$2:.$R$501];[.X568])+COUNTIF([.$S$2:.$S$501];[.X568])+COUNTIF([.$T$2:.$T$501];[.X568])+COUNTIF([.$U$2:.$U$501];[.X568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look</text:p>
          </table:table-cell>
          <table:table-cell table:formula="of:=COUNTIF([.$B$2:.$B$501];[.X569])+COUNTIF([.$C$2:.$C$501];[.X569])+COUNTIF([.$D$2:.$D$501];[.X569])+COUNTIF([.$E$2:.$E$501];[.X569])+COUNTIF([.$F$2:.$F$501];[.X569])+COUNTIF([.$G$2:.$G$501];[.X569])+COUNTIF([.$H$2:.$H$501];[.X569])+COUNTIF([.$I$2:.$I$501];[.X569])+COUNTIF([.$J$2:.$J$501];[.X569])+COUNTIF([.$K$2:.$K$501];[.X569])+COUNTIF([.$L$2:.$L$501];[.X569])+COUNTIF([.$M$2:.$M$501];[.X569])+COUNTIF([.$N$2:.$N$501];[.X569])+COUNTIF([.$O$2:.$O$501];[.X569])+COUNTIF([.$P$2:.$P$501];[.X569])+COUNTIF([.$Q$2:.$Q$501];[.X569])+COUNTIF([.$R$2:.$R$501];[.X569])+COUNTIF([.$S$2:.$S$501];[.X569])+COUNTIF([.$T$2:.$T$501];[.X569])+COUNTIF([.$U$2:.$U$501];[.X569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luck</text:p>
          </table:table-cell>
          <table:table-cell table:formula="of:=COUNTIF([.$B$2:.$B$501];[.X570])+COUNTIF([.$C$2:.$C$501];[.X570])+COUNTIF([.$D$2:.$D$501];[.X570])+COUNTIF([.$E$2:.$E$501];[.X570])+COUNTIF([.$F$2:.$F$501];[.X570])+COUNTIF([.$G$2:.$G$501];[.X570])+COUNTIF([.$H$2:.$H$501];[.X570])+COUNTIF([.$I$2:.$I$501];[.X570])+COUNTIF([.$J$2:.$J$501];[.X570])+COUNTIF([.$K$2:.$K$501];[.X570])+COUNTIF([.$L$2:.$L$501];[.X570])+COUNTIF([.$M$2:.$M$501];[.X570])+COUNTIF([.$N$2:.$N$501];[.X570])+COUNTIF([.$O$2:.$O$501];[.X570])+COUNTIF([.$P$2:.$P$501];[.X570])+COUNTIF([.$Q$2:.$Q$501];[.X570])+COUNTIF([.$R$2:.$R$501];[.X570])+COUNTIF([.$S$2:.$S$501];[.X570])+COUNTIF([.$T$2:.$T$501];[.X570])+COUNTIF([.$U$2:.$U$501];[.X570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achinery</text:p>
          </table:table-cell>
          <table:table-cell table:formula="of:=COUNTIF([.$B$2:.$B$501];[.X571])+COUNTIF([.$C$2:.$C$501];[.X571])+COUNTIF([.$D$2:.$D$501];[.X571])+COUNTIF([.$E$2:.$E$501];[.X571])+COUNTIF([.$F$2:.$F$501];[.X571])+COUNTIF([.$G$2:.$G$501];[.X571])+COUNTIF([.$H$2:.$H$501];[.X571])+COUNTIF([.$I$2:.$I$501];[.X571])+COUNTIF([.$J$2:.$J$501];[.X571])+COUNTIF([.$K$2:.$K$501];[.X571])+COUNTIF([.$L$2:.$L$501];[.X571])+COUNTIF([.$M$2:.$M$501];[.X571])+COUNTIF([.$N$2:.$N$501];[.X571])+COUNTIF([.$O$2:.$O$501];[.X571])+COUNTIF([.$P$2:.$P$501];[.X571])+COUNTIF([.$Q$2:.$Q$501];[.X571])+COUNTIF([.$R$2:.$R$501];[.X571])+COUNTIF([.$S$2:.$S$501];[.X571])+COUNTIF([.$T$2:.$T$501];[.X571])+COUNTIF([.$U$2:.$U$501];[.X571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arket</text:p>
          </table:table-cell>
          <table:table-cell table:formula="of:=COUNTIF([.$B$2:.$B$501];[.X572])+COUNTIF([.$C$2:.$C$501];[.X572])+COUNTIF([.$D$2:.$D$501];[.X572])+COUNTIF([.$E$2:.$E$501];[.X572])+COUNTIF([.$F$2:.$F$501];[.X572])+COUNTIF([.$G$2:.$G$501];[.X572])+COUNTIF([.$H$2:.$H$501];[.X572])+COUNTIF([.$I$2:.$I$501];[.X572])+COUNTIF([.$J$2:.$J$501];[.X572])+COUNTIF([.$K$2:.$K$501];[.X572])+COUNTIF([.$L$2:.$L$501];[.X572])+COUNTIF([.$M$2:.$M$501];[.X572])+COUNTIF([.$N$2:.$N$501];[.X572])+COUNTIF([.$O$2:.$O$501];[.X572])+COUNTIF([.$P$2:.$P$501];[.X572])+COUNTIF([.$Q$2:.$Q$501];[.X572])+COUNTIF([.$R$2:.$R$501];[.X572])+COUNTIF([.$S$2:.$S$501];[.X572])+COUNTIF([.$T$2:.$T$501];[.X572])+COUNTIF([.$U$2:.$U$501];[.X572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ary</text:p>
          </table:table-cell>
          <table:table-cell table:formula="of:=COUNTIF([.$B$2:.$B$501];[.X573])+COUNTIF([.$C$2:.$C$501];[.X573])+COUNTIF([.$D$2:.$D$501];[.X573])+COUNTIF([.$E$2:.$E$501];[.X573])+COUNTIF([.$F$2:.$F$501];[.X573])+COUNTIF([.$G$2:.$G$501];[.X573])+COUNTIF([.$H$2:.$H$501];[.X573])+COUNTIF([.$I$2:.$I$501];[.X573])+COUNTIF([.$J$2:.$J$501];[.X573])+COUNTIF([.$K$2:.$K$501];[.X573])+COUNTIF([.$L$2:.$L$501];[.X573])+COUNTIF([.$M$2:.$M$501];[.X573])+COUNTIF([.$N$2:.$N$501];[.X573])+COUNTIF([.$O$2:.$O$501];[.X573])+COUNTIF([.$P$2:.$P$501];[.X573])+COUNTIF([.$Q$2:.$Q$501];[.X573])+COUNTIF([.$R$2:.$R$501];[.X573])+COUNTIF([.$S$2:.$S$501];[.X573])+COUNTIF([.$T$2:.$T$501];[.X573])+COUNTIF([.$U$2:.$U$501];[.X573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edical</text:p>
          </table:table-cell>
          <table:table-cell table:formula="of:=COUNTIF([.$B$2:.$B$501];[.X574])+COUNTIF([.$C$2:.$C$501];[.X574])+COUNTIF([.$D$2:.$D$501];[.X574])+COUNTIF([.$E$2:.$E$501];[.X574])+COUNTIF([.$F$2:.$F$501];[.X574])+COUNTIF([.$G$2:.$G$501];[.X574])+COUNTIF([.$H$2:.$H$501];[.X574])+COUNTIF([.$I$2:.$I$501];[.X574])+COUNTIF([.$J$2:.$J$501];[.X574])+COUNTIF([.$K$2:.$K$501];[.X574])+COUNTIF([.$L$2:.$L$501];[.X574])+COUNTIF([.$M$2:.$M$501];[.X574])+COUNTIF([.$N$2:.$N$501];[.X574])+COUNTIF([.$O$2:.$O$501];[.X574])+COUNTIF([.$P$2:.$P$501];[.X574])+COUNTIF([.$Q$2:.$Q$501];[.X574])+COUNTIF([.$R$2:.$R$501];[.X574])+COUNTIF([.$S$2:.$S$501];[.X574])+COUNTIF([.$T$2:.$T$501];[.X574])+COUNTIF([.$U$2:.$U$501];[.X574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eteorology</text:p>
          </table:table-cell>
          <table:table-cell table:formula="of:=COUNTIF([.$B$2:.$B$501];[.X575])+COUNTIF([.$C$2:.$C$501];[.X575])+COUNTIF([.$D$2:.$D$501];[.X575])+COUNTIF([.$E$2:.$E$501];[.X575])+COUNTIF([.$F$2:.$F$501];[.X575])+COUNTIF([.$G$2:.$G$501];[.X575])+COUNTIF([.$H$2:.$H$501];[.X575])+COUNTIF([.$I$2:.$I$501];[.X575])+COUNTIF([.$J$2:.$J$501];[.X575])+COUNTIF([.$K$2:.$K$501];[.X575])+COUNTIF([.$L$2:.$L$501];[.X575])+COUNTIF([.$M$2:.$M$501];[.X575])+COUNTIF([.$N$2:.$N$501];[.X575])+COUNTIF([.$O$2:.$O$501];[.X575])+COUNTIF([.$P$2:.$P$501];[.X575])+COUNTIF([.$Q$2:.$Q$501];[.X575])+COUNTIF([.$R$2:.$R$501];[.X575])+COUNTIF([.$S$2:.$S$501];[.X575])+COUNTIF([.$T$2:.$T$501];[.X575])+COUNTIF([.$U$2:.$U$501];[.X575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icrobiology</text:p>
          </table:table-cell>
          <table:table-cell table:formula="of:=COUNTIF([.$B$2:.$B$501];[.X576])+COUNTIF([.$C$2:.$C$501];[.X576])+COUNTIF([.$D$2:.$D$501];[.X576])+COUNTIF([.$E$2:.$E$501];[.X576])+COUNTIF([.$F$2:.$F$501];[.X576])+COUNTIF([.$G$2:.$G$501];[.X576])+COUNTIF([.$H$2:.$H$501];[.X576])+COUNTIF([.$I$2:.$I$501];[.X576])+COUNTIF([.$J$2:.$J$501];[.X576])+COUNTIF([.$K$2:.$K$501];[.X576])+COUNTIF([.$L$2:.$L$501];[.X576])+COUNTIF([.$M$2:.$M$501];[.X576])+COUNTIF([.$N$2:.$N$501];[.X576])+COUNTIF([.$O$2:.$O$501];[.X576])+COUNTIF([.$P$2:.$P$501];[.X576])+COUNTIF([.$Q$2:.$Q$501];[.X576])+COUNTIF([.$R$2:.$R$501];[.X576])+COUNTIF([.$S$2:.$S$501];[.X576])+COUNTIF([.$T$2:.$T$501];[.X576])+COUNTIF([.$U$2:.$U$501];[.X576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irror</text:p>
          </table:table-cell>
          <table:table-cell table:formula="of:=COUNTIF([.$B$2:.$B$501];[.X577])+COUNTIF([.$C$2:.$C$501];[.X577])+COUNTIF([.$D$2:.$D$501];[.X577])+COUNTIF([.$E$2:.$E$501];[.X577])+COUNTIF([.$F$2:.$F$501];[.X577])+COUNTIF([.$G$2:.$G$501];[.X577])+COUNTIF([.$H$2:.$H$501];[.X577])+COUNTIF([.$I$2:.$I$501];[.X577])+COUNTIF([.$J$2:.$J$501];[.X577])+COUNTIF([.$K$2:.$K$501];[.X577])+COUNTIF([.$L$2:.$L$501];[.X577])+COUNTIF([.$M$2:.$M$501];[.X577])+COUNTIF([.$N$2:.$N$501];[.X577])+COUNTIF([.$O$2:.$O$501];[.X577])+COUNTIF([.$P$2:.$P$501];[.X577])+COUNTIF([.$Q$2:.$Q$501];[.X577])+COUNTIF([.$R$2:.$R$501];[.X577])+COUNTIF([.$S$2:.$S$501];[.X577])+COUNTIF([.$T$2:.$T$501];[.X577])+COUNTIF([.$U$2:.$U$501];[.X577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ural</text:p>
          </table:table-cell>
          <table:table-cell table:formula="of:=COUNTIF([.$B$2:.$B$501];[.X578])+COUNTIF([.$C$2:.$C$501];[.X578])+COUNTIF([.$D$2:.$D$501];[.X578])+COUNTIF([.$E$2:.$E$501];[.X578])+COUNTIF([.$F$2:.$F$501];[.X578])+COUNTIF([.$G$2:.$G$501];[.X578])+COUNTIF([.$H$2:.$H$501];[.X578])+COUNTIF([.$I$2:.$I$501];[.X578])+COUNTIF([.$J$2:.$J$501];[.X578])+COUNTIF([.$K$2:.$K$501];[.X578])+COUNTIF([.$L$2:.$L$501];[.X578])+COUNTIF([.$M$2:.$M$501];[.X578])+COUNTIF([.$N$2:.$N$501];[.X578])+COUNTIF([.$O$2:.$O$501];[.X578])+COUNTIF([.$P$2:.$P$501];[.X578])+COUNTIF([.$Q$2:.$Q$501];[.X578])+COUNTIF([.$R$2:.$R$501];[.X578])+COUNTIF([.$S$2:.$S$501];[.X578])+COUNTIF([.$T$2:.$T$501];[.X578])+COUNTIF([.$U$2:.$U$501];[.X578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national</text:p>
          </table:table-cell>
          <table:table-cell table:formula="of:=COUNTIF([.$B$2:.$B$501];[.X579])+COUNTIF([.$C$2:.$C$501];[.X579])+COUNTIF([.$D$2:.$D$501];[.X579])+COUNTIF([.$E$2:.$E$501];[.X579])+COUNTIF([.$F$2:.$F$501];[.X579])+COUNTIF([.$G$2:.$G$501];[.X579])+COUNTIF([.$H$2:.$H$501];[.X579])+COUNTIF([.$I$2:.$I$501];[.X579])+COUNTIF([.$J$2:.$J$501];[.X579])+COUNTIF([.$K$2:.$K$501];[.X579])+COUNTIF([.$L$2:.$L$501];[.X579])+COUNTIF([.$M$2:.$M$501];[.X579])+COUNTIF([.$N$2:.$N$501];[.X579])+COUNTIF([.$O$2:.$O$501];[.X579])+COUNTIF([.$P$2:.$P$501];[.X579])+COUNTIF([.$Q$2:.$Q$501];[.X579])+COUNTIF([.$R$2:.$R$501];[.X579])+COUNTIF([.$S$2:.$S$501];[.X579])+COUNTIF([.$T$2:.$T$501];[.X579])+COUNTIF([.$U$2:.$U$501];[.X579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negative</text:p>
          </table:table-cell>
          <table:table-cell table:formula="of:=COUNTIF([.$B$2:.$B$501];[.X580])+COUNTIF([.$C$2:.$C$501];[.X580])+COUNTIF([.$D$2:.$D$501];[.X580])+COUNTIF([.$E$2:.$E$501];[.X580])+COUNTIF([.$F$2:.$F$501];[.X580])+COUNTIF([.$G$2:.$G$501];[.X580])+COUNTIF([.$H$2:.$H$501];[.X580])+COUNTIF([.$I$2:.$I$501];[.X580])+COUNTIF([.$J$2:.$J$501];[.X580])+COUNTIF([.$K$2:.$K$501];[.X580])+COUNTIF([.$L$2:.$L$501];[.X580])+COUNTIF([.$M$2:.$M$501];[.X580])+COUNTIF([.$N$2:.$N$501];[.X580])+COUNTIF([.$O$2:.$O$501];[.X580])+COUNTIF([.$P$2:.$P$501];[.X580])+COUNTIF([.$Q$2:.$Q$501];[.X580])+COUNTIF([.$R$2:.$R$501];[.X580])+COUNTIF([.$S$2:.$S$501];[.X580])+COUNTIF([.$T$2:.$T$501];[.X580])+COUNTIF([.$U$2:.$U$501];[.X580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order</text:p>
          </table:table-cell>
          <table:table-cell table:formula="of:=COUNTIF([.$B$2:.$B$501];[.X581])+COUNTIF([.$C$2:.$C$501];[.X581])+COUNTIF([.$D$2:.$D$501];[.X581])+COUNTIF([.$E$2:.$E$501];[.X581])+COUNTIF([.$F$2:.$F$501];[.X581])+COUNTIF([.$G$2:.$G$501];[.X581])+COUNTIF([.$H$2:.$H$501];[.X581])+COUNTIF([.$I$2:.$I$501];[.X581])+COUNTIF([.$J$2:.$J$501];[.X581])+COUNTIF([.$K$2:.$K$501];[.X581])+COUNTIF([.$L$2:.$L$501];[.X581])+COUNTIF([.$M$2:.$M$501];[.X581])+COUNTIF([.$N$2:.$N$501];[.X581])+COUNTIF([.$O$2:.$O$501];[.X581])+COUNTIF([.$P$2:.$P$501];[.X581])+COUNTIF([.$Q$2:.$Q$501];[.X581])+COUNTIF([.$R$2:.$R$501];[.X581])+COUNTIF([.$S$2:.$S$501];[.X581])+COUNTIF([.$T$2:.$T$501];[.X581])+COUNTIF([.$U$2:.$U$501];[.X581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age</text:p>
          </table:table-cell>
          <table:table-cell table:formula="of:=COUNTIF([.$B$2:.$B$501];[.X582])+COUNTIF([.$C$2:.$C$501];[.X582])+COUNTIF([.$D$2:.$D$501];[.X582])+COUNTIF([.$E$2:.$E$501];[.X582])+COUNTIF([.$F$2:.$F$501];[.X582])+COUNTIF([.$G$2:.$G$501];[.X582])+COUNTIF([.$H$2:.$H$501];[.X582])+COUNTIF([.$I$2:.$I$501];[.X582])+COUNTIF([.$J$2:.$J$501];[.X582])+COUNTIF([.$K$2:.$K$501];[.X582])+COUNTIF([.$L$2:.$L$501];[.X582])+COUNTIF([.$M$2:.$M$501];[.X582])+COUNTIF([.$N$2:.$N$501];[.X582])+COUNTIF([.$O$2:.$O$501];[.X582])+COUNTIF([.$P$2:.$P$501];[.X582])+COUNTIF([.$Q$2:.$Q$501];[.X582])+COUNTIF([.$R$2:.$R$501];[.X582])+COUNTIF([.$S$2:.$S$501];[.X582])+COUNTIF([.$T$2:.$T$501];[.X582])+COUNTIF([.$U$2:.$U$501];[.X582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ants</text:p>
          </table:table-cell>
          <table:table-cell table:formula="of:=COUNTIF([.$B$2:.$B$501];[.X583])+COUNTIF([.$C$2:.$C$501];[.X583])+COUNTIF([.$D$2:.$D$501];[.X583])+COUNTIF([.$E$2:.$E$501];[.X583])+COUNTIF([.$F$2:.$F$501];[.X583])+COUNTIF([.$G$2:.$G$501];[.X583])+COUNTIF([.$H$2:.$H$501];[.X583])+COUNTIF([.$I$2:.$I$501];[.X583])+COUNTIF([.$J$2:.$J$501];[.X583])+COUNTIF([.$K$2:.$K$501];[.X583])+COUNTIF([.$L$2:.$L$501];[.X583])+COUNTIF([.$M$2:.$M$501];[.X583])+COUNTIF([.$N$2:.$N$501];[.X583])+COUNTIF([.$O$2:.$O$501];[.X583])+COUNTIF([.$P$2:.$P$501];[.X583])+COUNTIF([.$Q$2:.$Q$501];[.X583])+COUNTIF([.$R$2:.$R$501];[.X583])+COUNTIF([.$S$2:.$S$501];[.X583])+COUNTIF([.$T$2:.$T$501];[.X583])+COUNTIF([.$U$2:.$U$501];[.X583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iano</text:p>
          </table:table-cell>
          <table:table-cell table:formula="of:=COUNTIF([.$B$2:.$B$501];[.X584])+COUNTIF([.$C$2:.$C$501];[.X584])+COUNTIF([.$D$2:.$D$501];[.X584])+COUNTIF([.$E$2:.$E$501];[.X584])+COUNTIF([.$F$2:.$F$501];[.X584])+COUNTIF([.$G$2:.$G$501];[.X584])+COUNTIF([.$H$2:.$H$501];[.X584])+COUNTIF([.$I$2:.$I$501];[.X584])+COUNTIF([.$J$2:.$J$501];[.X584])+COUNTIF([.$K$2:.$K$501];[.X584])+COUNTIF([.$L$2:.$L$501];[.X584])+COUNTIF([.$M$2:.$M$501];[.X584])+COUNTIF([.$N$2:.$N$501];[.X584])+COUNTIF([.$O$2:.$O$501];[.X584])+COUNTIF([.$P$2:.$P$501];[.X584])+COUNTIF([.$Q$2:.$Q$501];[.X584])+COUNTIF([.$R$2:.$R$501];[.X584])+COUNTIF([.$S$2:.$S$501];[.X584])+COUNTIF([.$T$2:.$T$501];[.X584])+COUNTIF([.$U$2:.$U$501];[.X584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lanet</text:p>
          </table:table-cell>
          <table:table-cell table:formula="of:=COUNTIF([.$B$2:.$B$501];[.X585])+COUNTIF([.$C$2:.$C$501];[.X585])+COUNTIF([.$D$2:.$D$501];[.X585])+COUNTIF([.$E$2:.$E$501];[.X585])+COUNTIF([.$F$2:.$F$501];[.X585])+COUNTIF([.$G$2:.$G$501];[.X585])+COUNTIF([.$H$2:.$H$501];[.X585])+COUNTIF([.$I$2:.$I$501];[.X585])+COUNTIF([.$J$2:.$J$501];[.X585])+COUNTIF([.$K$2:.$K$501];[.X585])+COUNTIF([.$L$2:.$L$501];[.X585])+COUNTIF([.$M$2:.$M$501];[.X585])+COUNTIF([.$N$2:.$N$501];[.X585])+COUNTIF([.$O$2:.$O$501];[.X585])+COUNTIF([.$P$2:.$P$501];[.X585])+COUNTIF([.$Q$2:.$Q$501];[.X585])+COUNTIF([.$R$2:.$R$501];[.X585])+COUNTIF([.$S$2:.$S$501];[.X585])+COUNTIF([.$T$2:.$T$501];[.X585])+COUNTIF([.$U$2:.$U$501];[.X585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oet</text:p>
          </table:table-cell>
          <table:table-cell table:formula="of:=COUNTIF([.$B$2:.$B$501];[.X586])+COUNTIF([.$C$2:.$C$501];[.X586])+COUNTIF([.$D$2:.$D$501];[.X586])+COUNTIF([.$E$2:.$E$501];[.X586])+COUNTIF([.$F$2:.$F$501];[.X586])+COUNTIF([.$G$2:.$G$501];[.X586])+COUNTIF([.$H$2:.$H$501];[.X586])+COUNTIF([.$I$2:.$I$501];[.X586])+COUNTIF([.$J$2:.$J$501];[.X586])+COUNTIF([.$K$2:.$K$501];[.X586])+COUNTIF([.$L$2:.$L$501];[.X586])+COUNTIF([.$M$2:.$M$501];[.X586])+COUNTIF([.$N$2:.$N$501];[.X586])+COUNTIF([.$O$2:.$O$501];[.X586])+COUNTIF([.$P$2:.$P$501];[.X586])+COUNTIF([.$Q$2:.$Q$501];[.X586])+COUNTIF([.$R$2:.$R$501];[.X586])+COUNTIF([.$S$2:.$S$501];[.X586])+COUNTIF([.$T$2:.$T$501];[.X586])+COUNTIF([.$U$2:.$U$501];[.X586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ollution</text:p>
          </table:table-cell>
          <table:table-cell table:formula="of:=COUNTIF([.$B$2:.$B$501];[.X587])+COUNTIF([.$C$2:.$C$501];[.X587])+COUNTIF([.$D$2:.$D$501];[.X587])+COUNTIF([.$E$2:.$E$501];[.X587])+COUNTIF([.$F$2:.$F$501];[.X587])+COUNTIF([.$G$2:.$G$501];[.X587])+COUNTIF([.$H$2:.$H$501];[.X587])+COUNTIF([.$I$2:.$I$501];[.X587])+COUNTIF([.$J$2:.$J$501];[.X587])+COUNTIF([.$K$2:.$K$501];[.X587])+COUNTIF([.$L$2:.$L$501];[.X587])+COUNTIF([.$M$2:.$M$501];[.X587])+COUNTIF([.$N$2:.$N$501];[.X587])+COUNTIF([.$O$2:.$O$501];[.X587])+COUNTIF([.$P$2:.$P$501];[.X587])+COUNTIF([.$Q$2:.$Q$501];[.X587])+COUNTIF([.$R$2:.$R$501];[.X587])+COUNTIF([.$S$2:.$S$501];[.X587])+COUNTIF([.$T$2:.$T$501];[.X587])+COUNTIF([.$U$2:.$U$501];[.X587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recious</text:p>
          </table:table-cell>
          <table:table-cell table:formula="of:=COUNTIF([.$B$2:.$B$501];[.X588])+COUNTIF([.$C$2:.$C$501];[.X588])+COUNTIF([.$D$2:.$D$501];[.X588])+COUNTIF([.$E$2:.$E$501];[.X588])+COUNTIF([.$F$2:.$F$501];[.X588])+COUNTIF([.$G$2:.$G$501];[.X588])+COUNTIF([.$H$2:.$H$501];[.X588])+COUNTIF([.$I$2:.$I$501];[.X588])+COUNTIF([.$J$2:.$J$501];[.X588])+COUNTIF([.$K$2:.$K$501];[.X588])+COUNTIF([.$L$2:.$L$501];[.X588])+COUNTIF([.$M$2:.$M$501];[.X588])+COUNTIF([.$N$2:.$N$501];[.X588])+COUNTIF([.$O$2:.$O$501];[.X588])+COUNTIF([.$P$2:.$P$501];[.X588])+COUNTIF([.$Q$2:.$Q$501];[.X588])+COUNTIF([.$R$2:.$R$501];[.X588])+COUNTIF([.$S$2:.$S$501];[.X588])+COUNTIF([.$T$2:.$T$501];[.X588])+COUNTIF([.$U$2:.$U$501];[.X588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rotection</text:p>
          </table:table-cell>
          <table:table-cell table:formula="of:=COUNTIF([.$B$2:.$B$501];[.X589])+COUNTIF([.$C$2:.$C$501];[.X589])+COUNTIF([.$D$2:.$D$501];[.X589])+COUNTIF([.$E$2:.$E$501];[.X589])+COUNTIF([.$F$2:.$F$501];[.X589])+COUNTIF([.$G$2:.$G$501];[.X589])+COUNTIF([.$H$2:.$H$501];[.X589])+COUNTIF([.$I$2:.$I$501];[.X589])+COUNTIF([.$J$2:.$J$501];[.X589])+COUNTIF([.$K$2:.$K$501];[.X589])+COUNTIF([.$L$2:.$L$501];[.X589])+COUNTIF([.$M$2:.$M$501];[.X589])+COUNTIF([.$N$2:.$N$501];[.X589])+COUNTIF([.$O$2:.$O$501];[.X589])+COUNTIF([.$P$2:.$P$501];[.X589])+COUNTIF([.$Q$2:.$Q$501];[.X589])+COUNTIF([.$R$2:.$R$501];[.X589])+COUNTIF([.$S$2:.$S$501];[.X589])+COUNTIF([.$T$2:.$T$501];[.X589])+COUNTIF([.$U$2:.$U$501];[.X589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rancher</text:p>
          </table:table-cell>
          <table:table-cell table:formula="of:=COUNTIF([.$B$2:.$B$501];[.X590])+COUNTIF([.$C$2:.$C$501];[.X590])+COUNTIF([.$D$2:.$D$501];[.X590])+COUNTIF([.$E$2:.$E$501];[.X590])+COUNTIF([.$F$2:.$F$501];[.X590])+COUNTIF([.$G$2:.$G$501];[.X590])+COUNTIF([.$H$2:.$H$501];[.X590])+COUNTIF([.$I$2:.$I$501];[.X590])+COUNTIF([.$J$2:.$J$501];[.X590])+COUNTIF([.$K$2:.$K$501];[.X590])+COUNTIF([.$L$2:.$L$501];[.X590])+COUNTIF([.$M$2:.$M$501];[.X590])+COUNTIF([.$N$2:.$N$501];[.X590])+COUNTIF([.$O$2:.$O$501];[.X590])+COUNTIF([.$P$2:.$P$501];[.X590])+COUNTIF([.$Q$2:.$Q$501];[.X590])+COUNTIF([.$R$2:.$R$501];[.X590])+COUNTIF([.$S$2:.$S$501];[.X590])+COUNTIF([.$T$2:.$T$501];[.X590])+COUNTIF([.$U$2:.$U$501];[.X590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raptor</text:p>
          </table:table-cell>
          <table:table-cell table:formula="of:=COUNTIF([.$B$2:.$B$501];[.X591])+COUNTIF([.$C$2:.$C$501];[.X591])+COUNTIF([.$D$2:.$D$501];[.X591])+COUNTIF([.$E$2:.$E$501];[.X591])+COUNTIF([.$F$2:.$F$501];[.X591])+COUNTIF([.$G$2:.$G$501];[.X591])+COUNTIF([.$H$2:.$H$501];[.X591])+COUNTIF([.$I$2:.$I$501];[.X591])+COUNTIF([.$J$2:.$J$501];[.X591])+COUNTIF([.$K$2:.$K$501];[.X591])+COUNTIF([.$L$2:.$L$501];[.X591])+COUNTIF([.$M$2:.$M$501];[.X591])+COUNTIF([.$N$2:.$N$501];[.X591])+COUNTIF([.$O$2:.$O$501];[.X591])+COUNTIF([.$P$2:.$P$501];[.X591])+COUNTIF([.$Q$2:.$Q$501];[.X591])+COUNTIF([.$R$2:.$R$501];[.X591])+COUNTIF([.$S$2:.$S$501];[.X591])+COUNTIF([.$T$2:.$T$501];[.X591])+COUNTIF([.$U$2:.$U$501];[.X591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rebellion</text:p>
          </table:table-cell>
          <table:table-cell table:formula="of:=COUNTIF([.$B$2:.$B$501];[.X592])+COUNTIF([.$C$2:.$C$501];[.X592])+COUNTIF([.$D$2:.$D$501];[.X592])+COUNTIF([.$E$2:.$E$501];[.X592])+COUNTIF([.$F$2:.$F$501];[.X592])+COUNTIF([.$G$2:.$G$501];[.X592])+COUNTIF([.$H$2:.$H$501];[.X592])+COUNTIF([.$I$2:.$I$501];[.X592])+COUNTIF([.$J$2:.$J$501];[.X592])+COUNTIF([.$K$2:.$K$501];[.X592])+COUNTIF([.$L$2:.$L$501];[.X592])+COUNTIF([.$M$2:.$M$501];[.X592])+COUNTIF([.$N$2:.$N$501];[.X592])+COUNTIF([.$O$2:.$O$501];[.X592])+COUNTIF([.$P$2:.$P$501];[.X592])+COUNTIF([.$Q$2:.$Q$501];[.X592])+COUNTIF([.$R$2:.$R$501];[.X592])+COUNTIF([.$S$2:.$S$501];[.X592])+COUNTIF([.$T$2:.$T$501];[.X592])+COUNTIF([.$U$2:.$U$501];[.X592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redhead</text:p>
          </table:table-cell>
          <table:table-cell table:formula="of:=COUNTIF([.$B$2:.$B$501];[.X593])+COUNTIF([.$C$2:.$C$501];[.X593])+COUNTIF([.$D$2:.$D$501];[.X593])+COUNTIF([.$E$2:.$E$501];[.X593])+COUNTIF([.$F$2:.$F$501];[.X593])+COUNTIF([.$G$2:.$G$501];[.X593])+COUNTIF([.$H$2:.$H$501];[.X593])+COUNTIF([.$I$2:.$I$501];[.X593])+COUNTIF([.$J$2:.$J$501];[.X593])+COUNTIF([.$K$2:.$K$501];[.X593])+COUNTIF([.$L$2:.$L$501];[.X593])+COUNTIF([.$M$2:.$M$501];[.X593])+COUNTIF([.$N$2:.$N$501];[.X593])+COUNTIF([.$O$2:.$O$501];[.X593])+COUNTIF([.$P$2:.$P$501];[.X593])+COUNTIF([.$Q$2:.$Q$501];[.X593])+COUNTIF([.$R$2:.$R$501];[.X593])+COUNTIF([.$S$2:.$S$501];[.X593])+COUNTIF([.$T$2:.$T$501];[.X593])+COUNTIF([.$U$2:.$U$501];[.X593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remote</text:p>
          </table:table-cell>
          <table:table-cell table:formula="of:=COUNTIF([.$B$2:.$B$501];[.X594])+COUNTIF([.$C$2:.$C$501];[.X594])+COUNTIF([.$D$2:.$D$501];[.X594])+COUNTIF([.$E$2:.$E$501];[.X594])+COUNTIF([.$F$2:.$F$501];[.X594])+COUNTIF([.$G$2:.$G$501];[.X594])+COUNTIF([.$H$2:.$H$501];[.X594])+COUNTIF([.$I$2:.$I$501];[.X594])+COUNTIF([.$J$2:.$J$501];[.X594])+COUNTIF([.$K$2:.$K$501];[.X594])+COUNTIF([.$L$2:.$L$501];[.X594])+COUNTIF([.$M$2:.$M$501];[.X594])+COUNTIF([.$N$2:.$N$501];[.X594])+COUNTIF([.$O$2:.$O$501];[.X594])+COUNTIF([.$P$2:.$P$501];[.X594])+COUNTIF([.$Q$2:.$Q$501];[.X594])+COUNTIF([.$R$2:.$R$501];[.X594])+COUNTIF([.$S$2:.$S$501];[.X594])+COUNTIF([.$T$2:.$T$501];[.X594])+COUNTIF([.$U$2:.$U$501];[.X594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restaurant</text:p>
          </table:table-cell>
          <table:table-cell table:formula="of:=COUNTIF([.$B$2:.$B$501];[.X595])+COUNTIF([.$C$2:.$C$501];[.X595])+COUNTIF([.$D$2:.$D$501];[.X595])+COUNTIF([.$E$2:.$E$501];[.X595])+COUNTIF([.$F$2:.$F$501];[.X595])+COUNTIF([.$G$2:.$G$501];[.X595])+COUNTIF([.$H$2:.$H$501];[.X595])+COUNTIF([.$I$2:.$I$501];[.X595])+COUNTIF([.$J$2:.$J$501];[.X595])+COUNTIF([.$K$2:.$K$501];[.X595])+COUNTIF([.$L$2:.$L$501];[.X595])+COUNTIF([.$M$2:.$M$501];[.X595])+COUNTIF([.$N$2:.$N$501];[.X595])+COUNTIF([.$O$2:.$O$501];[.X595])+COUNTIF([.$P$2:.$P$501];[.X595])+COUNTIF([.$Q$2:.$Q$501];[.X595])+COUNTIF([.$R$2:.$R$501];[.X595])+COUNTIF([.$S$2:.$S$501];[.X595])+COUNTIF([.$T$2:.$T$501];[.X595])+COUNTIF([.$U$2:.$U$501];[.X595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revolution</text:p>
          </table:table-cell>
          <table:table-cell table:formula="of:=COUNTIF([.$B$2:.$B$501];[.X596])+COUNTIF([.$C$2:.$C$501];[.X596])+COUNTIF([.$D$2:.$D$501];[.X596])+COUNTIF([.$E$2:.$E$501];[.X596])+COUNTIF([.$F$2:.$F$501];[.X596])+COUNTIF([.$G$2:.$G$501];[.X596])+COUNTIF([.$H$2:.$H$501];[.X596])+COUNTIF([.$I$2:.$I$501];[.X596])+COUNTIF([.$J$2:.$J$501];[.X596])+COUNTIF([.$K$2:.$K$501];[.X596])+COUNTIF([.$L$2:.$L$501];[.X596])+COUNTIF([.$M$2:.$M$501];[.X596])+COUNTIF([.$N$2:.$N$501];[.X596])+COUNTIF([.$O$2:.$O$501];[.X596])+COUNTIF([.$P$2:.$P$501];[.X596])+COUNTIF([.$Q$2:.$Q$501];[.X596])+COUNTIF([.$R$2:.$R$501];[.X596])+COUNTIF([.$S$2:.$S$501];[.X596])+COUNTIF([.$T$2:.$T$501];[.X596])+COUNTIF([.$U$2:.$U$501];[.X596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robot</text:p>
          </table:table-cell>
          <table:table-cell table:formula="of:=COUNTIF([.$B$2:.$B$501];[.X597])+COUNTIF([.$C$2:.$C$501];[.X597])+COUNTIF([.$D$2:.$D$501];[.X597])+COUNTIF([.$E$2:.$E$501];[.X597])+COUNTIF([.$F$2:.$F$501];[.X597])+COUNTIF([.$G$2:.$G$501];[.X597])+COUNTIF([.$H$2:.$H$501];[.X597])+COUNTIF([.$I$2:.$I$501];[.X597])+COUNTIF([.$J$2:.$J$501];[.X597])+COUNTIF([.$K$2:.$K$501];[.X597])+COUNTIF([.$L$2:.$L$501];[.X597])+COUNTIF([.$M$2:.$M$501];[.X597])+COUNTIF([.$N$2:.$N$501];[.X597])+COUNTIF([.$O$2:.$O$501];[.X597])+COUNTIF([.$P$2:.$P$501];[.X597])+COUNTIF([.$Q$2:.$Q$501];[.X597])+COUNTIF([.$R$2:.$R$501];[.X597])+COUNTIF([.$S$2:.$S$501];[.X597])+COUNTIF([.$T$2:.$T$501];[.X597])+COUNTIF([.$U$2:.$U$501];[.X597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cared</text:p>
          </table:table-cell>
          <table:table-cell table:formula="of:=COUNTIF([.$B$2:.$B$501];[.X598])+COUNTIF([.$C$2:.$C$501];[.X598])+COUNTIF([.$D$2:.$D$501];[.X598])+COUNTIF([.$E$2:.$E$501];[.X598])+COUNTIF([.$F$2:.$F$501];[.X598])+COUNTIF([.$G$2:.$G$501];[.X598])+COUNTIF([.$H$2:.$H$501];[.X598])+COUNTIF([.$I$2:.$I$501];[.X598])+COUNTIF([.$J$2:.$J$501];[.X598])+COUNTIF([.$K$2:.$K$501];[.X598])+COUNTIF([.$L$2:.$L$501];[.X598])+COUNTIF([.$M$2:.$M$501];[.X598])+COUNTIF([.$N$2:.$N$501];[.X598])+COUNTIF([.$O$2:.$O$501];[.X598])+COUNTIF([.$P$2:.$P$501];[.X598])+COUNTIF([.$Q$2:.$Q$501];[.X598])+COUNTIF([.$R$2:.$R$501];[.X598])+COUNTIF([.$S$2:.$S$501];[.X598])+COUNTIF([.$T$2:.$T$501];[.X598])+COUNTIF([.$U$2:.$U$501];[.X598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creen</text:p>
          </table:table-cell>
          <table:table-cell table:formula="of:=COUNTIF([.$B$2:.$B$501];[.X599])+COUNTIF([.$C$2:.$C$501];[.X599])+COUNTIF([.$D$2:.$D$501];[.X599])+COUNTIF([.$E$2:.$E$501];[.X599])+COUNTIF([.$F$2:.$F$501];[.X599])+COUNTIF([.$G$2:.$G$501];[.X599])+COUNTIF([.$H$2:.$H$501];[.X599])+COUNTIF([.$I$2:.$I$501];[.X599])+COUNTIF([.$J$2:.$J$501];[.X599])+COUNTIF([.$K$2:.$K$501];[.X599])+COUNTIF([.$L$2:.$L$501];[.X599])+COUNTIF([.$M$2:.$M$501];[.X599])+COUNTIF([.$N$2:.$N$501];[.X599])+COUNTIF([.$O$2:.$O$501];[.X599])+COUNTIF([.$P$2:.$P$501];[.X599])+COUNTIF([.$Q$2:.$Q$501];[.X599])+COUNTIF([.$R$2:.$R$501];[.X599])+COUNTIF([.$S$2:.$S$501];[.X599])+COUNTIF([.$T$2:.$T$501];[.X599])+COUNTIF([.$U$2:.$U$501];[.X599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cribble</text:p>
          </table:table-cell>
          <table:table-cell table:formula="of:=COUNTIF([.$B$2:.$B$501];[.X600])+COUNTIF([.$C$2:.$C$501];[.X600])+COUNTIF([.$D$2:.$D$501];[.X600])+COUNTIF([.$E$2:.$E$501];[.X600])+COUNTIF([.$F$2:.$F$501];[.X600])+COUNTIF([.$G$2:.$G$501];[.X600])+COUNTIF([.$H$2:.$H$501];[.X600])+COUNTIF([.$I$2:.$I$501];[.X600])+COUNTIF([.$J$2:.$J$501];[.X600])+COUNTIF([.$K$2:.$K$501];[.X600])+COUNTIF([.$L$2:.$L$501];[.X600])+COUNTIF([.$M$2:.$M$501];[.X600])+COUNTIF([.$N$2:.$N$501];[.X600])+COUNTIF([.$O$2:.$O$501];[.X600])+COUNTIF([.$P$2:.$P$501];[.X600])+COUNTIF([.$Q$2:.$Q$501];[.X600])+COUNTIF([.$R$2:.$R$501];[.X600])+COUNTIF([.$S$2:.$S$501];[.X600])+COUNTIF([.$T$2:.$T$501];[.X600])+COUNTIF([.$U$2:.$U$501];[.X600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culpture</text:p>
          </table:table-cell>
          <table:table-cell table:formula="of:=COUNTIF([.$B$2:.$B$501];[.X601])+COUNTIF([.$C$2:.$C$501];[.X601])+COUNTIF([.$D$2:.$D$501];[.X601])+COUNTIF([.$E$2:.$E$501];[.X601])+COUNTIF([.$F$2:.$F$501];[.X601])+COUNTIF([.$G$2:.$G$501];[.X601])+COUNTIF([.$H$2:.$H$501];[.X601])+COUNTIF([.$I$2:.$I$501];[.X601])+COUNTIF([.$J$2:.$J$501];[.X601])+COUNTIF([.$K$2:.$K$501];[.X601])+COUNTIF([.$L$2:.$L$501];[.X601])+COUNTIF([.$M$2:.$M$501];[.X601])+COUNTIF([.$N$2:.$N$501];[.X601])+COUNTIF([.$O$2:.$O$501];[.X601])+COUNTIF([.$P$2:.$P$501];[.X601])+COUNTIF([.$Q$2:.$Q$501];[.X601])+COUNTIF([.$R$2:.$R$501];[.X601])+COUNTIF([.$S$2:.$S$501];[.X601])+COUNTIF([.$T$2:.$T$501];[.X601])+COUNTIF([.$U$2:.$U$501];[.X601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eascape</text:p>
          </table:table-cell>
          <table:table-cell table:formula="of:=COUNTIF([.$B$2:.$B$501];[.X602])+COUNTIF([.$C$2:.$C$501];[.X602])+COUNTIF([.$D$2:.$D$501];[.X602])+COUNTIF([.$E$2:.$E$501];[.X602])+COUNTIF([.$F$2:.$F$501];[.X602])+COUNTIF([.$G$2:.$G$501];[.X602])+COUNTIF([.$H$2:.$H$501];[.X602])+COUNTIF([.$I$2:.$I$501];[.X602])+COUNTIF([.$J$2:.$J$501];[.X602])+COUNTIF([.$K$2:.$K$501];[.X602])+COUNTIF([.$L$2:.$L$501];[.X602])+COUNTIF([.$M$2:.$M$501];[.X602])+COUNTIF([.$N$2:.$N$501];[.X602])+COUNTIF([.$O$2:.$O$501];[.X602])+COUNTIF([.$P$2:.$P$501];[.X602])+COUNTIF([.$Q$2:.$Q$501];[.X602])+COUNTIF([.$R$2:.$R$501];[.X602])+COUNTIF([.$S$2:.$S$501];[.X602])+COUNTIF([.$T$2:.$T$501];[.X602])+COUNTIF([.$U$2:.$U$501];[.X602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eashore</text:p>
          </table:table-cell>
          <table:table-cell table:formula="of:=COUNTIF([.$B$2:.$B$501];[.X603])+COUNTIF([.$C$2:.$C$501];[.X603])+COUNTIF([.$D$2:.$D$501];[.X603])+COUNTIF([.$E$2:.$E$501];[.X603])+COUNTIF([.$F$2:.$F$501];[.X603])+COUNTIF([.$G$2:.$G$501];[.X603])+COUNTIF([.$H$2:.$H$501];[.X603])+COUNTIF([.$I$2:.$I$501];[.X603])+COUNTIF([.$J$2:.$J$501];[.X603])+COUNTIF([.$K$2:.$K$501];[.X603])+COUNTIF([.$L$2:.$L$501];[.X603])+COUNTIF([.$M$2:.$M$501];[.X603])+COUNTIF([.$N$2:.$N$501];[.X603])+COUNTIF([.$O$2:.$O$501];[.X603])+COUNTIF([.$P$2:.$P$501];[.X603])+COUNTIF([.$Q$2:.$Q$501];[.X603])+COUNTIF([.$R$2:.$R$501];[.X603])+COUNTIF([.$S$2:.$S$501];[.X603])+COUNTIF([.$T$2:.$T$501];[.X603])+COUNTIF([.$U$2:.$U$501];[.X603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eated</text:p>
          </table:table-cell>
          <table:table-cell table:formula="of:=COUNTIF([.$B$2:.$B$501];[.X604])+COUNTIF([.$C$2:.$C$501];[.X604])+COUNTIF([.$D$2:.$D$501];[.X604])+COUNTIF([.$E$2:.$E$501];[.X604])+COUNTIF([.$F$2:.$F$501];[.X604])+COUNTIF([.$G$2:.$G$501];[.X604])+COUNTIF([.$H$2:.$H$501];[.X604])+COUNTIF([.$I$2:.$I$501];[.X604])+COUNTIF([.$J$2:.$J$501];[.X604])+COUNTIF([.$K$2:.$K$501];[.X604])+COUNTIF([.$L$2:.$L$501];[.X604])+COUNTIF([.$M$2:.$M$501];[.X604])+COUNTIF([.$N$2:.$N$501];[.X604])+COUNTIF([.$O$2:.$O$501];[.X604])+COUNTIF([.$P$2:.$P$501];[.X604])+COUNTIF([.$Q$2:.$Q$501];[.X604])+COUNTIF([.$R$2:.$R$501];[.X604])+COUNTIF([.$S$2:.$S$501];[.X604])+COUNTIF([.$T$2:.$T$501];[.X604])+COUNTIF([.$U$2:.$U$501];[.X604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everal</text:p>
          </table:table-cell>
          <table:table-cell table:formula="of:=COUNTIF([.$B$2:.$B$501];[.X605])+COUNTIF([.$C$2:.$C$501];[.X605])+COUNTIF([.$D$2:.$D$501];[.X605])+COUNTIF([.$E$2:.$E$501];[.X605])+COUNTIF([.$F$2:.$F$501];[.X605])+COUNTIF([.$G$2:.$G$501];[.X605])+COUNTIF([.$H$2:.$H$501];[.X605])+COUNTIF([.$I$2:.$I$501];[.X605])+COUNTIF([.$J$2:.$J$501];[.X605])+COUNTIF([.$K$2:.$K$501];[.X605])+COUNTIF([.$L$2:.$L$501];[.X605])+COUNTIF([.$M$2:.$M$501];[.X605])+COUNTIF([.$N$2:.$N$501];[.X605])+COUNTIF([.$O$2:.$O$501];[.X605])+COUNTIF([.$P$2:.$P$501];[.X605])+COUNTIF([.$Q$2:.$Q$501];[.X605])+COUNTIF([.$R$2:.$R$501];[.X605])+COUNTIF([.$S$2:.$S$501];[.X605])+COUNTIF([.$T$2:.$T$501];[.X605])+COUNTIF([.$U$2:.$U$501];[.X605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phere</text:p>
          </table:table-cell>
          <table:table-cell table:formula="of:=COUNTIF([.$B$2:.$B$501];[.X606])+COUNTIF([.$C$2:.$C$501];[.X606])+COUNTIF([.$D$2:.$D$501];[.X606])+COUNTIF([.$E$2:.$E$501];[.X606])+COUNTIF([.$F$2:.$F$501];[.X606])+COUNTIF([.$G$2:.$G$501];[.X606])+COUNTIF([.$H$2:.$H$501];[.X606])+COUNTIF([.$I$2:.$I$501];[.X606])+COUNTIF([.$J$2:.$J$501];[.X606])+COUNTIF([.$K$2:.$K$501];[.X606])+COUNTIF([.$L$2:.$L$501];[.X606])+COUNTIF([.$M$2:.$M$501];[.X606])+COUNTIF([.$N$2:.$N$501];[.X606])+COUNTIF([.$O$2:.$O$501];[.X606])+COUNTIF([.$P$2:.$P$501];[.X606])+COUNTIF([.$Q$2:.$Q$501];[.X606])+COUNTIF([.$R$2:.$R$501];[.X606])+COUNTIF([.$S$2:.$S$501];[.X606])+COUNTIF([.$T$2:.$T$501];[.X606])+COUNTIF([.$U$2:.$U$501];[.X606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tadium</text:p>
          </table:table-cell>
          <table:table-cell table:formula="of:=COUNTIF([.$B$2:.$B$501];[.X607])+COUNTIF([.$C$2:.$C$501];[.X607])+COUNTIF([.$D$2:.$D$501];[.X607])+COUNTIF([.$E$2:.$E$501];[.X607])+COUNTIF([.$F$2:.$F$501];[.X607])+COUNTIF([.$G$2:.$G$501];[.X607])+COUNTIF([.$H$2:.$H$501];[.X607])+COUNTIF([.$I$2:.$I$501];[.X607])+COUNTIF([.$J$2:.$J$501];[.X607])+COUNTIF([.$K$2:.$K$501];[.X607])+COUNTIF([.$L$2:.$L$501];[.X607])+COUNTIF([.$M$2:.$M$501];[.X607])+COUNTIF([.$N$2:.$N$501];[.X607])+COUNTIF([.$O$2:.$O$501];[.X607])+COUNTIF([.$P$2:.$P$501];[.X607])+COUNTIF([.$Q$2:.$Q$501];[.X607])+COUNTIF([.$R$2:.$R$501];[.X607])+COUNTIF([.$S$2:.$S$501];[.X607])+COUNTIF([.$T$2:.$T$501];[.X607])+COUNTIF([.$U$2:.$U$501];[.X607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tain</text:p>
          </table:table-cell>
          <table:table-cell table:formula="of:=COUNTIF([.$B$2:.$B$501];[.X608])+COUNTIF([.$C$2:.$C$501];[.X608])+COUNTIF([.$D$2:.$D$501];[.X608])+COUNTIF([.$E$2:.$E$501];[.X608])+COUNTIF([.$F$2:.$F$501];[.X608])+COUNTIF([.$G$2:.$G$501];[.X608])+COUNTIF([.$H$2:.$H$501];[.X608])+COUNTIF([.$I$2:.$I$501];[.X608])+COUNTIF([.$J$2:.$J$501];[.X608])+COUNTIF([.$K$2:.$K$501];[.X608])+COUNTIF([.$L$2:.$L$501];[.X608])+COUNTIF([.$M$2:.$M$501];[.X608])+COUNTIF([.$N$2:.$N$501];[.X608])+COUNTIF([.$O$2:.$O$501];[.X608])+COUNTIF([.$P$2:.$P$501];[.X608])+COUNTIF([.$Q$2:.$Q$501];[.X608])+COUNTIF([.$R$2:.$R$501];[.X608])+COUNTIF([.$S$2:.$S$501];[.X608])+COUNTIF([.$T$2:.$T$501];[.X608])+COUNTIF([.$U$2:.$U$501];[.X608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trategy</text:p>
          </table:table-cell>
          <table:table-cell table:formula="of:=COUNTIF([.$B$2:.$B$501];[.X609])+COUNTIF([.$C$2:.$C$501];[.X609])+COUNTIF([.$D$2:.$D$501];[.X609])+COUNTIF([.$E$2:.$E$501];[.X609])+COUNTIF([.$F$2:.$F$501];[.X609])+COUNTIF([.$G$2:.$G$501];[.X609])+COUNTIF([.$H$2:.$H$501];[.X609])+COUNTIF([.$I$2:.$I$501];[.X609])+COUNTIF([.$J$2:.$J$501];[.X609])+COUNTIF([.$K$2:.$K$501];[.X609])+COUNTIF([.$L$2:.$L$501];[.X609])+COUNTIF([.$M$2:.$M$501];[.X609])+COUNTIF([.$N$2:.$N$501];[.X609])+COUNTIF([.$O$2:.$O$501];[.X609])+COUNTIF([.$P$2:.$P$501];[.X609])+COUNTIF([.$Q$2:.$Q$501];[.X609])+COUNTIF([.$R$2:.$R$501];[.X609])+COUNTIF([.$S$2:.$S$501];[.X609])+COUNTIF([.$T$2:.$T$501];[.X609])+COUNTIF([.$U$2:.$U$501];[.X609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tudio</text:p>
          </table:table-cell>
          <table:table-cell table:formula="of:=COUNTIF([.$B$2:.$B$501];[.X610])+COUNTIF([.$C$2:.$C$501];[.X610])+COUNTIF([.$D$2:.$D$501];[.X610])+COUNTIF([.$E$2:.$E$501];[.X610])+COUNTIF([.$F$2:.$F$501];[.X610])+COUNTIF([.$G$2:.$G$501];[.X610])+COUNTIF([.$H$2:.$H$501];[.X610])+COUNTIF([.$I$2:.$I$501];[.X610])+COUNTIF([.$J$2:.$J$501];[.X610])+COUNTIF([.$K$2:.$K$501];[.X610])+COUNTIF([.$L$2:.$L$501];[.X610])+COUNTIF([.$M$2:.$M$501];[.X610])+COUNTIF([.$N$2:.$N$501];[.X610])+COUNTIF([.$O$2:.$O$501];[.X610])+COUNTIF([.$P$2:.$P$501];[.X610])+COUNTIF([.$Q$2:.$Q$501];[.X610])+COUNTIF([.$R$2:.$R$501];[.X610])+COUNTIF([.$S$2:.$S$501];[.X610])+COUNTIF([.$T$2:.$T$501];[.X610])+COUNTIF([.$U$2:.$U$501];[.X610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urface</text:p>
          </table:table-cell>
          <table:table-cell table:formula="of:=COUNTIF([.$B$2:.$B$501];[.X611])+COUNTIF([.$C$2:.$C$501];[.X611])+COUNTIF([.$D$2:.$D$501];[.X611])+COUNTIF([.$E$2:.$E$501];[.X611])+COUNTIF([.$F$2:.$F$501];[.X611])+COUNTIF([.$G$2:.$G$501];[.X611])+COUNTIF([.$H$2:.$H$501];[.X611])+COUNTIF([.$I$2:.$I$501];[.X611])+COUNTIF([.$J$2:.$J$501];[.X611])+COUNTIF([.$K$2:.$K$501];[.X611])+COUNTIF([.$L$2:.$L$501];[.X611])+COUNTIF([.$M$2:.$M$501];[.X611])+COUNTIF([.$N$2:.$N$501];[.X611])+COUNTIF([.$O$2:.$O$501];[.X611])+COUNTIF([.$P$2:.$P$501];[.X611])+COUNTIF([.$Q$2:.$Q$501];[.X611])+COUNTIF([.$R$2:.$R$501];[.X611])+COUNTIF([.$S$2:.$S$501];[.X611])+COUNTIF([.$T$2:.$T$501];[.X611])+COUNTIF([.$U$2:.$U$501];[.X611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tattoo</text:p>
          </table:table-cell>
          <table:table-cell table:formula="of:=COUNTIF([.$B$2:.$B$501];[.X612])+COUNTIF([.$C$2:.$C$501];[.X612])+COUNTIF([.$D$2:.$D$501];[.X612])+COUNTIF([.$E$2:.$E$501];[.X612])+COUNTIF([.$F$2:.$F$501];[.X612])+COUNTIF([.$G$2:.$G$501];[.X612])+COUNTIF([.$H$2:.$H$501];[.X612])+COUNTIF([.$I$2:.$I$501];[.X612])+COUNTIF([.$J$2:.$J$501];[.X612])+COUNTIF([.$K$2:.$K$501];[.X612])+COUNTIF([.$L$2:.$L$501];[.X612])+COUNTIF([.$M$2:.$M$501];[.X612])+COUNTIF([.$N$2:.$N$501];[.X612])+COUNTIF([.$O$2:.$O$501];[.X612])+COUNTIF([.$P$2:.$P$501];[.X612])+COUNTIF([.$Q$2:.$Q$501];[.X612])+COUNTIF([.$R$2:.$R$501];[.X612])+COUNTIF([.$S$2:.$S$501];[.X612])+COUNTIF([.$T$2:.$T$501];[.X612])+COUNTIF([.$U$2:.$U$501];[.X612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television</text:p>
          </table:table-cell>
          <table:table-cell table:formula="of:=COUNTIF([.$B$2:.$B$501];[.X613])+COUNTIF([.$C$2:.$C$501];[.X613])+COUNTIF([.$D$2:.$D$501];[.X613])+COUNTIF([.$E$2:.$E$501];[.X613])+COUNTIF([.$F$2:.$F$501];[.X613])+COUNTIF([.$G$2:.$G$501];[.X613])+COUNTIF([.$H$2:.$H$501];[.X613])+COUNTIF([.$I$2:.$I$501];[.X613])+COUNTIF([.$J$2:.$J$501];[.X613])+COUNTIF([.$K$2:.$K$501];[.X613])+COUNTIF([.$L$2:.$L$501];[.X613])+COUNTIF([.$M$2:.$M$501];[.X613])+COUNTIF([.$N$2:.$N$501];[.X613])+COUNTIF([.$O$2:.$O$501];[.X613])+COUNTIF([.$P$2:.$P$501];[.X613])+COUNTIF([.$Q$2:.$Q$501];[.X613])+COUNTIF([.$R$2:.$R$501];[.X613])+COUNTIF([.$S$2:.$S$501];[.X613])+COUNTIF([.$T$2:.$T$501];[.X613])+COUNTIF([.$U$2:.$U$501];[.X613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thinning</text:p>
          </table:table-cell>
          <table:table-cell table:formula="of:=COUNTIF([.$B$2:.$B$501];[.X614])+COUNTIF([.$C$2:.$C$501];[.X614])+COUNTIF([.$D$2:.$D$501];[.X614])+COUNTIF([.$E$2:.$E$501];[.X614])+COUNTIF([.$F$2:.$F$501];[.X614])+COUNTIF([.$G$2:.$G$501];[.X614])+COUNTIF([.$H$2:.$H$501];[.X614])+COUNTIF([.$I$2:.$I$501];[.X614])+COUNTIF([.$J$2:.$J$501];[.X614])+COUNTIF([.$K$2:.$K$501];[.X614])+COUNTIF([.$L$2:.$L$501];[.X614])+COUNTIF([.$M$2:.$M$501];[.X614])+COUNTIF([.$N$2:.$N$501];[.X614])+COUNTIF([.$O$2:.$O$501];[.X614])+COUNTIF([.$P$2:.$P$501];[.X614])+COUNTIF([.$Q$2:.$Q$501];[.X614])+COUNTIF([.$R$2:.$R$501];[.X614])+COUNTIF([.$S$2:.$S$501];[.X614])+COUNTIF([.$T$2:.$T$501];[.X614])+COUNTIF([.$U$2:.$U$501];[.X614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tie</text:p>
          </table:table-cell>
          <table:table-cell table:formula="of:=COUNTIF([.$B$2:.$B$501];[.X615])+COUNTIF([.$C$2:.$C$501];[.X615])+COUNTIF([.$D$2:.$D$501];[.X615])+COUNTIF([.$E$2:.$E$501];[.X615])+COUNTIF([.$F$2:.$F$501];[.X615])+COUNTIF([.$G$2:.$G$501];[.X615])+COUNTIF([.$H$2:.$H$501];[.X615])+COUNTIF([.$I$2:.$I$501];[.X615])+COUNTIF([.$J$2:.$J$501];[.X615])+COUNTIF([.$K$2:.$K$501];[.X615])+COUNTIF([.$L$2:.$L$501];[.X615])+COUNTIF([.$M$2:.$M$501];[.X615])+COUNTIF([.$N$2:.$N$501];[.X615])+COUNTIF([.$O$2:.$O$501];[.X615])+COUNTIF([.$P$2:.$P$501];[.X615])+COUNTIF([.$Q$2:.$Q$501];[.X615])+COUNTIF([.$R$2:.$R$501];[.X615])+COUNTIF([.$S$2:.$S$501];[.X615])+COUNTIF([.$T$2:.$T$501];[.X615])+COUNTIF([.$U$2:.$U$501];[.X615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tourist</text:p>
          </table:table-cell>
          <table:table-cell table:formula="of:=COUNTIF([.$B$2:.$B$501];[.X616])+COUNTIF([.$C$2:.$C$501];[.X616])+COUNTIF([.$D$2:.$D$501];[.X616])+COUNTIF([.$E$2:.$E$501];[.X616])+COUNTIF([.$F$2:.$F$501];[.X616])+COUNTIF([.$G$2:.$G$501];[.X616])+COUNTIF([.$H$2:.$H$501];[.X616])+COUNTIF([.$I$2:.$I$501];[.X616])+COUNTIF([.$J$2:.$J$501];[.X616])+COUNTIF([.$K$2:.$K$501];[.X616])+COUNTIF([.$L$2:.$L$501];[.X616])+COUNTIF([.$M$2:.$M$501];[.X616])+COUNTIF([.$N$2:.$N$501];[.X616])+COUNTIF([.$O$2:.$O$501];[.X616])+COUNTIF([.$P$2:.$P$501];[.X616])+COUNTIF([.$Q$2:.$Q$501];[.X616])+COUNTIF([.$R$2:.$R$501];[.X616])+COUNTIF([.$S$2:.$S$501];[.X616])+COUNTIF([.$T$2:.$T$501];[.X616])+COUNTIF([.$U$2:.$U$501];[.X616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tower</text:p>
          </table:table-cell>
          <table:table-cell table:formula="of:=COUNTIF([.$B$2:.$B$501];[.X617])+COUNTIF([.$C$2:.$C$501];[.X617])+COUNTIF([.$D$2:.$D$501];[.X617])+COUNTIF([.$E$2:.$E$501];[.X617])+COUNTIF([.$F$2:.$F$501];[.X617])+COUNTIF([.$G$2:.$G$501];[.X617])+COUNTIF([.$H$2:.$H$501];[.X617])+COUNTIF([.$I$2:.$I$501];[.X617])+COUNTIF([.$J$2:.$J$501];[.X617])+COUNTIF([.$K$2:.$K$501];[.X617])+COUNTIF([.$L$2:.$L$501];[.X617])+COUNTIF([.$M$2:.$M$501];[.X617])+COUNTIF([.$N$2:.$N$501];[.X617])+COUNTIF([.$O$2:.$O$501];[.X617])+COUNTIF([.$P$2:.$P$501];[.X617])+COUNTIF([.$Q$2:.$Q$501];[.X617])+COUNTIF([.$R$2:.$R$501];[.X617])+COUNTIF([.$S$2:.$S$501];[.X617])+COUNTIF([.$T$2:.$T$501];[.X617])+COUNTIF([.$U$2:.$U$501];[.X617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traffic</text:p>
          </table:table-cell>
          <table:table-cell table:formula="of:=COUNTIF([.$B$2:.$B$501];[.X618])+COUNTIF([.$C$2:.$C$501];[.X618])+COUNTIF([.$D$2:.$D$501];[.X618])+COUNTIF([.$E$2:.$E$501];[.X618])+COUNTIF([.$F$2:.$F$501];[.X618])+COUNTIF([.$G$2:.$G$501];[.X618])+COUNTIF([.$H$2:.$H$501];[.X618])+COUNTIF([.$I$2:.$I$501];[.X618])+COUNTIF([.$J$2:.$J$501];[.X618])+COUNTIF([.$K$2:.$K$501];[.X618])+COUNTIF([.$L$2:.$L$501];[.X618])+COUNTIF([.$M$2:.$M$501];[.X618])+COUNTIF([.$N$2:.$N$501];[.X618])+COUNTIF([.$O$2:.$O$501];[.X618])+COUNTIF([.$P$2:.$P$501];[.X618])+COUNTIF([.$Q$2:.$Q$501];[.X618])+COUNTIF([.$R$2:.$R$501];[.X618])+COUNTIF([.$S$2:.$S$501];[.X618])+COUNTIF([.$T$2:.$T$501];[.X618])+COUNTIF([.$U$2:.$U$501];[.X618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train</text:p>
          </table:table-cell>
          <table:table-cell table:formula="of:=COUNTIF([.$B$2:.$B$501];[.X619])+COUNTIF([.$C$2:.$C$501];[.X619])+COUNTIF([.$D$2:.$D$501];[.X619])+COUNTIF([.$E$2:.$E$501];[.X619])+COUNTIF([.$F$2:.$F$501];[.X619])+COUNTIF([.$G$2:.$G$501];[.X619])+COUNTIF([.$H$2:.$H$501];[.X619])+COUNTIF([.$I$2:.$I$501];[.X619])+COUNTIF([.$J$2:.$J$501];[.X619])+COUNTIF([.$K$2:.$K$501];[.X619])+COUNTIF([.$L$2:.$L$501];[.X619])+COUNTIF([.$M$2:.$M$501];[.X619])+COUNTIF([.$N$2:.$N$501];[.X619])+COUNTIF([.$O$2:.$O$501];[.X619])+COUNTIF([.$P$2:.$P$501];[.X619])+COUNTIF([.$Q$2:.$Q$501];[.X619])+COUNTIF([.$R$2:.$R$501];[.X619])+COUNTIF([.$S$2:.$S$501];[.X619])+COUNTIF([.$T$2:.$T$501];[.X619])+COUNTIF([.$U$2:.$U$501];[.X619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table:style-name="ce1" office:value-type="string" calcext:value-type="string">
            <text:p>trip journey</text:p>
          </table:table-cell>
          <table:table-cell table:formula="of:=COUNTIF([.$B$2:.$B$501];[.X620])+COUNTIF([.$C$2:.$C$501];[.X620])+COUNTIF([.$D$2:.$D$501];[.X620])+COUNTIF([.$E$2:.$E$501];[.X620])+COUNTIF([.$F$2:.$F$501];[.X620])+COUNTIF([.$G$2:.$G$501];[.X620])+COUNTIF([.$H$2:.$H$501];[.X620])+COUNTIF([.$I$2:.$I$501];[.X620])+COUNTIF([.$J$2:.$J$501];[.X620])+COUNTIF([.$K$2:.$K$501];[.X620])+COUNTIF([.$L$2:.$L$501];[.X620])+COUNTIF([.$M$2:.$M$501];[.X620])+COUNTIF([.$N$2:.$N$501];[.X620])+COUNTIF([.$O$2:.$O$501];[.X620])+COUNTIF([.$P$2:.$P$501];[.X620])+COUNTIF([.$Q$2:.$Q$501];[.X620])+COUNTIF([.$R$2:.$R$501];[.X620])+COUNTIF([.$S$2:.$S$501];[.X620])+COUNTIF([.$T$2:.$T$501];[.X620])+COUNTIF([.$U$2:.$U$501];[.X620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umbrella</text:p>
          </table:table-cell>
          <table:table-cell table:formula="of:=COUNTIF([.$B$2:.$B$501];[.X621])+COUNTIF([.$C$2:.$C$501];[.X621])+COUNTIF([.$D$2:.$D$501];[.X621])+COUNTIF([.$E$2:.$E$501];[.X621])+COUNTIF([.$F$2:.$F$501];[.X621])+COUNTIF([.$G$2:.$G$501];[.X621])+COUNTIF([.$H$2:.$H$501];[.X621])+COUNTIF([.$I$2:.$I$501];[.X621])+COUNTIF([.$J$2:.$J$501];[.X621])+COUNTIF([.$K$2:.$K$501];[.X621])+COUNTIF([.$L$2:.$L$501];[.X621])+COUNTIF([.$M$2:.$M$501];[.X621])+COUNTIF([.$N$2:.$N$501];[.X621])+COUNTIF([.$O$2:.$O$501];[.X621])+COUNTIF([.$P$2:.$P$501];[.X621])+COUNTIF([.$Q$2:.$Q$501];[.X621])+COUNTIF([.$R$2:.$R$501];[.X621])+COUNTIF([.$S$2:.$S$501];[.X621])+COUNTIF([.$T$2:.$T$501];[.X621])+COUNTIF([.$U$2:.$U$501];[.X621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unshaven</text:p>
          </table:table-cell>
          <table:table-cell table:formula="of:=COUNTIF([.$B$2:.$B$501];[.X622])+COUNTIF([.$C$2:.$C$501];[.X622])+COUNTIF([.$D$2:.$D$501];[.X622])+COUNTIF([.$E$2:.$E$501];[.X622])+COUNTIF([.$F$2:.$F$501];[.X622])+COUNTIF([.$G$2:.$G$501];[.X622])+COUNTIF([.$H$2:.$H$501];[.X622])+COUNTIF([.$I$2:.$I$501];[.X622])+COUNTIF([.$J$2:.$J$501];[.X622])+COUNTIF([.$K$2:.$K$501];[.X622])+COUNTIF([.$L$2:.$L$501];[.X622])+COUNTIF([.$M$2:.$M$501];[.X622])+COUNTIF([.$N$2:.$N$501];[.X622])+COUNTIF([.$O$2:.$O$501];[.X622])+COUNTIF([.$P$2:.$P$501];[.X622])+COUNTIF([.$Q$2:.$Q$501];[.X622])+COUNTIF([.$R$2:.$R$501];[.X622])+COUNTIF([.$S$2:.$S$501];[.X622])+COUNTIF([.$T$2:.$T$501];[.X622])+COUNTIF([.$U$2:.$U$501];[.X622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voltage</text:p>
          </table:table-cell>
          <table:table-cell table:formula="of:=COUNTIF([.$B$2:.$B$501];[.X623])+COUNTIF([.$C$2:.$C$501];[.X623])+COUNTIF([.$D$2:.$D$501];[.X623])+COUNTIF([.$E$2:.$E$501];[.X623])+COUNTIF([.$F$2:.$F$501];[.X623])+COUNTIF([.$G$2:.$G$501];[.X623])+COUNTIF([.$H$2:.$H$501];[.X623])+COUNTIF([.$I$2:.$I$501];[.X623])+COUNTIF([.$J$2:.$J$501];[.X623])+COUNTIF([.$K$2:.$K$501];[.X623])+COUNTIF([.$L$2:.$L$501];[.X623])+COUNTIF([.$M$2:.$M$501];[.X623])+COUNTIF([.$N$2:.$N$501];[.X623])+COUNTIF([.$O$2:.$O$501];[.X623])+COUNTIF([.$P$2:.$P$501];[.X623])+COUNTIF([.$Q$2:.$Q$501];[.X623])+COUNTIF([.$R$2:.$R$501];[.X623])+COUNTIF([.$S$2:.$S$501];[.X623])+COUNTIF([.$T$2:.$T$501];[.X623])+COUNTIF([.$U$2:.$U$501];[.X623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watch</text:p>
          </table:table-cell>
          <table:table-cell table:formula="of:=COUNTIF([.$B$2:.$B$501];[.X624])+COUNTIF([.$C$2:.$C$501];[.X624])+COUNTIF([.$D$2:.$D$501];[.X624])+COUNTIF([.$E$2:.$E$501];[.X624])+COUNTIF([.$F$2:.$F$501];[.X624])+COUNTIF([.$G$2:.$G$501];[.X624])+COUNTIF([.$H$2:.$H$501];[.X624])+COUNTIF([.$I$2:.$I$501];[.X624])+COUNTIF([.$J$2:.$J$501];[.X624])+COUNTIF([.$K$2:.$K$501];[.X624])+COUNTIF([.$L$2:.$L$501];[.X624])+COUNTIF([.$M$2:.$M$501];[.X624])+COUNTIF([.$N$2:.$N$501];[.X624])+COUNTIF([.$O$2:.$O$501];[.X624])+COUNTIF([.$P$2:.$P$501];[.X624])+COUNTIF([.$Q$2:.$Q$501];[.X624])+COUNTIF([.$R$2:.$R$501];[.X624])+COUNTIF([.$S$2:.$S$501];[.X624])+COUNTIF([.$T$2:.$T$501];[.X624])+COUNTIF([.$U$2:.$U$501];[.X624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wild</text:p>
          </table:table-cell>
          <table:table-cell table:formula="of:=COUNTIF([.$B$2:.$B$501];[.X625])+COUNTIF([.$C$2:.$C$501];[.X625])+COUNTIF([.$D$2:.$D$501];[.X625])+COUNTIF([.$E$2:.$E$501];[.X625])+COUNTIF([.$F$2:.$F$501];[.X625])+COUNTIF([.$G$2:.$G$501];[.X625])+COUNTIF([.$H$2:.$H$501];[.X625])+COUNTIF([.$I$2:.$I$501];[.X625])+COUNTIF([.$J$2:.$J$501];[.X625])+COUNTIF([.$K$2:.$K$501];[.X625])+COUNTIF([.$L$2:.$L$501];[.X625])+COUNTIF([.$M$2:.$M$501];[.X625])+COUNTIF([.$N$2:.$N$501];[.X625])+COUNTIF([.$O$2:.$O$501];[.X625])+COUNTIF([.$P$2:.$P$501];[.X625])+COUNTIF([.$Q$2:.$Q$501];[.X625])+COUNTIF([.$R$2:.$R$501];[.X625])+COUNTIF([.$S$2:.$S$501];[.X625])+COUNTIF([.$T$2:.$T$501];[.X625])+COUNTIF([.$U$2:.$U$501];[.X625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zoology</text:p>
          </table:table-cell>
          <table:table-cell table:formula="of:=COUNTIF([.$B$2:.$B$501];[.X626])+COUNTIF([.$C$2:.$C$501];[.X626])+COUNTIF([.$D$2:.$D$501];[.X626])+COUNTIF([.$E$2:.$E$501];[.X626])+COUNTIF([.$F$2:.$F$501];[.X626])+COUNTIF([.$G$2:.$G$501];[.X626])+COUNTIF([.$H$2:.$H$501];[.X626])+COUNTIF([.$I$2:.$I$501];[.X626])+COUNTIF([.$J$2:.$J$501];[.X626])+COUNTIF([.$K$2:.$K$501];[.X626])+COUNTIF([.$L$2:.$L$501];[.X626])+COUNTIF([.$M$2:.$M$501];[.X626])+COUNTIF([.$N$2:.$N$501];[.X626])+COUNTIF([.$O$2:.$O$501];[.X626])+COUNTIF([.$P$2:.$P$501];[.X626])+COUNTIF([.$Q$2:.$Q$501];[.X626])+COUNTIF([.$R$2:.$R$501];[.X626])+COUNTIF([.$S$2:.$S$501];[.X626])+COUNTIF([.$T$2:.$T$501];[.X626])+COUNTIF([.$U$2:.$U$501];[.X626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abstraction</text:p>
          </table:table-cell>
          <table:table-cell table:formula="of:=COUNTIF([.$B$2:.$B$501];[.X627])+COUNTIF([.$C$2:.$C$501];[.X627])+COUNTIF([.$D$2:.$D$501];[.X627])+COUNTIF([.$E$2:.$E$501];[.X627])+COUNTIF([.$F$2:.$F$501];[.X627])+COUNTIF([.$G$2:.$G$501];[.X627])+COUNTIF([.$H$2:.$H$501];[.X627])+COUNTIF([.$I$2:.$I$501];[.X627])+COUNTIF([.$J$2:.$J$501];[.X627])+COUNTIF([.$K$2:.$K$501];[.X627])+COUNTIF([.$L$2:.$L$501];[.X627])+COUNTIF([.$M$2:.$M$501];[.X627])+COUNTIF([.$N$2:.$N$501];[.X627])+COUNTIF([.$O$2:.$O$501];[.X627])+COUNTIF([.$P$2:.$P$501];[.X627])+COUNTIF([.$Q$2:.$Q$501];[.X627])+COUNTIF([.$R$2:.$R$501];[.X627])+COUNTIF([.$S$2:.$S$501];[.X627])+COUNTIF([.$T$2:.$T$501];[.X627])+COUNTIF([.$U$2:.$U$501];[.X62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abundance</text:p>
          </table:table-cell>
          <table:table-cell table:formula="of:=COUNTIF([.$B$2:.$B$501];[.X628])+COUNTIF([.$C$2:.$C$501];[.X628])+COUNTIF([.$D$2:.$D$501];[.X628])+COUNTIF([.$E$2:.$E$501];[.X628])+COUNTIF([.$F$2:.$F$501];[.X628])+COUNTIF([.$G$2:.$G$501];[.X628])+COUNTIF([.$H$2:.$H$501];[.X628])+COUNTIF([.$I$2:.$I$501];[.X628])+COUNTIF([.$J$2:.$J$501];[.X628])+COUNTIF([.$K$2:.$K$501];[.X628])+COUNTIF([.$L$2:.$L$501];[.X628])+COUNTIF([.$M$2:.$M$501];[.X628])+COUNTIF([.$N$2:.$N$501];[.X628])+COUNTIF([.$O$2:.$O$501];[.X628])+COUNTIF([.$P$2:.$P$501];[.X628])+COUNTIF([.$Q$2:.$Q$501];[.X628])+COUNTIF([.$R$2:.$R$501];[.X628])+COUNTIF([.$S$2:.$S$501];[.X628])+COUNTIF([.$T$2:.$T$501];[.X628])+COUNTIF([.$U$2:.$U$501];[.X62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accident</text:p>
          </table:table-cell>
          <table:table-cell table:formula="of:=COUNTIF([.$B$2:.$B$501];[.X629])+COUNTIF([.$C$2:.$C$501];[.X629])+COUNTIF([.$D$2:.$D$501];[.X629])+COUNTIF([.$E$2:.$E$501];[.X629])+COUNTIF([.$F$2:.$F$501];[.X629])+COUNTIF([.$G$2:.$G$501];[.X629])+COUNTIF([.$H$2:.$H$501];[.X629])+COUNTIF([.$I$2:.$I$501];[.X629])+COUNTIF([.$J$2:.$J$501];[.X629])+COUNTIF([.$K$2:.$K$501];[.X629])+COUNTIF([.$L$2:.$L$501];[.X629])+COUNTIF([.$M$2:.$M$501];[.X629])+COUNTIF([.$N$2:.$N$501];[.X629])+COUNTIF([.$O$2:.$O$501];[.X629])+COUNTIF([.$P$2:.$P$501];[.X629])+COUNTIF([.$Q$2:.$Q$501];[.X629])+COUNTIF([.$R$2:.$R$501];[.X629])+COUNTIF([.$S$2:.$S$501];[.X629])+COUNTIF([.$T$2:.$T$501];[.X629])+COUNTIF([.$U$2:.$U$501];[.X62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accuracy</text:p>
          </table:table-cell>
          <table:table-cell table:formula="of:=COUNTIF([.$B$2:.$B$501];[.X630])+COUNTIF([.$C$2:.$C$501];[.X630])+COUNTIF([.$D$2:.$D$501];[.X630])+COUNTIF([.$E$2:.$E$501];[.X630])+COUNTIF([.$F$2:.$F$501];[.X630])+COUNTIF([.$G$2:.$G$501];[.X630])+COUNTIF([.$H$2:.$H$501];[.X630])+COUNTIF([.$I$2:.$I$501];[.X630])+COUNTIF([.$J$2:.$J$501];[.X630])+COUNTIF([.$K$2:.$K$501];[.X630])+COUNTIF([.$L$2:.$L$501];[.X630])+COUNTIF([.$M$2:.$M$501];[.X630])+COUNTIF([.$N$2:.$N$501];[.X630])+COUNTIF([.$O$2:.$O$501];[.X630])+COUNTIF([.$P$2:.$P$501];[.X630])+COUNTIF([.$Q$2:.$Q$501];[.X630])+COUNTIF([.$R$2:.$R$501];[.X630])+COUNTIF([.$S$2:.$S$501];[.X630])+COUNTIF([.$T$2:.$T$501];[.X630])+COUNTIF([.$U$2:.$U$501];[.X63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action energy</text:p>
          </table:table-cell>
          <table:table-cell table:formula="of:=COUNTIF([.$B$2:.$B$501];[.X631])+COUNTIF([.$C$2:.$C$501];[.X631])+COUNTIF([.$D$2:.$D$501];[.X631])+COUNTIF([.$E$2:.$E$501];[.X631])+COUNTIF([.$F$2:.$F$501];[.X631])+COUNTIF([.$G$2:.$G$501];[.X631])+COUNTIF([.$H$2:.$H$501];[.X631])+COUNTIF([.$I$2:.$I$501];[.X631])+COUNTIF([.$J$2:.$J$501];[.X631])+COUNTIF([.$K$2:.$K$501];[.X631])+COUNTIF([.$L$2:.$L$501];[.X631])+COUNTIF([.$M$2:.$M$501];[.X631])+COUNTIF([.$N$2:.$N$501];[.X631])+COUNTIF([.$O$2:.$O$501];[.X631])+COUNTIF([.$P$2:.$P$501];[.X631])+COUNTIF([.$Q$2:.$Q$501];[.X631])+COUNTIF([.$R$2:.$R$501];[.X631])+COUNTIF([.$S$2:.$S$501];[.X631])+COUNTIF([.$T$2:.$T$501];[.X631])+COUNTIF([.$U$2:.$U$501];[.X63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adverse</text:p>
          </table:table-cell>
          <table:table-cell table:formula="of:=COUNTIF([.$B$2:.$B$501];[.X632])+COUNTIF([.$C$2:.$C$501];[.X632])+COUNTIF([.$D$2:.$D$501];[.X632])+COUNTIF([.$E$2:.$E$501];[.X632])+COUNTIF([.$F$2:.$F$501];[.X632])+COUNTIF([.$G$2:.$G$501];[.X632])+COUNTIF([.$H$2:.$H$501];[.X632])+COUNTIF([.$I$2:.$I$501];[.X632])+COUNTIF([.$J$2:.$J$501];[.X632])+COUNTIF([.$K$2:.$K$501];[.X632])+COUNTIF([.$L$2:.$L$501];[.X632])+COUNTIF([.$M$2:.$M$501];[.X632])+COUNTIF([.$N$2:.$N$501];[.X632])+COUNTIF([.$O$2:.$O$501];[.X632])+COUNTIF([.$P$2:.$P$501];[.X632])+COUNTIF([.$Q$2:.$Q$501];[.X632])+COUNTIF([.$R$2:.$R$501];[.X632])+COUNTIF([.$S$2:.$S$501];[.X632])+COUNTIF([.$T$2:.$T$501];[.X632])+COUNTIF([.$U$2:.$U$501];[.X63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Afro</text:p>
          </table:table-cell>
          <table:table-cell table:formula="of:=COUNTIF([.$B$2:.$B$501];[.X633])+COUNTIF([.$C$2:.$C$501];[.X633])+COUNTIF([.$D$2:.$D$501];[.X633])+COUNTIF([.$E$2:.$E$501];[.X633])+COUNTIF([.$F$2:.$F$501];[.X633])+COUNTIF([.$G$2:.$G$501];[.X633])+COUNTIF([.$H$2:.$H$501];[.X633])+COUNTIF([.$I$2:.$I$501];[.X633])+COUNTIF([.$J$2:.$J$501];[.X633])+COUNTIF([.$K$2:.$K$501];[.X633])+COUNTIF([.$L$2:.$L$501];[.X633])+COUNTIF([.$M$2:.$M$501];[.X633])+COUNTIF([.$N$2:.$N$501];[.X633])+COUNTIF([.$O$2:.$O$501];[.X633])+COUNTIF([.$P$2:.$P$501];[.X633])+COUNTIF([.$Q$2:.$Q$501];[.X633])+COUNTIF([.$R$2:.$R$501];[.X633])+COUNTIF([.$S$2:.$S$501];[.X633])+COUNTIF([.$T$2:.$T$501];[.X633])+COUNTIF([.$U$2:.$U$501];[.X63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aid</text:p>
          </table:table-cell>
          <table:table-cell table:formula="of:=COUNTIF([.$B$2:.$B$501];[.X634])+COUNTIF([.$C$2:.$C$501];[.X634])+COUNTIF([.$D$2:.$D$501];[.X634])+COUNTIF([.$E$2:.$E$501];[.X634])+COUNTIF([.$F$2:.$F$501];[.X634])+COUNTIF([.$G$2:.$G$501];[.X634])+COUNTIF([.$H$2:.$H$501];[.X634])+COUNTIF([.$I$2:.$I$501];[.X634])+COUNTIF([.$J$2:.$J$501];[.X634])+COUNTIF([.$K$2:.$K$501];[.X634])+COUNTIF([.$L$2:.$L$501];[.X634])+COUNTIF([.$M$2:.$M$501];[.X634])+COUNTIF([.$N$2:.$N$501];[.X634])+COUNTIF([.$O$2:.$O$501];[.X634])+COUNTIF([.$P$2:.$P$501];[.X634])+COUNTIF([.$Q$2:.$Q$501];[.X634])+COUNTIF([.$R$2:.$R$501];[.X634])+COUNTIF([.$S$2:.$S$501];[.X634])+COUNTIF([.$T$2:.$T$501];[.X634])+COUNTIF([.$U$2:.$U$501];[.X63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air</text:p>
          </table:table-cell>
          <table:table-cell table:formula="of:=COUNTIF([.$B$2:.$B$501];[.X635])+COUNTIF([.$C$2:.$C$501];[.X635])+COUNTIF([.$D$2:.$D$501];[.X635])+COUNTIF([.$E$2:.$E$501];[.X635])+COUNTIF([.$F$2:.$F$501];[.X635])+COUNTIF([.$G$2:.$G$501];[.X635])+COUNTIF([.$H$2:.$H$501];[.X635])+COUNTIF([.$I$2:.$I$501];[.X635])+COUNTIF([.$J$2:.$J$501];[.X635])+COUNTIF([.$K$2:.$K$501];[.X635])+COUNTIF([.$L$2:.$L$501];[.X635])+COUNTIF([.$M$2:.$M$501];[.X635])+COUNTIF([.$N$2:.$N$501];[.X635])+COUNTIF([.$O$2:.$O$501];[.X635])+COUNTIF([.$P$2:.$P$501];[.X635])+COUNTIF([.$Q$2:.$Q$501];[.X635])+COUNTIF([.$R$2:.$R$501];[.X635])+COUNTIF([.$S$2:.$S$501];[.X635])+COUNTIF([.$T$2:.$T$501];[.X635])+COUNTIF([.$U$2:.$U$501];[.X63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air pollution</text:p>
          </table:table-cell>
          <table:table-cell table:formula="of:=COUNTIF([.$B$2:.$B$501];[.X636])+COUNTIF([.$C$2:.$C$501];[.X636])+COUNTIF([.$D$2:.$D$501];[.X636])+COUNTIF([.$E$2:.$E$501];[.X636])+COUNTIF([.$F$2:.$F$501];[.X636])+COUNTIF([.$G$2:.$G$501];[.X636])+COUNTIF([.$H$2:.$H$501];[.X636])+COUNTIF([.$I$2:.$I$501];[.X636])+COUNTIF([.$J$2:.$J$501];[.X636])+COUNTIF([.$K$2:.$K$501];[.X636])+COUNTIF([.$L$2:.$L$501];[.X636])+COUNTIF([.$M$2:.$M$501];[.X636])+COUNTIF([.$N$2:.$N$501];[.X636])+COUNTIF([.$O$2:.$O$501];[.X636])+COUNTIF([.$P$2:.$P$501];[.X636])+COUNTIF([.$Q$2:.$Q$501];[.X636])+COUNTIF([.$R$2:.$R$501];[.X636])+COUNTIF([.$S$2:.$S$501];[.X636])+COUNTIF([.$T$2:.$T$501];[.X636])+COUNTIF([.$U$2:.$U$501];[.X63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airbrush</text:p>
          </table:table-cell>
          <table:table-cell table:formula="of:=COUNTIF([.$B$2:.$B$501];[.X637])+COUNTIF([.$C$2:.$C$501];[.X637])+COUNTIF([.$D$2:.$D$501];[.X637])+COUNTIF([.$E$2:.$E$501];[.X637])+COUNTIF([.$F$2:.$F$501];[.X637])+COUNTIF([.$G$2:.$G$501];[.X637])+COUNTIF([.$H$2:.$H$501];[.X637])+COUNTIF([.$I$2:.$I$501];[.X637])+COUNTIF([.$J$2:.$J$501];[.X637])+COUNTIF([.$K$2:.$K$501];[.X637])+COUNTIF([.$L$2:.$L$501];[.X637])+COUNTIF([.$M$2:.$M$501];[.X637])+COUNTIF([.$N$2:.$N$501];[.X637])+COUNTIF([.$O$2:.$O$501];[.X637])+COUNTIF([.$P$2:.$P$501];[.X637])+COUNTIF([.$Q$2:.$Q$501];[.X637])+COUNTIF([.$R$2:.$R$501];[.X637])+COUNTIF([.$S$2:.$S$501];[.X637])+COUNTIF([.$T$2:.$T$501];[.X637])+COUNTIF([.$U$2:.$U$501];[.X63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airport</text:p>
          </table:table-cell>
          <table:table-cell table:formula="of:=COUNTIF([.$B$2:.$B$501];[.X638])+COUNTIF([.$C$2:.$C$501];[.X638])+COUNTIF([.$D$2:.$D$501];[.X638])+COUNTIF([.$E$2:.$E$501];[.X638])+COUNTIF([.$F$2:.$F$501];[.X638])+COUNTIF([.$G$2:.$G$501];[.X638])+COUNTIF([.$H$2:.$H$501];[.X638])+COUNTIF([.$I$2:.$I$501];[.X638])+COUNTIF([.$J$2:.$J$501];[.X638])+COUNTIF([.$K$2:.$K$501];[.X638])+COUNTIF([.$L$2:.$L$501];[.X638])+COUNTIF([.$M$2:.$M$501];[.X638])+COUNTIF([.$N$2:.$N$501];[.X638])+COUNTIF([.$O$2:.$O$501];[.X638])+COUNTIF([.$P$2:.$P$501];[.X638])+COUNTIF([.$Q$2:.$Q$501];[.X638])+COUNTIF([.$R$2:.$R$501];[.X638])+COUNTIF([.$S$2:.$S$501];[.X638])+COUNTIF([.$T$2:.$T$501];[.X638])+COUNTIF([.$U$2:.$U$501];[.X63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alone</text:p>
          </table:table-cell>
          <table:table-cell table:formula="of:=COUNTIF([.$B$2:.$B$501];[.X639])+COUNTIF([.$C$2:.$C$501];[.X639])+COUNTIF([.$D$2:.$D$501];[.X639])+COUNTIF([.$E$2:.$E$501];[.X639])+COUNTIF([.$F$2:.$F$501];[.X639])+COUNTIF([.$G$2:.$G$501];[.X639])+COUNTIF([.$H$2:.$H$501];[.X639])+COUNTIF([.$I$2:.$I$501];[.X639])+COUNTIF([.$J$2:.$J$501];[.X639])+COUNTIF([.$K$2:.$K$501];[.X639])+COUNTIF([.$L$2:.$L$501];[.X639])+COUNTIF([.$M$2:.$M$501];[.X639])+COUNTIF([.$N$2:.$N$501];[.X639])+COUNTIF([.$O$2:.$O$501];[.X639])+COUNTIF([.$P$2:.$P$501];[.X639])+COUNTIF([.$Q$2:.$Q$501];[.X639])+COUNTIF([.$R$2:.$R$501];[.X639])+COUNTIF([.$S$2:.$S$501];[.X639])+COUNTIF([.$T$2:.$T$501];[.X639])+COUNTIF([.$U$2:.$U$501];[.X63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analog</text:p>
          </table:table-cell>
          <table:table-cell table:formula="of:=COUNTIF([.$B$2:.$B$501];[.X640])+COUNTIF([.$C$2:.$C$501];[.X640])+COUNTIF([.$D$2:.$D$501];[.X640])+COUNTIF([.$E$2:.$E$501];[.X640])+COUNTIF([.$F$2:.$F$501];[.X640])+COUNTIF([.$G$2:.$G$501];[.X640])+COUNTIF([.$H$2:.$H$501];[.X640])+COUNTIF([.$I$2:.$I$501];[.X640])+COUNTIF([.$J$2:.$J$501];[.X640])+COUNTIF([.$K$2:.$K$501];[.X640])+COUNTIF([.$L$2:.$L$501];[.X640])+COUNTIF([.$M$2:.$M$501];[.X640])+COUNTIF([.$N$2:.$N$501];[.X640])+COUNTIF([.$O$2:.$O$501];[.X640])+COUNTIF([.$P$2:.$P$501];[.X640])+COUNTIF([.$Q$2:.$Q$501];[.X640])+COUNTIF([.$R$2:.$R$501];[.X640])+COUNTIF([.$S$2:.$S$501];[.X640])+COUNTIF([.$T$2:.$T$501];[.X640])+COUNTIF([.$U$2:.$U$501];[.X64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anatomy</text:p>
          </table:table-cell>
          <table:table-cell table:formula="of:=COUNTIF([.$B$2:.$B$501];[.X641])+COUNTIF([.$C$2:.$C$501];[.X641])+COUNTIF([.$D$2:.$D$501];[.X641])+COUNTIF([.$E$2:.$E$501];[.X641])+COUNTIF([.$F$2:.$F$501];[.X641])+COUNTIF([.$G$2:.$G$501];[.X641])+COUNTIF([.$H$2:.$H$501];[.X641])+COUNTIF([.$I$2:.$I$501];[.X641])+COUNTIF([.$J$2:.$J$501];[.X641])+COUNTIF([.$K$2:.$K$501];[.X641])+COUNTIF([.$L$2:.$L$501];[.X641])+COUNTIF([.$M$2:.$M$501];[.X641])+COUNTIF([.$N$2:.$N$501];[.X641])+COUNTIF([.$O$2:.$O$501];[.X641])+COUNTIF([.$P$2:.$P$501];[.X641])+COUNTIF([.$Q$2:.$Q$501];[.X641])+COUNTIF([.$R$2:.$R$501];[.X641])+COUNTIF([.$S$2:.$S$501];[.X641])+COUNTIF([.$T$2:.$T$501];[.X641])+COUNTIF([.$U$2:.$U$501];[.X64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armchair</text:p>
          </table:table-cell>
          <table:table-cell table:formula="of:=COUNTIF([.$B$2:.$B$501];[.X642])+COUNTIF([.$C$2:.$C$501];[.X642])+COUNTIF([.$D$2:.$D$501];[.X642])+COUNTIF([.$E$2:.$E$501];[.X642])+COUNTIF([.$F$2:.$F$501];[.X642])+COUNTIF([.$G$2:.$G$501];[.X642])+COUNTIF([.$H$2:.$H$501];[.X642])+COUNTIF([.$I$2:.$I$501];[.X642])+COUNTIF([.$J$2:.$J$501];[.X642])+COUNTIF([.$K$2:.$K$501];[.X642])+COUNTIF([.$L$2:.$L$501];[.X642])+COUNTIF([.$M$2:.$M$501];[.X642])+COUNTIF([.$N$2:.$N$501];[.X642])+COUNTIF([.$O$2:.$O$501];[.X642])+COUNTIF([.$P$2:.$P$501];[.X642])+COUNTIF([.$Q$2:.$Q$501];[.X642])+COUNTIF([.$R$2:.$R$501];[.X642])+COUNTIF([.$S$2:.$S$501];[.X642])+COUNTIF([.$T$2:.$T$501];[.X642])+COUNTIF([.$U$2:.$U$501];[.X64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ash</text:p>
          </table:table-cell>
          <table:table-cell table:formula="of:=COUNTIF([.$B$2:.$B$501];[.X643])+COUNTIF([.$C$2:.$C$501];[.X643])+COUNTIF([.$D$2:.$D$501];[.X643])+COUNTIF([.$E$2:.$E$501];[.X643])+COUNTIF([.$F$2:.$F$501];[.X643])+COUNTIF([.$G$2:.$G$501];[.X643])+COUNTIF([.$H$2:.$H$501];[.X643])+COUNTIF([.$I$2:.$I$501];[.X643])+COUNTIF([.$J$2:.$J$501];[.X643])+COUNTIF([.$K$2:.$K$501];[.X643])+COUNTIF([.$L$2:.$L$501];[.X643])+COUNTIF([.$M$2:.$M$501];[.X643])+COUNTIF([.$N$2:.$N$501];[.X643])+COUNTIF([.$O$2:.$O$501];[.X643])+COUNTIF([.$P$2:.$P$501];[.X643])+COUNTIF([.$Q$2:.$Q$501];[.X643])+COUNTIF([.$R$2:.$R$501];[.X643])+COUNTIF([.$S$2:.$S$501];[.X643])+COUNTIF([.$T$2:.$T$501];[.X643])+COUNTIF([.$U$2:.$U$501];[.X64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asphalt</text:p>
          </table:table-cell>
          <table:table-cell table:formula="of:=COUNTIF([.$B$2:.$B$501];[.X644])+COUNTIF([.$C$2:.$C$501];[.X644])+COUNTIF([.$D$2:.$D$501];[.X644])+COUNTIF([.$E$2:.$E$501];[.X644])+COUNTIF([.$F$2:.$F$501];[.X644])+COUNTIF([.$G$2:.$G$501];[.X644])+COUNTIF([.$H$2:.$H$501];[.X644])+COUNTIF([.$I$2:.$I$501];[.X644])+COUNTIF([.$J$2:.$J$501];[.X644])+COUNTIF([.$K$2:.$K$501];[.X644])+COUNTIF([.$L$2:.$L$501];[.X644])+COUNTIF([.$M$2:.$M$501];[.X644])+COUNTIF([.$N$2:.$N$501];[.X644])+COUNTIF([.$O$2:.$O$501];[.X644])+COUNTIF([.$P$2:.$P$501];[.X644])+COUNTIF([.$Q$2:.$Q$501];[.X644])+COUNTIF([.$R$2:.$R$501];[.X644])+COUNTIF([.$S$2:.$S$501];[.X644])+COUNTIF([.$T$2:.$T$501];[.X644])+COUNTIF([.$U$2:.$U$501];[.X64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audience</text:p>
          </table:table-cell>
          <table:table-cell table:formula="of:=COUNTIF([.$B$2:.$B$501];[.X645])+COUNTIF([.$C$2:.$C$501];[.X645])+COUNTIF([.$D$2:.$D$501];[.X645])+COUNTIF([.$E$2:.$E$501];[.X645])+COUNTIF([.$F$2:.$F$501];[.X645])+COUNTIF([.$G$2:.$G$501];[.X645])+COUNTIF([.$H$2:.$H$501];[.X645])+COUNTIF([.$I$2:.$I$501];[.X645])+COUNTIF([.$J$2:.$J$501];[.X645])+COUNTIF([.$K$2:.$K$501];[.X645])+COUNTIF([.$L$2:.$L$501];[.X645])+COUNTIF([.$M$2:.$M$501];[.X645])+COUNTIF([.$N$2:.$N$501];[.X645])+COUNTIF([.$O$2:.$O$501];[.X645])+COUNTIF([.$P$2:.$P$501];[.X645])+COUNTIF([.$Q$2:.$Q$501];[.X645])+COUNTIF([.$R$2:.$R$501];[.X645])+COUNTIF([.$S$2:.$S$501];[.X645])+COUNTIF([.$T$2:.$T$501];[.X645])+COUNTIF([.$U$2:.$U$501];[.X64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auditorium</text:p>
          </table:table-cell>
          <table:table-cell table:formula="of:=COUNTIF([.$B$2:.$B$501];[.X646])+COUNTIF([.$C$2:.$C$501];[.X646])+COUNTIF([.$D$2:.$D$501];[.X646])+COUNTIF([.$E$2:.$E$501];[.X646])+COUNTIF([.$F$2:.$F$501];[.X646])+COUNTIF([.$G$2:.$G$501];[.X646])+COUNTIF([.$H$2:.$H$501];[.X646])+COUNTIF([.$I$2:.$I$501];[.X646])+COUNTIF([.$J$2:.$J$501];[.X646])+COUNTIF([.$K$2:.$K$501];[.X646])+COUNTIF([.$L$2:.$L$501];[.X646])+COUNTIF([.$M$2:.$M$501];[.X646])+COUNTIF([.$N$2:.$N$501];[.X646])+COUNTIF([.$O$2:.$O$501];[.X646])+COUNTIF([.$P$2:.$P$501];[.X646])+COUNTIF([.$Q$2:.$Q$501];[.X646])+COUNTIF([.$R$2:.$R$501];[.X646])+COUNTIF([.$S$2:.$S$501];[.X646])+COUNTIF([.$T$2:.$T$501];[.X646])+COUNTIF([.$U$2:.$U$501];[.X64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aura</text:p>
          </table:table-cell>
          <table:table-cell table:formula="of:=COUNTIF([.$B$2:.$B$501];[.X647])+COUNTIF([.$C$2:.$C$501];[.X647])+COUNTIF([.$D$2:.$D$501];[.X647])+COUNTIF([.$E$2:.$E$501];[.X647])+COUNTIF([.$F$2:.$F$501];[.X647])+COUNTIF([.$G$2:.$G$501];[.X647])+COUNTIF([.$H$2:.$H$501];[.X647])+COUNTIF([.$I$2:.$I$501];[.X647])+COUNTIF([.$J$2:.$J$501];[.X647])+COUNTIF([.$K$2:.$K$501];[.X647])+COUNTIF([.$L$2:.$L$501];[.X647])+COUNTIF([.$M$2:.$M$501];[.X647])+COUNTIF([.$N$2:.$N$501];[.X647])+COUNTIF([.$O$2:.$O$501];[.X647])+COUNTIF([.$P$2:.$P$501];[.X647])+COUNTIF([.$Q$2:.$Q$501];[.X647])+COUNTIF([.$R$2:.$R$501];[.X647])+COUNTIF([.$S$2:.$S$501];[.X647])+COUNTIF([.$T$2:.$T$501];[.X647])+COUNTIF([.$U$2:.$U$501];[.X64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auto racing</text:p>
          </table:table-cell>
          <table:table-cell table:formula="of:=COUNTIF([.$B$2:.$B$501];[.X648])+COUNTIF([.$C$2:.$C$501];[.X648])+COUNTIF([.$D$2:.$D$501];[.X648])+COUNTIF([.$E$2:.$E$501];[.X648])+COUNTIF([.$F$2:.$F$501];[.X648])+COUNTIF([.$G$2:.$G$501];[.X648])+COUNTIF([.$H$2:.$H$501];[.X648])+COUNTIF([.$I$2:.$I$501];[.X648])+COUNTIF([.$J$2:.$J$501];[.X648])+COUNTIF([.$K$2:.$K$501];[.X648])+COUNTIF([.$L$2:.$L$501];[.X648])+COUNTIF([.$M$2:.$M$501];[.X648])+COUNTIF([.$N$2:.$N$501];[.X648])+COUNTIF([.$O$2:.$O$501];[.X648])+COUNTIF([.$P$2:.$P$501];[.X648])+COUNTIF([.$Q$2:.$Q$501];[.X648])+COUNTIF([.$R$2:.$R$501];[.X648])+COUNTIF([.$S$2:.$S$501];[.X648])+COUNTIF([.$T$2:.$T$501];[.X648])+COUNTIF([.$U$2:.$U$501];[.X64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avian</text:p>
          </table:table-cell>
          <table:table-cell table:formula="of:=COUNTIF([.$B$2:.$B$501];[.X649])+COUNTIF([.$C$2:.$C$501];[.X649])+COUNTIF([.$D$2:.$D$501];[.X649])+COUNTIF([.$E$2:.$E$501];[.X649])+COUNTIF([.$F$2:.$F$501];[.X649])+COUNTIF([.$G$2:.$G$501];[.X649])+COUNTIF([.$H$2:.$H$501];[.X649])+COUNTIF([.$I$2:.$I$501];[.X649])+COUNTIF([.$J$2:.$J$501];[.X649])+COUNTIF([.$K$2:.$K$501];[.X649])+COUNTIF([.$L$2:.$L$501];[.X649])+COUNTIF([.$M$2:.$M$501];[.X649])+COUNTIF([.$N$2:.$N$501];[.X649])+COUNTIF([.$O$2:.$O$501];[.X649])+COUNTIF([.$P$2:.$P$501];[.X649])+COUNTIF([.$Q$2:.$Q$501];[.X649])+COUNTIF([.$R$2:.$R$501];[.X649])+COUNTIF([.$S$2:.$S$501];[.X649])+COUNTIF([.$T$2:.$T$501];[.X649])+COUNTIF([.$U$2:.$U$501];[.X64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ack</text:p>
          </table:table-cell>
          <table:table-cell table:formula="of:=COUNTIF([.$B$2:.$B$501];[.X650])+COUNTIF([.$C$2:.$C$501];[.X650])+COUNTIF([.$D$2:.$D$501];[.X650])+COUNTIF([.$E$2:.$E$501];[.X650])+COUNTIF([.$F$2:.$F$501];[.X650])+COUNTIF([.$G$2:.$G$501];[.X650])+COUNTIF([.$H$2:.$H$501];[.X650])+COUNTIF([.$I$2:.$I$501];[.X650])+COUNTIF([.$J$2:.$J$501];[.X650])+COUNTIF([.$K$2:.$K$501];[.X650])+COUNTIF([.$L$2:.$L$501];[.X650])+COUNTIF([.$M$2:.$M$501];[.X650])+COUNTIF([.$N$2:.$N$501];[.X650])+COUNTIF([.$O$2:.$O$501];[.X650])+COUNTIF([.$P$2:.$P$501];[.X650])+COUNTIF([.$Q$2:.$Q$501];[.X650])+COUNTIF([.$R$2:.$R$501];[.X650])+COUNTIF([.$S$2:.$S$501];[.X650])+COUNTIF([.$T$2:.$T$501];[.X650])+COUNTIF([.$U$2:.$U$501];[.X65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acklit</text:p>
          </table:table-cell>
          <table:table-cell table:formula="of:=COUNTIF([.$B$2:.$B$501];[.X651])+COUNTIF([.$C$2:.$C$501];[.X651])+COUNTIF([.$D$2:.$D$501];[.X651])+COUNTIF([.$E$2:.$E$501];[.X651])+COUNTIF([.$F$2:.$F$501];[.X651])+COUNTIF([.$G$2:.$G$501];[.X651])+COUNTIF([.$H$2:.$H$501];[.X651])+COUNTIF([.$I$2:.$I$501];[.X651])+COUNTIF([.$J$2:.$J$501];[.X651])+COUNTIF([.$K$2:.$K$501];[.X651])+COUNTIF([.$L$2:.$L$501];[.X651])+COUNTIF([.$M$2:.$M$501];[.X651])+COUNTIF([.$N$2:.$N$501];[.X651])+COUNTIF([.$O$2:.$O$501];[.X651])+COUNTIF([.$P$2:.$P$501];[.X651])+COUNTIF([.$Q$2:.$Q$501];[.X651])+COUNTIF([.$R$2:.$R$501];[.X651])+COUNTIF([.$S$2:.$S$501];[.X651])+COUNTIF([.$T$2:.$T$501];[.X651])+COUNTIF([.$U$2:.$U$501];[.X65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ag</text:p>
          </table:table-cell>
          <table:table-cell table:formula="of:=COUNTIF([.$B$2:.$B$501];[.X652])+COUNTIF([.$C$2:.$C$501];[.X652])+COUNTIF([.$D$2:.$D$501];[.X652])+COUNTIF([.$E$2:.$E$501];[.X652])+COUNTIF([.$F$2:.$F$501];[.X652])+COUNTIF([.$G$2:.$G$501];[.X652])+COUNTIF([.$H$2:.$H$501];[.X652])+COUNTIF([.$I$2:.$I$501];[.X652])+COUNTIF([.$J$2:.$J$501];[.X652])+COUNTIF([.$K$2:.$K$501];[.X652])+COUNTIF([.$L$2:.$L$501];[.X652])+COUNTIF([.$M$2:.$M$501];[.X652])+COUNTIF([.$N$2:.$N$501];[.X652])+COUNTIF([.$O$2:.$O$501];[.X652])+COUNTIF([.$P$2:.$P$501];[.X652])+COUNTIF([.$Q$2:.$Q$501];[.X652])+COUNTIF([.$R$2:.$R$501];[.X652])+COUNTIF([.$S$2:.$S$501];[.X652])+COUNTIF([.$T$2:.$T$501];[.X652])+COUNTIF([.$U$2:.$U$501];[.X65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ank</text:p>
          </table:table-cell>
          <table:table-cell table:formula="of:=COUNTIF([.$B$2:.$B$501];[.X653])+COUNTIF([.$C$2:.$C$501];[.X653])+COUNTIF([.$D$2:.$D$501];[.X653])+COUNTIF([.$E$2:.$E$501];[.X653])+COUNTIF([.$F$2:.$F$501];[.X653])+COUNTIF([.$G$2:.$G$501];[.X653])+COUNTIF([.$H$2:.$H$501];[.X653])+COUNTIF([.$I$2:.$I$501];[.X653])+COUNTIF([.$J$2:.$J$501];[.X653])+COUNTIF([.$K$2:.$K$501];[.X653])+COUNTIF([.$L$2:.$L$501];[.X653])+COUNTIF([.$M$2:.$M$501];[.X653])+COUNTIF([.$N$2:.$N$501];[.X653])+COUNTIF([.$O$2:.$O$501];[.X653])+COUNTIF([.$P$2:.$P$501];[.X653])+COUNTIF([.$Q$2:.$Q$501];[.X653])+COUNTIF([.$R$2:.$R$501];[.X653])+COUNTIF([.$S$2:.$S$501];[.X653])+COUNTIF([.$T$2:.$T$501];[.X653])+COUNTIF([.$U$2:.$U$501];[.X65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arbarous</text:p>
          </table:table-cell>
          <table:table-cell table:formula="of:=COUNTIF([.$B$2:.$B$501];[.X654])+COUNTIF([.$C$2:.$C$501];[.X654])+COUNTIF([.$D$2:.$D$501];[.X654])+COUNTIF([.$E$2:.$E$501];[.X654])+COUNTIF([.$F$2:.$F$501];[.X654])+COUNTIF([.$G$2:.$G$501];[.X654])+COUNTIF([.$H$2:.$H$501];[.X654])+COUNTIF([.$I$2:.$I$501];[.X654])+COUNTIF([.$J$2:.$J$501];[.X654])+COUNTIF([.$K$2:.$K$501];[.X654])+COUNTIF([.$L$2:.$L$501];[.X654])+COUNTIF([.$M$2:.$M$501];[.X654])+COUNTIF([.$N$2:.$N$501];[.X654])+COUNTIF([.$O$2:.$O$501];[.X654])+COUNTIF([.$P$2:.$P$501];[.X654])+COUNTIF([.$Q$2:.$Q$501];[.X654])+COUNTIF([.$R$2:.$R$501];[.X654])+COUNTIF([.$S$2:.$S$501];[.X654])+COUNTIF([.$T$2:.$T$501];[.X654])+COUNTIF([.$U$2:.$U$501];[.X65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arefoot</text:p>
          </table:table-cell>
          <table:table-cell table:formula="of:=COUNTIF([.$B$2:.$B$501];[.X655])+COUNTIF([.$C$2:.$C$501];[.X655])+COUNTIF([.$D$2:.$D$501];[.X655])+COUNTIF([.$E$2:.$E$501];[.X655])+COUNTIF([.$F$2:.$F$501];[.X655])+COUNTIF([.$G$2:.$G$501];[.X655])+COUNTIF([.$H$2:.$H$501];[.X655])+COUNTIF([.$I$2:.$I$501];[.X655])+COUNTIF([.$J$2:.$J$501];[.X655])+COUNTIF([.$K$2:.$K$501];[.X655])+COUNTIF([.$L$2:.$L$501];[.X655])+COUNTIF([.$M$2:.$M$501];[.X655])+COUNTIF([.$N$2:.$N$501];[.X655])+COUNTIF([.$O$2:.$O$501];[.X655])+COUNTIF([.$P$2:.$P$501];[.X655])+COUNTIF([.$Q$2:.$Q$501];[.X655])+COUNTIF([.$R$2:.$R$501];[.X655])+COUNTIF([.$S$2:.$S$501];[.X655])+COUNTIF([.$T$2:.$T$501];[.X655])+COUNTIF([.$U$2:.$U$501];[.X65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aseball cap</text:p>
          </table:table-cell>
          <table:table-cell table:formula="of:=COUNTIF([.$B$2:.$B$501];[.X656])+COUNTIF([.$C$2:.$C$501];[.X656])+COUNTIF([.$D$2:.$D$501];[.X656])+COUNTIF([.$E$2:.$E$501];[.X656])+COUNTIF([.$F$2:.$F$501];[.X656])+COUNTIF([.$G$2:.$G$501];[.X656])+COUNTIF([.$H$2:.$H$501];[.X656])+COUNTIF([.$I$2:.$I$501];[.X656])+COUNTIF([.$J$2:.$J$501];[.X656])+COUNTIF([.$K$2:.$K$501];[.X656])+COUNTIF([.$L$2:.$L$501];[.X656])+COUNTIF([.$M$2:.$M$501];[.X656])+COUNTIF([.$N$2:.$N$501];[.X656])+COUNTIF([.$O$2:.$O$501];[.X656])+COUNTIF([.$P$2:.$P$501];[.X656])+COUNTIF([.$Q$2:.$Q$501];[.X656])+COUNTIF([.$R$2:.$R$501];[.X656])+COUNTIF([.$S$2:.$S$501];[.X656])+COUNTIF([.$T$2:.$T$501];[.X656])+COUNTIF([.$U$2:.$U$501];[.X65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asket</text:p>
          </table:table-cell>
          <table:table-cell table:formula="of:=COUNTIF([.$B$2:.$B$501];[.X657])+COUNTIF([.$C$2:.$C$501];[.X657])+COUNTIF([.$D$2:.$D$501];[.X657])+COUNTIF([.$E$2:.$E$501];[.X657])+COUNTIF([.$F$2:.$F$501];[.X657])+COUNTIF([.$G$2:.$G$501];[.X657])+COUNTIF([.$H$2:.$H$501];[.X657])+COUNTIF([.$I$2:.$I$501];[.X657])+COUNTIF([.$J$2:.$J$501];[.X657])+COUNTIF([.$K$2:.$K$501];[.X657])+COUNTIF([.$L$2:.$L$501];[.X657])+COUNTIF([.$M$2:.$M$501];[.X657])+COUNTIF([.$N$2:.$N$501];[.X657])+COUNTIF([.$O$2:.$O$501];[.X657])+COUNTIF([.$P$2:.$P$501];[.X657])+COUNTIF([.$Q$2:.$Q$501];[.X657])+COUNTIF([.$R$2:.$R$501];[.X657])+COUNTIF([.$S$2:.$S$501];[.X657])+COUNTIF([.$T$2:.$T$501];[.X657])+COUNTIF([.$U$2:.$U$501];[.X65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ed</text:p>
          </table:table-cell>
          <table:table-cell table:formula="of:=COUNTIF([.$B$2:.$B$501];[.X658])+COUNTIF([.$C$2:.$C$501];[.X658])+COUNTIF([.$D$2:.$D$501];[.X658])+COUNTIF([.$E$2:.$E$501];[.X658])+COUNTIF([.$F$2:.$F$501];[.X658])+COUNTIF([.$G$2:.$G$501];[.X658])+COUNTIF([.$H$2:.$H$501];[.X658])+COUNTIF([.$I$2:.$I$501];[.X658])+COUNTIF([.$J$2:.$J$501];[.X658])+COUNTIF([.$K$2:.$K$501];[.X658])+COUNTIF([.$L$2:.$L$501];[.X658])+COUNTIF([.$M$2:.$M$501];[.X658])+COUNTIF([.$N$2:.$N$501];[.X658])+COUNTIF([.$O$2:.$O$501];[.X658])+COUNTIF([.$P$2:.$P$501];[.X658])+COUNTIF([.$Q$2:.$Q$501];[.X658])+COUNTIF([.$R$2:.$R$501];[.X658])+COUNTIF([.$S$2:.$S$501];[.X658])+COUNTIF([.$T$2:.$T$501];[.X658])+COUNTIF([.$U$2:.$U$501];[.X65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edroom</text:p>
          </table:table-cell>
          <table:table-cell table:formula="of:=COUNTIF([.$B$2:.$B$501];[.X659])+COUNTIF([.$C$2:.$C$501];[.X659])+COUNTIF([.$D$2:.$D$501];[.X659])+COUNTIF([.$E$2:.$E$501];[.X659])+COUNTIF([.$F$2:.$F$501];[.X659])+COUNTIF([.$G$2:.$G$501];[.X659])+COUNTIF([.$H$2:.$H$501];[.X659])+COUNTIF([.$I$2:.$I$501];[.X659])+COUNTIF([.$J$2:.$J$501];[.X659])+COUNTIF([.$K$2:.$K$501];[.X659])+COUNTIF([.$L$2:.$L$501];[.X659])+COUNTIF([.$M$2:.$M$501];[.X659])+COUNTIF([.$N$2:.$N$501];[.X659])+COUNTIF([.$O$2:.$O$501];[.X659])+COUNTIF([.$P$2:.$P$501];[.X659])+COUNTIF([.$Q$2:.$Q$501];[.X659])+COUNTIF([.$R$2:.$R$501];[.X659])+COUNTIF([.$S$2:.$S$501];[.X659])+COUNTIF([.$T$2:.$T$501];[.X659])+COUNTIF([.$U$2:.$U$501];[.X65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ike</text:p>
          </table:table-cell>
          <table:table-cell table:formula="of:=COUNTIF([.$B$2:.$B$501];[.X660])+COUNTIF([.$C$2:.$C$501];[.X660])+COUNTIF([.$D$2:.$D$501];[.X660])+COUNTIF([.$E$2:.$E$501];[.X660])+COUNTIF([.$F$2:.$F$501];[.X660])+COUNTIF([.$G$2:.$G$501];[.X660])+COUNTIF([.$H$2:.$H$501];[.X660])+COUNTIF([.$I$2:.$I$501];[.X660])+COUNTIF([.$J$2:.$J$501];[.X660])+COUNTIF([.$K$2:.$K$501];[.X660])+COUNTIF([.$L$2:.$L$501];[.X660])+COUNTIF([.$M$2:.$M$501];[.X660])+COUNTIF([.$N$2:.$N$501];[.X660])+COUNTIF([.$O$2:.$O$501];[.X660])+COUNTIF([.$P$2:.$P$501];[.X660])+COUNTIF([.$Q$2:.$Q$501];[.X660])+COUNTIF([.$R$2:.$R$501];[.X660])+COUNTIF([.$S$2:.$S$501];[.X660])+COUNTIF([.$T$2:.$T$501];[.X660])+COUNTIF([.$U$2:.$U$501];[.X66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ikini</text:p>
          </table:table-cell>
          <table:table-cell table:formula="of:=COUNTIF([.$B$2:.$B$501];[.X661])+COUNTIF([.$C$2:.$C$501];[.X661])+COUNTIF([.$D$2:.$D$501];[.X661])+COUNTIF([.$E$2:.$E$501];[.X661])+COUNTIF([.$F$2:.$F$501];[.X661])+COUNTIF([.$G$2:.$G$501];[.X661])+COUNTIF([.$H$2:.$H$501];[.X661])+COUNTIF([.$I$2:.$I$501];[.X661])+COUNTIF([.$J$2:.$J$501];[.X661])+COUNTIF([.$K$2:.$K$501];[.X661])+COUNTIF([.$L$2:.$L$501];[.X661])+COUNTIF([.$M$2:.$M$501];[.X661])+COUNTIF([.$N$2:.$N$501];[.X661])+COUNTIF([.$O$2:.$O$501];[.X661])+COUNTIF([.$P$2:.$P$501];[.X661])+COUNTIF([.$Q$2:.$Q$501];[.X661])+COUNTIF([.$R$2:.$R$501];[.X661])+COUNTIF([.$S$2:.$S$501];[.X661])+COUNTIF([.$T$2:.$T$501];[.X661])+COUNTIF([.$U$2:.$U$501];[.X66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illboard</text:p>
          </table:table-cell>
          <table:table-cell table:formula="of:=COUNTIF([.$B$2:.$B$501];[.X662])+COUNTIF([.$C$2:.$C$501];[.X662])+COUNTIF([.$D$2:.$D$501];[.X662])+COUNTIF([.$E$2:.$E$501];[.X662])+COUNTIF([.$F$2:.$F$501];[.X662])+COUNTIF([.$G$2:.$G$501];[.X662])+COUNTIF([.$H$2:.$H$501];[.X662])+COUNTIF([.$I$2:.$I$501];[.X662])+COUNTIF([.$J$2:.$J$501];[.X662])+COUNTIF([.$K$2:.$K$501];[.X662])+COUNTIF([.$L$2:.$L$501];[.X662])+COUNTIF([.$M$2:.$M$501];[.X662])+COUNTIF([.$N$2:.$N$501];[.X662])+COUNTIF([.$O$2:.$O$501];[.X662])+COUNTIF([.$P$2:.$P$501];[.X662])+COUNTIF([.$Q$2:.$Q$501];[.X662])+COUNTIF([.$R$2:.$R$501];[.X662])+COUNTIF([.$S$2:.$S$501];[.X662])+COUNTIF([.$T$2:.$T$501];[.X662])+COUNTIF([.$U$2:.$U$501];[.X66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ird beak</text:p>
          </table:table-cell>
          <table:table-cell table:formula="of:=COUNTIF([.$B$2:.$B$501];[.X663])+COUNTIF([.$C$2:.$C$501];[.X663])+COUNTIF([.$D$2:.$D$501];[.X663])+COUNTIF([.$E$2:.$E$501];[.X663])+COUNTIF([.$F$2:.$F$501];[.X663])+COUNTIF([.$G$2:.$G$501];[.X663])+COUNTIF([.$H$2:.$H$501];[.X663])+COUNTIF([.$I$2:.$I$501];[.X663])+COUNTIF([.$J$2:.$J$501];[.X663])+COUNTIF([.$K$2:.$K$501];[.X663])+COUNTIF([.$L$2:.$L$501];[.X663])+COUNTIF([.$M$2:.$M$501];[.X663])+COUNTIF([.$N$2:.$N$501];[.X663])+COUNTIF([.$O$2:.$O$501];[.X663])+COUNTIF([.$P$2:.$P$501];[.X663])+COUNTIF([.$Q$2:.$Q$501];[.X663])+COUNTIF([.$R$2:.$R$501];[.X663])+COUNTIF([.$S$2:.$S$501];[.X663])+COUNTIF([.$T$2:.$T$501];[.X663])+COUNTIF([.$U$2:.$U$501];[.X66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looming</text:p>
          </table:table-cell>
          <table:table-cell table:formula="of:=COUNTIF([.$B$2:.$B$501];[.X664])+COUNTIF([.$C$2:.$C$501];[.X664])+COUNTIF([.$D$2:.$D$501];[.X664])+COUNTIF([.$E$2:.$E$501];[.X664])+COUNTIF([.$F$2:.$F$501];[.X664])+COUNTIF([.$G$2:.$G$501];[.X664])+COUNTIF([.$H$2:.$H$501];[.X664])+COUNTIF([.$I$2:.$I$501];[.X664])+COUNTIF([.$J$2:.$J$501];[.X664])+COUNTIF([.$K$2:.$K$501];[.X664])+COUNTIF([.$L$2:.$L$501];[.X664])+COUNTIF([.$M$2:.$M$501];[.X664])+COUNTIF([.$N$2:.$N$501];[.X664])+COUNTIF([.$O$2:.$O$501];[.X664])+COUNTIF([.$P$2:.$P$501];[.X664])+COUNTIF([.$Q$2:.$Q$501];[.X664])+COUNTIF([.$R$2:.$R$501];[.X664])+COUNTIF([.$S$2:.$S$501];[.X664])+COUNTIF([.$T$2:.$T$501];[.X664])+COUNTIF([.$U$2:.$U$501];[.X66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lue sky</text:p>
          </table:table-cell>
          <table:table-cell table:formula="of:=COUNTIF([.$B$2:.$B$501];[.X665])+COUNTIF([.$C$2:.$C$501];[.X665])+COUNTIF([.$D$2:.$D$501];[.X665])+COUNTIF([.$E$2:.$E$501];[.X665])+COUNTIF([.$F$2:.$F$501];[.X665])+COUNTIF([.$G$2:.$G$501];[.X665])+COUNTIF([.$H$2:.$H$501];[.X665])+COUNTIF([.$I$2:.$I$501];[.X665])+COUNTIF([.$J$2:.$J$501];[.X665])+COUNTIF([.$K$2:.$K$501];[.X665])+COUNTIF([.$L$2:.$L$501];[.X665])+COUNTIF([.$M$2:.$M$501];[.X665])+COUNTIF([.$N$2:.$N$501];[.X665])+COUNTIF([.$O$2:.$O$501];[.X665])+COUNTIF([.$P$2:.$P$501];[.X665])+COUNTIF([.$Q$2:.$Q$501];[.X665])+COUNTIF([.$R$2:.$R$501];[.X665])+COUNTIF([.$S$2:.$S$501];[.X665])+COUNTIF([.$T$2:.$T$501];[.X665])+COUNTIF([.$U$2:.$U$501];[.X66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ody</text:p>
          </table:table-cell>
          <table:table-cell table:formula="of:=COUNTIF([.$B$2:.$B$501];[.X666])+COUNTIF([.$C$2:.$C$501];[.X666])+COUNTIF([.$D$2:.$D$501];[.X666])+COUNTIF([.$E$2:.$E$501];[.X666])+COUNTIF([.$F$2:.$F$501];[.X666])+COUNTIF([.$G$2:.$G$501];[.X666])+COUNTIF([.$H$2:.$H$501];[.X666])+COUNTIF([.$I$2:.$I$501];[.X666])+COUNTIF([.$J$2:.$J$501];[.X666])+COUNTIF([.$K$2:.$K$501];[.X666])+COUNTIF([.$L$2:.$L$501];[.X666])+COUNTIF([.$M$2:.$M$501];[.X666])+COUNTIF([.$N$2:.$N$501];[.X666])+COUNTIF([.$O$2:.$O$501];[.X666])+COUNTIF([.$P$2:.$P$501];[.X666])+COUNTIF([.$Q$2:.$Q$501];[.X666])+COUNTIF([.$R$2:.$R$501];[.X666])+COUNTIF([.$S$2:.$S$501];[.X666])+COUNTIF([.$T$2:.$T$501];[.X666])+COUNTIF([.$U$2:.$U$501];[.X66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one</text:p>
          </table:table-cell>
          <table:table-cell table:formula="of:=COUNTIF([.$B$2:.$B$501];[.X667])+COUNTIF([.$C$2:.$C$501];[.X667])+COUNTIF([.$D$2:.$D$501];[.X667])+COUNTIF([.$E$2:.$E$501];[.X667])+COUNTIF([.$F$2:.$F$501];[.X667])+COUNTIF([.$G$2:.$G$501];[.X667])+COUNTIF([.$H$2:.$H$501];[.X667])+COUNTIF([.$I$2:.$I$501];[.X667])+COUNTIF([.$J$2:.$J$501];[.X667])+COUNTIF([.$K$2:.$K$501];[.X667])+COUNTIF([.$L$2:.$L$501];[.X667])+COUNTIF([.$M$2:.$M$501];[.X667])+COUNTIF([.$N$2:.$N$501];[.X667])+COUNTIF([.$O$2:.$O$501];[.X667])+COUNTIF([.$P$2:.$P$501];[.X667])+COUNTIF([.$Q$2:.$Q$501];[.X667])+COUNTIF([.$R$2:.$R$501];[.X667])+COUNTIF([.$S$2:.$S$501];[.X667])+COUNTIF([.$T$2:.$T$501];[.X667])+COUNTIF([.$U$2:.$U$501];[.X66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oredom</text:p>
          </table:table-cell>
          <table:table-cell table:formula="of:=COUNTIF([.$B$2:.$B$501];[.X668])+COUNTIF([.$C$2:.$C$501];[.X668])+COUNTIF([.$D$2:.$D$501];[.X668])+COUNTIF([.$E$2:.$E$501];[.X668])+COUNTIF([.$F$2:.$F$501];[.X668])+COUNTIF([.$G$2:.$G$501];[.X668])+COUNTIF([.$H$2:.$H$501];[.X668])+COUNTIF([.$I$2:.$I$501];[.X668])+COUNTIF([.$J$2:.$J$501];[.X668])+COUNTIF([.$K$2:.$K$501];[.X668])+COUNTIF([.$L$2:.$L$501];[.X668])+COUNTIF([.$M$2:.$M$501];[.X668])+COUNTIF([.$N$2:.$N$501];[.X668])+COUNTIF([.$O$2:.$O$501];[.X668])+COUNTIF([.$P$2:.$P$501];[.X668])+COUNTIF([.$Q$2:.$Q$501];[.X668])+COUNTIF([.$R$2:.$R$501];[.X668])+COUNTIF([.$S$2:.$S$501];[.X668])+COUNTIF([.$T$2:.$T$501];[.X668])+COUNTIF([.$U$2:.$U$501];[.X66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ouquet</text:p>
          </table:table-cell>
          <table:table-cell table:formula="of:=COUNTIF([.$B$2:.$B$501];[.X669])+COUNTIF([.$C$2:.$C$501];[.X669])+COUNTIF([.$D$2:.$D$501];[.X669])+COUNTIF([.$E$2:.$E$501];[.X669])+COUNTIF([.$F$2:.$F$501];[.X669])+COUNTIF([.$G$2:.$G$501];[.X669])+COUNTIF([.$H$2:.$H$501];[.X669])+COUNTIF([.$I$2:.$I$501];[.X669])+COUNTIF([.$J$2:.$J$501];[.X669])+COUNTIF([.$K$2:.$K$501];[.X669])+COUNTIF([.$L$2:.$L$501];[.X669])+COUNTIF([.$M$2:.$M$501];[.X669])+COUNTIF([.$N$2:.$N$501];[.X669])+COUNTIF([.$O$2:.$O$501];[.X669])+COUNTIF([.$P$2:.$P$501];[.X669])+COUNTIF([.$Q$2:.$Q$501];[.X669])+COUNTIF([.$R$2:.$R$501];[.X669])+COUNTIF([.$S$2:.$S$501];[.X669])+COUNTIF([.$T$2:.$T$501];[.X669])+COUNTIF([.$U$2:.$U$501];[.X66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owler</text:p>
          </table:table-cell>
          <table:table-cell table:formula="of:=COUNTIF([.$B$2:.$B$501];[.X670])+COUNTIF([.$C$2:.$C$501];[.X670])+COUNTIF([.$D$2:.$D$501];[.X670])+COUNTIF([.$E$2:.$E$501];[.X670])+COUNTIF([.$F$2:.$F$501];[.X670])+COUNTIF([.$G$2:.$G$501];[.X670])+COUNTIF([.$H$2:.$H$501];[.X670])+COUNTIF([.$I$2:.$I$501];[.X670])+COUNTIF([.$J$2:.$J$501];[.X670])+COUNTIF([.$K$2:.$K$501];[.X670])+COUNTIF([.$L$2:.$L$501];[.X670])+COUNTIF([.$M$2:.$M$501];[.X670])+COUNTIF([.$N$2:.$N$501];[.X670])+COUNTIF([.$O$2:.$O$501];[.X670])+COUNTIF([.$P$2:.$P$501];[.X670])+COUNTIF([.$Q$2:.$Q$501];[.X670])+COUNTIF([.$R$2:.$R$501];[.X670])+COUNTIF([.$S$2:.$S$501];[.X670])+COUNTIF([.$T$2:.$T$501];[.X670])+COUNTIF([.$U$2:.$U$501];[.X67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rawny</text:p>
          </table:table-cell>
          <table:table-cell table:formula="of:=COUNTIF([.$B$2:.$B$501];[.X671])+COUNTIF([.$C$2:.$C$501];[.X671])+COUNTIF([.$D$2:.$D$501];[.X671])+COUNTIF([.$E$2:.$E$501];[.X671])+COUNTIF([.$F$2:.$F$501];[.X671])+COUNTIF([.$G$2:.$G$501];[.X671])+COUNTIF([.$H$2:.$H$501];[.X671])+COUNTIF([.$I$2:.$I$501];[.X671])+COUNTIF([.$J$2:.$J$501];[.X671])+COUNTIF([.$K$2:.$K$501];[.X671])+COUNTIF([.$L$2:.$L$501];[.X671])+COUNTIF([.$M$2:.$M$501];[.X671])+COUNTIF([.$N$2:.$N$501];[.X671])+COUNTIF([.$O$2:.$O$501];[.X671])+COUNTIF([.$P$2:.$P$501];[.X671])+COUNTIF([.$Q$2:.$Q$501];[.X671])+COUNTIF([.$R$2:.$R$501];[.X671])+COUNTIF([.$S$2:.$S$501];[.X671])+COUNTIF([.$T$2:.$T$501];[.X671])+COUNTIF([.$U$2:.$U$501];[.X67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reed</text:p>
          </table:table-cell>
          <table:table-cell table:formula="of:=COUNTIF([.$B$2:.$B$501];[.X672])+COUNTIF([.$C$2:.$C$501];[.X672])+COUNTIF([.$D$2:.$D$501];[.X672])+COUNTIF([.$E$2:.$E$501];[.X672])+COUNTIF([.$F$2:.$F$501];[.X672])+COUNTIF([.$G$2:.$G$501];[.X672])+COUNTIF([.$H$2:.$H$501];[.X672])+COUNTIF([.$I$2:.$I$501];[.X672])+COUNTIF([.$J$2:.$J$501];[.X672])+COUNTIF([.$K$2:.$K$501];[.X672])+COUNTIF([.$L$2:.$L$501];[.X672])+COUNTIF([.$M$2:.$M$501];[.X672])+COUNTIF([.$N$2:.$N$501];[.X672])+COUNTIF([.$O$2:.$O$501];[.X672])+COUNTIF([.$P$2:.$P$501];[.X672])+COUNTIF([.$Q$2:.$Q$501];[.X672])+COUNTIF([.$R$2:.$R$501];[.X672])+COUNTIF([.$S$2:.$S$501];[.X672])+COUNTIF([.$T$2:.$T$501];[.X672])+COUNTIF([.$U$2:.$U$501];[.X67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rick</text:p>
          </table:table-cell>
          <table:table-cell table:formula="of:=COUNTIF([.$B$2:.$B$501];[.X673])+COUNTIF([.$C$2:.$C$501];[.X673])+COUNTIF([.$D$2:.$D$501];[.X673])+COUNTIF([.$E$2:.$E$501];[.X673])+COUNTIF([.$F$2:.$F$501];[.X673])+COUNTIF([.$G$2:.$G$501];[.X673])+COUNTIF([.$H$2:.$H$501];[.X673])+COUNTIF([.$I$2:.$I$501];[.X673])+COUNTIF([.$J$2:.$J$501];[.X673])+COUNTIF([.$K$2:.$K$501];[.X673])+COUNTIF([.$L$2:.$L$501];[.X673])+COUNTIF([.$M$2:.$M$501];[.X673])+COUNTIF([.$N$2:.$N$501];[.X673])+COUNTIF([.$O$2:.$O$501];[.X673])+COUNTIF([.$P$2:.$P$501];[.X673])+COUNTIF([.$Q$2:.$Q$501];[.X673])+COUNTIF([.$R$2:.$R$501];[.X673])+COUNTIF([.$S$2:.$S$501];[.X673])+COUNTIF([.$T$2:.$T$501];[.X673])+COUNTIF([.$U$2:.$U$501];[.X67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ride</text:p>
          </table:table-cell>
          <table:table-cell table:formula="of:=COUNTIF([.$B$2:.$B$501];[.X674])+COUNTIF([.$C$2:.$C$501];[.X674])+COUNTIF([.$D$2:.$D$501];[.X674])+COUNTIF([.$E$2:.$E$501];[.X674])+COUNTIF([.$F$2:.$F$501];[.X674])+COUNTIF([.$G$2:.$G$501];[.X674])+COUNTIF([.$H$2:.$H$501];[.X674])+COUNTIF([.$I$2:.$I$501];[.X674])+COUNTIF([.$J$2:.$J$501];[.X674])+COUNTIF([.$K$2:.$K$501];[.X674])+COUNTIF([.$L$2:.$L$501];[.X674])+COUNTIF([.$M$2:.$M$501];[.X674])+COUNTIF([.$N$2:.$N$501];[.X674])+COUNTIF([.$O$2:.$O$501];[.X674])+COUNTIF([.$P$2:.$P$501];[.X674])+COUNTIF([.$Q$2:.$Q$501];[.X674])+COUNTIF([.$R$2:.$R$501];[.X674])+COUNTIF([.$S$2:.$S$501];[.X674])+COUNTIF([.$T$2:.$T$501];[.X674])+COUNTIF([.$U$2:.$U$501];[.X67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ridge</text:p>
          </table:table-cell>
          <table:table-cell table:formula="of:=COUNTIF([.$B$2:.$B$501];[.X675])+COUNTIF([.$C$2:.$C$501];[.X675])+COUNTIF([.$D$2:.$D$501];[.X675])+COUNTIF([.$E$2:.$E$501];[.X675])+COUNTIF([.$F$2:.$F$501];[.X675])+COUNTIF([.$G$2:.$G$501];[.X675])+COUNTIF([.$H$2:.$H$501];[.X675])+COUNTIF([.$I$2:.$I$501];[.X675])+COUNTIF([.$J$2:.$J$501];[.X675])+COUNTIF([.$K$2:.$K$501];[.X675])+COUNTIF([.$L$2:.$L$501];[.X675])+COUNTIF([.$M$2:.$M$501];[.X675])+COUNTIF([.$N$2:.$N$501];[.X675])+COUNTIF([.$O$2:.$O$501];[.X675])+COUNTIF([.$P$2:.$P$501];[.X675])+COUNTIF([.$Q$2:.$Q$501];[.X675])+COUNTIF([.$R$2:.$R$501];[.X675])+COUNTIF([.$S$2:.$S$501];[.X675])+COUNTIF([.$T$2:.$T$501];[.X675])+COUNTIF([.$U$2:.$U$501];[.X67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runette</text:p>
          </table:table-cell>
          <table:table-cell table:formula="of:=COUNTIF([.$B$2:.$B$501];[.X676])+COUNTIF([.$C$2:.$C$501];[.X676])+COUNTIF([.$D$2:.$D$501];[.X676])+COUNTIF([.$E$2:.$E$501];[.X676])+COUNTIF([.$F$2:.$F$501];[.X676])+COUNTIF([.$G$2:.$G$501];[.X676])+COUNTIF([.$H$2:.$H$501];[.X676])+COUNTIF([.$I$2:.$I$501];[.X676])+COUNTIF([.$J$2:.$J$501];[.X676])+COUNTIF([.$K$2:.$K$501];[.X676])+COUNTIF([.$L$2:.$L$501];[.X676])+COUNTIF([.$M$2:.$M$501];[.X676])+COUNTIF([.$N$2:.$N$501];[.X676])+COUNTIF([.$O$2:.$O$501];[.X676])+COUNTIF([.$P$2:.$P$501];[.X676])+COUNTIF([.$Q$2:.$Q$501];[.X676])+COUNTIF([.$R$2:.$R$501];[.X676])+COUNTIF([.$S$2:.$S$501];[.X676])+COUNTIF([.$T$2:.$T$501];[.X676])+COUNTIF([.$U$2:.$U$501];[.X67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uddha</text:p>
          </table:table-cell>
          <table:table-cell table:formula="of:=COUNTIF([.$B$2:.$B$501];[.X677])+COUNTIF([.$C$2:.$C$501];[.X677])+COUNTIF([.$D$2:.$D$501];[.X677])+COUNTIF([.$E$2:.$E$501];[.X677])+COUNTIF([.$F$2:.$F$501];[.X677])+COUNTIF([.$G$2:.$G$501];[.X677])+COUNTIF([.$H$2:.$H$501];[.X677])+COUNTIF([.$I$2:.$I$501];[.X677])+COUNTIF([.$J$2:.$J$501];[.X677])+COUNTIF([.$K$2:.$K$501];[.X677])+COUNTIF([.$L$2:.$L$501];[.X677])+COUNTIF([.$M$2:.$M$501];[.X677])+COUNTIF([.$N$2:.$N$501];[.X677])+COUNTIF([.$O$2:.$O$501];[.X677])+COUNTIF([.$P$2:.$P$501];[.X677])+COUNTIF([.$Q$2:.$Q$501];[.X677])+COUNTIF([.$R$2:.$R$501];[.X677])+COUNTIF([.$S$2:.$S$501];[.X677])+COUNTIF([.$T$2:.$T$501];[.X677])+COUNTIF([.$U$2:.$U$501];[.X67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ullet</text:p>
          </table:table-cell>
          <table:table-cell table:formula="of:=COUNTIF([.$B$2:.$B$501];[.X678])+COUNTIF([.$C$2:.$C$501];[.X678])+COUNTIF([.$D$2:.$D$501];[.X678])+COUNTIF([.$E$2:.$E$501];[.X678])+COUNTIF([.$F$2:.$F$501];[.X678])+COUNTIF([.$G$2:.$G$501];[.X678])+COUNTIF([.$H$2:.$H$501];[.X678])+COUNTIF([.$I$2:.$I$501];[.X678])+COUNTIF([.$J$2:.$J$501];[.X678])+COUNTIF([.$K$2:.$K$501];[.X678])+COUNTIF([.$L$2:.$L$501];[.X678])+COUNTIF([.$M$2:.$M$501];[.X678])+COUNTIF([.$N$2:.$N$501];[.X678])+COUNTIF([.$O$2:.$O$501];[.X678])+COUNTIF([.$P$2:.$P$501];[.X678])+COUNTIF([.$Q$2:.$Q$501];[.X678])+COUNTIF([.$R$2:.$R$501];[.X678])+COUNTIF([.$S$2:.$S$501];[.X678])+COUNTIF([.$T$2:.$T$501];[.X678])+COUNTIF([.$U$2:.$U$501];[.X67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umper</text:p>
          </table:table-cell>
          <table:table-cell table:formula="of:=COUNTIF([.$B$2:.$B$501];[.X679])+COUNTIF([.$C$2:.$C$501];[.X679])+COUNTIF([.$D$2:.$D$501];[.X679])+COUNTIF([.$E$2:.$E$501];[.X679])+COUNTIF([.$F$2:.$F$501];[.X679])+COUNTIF([.$G$2:.$G$501];[.X679])+COUNTIF([.$H$2:.$H$501];[.X679])+COUNTIF([.$I$2:.$I$501];[.X679])+COUNTIF([.$J$2:.$J$501];[.X679])+COUNTIF([.$K$2:.$K$501];[.X679])+COUNTIF([.$L$2:.$L$501];[.X679])+COUNTIF([.$M$2:.$M$501];[.X679])+COUNTIF([.$N$2:.$N$501];[.X679])+COUNTIF([.$O$2:.$O$501];[.X679])+COUNTIF([.$P$2:.$P$501];[.X679])+COUNTIF([.$Q$2:.$Q$501];[.X679])+COUNTIF([.$R$2:.$R$501];[.X679])+COUNTIF([.$S$2:.$S$501];[.X679])+COUNTIF([.$T$2:.$T$501];[.X679])+COUNTIF([.$U$2:.$U$501];[.X67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ungalow</text:p>
          </table:table-cell>
          <table:table-cell table:formula="of:=COUNTIF([.$B$2:.$B$501];[.X680])+COUNTIF([.$C$2:.$C$501];[.X680])+COUNTIF([.$D$2:.$D$501];[.X680])+COUNTIF([.$E$2:.$E$501];[.X680])+COUNTIF([.$F$2:.$F$501];[.X680])+COUNTIF([.$G$2:.$G$501];[.X680])+COUNTIF([.$H$2:.$H$501];[.X680])+COUNTIF([.$I$2:.$I$501];[.X680])+COUNTIF([.$J$2:.$J$501];[.X680])+COUNTIF([.$K$2:.$K$501];[.X680])+COUNTIF([.$L$2:.$L$501];[.X680])+COUNTIF([.$M$2:.$M$501];[.X680])+COUNTIF([.$N$2:.$N$501];[.X680])+COUNTIF([.$O$2:.$O$501];[.X680])+COUNTIF([.$P$2:.$P$501];[.X680])+COUNTIF([.$Q$2:.$Q$501];[.X680])+COUNTIF([.$R$2:.$R$501];[.X680])+COUNTIF([.$S$2:.$S$501];[.X680])+COUNTIF([.$T$2:.$T$501];[.X680])+COUNTIF([.$U$2:.$U$501];[.X68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urnt</text:p>
          </table:table-cell>
          <table:table-cell table:formula="of:=COUNTIF([.$B$2:.$B$501];[.X681])+COUNTIF([.$C$2:.$C$501];[.X681])+COUNTIF([.$D$2:.$D$501];[.X681])+COUNTIF([.$E$2:.$E$501];[.X681])+COUNTIF([.$F$2:.$F$501];[.X681])+COUNTIF([.$G$2:.$G$501];[.X681])+COUNTIF([.$H$2:.$H$501];[.X681])+COUNTIF([.$I$2:.$I$501];[.X681])+COUNTIF([.$J$2:.$J$501];[.X681])+COUNTIF([.$K$2:.$K$501];[.X681])+COUNTIF([.$L$2:.$L$501];[.X681])+COUNTIF([.$M$2:.$M$501];[.X681])+COUNTIF([.$N$2:.$N$501];[.X681])+COUNTIF([.$O$2:.$O$501];[.X681])+COUNTIF([.$P$2:.$P$501];[.X681])+COUNTIF([.$Q$2:.$Q$501];[.X681])+COUNTIF([.$R$2:.$R$501];[.X681])+COUNTIF([.$S$2:.$S$501];[.X681])+COUNTIF([.$T$2:.$T$501];[.X681])+COUNTIF([.$U$2:.$U$501];[.X68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utton plant</text:p>
          </table:table-cell>
          <table:table-cell table:formula="of:=COUNTIF([.$B$2:.$B$501];[.X682])+COUNTIF([.$C$2:.$C$501];[.X682])+COUNTIF([.$D$2:.$D$501];[.X682])+COUNTIF([.$E$2:.$E$501];[.X682])+COUNTIF([.$F$2:.$F$501];[.X682])+COUNTIF([.$G$2:.$G$501];[.X682])+COUNTIF([.$H$2:.$H$501];[.X682])+COUNTIF([.$I$2:.$I$501];[.X682])+COUNTIF([.$J$2:.$J$501];[.X682])+COUNTIF([.$K$2:.$K$501];[.X682])+COUNTIF([.$L$2:.$L$501];[.X682])+COUNTIF([.$M$2:.$M$501];[.X682])+COUNTIF([.$N$2:.$N$501];[.X682])+COUNTIF([.$O$2:.$O$501];[.X682])+COUNTIF([.$P$2:.$P$501];[.X682])+COUNTIF([.$Q$2:.$Q$501];[.X682])+COUNTIF([.$R$2:.$R$501];[.X682])+COUNTIF([.$S$2:.$S$501];[.X682])+COUNTIF([.$T$2:.$T$501];[.X682])+COUNTIF([.$U$2:.$U$501];[.X68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andle</text:p>
          </table:table-cell>
          <table:table-cell table:formula="of:=COUNTIF([.$B$2:.$B$501];[.X683])+COUNTIF([.$C$2:.$C$501];[.X683])+COUNTIF([.$D$2:.$D$501];[.X683])+COUNTIF([.$E$2:.$E$501];[.X683])+COUNTIF([.$F$2:.$F$501];[.X683])+COUNTIF([.$G$2:.$G$501];[.X683])+COUNTIF([.$H$2:.$H$501];[.X683])+COUNTIF([.$I$2:.$I$501];[.X683])+COUNTIF([.$J$2:.$J$501];[.X683])+COUNTIF([.$K$2:.$K$501];[.X683])+COUNTIF([.$L$2:.$L$501];[.X683])+COUNTIF([.$M$2:.$M$501];[.X683])+COUNTIF([.$N$2:.$N$501];[.X683])+COUNTIF([.$O$2:.$O$501];[.X683])+COUNTIF([.$P$2:.$P$501];[.X683])+COUNTIF([.$Q$2:.$Q$501];[.X683])+COUNTIF([.$R$2:.$R$501];[.X683])+COUNTIF([.$S$2:.$S$501];[.X683])+COUNTIF([.$T$2:.$T$501];[.X683])+COUNTIF([.$U$2:.$U$501];[.X68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andy</text:p>
          </table:table-cell>
          <table:table-cell table:formula="of:=COUNTIF([.$B$2:.$B$501];[.X684])+COUNTIF([.$C$2:.$C$501];[.X684])+COUNTIF([.$D$2:.$D$501];[.X684])+COUNTIF([.$E$2:.$E$501];[.X684])+COUNTIF([.$F$2:.$F$501];[.X684])+COUNTIF([.$G$2:.$G$501];[.X684])+COUNTIF([.$H$2:.$H$501];[.X684])+COUNTIF([.$I$2:.$I$501];[.X684])+COUNTIF([.$J$2:.$J$501];[.X684])+COUNTIF([.$K$2:.$K$501];[.X684])+COUNTIF([.$L$2:.$L$501];[.X684])+COUNTIF([.$M$2:.$M$501];[.X684])+COUNTIF([.$N$2:.$N$501];[.X684])+COUNTIF([.$O$2:.$O$501];[.X684])+COUNTIF([.$P$2:.$P$501];[.X684])+COUNTIF([.$Q$2:.$Q$501];[.X684])+COUNTIF([.$R$2:.$R$501];[.X684])+COUNTIF([.$S$2:.$S$501];[.X684])+COUNTIF([.$T$2:.$T$501];[.X684])+COUNTIF([.$U$2:.$U$501];[.X68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anine</text:p>
          </table:table-cell>
          <table:table-cell table:formula="of:=COUNTIF([.$B$2:.$B$501];[.X685])+COUNTIF([.$C$2:.$C$501];[.X685])+COUNTIF([.$D$2:.$D$501];[.X685])+COUNTIF([.$E$2:.$E$501];[.X685])+COUNTIF([.$F$2:.$F$501];[.X685])+COUNTIF([.$G$2:.$G$501];[.X685])+COUNTIF([.$H$2:.$H$501];[.X685])+COUNTIF([.$I$2:.$I$501];[.X685])+COUNTIF([.$J$2:.$J$501];[.X685])+COUNTIF([.$K$2:.$K$501];[.X685])+COUNTIF([.$L$2:.$L$501];[.X685])+COUNTIF([.$M$2:.$M$501];[.X685])+COUNTIF([.$N$2:.$N$501];[.X685])+COUNTIF([.$O$2:.$O$501];[.X685])+COUNTIF([.$P$2:.$P$501];[.X685])+COUNTIF([.$Q$2:.$Q$501];[.X685])+COUNTIF([.$R$2:.$R$501];[.X685])+COUNTIF([.$S$2:.$S$501];[.X685])+COUNTIF([.$T$2:.$T$501];[.X685])+COUNTIF([.$U$2:.$U$501];[.X68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ardboard</text:p>
          </table:table-cell>
          <table:table-cell table:formula="of:=COUNTIF([.$B$2:.$B$501];[.X686])+COUNTIF([.$C$2:.$C$501];[.X686])+COUNTIF([.$D$2:.$D$501];[.X686])+COUNTIF([.$E$2:.$E$501];[.X686])+COUNTIF([.$F$2:.$F$501];[.X686])+COUNTIF([.$G$2:.$G$501];[.X686])+COUNTIF([.$H$2:.$H$501];[.X686])+COUNTIF([.$I$2:.$I$501];[.X686])+COUNTIF([.$J$2:.$J$501];[.X686])+COUNTIF([.$K$2:.$K$501];[.X686])+COUNTIF([.$L$2:.$L$501];[.X686])+COUNTIF([.$M$2:.$M$501];[.X686])+COUNTIF([.$N$2:.$N$501];[.X686])+COUNTIF([.$O$2:.$O$501];[.X686])+COUNTIF([.$P$2:.$P$501];[.X686])+COUNTIF([.$Q$2:.$Q$501];[.X686])+COUNTIF([.$R$2:.$R$501];[.X686])+COUNTIF([.$S$2:.$S$501];[.X686])+COUNTIF([.$T$2:.$T$501];[.X686])+COUNTIF([.$U$2:.$U$501];[.X68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ardiovascular</text:p>
          </table:table-cell>
          <table:table-cell table:formula="of:=COUNTIF([.$B$2:.$B$501];[.X687])+COUNTIF([.$C$2:.$C$501];[.X687])+COUNTIF([.$D$2:.$D$501];[.X687])+COUNTIF([.$E$2:.$E$501];[.X687])+COUNTIF([.$F$2:.$F$501];[.X687])+COUNTIF([.$G$2:.$G$501];[.X687])+COUNTIF([.$H$2:.$H$501];[.X687])+COUNTIF([.$I$2:.$I$501];[.X687])+COUNTIF([.$J$2:.$J$501];[.X687])+COUNTIF([.$K$2:.$K$501];[.X687])+COUNTIF([.$L$2:.$L$501];[.X687])+COUNTIF([.$M$2:.$M$501];[.X687])+COUNTIF([.$N$2:.$N$501];[.X687])+COUNTIF([.$O$2:.$O$501];[.X687])+COUNTIF([.$P$2:.$P$501];[.X687])+COUNTIF([.$Q$2:.$Q$501];[.X687])+COUNTIF([.$R$2:.$R$501];[.X687])+COUNTIF([.$S$2:.$S$501];[.X687])+COUNTIF([.$T$2:.$T$501];[.X687])+COUNTIF([.$U$2:.$U$501];[.X68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artography</text:p>
          </table:table-cell>
          <table:table-cell table:formula="of:=COUNTIF([.$B$2:.$B$501];[.X688])+COUNTIF([.$C$2:.$C$501];[.X688])+COUNTIF([.$D$2:.$D$501];[.X688])+COUNTIF([.$E$2:.$E$501];[.X688])+COUNTIF([.$F$2:.$F$501];[.X688])+COUNTIF([.$G$2:.$G$501];[.X688])+COUNTIF([.$H$2:.$H$501];[.X688])+COUNTIF([.$I$2:.$I$501];[.X688])+COUNTIF([.$J$2:.$J$501];[.X688])+COUNTIF([.$K$2:.$K$501];[.X688])+COUNTIF([.$L$2:.$L$501];[.X688])+COUNTIF([.$M$2:.$M$501];[.X688])+COUNTIF([.$N$2:.$N$501];[.X688])+COUNTIF([.$O$2:.$O$501];[.X688])+COUNTIF([.$P$2:.$P$501];[.X688])+COUNTIF([.$Q$2:.$Q$501];[.X688])+COUNTIF([.$R$2:.$R$501];[.X688])+COUNTIF([.$S$2:.$S$501];[.X688])+COUNTIF([.$T$2:.$T$501];[.X688])+COUNTIF([.$U$2:.$U$501];[.X68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atch</text:p>
          </table:table-cell>
          <table:table-cell table:formula="of:=COUNTIF([.$B$2:.$B$501];[.X689])+COUNTIF([.$C$2:.$C$501];[.X689])+COUNTIF([.$D$2:.$D$501];[.X689])+COUNTIF([.$E$2:.$E$501];[.X689])+COUNTIF([.$F$2:.$F$501];[.X689])+COUNTIF([.$G$2:.$G$501];[.X689])+COUNTIF([.$H$2:.$H$501];[.X689])+COUNTIF([.$I$2:.$I$501];[.X689])+COUNTIF([.$J$2:.$J$501];[.X689])+COUNTIF([.$K$2:.$K$501];[.X689])+COUNTIF([.$L$2:.$L$501];[.X689])+COUNTIF([.$M$2:.$M$501];[.X689])+COUNTIF([.$N$2:.$N$501];[.X689])+COUNTIF([.$O$2:.$O$501];[.X689])+COUNTIF([.$P$2:.$P$501];[.X689])+COUNTIF([.$Q$2:.$Q$501];[.X689])+COUNTIF([.$R$2:.$R$501];[.X689])+COUNTIF([.$S$2:.$S$501];[.X689])+COUNTIF([.$T$2:.$T$501];[.X689])+COUNTIF([.$U$2:.$U$501];[.X68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ement</text:p>
          </table:table-cell>
          <table:table-cell table:formula="of:=COUNTIF([.$B$2:.$B$501];[.X690])+COUNTIF([.$C$2:.$C$501];[.X690])+COUNTIF([.$D$2:.$D$501];[.X690])+COUNTIF([.$E$2:.$E$501];[.X690])+COUNTIF([.$F$2:.$F$501];[.X690])+COUNTIF([.$G$2:.$G$501];[.X690])+COUNTIF([.$H$2:.$H$501];[.X690])+COUNTIF([.$I$2:.$I$501];[.X690])+COUNTIF([.$J$2:.$J$501];[.X690])+COUNTIF([.$K$2:.$K$501];[.X690])+COUNTIF([.$L$2:.$L$501];[.X690])+COUNTIF([.$M$2:.$M$501];[.X690])+COUNTIF([.$N$2:.$N$501];[.X690])+COUNTIF([.$O$2:.$O$501];[.X690])+COUNTIF([.$P$2:.$P$501];[.X690])+COUNTIF([.$Q$2:.$Q$501];[.X690])+COUNTIF([.$R$2:.$R$501];[.X690])+COUNTIF([.$S$2:.$S$501];[.X690])+COUNTIF([.$T$2:.$T$501];[.X690])+COUNTIF([.$U$2:.$U$501];[.X69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emetary</text:p>
          </table:table-cell>
          <table:table-cell table:formula="of:=COUNTIF([.$B$2:.$B$501];[.X691])+COUNTIF([.$C$2:.$C$501];[.X691])+COUNTIF([.$D$2:.$D$501];[.X691])+COUNTIF([.$E$2:.$E$501];[.X691])+COUNTIF([.$F$2:.$F$501];[.X691])+COUNTIF([.$G$2:.$G$501];[.X691])+COUNTIF([.$H$2:.$H$501];[.X691])+COUNTIF([.$I$2:.$I$501];[.X691])+COUNTIF([.$J$2:.$J$501];[.X691])+COUNTIF([.$K$2:.$K$501];[.X691])+COUNTIF([.$L$2:.$L$501];[.X691])+COUNTIF([.$M$2:.$M$501];[.X691])+COUNTIF([.$N$2:.$N$501];[.X691])+COUNTIF([.$O$2:.$O$501];[.X691])+COUNTIF([.$P$2:.$P$501];[.X691])+COUNTIF([.$Q$2:.$Q$501];[.X691])+COUNTIF([.$R$2:.$R$501];[.X691])+COUNTIF([.$S$2:.$S$501];[.X691])+COUNTIF([.$T$2:.$T$501];[.X691])+COUNTIF([.$U$2:.$U$501];[.X69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emetery</text:p>
          </table:table-cell>
          <table:table-cell table:formula="of:=COUNTIF([.$B$2:.$B$501];[.X692])+COUNTIF([.$C$2:.$C$501];[.X692])+COUNTIF([.$D$2:.$D$501];[.X692])+COUNTIF([.$E$2:.$E$501];[.X692])+COUNTIF([.$F$2:.$F$501];[.X692])+COUNTIF([.$G$2:.$G$501];[.X692])+COUNTIF([.$H$2:.$H$501];[.X692])+COUNTIF([.$I$2:.$I$501];[.X692])+COUNTIF([.$J$2:.$J$501];[.X692])+COUNTIF([.$K$2:.$K$501];[.X692])+COUNTIF([.$L$2:.$L$501];[.X692])+COUNTIF([.$M$2:.$M$501];[.X692])+COUNTIF([.$N$2:.$N$501];[.X692])+COUNTIF([.$O$2:.$O$501];[.X692])+COUNTIF([.$P$2:.$P$501];[.X692])+COUNTIF([.$Q$2:.$Q$501];[.X692])+COUNTIF([.$R$2:.$R$501];[.X692])+COUNTIF([.$S$2:.$S$501];[.X692])+COUNTIF([.$T$2:.$T$501];[.X692])+COUNTIF([.$U$2:.$U$501];[.X69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ephalopod ink</text:p>
          </table:table-cell>
          <table:table-cell table:formula="of:=COUNTIF([.$B$2:.$B$501];[.X693])+COUNTIF([.$C$2:.$C$501];[.X693])+COUNTIF([.$D$2:.$D$501];[.X693])+COUNTIF([.$E$2:.$E$501];[.X693])+COUNTIF([.$F$2:.$F$501];[.X693])+COUNTIF([.$G$2:.$G$501];[.X693])+COUNTIF([.$H$2:.$H$501];[.X693])+COUNTIF([.$I$2:.$I$501];[.X693])+COUNTIF([.$J$2:.$J$501];[.X693])+COUNTIF([.$K$2:.$K$501];[.X693])+COUNTIF([.$L$2:.$L$501];[.X693])+COUNTIF([.$M$2:.$M$501];[.X693])+COUNTIF([.$N$2:.$N$501];[.X693])+COUNTIF([.$O$2:.$O$501];[.X693])+COUNTIF([.$P$2:.$P$501];[.X693])+COUNTIF([.$Q$2:.$Q$501];[.X693])+COUNTIF([.$R$2:.$R$501];[.X693])+COUNTIF([.$S$2:.$S$501];[.X693])+COUNTIF([.$T$2:.$T$501];[.X693])+COUNTIF([.$U$2:.$U$501];[.X69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ertificate</text:p>
          </table:table-cell>
          <table:table-cell table:formula="of:=COUNTIF([.$B$2:.$B$501];[.X694])+COUNTIF([.$C$2:.$C$501];[.X694])+COUNTIF([.$D$2:.$D$501];[.X694])+COUNTIF([.$E$2:.$E$501];[.X694])+COUNTIF([.$F$2:.$F$501];[.X694])+COUNTIF([.$G$2:.$G$501];[.X694])+COUNTIF([.$H$2:.$H$501];[.X694])+COUNTIF([.$I$2:.$I$501];[.X694])+COUNTIF([.$J$2:.$J$501];[.X694])+COUNTIF([.$K$2:.$K$501];[.X694])+COUNTIF([.$L$2:.$L$501];[.X694])+COUNTIF([.$M$2:.$M$501];[.X694])+COUNTIF([.$N$2:.$N$501];[.X694])+COUNTIF([.$O$2:.$O$501];[.X694])+COUNTIF([.$P$2:.$P$501];[.X694])+COUNTIF([.$Q$2:.$Q$501];[.X694])+COUNTIF([.$R$2:.$R$501];[.X694])+COUNTIF([.$S$2:.$S$501];[.X694])+COUNTIF([.$T$2:.$T$501];[.X694])+COUNTIF([.$U$2:.$U$501];[.X69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hain</text:p>
          </table:table-cell>
          <table:table-cell table:formula="of:=COUNTIF([.$B$2:.$B$501];[.X695])+COUNTIF([.$C$2:.$C$501];[.X695])+COUNTIF([.$D$2:.$D$501];[.X695])+COUNTIF([.$E$2:.$E$501];[.X695])+COUNTIF([.$F$2:.$F$501];[.X695])+COUNTIF([.$G$2:.$G$501];[.X695])+COUNTIF([.$H$2:.$H$501];[.X695])+COUNTIF([.$I$2:.$I$501];[.X695])+COUNTIF([.$J$2:.$J$501];[.X695])+COUNTIF([.$K$2:.$K$501];[.X695])+COUNTIF([.$L$2:.$L$501];[.X695])+COUNTIF([.$M$2:.$M$501];[.X695])+COUNTIF([.$N$2:.$N$501];[.X695])+COUNTIF([.$O$2:.$O$501];[.X695])+COUNTIF([.$P$2:.$P$501];[.X695])+COUNTIF([.$Q$2:.$Q$501];[.X695])+COUNTIF([.$R$2:.$R$501];[.X695])+COUNTIF([.$S$2:.$S$501];[.X695])+COUNTIF([.$T$2:.$T$501];[.X695])+COUNTIF([.$U$2:.$U$501];[.X69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hance</text:p>
          </table:table-cell>
          <table:table-cell table:formula="of:=COUNTIF([.$B$2:.$B$501];[.X696])+COUNTIF([.$C$2:.$C$501];[.X696])+COUNTIF([.$D$2:.$D$501];[.X696])+COUNTIF([.$E$2:.$E$501];[.X696])+COUNTIF([.$F$2:.$F$501];[.X696])+COUNTIF([.$G$2:.$G$501];[.X696])+COUNTIF([.$H$2:.$H$501];[.X696])+COUNTIF([.$I$2:.$I$501];[.X696])+COUNTIF([.$J$2:.$J$501];[.X696])+COUNTIF([.$K$2:.$K$501];[.X696])+COUNTIF([.$L$2:.$L$501];[.X696])+COUNTIF([.$M$2:.$M$501];[.X696])+COUNTIF([.$N$2:.$N$501];[.X696])+COUNTIF([.$O$2:.$O$501];[.X696])+COUNTIF([.$P$2:.$P$501];[.X696])+COUNTIF([.$Q$2:.$Q$501];[.X696])+COUNTIF([.$R$2:.$R$501];[.X696])+COUNTIF([.$S$2:.$S$501];[.X696])+COUNTIF([.$T$2:.$T$501];[.X696])+COUNTIF([.$U$2:.$U$501];[.X69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heckout</text:p>
          </table:table-cell>
          <table:table-cell table:formula="of:=COUNTIF([.$B$2:.$B$501];[.X697])+COUNTIF([.$C$2:.$C$501];[.X697])+COUNTIF([.$D$2:.$D$501];[.X697])+COUNTIF([.$E$2:.$E$501];[.X697])+COUNTIF([.$F$2:.$F$501];[.X697])+COUNTIF([.$G$2:.$G$501];[.X697])+COUNTIF([.$H$2:.$H$501];[.X697])+COUNTIF([.$I$2:.$I$501];[.X697])+COUNTIF([.$J$2:.$J$501];[.X697])+COUNTIF([.$K$2:.$K$501];[.X697])+COUNTIF([.$L$2:.$L$501];[.X697])+COUNTIF([.$M$2:.$M$501];[.X697])+COUNTIF([.$N$2:.$N$501];[.X697])+COUNTIF([.$O$2:.$O$501];[.X697])+COUNTIF([.$P$2:.$P$501];[.X697])+COUNTIF([.$Q$2:.$Q$501];[.X697])+COUNTIF([.$R$2:.$R$501];[.X697])+COUNTIF([.$S$2:.$S$501];[.X697])+COUNTIF([.$T$2:.$T$501];[.X697])+COUNTIF([.$U$2:.$U$501];[.X69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hord</text:p>
          </table:table-cell>
          <table:table-cell table:formula="of:=COUNTIF([.$B$2:.$B$501];[.X698])+COUNTIF([.$C$2:.$C$501];[.X698])+COUNTIF([.$D$2:.$D$501];[.X698])+COUNTIF([.$E$2:.$E$501];[.X698])+COUNTIF([.$F$2:.$F$501];[.X698])+COUNTIF([.$G$2:.$G$501];[.X698])+COUNTIF([.$H$2:.$H$501];[.X698])+COUNTIF([.$I$2:.$I$501];[.X698])+COUNTIF([.$J$2:.$J$501];[.X698])+COUNTIF([.$K$2:.$K$501];[.X698])+COUNTIF([.$L$2:.$L$501];[.X698])+COUNTIF([.$M$2:.$M$501];[.X698])+COUNTIF([.$N$2:.$N$501];[.X698])+COUNTIF([.$O$2:.$O$501];[.X698])+COUNTIF([.$P$2:.$P$501];[.X698])+COUNTIF([.$Q$2:.$Q$501];[.X698])+COUNTIF([.$R$2:.$R$501];[.X698])+COUNTIF([.$S$2:.$S$501];[.X698])+COUNTIF([.$T$2:.$T$501];[.X698])+COUNTIF([.$U$2:.$U$501];[.X69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hronometer</text:p>
          </table:table-cell>
          <table:table-cell table:formula="of:=COUNTIF([.$B$2:.$B$501];[.X699])+COUNTIF([.$C$2:.$C$501];[.X699])+COUNTIF([.$D$2:.$D$501];[.X699])+COUNTIF([.$E$2:.$E$501];[.X699])+COUNTIF([.$F$2:.$F$501];[.X699])+COUNTIF([.$G$2:.$G$501];[.X699])+COUNTIF([.$H$2:.$H$501];[.X699])+COUNTIF([.$I$2:.$I$501];[.X699])+COUNTIF([.$J$2:.$J$501];[.X699])+COUNTIF([.$K$2:.$K$501];[.X699])+COUNTIF([.$L$2:.$L$501];[.X699])+COUNTIF([.$M$2:.$M$501];[.X699])+COUNTIF([.$N$2:.$N$501];[.X699])+COUNTIF([.$O$2:.$O$501];[.X699])+COUNTIF([.$P$2:.$P$501];[.X699])+COUNTIF([.$Q$2:.$Q$501];[.X699])+COUNTIF([.$R$2:.$R$501];[.X699])+COUNTIF([.$S$2:.$S$501];[.X699])+COUNTIF([.$T$2:.$T$501];[.X699])+COUNTIF([.$U$2:.$U$501];[.X69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ircuit</text:p>
          </table:table-cell>
          <table:table-cell table:formula="of:=COUNTIF([.$B$2:.$B$501];[.X700])+COUNTIF([.$C$2:.$C$501];[.X700])+COUNTIF([.$D$2:.$D$501];[.X700])+COUNTIF([.$E$2:.$E$501];[.X700])+COUNTIF([.$F$2:.$F$501];[.X700])+COUNTIF([.$G$2:.$G$501];[.X700])+COUNTIF([.$H$2:.$H$501];[.X700])+COUNTIF([.$I$2:.$I$501];[.X700])+COUNTIF([.$J$2:.$J$501];[.X700])+COUNTIF([.$K$2:.$K$501];[.X700])+COUNTIF([.$L$2:.$L$501];[.X700])+COUNTIF([.$M$2:.$M$501];[.X700])+COUNTIF([.$N$2:.$N$501];[.X700])+COUNTIF([.$O$2:.$O$501];[.X700])+COUNTIF([.$P$2:.$P$501];[.X700])+COUNTIF([.$Q$2:.$Q$501];[.X700])+COUNTIF([.$R$2:.$R$501];[.X700])+COUNTIF([.$S$2:.$S$501];[.X700])+COUNTIF([.$T$2:.$T$501];[.X700])+COUNTIF([.$U$2:.$U$501];[.X70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ityscape</text:p>
          </table:table-cell>
          <table:table-cell table:formula="of:=COUNTIF([.$B$2:.$B$501];[.X701])+COUNTIF([.$C$2:.$C$501];[.X701])+COUNTIF([.$D$2:.$D$501];[.X701])+COUNTIF([.$E$2:.$E$501];[.X701])+COUNTIF([.$F$2:.$F$501];[.X701])+COUNTIF([.$G$2:.$G$501];[.X701])+COUNTIF([.$H$2:.$H$501];[.X701])+COUNTIF([.$I$2:.$I$501];[.X701])+COUNTIF([.$J$2:.$J$501];[.X701])+COUNTIF([.$K$2:.$K$501];[.X701])+COUNTIF([.$L$2:.$L$501];[.X701])+COUNTIF([.$M$2:.$M$501];[.X701])+COUNTIF([.$N$2:.$N$501];[.X701])+COUNTIF([.$O$2:.$O$501];[.X701])+COUNTIF([.$P$2:.$P$501];[.X701])+COUNTIF([.$Q$2:.$Q$501];[.X701])+COUNTIF([.$R$2:.$R$501];[.X701])+COUNTIF([.$S$2:.$S$501];[.X701])+COUNTIF([.$T$2:.$T$501];[.X701])+COUNTIF([.$U$2:.$U$501];[.X70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lassroom</text:p>
          </table:table-cell>
          <table:table-cell table:formula="of:=COUNTIF([.$B$2:.$B$501];[.X702])+COUNTIF([.$C$2:.$C$501];[.X702])+COUNTIF([.$D$2:.$D$501];[.X702])+COUNTIF([.$E$2:.$E$501];[.X702])+COUNTIF([.$F$2:.$F$501];[.X702])+COUNTIF([.$G$2:.$G$501];[.X702])+COUNTIF([.$H$2:.$H$501];[.X702])+COUNTIF([.$I$2:.$I$501];[.X702])+COUNTIF([.$J$2:.$J$501];[.X702])+COUNTIF([.$K$2:.$K$501];[.X702])+COUNTIF([.$L$2:.$L$501];[.X702])+COUNTIF([.$M$2:.$M$501];[.X702])+COUNTIF([.$N$2:.$N$501];[.X702])+COUNTIF([.$O$2:.$O$501];[.X702])+COUNTIF([.$P$2:.$P$501];[.X702])+COUNTIF([.$Q$2:.$Q$501];[.X702])+COUNTIF([.$R$2:.$R$501];[.X702])+COUNTIF([.$S$2:.$S$501];[.X702])+COUNTIF([.$T$2:.$T$501];[.X702])+COUNTIF([.$U$2:.$U$501];[.X70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loudiness</text:p>
          </table:table-cell>
          <table:table-cell table:formula="of:=COUNTIF([.$B$2:.$B$501];[.X703])+COUNTIF([.$C$2:.$C$501];[.X703])+COUNTIF([.$D$2:.$D$501];[.X703])+COUNTIF([.$E$2:.$E$501];[.X703])+COUNTIF([.$F$2:.$F$501];[.X703])+COUNTIF([.$G$2:.$G$501];[.X703])+COUNTIF([.$H$2:.$H$501];[.X703])+COUNTIF([.$I$2:.$I$501];[.X703])+COUNTIF([.$J$2:.$J$501];[.X703])+COUNTIF([.$K$2:.$K$501];[.X703])+COUNTIF([.$L$2:.$L$501];[.X703])+COUNTIF([.$M$2:.$M$501];[.X703])+COUNTIF([.$N$2:.$N$501];[.X703])+COUNTIF([.$O$2:.$O$501];[.X703])+COUNTIF([.$P$2:.$P$501];[.X703])+COUNTIF([.$Q$2:.$Q$501];[.X703])+COUNTIF([.$R$2:.$R$501];[.X703])+COUNTIF([.$S$2:.$S$501];[.X703])+COUNTIF([.$T$2:.$T$501];[.X703])+COUNTIF([.$U$2:.$U$501];[.X70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oaching</text:p>
          </table:table-cell>
          <table:table-cell table:formula="of:=COUNTIF([.$B$2:.$B$501];[.X704])+COUNTIF([.$C$2:.$C$501];[.X704])+COUNTIF([.$D$2:.$D$501];[.X704])+COUNTIF([.$E$2:.$E$501];[.X704])+COUNTIF([.$F$2:.$F$501];[.X704])+COUNTIF([.$G$2:.$G$501];[.X704])+COUNTIF([.$H$2:.$H$501];[.X704])+COUNTIF([.$I$2:.$I$501];[.X704])+COUNTIF([.$J$2:.$J$501];[.X704])+COUNTIF([.$K$2:.$K$501];[.X704])+COUNTIF([.$L$2:.$L$501];[.X704])+COUNTIF([.$M$2:.$M$501];[.X704])+COUNTIF([.$N$2:.$N$501];[.X704])+COUNTIF([.$O$2:.$O$501];[.X704])+COUNTIF([.$P$2:.$P$501];[.X704])+COUNTIF([.$Q$2:.$Q$501];[.X704])+COUNTIF([.$R$2:.$R$501];[.X704])+COUNTIF([.$S$2:.$S$501];[.X704])+COUNTIF([.$T$2:.$T$501];[.X704])+COUNTIF([.$U$2:.$U$501];[.X70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oal</text:p>
          </table:table-cell>
          <table:table-cell table:formula="of:=COUNTIF([.$B$2:.$B$501];[.X705])+COUNTIF([.$C$2:.$C$501];[.X705])+COUNTIF([.$D$2:.$D$501];[.X705])+COUNTIF([.$E$2:.$E$501];[.X705])+COUNTIF([.$F$2:.$F$501];[.X705])+COUNTIF([.$G$2:.$G$501];[.X705])+COUNTIF([.$H$2:.$H$501];[.X705])+COUNTIF([.$I$2:.$I$501];[.X705])+COUNTIF([.$J$2:.$J$501];[.X705])+COUNTIF([.$K$2:.$K$501];[.X705])+COUNTIF([.$L$2:.$L$501];[.X705])+COUNTIF([.$M$2:.$M$501];[.X705])+COUNTIF([.$N$2:.$N$501];[.X705])+COUNTIF([.$O$2:.$O$501];[.X705])+COUNTIF([.$P$2:.$P$501];[.X705])+COUNTIF([.$Q$2:.$Q$501];[.X705])+COUNTIF([.$R$2:.$R$501];[.X705])+COUNTIF([.$S$2:.$S$501];[.X705])+COUNTIF([.$T$2:.$T$501];[.X705])+COUNTIF([.$U$2:.$U$501];[.X70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ode</text:p>
          </table:table-cell>
          <table:table-cell table:formula="of:=COUNTIF([.$B$2:.$B$501];[.X706])+COUNTIF([.$C$2:.$C$501];[.X706])+COUNTIF([.$D$2:.$D$501];[.X706])+COUNTIF([.$E$2:.$E$501];[.X706])+COUNTIF([.$F$2:.$F$501];[.X706])+COUNTIF([.$G$2:.$G$501];[.X706])+COUNTIF([.$H$2:.$H$501];[.X706])+COUNTIF([.$I$2:.$I$501];[.X706])+COUNTIF([.$J$2:.$J$501];[.X706])+COUNTIF([.$K$2:.$K$501];[.X706])+COUNTIF([.$L$2:.$L$501];[.X706])+COUNTIF([.$M$2:.$M$501];[.X706])+COUNTIF([.$N$2:.$N$501];[.X706])+COUNTIF([.$O$2:.$O$501];[.X706])+COUNTIF([.$P$2:.$P$501];[.X706])+COUNTIF([.$Q$2:.$Q$501];[.X706])+COUNTIF([.$R$2:.$R$501];[.X706])+COUNTIF([.$S$2:.$S$501];[.X706])+COUNTIF([.$T$2:.$T$501];[.X706])+COUNTIF([.$U$2:.$U$501];[.X70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ollage</text:p>
          </table:table-cell>
          <table:table-cell table:formula="of:=COUNTIF([.$B$2:.$B$501];[.X707])+COUNTIF([.$C$2:.$C$501];[.X707])+COUNTIF([.$D$2:.$D$501];[.X707])+COUNTIF([.$E$2:.$E$501];[.X707])+COUNTIF([.$F$2:.$F$501];[.X707])+COUNTIF([.$G$2:.$G$501];[.X707])+COUNTIF([.$H$2:.$H$501];[.X707])+COUNTIF([.$I$2:.$I$501];[.X707])+COUNTIF([.$J$2:.$J$501];[.X707])+COUNTIF([.$K$2:.$K$501];[.X707])+COUNTIF([.$L$2:.$L$501];[.X707])+COUNTIF([.$M$2:.$M$501];[.X707])+COUNTIF([.$N$2:.$N$501];[.X707])+COUNTIF([.$O$2:.$O$501];[.X707])+COUNTIF([.$P$2:.$P$501];[.X707])+COUNTIF([.$Q$2:.$Q$501];[.X707])+COUNTIF([.$R$2:.$R$501];[.X707])+COUNTIF([.$S$2:.$S$501];[.X707])+COUNTIF([.$T$2:.$T$501];[.X707])+COUNTIF([.$U$2:.$U$501];[.X70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olumn</text:p>
          </table:table-cell>
          <table:table-cell table:formula="of:=COUNTIF([.$B$2:.$B$501];[.X708])+COUNTIF([.$C$2:.$C$501];[.X708])+COUNTIF([.$D$2:.$D$501];[.X708])+COUNTIF([.$E$2:.$E$501];[.X708])+COUNTIF([.$F$2:.$F$501];[.X708])+COUNTIF([.$G$2:.$G$501];[.X708])+COUNTIF([.$H$2:.$H$501];[.X708])+COUNTIF([.$I$2:.$I$501];[.X708])+COUNTIF([.$J$2:.$J$501];[.X708])+COUNTIF([.$K$2:.$K$501];[.X708])+COUNTIF([.$L$2:.$L$501];[.X708])+COUNTIF([.$M$2:.$M$501];[.X708])+COUNTIF([.$N$2:.$N$501];[.X708])+COUNTIF([.$O$2:.$O$501];[.X708])+COUNTIF([.$P$2:.$P$501];[.X708])+COUNTIF([.$Q$2:.$Q$501];[.X708])+COUNTIF([.$R$2:.$R$501];[.X708])+COUNTIF([.$S$2:.$S$501];[.X708])+COUNTIF([.$T$2:.$T$501];[.X708])+COUNTIF([.$U$2:.$U$501];[.X70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ommuter</text:p>
          </table:table-cell>
          <table:table-cell table:formula="of:=COUNTIF([.$B$2:.$B$501];[.X709])+COUNTIF([.$C$2:.$C$501];[.X709])+COUNTIF([.$D$2:.$D$501];[.X709])+COUNTIF([.$E$2:.$E$501];[.X709])+COUNTIF([.$F$2:.$F$501];[.X709])+COUNTIF([.$G$2:.$G$501];[.X709])+COUNTIF([.$H$2:.$H$501];[.X709])+COUNTIF([.$I$2:.$I$501];[.X709])+COUNTIF([.$J$2:.$J$501];[.X709])+COUNTIF([.$K$2:.$K$501];[.X709])+COUNTIF([.$L$2:.$L$501];[.X709])+COUNTIF([.$M$2:.$M$501];[.X709])+COUNTIF([.$N$2:.$N$501];[.X709])+COUNTIF([.$O$2:.$O$501];[.X709])+COUNTIF([.$P$2:.$P$501];[.X709])+COUNTIF([.$Q$2:.$Q$501];[.X709])+COUNTIF([.$R$2:.$R$501];[.X709])+COUNTIF([.$S$2:.$S$501];[.X709])+COUNTIF([.$T$2:.$T$501];[.X709])+COUNTIF([.$U$2:.$U$501];[.X70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omponent</text:p>
          </table:table-cell>
          <table:table-cell table:formula="of:=COUNTIF([.$B$2:.$B$501];[.X710])+COUNTIF([.$C$2:.$C$501];[.X710])+COUNTIF([.$D$2:.$D$501];[.X710])+COUNTIF([.$E$2:.$E$501];[.X710])+COUNTIF([.$F$2:.$F$501];[.X710])+COUNTIF([.$G$2:.$G$501];[.X710])+COUNTIF([.$H$2:.$H$501];[.X710])+COUNTIF([.$I$2:.$I$501];[.X710])+COUNTIF([.$J$2:.$J$501];[.X710])+COUNTIF([.$K$2:.$K$501];[.X710])+COUNTIF([.$L$2:.$L$501];[.X710])+COUNTIF([.$M$2:.$M$501];[.X710])+COUNTIF([.$N$2:.$N$501];[.X710])+COUNTIF([.$O$2:.$O$501];[.X710])+COUNTIF([.$P$2:.$P$501];[.X710])+COUNTIF([.$Q$2:.$Q$501];[.X710])+COUNTIF([.$R$2:.$R$501];[.X710])+COUNTIF([.$S$2:.$S$501];[.X710])+COUNTIF([.$T$2:.$T$501];[.X710])+COUNTIF([.$U$2:.$U$501];[.X71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omputer graphic</text:p>
          </table:table-cell>
          <table:table-cell table:formula="of:=COUNTIF([.$B$2:.$B$501];[.X711])+COUNTIF([.$C$2:.$C$501];[.X711])+COUNTIF([.$D$2:.$D$501];[.X711])+COUNTIF([.$E$2:.$E$501];[.X711])+COUNTIF([.$F$2:.$F$501];[.X711])+COUNTIF([.$G$2:.$G$501];[.X711])+COUNTIF([.$H$2:.$H$501];[.X711])+COUNTIF([.$I$2:.$I$501];[.X711])+COUNTIF([.$J$2:.$J$501];[.X711])+COUNTIF([.$K$2:.$K$501];[.X711])+COUNTIF([.$L$2:.$L$501];[.X711])+COUNTIF([.$M$2:.$M$501];[.X711])+COUNTIF([.$N$2:.$N$501];[.X711])+COUNTIF([.$O$2:.$O$501];[.X711])+COUNTIF([.$P$2:.$P$501];[.X711])+COUNTIF([.$Q$2:.$Q$501];[.X711])+COUNTIF([.$R$2:.$R$501];[.X711])+COUNTIF([.$S$2:.$S$501];[.X711])+COUNTIF([.$T$2:.$T$501];[.X711])+COUNTIF([.$U$2:.$U$501];[.X71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oncrete</text:p>
          </table:table-cell>
          <table:table-cell table:formula="of:=COUNTIF([.$B$2:.$B$501];[.X712])+COUNTIF([.$C$2:.$C$501];[.X712])+COUNTIF([.$D$2:.$D$501];[.X712])+COUNTIF([.$E$2:.$E$501];[.X712])+COUNTIF([.$F$2:.$F$501];[.X712])+COUNTIF([.$G$2:.$G$501];[.X712])+COUNTIF([.$H$2:.$H$501];[.X712])+COUNTIF([.$I$2:.$I$501];[.X712])+COUNTIF([.$J$2:.$J$501];[.X712])+COUNTIF([.$K$2:.$K$501];[.X712])+COUNTIF([.$L$2:.$L$501];[.X712])+COUNTIF([.$M$2:.$M$501];[.X712])+COUNTIF([.$N$2:.$N$501];[.X712])+COUNTIF([.$O$2:.$O$501];[.X712])+COUNTIF([.$P$2:.$P$501];[.X712])+COUNTIF([.$Q$2:.$Q$501];[.X712])+COUNTIF([.$R$2:.$R$501];[.X712])+COUNTIF([.$S$2:.$S$501];[.X712])+COUNTIF([.$T$2:.$T$501];[.X712])+COUNTIF([.$U$2:.$U$501];[.X71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ondensation</text:p>
          </table:table-cell>
          <table:table-cell table:formula="of:=COUNTIF([.$B$2:.$B$501];[.X713])+COUNTIF([.$C$2:.$C$501];[.X713])+COUNTIF([.$D$2:.$D$501];[.X713])+COUNTIF([.$E$2:.$E$501];[.X713])+COUNTIF([.$F$2:.$F$501];[.X713])+COUNTIF([.$G$2:.$G$501];[.X713])+COUNTIF([.$H$2:.$H$501];[.X713])+COUNTIF([.$I$2:.$I$501];[.X713])+COUNTIF([.$J$2:.$J$501];[.X713])+COUNTIF([.$K$2:.$K$501];[.X713])+COUNTIF([.$L$2:.$L$501];[.X713])+COUNTIF([.$M$2:.$M$501];[.X713])+COUNTIF([.$N$2:.$N$501];[.X713])+COUNTIF([.$O$2:.$O$501];[.X713])+COUNTIF([.$P$2:.$P$501];[.X713])+COUNTIF([.$Q$2:.$Q$501];[.X713])+COUNTIF([.$R$2:.$R$501];[.X713])+COUNTIF([.$S$2:.$S$501];[.X713])+COUNTIF([.$T$2:.$T$501];[.X713])+COUNTIF([.$U$2:.$U$501];[.X71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onfiguration</text:p>
          </table:table-cell>
          <table:table-cell table:formula="of:=COUNTIF([.$B$2:.$B$501];[.X714])+COUNTIF([.$C$2:.$C$501];[.X714])+COUNTIF([.$D$2:.$D$501];[.X714])+COUNTIF([.$E$2:.$E$501];[.X714])+COUNTIF([.$F$2:.$F$501];[.X714])+COUNTIF([.$G$2:.$G$501];[.X714])+COUNTIF([.$H$2:.$H$501];[.X714])+COUNTIF([.$I$2:.$I$501];[.X714])+COUNTIF([.$J$2:.$J$501];[.X714])+COUNTIF([.$K$2:.$K$501];[.X714])+COUNTIF([.$L$2:.$L$501];[.X714])+COUNTIF([.$M$2:.$M$501];[.X714])+COUNTIF([.$N$2:.$N$501];[.X714])+COUNTIF([.$O$2:.$O$501];[.X714])+COUNTIF([.$P$2:.$P$501];[.X714])+COUNTIF([.$Q$2:.$Q$501];[.X714])+COUNTIF([.$R$2:.$R$501];[.X714])+COUNTIF([.$S$2:.$S$501];[.X714])+COUNTIF([.$T$2:.$T$501];[.X714])+COUNTIF([.$U$2:.$U$501];[.X71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onnector</text:p>
          </table:table-cell>
          <table:table-cell table:formula="of:=COUNTIF([.$B$2:.$B$501];[.X715])+COUNTIF([.$C$2:.$C$501];[.X715])+COUNTIF([.$D$2:.$D$501];[.X715])+COUNTIF([.$E$2:.$E$501];[.X715])+COUNTIF([.$F$2:.$F$501];[.X715])+COUNTIF([.$G$2:.$G$501];[.X715])+COUNTIF([.$H$2:.$H$501];[.X715])+COUNTIF([.$I$2:.$I$501];[.X715])+COUNTIF([.$J$2:.$J$501];[.X715])+COUNTIF([.$K$2:.$K$501];[.X715])+COUNTIF([.$L$2:.$L$501];[.X715])+COUNTIF([.$M$2:.$M$501];[.X715])+COUNTIF([.$N$2:.$N$501];[.X715])+COUNTIF([.$O$2:.$O$501];[.X715])+COUNTIF([.$P$2:.$P$501];[.X715])+COUNTIF([.$Q$2:.$Q$501];[.X715])+COUNTIF([.$R$2:.$R$501];[.X715])+COUNTIF([.$S$2:.$S$501];[.X715])+COUNTIF([.$T$2:.$T$501];[.X715])+COUNTIF([.$U$2:.$U$501];[.X71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onsciousness</text:p>
          </table:table-cell>
          <table:table-cell table:formula="of:=COUNTIF([.$B$2:.$B$501];[.X716])+COUNTIF([.$C$2:.$C$501];[.X716])+COUNTIF([.$D$2:.$D$501];[.X716])+COUNTIF([.$E$2:.$E$501];[.X716])+COUNTIF([.$F$2:.$F$501];[.X716])+COUNTIF([.$G$2:.$G$501];[.X716])+COUNTIF([.$H$2:.$H$501];[.X716])+COUNTIF([.$I$2:.$I$501];[.X716])+COUNTIF([.$J$2:.$J$501];[.X716])+COUNTIF([.$K$2:.$K$501];[.X716])+COUNTIF([.$L$2:.$L$501];[.X716])+COUNTIF([.$M$2:.$M$501];[.X716])+COUNTIF([.$N$2:.$N$501];[.X716])+COUNTIF([.$O$2:.$O$501];[.X716])+COUNTIF([.$P$2:.$P$501];[.X716])+COUNTIF([.$Q$2:.$Q$501];[.X716])+COUNTIF([.$R$2:.$R$501];[.X716])+COUNTIF([.$S$2:.$S$501];[.X716])+COUNTIF([.$T$2:.$T$501];[.X716])+COUNTIF([.$U$2:.$U$501];[.X71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ontrol</text:p>
          </table:table-cell>
          <table:table-cell table:formula="of:=COUNTIF([.$B$2:.$B$501];[.X717])+COUNTIF([.$C$2:.$C$501];[.X717])+COUNTIF([.$D$2:.$D$501];[.X717])+COUNTIF([.$E$2:.$E$501];[.X717])+COUNTIF([.$F$2:.$F$501];[.X717])+COUNTIF([.$G$2:.$G$501];[.X717])+COUNTIF([.$H$2:.$H$501];[.X717])+COUNTIF([.$I$2:.$I$501];[.X717])+COUNTIF([.$J$2:.$J$501];[.X717])+COUNTIF([.$K$2:.$K$501];[.X717])+COUNTIF([.$L$2:.$L$501];[.X717])+COUNTIF([.$M$2:.$M$501];[.X717])+COUNTIF([.$N$2:.$N$501];[.X717])+COUNTIF([.$O$2:.$O$501];[.X717])+COUNTIF([.$P$2:.$P$501];[.X717])+COUNTIF([.$Q$2:.$Q$501];[.X717])+COUNTIF([.$R$2:.$R$501];[.X717])+COUNTIF([.$S$2:.$S$501];[.X717])+COUNTIF([.$T$2:.$T$501];[.X717])+COUNTIF([.$U$2:.$U$501];[.X71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ool</text:p>
          </table:table-cell>
          <table:table-cell table:formula="of:=COUNTIF([.$B$2:.$B$501];[.X718])+COUNTIF([.$C$2:.$C$501];[.X718])+COUNTIF([.$D$2:.$D$501];[.X718])+COUNTIF([.$E$2:.$E$501];[.X718])+COUNTIF([.$F$2:.$F$501];[.X718])+COUNTIF([.$G$2:.$G$501];[.X718])+COUNTIF([.$H$2:.$H$501];[.X718])+COUNTIF([.$I$2:.$I$501];[.X718])+COUNTIF([.$J$2:.$J$501];[.X718])+COUNTIF([.$K$2:.$K$501];[.X718])+COUNTIF([.$L$2:.$L$501];[.X718])+COUNTIF([.$M$2:.$M$501];[.X718])+COUNTIF([.$N$2:.$N$501];[.X718])+COUNTIF([.$O$2:.$O$501];[.X718])+COUNTIF([.$P$2:.$P$501];[.X718])+COUNTIF([.$Q$2:.$Q$501];[.X718])+COUNTIF([.$R$2:.$R$501];[.X718])+COUNTIF([.$S$2:.$S$501];[.X718])+COUNTIF([.$T$2:.$T$501];[.X718])+COUNTIF([.$U$2:.$U$501];[.X71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ourage</text:p>
          </table:table-cell>
          <table:table-cell table:formula="of:=COUNTIF([.$B$2:.$B$501];[.X719])+COUNTIF([.$C$2:.$C$501];[.X719])+COUNTIF([.$D$2:.$D$501];[.X719])+COUNTIF([.$E$2:.$E$501];[.X719])+COUNTIF([.$F$2:.$F$501];[.X719])+COUNTIF([.$G$2:.$G$501];[.X719])+COUNTIF([.$H$2:.$H$501];[.X719])+COUNTIF([.$I$2:.$I$501];[.X719])+COUNTIF([.$J$2:.$J$501];[.X719])+COUNTIF([.$K$2:.$K$501];[.X719])+COUNTIF([.$L$2:.$L$501];[.X719])+COUNTIF([.$M$2:.$M$501];[.X719])+COUNTIF([.$N$2:.$N$501];[.X719])+COUNTIF([.$O$2:.$O$501];[.X719])+COUNTIF([.$P$2:.$P$501];[.X719])+COUNTIF([.$Q$2:.$Q$501];[.X719])+COUNTIF([.$R$2:.$R$501];[.X719])+COUNTIF([.$S$2:.$S$501];[.X719])+COUNTIF([.$T$2:.$T$501];[.X719])+COUNTIF([.$U$2:.$U$501];[.X71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overage</text:p>
          </table:table-cell>
          <table:table-cell table:formula="of:=COUNTIF([.$B$2:.$B$501];[.X720])+COUNTIF([.$C$2:.$C$501];[.X720])+COUNTIF([.$D$2:.$D$501];[.X720])+COUNTIF([.$E$2:.$E$501];[.X720])+COUNTIF([.$F$2:.$F$501];[.X720])+COUNTIF([.$G$2:.$G$501];[.X720])+COUNTIF([.$H$2:.$H$501];[.X720])+COUNTIF([.$I$2:.$I$501];[.X720])+COUNTIF([.$J$2:.$J$501];[.X720])+COUNTIF([.$K$2:.$K$501];[.X720])+COUNTIF([.$L$2:.$L$501];[.X720])+COUNTIF([.$M$2:.$M$501];[.X720])+COUNTIF([.$N$2:.$N$501];[.X720])+COUNTIF([.$O$2:.$O$501];[.X720])+COUNTIF([.$P$2:.$P$501];[.X720])+COUNTIF([.$Q$2:.$Q$501];[.X720])+COUNTIF([.$R$2:.$R$501];[.X720])+COUNTIF([.$S$2:.$S$501];[.X720])+COUNTIF([.$T$2:.$T$501];[.X720])+COUNTIF([.$U$2:.$U$501];[.X72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owman</text:p>
          </table:table-cell>
          <table:table-cell table:formula="of:=COUNTIF([.$B$2:.$B$501];[.X721])+COUNTIF([.$C$2:.$C$501];[.X721])+COUNTIF([.$D$2:.$D$501];[.X721])+COUNTIF([.$E$2:.$E$501];[.X721])+COUNTIF([.$F$2:.$F$501];[.X721])+COUNTIF([.$G$2:.$G$501];[.X721])+COUNTIF([.$H$2:.$H$501];[.X721])+COUNTIF([.$I$2:.$I$501];[.X721])+COUNTIF([.$J$2:.$J$501];[.X721])+COUNTIF([.$K$2:.$K$501];[.X721])+COUNTIF([.$L$2:.$L$501];[.X721])+COUNTIF([.$M$2:.$M$501];[.X721])+COUNTIF([.$N$2:.$N$501];[.X721])+COUNTIF([.$O$2:.$O$501];[.X721])+COUNTIF([.$P$2:.$P$501];[.X721])+COUNTIF([.$Q$2:.$Q$501];[.X721])+COUNTIF([.$R$2:.$R$501];[.X721])+COUNTIF([.$S$2:.$S$501];[.X721])+COUNTIF([.$T$2:.$T$501];[.X721])+COUNTIF([.$U$2:.$U$501];[.X72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pu</text:p>
          </table:table-cell>
          <table:table-cell table:formula="of:=COUNTIF([.$B$2:.$B$501];[.X722])+COUNTIF([.$C$2:.$C$501];[.X722])+COUNTIF([.$D$2:.$D$501];[.X722])+COUNTIF([.$E$2:.$E$501];[.X722])+COUNTIF([.$F$2:.$F$501];[.X722])+COUNTIF([.$G$2:.$G$501];[.X722])+COUNTIF([.$H$2:.$H$501];[.X722])+COUNTIF([.$I$2:.$I$501];[.X722])+COUNTIF([.$J$2:.$J$501];[.X722])+COUNTIF([.$K$2:.$K$501];[.X722])+COUNTIF([.$L$2:.$L$501];[.X722])+COUNTIF([.$M$2:.$M$501];[.X722])+COUNTIF([.$N$2:.$N$501];[.X722])+COUNTIF([.$O$2:.$O$501];[.X722])+COUNTIF([.$P$2:.$P$501];[.X722])+COUNTIF([.$Q$2:.$Q$501];[.X722])+COUNTIF([.$R$2:.$R$501];[.X722])+COUNTIF([.$S$2:.$S$501];[.X722])+COUNTIF([.$T$2:.$T$501];[.X722])+COUNTIF([.$U$2:.$U$501];[.X72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reepy</text:p>
          </table:table-cell>
          <table:table-cell table:formula="of:=COUNTIF([.$B$2:.$B$501];[.X723])+COUNTIF([.$C$2:.$C$501];[.X723])+COUNTIF([.$D$2:.$D$501];[.X723])+COUNTIF([.$E$2:.$E$501];[.X723])+COUNTIF([.$F$2:.$F$501];[.X723])+COUNTIF([.$G$2:.$G$501];[.X723])+COUNTIF([.$H$2:.$H$501];[.X723])+COUNTIF([.$I$2:.$I$501];[.X723])+COUNTIF([.$J$2:.$J$501];[.X723])+COUNTIF([.$K$2:.$K$501];[.X723])+COUNTIF([.$L$2:.$L$501];[.X723])+COUNTIF([.$M$2:.$M$501];[.X723])+COUNTIF([.$N$2:.$N$501];[.X723])+COUNTIF([.$O$2:.$O$501];[.X723])+COUNTIF([.$P$2:.$P$501];[.X723])+COUNTIF([.$Q$2:.$Q$501];[.X723])+COUNTIF([.$R$2:.$R$501];[.X723])+COUNTIF([.$S$2:.$S$501];[.X723])+COUNTIF([.$T$2:.$T$501];[.X723])+COUNTIF([.$U$2:.$U$501];[.X72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rescent</text:p>
          </table:table-cell>
          <table:table-cell table:formula="of:=COUNTIF([.$B$2:.$B$501];[.X724])+COUNTIF([.$C$2:.$C$501];[.X724])+COUNTIF([.$D$2:.$D$501];[.X724])+COUNTIF([.$E$2:.$E$501];[.X724])+COUNTIF([.$F$2:.$F$501];[.X724])+COUNTIF([.$G$2:.$G$501];[.X724])+COUNTIF([.$H$2:.$H$501];[.X724])+COUNTIF([.$I$2:.$I$501];[.X724])+COUNTIF([.$J$2:.$J$501];[.X724])+COUNTIF([.$K$2:.$K$501];[.X724])+COUNTIF([.$L$2:.$L$501];[.X724])+COUNTIF([.$M$2:.$M$501];[.X724])+COUNTIF([.$N$2:.$N$501];[.X724])+COUNTIF([.$O$2:.$O$501];[.X724])+COUNTIF([.$P$2:.$P$501];[.X724])+COUNTIF([.$Q$2:.$Q$501];[.X724])+COUNTIF([.$R$2:.$R$501];[.X724])+COUNTIF([.$S$2:.$S$501];[.X724])+COUNTIF([.$T$2:.$T$501];[.X724])+COUNTIF([.$U$2:.$U$501];[.X72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risis</text:p>
          </table:table-cell>
          <table:table-cell table:formula="of:=COUNTIF([.$B$2:.$B$501];[.X725])+COUNTIF([.$C$2:.$C$501];[.X725])+COUNTIF([.$D$2:.$D$501];[.X725])+COUNTIF([.$E$2:.$E$501];[.X725])+COUNTIF([.$F$2:.$F$501];[.X725])+COUNTIF([.$G$2:.$G$501];[.X725])+COUNTIF([.$H$2:.$H$501];[.X725])+COUNTIF([.$I$2:.$I$501];[.X725])+COUNTIF([.$J$2:.$J$501];[.X725])+COUNTIF([.$K$2:.$K$501];[.X725])+COUNTIF([.$L$2:.$L$501];[.X725])+COUNTIF([.$M$2:.$M$501];[.X725])+COUNTIF([.$N$2:.$N$501];[.X725])+COUNTIF([.$O$2:.$O$501];[.X725])+COUNTIF([.$P$2:.$P$501];[.X725])+COUNTIF([.$Q$2:.$Q$501];[.X725])+COUNTIF([.$R$2:.$R$501];[.X725])+COUNTIF([.$S$2:.$S$501];[.X725])+COUNTIF([.$T$2:.$T$501];[.X725])+COUNTIF([.$U$2:.$U$501];[.X72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rustacean</text:p>
          </table:table-cell>
          <table:table-cell table:formula="of:=COUNTIF([.$B$2:.$B$501];[.X726])+COUNTIF([.$C$2:.$C$501];[.X726])+COUNTIF([.$D$2:.$D$501];[.X726])+COUNTIF([.$E$2:.$E$501];[.X726])+COUNTIF([.$F$2:.$F$501];[.X726])+COUNTIF([.$G$2:.$G$501];[.X726])+COUNTIF([.$H$2:.$H$501];[.X726])+COUNTIF([.$I$2:.$I$501];[.X726])+COUNTIF([.$J$2:.$J$501];[.X726])+COUNTIF([.$K$2:.$K$501];[.X726])+COUNTIF([.$L$2:.$L$501];[.X726])+COUNTIF([.$M$2:.$M$501];[.X726])+COUNTIF([.$N$2:.$N$501];[.X726])+COUNTIF([.$O$2:.$O$501];[.X726])+COUNTIF([.$P$2:.$P$501];[.X726])+COUNTIF([.$Q$2:.$Q$501];[.X726])+COUNTIF([.$R$2:.$R$501];[.X726])+COUNTIF([.$S$2:.$S$501];[.X726])+COUNTIF([.$T$2:.$T$501];[.X726])+COUNTIF([.$U$2:.$U$501];[.X72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urrent</text:p>
          </table:table-cell>
          <table:table-cell table:formula="of:=COUNTIF([.$B$2:.$B$501];[.X727])+COUNTIF([.$C$2:.$C$501];[.X727])+COUNTIF([.$D$2:.$D$501];[.X727])+COUNTIF([.$E$2:.$E$501];[.X727])+COUNTIF([.$F$2:.$F$501];[.X727])+COUNTIF([.$G$2:.$G$501];[.X727])+COUNTIF([.$H$2:.$H$501];[.X727])+COUNTIF([.$I$2:.$I$501];[.X727])+COUNTIF([.$J$2:.$J$501];[.X727])+COUNTIF([.$K$2:.$K$501];[.X727])+COUNTIF([.$L$2:.$L$501];[.X727])+COUNTIF([.$M$2:.$M$501];[.X727])+COUNTIF([.$N$2:.$N$501];[.X727])+COUNTIF([.$O$2:.$O$501];[.X727])+COUNTIF([.$P$2:.$P$501];[.X727])+COUNTIF([.$Q$2:.$Q$501];[.X727])+COUNTIF([.$R$2:.$R$501];[.X727])+COUNTIF([.$S$2:.$S$501];[.X727])+COUNTIF([.$T$2:.$T$501];[.X727])+COUNTIF([.$U$2:.$U$501];[.X72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daily</text:p>
          </table:table-cell>
          <table:table-cell table:formula="of:=COUNTIF([.$B$2:.$B$501];[.X728])+COUNTIF([.$C$2:.$C$501];[.X728])+COUNTIF([.$D$2:.$D$501];[.X728])+COUNTIF([.$E$2:.$E$501];[.X728])+COUNTIF([.$F$2:.$F$501];[.X728])+COUNTIF([.$G$2:.$G$501];[.X728])+COUNTIF([.$H$2:.$H$501];[.X728])+COUNTIF([.$I$2:.$I$501];[.X728])+COUNTIF([.$J$2:.$J$501];[.X728])+COUNTIF([.$K$2:.$K$501];[.X728])+COUNTIF([.$L$2:.$L$501];[.X728])+COUNTIF([.$M$2:.$M$501];[.X728])+COUNTIF([.$N$2:.$N$501];[.X728])+COUNTIF([.$O$2:.$O$501];[.X728])+COUNTIF([.$P$2:.$P$501];[.X728])+COUNTIF([.$Q$2:.$Q$501];[.X728])+COUNTIF([.$R$2:.$R$501];[.X728])+COUNTIF([.$S$2:.$S$501];[.X728])+COUNTIF([.$T$2:.$T$501];[.X728])+COUNTIF([.$U$2:.$U$501];[.X72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dancer</text:p>
          </table:table-cell>
          <table:table-cell table:formula="of:=COUNTIF([.$B$2:.$B$501];[.X729])+COUNTIF([.$C$2:.$C$501];[.X729])+COUNTIF([.$D$2:.$D$501];[.X729])+COUNTIF([.$E$2:.$E$501];[.X729])+COUNTIF([.$F$2:.$F$501];[.X729])+COUNTIF([.$G$2:.$G$501];[.X729])+COUNTIF([.$H$2:.$H$501];[.X729])+COUNTIF([.$I$2:.$I$501];[.X729])+COUNTIF([.$J$2:.$J$501];[.X729])+COUNTIF([.$K$2:.$K$501];[.X729])+COUNTIF([.$L$2:.$L$501];[.X729])+COUNTIF([.$M$2:.$M$501];[.X729])+COUNTIF([.$N$2:.$N$501];[.X729])+COUNTIF([.$O$2:.$O$501];[.X729])+COUNTIF([.$P$2:.$P$501];[.X729])+COUNTIF([.$Q$2:.$Q$501];[.X729])+COUNTIF([.$R$2:.$R$501];[.X729])+COUNTIF([.$S$2:.$S$501];[.X729])+COUNTIF([.$T$2:.$T$501];[.X729])+COUNTIF([.$U$2:.$U$501];[.X72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daydreaming</text:p>
          </table:table-cell>
          <table:table-cell table:formula="of:=COUNTIF([.$B$2:.$B$501];[.X730])+COUNTIF([.$C$2:.$C$501];[.X730])+COUNTIF([.$D$2:.$D$501];[.X730])+COUNTIF([.$E$2:.$E$501];[.X730])+COUNTIF([.$F$2:.$F$501];[.X730])+COUNTIF([.$G$2:.$G$501];[.X730])+COUNTIF([.$H$2:.$H$501];[.X730])+COUNTIF([.$I$2:.$I$501];[.X730])+COUNTIF([.$J$2:.$J$501];[.X730])+COUNTIF([.$K$2:.$K$501];[.X730])+COUNTIF([.$L$2:.$L$501];[.X730])+COUNTIF([.$M$2:.$M$501];[.X730])+COUNTIF([.$N$2:.$N$501];[.X730])+COUNTIF([.$O$2:.$O$501];[.X730])+COUNTIF([.$P$2:.$P$501];[.X730])+COUNTIF([.$Q$2:.$Q$501];[.X730])+COUNTIF([.$R$2:.$R$501];[.X730])+COUNTIF([.$S$2:.$S$501];[.X730])+COUNTIF([.$T$2:.$T$501];[.X730])+COUNTIF([.$U$2:.$U$501];[.X73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desert</text:p>
          </table:table-cell>
          <table:table-cell table:formula="of:=COUNTIF([.$B$2:.$B$501];[.X731])+COUNTIF([.$C$2:.$C$501];[.X731])+COUNTIF([.$D$2:.$D$501];[.X731])+COUNTIF([.$E$2:.$E$501];[.X731])+COUNTIF([.$F$2:.$F$501];[.X731])+COUNTIF([.$G$2:.$G$501];[.X731])+COUNTIF([.$H$2:.$H$501];[.X731])+COUNTIF([.$I$2:.$I$501];[.X731])+COUNTIF([.$J$2:.$J$501];[.X731])+COUNTIF([.$K$2:.$K$501];[.X731])+COUNTIF([.$L$2:.$L$501];[.X731])+COUNTIF([.$M$2:.$M$501];[.X731])+COUNTIF([.$N$2:.$N$501];[.X731])+COUNTIF([.$O$2:.$O$501];[.X731])+COUNTIF([.$P$2:.$P$501];[.X731])+COUNTIF([.$Q$2:.$Q$501];[.X731])+COUNTIF([.$R$2:.$R$501];[.X731])+COUNTIF([.$S$2:.$S$501];[.X731])+COUNTIF([.$T$2:.$T$501];[.X731])+COUNTIF([.$U$2:.$U$501];[.X73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destruction</text:p>
          </table:table-cell>
          <table:table-cell table:formula="of:=COUNTIF([.$B$2:.$B$501];[.X732])+COUNTIF([.$C$2:.$C$501];[.X732])+COUNTIF([.$D$2:.$D$501];[.X732])+COUNTIF([.$E$2:.$E$501];[.X732])+COUNTIF([.$F$2:.$F$501];[.X732])+COUNTIF([.$G$2:.$G$501];[.X732])+COUNTIF([.$H$2:.$H$501];[.X732])+COUNTIF([.$I$2:.$I$501];[.X732])+COUNTIF([.$J$2:.$J$501];[.X732])+COUNTIF([.$K$2:.$K$501];[.X732])+COUNTIF([.$L$2:.$L$501];[.X732])+COUNTIF([.$M$2:.$M$501];[.X732])+COUNTIF([.$N$2:.$N$501];[.X732])+COUNTIF([.$O$2:.$O$501];[.X732])+COUNTIF([.$P$2:.$P$501];[.X732])+COUNTIF([.$Q$2:.$Q$501];[.X732])+COUNTIF([.$R$2:.$R$501];[.X732])+COUNTIF([.$S$2:.$S$501];[.X732])+COUNTIF([.$T$2:.$T$501];[.X732])+COUNTIF([.$U$2:.$U$501];[.X73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discovery</text:p>
          </table:table-cell>
          <table:table-cell table:formula="of:=COUNTIF([.$B$2:.$B$501];[.X733])+COUNTIF([.$C$2:.$C$501];[.X733])+COUNTIF([.$D$2:.$D$501];[.X733])+COUNTIF([.$E$2:.$E$501];[.X733])+COUNTIF([.$F$2:.$F$501];[.X733])+COUNTIF([.$G$2:.$G$501];[.X733])+COUNTIF([.$H$2:.$H$501];[.X733])+COUNTIF([.$I$2:.$I$501];[.X733])+COUNTIF([.$J$2:.$J$501];[.X733])+COUNTIF([.$K$2:.$K$501];[.X733])+COUNTIF([.$L$2:.$L$501];[.X733])+COUNTIF([.$M$2:.$M$501];[.X733])+COUNTIF([.$N$2:.$N$501];[.X733])+COUNTIF([.$O$2:.$O$501];[.X733])+COUNTIF([.$P$2:.$P$501];[.X733])+COUNTIF([.$Q$2:.$Q$501];[.X733])+COUNTIF([.$R$2:.$R$501];[.X733])+COUNTIF([.$S$2:.$S$501];[.X733])+COUNTIF([.$T$2:.$T$501];[.X733])+COUNTIF([.$U$2:.$U$501];[.X73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disease</text:p>
          </table:table-cell>
          <table:table-cell table:formula="of:=COUNTIF([.$B$2:.$B$501];[.X734])+COUNTIF([.$C$2:.$C$501];[.X734])+COUNTIF([.$D$2:.$D$501];[.X734])+COUNTIF([.$E$2:.$E$501];[.X734])+COUNTIF([.$F$2:.$F$501];[.X734])+COUNTIF([.$G$2:.$G$501];[.X734])+COUNTIF([.$H$2:.$H$501];[.X734])+COUNTIF([.$I$2:.$I$501];[.X734])+COUNTIF([.$J$2:.$J$501];[.X734])+COUNTIF([.$K$2:.$K$501];[.X734])+COUNTIF([.$L$2:.$L$501];[.X734])+COUNTIF([.$M$2:.$M$501];[.X734])+COUNTIF([.$N$2:.$N$501];[.X734])+COUNTIF([.$O$2:.$O$501];[.X734])+COUNTIF([.$P$2:.$P$501];[.X734])+COUNTIF([.$Q$2:.$Q$501];[.X734])+COUNTIF([.$R$2:.$R$501];[.X734])+COUNTIF([.$S$2:.$S$501];[.X734])+COUNTIF([.$T$2:.$T$501];[.X734])+COUNTIF([.$U$2:.$U$501];[.X73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displayed</text:p>
          </table:table-cell>
          <table:table-cell table:formula="of:=COUNTIF([.$B$2:.$B$501];[.X735])+COUNTIF([.$C$2:.$C$501];[.X735])+COUNTIF([.$D$2:.$D$501];[.X735])+COUNTIF([.$E$2:.$E$501];[.X735])+COUNTIF([.$F$2:.$F$501];[.X735])+COUNTIF([.$G$2:.$G$501];[.X735])+COUNTIF([.$H$2:.$H$501];[.X735])+COUNTIF([.$I$2:.$I$501];[.X735])+COUNTIF([.$J$2:.$J$501];[.X735])+COUNTIF([.$K$2:.$K$501];[.X735])+COUNTIF([.$L$2:.$L$501];[.X735])+COUNTIF([.$M$2:.$M$501];[.X735])+COUNTIF([.$N$2:.$N$501];[.X735])+COUNTIF([.$O$2:.$O$501];[.X735])+COUNTIF([.$P$2:.$P$501];[.X735])+COUNTIF([.$Q$2:.$Q$501];[.X735])+COUNTIF([.$R$2:.$R$501];[.X735])+COUNTIF([.$S$2:.$S$501];[.X735])+COUNTIF([.$T$2:.$T$501];[.X735])+COUNTIF([.$U$2:.$U$501];[.X73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diving</text:p>
          </table:table-cell>
          <table:table-cell table:formula="of:=COUNTIF([.$B$2:.$B$501];[.X736])+COUNTIF([.$C$2:.$C$501];[.X736])+COUNTIF([.$D$2:.$D$501];[.X736])+COUNTIF([.$E$2:.$E$501];[.X736])+COUNTIF([.$F$2:.$F$501];[.X736])+COUNTIF([.$G$2:.$G$501];[.X736])+COUNTIF([.$H$2:.$H$501];[.X736])+COUNTIF([.$I$2:.$I$501];[.X736])+COUNTIF([.$J$2:.$J$501];[.X736])+COUNTIF([.$K$2:.$K$501];[.X736])+COUNTIF([.$L$2:.$L$501];[.X736])+COUNTIF([.$M$2:.$M$501];[.X736])+COUNTIF([.$N$2:.$N$501];[.X736])+COUNTIF([.$O$2:.$O$501];[.X736])+COUNTIF([.$P$2:.$P$501];[.X736])+COUNTIF([.$Q$2:.$Q$501];[.X736])+COUNTIF([.$R$2:.$R$501];[.X736])+COUNTIF([.$S$2:.$S$501];[.X736])+COUNTIF([.$T$2:.$T$501];[.X736])+COUNTIF([.$U$2:.$U$501];[.X73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dog</text:p>
          </table:table-cell>
          <table:table-cell table:formula="of:=COUNTIF([.$B$2:.$B$501];[.X737])+COUNTIF([.$C$2:.$C$501];[.X737])+COUNTIF([.$D$2:.$D$501];[.X737])+COUNTIF([.$E$2:.$E$501];[.X737])+COUNTIF([.$F$2:.$F$501];[.X737])+COUNTIF([.$G$2:.$G$501];[.X737])+COUNTIF([.$H$2:.$H$501];[.X737])+COUNTIF([.$I$2:.$I$501];[.X737])+COUNTIF([.$J$2:.$J$501];[.X737])+COUNTIF([.$K$2:.$K$501];[.X737])+COUNTIF([.$L$2:.$L$501];[.X737])+COUNTIF([.$M$2:.$M$501];[.X737])+COUNTIF([.$N$2:.$N$501];[.X737])+COUNTIF([.$O$2:.$O$501];[.X737])+COUNTIF([.$P$2:.$P$501];[.X737])+COUNTIF([.$Q$2:.$Q$501];[.X737])+COUNTIF([.$R$2:.$R$501];[.X737])+COUNTIF([.$S$2:.$S$501];[.X737])+COUNTIF([.$T$2:.$T$501];[.X737])+COUNTIF([.$U$2:.$U$501];[.X73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dollar</text:p>
          </table:table-cell>
          <table:table-cell table:formula="of:=COUNTIF([.$B$2:.$B$501];[.X738])+COUNTIF([.$C$2:.$C$501];[.X738])+COUNTIF([.$D$2:.$D$501];[.X738])+COUNTIF([.$E$2:.$E$501];[.X738])+COUNTIF([.$F$2:.$F$501];[.X738])+COUNTIF([.$G$2:.$G$501];[.X738])+COUNTIF([.$H$2:.$H$501];[.X738])+COUNTIF([.$I$2:.$I$501];[.X738])+COUNTIF([.$J$2:.$J$501];[.X738])+COUNTIF([.$K$2:.$K$501];[.X738])+COUNTIF([.$L$2:.$L$501];[.X738])+COUNTIF([.$M$2:.$M$501];[.X738])+COUNTIF([.$N$2:.$N$501];[.X738])+COUNTIF([.$O$2:.$O$501];[.X738])+COUNTIF([.$P$2:.$P$501];[.X738])+COUNTIF([.$Q$2:.$Q$501];[.X738])+COUNTIF([.$R$2:.$R$501];[.X738])+COUNTIF([.$S$2:.$S$501];[.X738])+COUNTIF([.$T$2:.$T$501];[.X738])+COUNTIF([.$U$2:.$U$501];[.X73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doorway</text:p>
          </table:table-cell>
          <table:table-cell table:formula="of:=COUNTIF([.$B$2:.$B$501];[.X739])+COUNTIF([.$C$2:.$C$501];[.X739])+COUNTIF([.$D$2:.$D$501];[.X739])+COUNTIF([.$E$2:.$E$501];[.X739])+COUNTIF([.$F$2:.$F$501];[.X739])+COUNTIF([.$G$2:.$G$501];[.X739])+COUNTIF([.$H$2:.$H$501];[.X739])+COUNTIF([.$I$2:.$I$501];[.X739])+COUNTIF([.$J$2:.$J$501];[.X739])+COUNTIF([.$K$2:.$K$501];[.X739])+COUNTIF([.$L$2:.$L$501];[.X739])+COUNTIF([.$M$2:.$M$501];[.X739])+COUNTIF([.$N$2:.$N$501];[.X739])+COUNTIF([.$O$2:.$O$501];[.X739])+COUNTIF([.$P$2:.$P$501];[.X739])+COUNTIF([.$Q$2:.$Q$501];[.X739])+COUNTIF([.$R$2:.$R$501];[.X739])+COUNTIF([.$S$2:.$S$501];[.X739])+COUNTIF([.$T$2:.$T$501];[.X739])+COUNTIF([.$U$2:.$U$501];[.X73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downy</text:p>
          </table:table-cell>
          <table:table-cell table:formula="of:=COUNTIF([.$B$2:.$B$501];[.X740])+COUNTIF([.$C$2:.$C$501];[.X740])+COUNTIF([.$D$2:.$D$501];[.X740])+COUNTIF([.$E$2:.$E$501];[.X740])+COUNTIF([.$F$2:.$F$501];[.X740])+COUNTIF([.$G$2:.$G$501];[.X740])+COUNTIF([.$H$2:.$H$501];[.X740])+COUNTIF([.$I$2:.$I$501];[.X740])+COUNTIF([.$J$2:.$J$501];[.X740])+COUNTIF([.$K$2:.$K$501];[.X740])+COUNTIF([.$L$2:.$L$501];[.X740])+COUNTIF([.$M$2:.$M$501];[.X740])+COUNTIF([.$N$2:.$N$501];[.X740])+COUNTIF([.$O$2:.$O$501];[.X740])+COUNTIF([.$P$2:.$P$501];[.X740])+COUNTIF([.$Q$2:.$Q$501];[.X740])+COUNTIF([.$R$2:.$R$501];[.X740])+COUNTIF([.$S$2:.$S$501];[.X740])+COUNTIF([.$T$2:.$T$501];[.X740])+COUNTIF([.$U$2:.$U$501];[.X74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drama</text:p>
          </table:table-cell>
          <table:table-cell table:formula="of:=COUNTIF([.$B$2:.$B$501];[.X741])+COUNTIF([.$C$2:.$C$501];[.X741])+COUNTIF([.$D$2:.$D$501];[.X741])+COUNTIF([.$E$2:.$E$501];[.X741])+COUNTIF([.$F$2:.$F$501];[.X741])+COUNTIF([.$G$2:.$G$501];[.X741])+COUNTIF([.$H$2:.$H$501];[.X741])+COUNTIF([.$I$2:.$I$501];[.X741])+COUNTIF([.$J$2:.$J$501];[.X741])+COUNTIF([.$K$2:.$K$501];[.X741])+COUNTIF([.$L$2:.$L$501];[.X741])+COUNTIF([.$M$2:.$M$501];[.X741])+COUNTIF([.$N$2:.$N$501];[.X741])+COUNTIF([.$O$2:.$O$501];[.X741])+COUNTIF([.$P$2:.$P$501];[.X741])+COUNTIF([.$Q$2:.$Q$501];[.X741])+COUNTIF([.$R$2:.$R$501];[.X741])+COUNTIF([.$S$2:.$S$501];[.X741])+COUNTIF([.$T$2:.$T$501];[.X741])+COUNTIF([.$U$2:.$U$501];[.X74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dramatic</text:p>
          </table:table-cell>
          <table:table-cell table:formula="of:=COUNTIF([.$B$2:.$B$501];[.X742])+COUNTIF([.$C$2:.$C$501];[.X742])+COUNTIF([.$D$2:.$D$501];[.X742])+COUNTIF([.$E$2:.$E$501];[.X742])+COUNTIF([.$F$2:.$F$501];[.X742])+COUNTIF([.$G$2:.$G$501];[.X742])+COUNTIF([.$H$2:.$H$501];[.X742])+COUNTIF([.$I$2:.$I$501];[.X742])+COUNTIF([.$J$2:.$J$501];[.X742])+COUNTIF([.$K$2:.$K$501];[.X742])+COUNTIF([.$L$2:.$L$501];[.X742])+COUNTIF([.$M$2:.$M$501];[.X742])+COUNTIF([.$N$2:.$N$501];[.X742])+COUNTIF([.$O$2:.$O$501];[.X742])+COUNTIF([.$P$2:.$P$501];[.X742])+COUNTIF([.$Q$2:.$Q$501];[.X742])+COUNTIF([.$R$2:.$R$501];[.X742])+COUNTIF([.$S$2:.$S$501];[.X742])+COUNTIF([.$T$2:.$T$501];[.X742])+COUNTIF([.$U$2:.$U$501];[.X74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dreaming</text:p>
          </table:table-cell>
          <table:table-cell table:formula="of:=COUNTIF([.$B$2:.$B$501];[.X743])+COUNTIF([.$C$2:.$C$501];[.X743])+COUNTIF([.$D$2:.$D$501];[.X743])+COUNTIF([.$E$2:.$E$501];[.X743])+COUNTIF([.$F$2:.$F$501];[.X743])+COUNTIF([.$G$2:.$G$501];[.X743])+COUNTIF([.$H$2:.$H$501];[.X743])+COUNTIF([.$I$2:.$I$501];[.X743])+COUNTIF([.$J$2:.$J$501];[.X743])+COUNTIF([.$K$2:.$K$501];[.X743])+COUNTIF([.$L$2:.$L$501];[.X743])+COUNTIF([.$M$2:.$M$501];[.X743])+COUNTIF([.$N$2:.$N$501];[.X743])+COUNTIF([.$O$2:.$O$501];[.X743])+COUNTIF([.$P$2:.$P$501];[.X743])+COUNTIF([.$Q$2:.$Q$501];[.X743])+COUNTIF([.$R$2:.$R$501];[.X743])+COUNTIF([.$S$2:.$S$501];[.X743])+COUNTIF([.$T$2:.$T$501];[.X743])+COUNTIF([.$U$2:.$U$501];[.X74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drive</text:p>
          </table:table-cell>
          <table:table-cell table:formula="of:=COUNTIF([.$B$2:.$B$501];[.X744])+COUNTIF([.$C$2:.$C$501];[.X744])+COUNTIF([.$D$2:.$D$501];[.X744])+COUNTIF([.$E$2:.$E$501];[.X744])+COUNTIF([.$F$2:.$F$501];[.X744])+COUNTIF([.$G$2:.$G$501];[.X744])+COUNTIF([.$H$2:.$H$501];[.X744])+COUNTIF([.$I$2:.$I$501];[.X744])+COUNTIF([.$J$2:.$J$501];[.X744])+COUNTIF([.$K$2:.$K$501];[.X744])+COUNTIF([.$L$2:.$L$501];[.X744])+COUNTIF([.$M$2:.$M$501];[.X744])+COUNTIF([.$N$2:.$N$501];[.X744])+COUNTIF([.$O$2:.$O$501];[.X744])+COUNTIF([.$P$2:.$P$501];[.X744])+COUNTIF([.$Q$2:.$Q$501];[.X744])+COUNTIF([.$R$2:.$R$501];[.X744])+COUNTIF([.$S$2:.$S$501];[.X744])+COUNTIF([.$T$2:.$T$501];[.X744])+COUNTIF([.$U$2:.$U$501];[.X74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dust</text:p>
          </table:table-cell>
          <table:table-cell table:formula="of:=COUNTIF([.$B$2:.$B$501];[.X745])+COUNTIF([.$C$2:.$C$501];[.X745])+COUNTIF([.$D$2:.$D$501];[.X745])+COUNTIF([.$E$2:.$E$501];[.X745])+COUNTIF([.$F$2:.$F$501];[.X745])+COUNTIF([.$G$2:.$G$501];[.X745])+COUNTIF([.$H$2:.$H$501];[.X745])+COUNTIF([.$I$2:.$I$501];[.X745])+COUNTIF([.$J$2:.$J$501];[.X745])+COUNTIF([.$K$2:.$K$501];[.X745])+COUNTIF([.$L$2:.$L$501];[.X745])+COUNTIF([.$M$2:.$M$501];[.X745])+COUNTIF([.$N$2:.$N$501];[.X745])+COUNTIF([.$O$2:.$O$501];[.X745])+COUNTIF([.$P$2:.$P$501];[.X745])+COUNTIF([.$Q$2:.$Q$501];[.X745])+COUNTIF([.$R$2:.$R$501];[.X745])+COUNTIF([.$S$2:.$S$501];[.X745])+COUNTIF([.$T$2:.$T$501];[.X745])+COUNTIF([.$U$2:.$U$501];[.X74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ecology</text:p>
          </table:table-cell>
          <table:table-cell table:formula="of:=COUNTIF([.$B$2:.$B$501];[.X746])+COUNTIF([.$C$2:.$C$501];[.X746])+COUNTIF([.$D$2:.$D$501];[.X746])+COUNTIF([.$E$2:.$E$501];[.X746])+COUNTIF([.$F$2:.$F$501];[.X746])+COUNTIF([.$G$2:.$G$501];[.X746])+COUNTIF([.$H$2:.$H$501];[.X746])+COUNTIF([.$I$2:.$I$501];[.X746])+COUNTIF([.$J$2:.$J$501];[.X746])+COUNTIF([.$K$2:.$K$501];[.X746])+COUNTIF([.$L$2:.$L$501];[.X746])+COUNTIF([.$M$2:.$M$501];[.X746])+COUNTIF([.$N$2:.$N$501];[.X746])+COUNTIF([.$O$2:.$O$501];[.X746])+COUNTIF([.$P$2:.$P$501];[.X746])+COUNTIF([.$Q$2:.$Q$501];[.X746])+COUNTIF([.$R$2:.$R$501];[.X746])+COUNTIF([.$S$2:.$S$501];[.X746])+COUNTIF([.$T$2:.$T$501];[.X746])+COUNTIF([.$U$2:.$U$501];[.X74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editorial</text:p>
          </table:table-cell>
          <table:table-cell table:formula="of:=COUNTIF([.$B$2:.$B$501];[.X747])+COUNTIF([.$C$2:.$C$501];[.X747])+COUNTIF([.$D$2:.$D$501];[.X747])+COUNTIF([.$E$2:.$E$501];[.X747])+COUNTIF([.$F$2:.$F$501];[.X747])+COUNTIF([.$G$2:.$G$501];[.X747])+COUNTIF([.$H$2:.$H$501];[.X747])+COUNTIF([.$I$2:.$I$501];[.X747])+COUNTIF([.$J$2:.$J$501];[.X747])+COUNTIF([.$K$2:.$K$501];[.X747])+COUNTIF([.$L$2:.$L$501];[.X747])+COUNTIF([.$M$2:.$M$501];[.X747])+COUNTIF([.$N$2:.$N$501];[.X747])+COUNTIF([.$O$2:.$O$501];[.X747])+COUNTIF([.$P$2:.$P$501];[.X747])+COUNTIF([.$Q$2:.$Q$501];[.X747])+COUNTIF([.$R$2:.$R$501];[.X747])+COUNTIF([.$S$2:.$S$501];[.X747])+COUNTIF([.$T$2:.$T$501];[.X747])+COUNTIF([.$U$2:.$U$501];[.X74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elevated</text:p>
          </table:table-cell>
          <table:table-cell table:formula="of:=COUNTIF([.$B$2:.$B$501];[.X748])+COUNTIF([.$C$2:.$C$501];[.X748])+COUNTIF([.$D$2:.$D$501];[.X748])+COUNTIF([.$E$2:.$E$501];[.X748])+COUNTIF([.$F$2:.$F$501];[.X748])+COUNTIF([.$G$2:.$G$501];[.X748])+COUNTIF([.$H$2:.$H$501];[.X748])+COUNTIF([.$I$2:.$I$501];[.X748])+COUNTIF([.$J$2:.$J$501];[.X748])+COUNTIF([.$K$2:.$K$501];[.X748])+COUNTIF([.$L$2:.$L$501];[.X748])+COUNTIF([.$M$2:.$M$501];[.X748])+COUNTIF([.$N$2:.$N$501];[.X748])+COUNTIF([.$O$2:.$O$501];[.X748])+COUNTIF([.$P$2:.$P$501];[.X748])+COUNTIF([.$Q$2:.$Q$501];[.X748])+COUNTIF([.$R$2:.$R$501];[.X748])+COUNTIF([.$S$2:.$S$501];[.X748])+COUNTIF([.$T$2:.$T$501];[.X748])+COUNTIF([.$U$2:.$U$501];[.X74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endanger</text:p>
          </table:table-cell>
          <table:table-cell table:formula="of:=COUNTIF([.$B$2:.$B$501];[.X749])+COUNTIF([.$C$2:.$C$501];[.X749])+COUNTIF([.$D$2:.$D$501];[.X749])+COUNTIF([.$E$2:.$E$501];[.X749])+COUNTIF([.$F$2:.$F$501];[.X749])+COUNTIF([.$G$2:.$G$501];[.X749])+COUNTIF([.$H$2:.$H$501];[.X749])+COUNTIF([.$I$2:.$I$501];[.X749])+COUNTIF([.$J$2:.$J$501];[.X749])+COUNTIF([.$K$2:.$K$501];[.X749])+COUNTIF([.$L$2:.$L$501];[.X749])+COUNTIF([.$M$2:.$M$501];[.X749])+COUNTIF([.$N$2:.$N$501];[.X749])+COUNTIF([.$O$2:.$O$501];[.X749])+COUNTIF([.$P$2:.$P$501];[.X749])+COUNTIF([.$Q$2:.$Q$501];[.X749])+COUNTIF([.$R$2:.$R$501];[.X749])+COUNTIF([.$S$2:.$S$501];[.X749])+COUNTIF([.$T$2:.$T$501];[.X749])+COUNTIF([.$U$2:.$U$501];[.X74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endangered species</text:p>
          </table:table-cell>
          <table:table-cell table:formula="of:=COUNTIF([.$B$2:.$B$501];[.X750])+COUNTIF([.$C$2:.$C$501];[.X750])+COUNTIF([.$D$2:.$D$501];[.X750])+COUNTIF([.$E$2:.$E$501];[.X750])+COUNTIF([.$F$2:.$F$501];[.X750])+COUNTIF([.$G$2:.$G$501];[.X750])+COUNTIF([.$H$2:.$H$501];[.X750])+COUNTIF([.$I$2:.$I$501];[.X750])+COUNTIF([.$J$2:.$J$501];[.X750])+COUNTIF([.$K$2:.$K$501];[.X750])+COUNTIF([.$L$2:.$L$501];[.X750])+COUNTIF([.$M$2:.$M$501];[.X750])+COUNTIF([.$N$2:.$N$501];[.X750])+COUNTIF([.$O$2:.$O$501];[.X750])+COUNTIF([.$P$2:.$P$501];[.X750])+COUNTIF([.$Q$2:.$Q$501];[.X750])+COUNTIF([.$R$2:.$R$501];[.X750])+COUNTIF([.$S$2:.$S$501];[.X750])+COUNTIF([.$T$2:.$T$501];[.X750])+COUNTIF([.$U$2:.$U$501];[.X75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escalator</text:p>
          </table:table-cell>
          <table:table-cell table:formula="of:=COUNTIF([.$B$2:.$B$501];[.X751])+COUNTIF([.$C$2:.$C$501];[.X751])+COUNTIF([.$D$2:.$D$501];[.X751])+COUNTIF([.$E$2:.$E$501];[.X751])+COUNTIF([.$F$2:.$F$501];[.X751])+COUNTIF([.$G$2:.$G$501];[.X751])+COUNTIF([.$H$2:.$H$501];[.X751])+COUNTIF([.$I$2:.$I$501];[.X751])+COUNTIF([.$J$2:.$J$501];[.X751])+COUNTIF([.$K$2:.$K$501];[.X751])+COUNTIF([.$L$2:.$L$501];[.X751])+COUNTIF([.$M$2:.$M$501];[.X751])+COUNTIF([.$N$2:.$N$501];[.X751])+COUNTIF([.$O$2:.$O$501];[.X751])+COUNTIF([.$P$2:.$P$501];[.X751])+COUNTIF([.$Q$2:.$Q$501];[.X751])+COUNTIF([.$R$2:.$R$501];[.X751])+COUNTIF([.$S$2:.$S$501];[.X751])+COUNTIF([.$T$2:.$T$501];[.X751])+COUNTIF([.$U$2:.$U$501];[.X75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etching</text:p>
          </table:table-cell>
          <table:table-cell table:formula="of:=COUNTIF([.$B$2:.$B$501];[.X752])+COUNTIF([.$C$2:.$C$501];[.X752])+COUNTIF([.$D$2:.$D$501];[.X752])+COUNTIF([.$E$2:.$E$501];[.X752])+COUNTIF([.$F$2:.$F$501];[.X752])+COUNTIF([.$G$2:.$G$501];[.X752])+COUNTIF([.$H$2:.$H$501];[.X752])+COUNTIF([.$I$2:.$I$501];[.X752])+COUNTIF([.$J$2:.$J$501];[.X752])+COUNTIF([.$K$2:.$K$501];[.X752])+COUNTIF([.$L$2:.$L$501];[.X752])+COUNTIF([.$M$2:.$M$501];[.X752])+COUNTIF([.$N$2:.$N$501];[.X752])+COUNTIF([.$O$2:.$O$501];[.X752])+COUNTIF([.$P$2:.$P$501];[.X752])+COUNTIF([.$Q$2:.$Q$501];[.X752])+COUNTIF([.$R$2:.$R$501];[.X752])+COUNTIF([.$S$2:.$S$501];[.X752])+COUNTIF([.$T$2:.$T$501];[.X752])+COUNTIF([.$U$2:.$U$501];[.X75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exotic</text:p>
          </table:table-cell>
          <table:table-cell table:formula="of:=COUNTIF([.$B$2:.$B$501];[.X753])+COUNTIF([.$C$2:.$C$501];[.X753])+COUNTIF([.$D$2:.$D$501];[.X753])+COUNTIF([.$E$2:.$E$501];[.X753])+COUNTIF([.$F$2:.$F$501];[.X753])+COUNTIF([.$G$2:.$G$501];[.X753])+COUNTIF([.$H$2:.$H$501];[.X753])+COUNTIF([.$I$2:.$I$501];[.X753])+COUNTIF([.$J$2:.$J$501];[.X753])+COUNTIF([.$K$2:.$K$501];[.X753])+COUNTIF([.$L$2:.$L$501];[.X753])+COUNTIF([.$M$2:.$M$501];[.X753])+COUNTIF([.$N$2:.$N$501];[.X753])+COUNTIF([.$O$2:.$O$501];[.X753])+COUNTIF([.$P$2:.$P$501];[.X753])+COUNTIF([.$Q$2:.$Q$501];[.X753])+COUNTIF([.$R$2:.$R$501];[.X753])+COUNTIF([.$S$2:.$S$501];[.X753])+COUNTIF([.$T$2:.$T$501];[.X753])+COUNTIF([.$U$2:.$U$501];[.X75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expectancy</text:p>
          </table:table-cell>
          <table:table-cell table:formula="of:=COUNTIF([.$B$2:.$B$501];[.X754])+COUNTIF([.$C$2:.$C$501];[.X754])+COUNTIF([.$D$2:.$D$501];[.X754])+COUNTIF([.$E$2:.$E$501];[.X754])+COUNTIF([.$F$2:.$F$501];[.X754])+COUNTIF([.$G$2:.$G$501];[.X754])+COUNTIF([.$H$2:.$H$501];[.X754])+COUNTIF([.$I$2:.$I$501];[.X754])+COUNTIF([.$J$2:.$J$501];[.X754])+COUNTIF([.$K$2:.$K$501];[.X754])+COUNTIF([.$L$2:.$L$501];[.X754])+COUNTIF([.$M$2:.$M$501];[.X754])+COUNTIF([.$N$2:.$N$501];[.X754])+COUNTIF([.$O$2:.$O$501];[.X754])+COUNTIF([.$P$2:.$P$501];[.X754])+COUNTIF([.$Q$2:.$Q$501];[.X754])+COUNTIF([.$R$2:.$R$501];[.X754])+COUNTIF([.$S$2:.$S$501];[.X754])+COUNTIF([.$T$2:.$T$501];[.X754])+COUNTIF([.$U$2:.$U$501];[.X75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explosion</text:p>
          </table:table-cell>
          <table:table-cell table:formula="of:=COUNTIF([.$B$2:.$B$501];[.X755])+COUNTIF([.$C$2:.$C$501];[.X755])+COUNTIF([.$D$2:.$D$501];[.X755])+COUNTIF([.$E$2:.$E$501];[.X755])+COUNTIF([.$F$2:.$F$501];[.X755])+COUNTIF([.$G$2:.$G$501];[.X755])+COUNTIF([.$H$2:.$H$501];[.X755])+COUNTIF([.$I$2:.$I$501];[.X755])+COUNTIF([.$J$2:.$J$501];[.X755])+COUNTIF([.$K$2:.$K$501];[.X755])+COUNTIF([.$L$2:.$L$501];[.X755])+COUNTIF([.$M$2:.$M$501];[.X755])+COUNTIF([.$N$2:.$N$501];[.X755])+COUNTIF([.$O$2:.$O$501];[.X755])+COUNTIF([.$P$2:.$P$501];[.X755])+COUNTIF([.$Q$2:.$Q$501];[.X755])+COUNTIF([.$R$2:.$R$501];[.X755])+COUNTIF([.$S$2:.$S$501];[.X755])+COUNTIF([.$T$2:.$T$501];[.X755])+COUNTIF([.$U$2:.$U$501];[.X75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eyeglasses</text:p>
          </table:table-cell>
          <table:table-cell table:formula="of:=COUNTIF([.$B$2:.$B$501];[.X756])+COUNTIF([.$C$2:.$C$501];[.X756])+COUNTIF([.$D$2:.$D$501];[.X756])+COUNTIF([.$E$2:.$E$501];[.X756])+COUNTIF([.$F$2:.$F$501];[.X756])+COUNTIF([.$G$2:.$G$501];[.X756])+COUNTIF([.$H$2:.$H$501];[.X756])+COUNTIF([.$I$2:.$I$501];[.X756])+COUNTIF([.$J$2:.$J$501];[.X756])+COUNTIF([.$K$2:.$K$501];[.X756])+COUNTIF([.$L$2:.$L$501];[.X756])+COUNTIF([.$M$2:.$M$501];[.X756])+COUNTIF([.$N$2:.$N$501];[.X756])+COUNTIF([.$O$2:.$O$501];[.X756])+COUNTIF([.$P$2:.$P$501];[.X756])+COUNTIF([.$Q$2:.$Q$501];[.X756])+COUNTIF([.$R$2:.$R$501];[.X756])+COUNTIF([.$S$2:.$S$501];[.X756])+COUNTIF([.$T$2:.$T$501];[.X756])+COUNTIF([.$U$2:.$U$501];[.X75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eyewear</text:p>
          </table:table-cell>
          <table:table-cell table:formula="of:=COUNTIF([.$B$2:.$B$501];[.X757])+COUNTIF([.$C$2:.$C$501];[.X757])+COUNTIF([.$D$2:.$D$501];[.X757])+COUNTIF([.$E$2:.$E$501];[.X757])+COUNTIF([.$F$2:.$F$501];[.X757])+COUNTIF([.$G$2:.$G$501];[.X757])+COUNTIF([.$H$2:.$H$501];[.X757])+COUNTIF([.$I$2:.$I$501];[.X757])+COUNTIF([.$J$2:.$J$501];[.X757])+COUNTIF([.$K$2:.$K$501];[.X757])+COUNTIF([.$L$2:.$L$501];[.X757])+COUNTIF([.$M$2:.$M$501];[.X757])+COUNTIF([.$N$2:.$N$501];[.X757])+COUNTIF([.$O$2:.$O$501];[.X757])+COUNTIF([.$P$2:.$P$501];[.X757])+COUNTIF([.$Q$2:.$Q$501];[.X757])+COUNTIF([.$R$2:.$R$501];[.X757])+COUNTIF([.$S$2:.$S$501];[.X757])+COUNTIF([.$T$2:.$T$501];[.X757])+COUNTIF([.$U$2:.$U$501];[.X75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ace disguise</text:p>
          </table:table-cell>
          <table:table-cell table:formula="of:=COUNTIF([.$B$2:.$B$501];[.X758])+COUNTIF([.$C$2:.$C$501];[.X758])+COUNTIF([.$D$2:.$D$501];[.X758])+COUNTIF([.$E$2:.$E$501];[.X758])+COUNTIF([.$F$2:.$F$501];[.X758])+COUNTIF([.$G$2:.$G$501];[.X758])+COUNTIF([.$H$2:.$H$501];[.X758])+COUNTIF([.$I$2:.$I$501];[.X758])+COUNTIF([.$J$2:.$J$501];[.X758])+COUNTIF([.$K$2:.$K$501];[.X758])+COUNTIF([.$L$2:.$L$501];[.X758])+COUNTIF([.$M$2:.$M$501];[.X758])+COUNTIF([.$N$2:.$N$501];[.X758])+COUNTIF([.$O$2:.$O$501];[.X758])+COUNTIF([.$P$2:.$P$501];[.X758])+COUNTIF([.$Q$2:.$Q$501];[.X758])+COUNTIF([.$R$2:.$R$501];[.X758])+COUNTIF([.$S$2:.$S$501];[.X758])+COUNTIF([.$T$2:.$T$501];[.X758])+COUNTIF([.$U$2:.$U$501];[.X75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alcon</text:p>
          </table:table-cell>
          <table:table-cell table:formula="of:=COUNTIF([.$B$2:.$B$501];[.X759])+COUNTIF([.$C$2:.$C$501];[.X759])+COUNTIF([.$D$2:.$D$501];[.X759])+COUNTIF([.$E$2:.$E$501];[.X759])+COUNTIF([.$F$2:.$F$501];[.X759])+COUNTIF([.$G$2:.$G$501];[.X759])+COUNTIF([.$H$2:.$H$501];[.X759])+COUNTIF([.$I$2:.$I$501];[.X759])+COUNTIF([.$J$2:.$J$501];[.X759])+COUNTIF([.$K$2:.$K$501];[.X759])+COUNTIF([.$L$2:.$L$501];[.X759])+COUNTIF([.$M$2:.$M$501];[.X759])+COUNTIF([.$N$2:.$N$501];[.X759])+COUNTIF([.$O$2:.$O$501];[.X759])+COUNTIF([.$P$2:.$P$501];[.X759])+COUNTIF([.$Q$2:.$Q$501];[.X759])+COUNTIF([.$R$2:.$R$501];[.X759])+COUNTIF([.$S$2:.$S$501];[.X759])+COUNTIF([.$T$2:.$T$501];[.X759])+COUNTIF([.$U$2:.$U$501];[.X75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alconry</text:p>
          </table:table-cell>
          <table:table-cell table:formula="of:=COUNTIF([.$B$2:.$B$501];[.X760])+COUNTIF([.$C$2:.$C$501];[.X760])+COUNTIF([.$D$2:.$D$501];[.X760])+COUNTIF([.$E$2:.$E$501];[.X760])+COUNTIF([.$F$2:.$F$501];[.X760])+COUNTIF([.$G$2:.$G$501];[.X760])+COUNTIF([.$H$2:.$H$501];[.X760])+COUNTIF([.$I$2:.$I$501];[.X760])+COUNTIF([.$J$2:.$J$501];[.X760])+COUNTIF([.$K$2:.$K$501];[.X760])+COUNTIF([.$L$2:.$L$501];[.X760])+COUNTIF([.$M$2:.$M$501];[.X760])+COUNTIF([.$N$2:.$N$501];[.X760])+COUNTIF([.$O$2:.$O$501];[.X760])+COUNTIF([.$P$2:.$P$501];[.X760])+COUNTIF([.$Q$2:.$Q$501];[.X760])+COUNTIF([.$R$2:.$R$501];[.X760])+COUNTIF([.$S$2:.$S$501];[.X760])+COUNTIF([.$T$2:.$T$501];[.X760])+COUNTIF([.$U$2:.$U$501];[.X76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eathery</text:p>
          </table:table-cell>
          <table:table-cell table:formula="of:=COUNTIF([.$B$2:.$B$501];[.X761])+COUNTIF([.$C$2:.$C$501];[.X761])+COUNTIF([.$D$2:.$D$501];[.X761])+COUNTIF([.$E$2:.$E$501];[.X761])+COUNTIF([.$F$2:.$F$501];[.X761])+COUNTIF([.$G$2:.$G$501];[.X761])+COUNTIF([.$H$2:.$H$501];[.X761])+COUNTIF([.$I$2:.$I$501];[.X761])+COUNTIF([.$J$2:.$J$501];[.X761])+COUNTIF([.$K$2:.$K$501];[.X761])+COUNTIF([.$L$2:.$L$501];[.X761])+COUNTIF([.$M$2:.$M$501];[.X761])+COUNTIF([.$N$2:.$N$501];[.X761])+COUNTIF([.$O$2:.$O$501];[.X761])+COUNTIF([.$P$2:.$P$501];[.X761])+COUNTIF([.$Q$2:.$Q$501];[.X761])+COUNTIF([.$R$2:.$R$501];[.X761])+COUNTIF([.$S$2:.$S$501];[.X761])+COUNTIF([.$T$2:.$T$501];[.X761])+COUNTIF([.$U$2:.$U$501];[.X76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ence</text:p>
          </table:table-cell>
          <table:table-cell table:formula="of:=COUNTIF([.$B$2:.$B$501];[.X762])+COUNTIF([.$C$2:.$C$501];[.X762])+COUNTIF([.$D$2:.$D$501];[.X762])+COUNTIF([.$E$2:.$E$501];[.X762])+COUNTIF([.$F$2:.$F$501];[.X762])+COUNTIF([.$G$2:.$G$501];[.X762])+COUNTIF([.$H$2:.$H$501];[.X762])+COUNTIF([.$I$2:.$I$501];[.X762])+COUNTIF([.$J$2:.$J$501];[.X762])+COUNTIF([.$K$2:.$K$501];[.X762])+COUNTIF([.$L$2:.$L$501];[.X762])+COUNTIF([.$M$2:.$M$501];[.X762])+COUNTIF([.$N$2:.$N$501];[.X762])+COUNTIF([.$O$2:.$O$501];[.X762])+COUNTIF([.$P$2:.$P$501];[.X762])+COUNTIF([.$Q$2:.$Q$501];[.X762])+COUNTIF([.$R$2:.$R$501];[.X762])+COUNTIF([.$S$2:.$S$501];[.X762])+COUNTIF([.$T$2:.$T$501];[.X762])+COUNTIF([.$U$2:.$U$501];[.X76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igure</text:p>
          </table:table-cell>
          <table:table-cell table:formula="of:=COUNTIF([.$B$2:.$B$501];[.X763])+COUNTIF([.$C$2:.$C$501];[.X763])+COUNTIF([.$D$2:.$D$501];[.X763])+COUNTIF([.$E$2:.$E$501];[.X763])+COUNTIF([.$F$2:.$F$501];[.X763])+COUNTIF([.$G$2:.$G$501];[.X763])+COUNTIF([.$H$2:.$H$501];[.X763])+COUNTIF([.$I$2:.$I$501];[.X763])+COUNTIF([.$J$2:.$J$501];[.X763])+COUNTIF([.$K$2:.$K$501];[.X763])+COUNTIF([.$L$2:.$L$501];[.X763])+COUNTIF([.$M$2:.$M$501];[.X763])+COUNTIF([.$N$2:.$N$501];[.X763])+COUNTIF([.$O$2:.$O$501];[.X763])+COUNTIF([.$P$2:.$P$501];[.X763])+COUNTIF([.$Q$2:.$Q$501];[.X763])+COUNTIF([.$R$2:.$R$501];[.X763])+COUNTIF([.$S$2:.$S$501];[.X763])+COUNTIF([.$T$2:.$T$501];[.X763])+COUNTIF([.$U$2:.$U$501];[.X76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igurine</text:p>
          </table:table-cell>
          <table:table-cell table:formula="of:=COUNTIF([.$B$2:.$B$501];[.X764])+COUNTIF([.$C$2:.$C$501];[.X764])+COUNTIF([.$D$2:.$D$501];[.X764])+COUNTIF([.$E$2:.$E$501];[.X764])+COUNTIF([.$F$2:.$F$501];[.X764])+COUNTIF([.$G$2:.$G$501];[.X764])+COUNTIF([.$H$2:.$H$501];[.X764])+COUNTIF([.$I$2:.$I$501];[.X764])+COUNTIF([.$J$2:.$J$501];[.X764])+COUNTIF([.$K$2:.$K$501];[.X764])+COUNTIF([.$L$2:.$L$501];[.X764])+COUNTIF([.$M$2:.$M$501];[.X764])+COUNTIF([.$N$2:.$N$501];[.X764])+COUNTIF([.$O$2:.$O$501];[.X764])+COUNTIF([.$P$2:.$P$501];[.X764])+COUNTIF([.$Q$2:.$Q$501];[.X764])+COUNTIF([.$R$2:.$R$501];[.X764])+COUNTIF([.$S$2:.$S$501];[.X764])+COUNTIF([.$T$2:.$T$501];[.X764])+COUNTIF([.$U$2:.$U$501];[.X76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ilm festival</text:p>
          </table:table-cell>
          <table:table-cell table:formula="of:=COUNTIF([.$B$2:.$B$501];[.X765])+COUNTIF([.$C$2:.$C$501];[.X765])+COUNTIF([.$D$2:.$D$501];[.X765])+COUNTIF([.$E$2:.$E$501];[.X765])+COUNTIF([.$F$2:.$F$501];[.X765])+COUNTIF([.$G$2:.$G$501];[.X765])+COUNTIF([.$H$2:.$H$501];[.X765])+COUNTIF([.$I$2:.$I$501];[.X765])+COUNTIF([.$J$2:.$J$501];[.X765])+COUNTIF([.$K$2:.$K$501];[.X765])+COUNTIF([.$L$2:.$L$501];[.X765])+COUNTIF([.$M$2:.$M$501];[.X765])+COUNTIF([.$N$2:.$N$501];[.X765])+COUNTIF([.$O$2:.$O$501];[.X765])+COUNTIF([.$P$2:.$P$501];[.X765])+COUNTIF([.$Q$2:.$Q$501];[.X765])+COUNTIF([.$R$2:.$R$501];[.X765])+COUNTIF([.$S$2:.$S$501];[.X765])+COUNTIF([.$T$2:.$T$501];[.X765])+COUNTIF([.$U$2:.$U$501];[.X76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inger</text:p>
          </table:table-cell>
          <table:table-cell table:formula="of:=COUNTIF([.$B$2:.$B$501];[.X766])+COUNTIF([.$C$2:.$C$501];[.X766])+COUNTIF([.$D$2:.$D$501];[.X766])+COUNTIF([.$E$2:.$E$501];[.X766])+COUNTIF([.$F$2:.$F$501];[.X766])+COUNTIF([.$G$2:.$G$501];[.X766])+COUNTIF([.$H$2:.$H$501];[.X766])+COUNTIF([.$I$2:.$I$501];[.X766])+COUNTIF([.$J$2:.$J$501];[.X766])+COUNTIF([.$K$2:.$K$501];[.X766])+COUNTIF([.$L$2:.$L$501];[.X766])+COUNTIF([.$M$2:.$M$501];[.X766])+COUNTIF([.$N$2:.$N$501];[.X766])+COUNTIF([.$O$2:.$O$501];[.X766])+COUNTIF([.$P$2:.$P$501];[.X766])+COUNTIF([.$Q$2:.$Q$501];[.X766])+COUNTIF([.$R$2:.$R$501];[.X766])+COUNTIF([.$S$2:.$S$501];[.X766])+COUNTIF([.$T$2:.$T$501];[.X766])+COUNTIF([.$U$2:.$U$501];[.X76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light</text:p>
          </table:table-cell>
          <table:table-cell table:formula="of:=COUNTIF([.$B$2:.$B$501];[.X767])+COUNTIF([.$C$2:.$C$501];[.X767])+COUNTIF([.$D$2:.$D$501];[.X767])+COUNTIF([.$E$2:.$E$501];[.X767])+COUNTIF([.$F$2:.$F$501];[.X767])+COUNTIF([.$G$2:.$G$501];[.X767])+COUNTIF([.$H$2:.$H$501];[.X767])+COUNTIF([.$I$2:.$I$501];[.X767])+COUNTIF([.$J$2:.$J$501];[.X767])+COUNTIF([.$K$2:.$K$501];[.X767])+COUNTIF([.$L$2:.$L$501];[.X767])+COUNTIF([.$M$2:.$M$501];[.X767])+COUNTIF([.$N$2:.$N$501];[.X767])+COUNTIF([.$O$2:.$O$501];[.X767])+COUNTIF([.$P$2:.$P$501];[.X767])+COUNTIF([.$Q$2:.$Q$501];[.X767])+COUNTIF([.$R$2:.$R$501];[.X767])+COUNTIF([.$S$2:.$S$501];[.X767])+COUNTIF([.$T$2:.$T$501];[.X767])+COUNTIF([.$U$2:.$U$501];[.X76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luorescent</text:p>
          </table:table-cell>
          <table:table-cell table:formula="of:=COUNTIF([.$B$2:.$B$501];[.X768])+COUNTIF([.$C$2:.$C$501];[.X768])+COUNTIF([.$D$2:.$D$501];[.X768])+COUNTIF([.$E$2:.$E$501];[.X768])+COUNTIF([.$F$2:.$F$501];[.X768])+COUNTIF([.$G$2:.$G$501];[.X768])+COUNTIF([.$H$2:.$H$501];[.X768])+COUNTIF([.$I$2:.$I$501];[.X768])+COUNTIF([.$J$2:.$J$501];[.X768])+COUNTIF([.$K$2:.$K$501];[.X768])+COUNTIF([.$L$2:.$L$501];[.X768])+COUNTIF([.$M$2:.$M$501];[.X768])+COUNTIF([.$N$2:.$N$501];[.X768])+COUNTIF([.$O$2:.$O$501];[.X768])+COUNTIF([.$P$2:.$P$501];[.X768])+COUNTIF([.$Q$2:.$Q$501];[.X768])+COUNTIF([.$R$2:.$R$501];[.X768])+COUNTIF([.$S$2:.$S$501];[.X768])+COUNTIF([.$T$2:.$T$501];[.X768])+COUNTIF([.$U$2:.$U$501];[.X76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oam</text:p>
          </table:table-cell>
          <table:table-cell table:formula="of:=COUNTIF([.$B$2:.$B$501];[.X769])+COUNTIF([.$C$2:.$C$501];[.X769])+COUNTIF([.$D$2:.$D$501];[.X769])+COUNTIF([.$E$2:.$E$501];[.X769])+COUNTIF([.$F$2:.$F$501];[.X769])+COUNTIF([.$G$2:.$G$501];[.X769])+COUNTIF([.$H$2:.$H$501];[.X769])+COUNTIF([.$I$2:.$I$501];[.X769])+COUNTIF([.$J$2:.$J$501];[.X769])+COUNTIF([.$K$2:.$K$501];[.X769])+COUNTIF([.$L$2:.$L$501];[.X769])+COUNTIF([.$M$2:.$M$501];[.X769])+COUNTIF([.$N$2:.$N$501];[.X769])+COUNTIF([.$O$2:.$O$501];[.X769])+COUNTIF([.$P$2:.$P$501];[.X769])+COUNTIF([.$Q$2:.$Q$501];[.X769])+COUNTIF([.$R$2:.$R$501];[.X769])+COUNTIF([.$S$2:.$S$501];[.X769])+COUNTIF([.$T$2:.$T$501];[.X769])+COUNTIF([.$U$2:.$U$501];[.X76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oot</text:p>
          </table:table-cell>
          <table:table-cell table:formula="of:=COUNTIF([.$B$2:.$B$501];[.X770])+COUNTIF([.$C$2:.$C$501];[.X770])+COUNTIF([.$D$2:.$D$501];[.X770])+COUNTIF([.$E$2:.$E$501];[.X770])+COUNTIF([.$F$2:.$F$501];[.X770])+COUNTIF([.$G$2:.$G$501];[.X770])+COUNTIF([.$H$2:.$H$501];[.X770])+COUNTIF([.$I$2:.$I$501];[.X770])+COUNTIF([.$J$2:.$J$501];[.X770])+COUNTIF([.$K$2:.$K$501];[.X770])+COUNTIF([.$L$2:.$L$501];[.X770])+COUNTIF([.$M$2:.$M$501];[.X770])+COUNTIF([.$N$2:.$N$501];[.X770])+COUNTIF([.$O$2:.$O$501];[.X770])+COUNTIF([.$P$2:.$P$501];[.X770])+COUNTIF([.$Q$2:.$Q$501];[.X770])+COUNTIF([.$R$2:.$R$501];[.X770])+COUNTIF([.$S$2:.$S$501];[.X770])+COUNTIF([.$T$2:.$T$501];[.X770])+COUNTIF([.$U$2:.$U$501];[.X77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orm</text:p>
          </table:table-cell>
          <table:table-cell table:formula="of:=COUNTIF([.$B$2:.$B$501];[.X771])+COUNTIF([.$C$2:.$C$501];[.X771])+COUNTIF([.$D$2:.$D$501];[.X771])+COUNTIF([.$E$2:.$E$501];[.X771])+COUNTIF([.$F$2:.$F$501];[.X771])+COUNTIF([.$G$2:.$G$501];[.X771])+COUNTIF([.$H$2:.$H$501];[.X771])+COUNTIF([.$I$2:.$I$501];[.X771])+COUNTIF([.$J$2:.$J$501];[.X771])+COUNTIF([.$K$2:.$K$501];[.X771])+COUNTIF([.$L$2:.$L$501];[.X771])+COUNTIF([.$M$2:.$M$501];[.X771])+COUNTIF([.$N$2:.$N$501];[.X771])+COUNTIF([.$O$2:.$O$501];[.X771])+COUNTIF([.$P$2:.$P$501];[.X771])+COUNTIF([.$Q$2:.$Q$501];[.X771])+COUNTIF([.$R$2:.$R$501];[.X771])+COUNTIF([.$S$2:.$S$501];[.X771])+COUNTIF([.$T$2:.$T$501];[.X771])+COUNTIF([.$U$2:.$U$501];[.X77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resco</text:p>
          </table:table-cell>
          <table:table-cell table:formula="of:=COUNTIF([.$B$2:.$B$501];[.X772])+COUNTIF([.$C$2:.$C$501];[.X772])+COUNTIF([.$D$2:.$D$501];[.X772])+COUNTIF([.$E$2:.$E$501];[.X772])+COUNTIF([.$F$2:.$F$501];[.X772])+COUNTIF([.$G$2:.$G$501];[.X772])+COUNTIF([.$H$2:.$H$501];[.X772])+COUNTIF([.$I$2:.$I$501];[.X772])+COUNTIF([.$J$2:.$J$501];[.X772])+COUNTIF([.$K$2:.$K$501];[.X772])+COUNTIF([.$L$2:.$L$501];[.X772])+COUNTIF([.$M$2:.$M$501];[.X772])+COUNTIF([.$N$2:.$N$501];[.X772])+COUNTIF([.$O$2:.$O$501];[.X772])+COUNTIF([.$P$2:.$P$501];[.X772])+COUNTIF([.$Q$2:.$Q$501];[.X772])+COUNTIF([.$R$2:.$R$501];[.X772])+COUNTIF([.$S$2:.$S$501];[.X772])+COUNTIF([.$T$2:.$T$501];[.X772])+COUNTIF([.$U$2:.$U$501];[.X77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riendly</text:p>
          </table:table-cell>
          <table:table-cell table:formula="of:=COUNTIF([.$B$2:.$B$501];[.X773])+COUNTIF([.$C$2:.$C$501];[.X773])+COUNTIF([.$D$2:.$D$501];[.X773])+COUNTIF([.$E$2:.$E$501];[.X773])+COUNTIF([.$F$2:.$F$501];[.X773])+COUNTIF([.$G$2:.$G$501];[.X773])+COUNTIF([.$H$2:.$H$501];[.X773])+COUNTIF([.$I$2:.$I$501];[.X773])+COUNTIF([.$J$2:.$J$501];[.X773])+COUNTIF([.$K$2:.$K$501];[.X773])+COUNTIF([.$L$2:.$L$501];[.X773])+COUNTIF([.$M$2:.$M$501];[.X773])+COUNTIF([.$N$2:.$N$501];[.X773])+COUNTIF([.$O$2:.$O$501];[.X773])+COUNTIF([.$P$2:.$P$501];[.X773])+COUNTIF([.$Q$2:.$Q$501];[.X773])+COUNTIF([.$R$2:.$R$501];[.X773])+COUNTIF([.$S$2:.$S$501];[.X773])+COUNTIF([.$T$2:.$T$501];[.X773])+COUNTIF([.$U$2:.$U$501];[.X77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rost</text:p>
          </table:table-cell>
          <table:table-cell table:formula="of:=COUNTIF([.$B$2:.$B$501];[.X774])+COUNTIF([.$C$2:.$C$501];[.X774])+COUNTIF([.$D$2:.$D$501];[.X774])+COUNTIF([.$E$2:.$E$501];[.X774])+COUNTIF([.$F$2:.$F$501];[.X774])+COUNTIF([.$G$2:.$G$501];[.X774])+COUNTIF([.$H$2:.$H$501];[.X774])+COUNTIF([.$I$2:.$I$501];[.X774])+COUNTIF([.$J$2:.$J$501];[.X774])+COUNTIF([.$K$2:.$K$501];[.X774])+COUNTIF([.$L$2:.$L$501];[.X774])+COUNTIF([.$M$2:.$M$501];[.X774])+COUNTIF([.$N$2:.$N$501];[.X774])+COUNTIF([.$O$2:.$O$501];[.X774])+COUNTIF([.$P$2:.$P$501];[.X774])+COUNTIF([.$Q$2:.$Q$501];[.X774])+COUNTIF([.$R$2:.$R$501];[.X774])+COUNTIF([.$S$2:.$S$501];[.X774])+COUNTIF([.$T$2:.$T$501];[.X774])+COUNTIF([.$U$2:.$U$501];[.X77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rosty</text:p>
          </table:table-cell>
          <table:table-cell table:formula="of:=COUNTIF([.$B$2:.$B$501];[.X775])+COUNTIF([.$C$2:.$C$501];[.X775])+COUNTIF([.$D$2:.$D$501];[.X775])+COUNTIF([.$E$2:.$E$501];[.X775])+COUNTIF([.$F$2:.$F$501];[.X775])+COUNTIF([.$G$2:.$G$501];[.X775])+COUNTIF([.$H$2:.$H$501];[.X775])+COUNTIF([.$I$2:.$I$501];[.X775])+COUNTIF([.$J$2:.$J$501];[.X775])+COUNTIF([.$K$2:.$K$501];[.X775])+COUNTIF([.$L$2:.$L$501];[.X775])+COUNTIF([.$M$2:.$M$501];[.X775])+COUNTIF([.$N$2:.$N$501];[.X775])+COUNTIF([.$O$2:.$O$501];[.X775])+COUNTIF([.$P$2:.$P$501];[.X775])+COUNTIF([.$Q$2:.$Q$501];[.X775])+COUNTIF([.$R$2:.$R$501];[.X775])+COUNTIF([.$S$2:.$S$501];[.X775])+COUNTIF([.$T$2:.$T$501];[.X775])+COUNTIF([.$U$2:.$U$501];[.X77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ruit</text:p>
          </table:table-cell>
          <table:table-cell table:formula="of:=COUNTIF([.$B$2:.$B$501];[.X776])+COUNTIF([.$C$2:.$C$501];[.X776])+COUNTIF([.$D$2:.$D$501];[.X776])+COUNTIF([.$E$2:.$E$501];[.X776])+COUNTIF([.$F$2:.$F$501];[.X776])+COUNTIF([.$G$2:.$G$501];[.X776])+COUNTIF([.$H$2:.$H$501];[.X776])+COUNTIF([.$I$2:.$I$501];[.X776])+COUNTIF([.$J$2:.$J$501];[.X776])+COUNTIF([.$K$2:.$K$501];[.X776])+COUNTIF([.$L$2:.$L$501];[.X776])+COUNTIF([.$M$2:.$M$501];[.X776])+COUNTIF([.$N$2:.$N$501];[.X776])+COUNTIF([.$O$2:.$O$501];[.X776])+COUNTIF([.$P$2:.$P$501];[.X776])+COUNTIF([.$Q$2:.$Q$501];[.X776])+COUNTIF([.$R$2:.$R$501];[.X776])+COUNTIF([.$S$2:.$S$501];[.X776])+COUNTIF([.$T$2:.$T$501];[.X776])+COUNTIF([.$U$2:.$U$501];[.X77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galaxy</text:p>
          </table:table-cell>
          <table:table-cell table:formula="of:=COUNTIF([.$B$2:.$B$501];[.X777])+COUNTIF([.$C$2:.$C$501];[.X777])+COUNTIF([.$D$2:.$D$501];[.X777])+COUNTIF([.$E$2:.$E$501];[.X777])+COUNTIF([.$F$2:.$F$501];[.X777])+COUNTIF([.$G$2:.$G$501];[.X777])+COUNTIF([.$H$2:.$H$501];[.X777])+COUNTIF([.$I$2:.$I$501];[.X777])+COUNTIF([.$J$2:.$J$501];[.X777])+COUNTIF([.$K$2:.$K$501];[.X777])+COUNTIF([.$L$2:.$L$501];[.X777])+COUNTIF([.$M$2:.$M$501];[.X777])+COUNTIF([.$N$2:.$N$501];[.X777])+COUNTIF([.$O$2:.$O$501];[.X777])+COUNTIF([.$P$2:.$P$501];[.X777])+COUNTIF([.$Q$2:.$Q$501];[.X777])+COUNTIF([.$R$2:.$R$501];[.X777])+COUNTIF([.$S$2:.$S$501];[.X777])+COUNTIF([.$T$2:.$T$501];[.X777])+COUNTIF([.$U$2:.$U$501];[.X77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gambling</text:p>
          </table:table-cell>
          <table:table-cell table:formula="of:=COUNTIF([.$B$2:.$B$501];[.X778])+COUNTIF([.$C$2:.$C$501];[.X778])+COUNTIF([.$D$2:.$D$501];[.X778])+COUNTIF([.$E$2:.$E$501];[.X778])+COUNTIF([.$F$2:.$F$501];[.X778])+COUNTIF([.$G$2:.$G$501];[.X778])+COUNTIF([.$H$2:.$H$501];[.X778])+COUNTIF([.$I$2:.$I$501];[.X778])+COUNTIF([.$J$2:.$J$501];[.X778])+COUNTIF([.$K$2:.$K$501];[.X778])+COUNTIF([.$L$2:.$L$501];[.X778])+COUNTIF([.$M$2:.$M$501];[.X778])+COUNTIF([.$N$2:.$N$501];[.X778])+COUNTIF([.$O$2:.$O$501];[.X778])+COUNTIF([.$P$2:.$P$501];[.X778])+COUNTIF([.$Q$2:.$Q$501];[.X778])+COUNTIF([.$R$2:.$R$501];[.X778])+COUNTIF([.$S$2:.$S$501];[.X778])+COUNTIF([.$T$2:.$T$501];[.X778])+COUNTIF([.$U$2:.$U$501];[.X77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game half</text:p>
          </table:table-cell>
          <table:table-cell table:formula="of:=COUNTIF([.$B$2:.$B$501];[.X779])+COUNTIF([.$C$2:.$C$501];[.X779])+COUNTIF([.$D$2:.$D$501];[.X779])+COUNTIF([.$E$2:.$E$501];[.X779])+COUNTIF([.$F$2:.$F$501];[.X779])+COUNTIF([.$G$2:.$G$501];[.X779])+COUNTIF([.$H$2:.$H$501];[.X779])+COUNTIF([.$I$2:.$I$501];[.X779])+COUNTIF([.$J$2:.$J$501];[.X779])+COUNTIF([.$K$2:.$K$501];[.X779])+COUNTIF([.$L$2:.$L$501];[.X779])+COUNTIF([.$M$2:.$M$501];[.X779])+COUNTIF([.$N$2:.$N$501];[.X779])+COUNTIF([.$O$2:.$O$501];[.X779])+COUNTIF([.$P$2:.$P$501];[.X779])+COUNTIF([.$Q$2:.$Q$501];[.X779])+COUNTIF([.$R$2:.$R$501];[.X779])+COUNTIF([.$S$2:.$S$501];[.X779])+COUNTIF([.$T$2:.$T$501];[.X779])+COUNTIF([.$U$2:.$U$501];[.X77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table:style-name="ce1" office:value-type="string" calcext:value-type="string">
            <text:p>gameplan sports</text:p>
          </table:table-cell>
          <table:table-cell table:formula="of:=COUNTIF([.$B$2:.$B$501];[.X780])+COUNTIF([.$C$2:.$C$501];[.X780])+COUNTIF([.$D$2:.$D$501];[.X780])+COUNTIF([.$E$2:.$E$501];[.X780])+COUNTIF([.$F$2:.$F$501];[.X780])+COUNTIF([.$G$2:.$G$501];[.X780])+COUNTIF([.$H$2:.$H$501];[.X780])+COUNTIF([.$I$2:.$I$501];[.X780])+COUNTIF([.$J$2:.$J$501];[.X780])+COUNTIF([.$K$2:.$K$501];[.X780])+COUNTIF([.$L$2:.$L$501];[.X780])+COUNTIF([.$M$2:.$M$501];[.X780])+COUNTIF([.$N$2:.$N$501];[.X780])+COUNTIF([.$O$2:.$O$501];[.X780])+COUNTIF([.$P$2:.$P$501];[.X780])+COUNTIF([.$Q$2:.$Q$501];[.X780])+COUNTIF([.$R$2:.$R$501];[.X780])+COUNTIF([.$S$2:.$S$501];[.X780])+COUNTIF([.$T$2:.$T$501];[.X780])+COUNTIF([.$U$2:.$U$501];[.X78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garbage</text:p>
          </table:table-cell>
          <table:table-cell table:formula="of:=COUNTIF([.$B$2:.$B$501];[.X781])+COUNTIF([.$C$2:.$C$501];[.X781])+COUNTIF([.$D$2:.$D$501];[.X781])+COUNTIF([.$E$2:.$E$501];[.X781])+COUNTIF([.$F$2:.$F$501];[.X781])+COUNTIF([.$G$2:.$G$501];[.X781])+COUNTIF([.$H$2:.$H$501];[.X781])+COUNTIF([.$I$2:.$I$501];[.X781])+COUNTIF([.$J$2:.$J$501];[.X781])+COUNTIF([.$K$2:.$K$501];[.X781])+COUNTIF([.$L$2:.$L$501];[.X781])+COUNTIF([.$M$2:.$M$501];[.X781])+COUNTIF([.$N$2:.$N$501];[.X781])+COUNTIF([.$O$2:.$O$501];[.X781])+COUNTIF([.$P$2:.$P$501];[.X781])+COUNTIF([.$Q$2:.$Q$501];[.X781])+COUNTIF([.$R$2:.$R$501];[.X781])+COUNTIF([.$S$2:.$S$501];[.X781])+COUNTIF([.$T$2:.$T$501];[.X781])+COUNTIF([.$U$2:.$U$501];[.X78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garden</text:p>
          </table:table-cell>
          <table:table-cell table:formula="of:=COUNTIF([.$B$2:.$B$501];[.X782])+COUNTIF([.$C$2:.$C$501];[.X782])+COUNTIF([.$D$2:.$D$501];[.X782])+COUNTIF([.$E$2:.$E$501];[.X782])+COUNTIF([.$F$2:.$F$501];[.X782])+COUNTIF([.$G$2:.$G$501];[.X782])+COUNTIF([.$H$2:.$H$501];[.X782])+COUNTIF([.$I$2:.$I$501];[.X782])+COUNTIF([.$J$2:.$J$501];[.X782])+COUNTIF([.$K$2:.$K$501];[.X782])+COUNTIF([.$L$2:.$L$501];[.X782])+COUNTIF([.$M$2:.$M$501];[.X782])+COUNTIF([.$N$2:.$N$501];[.X782])+COUNTIF([.$O$2:.$O$501];[.X782])+COUNTIF([.$P$2:.$P$501];[.X782])+COUNTIF([.$Q$2:.$Q$501];[.X782])+COUNTIF([.$R$2:.$R$501];[.X782])+COUNTIF([.$S$2:.$S$501];[.X782])+COUNTIF([.$T$2:.$T$501];[.X782])+COUNTIF([.$U$2:.$U$501];[.X78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gear</text:p>
          </table:table-cell>
          <table:table-cell table:formula="of:=COUNTIF([.$B$2:.$B$501];[.X783])+COUNTIF([.$C$2:.$C$501];[.X783])+COUNTIF([.$D$2:.$D$501];[.X783])+COUNTIF([.$E$2:.$E$501];[.X783])+COUNTIF([.$F$2:.$F$501];[.X783])+COUNTIF([.$G$2:.$G$501];[.X783])+COUNTIF([.$H$2:.$H$501];[.X783])+COUNTIF([.$I$2:.$I$501];[.X783])+COUNTIF([.$J$2:.$J$501];[.X783])+COUNTIF([.$K$2:.$K$501];[.X783])+COUNTIF([.$L$2:.$L$501];[.X783])+COUNTIF([.$M$2:.$M$501];[.X783])+COUNTIF([.$N$2:.$N$501];[.X783])+COUNTIF([.$O$2:.$O$501];[.X783])+COUNTIF([.$P$2:.$P$501];[.X783])+COUNTIF([.$Q$2:.$Q$501];[.X783])+COUNTIF([.$R$2:.$R$501];[.X783])+COUNTIF([.$S$2:.$S$501];[.X783])+COUNTIF([.$T$2:.$T$501];[.X783])+COUNTIF([.$U$2:.$U$501];[.X78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gift</text:p>
          </table:table-cell>
          <table:table-cell table:formula="of:=COUNTIF([.$B$2:.$B$501];[.X784])+COUNTIF([.$C$2:.$C$501];[.X784])+COUNTIF([.$D$2:.$D$501];[.X784])+COUNTIF([.$E$2:.$E$501];[.X784])+COUNTIF([.$F$2:.$F$501];[.X784])+COUNTIF([.$G$2:.$G$501];[.X784])+COUNTIF([.$H$2:.$H$501];[.X784])+COUNTIF([.$I$2:.$I$501];[.X784])+COUNTIF([.$J$2:.$J$501];[.X784])+COUNTIF([.$K$2:.$K$501];[.X784])+COUNTIF([.$L$2:.$L$501];[.X784])+COUNTIF([.$M$2:.$M$501];[.X784])+COUNTIF([.$N$2:.$N$501];[.X784])+COUNTIF([.$O$2:.$O$501];[.X784])+COUNTIF([.$P$2:.$P$501];[.X784])+COUNTIF([.$Q$2:.$Q$501];[.X784])+COUNTIF([.$R$2:.$R$501];[.X784])+COUNTIF([.$S$2:.$S$501];[.X784])+COUNTIF([.$T$2:.$T$501];[.X784])+COUNTIF([.$U$2:.$U$501];[.X78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glance</text:p>
          </table:table-cell>
          <table:table-cell table:formula="of:=COUNTIF([.$B$2:.$B$501];[.X785])+COUNTIF([.$C$2:.$C$501];[.X785])+COUNTIF([.$D$2:.$D$501];[.X785])+COUNTIF([.$E$2:.$E$501];[.X785])+COUNTIF([.$F$2:.$F$501];[.X785])+COUNTIF([.$G$2:.$G$501];[.X785])+COUNTIF([.$H$2:.$H$501];[.X785])+COUNTIF([.$I$2:.$I$501];[.X785])+COUNTIF([.$J$2:.$J$501];[.X785])+COUNTIF([.$K$2:.$K$501];[.X785])+COUNTIF([.$L$2:.$L$501];[.X785])+COUNTIF([.$M$2:.$M$501];[.X785])+COUNTIF([.$N$2:.$N$501];[.X785])+COUNTIF([.$O$2:.$O$501];[.X785])+COUNTIF([.$P$2:.$P$501];[.X785])+COUNTIF([.$Q$2:.$Q$501];[.X785])+COUNTIF([.$R$2:.$R$501];[.X785])+COUNTIF([.$S$2:.$S$501];[.X785])+COUNTIF([.$T$2:.$T$501];[.X785])+COUNTIF([.$U$2:.$U$501];[.X78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goggles</text:p>
          </table:table-cell>
          <table:table-cell table:formula="of:=COUNTIF([.$B$2:.$B$501];[.X786])+COUNTIF([.$C$2:.$C$501];[.X786])+COUNTIF([.$D$2:.$D$501];[.X786])+COUNTIF([.$E$2:.$E$501];[.X786])+COUNTIF([.$F$2:.$F$501];[.X786])+COUNTIF([.$G$2:.$G$501];[.X786])+COUNTIF([.$H$2:.$H$501];[.X786])+COUNTIF([.$I$2:.$I$501];[.X786])+COUNTIF([.$J$2:.$J$501];[.X786])+COUNTIF([.$K$2:.$K$501];[.X786])+COUNTIF([.$L$2:.$L$501];[.X786])+COUNTIF([.$M$2:.$M$501];[.X786])+COUNTIF([.$N$2:.$N$501];[.X786])+COUNTIF([.$O$2:.$O$501];[.X786])+COUNTIF([.$P$2:.$P$501];[.X786])+COUNTIF([.$Q$2:.$Q$501];[.X786])+COUNTIF([.$R$2:.$R$501];[.X786])+COUNTIF([.$S$2:.$S$501];[.X786])+COUNTIF([.$T$2:.$T$501];[.X786])+COUNTIF([.$U$2:.$U$501];[.X78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golden retriever</text:p>
          </table:table-cell>
          <table:table-cell table:formula="of:=COUNTIF([.$B$2:.$B$501];[.X787])+COUNTIF([.$C$2:.$C$501];[.X787])+COUNTIF([.$D$2:.$D$501];[.X787])+COUNTIF([.$E$2:.$E$501];[.X787])+COUNTIF([.$F$2:.$F$501];[.X787])+COUNTIF([.$G$2:.$G$501];[.X787])+COUNTIF([.$H$2:.$H$501];[.X787])+COUNTIF([.$I$2:.$I$501];[.X787])+COUNTIF([.$J$2:.$J$501];[.X787])+COUNTIF([.$K$2:.$K$501];[.X787])+COUNTIF([.$L$2:.$L$501];[.X787])+COUNTIF([.$M$2:.$M$501];[.X787])+COUNTIF([.$N$2:.$N$501];[.X787])+COUNTIF([.$O$2:.$O$501];[.X787])+COUNTIF([.$P$2:.$P$501];[.X787])+COUNTIF([.$Q$2:.$Q$501];[.X787])+COUNTIF([.$R$2:.$R$501];[.X787])+COUNTIF([.$S$2:.$S$501];[.X787])+COUNTIF([.$T$2:.$T$501];[.X787])+COUNTIF([.$U$2:.$U$501];[.X78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golf</text:p>
          </table:table-cell>
          <table:table-cell table:formula="of:=COUNTIF([.$B$2:.$B$501];[.X788])+COUNTIF([.$C$2:.$C$501];[.X788])+COUNTIF([.$D$2:.$D$501];[.X788])+COUNTIF([.$E$2:.$E$501];[.X788])+COUNTIF([.$F$2:.$F$501];[.X788])+COUNTIF([.$G$2:.$G$501];[.X788])+COUNTIF([.$H$2:.$H$501];[.X788])+COUNTIF([.$I$2:.$I$501];[.X788])+COUNTIF([.$J$2:.$J$501];[.X788])+COUNTIF([.$K$2:.$K$501];[.X788])+COUNTIF([.$L$2:.$L$501];[.X788])+COUNTIF([.$M$2:.$M$501];[.X788])+COUNTIF([.$N$2:.$N$501];[.X788])+COUNTIF([.$O$2:.$O$501];[.X788])+COUNTIF([.$P$2:.$P$501];[.X788])+COUNTIF([.$Q$2:.$Q$501];[.X788])+COUNTIF([.$R$2:.$R$501];[.X788])+COUNTIF([.$S$2:.$S$501];[.X788])+COUNTIF([.$T$2:.$T$501];[.X788])+COUNTIF([.$U$2:.$U$501];[.X78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grave</text:p>
          </table:table-cell>
          <table:table-cell table:formula="of:=COUNTIF([.$B$2:.$B$501];[.X789])+COUNTIF([.$C$2:.$C$501];[.X789])+COUNTIF([.$D$2:.$D$501];[.X789])+COUNTIF([.$E$2:.$E$501];[.X789])+COUNTIF([.$F$2:.$F$501];[.X789])+COUNTIF([.$G$2:.$G$501];[.X789])+COUNTIF([.$H$2:.$H$501];[.X789])+COUNTIF([.$I$2:.$I$501];[.X789])+COUNTIF([.$J$2:.$J$501];[.X789])+COUNTIF([.$K$2:.$K$501];[.X789])+COUNTIF([.$L$2:.$L$501];[.X789])+COUNTIF([.$M$2:.$M$501];[.X789])+COUNTIF([.$N$2:.$N$501];[.X789])+COUNTIF([.$O$2:.$O$501];[.X789])+COUNTIF([.$P$2:.$P$501];[.X789])+COUNTIF([.$Q$2:.$Q$501];[.X789])+COUNTIF([.$R$2:.$R$501];[.X789])+COUNTIF([.$S$2:.$S$501];[.X789])+COUNTIF([.$T$2:.$T$501];[.X789])+COUNTIF([.$U$2:.$U$501];[.X78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half</text:p>
          </table:table-cell>
          <table:table-cell table:formula="of:=COUNTIF([.$B$2:.$B$501];[.X790])+COUNTIF([.$C$2:.$C$501];[.X790])+COUNTIF([.$D$2:.$D$501];[.X790])+COUNTIF([.$E$2:.$E$501];[.X790])+COUNTIF([.$F$2:.$F$501];[.X790])+COUNTIF([.$G$2:.$G$501];[.X790])+COUNTIF([.$H$2:.$H$501];[.X790])+COUNTIF([.$I$2:.$I$501];[.X790])+COUNTIF([.$J$2:.$J$501];[.X790])+COUNTIF([.$K$2:.$K$501];[.X790])+COUNTIF([.$L$2:.$L$501];[.X790])+COUNTIF([.$M$2:.$M$501];[.X790])+COUNTIF([.$N$2:.$N$501];[.X790])+COUNTIF([.$O$2:.$O$501];[.X790])+COUNTIF([.$P$2:.$P$501];[.X790])+COUNTIF([.$Q$2:.$Q$501];[.X790])+COUNTIF([.$R$2:.$R$501];[.X790])+COUNTIF([.$S$2:.$S$501];[.X790])+COUNTIF([.$T$2:.$T$501];[.X790])+COUNTIF([.$U$2:.$U$501];[.X79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handwritten</text:p>
          </table:table-cell>
          <table:table-cell table:formula="of:=COUNTIF([.$B$2:.$B$501];[.X791])+COUNTIF([.$C$2:.$C$501];[.X791])+COUNTIF([.$D$2:.$D$501];[.X791])+COUNTIF([.$E$2:.$E$501];[.X791])+COUNTIF([.$F$2:.$F$501];[.X791])+COUNTIF([.$G$2:.$G$501];[.X791])+COUNTIF([.$H$2:.$H$501];[.X791])+COUNTIF([.$I$2:.$I$501];[.X791])+COUNTIF([.$J$2:.$J$501];[.X791])+COUNTIF([.$K$2:.$K$501];[.X791])+COUNTIF([.$L$2:.$L$501];[.X791])+COUNTIF([.$M$2:.$M$501];[.X791])+COUNTIF([.$N$2:.$N$501];[.X791])+COUNTIF([.$O$2:.$O$501];[.X791])+COUNTIF([.$P$2:.$P$501];[.X791])+COUNTIF([.$Q$2:.$Q$501];[.X791])+COUNTIF([.$R$2:.$R$501];[.X791])+COUNTIF([.$S$2:.$S$501];[.X791])+COUNTIF([.$T$2:.$T$501];[.X791])+COUNTIF([.$U$2:.$U$501];[.X79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harmony</text:p>
          </table:table-cell>
          <table:table-cell table:formula="of:=COUNTIF([.$B$2:.$B$501];[.X792])+COUNTIF([.$C$2:.$C$501];[.X792])+COUNTIF([.$D$2:.$D$501];[.X792])+COUNTIF([.$E$2:.$E$501];[.X792])+COUNTIF([.$F$2:.$F$501];[.X792])+COUNTIF([.$G$2:.$G$501];[.X792])+COUNTIF([.$H$2:.$H$501];[.X792])+COUNTIF([.$I$2:.$I$501];[.X792])+COUNTIF([.$J$2:.$J$501];[.X792])+COUNTIF([.$K$2:.$K$501];[.X792])+COUNTIF([.$L$2:.$L$501];[.X792])+COUNTIF([.$M$2:.$M$501];[.X792])+COUNTIF([.$N$2:.$N$501];[.X792])+COUNTIF([.$O$2:.$O$501];[.X792])+COUNTIF([.$P$2:.$P$501];[.X792])+COUNTIF([.$Q$2:.$Q$501];[.X792])+COUNTIF([.$R$2:.$R$501];[.X792])+COUNTIF([.$S$2:.$S$501];[.X792])+COUNTIF([.$T$2:.$T$501];[.X792])+COUNTIF([.$U$2:.$U$501];[.X79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haunt</text:p>
          </table:table-cell>
          <table:table-cell table:formula="of:=COUNTIF([.$B$2:.$B$501];[.X793])+COUNTIF([.$C$2:.$C$501];[.X793])+COUNTIF([.$D$2:.$D$501];[.X793])+COUNTIF([.$E$2:.$E$501];[.X793])+COUNTIF([.$F$2:.$F$501];[.X793])+COUNTIF([.$G$2:.$G$501];[.X793])+COUNTIF([.$H$2:.$H$501];[.X793])+COUNTIF([.$I$2:.$I$501];[.X793])+COUNTIF([.$J$2:.$J$501];[.X793])+COUNTIF([.$K$2:.$K$501];[.X793])+COUNTIF([.$L$2:.$L$501];[.X793])+COUNTIF([.$M$2:.$M$501];[.X793])+COUNTIF([.$N$2:.$N$501];[.X793])+COUNTIF([.$O$2:.$O$501];[.X793])+COUNTIF([.$P$2:.$P$501];[.X793])+COUNTIF([.$Q$2:.$Q$501];[.X793])+COUNTIF([.$R$2:.$R$501];[.X793])+COUNTIF([.$S$2:.$S$501];[.X793])+COUNTIF([.$T$2:.$T$501];[.X793])+COUNTIF([.$U$2:.$U$501];[.X79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haze</text:p>
          </table:table-cell>
          <table:table-cell table:formula="of:=COUNTIF([.$B$2:.$B$501];[.X794])+COUNTIF([.$C$2:.$C$501];[.X794])+COUNTIF([.$D$2:.$D$501];[.X794])+COUNTIF([.$E$2:.$E$501];[.X794])+COUNTIF([.$F$2:.$F$501];[.X794])+COUNTIF([.$G$2:.$G$501];[.X794])+COUNTIF([.$H$2:.$H$501];[.X794])+COUNTIF([.$I$2:.$I$501];[.X794])+COUNTIF([.$J$2:.$J$501];[.X794])+COUNTIF([.$K$2:.$K$501];[.X794])+COUNTIF([.$L$2:.$L$501];[.X794])+COUNTIF([.$M$2:.$M$501];[.X794])+COUNTIF([.$N$2:.$N$501];[.X794])+COUNTIF([.$O$2:.$O$501];[.X794])+COUNTIF([.$P$2:.$P$501];[.X794])+COUNTIF([.$Q$2:.$Q$501];[.X794])+COUNTIF([.$R$2:.$R$501];[.X794])+COUNTIF([.$S$2:.$S$501];[.X794])+COUNTIF([.$T$2:.$T$501];[.X794])+COUNTIF([.$U$2:.$U$501];[.X79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headlight</text:p>
          </table:table-cell>
          <table:table-cell table:formula="of:=COUNTIF([.$B$2:.$B$501];[.X795])+COUNTIF([.$C$2:.$C$501];[.X795])+COUNTIF([.$D$2:.$D$501];[.X795])+COUNTIF([.$E$2:.$E$501];[.X795])+COUNTIF([.$F$2:.$F$501];[.X795])+COUNTIF([.$G$2:.$G$501];[.X795])+COUNTIF([.$H$2:.$H$501];[.X795])+COUNTIF([.$I$2:.$I$501];[.X795])+COUNTIF([.$J$2:.$J$501];[.X795])+COUNTIF([.$K$2:.$K$501];[.X795])+COUNTIF([.$L$2:.$L$501];[.X795])+COUNTIF([.$M$2:.$M$501];[.X795])+COUNTIF([.$N$2:.$N$501];[.X795])+COUNTIF([.$O$2:.$O$501];[.X795])+COUNTIF([.$P$2:.$P$501];[.X795])+COUNTIF([.$Q$2:.$Q$501];[.X795])+COUNTIF([.$R$2:.$R$501];[.X795])+COUNTIF([.$S$2:.$S$501];[.X795])+COUNTIF([.$T$2:.$T$501];[.X795])+COUNTIF([.$U$2:.$U$501];[.X79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heart</text:p>
          </table:table-cell>
          <table:table-cell table:formula="of:=COUNTIF([.$B$2:.$B$501];[.X796])+COUNTIF([.$C$2:.$C$501];[.X796])+COUNTIF([.$D$2:.$D$501];[.X796])+COUNTIF([.$E$2:.$E$501];[.X796])+COUNTIF([.$F$2:.$F$501];[.X796])+COUNTIF([.$G$2:.$G$501];[.X796])+COUNTIF([.$H$2:.$H$501];[.X796])+COUNTIF([.$I$2:.$I$501];[.X796])+COUNTIF([.$J$2:.$J$501];[.X796])+COUNTIF([.$K$2:.$K$501];[.X796])+COUNTIF([.$L$2:.$L$501];[.X796])+COUNTIF([.$M$2:.$M$501];[.X796])+COUNTIF([.$N$2:.$N$501];[.X796])+COUNTIF([.$O$2:.$O$501];[.X796])+COUNTIF([.$P$2:.$P$501];[.X796])+COUNTIF([.$Q$2:.$Q$501];[.X796])+COUNTIF([.$R$2:.$R$501];[.X796])+COUNTIF([.$S$2:.$S$501];[.X796])+COUNTIF([.$T$2:.$T$501];[.X796])+COUNTIF([.$U$2:.$U$501];[.X79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Heaven</text:p>
          </table:table-cell>
          <table:table-cell table:formula="of:=COUNTIF([.$B$2:.$B$501];[.X797])+COUNTIF([.$C$2:.$C$501];[.X797])+COUNTIF([.$D$2:.$D$501];[.X797])+COUNTIF([.$E$2:.$E$501];[.X797])+COUNTIF([.$F$2:.$F$501];[.X797])+COUNTIF([.$G$2:.$G$501];[.X797])+COUNTIF([.$H$2:.$H$501];[.X797])+COUNTIF([.$I$2:.$I$501];[.X797])+COUNTIF([.$J$2:.$J$501];[.X797])+COUNTIF([.$K$2:.$K$501];[.X797])+COUNTIF([.$L$2:.$L$501];[.X797])+COUNTIF([.$M$2:.$M$501];[.X797])+COUNTIF([.$N$2:.$N$501];[.X797])+COUNTIF([.$O$2:.$O$501];[.X797])+COUNTIF([.$P$2:.$P$501];[.X797])+COUNTIF([.$Q$2:.$Q$501];[.X797])+COUNTIF([.$R$2:.$R$501];[.X797])+COUNTIF([.$S$2:.$S$501];[.X797])+COUNTIF([.$T$2:.$T$501];[.X797])+COUNTIF([.$U$2:.$U$501];[.X79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heavy</text:p>
          </table:table-cell>
          <table:table-cell table:formula="of:=COUNTIF([.$B$2:.$B$501];[.X798])+COUNTIF([.$C$2:.$C$501];[.X798])+COUNTIF([.$D$2:.$D$501];[.X798])+COUNTIF([.$E$2:.$E$501];[.X798])+COUNTIF([.$F$2:.$F$501];[.X798])+COUNTIF([.$G$2:.$G$501];[.X798])+COUNTIF([.$H$2:.$H$501];[.X798])+COUNTIF([.$I$2:.$I$501];[.X798])+COUNTIF([.$J$2:.$J$501];[.X798])+COUNTIF([.$K$2:.$K$501];[.X798])+COUNTIF([.$L$2:.$L$501];[.X798])+COUNTIF([.$M$2:.$M$501];[.X798])+COUNTIF([.$N$2:.$N$501];[.X798])+COUNTIF([.$O$2:.$O$501];[.X798])+COUNTIF([.$P$2:.$P$501];[.X798])+COUNTIF([.$Q$2:.$Q$501];[.X798])+COUNTIF([.$R$2:.$R$501];[.X798])+COUNTIF([.$S$2:.$S$501];[.X798])+COUNTIF([.$T$2:.$T$501];[.X798])+COUNTIF([.$U$2:.$U$501];[.X79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highway</text:p>
          </table:table-cell>
          <table:table-cell table:formula="of:=COUNTIF([.$B$2:.$B$501];[.X799])+COUNTIF([.$C$2:.$C$501];[.X799])+COUNTIF([.$D$2:.$D$501];[.X799])+COUNTIF([.$E$2:.$E$501];[.X799])+COUNTIF([.$F$2:.$F$501];[.X799])+COUNTIF([.$G$2:.$G$501];[.X799])+COUNTIF([.$H$2:.$H$501];[.X799])+COUNTIF([.$I$2:.$I$501];[.X799])+COUNTIF([.$J$2:.$J$501];[.X799])+COUNTIF([.$K$2:.$K$501];[.X799])+COUNTIF([.$L$2:.$L$501];[.X799])+COUNTIF([.$M$2:.$M$501];[.X799])+COUNTIF([.$N$2:.$N$501];[.X799])+COUNTIF([.$O$2:.$O$501];[.X799])+COUNTIF([.$P$2:.$P$501];[.X799])+COUNTIF([.$Q$2:.$Q$501];[.X799])+COUNTIF([.$R$2:.$R$501];[.X799])+COUNTIF([.$S$2:.$S$501];[.X799])+COUNTIF([.$T$2:.$T$501];[.X799])+COUNTIF([.$U$2:.$U$501];[.X79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hill</text:p>
          </table:table-cell>
          <table:table-cell table:formula="of:=COUNTIF([.$B$2:.$B$501];[.X800])+COUNTIF([.$C$2:.$C$501];[.X800])+COUNTIF([.$D$2:.$D$501];[.X800])+COUNTIF([.$E$2:.$E$501];[.X800])+COUNTIF([.$F$2:.$F$501];[.X800])+COUNTIF([.$G$2:.$G$501];[.X800])+COUNTIF([.$H$2:.$H$501];[.X800])+COUNTIF([.$I$2:.$I$501];[.X800])+COUNTIF([.$J$2:.$J$501];[.X800])+COUNTIF([.$K$2:.$K$501];[.X800])+COUNTIF([.$L$2:.$L$501];[.X800])+COUNTIF([.$M$2:.$M$501];[.X800])+COUNTIF([.$N$2:.$N$501];[.X800])+COUNTIF([.$O$2:.$O$501];[.X800])+COUNTIF([.$P$2:.$P$501];[.X800])+COUNTIF([.$Q$2:.$Q$501];[.X800])+COUNTIF([.$R$2:.$R$501];[.X800])+COUNTIF([.$S$2:.$S$501];[.X800])+COUNTIF([.$T$2:.$T$501];[.X800])+COUNTIF([.$U$2:.$U$501];[.X80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hood</text:p>
          </table:table-cell>
          <table:table-cell table:formula="of:=COUNTIF([.$B$2:.$B$501];[.X801])+COUNTIF([.$C$2:.$C$501];[.X801])+COUNTIF([.$D$2:.$D$501];[.X801])+COUNTIF([.$E$2:.$E$501];[.X801])+COUNTIF([.$F$2:.$F$501];[.X801])+COUNTIF([.$G$2:.$G$501];[.X801])+COUNTIF([.$H$2:.$H$501];[.X801])+COUNTIF([.$I$2:.$I$501];[.X801])+COUNTIF([.$J$2:.$J$501];[.X801])+COUNTIF([.$K$2:.$K$501];[.X801])+COUNTIF([.$L$2:.$L$501];[.X801])+COUNTIF([.$M$2:.$M$501];[.X801])+COUNTIF([.$N$2:.$N$501];[.X801])+COUNTIF([.$O$2:.$O$501];[.X801])+COUNTIF([.$P$2:.$P$501];[.X801])+COUNTIF([.$Q$2:.$Q$501];[.X801])+COUNTIF([.$R$2:.$R$501];[.X801])+COUNTIF([.$S$2:.$S$501];[.X801])+COUNTIF([.$T$2:.$T$501];[.X801])+COUNTIF([.$U$2:.$U$501];[.X80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hostility</text:p>
          </table:table-cell>
          <table:table-cell table:formula="of:=COUNTIF([.$B$2:.$B$501];[.X802])+COUNTIF([.$C$2:.$C$501];[.X802])+COUNTIF([.$D$2:.$D$501];[.X802])+COUNTIF([.$E$2:.$E$501];[.X802])+COUNTIF([.$F$2:.$F$501];[.X802])+COUNTIF([.$G$2:.$G$501];[.X802])+COUNTIF([.$H$2:.$H$501];[.X802])+COUNTIF([.$I$2:.$I$501];[.X802])+COUNTIF([.$J$2:.$J$501];[.X802])+COUNTIF([.$K$2:.$K$501];[.X802])+COUNTIF([.$L$2:.$L$501];[.X802])+COUNTIF([.$M$2:.$M$501];[.X802])+COUNTIF([.$N$2:.$N$501];[.X802])+COUNTIF([.$O$2:.$O$501];[.X802])+COUNTIF([.$P$2:.$P$501];[.X802])+COUNTIF([.$Q$2:.$Q$501];[.X802])+COUNTIF([.$R$2:.$R$501];[.X802])+COUNTIF([.$S$2:.$S$501];[.X802])+COUNTIF([.$T$2:.$T$501];[.X802])+COUNTIF([.$U$2:.$U$501];[.X80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hound</text:p>
          </table:table-cell>
          <table:table-cell table:formula="of:=COUNTIF([.$B$2:.$B$501];[.X803])+COUNTIF([.$C$2:.$C$501];[.X803])+COUNTIF([.$D$2:.$D$501];[.X803])+COUNTIF([.$E$2:.$E$501];[.X803])+COUNTIF([.$F$2:.$F$501];[.X803])+COUNTIF([.$G$2:.$G$501];[.X803])+COUNTIF([.$H$2:.$H$501];[.X803])+COUNTIF([.$I$2:.$I$501];[.X803])+COUNTIF([.$J$2:.$J$501];[.X803])+COUNTIF([.$K$2:.$K$501];[.X803])+COUNTIF([.$L$2:.$L$501];[.X803])+COUNTIF([.$M$2:.$M$501];[.X803])+COUNTIF([.$N$2:.$N$501];[.X803])+COUNTIF([.$O$2:.$O$501];[.X803])+COUNTIF([.$P$2:.$P$501];[.X803])+COUNTIF([.$Q$2:.$Q$501];[.X803])+COUNTIF([.$R$2:.$R$501];[.X803])+COUNTIF([.$S$2:.$S$501];[.X803])+COUNTIF([.$T$2:.$T$501];[.X803])+COUNTIF([.$U$2:.$U$501];[.X80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iceberg</text:p>
          </table:table-cell>
          <table:table-cell table:formula="of:=COUNTIF([.$B$2:.$B$501];[.X804])+COUNTIF([.$C$2:.$C$501];[.X804])+COUNTIF([.$D$2:.$D$501];[.X804])+COUNTIF([.$E$2:.$E$501];[.X804])+COUNTIF([.$F$2:.$F$501];[.X804])+COUNTIF([.$G$2:.$G$501];[.X804])+COUNTIF([.$H$2:.$H$501];[.X804])+COUNTIF([.$I$2:.$I$501];[.X804])+COUNTIF([.$J$2:.$J$501];[.X804])+COUNTIF([.$K$2:.$K$501];[.X804])+COUNTIF([.$L$2:.$L$501];[.X804])+COUNTIF([.$M$2:.$M$501];[.X804])+COUNTIF([.$N$2:.$N$501];[.X804])+COUNTIF([.$O$2:.$O$501];[.X804])+COUNTIF([.$P$2:.$P$501];[.X804])+COUNTIF([.$Q$2:.$Q$501];[.X804])+COUNTIF([.$R$2:.$R$501];[.X804])+COUNTIF([.$S$2:.$S$501];[.X804])+COUNTIF([.$T$2:.$T$501];[.X804])+COUNTIF([.$U$2:.$U$501];[.X80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imperial</text:p>
          </table:table-cell>
          <table:table-cell table:formula="of:=COUNTIF([.$B$2:.$B$501];[.X805])+COUNTIF([.$C$2:.$C$501];[.X805])+COUNTIF([.$D$2:.$D$501];[.X805])+COUNTIF([.$E$2:.$E$501];[.X805])+COUNTIF([.$F$2:.$F$501];[.X805])+COUNTIF([.$G$2:.$G$501];[.X805])+COUNTIF([.$H$2:.$H$501];[.X805])+COUNTIF([.$I$2:.$I$501];[.X805])+COUNTIF([.$J$2:.$J$501];[.X805])+COUNTIF([.$K$2:.$K$501];[.X805])+COUNTIF([.$L$2:.$L$501];[.X805])+COUNTIF([.$M$2:.$M$501];[.X805])+COUNTIF([.$N$2:.$N$501];[.X805])+COUNTIF([.$O$2:.$O$501];[.X805])+COUNTIF([.$P$2:.$P$501];[.X805])+COUNTIF([.$Q$2:.$Q$501];[.X805])+COUNTIF([.$R$2:.$R$501];[.X805])+COUNTIF([.$S$2:.$S$501];[.X805])+COUNTIF([.$T$2:.$T$501];[.X805])+COUNTIF([.$U$2:.$U$501];[.X80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infinity</text:p>
          </table:table-cell>
          <table:table-cell table:formula="of:=COUNTIF([.$B$2:.$B$501];[.X806])+COUNTIF([.$C$2:.$C$501];[.X806])+COUNTIF([.$D$2:.$D$501];[.X806])+COUNTIF([.$E$2:.$E$501];[.X806])+COUNTIF([.$F$2:.$F$501];[.X806])+COUNTIF([.$G$2:.$G$501];[.X806])+COUNTIF([.$H$2:.$H$501];[.X806])+COUNTIF([.$I$2:.$I$501];[.X806])+COUNTIF([.$J$2:.$J$501];[.X806])+COUNTIF([.$K$2:.$K$501];[.X806])+COUNTIF([.$L$2:.$L$501];[.X806])+COUNTIF([.$M$2:.$M$501];[.X806])+COUNTIF([.$N$2:.$N$501];[.X806])+COUNTIF([.$O$2:.$O$501];[.X806])+COUNTIF([.$P$2:.$P$501];[.X806])+COUNTIF([.$Q$2:.$Q$501];[.X806])+COUNTIF([.$R$2:.$R$501];[.X806])+COUNTIF([.$S$2:.$S$501];[.X806])+COUNTIF([.$T$2:.$T$501];[.X806])+COUNTIF([.$U$2:.$U$501];[.X80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influencer</text:p>
          </table:table-cell>
          <table:table-cell table:formula="of:=COUNTIF([.$B$2:.$B$501];[.X807])+COUNTIF([.$C$2:.$C$501];[.X807])+COUNTIF([.$D$2:.$D$501];[.X807])+COUNTIF([.$E$2:.$E$501];[.X807])+COUNTIF([.$F$2:.$F$501];[.X807])+COUNTIF([.$G$2:.$G$501];[.X807])+COUNTIF([.$H$2:.$H$501];[.X807])+COUNTIF([.$I$2:.$I$501];[.X807])+COUNTIF([.$J$2:.$J$501];[.X807])+COUNTIF([.$K$2:.$K$501];[.X807])+COUNTIF([.$L$2:.$L$501];[.X807])+COUNTIF([.$M$2:.$M$501];[.X807])+COUNTIF([.$N$2:.$N$501];[.X807])+COUNTIF([.$O$2:.$O$501];[.X807])+COUNTIF([.$P$2:.$P$501];[.X807])+COUNTIF([.$Q$2:.$Q$501];[.X807])+COUNTIF([.$R$2:.$R$501];[.X807])+COUNTIF([.$S$2:.$S$501];[.X807])+COUNTIF([.$T$2:.$T$501];[.X807])+COUNTIF([.$U$2:.$U$501];[.X80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innocence</text:p>
          </table:table-cell>
          <table:table-cell table:formula="of:=COUNTIF([.$B$2:.$B$501];[.X808])+COUNTIF([.$C$2:.$C$501];[.X808])+COUNTIF([.$D$2:.$D$501];[.X808])+COUNTIF([.$E$2:.$E$501];[.X808])+COUNTIF([.$F$2:.$F$501];[.X808])+COUNTIF([.$G$2:.$G$501];[.X808])+COUNTIF([.$H$2:.$H$501];[.X808])+COUNTIF([.$I$2:.$I$501];[.X808])+COUNTIF([.$J$2:.$J$501];[.X808])+COUNTIF([.$K$2:.$K$501];[.X808])+COUNTIF([.$L$2:.$L$501];[.X808])+COUNTIF([.$M$2:.$M$501];[.X808])+COUNTIF([.$N$2:.$N$501];[.X808])+COUNTIF([.$O$2:.$O$501];[.X808])+COUNTIF([.$P$2:.$P$501];[.X808])+COUNTIF([.$Q$2:.$Q$501];[.X808])+COUNTIF([.$R$2:.$R$501];[.X808])+COUNTIF([.$S$2:.$S$501];[.X808])+COUNTIF([.$T$2:.$T$501];[.X808])+COUNTIF([.$U$2:.$U$501];[.X80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insurance</text:p>
          </table:table-cell>
          <table:table-cell table:formula="of:=COUNTIF([.$B$2:.$B$501];[.X809])+COUNTIF([.$C$2:.$C$501];[.X809])+COUNTIF([.$D$2:.$D$501];[.X809])+COUNTIF([.$E$2:.$E$501];[.X809])+COUNTIF([.$F$2:.$F$501];[.X809])+COUNTIF([.$G$2:.$G$501];[.X809])+COUNTIF([.$H$2:.$H$501];[.X809])+COUNTIF([.$I$2:.$I$501];[.X809])+COUNTIF([.$J$2:.$J$501];[.X809])+COUNTIF([.$K$2:.$K$501];[.X809])+COUNTIF([.$L$2:.$L$501];[.X809])+COUNTIF([.$M$2:.$M$501];[.X809])+COUNTIF([.$N$2:.$N$501];[.X809])+COUNTIF([.$O$2:.$O$501];[.X809])+COUNTIF([.$P$2:.$P$501];[.X809])+COUNTIF([.$Q$2:.$Q$501];[.X809])+COUNTIF([.$R$2:.$R$501];[.X809])+COUNTIF([.$S$2:.$S$501];[.X809])+COUNTIF([.$T$2:.$T$501];[.X809])+COUNTIF([.$U$2:.$U$501];[.X80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interaction</text:p>
          </table:table-cell>
          <table:table-cell table:formula="of:=COUNTIF([.$B$2:.$B$501];[.X810])+COUNTIF([.$C$2:.$C$501];[.X810])+COUNTIF([.$D$2:.$D$501];[.X810])+COUNTIF([.$E$2:.$E$501];[.X810])+COUNTIF([.$F$2:.$F$501];[.X810])+COUNTIF([.$G$2:.$G$501];[.X810])+COUNTIF([.$H$2:.$H$501];[.X810])+COUNTIF([.$I$2:.$I$501];[.X810])+COUNTIF([.$J$2:.$J$501];[.X810])+COUNTIF([.$K$2:.$K$501];[.X810])+COUNTIF([.$L$2:.$L$501];[.X810])+COUNTIF([.$M$2:.$M$501];[.X810])+COUNTIF([.$N$2:.$N$501];[.X810])+COUNTIF([.$O$2:.$O$501];[.X810])+COUNTIF([.$P$2:.$P$501];[.X810])+COUNTIF([.$Q$2:.$Q$501];[.X810])+COUNTIF([.$R$2:.$R$501];[.X810])+COUNTIF([.$S$2:.$S$501];[.X810])+COUNTIF([.$T$2:.$T$501];[.X810])+COUNTIF([.$U$2:.$U$501];[.X81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jackpot</text:p>
          </table:table-cell>
          <table:table-cell table:formula="of:=COUNTIF([.$B$2:.$B$501];[.X811])+COUNTIF([.$C$2:.$C$501];[.X811])+COUNTIF([.$D$2:.$D$501];[.X811])+COUNTIF([.$E$2:.$E$501];[.X811])+COUNTIF([.$F$2:.$F$501];[.X811])+COUNTIF([.$G$2:.$G$501];[.X811])+COUNTIF([.$H$2:.$H$501];[.X811])+COUNTIF([.$I$2:.$I$501];[.X811])+COUNTIF([.$J$2:.$J$501];[.X811])+COUNTIF([.$K$2:.$K$501];[.X811])+COUNTIF([.$L$2:.$L$501];[.X811])+COUNTIF([.$M$2:.$M$501];[.X811])+COUNTIF([.$N$2:.$N$501];[.X811])+COUNTIF([.$O$2:.$O$501];[.X811])+COUNTIF([.$P$2:.$P$501];[.X811])+COUNTIF([.$Q$2:.$Q$501];[.X811])+COUNTIF([.$R$2:.$R$501];[.X811])+COUNTIF([.$S$2:.$S$501];[.X811])+COUNTIF([.$T$2:.$T$501];[.X811])+COUNTIF([.$U$2:.$U$501];[.X81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jewelry band</text:p>
          </table:table-cell>
          <table:table-cell table:formula="of:=COUNTIF([.$B$2:.$B$501];[.X812])+COUNTIF([.$C$2:.$C$501];[.X812])+COUNTIF([.$D$2:.$D$501];[.X812])+COUNTIF([.$E$2:.$E$501];[.X812])+COUNTIF([.$F$2:.$F$501];[.X812])+COUNTIF([.$G$2:.$G$501];[.X812])+COUNTIF([.$H$2:.$H$501];[.X812])+COUNTIF([.$I$2:.$I$501];[.X812])+COUNTIF([.$J$2:.$J$501];[.X812])+COUNTIF([.$K$2:.$K$501];[.X812])+COUNTIF([.$L$2:.$L$501];[.X812])+COUNTIF([.$M$2:.$M$501];[.X812])+COUNTIF([.$N$2:.$N$501];[.X812])+COUNTIF([.$O$2:.$O$501];[.X812])+COUNTIF([.$P$2:.$P$501];[.X812])+COUNTIF([.$Q$2:.$Q$501];[.X812])+COUNTIF([.$R$2:.$R$501];[.X812])+COUNTIF([.$S$2:.$S$501];[.X812])+COUNTIF([.$T$2:.$T$501];[.X812])+COUNTIF([.$U$2:.$U$501];[.X81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journalist</text:p>
          </table:table-cell>
          <table:table-cell table:formula="of:=COUNTIF([.$B$2:.$B$501];[.X813])+COUNTIF([.$C$2:.$C$501];[.X813])+COUNTIF([.$D$2:.$D$501];[.X813])+COUNTIF([.$E$2:.$E$501];[.X813])+COUNTIF([.$F$2:.$F$501];[.X813])+COUNTIF([.$G$2:.$G$501];[.X813])+COUNTIF([.$H$2:.$H$501];[.X813])+COUNTIF([.$I$2:.$I$501];[.X813])+COUNTIF([.$J$2:.$J$501];[.X813])+COUNTIF([.$K$2:.$K$501];[.X813])+COUNTIF([.$L$2:.$L$501];[.X813])+COUNTIF([.$M$2:.$M$501];[.X813])+COUNTIF([.$N$2:.$N$501];[.X813])+COUNTIF([.$O$2:.$O$501];[.X813])+COUNTIF([.$P$2:.$P$501];[.X813])+COUNTIF([.$Q$2:.$Q$501];[.X813])+COUNTIF([.$R$2:.$R$501];[.X813])+COUNTIF([.$S$2:.$S$501];[.X813])+COUNTIF([.$T$2:.$T$501];[.X813])+COUNTIF([.$U$2:.$U$501];[.X81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karate</text:p>
          </table:table-cell>
          <table:table-cell table:formula="of:=COUNTIF([.$B$2:.$B$501];[.X814])+COUNTIF([.$C$2:.$C$501];[.X814])+COUNTIF([.$D$2:.$D$501];[.X814])+COUNTIF([.$E$2:.$E$501];[.X814])+COUNTIF([.$F$2:.$F$501];[.X814])+COUNTIF([.$G$2:.$G$501];[.X814])+COUNTIF([.$H$2:.$H$501];[.X814])+COUNTIF([.$I$2:.$I$501];[.X814])+COUNTIF([.$J$2:.$J$501];[.X814])+COUNTIF([.$K$2:.$K$501];[.X814])+COUNTIF([.$L$2:.$L$501];[.X814])+COUNTIF([.$M$2:.$M$501];[.X814])+COUNTIF([.$N$2:.$N$501];[.X814])+COUNTIF([.$O$2:.$O$501];[.X814])+COUNTIF([.$P$2:.$P$501];[.X814])+COUNTIF([.$Q$2:.$Q$501];[.X814])+COUNTIF([.$R$2:.$R$501];[.X814])+COUNTIF([.$S$2:.$S$501];[.X814])+COUNTIF([.$T$2:.$T$501];[.X814])+COUNTIF([.$U$2:.$U$501];[.X81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keyboard</text:p>
          </table:table-cell>
          <table:table-cell table:formula="of:=COUNTIF([.$B$2:.$B$501];[.X815])+COUNTIF([.$C$2:.$C$501];[.X815])+COUNTIF([.$D$2:.$D$501];[.X815])+COUNTIF([.$E$2:.$E$501];[.X815])+COUNTIF([.$F$2:.$F$501];[.X815])+COUNTIF([.$G$2:.$G$501];[.X815])+COUNTIF([.$H$2:.$H$501];[.X815])+COUNTIF([.$I$2:.$I$501];[.X815])+COUNTIF([.$J$2:.$J$501];[.X815])+COUNTIF([.$K$2:.$K$501];[.X815])+COUNTIF([.$L$2:.$L$501];[.X815])+COUNTIF([.$M$2:.$M$501];[.X815])+COUNTIF([.$N$2:.$N$501];[.X815])+COUNTIF([.$O$2:.$O$501];[.X815])+COUNTIF([.$P$2:.$P$501];[.X815])+COUNTIF([.$Q$2:.$Q$501];[.X815])+COUNTIF([.$R$2:.$R$501];[.X815])+COUNTIF([.$S$2:.$S$501];[.X815])+COUNTIF([.$T$2:.$T$501];[.X815])+COUNTIF([.$U$2:.$U$501];[.X81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kneeling</text:p>
          </table:table-cell>
          <table:table-cell table:formula="of:=COUNTIF([.$B$2:.$B$501];[.X816])+COUNTIF([.$C$2:.$C$501];[.X816])+COUNTIF([.$D$2:.$D$501];[.X816])+COUNTIF([.$E$2:.$E$501];[.X816])+COUNTIF([.$F$2:.$F$501];[.X816])+COUNTIF([.$G$2:.$G$501];[.X816])+COUNTIF([.$H$2:.$H$501];[.X816])+COUNTIF([.$I$2:.$I$501];[.X816])+COUNTIF([.$J$2:.$J$501];[.X816])+COUNTIF([.$K$2:.$K$501];[.X816])+COUNTIF([.$L$2:.$L$501];[.X816])+COUNTIF([.$M$2:.$M$501];[.X816])+COUNTIF([.$N$2:.$N$501];[.X816])+COUNTIF([.$O$2:.$O$501];[.X816])+COUNTIF([.$P$2:.$P$501];[.X816])+COUNTIF([.$Q$2:.$Q$501];[.X816])+COUNTIF([.$R$2:.$R$501];[.X816])+COUNTIF([.$S$2:.$S$501];[.X816])+COUNTIF([.$T$2:.$T$501];[.X816])+COUNTIF([.$U$2:.$U$501];[.X81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knowledge</text:p>
          </table:table-cell>
          <table:table-cell table:formula="of:=COUNTIF([.$B$2:.$B$501];[.X817])+COUNTIF([.$C$2:.$C$501];[.X817])+COUNTIF([.$D$2:.$D$501];[.X817])+COUNTIF([.$E$2:.$E$501];[.X817])+COUNTIF([.$F$2:.$F$501];[.X817])+COUNTIF([.$G$2:.$G$501];[.X817])+COUNTIF([.$H$2:.$H$501];[.X817])+COUNTIF([.$I$2:.$I$501];[.X817])+COUNTIF([.$J$2:.$J$501];[.X817])+COUNTIF([.$K$2:.$K$501];[.X817])+COUNTIF([.$L$2:.$L$501];[.X817])+COUNTIF([.$M$2:.$M$501];[.X817])+COUNTIF([.$N$2:.$N$501];[.X817])+COUNTIF([.$O$2:.$O$501];[.X817])+COUNTIF([.$P$2:.$P$501];[.X817])+COUNTIF([.$Q$2:.$Q$501];[.X817])+COUNTIF([.$R$2:.$R$501];[.X817])+COUNTIF([.$S$2:.$S$501];[.X817])+COUNTIF([.$T$2:.$T$501];[.X817])+COUNTIF([.$U$2:.$U$501];[.X81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large</text:p>
          </table:table-cell>
          <table:table-cell table:formula="of:=COUNTIF([.$B$2:.$B$501];[.X818])+COUNTIF([.$C$2:.$C$501];[.X818])+COUNTIF([.$D$2:.$D$501];[.X818])+COUNTIF([.$E$2:.$E$501];[.X818])+COUNTIF([.$F$2:.$F$501];[.X818])+COUNTIF([.$G$2:.$G$501];[.X818])+COUNTIF([.$H$2:.$H$501];[.X818])+COUNTIF([.$I$2:.$I$501];[.X818])+COUNTIF([.$J$2:.$J$501];[.X818])+COUNTIF([.$K$2:.$K$501];[.X818])+COUNTIF([.$L$2:.$L$501];[.X818])+COUNTIF([.$M$2:.$M$501];[.X818])+COUNTIF([.$N$2:.$N$501];[.X818])+COUNTIF([.$O$2:.$O$501];[.X818])+COUNTIF([.$P$2:.$P$501];[.X818])+COUNTIF([.$Q$2:.$Q$501];[.X818])+COUNTIF([.$R$2:.$R$501];[.X818])+COUNTIF([.$S$2:.$S$501];[.X818])+COUNTIF([.$T$2:.$T$501];[.X818])+COUNTIF([.$U$2:.$U$501];[.X81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laughing</text:p>
          </table:table-cell>
          <table:table-cell table:formula="of:=COUNTIF([.$B$2:.$B$501];[.X819])+COUNTIF([.$C$2:.$C$501];[.X819])+COUNTIF([.$D$2:.$D$501];[.X819])+COUNTIF([.$E$2:.$E$501];[.X819])+COUNTIF([.$F$2:.$F$501];[.X819])+COUNTIF([.$G$2:.$G$501];[.X819])+COUNTIF([.$H$2:.$H$501];[.X819])+COUNTIF([.$I$2:.$I$501];[.X819])+COUNTIF([.$J$2:.$J$501];[.X819])+COUNTIF([.$K$2:.$K$501];[.X819])+COUNTIF([.$L$2:.$L$501];[.X819])+COUNTIF([.$M$2:.$M$501];[.X819])+COUNTIF([.$N$2:.$N$501];[.X819])+COUNTIF([.$O$2:.$O$501];[.X819])+COUNTIF([.$P$2:.$P$501];[.X819])+COUNTIF([.$Q$2:.$Q$501];[.X819])+COUNTIF([.$R$2:.$R$501];[.X819])+COUNTIF([.$S$2:.$S$501];[.X819])+COUNTIF([.$T$2:.$T$501];[.X819])+COUNTIF([.$U$2:.$U$501];[.X81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lava</text:p>
          </table:table-cell>
          <table:table-cell table:formula="of:=COUNTIF([.$B$2:.$B$501];[.X820])+COUNTIF([.$C$2:.$C$501];[.X820])+COUNTIF([.$D$2:.$D$501];[.X820])+COUNTIF([.$E$2:.$E$501];[.X820])+COUNTIF([.$F$2:.$F$501];[.X820])+COUNTIF([.$G$2:.$G$501];[.X820])+COUNTIF([.$H$2:.$H$501];[.X820])+COUNTIF([.$I$2:.$I$501];[.X820])+COUNTIF([.$J$2:.$J$501];[.X820])+COUNTIF([.$K$2:.$K$501];[.X820])+COUNTIF([.$L$2:.$L$501];[.X820])+COUNTIF([.$M$2:.$M$501];[.X820])+COUNTIF([.$N$2:.$N$501];[.X820])+COUNTIF([.$O$2:.$O$501];[.X820])+COUNTIF([.$P$2:.$P$501];[.X820])+COUNTIF([.$Q$2:.$Q$501];[.X820])+COUNTIF([.$R$2:.$R$501];[.X820])+COUNTIF([.$S$2:.$S$501];[.X820])+COUNTIF([.$T$2:.$T$501];[.X820])+COUNTIF([.$U$2:.$U$501];[.X82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layout</text:p>
          </table:table-cell>
          <table:table-cell table:formula="of:=COUNTIF([.$B$2:.$B$501];[.X821])+COUNTIF([.$C$2:.$C$501];[.X821])+COUNTIF([.$D$2:.$D$501];[.X821])+COUNTIF([.$E$2:.$E$501];[.X821])+COUNTIF([.$F$2:.$F$501];[.X821])+COUNTIF([.$G$2:.$G$501];[.X821])+COUNTIF([.$H$2:.$H$501];[.X821])+COUNTIF([.$I$2:.$I$501];[.X821])+COUNTIF([.$J$2:.$J$501];[.X821])+COUNTIF([.$K$2:.$K$501];[.X821])+COUNTIF([.$L$2:.$L$501];[.X821])+COUNTIF([.$M$2:.$M$501];[.X821])+COUNTIF([.$N$2:.$N$501];[.X821])+COUNTIF([.$O$2:.$O$501];[.X821])+COUNTIF([.$P$2:.$P$501];[.X821])+COUNTIF([.$Q$2:.$Q$501];[.X821])+COUNTIF([.$R$2:.$R$501];[.X821])+COUNTIF([.$S$2:.$S$501];[.X821])+COUNTIF([.$T$2:.$T$501];[.X821])+COUNTIF([.$U$2:.$U$501];[.X82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league</text:p>
          </table:table-cell>
          <table:table-cell table:formula="of:=COUNTIF([.$B$2:.$B$501];[.X822])+COUNTIF([.$C$2:.$C$501];[.X822])+COUNTIF([.$D$2:.$D$501];[.X822])+COUNTIF([.$E$2:.$E$501];[.X822])+COUNTIF([.$F$2:.$F$501];[.X822])+COUNTIF([.$G$2:.$G$501];[.X822])+COUNTIF([.$H$2:.$H$501];[.X822])+COUNTIF([.$I$2:.$I$501];[.X822])+COUNTIF([.$J$2:.$J$501];[.X822])+COUNTIF([.$K$2:.$K$501];[.X822])+COUNTIF([.$L$2:.$L$501];[.X822])+COUNTIF([.$M$2:.$M$501];[.X822])+COUNTIF([.$N$2:.$N$501];[.X822])+COUNTIF([.$O$2:.$O$501];[.X822])+COUNTIF([.$P$2:.$P$501];[.X822])+COUNTIF([.$Q$2:.$Q$501];[.X822])+COUNTIF([.$R$2:.$R$501];[.X822])+COUNTIF([.$S$2:.$S$501];[.X822])+COUNTIF([.$T$2:.$T$501];[.X822])+COUNTIF([.$U$2:.$U$501];[.X82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liquid</text:p>
          </table:table-cell>
          <table:table-cell table:formula="of:=COUNTIF([.$B$2:.$B$501];[.X823])+COUNTIF([.$C$2:.$C$501];[.X823])+COUNTIF([.$D$2:.$D$501];[.X823])+COUNTIF([.$E$2:.$E$501];[.X823])+COUNTIF([.$F$2:.$F$501];[.X823])+COUNTIF([.$G$2:.$G$501];[.X823])+COUNTIF([.$H$2:.$H$501];[.X823])+COUNTIF([.$I$2:.$I$501];[.X823])+COUNTIF([.$J$2:.$J$501];[.X823])+COUNTIF([.$K$2:.$K$501];[.X823])+COUNTIF([.$L$2:.$L$501];[.X823])+COUNTIF([.$M$2:.$M$501];[.X823])+COUNTIF([.$N$2:.$N$501];[.X823])+COUNTIF([.$O$2:.$O$501];[.X823])+COUNTIF([.$P$2:.$P$501];[.X823])+COUNTIF([.$Q$2:.$Q$501];[.X823])+COUNTIF([.$R$2:.$R$501];[.X823])+COUNTIF([.$S$2:.$S$501];[.X823])+COUNTIF([.$T$2:.$T$501];[.X823])+COUNTIF([.$U$2:.$U$501];[.X82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liquidity</text:p>
          </table:table-cell>
          <table:table-cell table:formula="of:=COUNTIF([.$B$2:.$B$501];[.X824])+COUNTIF([.$C$2:.$C$501];[.X824])+COUNTIF([.$D$2:.$D$501];[.X824])+COUNTIF([.$E$2:.$E$501];[.X824])+COUNTIF([.$F$2:.$F$501];[.X824])+COUNTIF([.$G$2:.$G$501];[.X824])+COUNTIF([.$H$2:.$H$501];[.X824])+COUNTIF([.$I$2:.$I$501];[.X824])+COUNTIF([.$J$2:.$J$501];[.X824])+COUNTIF([.$K$2:.$K$501];[.X824])+COUNTIF([.$L$2:.$L$501];[.X824])+COUNTIF([.$M$2:.$M$501];[.X824])+COUNTIF([.$N$2:.$N$501];[.X824])+COUNTIF([.$O$2:.$O$501];[.X824])+COUNTIF([.$P$2:.$P$501];[.X824])+COUNTIF([.$Q$2:.$Q$501];[.X824])+COUNTIF([.$R$2:.$R$501];[.X824])+COUNTIF([.$S$2:.$S$501];[.X824])+COUNTIF([.$T$2:.$T$501];[.X824])+COUNTIF([.$U$2:.$U$501];[.X82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lollipop</text:p>
          </table:table-cell>
          <table:table-cell table:formula="of:=COUNTIF([.$B$2:.$B$501];[.X825])+COUNTIF([.$C$2:.$C$501];[.X825])+COUNTIF([.$D$2:.$D$501];[.X825])+COUNTIF([.$E$2:.$E$501];[.X825])+COUNTIF([.$F$2:.$F$501];[.X825])+COUNTIF([.$G$2:.$G$501];[.X825])+COUNTIF([.$H$2:.$H$501];[.X825])+COUNTIF([.$I$2:.$I$501];[.X825])+COUNTIF([.$J$2:.$J$501];[.X825])+COUNTIF([.$K$2:.$K$501];[.X825])+COUNTIF([.$L$2:.$L$501];[.X825])+COUNTIF([.$M$2:.$M$501];[.X825])+COUNTIF([.$N$2:.$N$501];[.X825])+COUNTIF([.$O$2:.$O$501];[.X825])+COUNTIF([.$P$2:.$P$501];[.X825])+COUNTIF([.$Q$2:.$Q$501];[.X825])+COUNTIF([.$R$2:.$R$501];[.X825])+COUNTIF([.$S$2:.$S$501];[.X825])+COUNTIF([.$T$2:.$T$501];[.X825])+COUNTIF([.$U$2:.$U$501];[.X82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loneliness</text:p>
          </table:table-cell>
          <table:table-cell table:formula="of:=COUNTIF([.$B$2:.$B$501];[.X826])+COUNTIF([.$C$2:.$C$501];[.X826])+COUNTIF([.$D$2:.$D$501];[.X826])+COUNTIF([.$E$2:.$E$501];[.X826])+COUNTIF([.$F$2:.$F$501];[.X826])+COUNTIF([.$G$2:.$G$501];[.X826])+COUNTIF([.$H$2:.$H$501];[.X826])+COUNTIF([.$I$2:.$I$501];[.X826])+COUNTIF([.$J$2:.$J$501];[.X826])+COUNTIF([.$K$2:.$K$501];[.X826])+COUNTIF([.$L$2:.$L$501];[.X826])+COUNTIF([.$M$2:.$M$501];[.X826])+COUNTIF([.$N$2:.$N$501];[.X826])+COUNTIF([.$O$2:.$O$501];[.X826])+COUNTIF([.$P$2:.$P$501];[.X826])+COUNTIF([.$Q$2:.$Q$501];[.X826])+COUNTIF([.$R$2:.$R$501];[.X826])+COUNTIF([.$S$2:.$S$501];[.X826])+COUNTIF([.$T$2:.$T$501];[.X826])+COUNTIF([.$U$2:.$U$501];[.X82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loyalty</text:p>
          </table:table-cell>
          <table:table-cell table:formula="of:=COUNTIF([.$B$2:.$B$501];[.X827])+COUNTIF([.$C$2:.$C$501];[.X827])+COUNTIF([.$D$2:.$D$501];[.X827])+COUNTIF([.$E$2:.$E$501];[.X827])+COUNTIF([.$F$2:.$F$501];[.X827])+COUNTIF([.$G$2:.$G$501];[.X827])+COUNTIF([.$H$2:.$H$501];[.X827])+COUNTIF([.$I$2:.$I$501];[.X827])+COUNTIF([.$J$2:.$J$501];[.X827])+COUNTIF([.$K$2:.$K$501];[.X827])+COUNTIF([.$L$2:.$L$501];[.X827])+COUNTIF([.$M$2:.$M$501];[.X827])+COUNTIF([.$N$2:.$N$501];[.X827])+COUNTIF([.$O$2:.$O$501];[.X827])+COUNTIF([.$P$2:.$P$501];[.X827])+COUNTIF([.$Q$2:.$Q$501];[.X827])+COUNTIF([.$R$2:.$R$501];[.X827])+COUNTIF([.$S$2:.$S$501];[.X827])+COUNTIF([.$T$2:.$T$501];[.X827])+COUNTIF([.$U$2:.$U$501];[.X82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lucky</text:p>
          </table:table-cell>
          <table:table-cell table:formula="of:=COUNTIF([.$B$2:.$B$501];[.X828])+COUNTIF([.$C$2:.$C$501];[.X828])+COUNTIF([.$D$2:.$D$501];[.X828])+COUNTIF([.$E$2:.$E$501];[.X828])+COUNTIF([.$F$2:.$F$501];[.X828])+COUNTIF([.$G$2:.$G$501];[.X828])+COUNTIF([.$H$2:.$H$501];[.X828])+COUNTIF([.$I$2:.$I$501];[.X828])+COUNTIF([.$J$2:.$J$501];[.X828])+COUNTIF([.$K$2:.$K$501];[.X828])+COUNTIF([.$L$2:.$L$501];[.X828])+COUNTIF([.$M$2:.$M$501];[.X828])+COUNTIF([.$N$2:.$N$501];[.X828])+COUNTIF([.$O$2:.$O$501];[.X828])+COUNTIF([.$P$2:.$P$501];[.X828])+COUNTIF([.$Q$2:.$Q$501];[.X828])+COUNTIF([.$R$2:.$R$501];[.X828])+COUNTIF([.$S$2:.$S$501];[.X828])+COUNTIF([.$T$2:.$T$501];[.X828])+COUNTIF([.$U$2:.$U$501];[.X82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luggage</text:p>
          </table:table-cell>
          <table:table-cell table:formula="of:=COUNTIF([.$B$2:.$B$501];[.X829])+COUNTIF([.$C$2:.$C$501];[.X829])+COUNTIF([.$D$2:.$D$501];[.X829])+COUNTIF([.$E$2:.$E$501];[.X829])+COUNTIF([.$F$2:.$F$501];[.X829])+COUNTIF([.$G$2:.$G$501];[.X829])+COUNTIF([.$H$2:.$H$501];[.X829])+COUNTIF([.$I$2:.$I$501];[.X829])+COUNTIF([.$J$2:.$J$501];[.X829])+COUNTIF([.$K$2:.$K$501];[.X829])+COUNTIF([.$L$2:.$L$501];[.X829])+COUNTIF([.$M$2:.$M$501];[.X829])+COUNTIF([.$N$2:.$N$501];[.X829])+COUNTIF([.$O$2:.$O$501];[.X829])+COUNTIF([.$P$2:.$P$501];[.X829])+COUNTIF([.$Q$2:.$Q$501];[.X829])+COUNTIF([.$R$2:.$R$501];[.X829])+COUNTIF([.$S$2:.$S$501];[.X829])+COUNTIF([.$T$2:.$T$501];[.X829])+COUNTIF([.$U$2:.$U$501];[.X82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luminescence</text:p>
          </table:table-cell>
          <table:table-cell table:formula="of:=COUNTIF([.$B$2:.$B$501];[.X830])+COUNTIF([.$C$2:.$C$501];[.X830])+COUNTIF([.$D$2:.$D$501];[.X830])+COUNTIF([.$E$2:.$E$501];[.X830])+COUNTIF([.$F$2:.$F$501];[.X830])+COUNTIF([.$G$2:.$G$501];[.X830])+COUNTIF([.$H$2:.$H$501];[.X830])+COUNTIF([.$I$2:.$I$501];[.X830])+COUNTIF([.$J$2:.$J$501];[.X830])+COUNTIF([.$K$2:.$K$501];[.X830])+COUNTIF([.$L$2:.$L$501];[.X830])+COUNTIF([.$M$2:.$M$501];[.X830])+COUNTIF([.$N$2:.$N$501];[.X830])+COUNTIF([.$O$2:.$O$501];[.X830])+COUNTIF([.$P$2:.$P$501];[.X830])+COUNTIF([.$Q$2:.$Q$501];[.X830])+COUNTIF([.$R$2:.$R$501];[.X830])+COUNTIF([.$S$2:.$S$501];[.X830])+COUNTIF([.$T$2:.$T$501];[.X830])+COUNTIF([.$U$2:.$U$501];[.X83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adonna</text:p>
          </table:table-cell>
          <table:table-cell table:formula="of:=COUNTIF([.$B$2:.$B$501];[.X831])+COUNTIF([.$C$2:.$C$501];[.X831])+COUNTIF([.$D$2:.$D$501];[.X831])+COUNTIF([.$E$2:.$E$501];[.X831])+COUNTIF([.$F$2:.$F$501];[.X831])+COUNTIF([.$G$2:.$G$501];[.X831])+COUNTIF([.$H$2:.$H$501];[.X831])+COUNTIF([.$I$2:.$I$501];[.X831])+COUNTIF([.$J$2:.$J$501];[.X831])+COUNTIF([.$K$2:.$K$501];[.X831])+COUNTIF([.$L$2:.$L$501];[.X831])+COUNTIF([.$M$2:.$M$501];[.X831])+COUNTIF([.$N$2:.$N$501];[.X831])+COUNTIF([.$O$2:.$O$501];[.X831])+COUNTIF([.$P$2:.$P$501];[.X831])+COUNTIF([.$Q$2:.$Q$501];[.X831])+COUNTIF([.$R$2:.$R$501];[.X831])+COUNTIF([.$S$2:.$S$501];[.X831])+COUNTIF([.$T$2:.$T$501];[.X831])+COUNTIF([.$U$2:.$U$501];[.X83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agnification</text:p>
          </table:table-cell>
          <table:table-cell table:formula="of:=COUNTIF([.$B$2:.$B$501];[.X832])+COUNTIF([.$C$2:.$C$501];[.X832])+COUNTIF([.$D$2:.$D$501];[.X832])+COUNTIF([.$E$2:.$E$501];[.X832])+COUNTIF([.$F$2:.$F$501];[.X832])+COUNTIF([.$G$2:.$G$501];[.X832])+COUNTIF([.$H$2:.$H$501];[.X832])+COUNTIF([.$I$2:.$I$501];[.X832])+COUNTIF([.$J$2:.$J$501];[.X832])+COUNTIF([.$K$2:.$K$501];[.X832])+COUNTIF([.$L$2:.$L$501];[.X832])+COUNTIF([.$M$2:.$M$501];[.X832])+COUNTIF([.$N$2:.$N$501];[.X832])+COUNTIF([.$O$2:.$O$501];[.X832])+COUNTIF([.$P$2:.$P$501];[.X832])+COUNTIF([.$Q$2:.$Q$501];[.X832])+COUNTIF([.$R$2:.$R$501];[.X832])+COUNTIF([.$S$2:.$S$501];[.X832])+COUNTIF([.$T$2:.$T$501];[.X832])+COUNTIF([.$U$2:.$U$501];[.X83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agnificence</text:p>
          </table:table-cell>
          <table:table-cell table:formula="of:=COUNTIF([.$B$2:.$B$501];[.X833])+COUNTIF([.$C$2:.$C$501];[.X833])+COUNTIF([.$D$2:.$D$501];[.X833])+COUNTIF([.$E$2:.$E$501];[.X833])+COUNTIF([.$F$2:.$F$501];[.X833])+COUNTIF([.$G$2:.$G$501];[.X833])+COUNTIF([.$H$2:.$H$501];[.X833])+COUNTIF([.$I$2:.$I$501];[.X833])+COUNTIF([.$J$2:.$J$501];[.X833])+COUNTIF([.$K$2:.$K$501];[.X833])+COUNTIF([.$L$2:.$L$501];[.X833])+COUNTIF([.$M$2:.$M$501];[.X833])+COUNTIF([.$N$2:.$N$501];[.X833])+COUNTIF([.$O$2:.$O$501];[.X833])+COUNTIF([.$P$2:.$P$501];[.X833])+COUNTIF([.$Q$2:.$Q$501];[.X833])+COUNTIF([.$R$2:.$R$501];[.X833])+COUNTIF([.$S$2:.$S$501];[.X833])+COUNTIF([.$T$2:.$T$501];[.X833])+COUNTIF([.$U$2:.$U$501];[.X83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annequin</text:p>
          </table:table-cell>
          <table:table-cell table:formula="of:=COUNTIF([.$B$2:.$B$501];[.X834])+COUNTIF([.$C$2:.$C$501];[.X834])+COUNTIF([.$D$2:.$D$501];[.X834])+COUNTIF([.$E$2:.$E$501];[.X834])+COUNTIF([.$F$2:.$F$501];[.X834])+COUNTIF([.$G$2:.$G$501];[.X834])+COUNTIF([.$H$2:.$H$501];[.X834])+COUNTIF([.$I$2:.$I$501];[.X834])+COUNTIF([.$J$2:.$J$501];[.X834])+COUNTIF([.$K$2:.$K$501];[.X834])+COUNTIF([.$L$2:.$L$501];[.X834])+COUNTIF([.$M$2:.$M$501];[.X834])+COUNTIF([.$N$2:.$N$501];[.X834])+COUNTIF([.$O$2:.$O$501];[.X834])+COUNTIF([.$P$2:.$P$501];[.X834])+COUNTIF([.$Q$2:.$Q$501];[.X834])+COUNTIF([.$R$2:.$R$501];[.X834])+COUNTIF([.$S$2:.$S$501];[.X834])+COUNTIF([.$T$2:.$T$501];[.X834])+COUNTIF([.$U$2:.$U$501];[.X83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anuscript</text:p>
          </table:table-cell>
          <table:table-cell table:formula="of:=COUNTIF([.$B$2:.$B$501];[.X835])+COUNTIF([.$C$2:.$C$501];[.X835])+COUNTIF([.$D$2:.$D$501];[.X835])+COUNTIF([.$E$2:.$E$501];[.X835])+COUNTIF([.$F$2:.$F$501];[.X835])+COUNTIF([.$G$2:.$G$501];[.X835])+COUNTIF([.$H$2:.$H$501];[.X835])+COUNTIF([.$I$2:.$I$501];[.X835])+COUNTIF([.$J$2:.$J$501];[.X835])+COUNTIF([.$K$2:.$K$501];[.X835])+COUNTIF([.$L$2:.$L$501];[.X835])+COUNTIF([.$M$2:.$M$501];[.X835])+COUNTIF([.$N$2:.$N$501];[.X835])+COUNTIF([.$O$2:.$O$501];[.X835])+COUNTIF([.$P$2:.$P$501];[.X835])+COUNTIF([.$Q$2:.$Q$501];[.X835])+COUNTIF([.$R$2:.$R$501];[.X835])+COUNTIF([.$S$2:.$S$501];[.X835])+COUNTIF([.$T$2:.$T$501];[.X835])+COUNTIF([.$U$2:.$U$501];[.X83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asculinity</text:p>
          </table:table-cell>
          <table:table-cell table:formula="of:=COUNTIF([.$B$2:.$B$501];[.X836])+COUNTIF([.$C$2:.$C$501];[.X836])+COUNTIF([.$D$2:.$D$501];[.X836])+COUNTIF([.$E$2:.$E$501];[.X836])+COUNTIF([.$F$2:.$F$501];[.X836])+COUNTIF([.$G$2:.$G$501];[.X836])+COUNTIF([.$H$2:.$H$501];[.X836])+COUNTIF([.$I$2:.$I$501];[.X836])+COUNTIF([.$J$2:.$J$501];[.X836])+COUNTIF([.$K$2:.$K$501];[.X836])+COUNTIF([.$L$2:.$L$501];[.X836])+COUNTIF([.$M$2:.$M$501];[.X836])+COUNTIF([.$N$2:.$N$501];[.X836])+COUNTIF([.$O$2:.$O$501];[.X836])+COUNTIF([.$P$2:.$P$501];[.X836])+COUNTIF([.$Q$2:.$Q$501];[.X836])+COUNTIF([.$R$2:.$R$501];[.X836])+COUNTIF([.$S$2:.$S$501];[.X836])+COUNTIF([.$T$2:.$T$501];[.X836])+COUNTIF([.$U$2:.$U$501];[.X83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aternity</text:p>
          </table:table-cell>
          <table:table-cell table:formula="of:=COUNTIF([.$B$2:.$B$501];[.X837])+COUNTIF([.$C$2:.$C$501];[.X837])+COUNTIF([.$D$2:.$D$501];[.X837])+COUNTIF([.$E$2:.$E$501];[.X837])+COUNTIF([.$F$2:.$F$501];[.X837])+COUNTIF([.$G$2:.$G$501];[.X837])+COUNTIF([.$H$2:.$H$501];[.X837])+COUNTIF([.$I$2:.$I$501];[.X837])+COUNTIF([.$J$2:.$J$501];[.X837])+COUNTIF([.$K$2:.$K$501];[.X837])+COUNTIF([.$L$2:.$L$501];[.X837])+COUNTIF([.$M$2:.$M$501];[.X837])+COUNTIF([.$N$2:.$N$501];[.X837])+COUNTIF([.$O$2:.$O$501];[.X837])+COUNTIF([.$P$2:.$P$501];[.X837])+COUNTIF([.$Q$2:.$Q$501];[.X837])+COUNTIF([.$R$2:.$R$501];[.X837])+COUNTIF([.$S$2:.$S$501];[.X837])+COUNTIF([.$T$2:.$T$501];[.X837])+COUNTIF([.$U$2:.$U$501];[.X83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easure</text:p>
          </table:table-cell>
          <table:table-cell table:formula="of:=COUNTIF([.$B$2:.$B$501];[.X838])+COUNTIF([.$C$2:.$C$501];[.X838])+COUNTIF([.$D$2:.$D$501];[.X838])+COUNTIF([.$E$2:.$E$501];[.X838])+COUNTIF([.$F$2:.$F$501];[.X838])+COUNTIF([.$G$2:.$G$501];[.X838])+COUNTIF([.$H$2:.$H$501];[.X838])+COUNTIF([.$I$2:.$I$501];[.X838])+COUNTIF([.$J$2:.$J$501];[.X838])+COUNTIF([.$K$2:.$K$501];[.X838])+COUNTIF([.$L$2:.$L$501];[.X838])+COUNTIF([.$M$2:.$M$501];[.X838])+COUNTIF([.$N$2:.$N$501];[.X838])+COUNTIF([.$O$2:.$O$501];[.X838])+COUNTIF([.$P$2:.$P$501];[.X838])+COUNTIF([.$Q$2:.$Q$501];[.X838])+COUNTIF([.$R$2:.$R$501];[.X838])+COUNTIF([.$S$2:.$S$501];[.X838])+COUNTIF([.$T$2:.$T$501];[.X838])+COUNTIF([.$U$2:.$U$501];[.X83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emory</text:p>
          </table:table-cell>
          <table:table-cell table:formula="of:=COUNTIF([.$B$2:.$B$501];[.X839])+COUNTIF([.$C$2:.$C$501];[.X839])+COUNTIF([.$D$2:.$D$501];[.X839])+COUNTIF([.$E$2:.$E$501];[.X839])+COUNTIF([.$F$2:.$F$501];[.X839])+COUNTIF([.$G$2:.$G$501];[.X839])+COUNTIF([.$H$2:.$H$501];[.X839])+COUNTIF([.$I$2:.$I$501];[.X839])+COUNTIF([.$J$2:.$J$501];[.X839])+COUNTIF([.$K$2:.$K$501];[.X839])+COUNTIF([.$L$2:.$L$501];[.X839])+COUNTIF([.$M$2:.$M$501];[.X839])+COUNTIF([.$N$2:.$N$501];[.X839])+COUNTIF([.$O$2:.$O$501];[.X839])+COUNTIF([.$P$2:.$P$501];[.X839])+COUNTIF([.$Q$2:.$Q$501];[.X839])+COUNTIF([.$R$2:.$R$501];[.X839])+COUNTIF([.$S$2:.$S$501];[.X839])+COUNTIF([.$T$2:.$T$501];[.X839])+COUNTIF([.$U$2:.$U$501];[.X83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enu</text:p>
          </table:table-cell>
          <table:table-cell table:formula="of:=COUNTIF([.$B$2:.$B$501];[.X840])+COUNTIF([.$C$2:.$C$501];[.X840])+COUNTIF([.$D$2:.$D$501];[.X840])+COUNTIF([.$E$2:.$E$501];[.X840])+COUNTIF([.$F$2:.$F$501];[.X840])+COUNTIF([.$G$2:.$G$501];[.X840])+COUNTIF([.$H$2:.$H$501];[.X840])+COUNTIF([.$I$2:.$I$501];[.X840])+COUNTIF([.$J$2:.$J$501];[.X840])+COUNTIF([.$K$2:.$K$501];[.X840])+COUNTIF([.$L$2:.$L$501];[.X840])+COUNTIF([.$M$2:.$M$501];[.X840])+COUNTIF([.$N$2:.$N$501];[.X840])+COUNTIF([.$O$2:.$O$501];[.X840])+COUNTIF([.$P$2:.$P$501];[.X840])+COUNTIF([.$Q$2:.$Q$501];[.X840])+COUNTIF([.$R$2:.$R$501];[.X840])+COUNTIF([.$S$2:.$S$501];[.X840])+COUNTIF([.$T$2:.$T$501];[.X840])+COUNTIF([.$U$2:.$U$501];[.X84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essiah</text:p>
          </table:table-cell>
          <table:table-cell table:formula="of:=COUNTIF([.$B$2:.$B$501];[.X841])+COUNTIF([.$C$2:.$C$501];[.X841])+COUNTIF([.$D$2:.$D$501];[.X841])+COUNTIF([.$E$2:.$E$501];[.X841])+COUNTIF([.$F$2:.$F$501];[.X841])+COUNTIF([.$G$2:.$G$501];[.X841])+COUNTIF([.$H$2:.$H$501];[.X841])+COUNTIF([.$I$2:.$I$501];[.X841])+COUNTIF([.$J$2:.$J$501];[.X841])+COUNTIF([.$K$2:.$K$501];[.X841])+COUNTIF([.$L$2:.$L$501];[.X841])+COUNTIF([.$M$2:.$M$501];[.X841])+COUNTIF([.$N$2:.$N$501];[.X841])+COUNTIF([.$O$2:.$O$501];[.X841])+COUNTIF([.$P$2:.$P$501];[.X841])+COUNTIF([.$Q$2:.$Q$501];[.X841])+COUNTIF([.$R$2:.$R$501];[.X841])+COUNTIF([.$S$2:.$S$501];[.X841])+COUNTIF([.$T$2:.$T$501];[.X841])+COUNTIF([.$U$2:.$U$501];[.X84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icrophone</text:p>
          </table:table-cell>
          <table:table-cell table:formula="of:=COUNTIF([.$B$2:.$B$501];[.X842])+COUNTIF([.$C$2:.$C$501];[.X842])+COUNTIF([.$D$2:.$D$501];[.X842])+COUNTIF([.$E$2:.$E$501];[.X842])+COUNTIF([.$F$2:.$F$501];[.X842])+COUNTIF([.$G$2:.$G$501];[.X842])+COUNTIF([.$H$2:.$H$501];[.X842])+COUNTIF([.$I$2:.$I$501];[.X842])+COUNTIF([.$J$2:.$J$501];[.X842])+COUNTIF([.$K$2:.$K$501];[.X842])+COUNTIF([.$L$2:.$L$501];[.X842])+COUNTIF([.$M$2:.$M$501];[.X842])+COUNTIF([.$N$2:.$N$501];[.X842])+COUNTIF([.$O$2:.$O$501];[.X842])+COUNTIF([.$P$2:.$P$501];[.X842])+COUNTIF([.$Q$2:.$Q$501];[.X842])+COUNTIF([.$R$2:.$R$501];[.X842])+COUNTIF([.$S$2:.$S$501];[.X842])+COUNTIF([.$T$2:.$T$501];[.X842])+COUNTIF([.$U$2:.$U$501];[.X84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icroscope</text:p>
          </table:table-cell>
          <table:table-cell table:formula="of:=COUNTIF([.$B$2:.$B$501];[.X843])+COUNTIF([.$C$2:.$C$501];[.X843])+COUNTIF([.$D$2:.$D$501];[.X843])+COUNTIF([.$E$2:.$E$501];[.X843])+COUNTIF([.$F$2:.$F$501];[.X843])+COUNTIF([.$G$2:.$G$501];[.X843])+COUNTIF([.$H$2:.$H$501];[.X843])+COUNTIF([.$I$2:.$I$501];[.X843])+COUNTIF([.$J$2:.$J$501];[.X843])+COUNTIF([.$K$2:.$K$501];[.X843])+COUNTIF([.$L$2:.$L$501];[.X843])+COUNTIF([.$M$2:.$M$501];[.X843])+COUNTIF([.$N$2:.$N$501];[.X843])+COUNTIF([.$O$2:.$O$501];[.X843])+COUNTIF([.$P$2:.$P$501];[.X843])+COUNTIF([.$Q$2:.$Q$501];[.X843])+COUNTIF([.$R$2:.$R$501];[.X843])+COUNTIF([.$S$2:.$S$501];[.X843])+COUNTIF([.$T$2:.$T$501];[.X843])+COUNTIF([.$U$2:.$U$501];[.X84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idnight</text:p>
          </table:table-cell>
          <table:table-cell table:formula="of:=COUNTIF([.$B$2:.$B$501];[.X844])+COUNTIF([.$C$2:.$C$501];[.X844])+COUNTIF([.$D$2:.$D$501];[.X844])+COUNTIF([.$E$2:.$E$501];[.X844])+COUNTIF([.$F$2:.$F$501];[.X844])+COUNTIF([.$G$2:.$G$501];[.X844])+COUNTIF([.$H$2:.$H$501];[.X844])+COUNTIF([.$I$2:.$I$501];[.X844])+COUNTIF([.$J$2:.$J$501];[.X844])+COUNTIF([.$K$2:.$K$501];[.X844])+COUNTIF([.$L$2:.$L$501];[.X844])+COUNTIF([.$M$2:.$M$501];[.X844])+COUNTIF([.$N$2:.$N$501];[.X844])+COUNTIF([.$O$2:.$O$501];[.X844])+COUNTIF([.$P$2:.$P$501];[.X844])+COUNTIF([.$Q$2:.$Q$501];[.X844])+COUNTIF([.$R$2:.$R$501];[.X844])+COUNTIF([.$S$2:.$S$501];[.X844])+COUNTIF([.$T$2:.$T$501];[.X844])+COUNTIF([.$U$2:.$U$501];[.X84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idsection</text:p>
          </table:table-cell>
          <table:table-cell table:formula="of:=COUNTIF([.$B$2:.$B$501];[.X845])+COUNTIF([.$C$2:.$C$501];[.X845])+COUNTIF([.$D$2:.$D$501];[.X845])+COUNTIF([.$E$2:.$E$501];[.X845])+COUNTIF([.$F$2:.$F$501];[.X845])+COUNTIF([.$G$2:.$G$501];[.X845])+COUNTIF([.$H$2:.$H$501];[.X845])+COUNTIF([.$I$2:.$I$501];[.X845])+COUNTIF([.$J$2:.$J$501];[.X845])+COUNTIF([.$K$2:.$K$501];[.X845])+COUNTIF([.$L$2:.$L$501];[.X845])+COUNTIF([.$M$2:.$M$501];[.X845])+COUNTIF([.$N$2:.$N$501];[.X845])+COUNTIF([.$O$2:.$O$501];[.X845])+COUNTIF([.$P$2:.$P$501];[.X845])+COUNTIF([.$Q$2:.$Q$501];[.X845])+COUNTIF([.$R$2:.$R$501];[.X845])+COUNTIF([.$S$2:.$S$501];[.X845])+COUNTIF([.$T$2:.$T$501];[.X845])+COUNTIF([.$U$2:.$U$501];[.X84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issile</text:p>
          </table:table-cell>
          <table:table-cell table:formula="of:=COUNTIF([.$B$2:.$B$501];[.X846])+COUNTIF([.$C$2:.$C$501];[.X846])+COUNTIF([.$D$2:.$D$501];[.X846])+COUNTIF([.$E$2:.$E$501];[.X846])+COUNTIF([.$F$2:.$F$501];[.X846])+COUNTIF([.$G$2:.$G$501];[.X846])+COUNTIF([.$H$2:.$H$501];[.X846])+COUNTIF([.$I$2:.$I$501];[.X846])+COUNTIF([.$J$2:.$J$501];[.X846])+COUNTIF([.$K$2:.$K$501];[.X846])+COUNTIF([.$L$2:.$L$501];[.X846])+COUNTIF([.$M$2:.$M$501];[.X846])+COUNTIF([.$N$2:.$N$501];[.X846])+COUNTIF([.$O$2:.$O$501];[.X846])+COUNTIF([.$P$2:.$P$501];[.X846])+COUNTIF([.$Q$2:.$Q$501];[.X846])+COUNTIF([.$R$2:.$R$501];[.X846])+COUNTIF([.$S$2:.$S$501];[.X846])+COUNTIF([.$T$2:.$T$501];[.X846])+COUNTIF([.$U$2:.$U$501];[.X84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ist</text:p>
          </table:table-cell>
          <table:table-cell table:formula="of:=COUNTIF([.$B$2:.$B$501];[.X847])+COUNTIF([.$C$2:.$C$501];[.X847])+COUNTIF([.$D$2:.$D$501];[.X847])+COUNTIF([.$E$2:.$E$501];[.X847])+COUNTIF([.$F$2:.$F$501];[.X847])+COUNTIF([.$G$2:.$G$501];[.X847])+COUNTIF([.$H$2:.$H$501];[.X847])+COUNTIF([.$I$2:.$I$501];[.X847])+COUNTIF([.$J$2:.$J$501];[.X847])+COUNTIF([.$K$2:.$K$501];[.X847])+COUNTIF([.$L$2:.$L$501];[.X847])+COUNTIF([.$M$2:.$M$501];[.X847])+COUNTIF([.$N$2:.$N$501];[.X847])+COUNTIF([.$O$2:.$O$501];[.X847])+COUNTIF([.$P$2:.$P$501];[.X847])+COUNTIF([.$Q$2:.$Q$501];[.X847])+COUNTIF([.$R$2:.$R$501];[.X847])+COUNTIF([.$S$2:.$S$501];[.X847])+COUNTIF([.$T$2:.$T$501];[.X847])+COUNTIF([.$U$2:.$U$501];[.X84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oody</text:p>
          </table:table-cell>
          <table:table-cell table:formula="of:=COUNTIF([.$B$2:.$B$501];[.X848])+COUNTIF([.$C$2:.$C$501];[.X848])+COUNTIF([.$D$2:.$D$501];[.X848])+COUNTIF([.$E$2:.$E$501];[.X848])+COUNTIF([.$F$2:.$F$501];[.X848])+COUNTIF([.$G$2:.$G$501];[.X848])+COUNTIF([.$H$2:.$H$501];[.X848])+COUNTIF([.$I$2:.$I$501];[.X848])+COUNTIF([.$J$2:.$J$501];[.X848])+COUNTIF([.$K$2:.$K$501];[.X848])+COUNTIF([.$L$2:.$L$501];[.X848])+COUNTIF([.$M$2:.$M$501];[.X848])+COUNTIF([.$N$2:.$N$501];[.X848])+COUNTIF([.$O$2:.$O$501];[.X848])+COUNTIF([.$P$2:.$P$501];[.X848])+COUNTIF([.$Q$2:.$Q$501];[.X848])+COUNTIF([.$R$2:.$R$501];[.X848])+COUNTIF([.$S$2:.$S$501];[.X848])+COUNTIF([.$T$2:.$T$501];[.X848])+COUNTIF([.$U$2:.$U$501];[.X84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otherboard</text:p>
          </table:table-cell>
          <table:table-cell table:formula="of:=COUNTIF([.$B$2:.$B$501];[.X849])+COUNTIF([.$C$2:.$C$501];[.X849])+COUNTIF([.$D$2:.$D$501];[.X849])+COUNTIF([.$E$2:.$E$501];[.X849])+COUNTIF([.$F$2:.$F$501];[.X849])+COUNTIF([.$G$2:.$G$501];[.X849])+COUNTIF([.$H$2:.$H$501];[.X849])+COUNTIF([.$I$2:.$I$501];[.X849])+COUNTIF([.$J$2:.$J$501];[.X849])+COUNTIF([.$K$2:.$K$501];[.X849])+COUNTIF([.$L$2:.$L$501];[.X849])+COUNTIF([.$M$2:.$M$501];[.X849])+COUNTIF([.$N$2:.$N$501];[.X849])+COUNTIF([.$O$2:.$O$501];[.X849])+COUNTIF([.$P$2:.$P$501];[.X849])+COUNTIF([.$Q$2:.$Q$501];[.X849])+COUNTIF([.$R$2:.$R$501];[.X849])+COUNTIF([.$S$2:.$S$501];[.X849])+COUNTIF([.$T$2:.$T$501];[.X849])+COUNTIF([.$U$2:.$U$501];[.X84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otivation</text:p>
          </table:table-cell>
          <table:table-cell table:formula="of:=COUNTIF([.$B$2:.$B$501];[.X850])+COUNTIF([.$C$2:.$C$501];[.X850])+COUNTIF([.$D$2:.$D$501];[.X850])+COUNTIF([.$E$2:.$E$501];[.X850])+COUNTIF([.$F$2:.$F$501];[.X850])+COUNTIF([.$G$2:.$G$501];[.X850])+COUNTIF([.$H$2:.$H$501];[.X850])+COUNTIF([.$I$2:.$I$501];[.X850])+COUNTIF([.$J$2:.$J$501];[.X850])+COUNTIF([.$K$2:.$K$501];[.X850])+COUNTIF([.$L$2:.$L$501];[.X850])+COUNTIF([.$M$2:.$M$501];[.X850])+COUNTIF([.$N$2:.$N$501];[.X850])+COUNTIF([.$O$2:.$O$501];[.X850])+COUNTIF([.$P$2:.$P$501];[.X850])+COUNTIF([.$Q$2:.$Q$501];[.X850])+COUNTIF([.$R$2:.$R$501];[.X850])+COUNTIF([.$S$2:.$S$501];[.X850])+COUNTIF([.$T$2:.$T$501];[.X850])+COUNTIF([.$U$2:.$U$501];[.X85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otley</text:p>
          </table:table-cell>
          <table:table-cell table:formula="of:=COUNTIF([.$B$2:.$B$501];[.X851])+COUNTIF([.$C$2:.$C$501];[.X851])+COUNTIF([.$D$2:.$D$501];[.X851])+COUNTIF([.$E$2:.$E$501];[.X851])+COUNTIF([.$F$2:.$F$501];[.X851])+COUNTIF([.$G$2:.$G$501];[.X851])+COUNTIF([.$H$2:.$H$501];[.X851])+COUNTIF([.$I$2:.$I$501];[.X851])+COUNTIF([.$J$2:.$J$501];[.X851])+COUNTIF([.$K$2:.$K$501];[.X851])+COUNTIF([.$L$2:.$L$501];[.X851])+COUNTIF([.$M$2:.$M$501];[.X851])+COUNTIF([.$N$2:.$N$501];[.X851])+COUNTIF([.$O$2:.$O$501];[.X851])+COUNTIF([.$P$2:.$P$501];[.X851])+COUNTIF([.$Q$2:.$Q$501];[.X851])+COUNTIF([.$R$2:.$R$501];[.X851])+COUNTIF([.$S$2:.$S$501];[.X851])+COUNTIF([.$T$2:.$T$501];[.X851])+COUNTIF([.$U$2:.$U$501];[.X85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ottled</text:p>
          </table:table-cell>
          <table:table-cell table:formula="of:=COUNTIF([.$B$2:.$B$501];[.X852])+COUNTIF([.$C$2:.$C$501];[.X852])+COUNTIF([.$D$2:.$D$501];[.X852])+COUNTIF([.$E$2:.$E$501];[.X852])+COUNTIF([.$F$2:.$F$501];[.X852])+COUNTIF([.$G$2:.$G$501];[.X852])+COUNTIF([.$H$2:.$H$501];[.X852])+COUNTIF([.$I$2:.$I$501];[.X852])+COUNTIF([.$J$2:.$J$501];[.X852])+COUNTIF([.$K$2:.$K$501];[.X852])+COUNTIF([.$L$2:.$L$501];[.X852])+COUNTIF([.$M$2:.$M$501];[.X852])+COUNTIF([.$N$2:.$N$501];[.X852])+COUNTIF([.$O$2:.$O$501];[.X852])+COUNTIF([.$P$2:.$P$501];[.X852])+COUNTIF([.$Q$2:.$Q$501];[.X852])+COUNTIF([.$R$2:.$R$501];[.X852])+COUNTIF([.$S$2:.$S$501];[.X852])+COUNTIF([.$T$2:.$T$501];[.X852])+COUNTIF([.$U$2:.$U$501];[.X85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outh</text:p>
          </table:table-cell>
          <table:table-cell table:formula="of:=COUNTIF([.$B$2:.$B$501];[.X853])+COUNTIF([.$C$2:.$C$501];[.X853])+COUNTIF([.$D$2:.$D$501];[.X853])+COUNTIF([.$E$2:.$E$501];[.X853])+COUNTIF([.$F$2:.$F$501];[.X853])+COUNTIF([.$G$2:.$G$501];[.X853])+COUNTIF([.$H$2:.$H$501];[.X853])+COUNTIF([.$I$2:.$I$501];[.X853])+COUNTIF([.$J$2:.$J$501];[.X853])+COUNTIF([.$K$2:.$K$501];[.X853])+COUNTIF([.$L$2:.$L$501];[.X853])+COUNTIF([.$M$2:.$M$501];[.X853])+COUNTIF([.$N$2:.$N$501];[.X853])+COUNTIF([.$O$2:.$O$501];[.X853])+COUNTIF([.$P$2:.$P$501];[.X853])+COUNTIF([.$Q$2:.$Q$501];[.X853])+COUNTIF([.$R$2:.$R$501];[.X853])+COUNTIF([.$S$2:.$S$501];[.X853])+COUNTIF([.$T$2:.$T$501];[.X853])+COUNTIF([.$U$2:.$U$501];[.X85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nationwide</text:p>
          </table:table-cell>
          <table:table-cell table:formula="of:=COUNTIF([.$B$2:.$B$501];[.X854])+COUNTIF([.$C$2:.$C$501];[.X854])+COUNTIF([.$D$2:.$D$501];[.X854])+COUNTIF([.$E$2:.$E$501];[.X854])+COUNTIF([.$F$2:.$F$501];[.X854])+COUNTIF([.$G$2:.$G$501];[.X854])+COUNTIF([.$H$2:.$H$501];[.X854])+COUNTIF([.$I$2:.$I$501];[.X854])+COUNTIF([.$J$2:.$J$501];[.X854])+COUNTIF([.$K$2:.$K$501];[.X854])+COUNTIF([.$L$2:.$L$501];[.X854])+COUNTIF([.$M$2:.$M$501];[.X854])+COUNTIF([.$N$2:.$N$501];[.X854])+COUNTIF([.$O$2:.$O$501];[.X854])+COUNTIF([.$P$2:.$P$501];[.X854])+COUNTIF([.$Q$2:.$Q$501];[.X854])+COUNTIF([.$R$2:.$R$501];[.X854])+COUNTIF([.$S$2:.$S$501];[.X854])+COUNTIF([.$T$2:.$T$501];[.X854])+COUNTIF([.$U$2:.$U$501];[.X85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natural gas</text:p>
          </table:table-cell>
          <table:table-cell table:formula="of:=COUNTIF([.$B$2:.$B$501];[.X855])+COUNTIF([.$C$2:.$C$501];[.X855])+COUNTIF([.$D$2:.$D$501];[.X855])+COUNTIF([.$E$2:.$E$501];[.X855])+COUNTIF([.$F$2:.$F$501];[.X855])+COUNTIF([.$G$2:.$G$501];[.X855])+COUNTIF([.$H$2:.$H$501];[.X855])+COUNTIF([.$I$2:.$I$501];[.X855])+COUNTIF([.$J$2:.$J$501];[.X855])+COUNTIF([.$K$2:.$K$501];[.X855])+COUNTIF([.$L$2:.$L$501];[.X855])+COUNTIF([.$M$2:.$M$501];[.X855])+COUNTIF([.$N$2:.$N$501];[.X855])+COUNTIF([.$O$2:.$O$501];[.X855])+COUNTIF([.$P$2:.$P$501];[.X855])+COUNTIF([.$Q$2:.$Q$501];[.X855])+COUNTIF([.$R$2:.$R$501];[.X855])+COUNTIF([.$S$2:.$S$501];[.X855])+COUNTIF([.$T$2:.$T$501];[.X855])+COUNTIF([.$U$2:.$U$501];[.X85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necklace</text:p>
          </table:table-cell>
          <table:table-cell table:formula="of:=COUNTIF([.$B$2:.$B$501];[.X856])+COUNTIF([.$C$2:.$C$501];[.X856])+COUNTIF([.$D$2:.$D$501];[.X856])+COUNTIF([.$E$2:.$E$501];[.X856])+COUNTIF([.$F$2:.$F$501];[.X856])+COUNTIF([.$G$2:.$G$501];[.X856])+COUNTIF([.$H$2:.$H$501];[.X856])+COUNTIF([.$I$2:.$I$501];[.X856])+COUNTIF([.$J$2:.$J$501];[.X856])+COUNTIF([.$K$2:.$K$501];[.X856])+COUNTIF([.$L$2:.$L$501];[.X856])+COUNTIF([.$M$2:.$M$501];[.X856])+COUNTIF([.$N$2:.$N$501];[.X856])+COUNTIF([.$O$2:.$O$501];[.X856])+COUNTIF([.$P$2:.$P$501];[.X856])+COUNTIF([.$Q$2:.$Q$501];[.X856])+COUNTIF([.$R$2:.$R$501];[.X856])+COUNTIF([.$S$2:.$S$501];[.X856])+COUNTIF([.$T$2:.$T$501];[.X856])+COUNTIF([.$U$2:.$U$501];[.X85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network</text:p>
          </table:table-cell>
          <table:table-cell table:formula="of:=COUNTIF([.$B$2:.$B$501];[.X857])+COUNTIF([.$C$2:.$C$501];[.X857])+COUNTIF([.$D$2:.$D$501];[.X857])+COUNTIF([.$E$2:.$E$501];[.X857])+COUNTIF([.$F$2:.$F$501];[.X857])+COUNTIF([.$G$2:.$G$501];[.X857])+COUNTIF([.$H$2:.$H$501];[.X857])+COUNTIF([.$I$2:.$I$501];[.X857])+COUNTIF([.$J$2:.$J$501];[.X857])+COUNTIF([.$K$2:.$K$501];[.X857])+COUNTIF([.$L$2:.$L$501];[.X857])+COUNTIF([.$M$2:.$M$501];[.X857])+COUNTIF([.$N$2:.$N$501];[.X857])+COUNTIF([.$O$2:.$O$501];[.X857])+COUNTIF([.$P$2:.$P$501];[.X857])+COUNTIF([.$Q$2:.$Q$501];[.X857])+COUNTIF([.$R$2:.$R$501];[.X857])+COUNTIF([.$S$2:.$S$501];[.X857])+COUNTIF([.$T$2:.$T$501];[.X857])+COUNTIF([.$U$2:.$U$501];[.X85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newspaper</text:p>
          </table:table-cell>
          <table:table-cell table:formula="of:=COUNTIF([.$B$2:.$B$501];[.X858])+COUNTIF([.$C$2:.$C$501];[.X858])+COUNTIF([.$D$2:.$D$501];[.X858])+COUNTIF([.$E$2:.$E$501];[.X858])+COUNTIF([.$F$2:.$F$501];[.X858])+COUNTIF([.$G$2:.$G$501];[.X858])+COUNTIF([.$H$2:.$H$501];[.X858])+COUNTIF([.$I$2:.$I$501];[.X858])+COUNTIF([.$J$2:.$J$501];[.X858])+COUNTIF([.$K$2:.$K$501];[.X858])+COUNTIF([.$L$2:.$L$501];[.X858])+COUNTIF([.$M$2:.$M$501];[.X858])+COUNTIF([.$N$2:.$N$501];[.X858])+COUNTIF([.$O$2:.$O$501];[.X858])+COUNTIF([.$P$2:.$P$501];[.X858])+COUNTIF([.$Q$2:.$Q$501];[.X858])+COUNTIF([.$R$2:.$R$501];[.X858])+COUNTIF([.$S$2:.$S$501];[.X858])+COUNTIF([.$T$2:.$T$501];[.X858])+COUNTIF([.$U$2:.$U$501];[.X85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nightmare</text:p>
          </table:table-cell>
          <table:table-cell table:formula="of:=COUNTIF([.$B$2:.$B$501];[.X859])+COUNTIF([.$C$2:.$C$501];[.X859])+COUNTIF([.$D$2:.$D$501];[.X859])+COUNTIF([.$E$2:.$E$501];[.X859])+COUNTIF([.$F$2:.$F$501];[.X859])+COUNTIF([.$G$2:.$G$501];[.X859])+COUNTIF([.$H$2:.$H$501];[.X859])+COUNTIF([.$I$2:.$I$501];[.X859])+COUNTIF([.$J$2:.$J$501];[.X859])+COUNTIF([.$K$2:.$K$501];[.X859])+COUNTIF([.$L$2:.$L$501];[.X859])+COUNTIF([.$M$2:.$M$501];[.X859])+COUNTIF([.$N$2:.$N$501];[.X859])+COUNTIF([.$O$2:.$O$501];[.X859])+COUNTIF([.$P$2:.$P$501];[.X859])+COUNTIF([.$Q$2:.$Q$501];[.X859])+COUNTIF([.$R$2:.$R$501];[.X859])+COUNTIF([.$S$2:.$S$501];[.X859])+COUNTIF([.$T$2:.$T$501];[.X859])+COUNTIF([.$U$2:.$U$501];[.X85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nutrition</text:p>
          </table:table-cell>
          <table:table-cell table:formula="of:=COUNTIF([.$B$2:.$B$501];[.X860])+COUNTIF([.$C$2:.$C$501];[.X860])+COUNTIF([.$D$2:.$D$501];[.X860])+COUNTIF([.$E$2:.$E$501];[.X860])+COUNTIF([.$F$2:.$F$501];[.X860])+COUNTIF([.$G$2:.$G$501];[.X860])+COUNTIF([.$H$2:.$H$501];[.X860])+COUNTIF([.$I$2:.$I$501];[.X860])+COUNTIF([.$J$2:.$J$501];[.X860])+COUNTIF([.$K$2:.$K$501];[.X860])+COUNTIF([.$L$2:.$L$501];[.X860])+COUNTIF([.$M$2:.$M$501];[.X860])+COUNTIF([.$N$2:.$N$501];[.X860])+COUNTIF([.$O$2:.$O$501];[.X860])+COUNTIF([.$P$2:.$P$501];[.X860])+COUNTIF([.$Q$2:.$Q$501];[.X860])+COUNTIF([.$R$2:.$R$501];[.X860])+COUNTIF([.$S$2:.$S$501];[.X860])+COUNTIF([.$T$2:.$T$501];[.X860])+COUNTIF([.$U$2:.$U$501];[.X86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obedience</text:p>
          </table:table-cell>
          <table:table-cell table:formula="of:=COUNTIF([.$B$2:.$B$501];[.X861])+COUNTIF([.$C$2:.$C$501];[.X861])+COUNTIF([.$D$2:.$D$501];[.X861])+COUNTIF([.$E$2:.$E$501];[.X861])+COUNTIF([.$F$2:.$F$501];[.X861])+COUNTIF([.$G$2:.$G$501];[.X861])+COUNTIF([.$H$2:.$H$501];[.X861])+COUNTIF([.$I$2:.$I$501];[.X861])+COUNTIF([.$J$2:.$J$501];[.X861])+COUNTIF([.$K$2:.$K$501];[.X861])+COUNTIF([.$L$2:.$L$501];[.X861])+COUNTIF([.$M$2:.$M$501];[.X861])+COUNTIF([.$N$2:.$N$501];[.X861])+COUNTIF([.$O$2:.$O$501];[.X861])+COUNTIF([.$P$2:.$P$501];[.X861])+COUNTIF([.$Q$2:.$Q$501];[.X861])+COUNTIF([.$R$2:.$R$501];[.X861])+COUNTIF([.$S$2:.$S$501];[.X861])+COUNTIF([.$T$2:.$T$501];[.X861])+COUNTIF([.$U$2:.$U$501];[.X86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ocean</text:p>
          </table:table-cell>
          <table:table-cell table:formula="of:=COUNTIF([.$B$2:.$B$501];[.X862])+COUNTIF([.$C$2:.$C$501];[.X862])+COUNTIF([.$D$2:.$D$501];[.X862])+COUNTIF([.$E$2:.$E$501];[.X862])+COUNTIF([.$F$2:.$F$501];[.X862])+COUNTIF([.$G$2:.$G$501];[.X862])+COUNTIF([.$H$2:.$H$501];[.X862])+COUNTIF([.$I$2:.$I$501];[.X862])+COUNTIF([.$J$2:.$J$501];[.X862])+COUNTIF([.$K$2:.$K$501];[.X862])+COUNTIF([.$L$2:.$L$501];[.X862])+COUNTIF([.$M$2:.$M$501];[.X862])+COUNTIF([.$N$2:.$N$501];[.X862])+COUNTIF([.$O$2:.$O$501];[.X862])+COUNTIF([.$P$2:.$P$501];[.X862])+COUNTIF([.$Q$2:.$Q$501];[.X862])+COUNTIF([.$R$2:.$R$501];[.X862])+COUNTIF([.$S$2:.$S$501];[.X862])+COUNTIF([.$T$2:.$T$501];[.X862])+COUNTIF([.$U$2:.$U$501];[.X86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offspring</text:p>
          </table:table-cell>
          <table:table-cell table:formula="of:=COUNTIF([.$B$2:.$B$501];[.X863])+COUNTIF([.$C$2:.$C$501];[.X863])+COUNTIF([.$D$2:.$D$501];[.X863])+COUNTIF([.$E$2:.$E$501];[.X863])+COUNTIF([.$F$2:.$F$501];[.X863])+COUNTIF([.$G$2:.$G$501];[.X863])+COUNTIF([.$H$2:.$H$501];[.X863])+COUNTIF([.$I$2:.$I$501];[.X863])+COUNTIF([.$J$2:.$J$501];[.X863])+COUNTIF([.$K$2:.$K$501];[.X863])+COUNTIF([.$L$2:.$L$501];[.X863])+COUNTIF([.$M$2:.$M$501];[.X863])+COUNTIF([.$N$2:.$N$501];[.X863])+COUNTIF([.$O$2:.$O$501];[.X863])+COUNTIF([.$P$2:.$P$501];[.X863])+COUNTIF([.$Q$2:.$Q$501];[.X863])+COUNTIF([.$R$2:.$R$501];[.X863])+COUNTIF([.$S$2:.$S$501];[.X863])+COUNTIF([.$T$2:.$T$501];[.X863])+COUNTIF([.$U$2:.$U$501];[.X86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option</text:p>
          </table:table-cell>
          <table:table-cell table:formula="of:=COUNTIF([.$B$2:.$B$501];[.X864])+COUNTIF([.$C$2:.$C$501];[.X864])+COUNTIF([.$D$2:.$D$501];[.X864])+COUNTIF([.$E$2:.$E$501];[.X864])+COUNTIF([.$F$2:.$F$501];[.X864])+COUNTIF([.$G$2:.$G$501];[.X864])+COUNTIF([.$H$2:.$H$501];[.X864])+COUNTIF([.$I$2:.$I$501];[.X864])+COUNTIF([.$J$2:.$J$501];[.X864])+COUNTIF([.$K$2:.$K$501];[.X864])+COUNTIF([.$L$2:.$L$501];[.X864])+COUNTIF([.$M$2:.$M$501];[.X864])+COUNTIF([.$N$2:.$N$501];[.X864])+COUNTIF([.$O$2:.$O$501];[.X864])+COUNTIF([.$P$2:.$P$501];[.X864])+COUNTIF([.$Q$2:.$Q$501];[.X864])+COUNTIF([.$R$2:.$R$501];[.X864])+COUNTIF([.$S$2:.$S$501];[.X864])+COUNTIF([.$T$2:.$T$501];[.X864])+COUNTIF([.$U$2:.$U$501];[.X86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ornithology</text:p>
          </table:table-cell>
          <table:table-cell table:formula="of:=COUNTIF([.$B$2:.$B$501];[.X865])+COUNTIF([.$C$2:.$C$501];[.X865])+COUNTIF([.$D$2:.$D$501];[.X865])+COUNTIF([.$E$2:.$E$501];[.X865])+COUNTIF([.$F$2:.$F$501];[.X865])+COUNTIF([.$G$2:.$G$501];[.X865])+COUNTIF([.$H$2:.$H$501];[.X865])+COUNTIF([.$I$2:.$I$501];[.X865])+COUNTIF([.$J$2:.$J$501];[.X865])+COUNTIF([.$K$2:.$K$501];[.X865])+COUNTIF([.$L$2:.$L$501];[.X865])+COUNTIF([.$M$2:.$M$501];[.X865])+COUNTIF([.$N$2:.$N$501];[.X865])+COUNTIF([.$O$2:.$O$501];[.X865])+COUNTIF([.$P$2:.$P$501];[.X865])+COUNTIF([.$Q$2:.$Q$501];[.X865])+COUNTIF([.$R$2:.$R$501];[.X865])+COUNTIF([.$S$2:.$S$501];[.X865])+COUNTIF([.$T$2:.$T$501];[.X865])+COUNTIF([.$U$2:.$U$501];[.X86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outlet</text:p>
          </table:table-cell>
          <table:table-cell table:formula="of:=COUNTIF([.$B$2:.$B$501];[.X866])+COUNTIF([.$C$2:.$C$501];[.X866])+COUNTIF([.$D$2:.$D$501];[.X866])+COUNTIF([.$E$2:.$E$501];[.X866])+COUNTIF([.$F$2:.$F$501];[.X866])+COUNTIF([.$G$2:.$G$501];[.X866])+COUNTIF([.$H$2:.$H$501];[.X866])+COUNTIF([.$I$2:.$I$501];[.X866])+COUNTIF([.$J$2:.$J$501];[.X866])+COUNTIF([.$K$2:.$K$501];[.X866])+COUNTIF([.$L$2:.$L$501];[.X866])+COUNTIF([.$M$2:.$M$501];[.X866])+COUNTIF([.$N$2:.$N$501];[.X866])+COUNTIF([.$O$2:.$O$501];[.X866])+COUNTIF([.$P$2:.$P$501];[.X866])+COUNTIF([.$Q$2:.$Q$501];[.X866])+COUNTIF([.$R$2:.$R$501];[.X866])+COUNTIF([.$S$2:.$S$501];[.X866])+COUNTIF([.$T$2:.$T$501];[.X866])+COUNTIF([.$U$2:.$U$501];[.X86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antie</text:p>
          </table:table-cell>
          <table:table-cell table:formula="of:=COUNTIF([.$B$2:.$B$501];[.X867])+COUNTIF([.$C$2:.$C$501];[.X867])+COUNTIF([.$D$2:.$D$501];[.X867])+COUNTIF([.$E$2:.$E$501];[.X867])+COUNTIF([.$F$2:.$F$501];[.X867])+COUNTIF([.$G$2:.$G$501];[.X867])+COUNTIF([.$H$2:.$H$501];[.X867])+COUNTIF([.$I$2:.$I$501];[.X867])+COUNTIF([.$J$2:.$J$501];[.X867])+COUNTIF([.$K$2:.$K$501];[.X867])+COUNTIF([.$L$2:.$L$501];[.X867])+COUNTIF([.$M$2:.$M$501];[.X867])+COUNTIF([.$N$2:.$N$501];[.X867])+COUNTIF([.$O$2:.$O$501];[.X867])+COUNTIF([.$P$2:.$P$501];[.X867])+COUNTIF([.$Q$2:.$Q$501];[.X867])+COUNTIF([.$R$2:.$R$501];[.X867])+COUNTIF([.$S$2:.$S$501];[.X867])+COUNTIF([.$T$2:.$T$501];[.X867])+COUNTIF([.$U$2:.$U$501];[.X86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arade</text:p>
          </table:table-cell>
          <table:table-cell table:formula="of:=COUNTIF([.$B$2:.$B$501];[.X868])+COUNTIF([.$C$2:.$C$501];[.X868])+COUNTIF([.$D$2:.$D$501];[.X868])+COUNTIF([.$E$2:.$E$501];[.X868])+COUNTIF([.$F$2:.$F$501];[.X868])+COUNTIF([.$G$2:.$G$501];[.X868])+COUNTIF([.$H$2:.$H$501];[.X868])+COUNTIF([.$I$2:.$I$501];[.X868])+COUNTIF([.$J$2:.$J$501];[.X868])+COUNTIF([.$K$2:.$K$501];[.X868])+COUNTIF([.$L$2:.$L$501];[.X868])+COUNTIF([.$M$2:.$M$501];[.X868])+COUNTIF([.$N$2:.$N$501];[.X868])+COUNTIF([.$O$2:.$O$501];[.X868])+COUNTIF([.$P$2:.$P$501];[.X868])+COUNTIF([.$Q$2:.$Q$501];[.X868])+COUNTIF([.$R$2:.$R$501];[.X868])+COUNTIF([.$S$2:.$S$501];[.X868])+COUNTIF([.$T$2:.$T$501];[.X868])+COUNTIF([.$U$2:.$U$501];[.X86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archment</text:p>
          </table:table-cell>
          <table:table-cell table:formula="of:=COUNTIF([.$B$2:.$B$501];[.X869])+COUNTIF([.$C$2:.$C$501];[.X869])+COUNTIF([.$D$2:.$D$501];[.X869])+COUNTIF([.$E$2:.$E$501];[.X869])+COUNTIF([.$F$2:.$F$501];[.X869])+COUNTIF([.$G$2:.$G$501];[.X869])+COUNTIF([.$H$2:.$H$501];[.X869])+COUNTIF([.$I$2:.$I$501];[.X869])+COUNTIF([.$J$2:.$J$501];[.X869])+COUNTIF([.$K$2:.$K$501];[.X869])+COUNTIF([.$L$2:.$L$501];[.X869])+COUNTIF([.$M$2:.$M$501];[.X869])+COUNTIF([.$N$2:.$N$501];[.X869])+COUNTIF([.$O$2:.$O$501];[.X869])+COUNTIF([.$P$2:.$P$501];[.X869])+COUNTIF([.$Q$2:.$Q$501];[.X869])+COUNTIF([.$R$2:.$R$501];[.X869])+COUNTIF([.$S$2:.$S$501];[.X869])+COUNTIF([.$T$2:.$T$501];[.X869])+COUNTIF([.$U$2:.$U$501];[.X86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ark</text:p>
          </table:table-cell>
          <table:table-cell table:formula="of:=COUNTIF([.$B$2:.$B$501];[.X870])+COUNTIF([.$C$2:.$C$501];[.X870])+COUNTIF([.$D$2:.$D$501];[.X870])+COUNTIF([.$E$2:.$E$501];[.X870])+COUNTIF([.$F$2:.$F$501];[.X870])+COUNTIF([.$G$2:.$G$501];[.X870])+COUNTIF([.$H$2:.$H$501];[.X870])+COUNTIF([.$I$2:.$I$501];[.X870])+COUNTIF([.$J$2:.$J$501];[.X870])+COUNTIF([.$K$2:.$K$501];[.X870])+COUNTIF([.$L$2:.$L$501];[.X870])+COUNTIF([.$M$2:.$M$501];[.X870])+COUNTIF([.$N$2:.$N$501];[.X870])+COUNTIF([.$O$2:.$O$501];[.X870])+COUNTIF([.$P$2:.$P$501];[.X870])+COUNTIF([.$Q$2:.$Q$501];[.X870])+COUNTIF([.$R$2:.$R$501];[.X870])+COUNTIF([.$S$2:.$S$501];[.X870])+COUNTIF([.$T$2:.$T$501];[.X870])+COUNTIF([.$U$2:.$U$501];[.X87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articipate</text:p>
          </table:table-cell>
          <table:table-cell table:formula="of:=COUNTIF([.$B$2:.$B$501];[.X871])+COUNTIF([.$C$2:.$C$501];[.X871])+COUNTIF([.$D$2:.$D$501];[.X871])+COUNTIF([.$E$2:.$E$501];[.X871])+COUNTIF([.$F$2:.$F$501];[.X871])+COUNTIF([.$G$2:.$G$501];[.X871])+COUNTIF([.$H$2:.$H$501];[.X871])+COUNTIF([.$I$2:.$I$501];[.X871])+COUNTIF([.$J$2:.$J$501];[.X871])+COUNTIF([.$K$2:.$K$501];[.X871])+COUNTIF([.$L$2:.$L$501];[.X871])+COUNTIF([.$M$2:.$M$501];[.X871])+COUNTIF([.$N$2:.$N$501];[.X871])+COUNTIF([.$O$2:.$O$501];[.X871])+COUNTIF([.$P$2:.$P$501];[.X871])+COUNTIF([.$Q$2:.$Q$501];[.X871])+COUNTIF([.$R$2:.$R$501];[.X871])+COUNTIF([.$S$2:.$S$501];[.X871])+COUNTIF([.$T$2:.$T$501];[.X871])+COUNTIF([.$U$2:.$U$501];[.X87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artnership</text:p>
          </table:table-cell>
          <table:table-cell table:formula="of:=COUNTIF([.$B$2:.$B$501];[.X872])+COUNTIF([.$C$2:.$C$501];[.X872])+COUNTIF([.$D$2:.$D$501];[.X872])+COUNTIF([.$E$2:.$E$501];[.X872])+COUNTIF([.$F$2:.$F$501];[.X872])+COUNTIF([.$G$2:.$G$501];[.X872])+COUNTIF([.$H$2:.$H$501];[.X872])+COUNTIF([.$I$2:.$I$501];[.X872])+COUNTIF([.$J$2:.$J$501];[.X872])+COUNTIF([.$K$2:.$K$501];[.X872])+COUNTIF([.$L$2:.$L$501];[.X872])+COUNTIF([.$M$2:.$M$501];[.X872])+COUNTIF([.$N$2:.$N$501];[.X872])+COUNTIF([.$O$2:.$O$501];[.X872])+COUNTIF([.$P$2:.$P$501];[.X872])+COUNTIF([.$Q$2:.$Q$501];[.X872])+COUNTIF([.$R$2:.$R$501];[.X872])+COUNTIF([.$S$2:.$S$501];[.X872])+COUNTIF([.$T$2:.$T$501];[.X872])+COUNTIF([.$U$2:.$U$501];[.X87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edigree</text:p>
          </table:table-cell>
          <table:table-cell table:formula="of:=COUNTIF([.$B$2:.$B$501];[.X873])+COUNTIF([.$C$2:.$C$501];[.X873])+COUNTIF([.$D$2:.$D$501];[.X873])+COUNTIF([.$E$2:.$E$501];[.X873])+COUNTIF([.$F$2:.$F$501];[.X873])+COUNTIF([.$G$2:.$G$501];[.X873])+COUNTIF([.$H$2:.$H$501];[.X873])+COUNTIF([.$I$2:.$I$501];[.X873])+COUNTIF([.$J$2:.$J$501];[.X873])+COUNTIF([.$K$2:.$K$501];[.X873])+COUNTIF([.$L$2:.$L$501];[.X873])+COUNTIF([.$M$2:.$M$501];[.X873])+COUNTIF([.$N$2:.$N$501];[.X873])+COUNTIF([.$O$2:.$O$501];[.X873])+COUNTIF([.$P$2:.$P$501];[.X873])+COUNTIF([.$Q$2:.$Q$501];[.X873])+COUNTIF([.$R$2:.$R$501];[.X873])+COUNTIF([.$S$2:.$S$501];[.X873])+COUNTIF([.$T$2:.$T$501];[.X873])+COUNTIF([.$U$2:.$U$501];[.X87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erfection</text:p>
          </table:table-cell>
          <table:table-cell table:formula="of:=COUNTIF([.$B$2:.$B$501];[.X874])+COUNTIF([.$C$2:.$C$501];[.X874])+COUNTIF([.$D$2:.$D$501];[.X874])+COUNTIF([.$E$2:.$E$501];[.X874])+COUNTIF([.$F$2:.$F$501];[.X874])+COUNTIF([.$G$2:.$G$501];[.X874])+COUNTIF([.$H$2:.$H$501];[.X874])+COUNTIF([.$I$2:.$I$501];[.X874])+COUNTIF([.$J$2:.$J$501];[.X874])+COUNTIF([.$K$2:.$K$501];[.X874])+COUNTIF([.$L$2:.$L$501];[.X874])+COUNTIF([.$M$2:.$M$501];[.X874])+COUNTIF([.$N$2:.$N$501];[.X874])+COUNTIF([.$O$2:.$O$501];[.X874])+COUNTIF([.$P$2:.$P$501];[.X874])+COUNTIF([.$Q$2:.$Q$501];[.X874])+COUNTIF([.$R$2:.$R$501];[.X874])+COUNTIF([.$S$2:.$S$501];[.X874])+COUNTIF([.$T$2:.$T$501];[.X874])+COUNTIF([.$U$2:.$U$501];[.X87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erspective</text:p>
          </table:table-cell>
          <table:table-cell table:formula="of:=COUNTIF([.$B$2:.$B$501];[.X875])+COUNTIF([.$C$2:.$C$501];[.X875])+COUNTIF([.$D$2:.$D$501];[.X875])+COUNTIF([.$E$2:.$E$501];[.X875])+COUNTIF([.$F$2:.$F$501];[.X875])+COUNTIF([.$G$2:.$G$501];[.X875])+COUNTIF([.$H$2:.$H$501];[.X875])+COUNTIF([.$I$2:.$I$501];[.X875])+COUNTIF([.$J$2:.$J$501];[.X875])+COUNTIF([.$K$2:.$K$501];[.X875])+COUNTIF([.$L$2:.$L$501];[.X875])+COUNTIF([.$M$2:.$M$501];[.X875])+COUNTIF([.$N$2:.$N$501];[.X875])+COUNTIF([.$O$2:.$O$501];[.X875])+COUNTIF([.$P$2:.$P$501];[.X875])+COUNTIF([.$Q$2:.$Q$501];[.X875])+COUNTIF([.$R$2:.$R$501];[.X875])+COUNTIF([.$S$2:.$S$501];[.X875])+COUNTIF([.$T$2:.$T$501];[.X875])+COUNTIF([.$U$2:.$U$501];[.X87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et</text:p>
          </table:table-cell>
          <table:table-cell table:formula="of:=COUNTIF([.$B$2:.$B$501];[.X876])+COUNTIF([.$C$2:.$C$501];[.X876])+COUNTIF([.$D$2:.$D$501];[.X876])+COUNTIF([.$E$2:.$E$501];[.X876])+COUNTIF([.$F$2:.$F$501];[.X876])+COUNTIF([.$G$2:.$G$501];[.X876])+COUNTIF([.$H$2:.$H$501];[.X876])+COUNTIF([.$I$2:.$I$501];[.X876])+COUNTIF([.$J$2:.$J$501];[.X876])+COUNTIF([.$K$2:.$K$501];[.X876])+COUNTIF([.$L$2:.$L$501];[.X876])+COUNTIF([.$M$2:.$M$501];[.X876])+COUNTIF([.$N$2:.$N$501];[.X876])+COUNTIF([.$O$2:.$O$501];[.X876])+COUNTIF([.$P$2:.$P$501];[.X876])+COUNTIF([.$Q$2:.$Q$501];[.X876])+COUNTIF([.$R$2:.$R$501];[.X876])+COUNTIF([.$S$2:.$S$501];[.X876])+COUNTIF([.$T$2:.$T$501];[.X876])+COUNTIF([.$U$2:.$U$501];[.X87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etal</text:p>
          </table:table-cell>
          <table:table-cell table:formula="of:=COUNTIF([.$B$2:.$B$501];[.X877])+COUNTIF([.$C$2:.$C$501];[.X877])+COUNTIF([.$D$2:.$D$501];[.X877])+COUNTIF([.$E$2:.$E$501];[.X877])+COUNTIF([.$F$2:.$F$501];[.X877])+COUNTIF([.$G$2:.$G$501];[.X877])+COUNTIF([.$H$2:.$H$501];[.X877])+COUNTIF([.$I$2:.$I$501];[.X877])+COUNTIF([.$J$2:.$J$501];[.X877])+COUNTIF([.$K$2:.$K$501];[.X877])+COUNTIF([.$L$2:.$L$501];[.X877])+COUNTIF([.$M$2:.$M$501];[.X877])+COUNTIF([.$N$2:.$N$501];[.X877])+COUNTIF([.$O$2:.$O$501];[.X877])+COUNTIF([.$P$2:.$P$501];[.X877])+COUNTIF([.$Q$2:.$Q$501];[.X877])+COUNTIF([.$R$2:.$R$501];[.X877])+COUNTIF([.$S$2:.$S$501];[.X877])+COUNTIF([.$T$2:.$T$501];[.X877])+COUNTIF([.$U$2:.$U$501];[.X87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honograph record</text:p>
          </table:table-cell>
          <table:table-cell table:formula="of:=COUNTIF([.$B$2:.$B$501];[.X878])+COUNTIF([.$C$2:.$C$501];[.X878])+COUNTIF([.$D$2:.$D$501];[.X878])+COUNTIF([.$E$2:.$E$501];[.X878])+COUNTIF([.$F$2:.$F$501];[.X878])+COUNTIF([.$G$2:.$G$501];[.X878])+COUNTIF([.$H$2:.$H$501];[.X878])+COUNTIF([.$I$2:.$I$501];[.X878])+COUNTIF([.$J$2:.$J$501];[.X878])+COUNTIF([.$K$2:.$K$501];[.X878])+COUNTIF([.$L$2:.$L$501];[.X878])+COUNTIF([.$M$2:.$M$501];[.X878])+COUNTIF([.$N$2:.$N$501];[.X878])+COUNTIF([.$O$2:.$O$501];[.X878])+COUNTIF([.$P$2:.$P$501];[.X878])+COUNTIF([.$Q$2:.$Q$501];[.X878])+COUNTIF([.$R$2:.$R$501];[.X878])+COUNTIF([.$S$2:.$S$501];[.X878])+COUNTIF([.$T$2:.$T$501];[.X878])+COUNTIF([.$U$2:.$U$501];[.X87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hotograph</text:p>
          </table:table-cell>
          <table:table-cell table:formula="of:=COUNTIF([.$B$2:.$B$501];[.X879])+COUNTIF([.$C$2:.$C$501];[.X879])+COUNTIF([.$D$2:.$D$501];[.X879])+COUNTIF([.$E$2:.$E$501];[.X879])+COUNTIF([.$F$2:.$F$501];[.X879])+COUNTIF([.$G$2:.$G$501];[.X879])+COUNTIF([.$H$2:.$H$501];[.X879])+COUNTIF([.$I$2:.$I$501];[.X879])+COUNTIF([.$J$2:.$J$501];[.X879])+COUNTIF([.$K$2:.$K$501];[.X879])+COUNTIF([.$L$2:.$L$501];[.X879])+COUNTIF([.$M$2:.$M$501];[.X879])+COUNTIF([.$N$2:.$N$501];[.X879])+COUNTIF([.$O$2:.$O$501];[.X879])+COUNTIF([.$P$2:.$P$501];[.X879])+COUNTIF([.$Q$2:.$Q$501];[.X879])+COUNTIF([.$R$2:.$R$501];[.X879])+COUNTIF([.$S$2:.$S$501];[.X879])+COUNTIF([.$T$2:.$T$501];[.X879])+COUNTIF([.$U$2:.$U$501];[.X87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ianist</text:p>
          </table:table-cell>
          <table:table-cell table:formula="of:=COUNTIF([.$B$2:.$B$501];[.X880])+COUNTIF([.$C$2:.$C$501];[.X880])+COUNTIF([.$D$2:.$D$501];[.X880])+COUNTIF([.$E$2:.$E$501];[.X880])+COUNTIF([.$F$2:.$F$501];[.X880])+COUNTIF([.$G$2:.$G$501];[.X880])+COUNTIF([.$H$2:.$H$501];[.X880])+COUNTIF([.$I$2:.$I$501];[.X880])+COUNTIF([.$J$2:.$J$501];[.X880])+COUNTIF([.$K$2:.$K$501];[.X880])+COUNTIF([.$L$2:.$L$501];[.X880])+COUNTIF([.$M$2:.$M$501];[.X880])+COUNTIF([.$N$2:.$N$501];[.X880])+COUNTIF([.$O$2:.$O$501];[.X880])+COUNTIF([.$P$2:.$P$501];[.X880])+COUNTIF([.$Q$2:.$Q$501];[.X880])+COUNTIF([.$R$2:.$R$501];[.X880])+COUNTIF([.$S$2:.$S$501];[.X880])+COUNTIF([.$T$2:.$T$501];[.X880])+COUNTIF([.$U$2:.$U$501];[.X88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oker</text:p>
          </table:table-cell>
          <table:table-cell table:formula="of:=COUNTIF([.$B$2:.$B$501];[.X881])+COUNTIF([.$C$2:.$C$501];[.X881])+COUNTIF([.$D$2:.$D$501];[.X881])+COUNTIF([.$E$2:.$E$501];[.X881])+COUNTIF([.$F$2:.$F$501];[.X881])+COUNTIF([.$G$2:.$G$501];[.X881])+COUNTIF([.$H$2:.$H$501];[.X881])+COUNTIF([.$I$2:.$I$501];[.X881])+COUNTIF([.$J$2:.$J$501];[.X881])+COUNTIF([.$K$2:.$K$501];[.X881])+COUNTIF([.$L$2:.$L$501];[.X881])+COUNTIF([.$M$2:.$M$501];[.X881])+COUNTIF([.$N$2:.$N$501];[.X881])+COUNTIF([.$O$2:.$O$501];[.X881])+COUNTIF([.$P$2:.$P$501];[.X881])+COUNTIF([.$Q$2:.$Q$501];[.X881])+COUNTIF([.$R$2:.$R$501];[.X881])+COUNTIF([.$S$2:.$S$501];[.X881])+COUNTIF([.$T$2:.$T$501];[.X881])+COUNTIF([.$U$2:.$U$501];[.X88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ole</text:p>
          </table:table-cell>
          <table:table-cell table:formula="of:=COUNTIF([.$B$2:.$B$501];[.X882])+COUNTIF([.$C$2:.$C$501];[.X882])+COUNTIF([.$D$2:.$D$501];[.X882])+COUNTIF([.$E$2:.$E$501];[.X882])+COUNTIF([.$F$2:.$F$501];[.X882])+COUNTIF([.$G$2:.$G$501];[.X882])+COUNTIF([.$H$2:.$H$501];[.X882])+COUNTIF([.$I$2:.$I$501];[.X882])+COUNTIF([.$J$2:.$J$501];[.X882])+COUNTIF([.$K$2:.$K$501];[.X882])+COUNTIF([.$L$2:.$L$501];[.X882])+COUNTIF([.$M$2:.$M$501];[.X882])+COUNTIF([.$N$2:.$N$501];[.X882])+COUNTIF([.$O$2:.$O$501];[.X882])+COUNTIF([.$P$2:.$P$501];[.X882])+COUNTIF([.$Q$2:.$Q$501];[.X882])+COUNTIF([.$R$2:.$R$501];[.X882])+COUNTIF([.$S$2:.$S$501];[.X882])+COUNTIF([.$T$2:.$T$501];[.X882])+COUNTIF([.$U$2:.$U$501];[.X88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ostmark</text:p>
          </table:table-cell>
          <table:table-cell table:formula="of:=COUNTIF([.$B$2:.$B$501];[.X883])+COUNTIF([.$C$2:.$C$501];[.X883])+COUNTIF([.$D$2:.$D$501];[.X883])+COUNTIF([.$E$2:.$E$501];[.X883])+COUNTIF([.$F$2:.$F$501];[.X883])+COUNTIF([.$G$2:.$G$501];[.X883])+COUNTIF([.$H$2:.$H$501];[.X883])+COUNTIF([.$I$2:.$I$501];[.X883])+COUNTIF([.$J$2:.$J$501];[.X883])+COUNTIF([.$K$2:.$K$501];[.X883])+COUNTIF([.$L$2:.$L$501];[.X883])+COUNTIF([.$M$2:.$M$501];[.X883])+COUNTIF([.$N$2:.$N$501];[.X883])+COUNTIF([.$O$2:.$O$501];[.X883])+COUNTIF([.$P$2:.$P$501];[.X883])+COUNTIF([.$Q$2:.$Q$501];[.X883])+COUNTIF([.$R$2:.$R$501];[.X883])+COUNTIF([.$S$2:.$S$501];[.X883])+COUNTIF([.$T$2:.$T$501];[.X883])+COUNTIF([.$U$2:.$U$501];[.X88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recision</text:p>
          </table:table-cell>
          <table:table-cell table:formula="of:=COUNTIF([.$B$2:.$B$501];[.X884])+COUNTIF([.$C$2:.$C$501];[.X884])+COUNTIF([.$D$2:.$D$501];[.X884])+COUNTIF([.$E$2:.$E$501];[.X884])+COUNTIF([.$F$2:.$F$501];[.X884])+COUNTIF([.$G$2:.$G$501];[.X884])+COUNTIF([.$H$2:.$H$501];[.X884])+COUNTIF([.$I$2:.$I$501];[.X884])+COUNTIF([.$J$2:.$J$501];[.X884])+COUNTIF([.$K$2:.$K$501];[.X884])+COUNTIF([.$L$2:.$L$501];[.X884])+COUNTIF([.$M$2:.$M$501];[.X884])+COUNTIF([.$N$2:.$N$501];[.X884])+COUNTIF([.$O$2:.$O$501];[.X884])+COUNTIF([.$P$2:.$P$501];[.X884])+COUNTIF([.$Q$2:.$Q$501];[.X884])+COUNTIF([.$R$2:.$R$501];[.X884])+COUNTIF([.$S$2:.$S$501];[.X884])+COUNTIF([.$T$2:.$T$501];[.X884])+COUNTIF([.$U$2:.$U$501];[.X88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resentation</text:p>
          </table:table-cell>
          <table:table-cell table:formula="of:=COUNTIF([.$B$2:.$B$501];[.X885])+COUNTIF([.$C$2:.$C$501];[.X885])+COUNTIF([.$D$2:.$D$501];[.X885])+COUNTIF([.$E$2:.$E$501];[.X885])+COUNTIF([.$F$2:.$F$501];[.X885])+COUNTIF([.$G$2:.$G$501];[.X885])+COUNTIF([.$H$2:.$H$501];[.X885])+COUNTIF([.$I$2:.$I$501];[.X885])+COUNTIF([.$J$2:.$J$501];[.X885])+COUNTIF([.$K$2:.$K$501];[.X885])+COUNTIF([.$L$2:.$L$501];[.X885])+COUNTIF([.$M$2:.$M$501];[.X885])+COUNTIF([.$N$2:.$N$501];[.X885])+COUNTIF([.$O$2:.$O$501];[.X885])+COUNTIF([.$P$2:.$P$501];[.X885])+COUNTIF([.$Q$2:.$Q$501];[.X885])+COUNTIF([.$R$2:.$R$501];[.X885])+COUNTIF([.$S$2:.$S$501];[.X885])+COUNTIF([.$T$2:.$T$501];[.X885])+COUNTIF([.$U$2:.$U$501];[.X88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rey</text:p>
          </table:table-cell>
          <table:table-cell table:formula="of:=COUNTIF([.$B$2:.$B$501];[.X886])+COUNTIF([.$C$2:.$C$501];[.X886])+COUNTIF([.$D$2:.$D$501];[.X886])+COUNTIF([.$E$2:.$E$501];[.X886])+COUNTIF([.$F$2:.$F$501];[.X886])+COUNTIF([.$G$2:.$G$501];[.X886])+COUNTIF([.$H$2:.$H$501];[.X886])+COUNTIF([.$I$2:.$I$501];[.X886])+COUNTIF([.$J$2:.$J$501];[.X886])+COUNTIF([.$K$2:.$K$501];[.X886])+COUNTIF([.$L$2:.$L$501];[.X886])+COUNTIF([.$M$2:.$M$501];[.X886])+COUNTIF([.$N$2:.$N$501];[.X886])+COUNTIF([.$O$2:.$O$501];[.X886])+COUNTIF([.$P$2:.$P$501];[.X886])+COUNTIF([.$Q$2:.$Q$501];[.X886])+COUNTIF([.$R$2:.$R$501];[.X886])+COUNTIF([.$S$2:.$S$501];[.X886])+COUNTIF([.$T$2:.$T$501];[.X886])+COUNTIF([.$U$2:.$U$501];[.X88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roduction</text:p>
          </table:table-cell>
          <table:table-cell table:formula="of:=COUNTIF([.$B$2:.$B$501];[.X887])+COUNTIF([.$C$2:.$C$501];[.X887])+COUNTIF([.$D$2:.$D$501];[.X887])+COUNTIF([.$E$2:.$E$501];[.X887])+COUNTIF([.$F$2:.$F$501];[.X887])+COUNTIF([.$G$2:.$G$501];[.X887])+COUNTIF([.$H$2:.$H$501];[.X887])+COUNTIF([.$I$2:.$I$501];[.X887])+COUNTIF([.$J$2:.$J$501];[.X887])+COUNTIF([.$K$2:.$K$501];[.X887])+COUNTIF([.$L$2:.$L$501];[.X887])+COUNTIF([.$M$2:.$M$501];[.X887])+COUNTIF([.$N$2:.$N$501];[.X887])+COUNTIF([.$O$2:.$O$501];[.X887])+COUNTIF([.$P$2:.$P$501];[.X887])+COUNTIF([.$Q$2:.$Q$501];[.X887])+COUNTIF([.$R$2:.$R$501];[.X887])+COUNTIF([.$S$2:.$S$501];[.X887])+COUNTIF([.$T$2:.$T$501];[.X887])+COUNTIF([.$U$2:.$U$501];[.X88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ublic show</text:p>
          </table:table-cell>
          <table:table-cell table:formula="of:=COUNTIF([.$B$2:.$B$501];[.X888])+COUNTIF([.$C$2:.$C$501];[.X888])+COUNTIF([.$D$2:.$D$501];[.X888])+COUNTIF([.$E$2:.$E$501];[.X888])+COUNTIF([.$F$2:.$F$501];[.X888])+COUNTIF([.$G$2:.$G$501];[.X888])+COUNTIF([.$H$2:.$H$501];[.X888])+COUNTIF([.$I$2:.$I$501];[.X888])+COUNTIF([.$J$2:.$J$501];[.X888])+COUNTIF([.$K$2:.$K$501];[.X888])+COUNTIF([.$L$2:.$L$501];[.X888])+COUNTIF([.$M$2:.$M$501];[.X888])+COUNTIF([.$N$2:.$N$501];[.X888])+COUNTIF([.$O$2:.$O$501];[.X888])+COUNTIF([.$P$2:.$P$501];[.X888])+COUNTIF([.$Q$2:.$Q$501];[.X888])+COUNTIF([.$R$2:.$R$501];[.X888])+COUNTIF([.$S$2:.$S$501];[.X888])+COUNTIF([.$T$2:.$T$501];[.X888])+COUNTIF([.$U$2:.$U$501];[.X88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uffy</text:p>
          </table:table-cell>
          <table:table-cell table:formula="of:=COUNTIF([.$B$2:.$B$501];[.X889])+COUNTIF([.$C$2:.$C$501];[.X889])+COUNTIF([.$D$2:.$D$501];[.X889])+COUNTIF([.$E$2:.$E$501];[.X889])+COUNTIF([.$F$2:.$F$501];[.X889])+COUNTIF([.$G$2:.$G$501];[.X889])+COUNTIF([.$H$2:.$H$501];[.X889])+COUNTIF([.$I$2:.$I$501];[.X889])+COUNTIF([.$J$2:.$J$501];[.X889])+COUNTIF([.$K$2:.$K$501];[.X889])+COUNTIF([.$L$2:.$L$501];[.X889])+COUNTIF([.$M$2:.$M$501];[.X889])+COUNTIF([.$N$2:.$N$501];[.X889])+COUNTIF([.$O$2:.$O$501];[.X889])+COUNTIF([.$P$2:.$P$501];[.X889])+COUNTIF([.$Q$2:.$Q$501];[.X889])+COUNTIF([.$R$2:.$R$501];[.X889])+COUNTIF([.$S$2:.$S$501];[.X889])+COUNTIF([.$T$2:.$T$501];[.X889])+COUNTIF([.$U$2:.$U$501];[.X88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uppy</text:p>
          </table:table-cell>
          <table:table-cell table:formula="of:=COUNTIF([.$B$2:.$B$501];[.X890])+COUNTIF([.$C$2:.$C$501];[.X890])+COUNTIF([.$D$2:.$D$501];[.X890])+COUNTIF([.$E$2:.$E$501];[.X890])+COUNTIF([.$F$2:.$F$501];[.X890])+COUNTIF([.$G$2:.$G$501];[.X890])+COUNTIF([.$H$2:.$H$501];[.X890])+COUNTIF([.$I$2:.$I$501];[.X890])+COUNTIF([.$J$2:.$J$501];[.X890])+COUNTIF([.$K$2:.$K$501];[.X890])+COUNTIF([.$L$2:.$L$501];[.X890])+COUNTIF([.$M$2:.$M$501];[.X890])+COUNTIF([.$N$2:.$N$501];[.X890])+COUNTIF([.$O$2:.$O$501];[.X890])+COUNTIF([.$P$2:.$P$501];[.X890])+COUNTIF([.$Q$2:.$Q$501];[.X890])+COUNTIF([.$R$2:.$R$501];[.X890])+COUNTIF([.$S$2:.$S$501];[.X890])+COUNTIF([.$T$2:.$T$501];[.X890])+COUNTIF([.$U$2:.$U$501];[.X89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urchase</text:p>
          </table:table-cell>
          <table:table-cell table:formula="of:=COUNTIF([.$B$2:.$B$501];[.X891])+COUNTIF([.$C$2:.$C$501];[.X891])+COUNTIF([.$D$2:.$D$501];[.X891])+COUNTIF([.$E$2:.$E$501];[.X891])+COUNTIF([.$F$2:.$F$501];[.X891])+COUNTIF([.$G$2:.$G$501];[.X891])+COUNTIF([.$H$2:.$H$501];[.X891])+COUNTIF([.$I$2:.$I$501];[.X891])+COUNTIF([.$J$2:.$J$501];[.X891])+COUNTIF([.$K$2:.$K$501];[.X891])+COUNTIF([.$L$2:.$L$501];[.X891])+COUNTIF([.$M$2:.$M$501];[.X891])+COUNTIF([.$N$2:.$N$501];[.X891])+COUNTIF([.$O$2:.$O$501];[.X891])+COUNTIF([.$P$2:.$P$501];[.X891])+COUNTIF([.$Q$2:.$Q$501];[.X891])+COUNTIF([.$R$2:.$R$501];[.X891])+COUNTIF([.$S$2:.$S$501];[.X891])+COUNTIF([.$T$2:.$T$501];[.X891])+COUNTIF([.$U$2:.$U$501];[.X89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urebred</text:p>
          </table:table-cell>
          <table:table-cell table:formula="of:=COUNTIF([.$B$2:.$B$501];[.X892])+COUNTIF([.$C$2:.$C$501];[.X892])+COUNTIF([.$D$2:.$D$501];[.X892])+COUNTIF([.$E$2:.$E$501];[.X892])+COUNTIF([.$F$2:.$F$501];[.X892])+COUNTIF([.$G$2:.$G$501];[.X892])+COUNTIF([.$H$2:.$H$501];[.X892])+COUNTIF([.$I$2:.$I$501];[.X892])+COUNTIF([.$J$2:.$J$501];[.X892])+COUNTIF([.$K$2:.$K$501];[.X892])+COUNTIF([.$L$2:.$L$501];[.X892])+COUNTIF([.$M$2:.$M$501];[.X892])+COUNTIF([.$N$2:.$N$501];[.X892])+COUNTIF([.$O$2:.$O$501];[.X892])+COUNTIF([.$P$2:.$P$501];[.X892])+COUNTIF([.$Q$2:.$Q$501];[.X892])+COUNTIF([.$R$2:.$R$501];[.X892])+COUNTIF([.$S$2:.$S$501];[.X892])+COUNTIF([.$T$2:.$T$501];[.X892])+COUNTIF([.$U$2:.$U$501];[.X89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urity</text:p>
          </table:table-cell>
          <table:table-cell table:formula="of:=COUNTIF([.$B$2:.$B$501];[.X893])+COUNTIF([.$C$2:.$C$501];[.X893])+COUNTIF([.$D$2:.$D$501];[.X893])+COUNTIF([.$E$2:.$E$501];[.X893])+COUNTIF([.$F$2:.$F$501];[.X893])+COUNTIF([.$G$2:.$G$501];[.X893])+COUNTIF([.$H$2:.$H$501];[.X893])+COUNTIF([.$I$2:.$I$501];[.X893])+COUNTIF([.$J$2:.$J$501];[.X893])+COUNTIF([.$K$2:.$K$501];[.X893])+COUNTIF([.$L$2:.$L$501];[.X893])+COUNTIF([.$M$2:.$M$501];[.X893])+COUNTIF([.$N$2:.$N$501];[.X893])+COUNTIF([.$O$2:.$O$501];[.X893])+COUNTIF([.$P$2:.$P$501];[.X893])+COUNTIF([.$Q$2:.$Q$501];[.X893])+COUNTIF([.$R$2:.$R$501];[.X893])+COUNTIF([.$S$2:.$S$501];[.X893])+COUNTIF([.$T$2:.$T$501];[.X893])+COUNTIF([.$U$2:.$U$501];[.X89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yramid</text:p>
          </table:table-cell>
          <table:table-cell table:formula="of:=COUNTIF([.$B$2:.$B$501];[.X894])+COUNTIF([.$C$2:.$C$501];[.X894])+COUNTIF([.$D$2:.$D$501];[.X894])+COUNTIF([.$E$2:.$E$501];[.X894])+COUNTIF([.$F$2:.$F$501];[.X894])+COUNTIF([.$G$2:.$G$501];[.X894])+COUNTIF([.$H$2:.$H$501];[.X894])+COUNTIF([.$I$2:.$I$501];[.X894])+COUNTIF([.$J$2:.$J$501];[.X894])+COUNTIF([.$K$2:.$K$501];[.X894])+COUNTIF([.$L$2:.$L$501];[.X894])+COUNTIF([.$M$2:.$M$501];[.X894])+COUNTIF([.$N$2:.$N$501];[.X894])+COUNTIF([.$O$2:.$O$501];[.X894])+COUNTIF([.$P$2:.$P$501];[.X894])+COUNTIF([.$Q$2:.$Q$501];[.X894])+COUNTIF([.$R$2:.$R$501];[.X894])+COUNTIF([.$S$2:.$S$501];[.X894])+COUNTIF([.$T$2:.$T$501];[.X894])+COUNTIF([.$U$2:.$U$501];[.X89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race</text:p>
          </table:table-cell>
          <table:table-cell table:formula="of:=COUNTIF([.$B$2:.$B$501];[.X895])+COUNTIF([.$C$2:.$C$501];[.X895])+COUNTIF([.$D$2:.$D$501];[.X895])+COUNTIF([.$E$2:.$E$501];[.X895])+COUNTIF([.$F$2:.$F$501];[.X895])+COUNTIF([.$G$2:.$G$501];[.X895])+COUNTIF([.$H$2:.$H$501];[.X895])+COUNTIF([.$I$2:.$I$501];[.X895])+COUNTIF([.$J$2:.$J$501];[.X895])+COUNTIF([.$K$2:.$K$501];[.X895])+COUNTIF([.$L$2:.$L$501];[.X895])+COUNTIF([.$M$2:.$M$501];[.X895])+COUNTIF([.$N$2:.$N$501];[.X895])+COUNTIF([.$O$2:.$O$501];[.X895])+COUNTIF([.$P$2:.$P$501];[.X895])+COUNTIF([.$Q$2:.$Q$501];[.X895])+COUNTIF([.$R$2:.$R$501];[.X895])+COUNTIF([.$S$2:.$S$501];[.X895])+COUNTIF([.$T$2:.$T$501];[.X895])+COUNTIF([.$U$2:.$U$501];[.X89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table:style-name="ce1" office:value-type="string" calcext:value-type="string">
            <text:p>race competition</text:p>
          </table:table-cell>
          <table:table-cell table:formula="of:=COUNTIF([.$B$2:.$B$501];[.X896])+COUNTIF([.$C$2:.$C$501];[.X896])+COUNTIF([.$D$2:.$D$501];[.X896])+COUNTIF([.$E$2:.$E$501];[.X896])+COUNTIF([.$F$2:.$F$501];[.X896])+COUNTIF([.$G$2:.$G$501];[.X896])+COUNTIF([.$H$2:.$H$501];[.X896])+COUNTIF([.$I$2:.$I$501];[.X896])+COUNTIF([.$J$2:.$J$501];[.X896])+COUNTIF([.$K$2:.$K$501];[.X896])+COUNTIF([.$L$2:.$L$501];[.X896])+COUNTIF([.$M$2:.$M$501];[.X896])+COUNTIF([.$N$2:.$N$501];[.X896])+COUNTIF([.$O$2:.$O$501];[.X896])+COUNTIF([.$P$2:.$P$501];[.X896])+COUNTIF([.$Q$2:.$Q$501];[.X896])+COUNTIF([.$R$2:.$R$501];[.X896])+COUNTIF([.$S$2:.$S$501];[.X896])+COUNTIF([.$T$2:.$T$501];[.X896])+COUNTIF([.$U$2:.$U$501];[.X89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rainbow</text:p>
          </table:table-cell>
          <table:table-cell table:formula="of:=COUNTIF([.$B$2:.$B$501];[.X897])+COUNTIF([.$C$2:.$C$501];[.X897])+COUNTIF([.$D$2:.$D$501];[.X897])+COUNTIF([.$E$2:.$E$501];[.X897])+COUNTIF([.$F$2:.$F$501];[.X897])+COUNTIF([.$G$2:.$G$501];[.X897])+COUNTIF([.$H$2:.$H$501];[.X897])+COUNTIF([.$I$2:.$I$501];[.X897])+COUNTIF([.$J$2:.$J$501];[.X897])+COUNTIF([.$K$2:.$K$501];[.X897])+COUNTIF([.$L$2:.$L$501];[.X897])+COUNTIF([.$M$2:.$M$501];[.X897])+COUNTIF([.$N$2:.$N$501];[.X897])+COUNTIF([.$O$2:.$O$501];[.X897])+COUNTIF([.$P$2:.$P$501];[.X897])+COUNTIF([.$Q$2:.$Q$501];[.X897])+COUNTIF([.$R$2:.$R$501];[.X897])+COUNTIF([.$S$2:.$S$501];[.X897])+COUNTIF([.$T$2:.$T$501];[.X897])+COUNTIF([.$U$2:.$U$501];[.X89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rally</text:p>
          </table:table-cell>
          <table:table-cell table:formula="of:=COUNTIF([.$B$2:.$B$501];[.X898])+COUNTIF([.$C$2:.$C$501];[.X898])+COUNTIF([.$D$2:.$D$501];[.X898])+COUNTIF([.$E$2:.$E$501];[.X898])+COUNTIF([.$F$2:.$F$501];[.X898])+COUNTIF([.$G$2:.$G$501];[.X898])+COUNTIF([.$H$2:.$H$501];[.X898])+COUNTIF([.$I$2:.$I$501];[.X898])+COUNTIF([.$J$2:.$J$501];[.X898])+COUNTIF([.$K$2:.$K$501];[.X898])+COUNTIF([.$L$2:.$L$501];[.X898])+COUNTIF([.$M$2:.$M$501];[.X898])+COUNTIF([.$N$2:.$N$501];[.X898])+COUNTIF([.$O$2:.$O$501];[.X898])+COUNTIF([.$P$2:.$P$501];[.X898])+COUNTIF([.$Q$2:.$Q$501];[.X898])+COUNTIF([.$R$2:.$R$501];[.X898])+COUNTIF([.$S$2:.$S$501];[.X898])+COUNTIF([.$T$2:.$T$501];[.X898])+COUNTIF([.$U$2:.$U$501];[.X89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recycling</text:p>
          </table:table-cell>
          <table:table-cell table:formula="of:=COUNTIF([.$B$2:.$B$501];[.X899])+COUNTIF([.$C$2:.$C$501];[.X899])+COUNTIF([.$D$2:.$D$501];[.X899])+COUNTIF([.$E$2:.$E$501];[.X899])+COUNTIF([.$F$2:.$F$501];[.X899])+COUNTIF([.$G$2:.$G$501];[.X899])+COUNTIF([.$H$2:.$H$501];[.X899])+COUNTIF([.$I$2:.$I$501];[.X899])+COUNTIF([.$J$2:.$J$501];[.X899])+COUNTIF([.$K$2:.$K$501];[.X899])+COUNTIF([.$L$2:.$L$501];[.X899])+COUNTIF([.$M$2:.$M$501];[.X899])+COUNTIF([.$N$2:.$N$501];[.X899])+COUNTIF([.$O$2:.$O$501];[.X899])+COUNTIF([.$P$2:.$P$501];[.X899])+COUNTIF([.$Q$2:.$Q$501];[.X899])+COUNTIF([.$R$2:.$R$501];[.X899])+COUNTIF([.$S$2:.$S$501];[.X899])+COUNTIF([.$T$2:.$T$501];[.X899])+COUNTIF([.$U$2:.$U$501];[.X89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Renaissance</text:p>
          </table:table-cell>
          <table:table-cell table:formula="of:=COUNTIF([.$B$2:.$B$501];[.X900])+COUNTIF([.$C$2:.$C$501];[.X900])+COUNTIF([.$D$2:.$D$501];[.X900])+COUNTIF([.$E$2:.$E$501];[.X900])+COUNTIF([.$F$2:.$F$501];[.X900])+COUNTIF([.$G$2:.$G$501];[.X900])+COUNTIF([.$H$2:.$H$501];[.X900])+COUNTIF([.$I$2:.$I$501];[.X900])+COUNTIF([.$J$2:.$J$501];[.X900])+COUNTIF([.$K$2:.$K$501];[.X900])+COUNTIF([.$L$2:.$L$501];[.X900])+COUNTIF([.$M$2:.$M$501];[.X900])+COUNTIF([.$N$2:.$N$501];[.X900])+COUNTIF([.$O$2:.$O$501];[.X900])+COUNTIF([.$P$2:.$P$501];[.X900])+COUNTIF([.$Q$2:.$Q$501];[.X900])+COUNTIF([.$R$2:.$R$501];[.X900])+COUNTIF([.$S$2:.$S$501];[.X900])+COUNTIF([.$T$2:.$T$501];[.X900])+COUNTIF([.$U$2:.$U$501];[.X90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retriever</text:p>
          </table:table-cell>
          <table:table-cell table:formula="of:=COUNTIF([.$B$2:.$B$501];[.X901])+COUNTIF([.$C$2:.$C$501];[.X901])+COUNTIF([.$D$2:.$D$501];[.X901])+COUNTIF([.$E$2:.$E$501];[.X901])+COUNTIF([.$F$2:.$F$501];[.X901])+COUNTIF([.$G$2:.$G$501];[.X901])+COUNTIF([.$H$2:.$H$501];[.X901])+COUNTIF([.$I$2:.$I$501];[.X901])+COUNTIF([.$J$2:.$J$501];[.X901])+COUNTIF([.$K$2:.$K$501];[.X901])+COUNTIF([.$L$2:.$L$501];[.X901])+COUNTIF([.$M$2:.$M$501];[.X901])+COUNTIF([.$N$2:.$N$501];[.X901])+COUNTIF([.$O$2:.$O$501];[.X901])+COUNTIF([.$P$2:.$P$501];[.X901])+COUNTIF([.$Q$2:.$Q$501];[.X901])+COUNTIF([.$R$2:.$R$501];[.X901])+COUNTIF([.$S$2:.$S$501];[.X901])+COUNTIF([.$T$2:.$T$501];[.X901])+COUNTIF([.$U$2:.$U$501];[.X90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revival</text:p>
          </table:table-cell>
          <table:table-cell table:formula="of:=COUNTIF([.$B$2:.$B$501];[.X902])+COUNTIF([.$C$2:.$C$501];[.X902])+COUNTIF([.$D$2:.$D$501];[.X902])+COUNTIF([.$E$2:.$E$501];[.X902])+COUNTIF([.$F$2:.$F$501];[.X902])+COUNTIF([.$G$2:.$G$501];[.X902])+COUNTIF([.$H$2:.$H$501];[.X902])+COUNTIF([.$I$2:.$I$501];[.X902])+COUNTIF([.$J$2:.$J$501];[.X902])+COUNTIF([.$K$2:.$K$501];[.X902])+COUNTIF([.$L$2:.$L$501];[.X902])+COUNTIF([.$M$2:.$M$501];[.X902])+COUNTIF([.$N$2:.$N$501];[.X902])+COUNTIF([.$O$2:.$O$501];[.X902])+COUNTIF([.$P$2:.$P$501];[.X902])+COUNTIF([.$Q$2:.$Q$501];[.X902])+COUNTIF([.$R$2:.$R$501];[.X902])+COUNTIF([.$S$2:.$S$501];[.X902])+COUNTIF([.$T$2:.$T$501];[.X902])+COUNTIF([.$U$2:.$U$501];[.X90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ripple</text:p>
          </table:table-cell>
          <table:table-cell table:formula="of:=COUNTIF([.$B$2:.$B$501];[.X903])+COUNTIF([.$C$2:.$C$501];[.X903])+COUNTIF([.$D$2:.$D$501];[.X903])+COUNTIF([.$E$2:.$E$501];[.X903])+COUNTIF([.$F$2:.$F$501];[.X903])+COUNTIF([.$G$2:.$G$501];[.X903])+COUNTIF([.$H$2:.$H$501];[.X903])+COUNTIF([.$I$2:.$I$501];[.X903])+COUNTIF([.$J$2:.$J$501];[.X903])+COUNTIF([.$K$2:.$K$501];[.X903])+COUNTIF([.$L$2:.$L$501];[.X903])+COUNTIF([.$M$2:.$M$501];[.X903])+COUNTIF([.$N$2:.$N$501];[.X903])+COUNTIF([.$O$2:.$O$501];[.X903])+COUNTIF([.$P$2:.$P$501];[.X903])+COUNTIF([.$Q$2:.$Q$501];[.X903])+COUNTIF([.$R$2:.$R$501];[.X903])+COUNTIF([.$S$2:.$S$501];[.X903])+COUNTIF([.$T$2:.$T$501];[.X903])+COUNTIF([.$U$2:.$U$501];[.X90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risk</text:p>
          </table:table-cell>
          <table:table-cell table:formula="of:=COUNTIF([.$B$2:.$B$501];[.X904])+COUNTIF([.$C$2:.$C$501];[.X904])+COUNTIF([.$D$2:.$D$501];[.X904])+COUNTIF([.$E$2:.$E$501];[.X904])+COUNTIF([.$F$2:.$F$501];[.X904])+COUNTIF([.$G$2:.$G$501];[.X904])+COUNTIF([.$H$2:.$H$501];[.X904])+COUNTIF([.$I$2:.$I$501];[.X904])+COUNTIF([.$J$2:.$J$501];[.X904])+COUNTIF([.$K$2:.$K$501];[.X904])+COUNTIF([.$L$2:.$L$501];[.X904])+COUNTIF([.$M$2:.$M$501];[.X904])+COUNTIF([.$N$2:.$N$501];[.X904])+COUNTIF([.$O$2:.$O$501];[.X904])+COUNTIF([.$P$2:.$P$501];[.X904])+COUNTIF([.$Q$2:.$Q$501];[.X904])+COUNTIF([.$R$2:.$R$501];[.X904])+COUNTIF([.$S$2:.$S$501];[.X904])+COUNTIF([.$T$2:.$T$501];[.X904])+COUNTIF([.$U$2:.$U$501];[.X90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romantic</text:p>
          </table:table-cell>
          <table:table-cell table:formula="of:=COUNTIF([.$B$2:.$B$501];[.X905])+COUNTIF([.$C$2:.$C$501];[.X905])+COUNTIF([.$D$2:.$D$501];[.X905])+COUNTIF([.$E$2:.$E$501];[.X905])+COUNTIF([.$F$2:.$F$501];[.X905])+COUNTIF([.$G$2:.$G$501];[.X905])+COUNTIF([.$H$2:.$H$501];[.X905])+COUNTIF([.$I$2:.$I$501];[.X905])+COUNTIF([.$J$2:.$J$501];[.X905])+COUNTIF([.$K$2:.$K$501];[.X905])+COUNTIF([.$L$2:.$L$501];[.X905])+COUNTIF([.$M$2:.$M$501];[.X905])+COUNTIF([.$N$2:.$N$501];[.X905])+COUNTIF([.$O$2:.$O$501];[.X905])+COUNTIF([.$P$2:.$P$501];[.X905])+COUNTIF([.$Q$2:.$Q$501];[.X905])+COUNTIF([.$R$2:.$R$501];[.X905])+COUNTIF([.$S$2:.$S$501];[.X905])+COUNTIF([.$T$2:.$T$501];[.X905])+COUNTIF([.$U$2:.$U$501];[.X90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roulette</text:p>
          </table:table-cell>
          <table:table-cell table:formula="of:=COUNTIF([.$B$2:.$B$501];[.X906])+COUNTIF([.$C$2:.$C$501];[.X906])+COUNTIF([.$D$2:.$D$501];[.X906])+COUNTIF([.$E$2:.$E$501];[.X906])+COUNTIF([.$F$2:.$F$501];[.X906])+COUNTIF([.$G$2:.$G$501];[.X906])+COUNTIF([.$H$2:.$H$501];[.X906])+COUNTIF([.$I$2:.$I$501];[.X906])+COUNTIF([.$J$2:.$J$501];[.X906])+COUNTIF([.$K$2:.$K$501];[.X906])+COUNTIF([.$L$2:.$L$501];[.X906])+COUNTIF([.$M$2:.$M$501];[.X906])+COUNTIF([.$N$2:.$N$501];[.X906])+COUNTIF([.$O$2:.$O$501];[.X906])+COUNTIF([.$P$2:.$P$501];[.X906])+COUNTIF([.$Q$2:.$Q$501];[.X906])+COUNTIF([.$R$2:.$R$501];[.X906])+COUNTIF([.$S$2:.$S$501];[.X906])+COUNTIF([.$T$2:.$T$501];[.X906])+COUNTIF([.$U$2:.$U$501];[.X90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rural</text:p>
          </table:table-cell>
          <table:table-cell table:formula="of:=COUNTIF([.$B$2:.$B$501];[.X907])+COUNTIF([.$C$2:.$C$501];[.X907])+COUNTIF([.$D$2:.$D$501];[.X907])+COUNTIF([.$E$2:.$E$501];[.X907])+COUNTIF([.$F$2:.$F$501];[.X907])+COUNTIF([.$G$2:.$G$501];[.X907])+COUNTIF([.$H$2:.$H$501];[.X907])+COUNTIF([.$I$2:.$I$501];[.X907])+COUNTIF([.$J$2:.$J$501];[.X907])+COUNTIF([.$K$2:.$K$501];[.X907])+COUNTIF([.$L$2:.$L$501];[.X907])+COUNTIF([.$M$2:.$M$501];[.X907])+COUNTIF([.$N$2:.$N$501];[.X907])+COUNTIF([.$O$2:.$O$501];[.X907])+COUNTIF([.$P$2:.$P$501];[.X907])+COUNTIF([.$Q$2:.$Q$501];[.X907])+COUNTIF([.$R$2:.$R$501];[.X907])+COUNTIF([.$S$2:.$S$501];[.X907])+COUNTIF([.$T$2:.$T$501];[.X907])+COUNTIF([.$U$2:.$U$501];[.X90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rustic</text:p>
          </table:table-cell>
          <table:table-cell table:formula="of:=COUNTIF([.$B$2:.$B$501];[.X908])+COUNTIF([.$C$2:.$C$501];[.X908])+COUNTIF([.$D$2:.$D$501];[.X908])+COUNTIF([.$E$2:.$E$501];[.X908])+COUNTIF([.$F$2:.$F$501];[.X908])+COUNTIF([.$G$2:.$G$501];[.X908])+COUNTIF([.$H$2:.$H$501];[.X908])+COUNTIF([.$I$2:.$I$501];[.X908])+COUNTIF([.$J$2:.$J$501];[.X908])+COUNTIF([.$K$2:.$K$501];[.X908])+COUNTIF([.$L$2:.$L$501];[.X908])+COUNTIF([.$M$2:.$M$501];[.X908])+COUNTIF([.$N$2:.$N$501];[.X908])+COUNTIF([.$O$2:.$O$501];[.X908])+COUNTIF([.$P$2:.$P$501];[.X908])+COUNTIF([.$Q$2:.$Q$501];[.X908])+COUNTIF([.$R$2:.$R$501];[.X908])+COUNTIF([.$S$2:.$S$501];[.X908])+COUNTIF([.$T$2:.$T$501];[.X908])+COUNTIF([.$U$2:.$U$501];[.X90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aint</text:p>
          </table:table-cell>
          <table:table-cell table:formula="of:=COUNTIF([.$B$2:.$B$501];[.X909])+COUNTIF([.$C$2:.$C$501];[.X909])+COUNTIF([.$D$2:.$D$501];[.X909])+COUNTIF([.$E$2:.$E$501];[.X909])+COUNTIF([.$F$2:.$F$501];[.X909])+COUNTIF([.$G$2:.$G$501];[.X909])+COUNTIF([.$H$2:.$H$501];[.X909])+COUNTIF([.$I$2:.$I$501];[.X909])+COUNTIF([.$J$2:.$J$501];[.X909])+COUNTIF([.$K$2:.$K$501];[.X909])+COUNTIF([.$L$2:.$L$501];[.X909])+COUNTIF([.$M$2:.$M$501];[.X909])+COUNTIF([.$N$2:.$N$501];[.X909])+COUNTIF([.$O$2:.$O$501];[.X909])+COUNTIF([.$P$2:.$P$501];[.X909])+COUNTIF([.$Q$2:.$Q$501];[.X909])+COUNTIF([.$R$2:.$R$501];[.X909])+COUNTIF([.$S$2:.$S$501];[.X909])+COUNTIF([.$T$2:.$T$501];[.X909])+COUNTIF([.$U$2:.$U$501];[.X90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atan</text:p>
          </table:table-cell>
          <table:table-cell table:formula="of:=COUNTIF([.$B$2:.$B$501];[.X910])+COUNTIF([.$C$2:.$C$501];[.X910])+COUNTIF([.$D$2:.$D$501];[.X910])+COUNTIF([.$E$2:.$E$501];[.X910])+COUNTIF([.$F$2:.$F$501];[.X910])+COUNTIF([.$G$2:.$G$501];[.X910])+COUNTIF([.$H$2:.$H$501];[.X910])+COUNTIF([.$I$2:.$I$501];[.X910])+COUNTIF([.$J$2:.$J$501];[.X910])+COUNTIF([.$K$2:.$K$501];[.X910])+COUNTIF([.$L$2:.$L$501];[.X910])+COUNTIF([.$M$2:.$M$501];[.X910])+COUNTIF([.$N$2:.$N$501];[.X910])+COUNTIF([.$O$2:.$O$501];[.X910])+COUNTIF([.$P$2:.$P$501];[.X910])+COUNTIF([.$Q$2:.$Q$501];[.X910])+COUNTIF([.$R$2:.$R$501];[.X910])+COUNTIF([.$S$2:.$S$501];[.X910])+COUNTIF([.$T$2:.$T$501];[.X910])+COUNTIF([.$U$2:.$U$501];[.X91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atin</text:p>
          </table:table-cell>
          <table:table-cell table:formula="of:=COUNTIF([.$B$2:.$B$501];[.X911])+COUNTIF([.$C$2:.$C$501];[.X911])+COUNTIF([.$D$2:.$D$501];[.X911])+COUNTIF([.$E$2:.$E$501];[.X911])+COUNTIF([.$F$2:.$F$501];[.X911])+COUNTIF([.$G$2:.$G$501];[.X911])+COUNTIF([.$H$2:.$H$501];[.X911])+COUNTIF([.$I$2:.$I$501];[.X911])+COUNTIF([.$J$2:.$J$501];[.X911])+COUNTIF([.$K$2:.$K$501];[.X911])+COUNTIF([.$L$2:.$L$501];[.X911])+COUNTIF([.$M$2:.$M$501];[.X911])+COUNTIF([.$N$2:.$N$501];[.X911])+COUNTIF([.$O$2:.$O$501];[.X911])+COUNTIF([.$P$2:.$P$501];[.X911])+COUNTIF([.$Q$2:.$Q$501];[.X911])+COUNTIF([.$R$2:.$R$501];[.X911])+COUNTIF([.$S$2:.$S$501];[.X911])+COUNTIF([.$T$2:.$T$501];[.X911])+COUNTIF([.$U$2:.$U$501];[.X91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avings</text:p>
          </table:table-cell>
          <table:table-cell table:formula="of:=COUNTIF([.$B$2:.$B$501];[.X912])+COUNTIF([.$C$2:.$C$501];[.X912])+COUNTIF([.$D$2:.$D$501];[.X912])+COUNTIF([.$E$2:.$E$501];[.X912])+COUNTIF([.$F$2:.$F$501];[.X912])+COUNTIF([.$G$2:.$G$501];[.X912])+COUNTIF([.$H$2:.$H$501];[.X912])+COUNTIF([.$I$2:.$I$501];[.X912])+COUNTIF([.$J$2:.$J$501];[.X912])+COUNTIF([.$K$2:.$K$501];[.X912])+COUNTIF([.$L$2:.$L$501];[.X912])+COUNTIF([.$M$2:.$M$501];[.X912])+COUNTIF([.$N$2:.$N$501];[.X912])+COUNTIF([.$O$2:.$O$501];[.X912])+COUNTIF([.$P$2:.$P$501];[.X912])+COUNTIF([.$Q$2:.$Q$501];[.X912])+COUNTIF([.$R$2:.$R$501];[.X912])+COUNTIF([.$S$2:.$S$501];[.X912])+COUNTIF([.$T$2:.$T$501];[.X912])+COUNTIF([.$U$2:.$U$501];[.X91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chool of fish</text:p>
          </table:table-cell>
          <table:table-cell table:formula="of:=COUNTIF([.$B$2:.$B$501];[.X913])+COUNTIF([.$C$2:.$C$501];[.X913])+COUNTIF([.$D$2:.$D$501];[.X913])+COUNTIF([.$E$2:.$E$501];[.X913])+COUNTIF([.$F$2:.$F$501];[.X913])+COUNTIF([.$G$2:.$G$501];[.X913])+COUNTIF([.$H$2:.$H$501];[.X913])+COUNTIF([.$I$2:.$I$501];[.X913])+COUNTIF([.$J$2:.$J$501];[.X913])+COUNTIF([.$K$2:.$K$501];[.X913])+COUNTIF([.$L$2:.$L$501];[.X913])+COUNTIF([.$M$2:.$M$501];[.X913])+COUNTIF([.$N$2:.$N$501];[.X913])+COUNTIF([.$O$2:.$O$501];[.X913])+COUNTIF([.$P$2:.$P$501];[.X913])+COUNTIF([.$Q$2:.$Q$501];[.X913])+COUNTIF([.$R$2:.$R$501];[.X913])+COUNTIF([.$S$2:.$S$501];[.X913])+COUNTIF([.$T$2:.$T$501];[.X913])+COUNTIF([.$U$2:.$U$501];[.X91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cientist</text:p>
          </table:table-cell>
          <table:table-cell table:formula="of:=COUNTIF([.$B$2:.$B$501];[.X914])+COUNTIF([.$C$2:.$C$501];[.X914])+COUNTIF([.$D$2:.$D$501];[.X914])+COUNTIF([.$E$2:.$E$501];[.X914])+COUNTIF([.$F$2:.$F$501];[.X914])+COUNTIF([.$G$2:.$G$501];[.X914])+COUNTIF([.$H$2:.$H$501];[.X914])+COUNTIF([.$I$2:.$I$501];[.X914])+COUNTIF([.$J$2:.$J$501];[.X914])+COUNTIF([.$K$2:.$K$501];[.X914])+COUNTIF([.$L$2:.$L$501];[.X914])+COUNTIF([.$M$2:.$M$501];[.X914])+COUNTIF([.$N$2:.$N$501];[.X914])+COUNTIF([.$O$2:.$O$501];[.X914])+COUNTIF([.$P$2:.$P$501];[.X914])+COUNTIF([.$Q$2:.$Q$501];[.X914])+COUNTIF([.$R$2:.$R$501];[.X914])+COUNTIF([.$S$2:.$S$501];[.X914])+COUNTIF([.$T$2:.$T$501];[.X914])+COUNTIF([.$U$2:.$U$501];[.X91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eed</text:p>
          </table:table-cell>
          <table:table-cell table:formula="of:=COUNTIF([.$B$2:.$B$501];[.X915])+COUNTIF([.$C$2:.$C$501];[.X915])+COUNTIF([.$D$2:.$D$501];[.X915])+COUNTIF([.$E$2:.$E$501];[.X915])+COUNTIF([.$F$2:.$F$501];[.X915])+COUNTIF([.$G$2:.$G$501];[.X915])+COUNTIF([.$H$2:.$H$501];[.X915])+COUNTIF([.$I$2:.$I$501];[.X915])+COUNTIF([.$J$2:.$J$501];[.X915])+COUNTIF([.$K$2:.$K$501];[.X915])+COUNTIF([.$L$2:.$L$501];[.X915])+COUNTIF([.$M$2:.$M$501];[.X915])+COUNTIF([.$N$2:.$N$501];[.X915])+COUNTIF([.$O$2:.$O$501];[.X915])+COUNTIF([.$P$2:.$P$501];[.X915])+COUNTIF([.$Q$2:.$Q$501];[.X915])+COUNTIF([.$R$2:.$R$501];[.X915])+COUNTIF([.$S$2:.$S$501];[.X915])+COUNTIF([.$T$2:.$T$501];[.X915])+COUNTIF([.$U$2:.$U$501];[.X91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ell</text:p>
          </table:table-cell>
          <table:table-cell table:formula="of:=COUNTIF([.$B$2:.$B$501];[.X916])+COUNTIF([.$C$2:.$C$501];[.X916])+COUNTIF([.$D$2:.$D$501];[.X916])+COUNTIF([.$E$2:.$E$501];[.X916])+COUNTIF([.$F$2:.$F$501];[.X916])+COUNTIF([.$G$2:.$G$501];[.X916])+COUNTIF([.$H$2:.$H$501];[.X916])+COUNTIF([.$I$2:.$I$501];[.X916])+COUNTIF([.$J$2:.$J$501];[.X916])+COUNTIF([.$K$2:.$K$501];[.X916])+COUNTIF([.$L$2:.$L$501];[.X916])+COUNTIF([.$M$2:.$M$501];[.X916])+COUNTIF([.$N$2:.$N$501];[.X916])+COUNTIF([.$O$2:.$O$501];[.X916])+COUNTIF([.$P$2:.$P$501];[.X916])+COUNTIF([.$Q$2:.$Q$501];[.X916])+COUNTIF([.$R$2:.$R$501];[.X916])+COUNTIF([.$S$2:.$S$501];[.X916])+COUNTIF([.$T$2:.$T$501];[.X916])+COUNTIF([.$U$2:.$U$501];[.X91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end message</text:p>
          </table:table-cell>
          <table:table-cell table:formula="of:=COUNTIF([.$B$2:.$B$501];[.X917])+COUNTIF([.$C$2:.$C$501];[.X917])+COUNTIF([.$D$2:.$D$501];[.X917])+COUNTIF([.$E$2:.$E$501];[.X917])+COUNTIF([.$F$2:.$F$501];[.X917])+COUNTIF([.$G$2:.$G$501];[.X917])+COUNTIF([.$H$2:.$H$501];[.X917])+COUNTIF([.$I$2:.$I$501];[.X917])+COUNTIF([.$J$2:.$J$501];[.X917])+COUNTIF([.$K$2:.$K$501];[.X917])+COUNTIF([.$L$2:.$L$501];[.X917])+COUNTIF([.$M$2:.$M$501];[.X917])+COUNTIF([.$N$2:.$N$501];[.X917])+COUNTIF([.$O$2:.$O$501];[.X917])+COUNTIF([.$P$2:.$P$501];[.X917])+COUNTIF([.$Q$2:.$Q$501];[.X917])+COUNTIF([.$R$2:.$R$501];[.X917])+COUNTIF([.$S$2:.$S$501];[.X917])+COUNTIF([.$T$2:.$T$501];[.X917])+COUNTIF([.$U$2:.$U$501];[.X91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epia</text:p>
          </table:table-cell>
          <table:table-cell table:formula="of:=COUNTIF([.$B$2:.$B$501];[.X918])+COUNTIF([.$C$2:.$C$501];[.X918])+COUNTIF([.$D$2:.$D$501];[.X918])+COUNTIF([.$E$2:.$E$501];[.X918])+COUNTIF([.$F$2:.$F$501];[.X918])+COUNTIF([.$G$2:.$G$501];[.X918])+COUNTIF([.$H$2:.$H$501];[.X918])+COUNTIF([.$I$2:.$I$501];[.X918])+COUNTIF([.$J$2:.$J$501];[.X918])+COUNTIF([.$K$2:.$K$501];[.X918])+COUNTIF([.$L$2:.$L$501];[.X918])+COUNTIF([.$M$2:.$M$501];[.X918])+COUNTIF([.$N$2:.$N$501];[.X918])+COUNTIF([.$O$2:.$O$501];[.X918])+COUNTIF([.$P$2:.$P$501];[.X918])+COUNTIF([.$Q$2:.$Q$501];[.X918])+COUNTIF([.$R$2:.$R$501];[.X918])+COUNTIF([.$S$2:.$S$501];[.X918])+COUNTIF([.$T$2:.$T$501];[.X918])+COUNTIF([.$U$2:.$U$501];[.X91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hark</text:p>
          </table:table-cell>
          <table:table-cell table:formula="of:=COUNTIF([.$B$2:.$B$501];[.X919])+COUNTIF([.$C$2:.$C$501];[.X919])+COUNTIF([.$D$2:.$D$501];[.X919])+COUNTIF([.$E$2:.$E$501];[.X919])+COUNTIF([.$F$2:.$F$501];[.X919])+COUNTIF([.$G$2:.$G$501];[.X919])+COUNTIF([.$H$2:.$H$501];[.X919])+COUNTIF([.$I$2:.$I$501];[.X919])+COUNTIF([.$J$2:.$J$501];[.X919])+COUNTIF([.$K$2:.$K$501];[.X919])+COUNTIF([.$L$2:.$L$501];[.X919])+COUNTIF([.$M$2:.$M$501];[.X919])+COUNTIF([.$N$2:.$N$501];[.X919])+COUNTIF([.$O$2:.$O$501];[.X919])+COUNTIF([.$P$2:.$P$501];[.X919])+COUNTIF([.$Q$2:.$Q$501];[.X919])+COUNTIF([.$R$2:.$R$501];[.X919])+COUNTIF([.$S$2:.$S$501];[.X919])+COUNTIF([.$T$2:.$T$501];[.X919])+COUNTIF([.$U$2:.$U$501];[.X91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hield</text:p>
          </table:table-cell>
          <table:table-cell table:formula="of:=COUNTIF([.$B$2:.$B$501];[.X920])+COUNTIF([.$C$2:.$C$501];[.X920])+COUNTIF([.$D$2:.$D$501];[.X920])+COUNTIF([.$E$2:.$E$501];[.X920])+COUNTIF([.$F$2:.$F$501];[.X920])+COUNTIF([.$G$2:.$G$501];[.X920])+COUNTIF([.$H$2:.$H$501];[.X920])+COUNTIF([.$I$2:.$I$501];[.X920])+COUNTIF([.$J$2:.$J$501];[.X920])+COUNTIF([.$K$2:.$K$501];[.X920])+COUNTIF([.$L$2:.$L$501];[.X920])+COUNTIF([.$M$2:.$M$501];[.X920])+COUNTIF([.$N$2:.$N$501];[.X920])+COUNTIF([.$O$2:.$O$501];[.X920])+COUNTIF([.$P$2:.$P$501];[.X920])+COUNTIF([.$Q$2:.$Q$501];[.X920])+COUNTIF([.$R$2:.$R$501];[.X920])+COUNTIF([.$S$2:.$S$501];[.X920])+COUNTIF([.$T$2:.$T$501];[.X920])+COUNTIF([.$U$2:.$U$501];[.X92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hirt</text:p>
          </table:table-cell>
          <table:table-cell table:formula="of:=COUNTIF([.$B$2:.$B$501];[.X921])+COUNTIF([.$C$2:.$C$501];[.X921])+COUNTIF([.$D$2:.$D$501];[.X921])+COUNTIF([.$E$2:.$E$501];[.X921])+COUNTIF([.$F$2:.$F$501];[.X921])+COUNTIF([.$G$2:.$G$501];[.X921])+COUNTIF([.$H$2:.$H$501];[.X921])+COUNTIF([.$I$2:.$I$501];[.X921])+COUNTIF([.$J$2:.$J$501];[.X921])+COUNTIF([.$K$2:.$K$501];[.X921])+COUNTIF([.$L$2:.$L$501];[.X921])+COUNTIF([.$M$2:.$M$501];[.X921])+COUNTIF([.$N$2:.$N$501];[.X921])+COUNTIF([.$O$2:.$O$501];[.X921])+COUNTIF([.$P$2:.$P$501];[.X921])+COUNTIF([.$Q$2:.$Q$501];[.X921])+COUNTIF([.$R$2:.$R$501];[.X921])+COUNTIF([.$S$2:.$S$501];[.X921])+COUNTIF([.$T$2:.$T$501];[.X921])+COUNTIF([.$U$2:.$U$501];[.X92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hop</text:p>
          </table:table-cell>
          <table:table-cell table:formula="of:=COUNTIF([.$B$2:.$B$501];[.X922])+COUNTIF([.$C$2:.$C$501];[.X922])+COUNTIF([.$D$2:.$D$501];[.X922])+COUNTIF([.$E$2:.$E$501];[.X922])+COUNTIF([.$F$2:.$F$501];[.X922])+COUNTIF([.$G$2:.$G$501];[.X922])+COUNTIF([.$H$2:.$H$501];[.X922])+COUNTIF([.$I$2:.$I$501];[.X922])+COUNTIF([.$J$2:.$J$501];[.X922])+COUNTIF([.$K$2:.$K$501];[.X922])+COUNTIF([.$L$2:.$L$501];[.X922])+COUNTIF([.$M$2:.$M$501];[.X922])+COUNTIF([.$N$2:.$N$501];[.X922])+COUNTIF([.$O$2:.$O$501];[.X922])+COUNTIF([.$P$2:.$P$501];[.X922])+COUNTIF([.$Q$2:.$Q$501];[.X922])+COUNTIF([.$R$2:.$R$501];[.X922])+COUNTIF([.$S$2:.$S$501];[.X922])+COUNTIF([.$T$2:.$T$501];[.X922])+COUNTIF([.$U$2:.$U$501];[.X92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hopping cart</text:p>
          </table:table-cell>
          <table:table-cell table:formula="of:=COUNTIF([.$B$2:.$B$501];[.X923])+COUNTIF([.$C$2:.$C$501];[.X923])+COUNTIF([.$D$2:.$D$501];[.X923])+COUNTIF([.$E$2:.$E$501];[.X923])+COUNTIF([.$F$2:.$F$501];[.X923])+COUNTIF([.$G$2:.$G$501];[.X923])+COUNTIF([.$H$2:.$H$501];[.X923])+COUNTIF([.$I$2:.$I$501];[.X923])+COUNTIF([.$J$2:.$J$501];[.X923])+COUNTIF([.$K$2:.$K$501];[.X923])+COUNTIF([.$L$2:.$L$501];[.X923])+COUNTIF([.$M$2:.$M$501];[.X923])+COUNTIF([.$N$2:.$N$501];[.X923])+COUNTIF([.$O$2:.$O$501];[.X923])+COUNTIF([.$P$2:.$P$501];[.X923])+COUNTIF([.$Q$2:.$Q$501];[.X923])+COUNTIF([.$R$2:.$R$501];[.X923])+COUNTIF([.$S$2:.$S$501];[.X923])+COUNTIF([.$T$2:.$T$501];[.X923])+COUNTIF([.$U$2:.$U$501];[.X92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how</text:p>
          </table:table-cell>
          <table:table-cell table:formula="of:=COUNTIF([.$B$2:.$B$501];[.X924])+COUNTIF([.$C$2:.$C$501];[.X924])+COUNTIF([.$D$2:.$D$501];[.X924])+COUNTIF([.$E$2:.$E$501];[.X924])+COUNTIF([.$F$2:.$F$501];[.X924])+COUNTIF([.$G$2:.$G$501];[.X924])+COUNTIF([.$H$2:.$H$501];[.X924])+COUNTIF([.$I$2:.$I$501];[.X924])+COUNTIF([.$J$2:.$J$501];[.X924])+COUNTIF([.$K$2:.$K$501];[.X924])+COUNTIF([.$L$2:.$L$501];[.X924])+COUNTIF([.$M$2:.$M$501];[.X924])+COUNTIF([.$N$2:.$N$501];[.X924])+COUNTIF([.$O$2:.$O$501];[.X924])+COUNTIF([.$P$2:.$P$501];[.X924])+COUNTIF([.$Q$2:.$Q$501];[.X924])+COUNTIF([.$R$2:.$R$501];[.X924])+COUNTIF([.$S$2:.$S$501];[.X924])+COUNTIF([.$T$2:.$T$501];[.X924])+COUNTIF([.$U$2:.$U$501];[.X92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huttle</text:p>
          </table:table-cell>
          <table:table-cell table:formula="of:=COUNTIF([.$B$2:.$B$501];[.X925])+COUNTIF([.$C$2:.$C$501];[.X925])+COUNTIF([.$D$2:.$D$501];[.X925])+COUNTIF([.$E$2:.$E$501];[.X925])+COUNTIF([.$F$2:.$F$501];[.X925])+COUNTIF([.$G$2:.$G$501];[.X925])+COUNTIF([.$H$2:.$H$501];[.X925])+COUNTIF([.$I$2:.$I$501];[.X925])+COUNTIF([.$J$2:.$J$501];[.X925])+COUNTIF([.$K$2:.$K$501];[.X925])+COUNTIF([.$L$2:.$L$501];[.X925])+COUNTIF([.$M$2:.$M$501];[.X925])+COUNTIF([.$N$2:.$N$501];[.X925])+COUNTIF([.$O$2:.$O$501];[.X925])+COUNTIF([.$P$2:.$P$501];[.X925])+COUNTIF([.$Q$2:.$Q$501];[.X925])+COUNTIF([.$R$2:.$R$501];[.X925])+COUNTIF([.$S$2:.$S$501];[.X925])+COUNTIF([.$T$2:.$T$501];[.X925])+COUNTIF([.$U$2:.$U$501];[.X92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ilk</text:p>
          </table:table-cell>
          <table:table-cell table:formula="of:=COUNTIF([.$B$2:.$B$501];[.X926])+COUNTIF([.$C$2:.$C$501];[.X926])+COUNTIF([.$D$2:.$D$501];[.X926])+COUNTIF([.$E$2:.$E$501];[.X926])+COUNTIF([.$F$2:.$F$501];[.X926])+COUNTIF([.$G$2:.$G$501];[.X926])+COUNTIF([.$H$2:.$H$501];[.X926])+COUNTIF([.$I$2:.$I$501];[.X926])+COUNTIF([.$J$2:.$J$501];[.X926])+COUNTIF([.$K$2:.$K$501];[.X926])+COUNTIF([.$L$2:.$L$501];[.X926])+COUNTIF([.$M$2:.$M$501];[.X926])+COUNTIF([.$N$2:.$N$501];[.X926])+COUNTIF([.$O$2:.$O$501];[.X926])+COUNTIF([.$P$2:.$P$501];[.X926])+COUNTIF([.$Q$2:.$Q$501];[.X926])+COUNTIF([.$R$2:.$R$501];[.X926])+COUNTIF([.$S$2:.$S$501];[.X926])+COUNTIF([.$T$2:.$T$501];[.X926])+COUNTIF([.$U$2:.$U$501];[.X92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implicity</text:p>
          </table:table-cell>
          <table:table-cell table:formula="of:=COUNTIF([.$B$2:.$B$501];[.X927])+COUNTIF([.$C$2:.$C$501];[.X927])+COUNTIF([.$D$2:.$D$501];[.X927])+COUNTIF([.$E$2:.$E$501];[.X927])+COUNTIF([.$F$2:.$F$501];[.X927])+COUNTIF([.$G$2:.$G$501];[.X927])+COUNTIF([.$H$2:.$H$501];[.X927])+COUNTIF([.$I$2:.$I$501];[.X927])+COUNTIF([.$J$2:.$J$501];[.X927])+COUNTIF([.$K$2:.$K$501];[.X927])+COUNTIF([.$L$2:.$L$501];[.X927])+COUNTIF([.$M$2:.$M$501];[.X927])+COUNTIF([.$N$2:.$N$501];[.X927])+COUNTIF([.$O$2:.$O$501];[.X927])+COUNTIF([.$P$2:.$P$501];[.X927])+COUNTIF([.$Q$2:.$Q$501];[.X927])+COUNTIF([.$R$2:.$R$501];[.X927])+COUNTIF([.$S$2:.$S$501];[.X927])+COUNTIF([.$T$2:.$T$501];[.X927])+COUNTIF([.$U$2:.$U$501];[.X92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kyline</text:p>
          </table:table-cell>
          <table:table-cell table:formula="of:=COUNTIF([.$B$2:.$B$501];[.X928])+COUNTIF([.$C$2:.$C$501];[.X928])+COUNTIF([.$D$2:.$D$501];[.X928])+COUNTIF([.$E$2:.$E$501];[.X928])+COUNTIF([.$F$2:.$F$501];[.X928])+COUNTIF([.$G$2:.$G$501];[.X928])+COUNTIF([.$H$2:.$H$501];[.X928])+COUNTIF([.$I$2:.$I$501];[.X928])+COUNTIF([.$J$2:.$J$501];[.X928])+COUNTIF([.$K$2:.$K$501];[.X928])+COUNTIF([.$L$2:.$L$501];[.X928])+COUNTIF([.$M$2:.$M$501];[.X928])+COUNTIF([.$N$2:.$N$501];[.X928])+COUNTIF([.$O$2:.$O$501];[.X928])+COUNTIF([.$P$2:.$P$501];[.X928])+COUNTIF([.$Q$2:.$Q$501];[.X928])+COUNTIF([.$R$2:.$R$501];[.X928])+COUNTIF([.$S$2:.$S$501];[.X928])+COUNTIF([.$T$2:.$T$501];[.X928])+COUNTIF([.$U$2:.$U$501];[.X92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lavery</text:p>
          </table:table-cell>
          <table:table-cell table:formula="of:=COUNTIF([.$B$2:.$B$501];[.X929])+COUNTIF([.$C$2:.$C$501];[.X929])+COUNTIF([.$D$2:.$D$501];[.X929])+COUNTIF([.$E$2:.$E$501];[.X929])+COUNTIF([.$F$2:.$F$501];[.X929])+COUNTIF([.$G$2:.$G$501];[.X929])+COUNTIF([.$H$2:.$H$501];[.X929])+COUNTIF([.$I$2:.$I$501];[.X929])+COUNTIF([.$J$2:.$J$501];[.X929])+COUNTIF([.$K$2:.$K$501];[.X929])+COUNTIF([.$L$2:.$L$501];[.X929])+COUNTIF([.$M$2:.$M$501];[.X929])+COUNTIF([.$N$2:.$N$501];[.X929])+COUNTIF([.$O$2:.$O$501];[.X929])+COUNTIF([.$P$2:.$P$501];[.X929])+COUNTIF([.$Q$2:.$Q$501];[.X929])+COUNTIF([.$R$2:.$R$501];[.X929])+COUNTIF([.$S$2:.$S$501];[.X929])+COUNTIF([.$T$2:.$T$501];[.X929])+COUNTIF([.$U$2:.$U$501];[.X92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ledge</text:p>
          </table:table-cell>
          <table:table-cell table:formula="of:=COUNTIF([.$B$2:.$B$501];[.X930])+COUNTIF([.$C$2:.$C$501];[.X930])+COUNTIF([.$D$2:.$D$501];[.X930])+COUNTIF([.$E$2:.$E$501];[.X930])+COUNTIF([.$F$2:.$F$501];[.X930])+COUNTIF([.$G$2:.$G$501];[.X930])+COUNTIF([.$H$2:.$H$501];[.X930])+COUNTIF([.$I$2:.$I$501];[.X930])+COUNTIF([.$J$2:.$J$501];[.X930])+COUNTIF([.$K$2:.$K$501];[.X930])+COUNTIF([.$L$2:.$L$501];[.X930])+COUNTIF([.$M$2:.$M$501];[.X930])+COUNTIF([.$N$2:.$N$501];[.X930])+COUNTIF([.$O$2:.$O$501];[.X930])+COUNTIF([.$P$2:.$P$501];[.X930])+COUNTIF([.$Q$2:.$Q$501];[.X930])+COUNTIF([.$R$2:.$R$501];[.X930])+COUNTIF([.$S$2:.$S$501];[.X930])+COUNTIF([.$T$2:.$T$501];[.X930])+COUNTIF([.$U$2:.$U$501];[.X93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lide</text:p>
          </table:table-cell>
          <table:table-cell table:formula="of:=COUNTIF([.$B$2:.$B$501];[.X931])+COUNTIF([.$C$2:.$C$501];[.X931])+COUNTIF([.$D$2:.$D$501];[.X931])+COUNTIF([.$E$2:.$E$501];[.X931])+COUNTIF([.$F$2:.$F$501];[.X931])+COUNTIF([.$G$2:.$G$501];[.X931])+COUNTIF([.$H$2:.$H$501];[.X931])+COUNTIF([.$I$2:.$I$501];[.X931])+COUNTIF([.$J$2:.$J$501];[.X931])+COUNTIF([.$K$2:.$K$501];[.X931])+COUNTIF([.$L$2:.$L$501];[.X931])+COUNTIF([.$M$2:.$M$501];[.X931])+COUNTIF([.$N$2:.$N$501];[.X931])+COUNTIF([.$O$2:.$O$501];[.X931])+COUNTIF([.$P$2:.$P$501];[.X931])+COUNTIF([.$Q$2:.$Q$501];[.X931])+COUNTIF([.$R$2:.$R$501];[.X931])+COUNTIF([.$S$2:.$S$501];[.X931])+COUNTIF([.$T$2:.$T$501];[.X931])+COUNTIF([.$U$2:.$U$501];[.X93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lot</text:p>
          </table:table-cell>
          <table:table-cell table:formula="of:=COUNTIF([.$B$2:.$B$501];[.X932])+COUNTIF([.$C$2:.$C$501];[.X932])+COUNTIF([.$D$2:.$D$501];[.X932])+COUNTIF([.$E$2:.$E$501];[.X932])+COUNTIF([.$F$2:.$F$501];[.X932])+COUNTIF([.$G$2:.$G$501];[.X932])+COUNTIF([.$H$2:.$H$501];[.X932])+COUNTIF([.$I$2:.$I$501];[.X932])+COUNTIF([.$J$2:.$J$501];[.X932])+COUNTIF([.$K$2:.$K$501];[.X932])+COUNTIF([.$L$2:.$L$501];[.X932])+COUNTIF([.$M$2:.$M$501];[.X932])+COUNTIF([.$N$2:.$N$501];[.X932])+COUNTIF([.$O$2:.$O$501];[.X932])+COUNTIF([.$P$2:.$P$501];[.X932])+COUNTIF([.$Q$2:.$Q$501];[.X932])+COUNTIF([.$R$2:.$R$501];[.X932])+COUNTIF([.$S$2:.$S$501];[.X932])+COUNTIF([.$T$2:.$T$501];[.X932])+COUNTIF([.$U$2:.$U$501];[.X93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mile</text:p>
          </table:table-cell>
          <table:table-cell table:formula="of:=COUNTIF([.$B$2:.$B$501];[.X933])+COUNTIF([.$C$2:.$C$501];[.X933])+COUNTIF([.$D$2:.$D$501];[.X933])+COUNTIF([.$E$2:.$E$501];[.X933])+COUNTIF([.$F$2:.$F$501];[.X933])+COUNTIF([.$G$2:.$G$501];[.X933])+COUNTIF([.$H$2:.$H$501];[.X933])+COUNTIF([.$I$2:.$I$501];[.X933])+COUNTIF([.$J$2:.$J$501];[.X933])+COUNTIF([.$K$2:.$K$501];[.X933])+COUNTIF([.$L$2:.$L$501];[.X933])+COUNTIF([.$M$2:.$M$501];[.X933])+COUNTIF([.$N$2:.$N$501];[.X933])+COUNTIF([.$O$2:.$O$501];[.X933])+COUNTIF([.$P$2:.$P$501];[.X933])+COUNTIF([.$Q$2:.$Q$501];[.X933])+COUNTIF([.$R$2:.$R$501];[.X933])+COUNTIF([.$S$2:.$S$501];[.X933])+COUNTIF([.$T$2:.$T$501];[.X933])+COUNTIF([.$U$2:.$U$501];[.X93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mog</text:p>
          </table:table-cell>
          <table:table-cell table:formula="of:=COUNTIF([.$B$2:.$B$501];[.X934])+COUNTIF([.$C$2:.$C$501];[.X934])+COUNTIF([.$D$2:.$D$501];[.X934])+COUNTIF([.$E$2:.$E$501];[.X934])+COUNTIF([.$F$2:.$F$501];[.X934])+COUNTIF([.$G$2:.$G$501];[.X934])+COUNTIF([.$H$2:.$H$501];[.X934])+COUNTIF([.$I$2:.$I$501];[.X934])+COUNTIF([.$J$2:.$J$501];[.X934])+COUNTIF([.$K$2:.$K$501];[.X934])+COUNTIF([.$L$2:.$L$501];[.X934])+COUNTIF([.$M$2:.$M$501];[.X934])+COUNTIF([.$N$2:.$N$501];[.X934])+COUNTIF([.$O$2:.$O$501];[.X934])+COUNTIF([.$P$2:.$P$501];[.X934])+COUNTIF([.$Q$2:.$Q$501];[.X934])+COUNTIF([.$R$2:.$R$501];[.X934])+COUNTIF([.$S$2:.$S$501];[.X934])+COUNTIF([.$T$2:.$T$501];[.X934])+COUNTIF([.$U$2:.$U$501];[.X93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mooth</text:p>
          </table:table-cell>
          <table:table-cell table:formula="of:=COUNTIF([.$B$2:.$B$501];[.X935])+COUNTIF([.$C$2:.$C$501];[.X935])+COUNTIF([.$D$2:.$D$501];[.X935])+COUNTIF([.$E$2:.$E$501];[.X935])+COUNTIF([.$F$2:.$F$501];[.X935])+COUNTIF([.$G$2:.$G$501];[.X935])+COUNTIF([.$H$2:.$H$501];[.X935])+COUNTIF([.$I$2:.$I$501];[.X935])+COUNTIF([.$J$2:.$J$501];[.X935])+COUNTIF([.$K$2:.$K$501];[.X935])+COUNTIF([.$L$2:.$L$501];[.X935])+COUNTIF([.$M$2:.$M$501];[.X935])+COUNTIF([.$N$2:.$N$501];[.X935])+COUNTIF([.$O$2:.$O$501];[.X935])+COUNTIF([.$P$2:.$P$501];[.X935])+COUNTIF([.$Q$2:.$Q$501];[.X935])+COUNTIF([.$R$2:.$R$501];[.X935])+COUNTIF([.$S$2:.$S$501];[.X935])+COUNTIF([.$T$2:.$T$501];[.X935])+COUNTIF([.$U$2:.$U$501];[.X93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norkeling</text:p>
          </table:table-cell>
          <table:table-cell table:formula="of:=COUNTIF([.$B$2:.$B$501];[.X936])+COUNTIF([.$C$2:.$C$501];[.X936])+COUNTIF([.$D$2:.$D$501];[.X936])+COUNTIF([.$E$2:.$E$501];[.X936])+COUNTIF([.$F$2:.$F$501];[.X936])+COUNTIF([.$G$2:.$G$501];[.X936])+COUNTIF([.$H$2:.$H$501];[.X936])+COUNTIF([.$I$2:.$I$501];[.X936])+COUNTIF([.$J$2:.$J$501];[.X936])+COUNTIF([.$K$2:.$K$501];[.X936])+COUNTIF([.$L$2:.$L$501];[.X936])+COUNTIF([.$M$2:.$M$501];[.X936])+COUNTIF([.$N$2:.$N$501];[.X936])+COUNTIF([.$O$2:.$O$501];[.X936])+COUNTIF([.$P$2:.$P$501];[.X936])+COUNTIF([.$Q$2:.$Q$501];[.X936])+COUNTIF([.$R$2:.$R$501];[.X936])+COUNTIF([.$S$2:.$S$501];[.X936])+COUNTIF([.$T$2:.$T$501];[.X936])+COUNTIF([.$U$2:.$U$501];[.X93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nowflake</text:p>
          </table:table-cell>
          <table:table-cell table:formula="of:=COUNTIF([.$B$2:.$B$501];[.X937])+COUNTIF([.$C$2:.$C$501];[.X937])+COUNTIF([.$D$2:.$D$501];[.X937])+COUNTIF([.$E$2:.$E$501];[.X937])+COUNTIF([.$F$2:.$F$501];[.X937])+COUNTIF([.$G$2:.$G$501];[.X937])+COUNTIF([.$H$2:.$H$501];[.X937])+COUNTIF([.$I$2:.$I$501];[.X937])+COUNTIF([.$J$2:.$J$501];[.X937])+COUNTIF([.$K$2:.$K$501];[.X937])+COUNTIF([.$L$2:.$L$501];[.X937])+COUNTIF([.$M$2:.$M$501];[.X937])+COUNTIF([.$N$2:.$N$501];[.X937])+COUNTIF([.$O$2:.$O$501];[.X937])+COUNTIF([.$P$2:.$P$501];[.X937])+COUNTIF([.$Q$2:.$Q$501];[.X937])+COUNTIF([.$R$2:.$R$501];[.X937])+COUNTIF([.$S$2:.$S$501];[.X937])+COUNTIF([.$T$2:.$T$501];[.X937])+COUNTIF([.$U$2:.$U$501];[.X93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nowman</text:p>
          </table:table-cell>
          <table:table-cell table:formula="of:=COUNTIF([.$B$2:.$B$501];[.X938])+COUNTIF([.$C$2:.$C$501];[.X938])+COUNTIF([.$D$2:.$D$501];[.X938])+COUNTIF([.$E$2:.$E$501];[.X938])+COUNTIF([.$F$2:.$F$501];[.X938])+COUNTIF([.$G$2:.$G$501];[.X938])+COUNTIF([.$H$2:.$H$501];[.X938])+COUNTIF([.$I$2:.$I$501];[.X938])+COUNTIF([.$J$2:.$J$501];[.X938])+COUNTIF([.$K$2:.$K$501];[.X938])+COUNTIF([.$L$2:.$L$501];[.X938])+COUNTIF([.$M$2:.$M$501];[.X938])+COUNTIF([.$N$2:.$N$501];[.X938])+COUNTIF([.$O$2:.$O$501];[.X938])+COUNTIF([.$P$2:.$P$501];[.X938])+COUNTIF([.$Q$2:.$Q$501];[.X938])+COUNTIF([.$R$2:.$R$501];[.X938])+COUNTIF([.$S$2:.$S$501];[.X938])+COUNTIF([.$T$2:.$T$501];[.X938])+COUNTIF([.$U$2:.$U$501];[.X93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ocket</text:p>
          </table:table-cell>
          <table:table-cell table:formula="of:=COUNTIF([.$B$2:.$B$501];[.X939])+COUNTIF([.$C$2:.$C$501];[.X939])+COUNTIF([.$D$2:.$D$501];[.X939])+COUNTIF([.$E$2:.$E$501];[.X939])+COUNTIF([.$F$2:.$F$501];[.X939])+COUNTIF([.$G$2:.$G$501];[.X939])+COUNTIF([.$H$2:.$H$501];[.X939])+COUNTIF([.$I$2:.$I$501];[.X939])+COUNTIF([.$J$2:.$J$501];[.X939])+COUNTIF([.$K$2:.$K$501];[.X939])+COUNTIF([.$L$2:.$L$501];[.X939])+COUNTIF([.$M$2:.$M$501];[.X939])+COUNTIF([.$N$2:.$N$501];[.X939])+COUNTIF([.$O$2:.$O$501];[.X939])+COUNTIF([.$P$2:.$P$501];[.X939])+COUNTIF([.$Q$2:.$Q$501];[.X939])+COUNTIF([.$R$2:.$R$501];[.X939])+COUNTIF([.$S$2:.$S$501];[.X939])+COUNTIF([.$T$2:.$T$501];[.X939])+COUNTIF([.$U$2:.$U$501];[.X93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oldier</text:p>
          </table:table-cell>
          <table:table-cell table:formula="of:=COUNTIF([.$B$2:.$B$501];[.X940])+COUNTIF([.$C$2:.$C$501];[.X940])+COUNTIF([.$D$2:.$D$501];[.X940])+COUNTIF([.$E$2:.$E$501];[.X940])+COUNTIF([.$F$2:.$F$501];[.X940])+COUNTIF([.$G$2:.$G$501];[.X940])+COUNTIF([.$H$2:.$H$501];[.X940])+COUNTIF([.$I$2:.$I$501];[.X940])+COUNTIF([.$J$2:.$J$501];[.X940])+COUNTIF([.$K$2:.$K$501];[.X940])+COUNTIF([.$L$2:.$L$501];[.X940])+COUNTIF([.$M$2:.$M$501];[.X940])+COUNTIF([.$N$2:.$N$501];[.X940])+COUNTIF([.$O$2:.$O$501];[.X940])+COUNTIF([.$P$2:.$P$501];[.X940])+COUNTIF([.$Q$2:.$Q$501];[.X940])+COUNTIF([.$R$2:.$R$501];[.X940])+COUNTIF([.$S$2:.$S$501];[.X940])+COUNTIF([.$T$2:.$T$501];[.X940])+COUNTIF([.$U$2:.$U$501];[.X94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olo</text:p>
          </table:table-cell>
          <table:table-cell table:formula="of:=COUNTIF([.$B$2:.$B$501];[.X941])+COUNTIF([.$C$2:.$C$501];[.X941])+COUNTIF([.$D$2:.$D$501];[.X941])+COUNTIF([.$E$2:.$E$501];[.X941])+COUNTIF([.$F$2:.$F$501];[.X941])+COUNTIF([.$G$2:.$G$501];[.X941])+COUNTIF([.$H$2:.$H$501];[.X941])+COUNTIF([.$I$2:.$I$501];[.X941])+COUNTIF([.$J$2:.$J$501];[.X941])+COUNTIF([.$K$2:.$K$501];[.X941])+COUNTIF([.$L$2:.$L$501];[.X941])+COUNTIF([.$M$2:.$M$501];[.X941])+COUNTIF([.$N$2:.$N$501];[.X941])+COUNTIF([.$O$2:.$O$501];[.X941])+COUNTIF([.$P$2:.$P$501];[.X941])+COUNTIF([.$Q$2:.$Q$501];[.X941])+COUNTIF([.$R$2:.$R$501];[.X941])+COUNTIF([.$S$2:.$S$501];[.X941])+COUNTIF([.$T$2:.$T$501];[.X941])+COUNTIF([.$U$2:.$U$501];[.X94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olution</text:p>
          </table:table-cell>
          <table:table-cell table:formula="of:=COUNTIF([.$B$2:.$B$501];[.X942])+COUNTIF([.$C$2:.$C$501];[.X942])+COUNTIF([.$D$2:.$D$501];[.X942])+COUNTIF([.$E$2:.$E$501];[.X942])+COUNTIF([.$F$2:.$F$501];[.X942])+COUNTIF([.$G$2:.$G$501];[.X942])+COUNTIF([.$H$2:.$H$501];[.X942])+COUNTIF([.$I$2:.$I$501];[.X942])+COUNTIF([.$J$2:.$J$501];[.X942])+COUNTIF([.$K$2:.$K$501];[.X942])+COUNTIF([.$L$2:.$L$501];[.X942])+COUNTIF([.$M$2:.$M$501];[.X942])+COUNTIF([.$N$2:.$N$501];[.X942])+COUNTIF([.$O$2:.$O$501];[.X942])+COUNTIF([.$P$2:.$P$501];[.X942])+COUNTIF([.$Q$2:.$Q$501];[.X942])+COUNTIF([.$R$2:.$R$501];[.X942])+COUNTIF([.$S$2:.$S$501];[.X942])+COUNTIF([.$T$2:.$T$501];[.X942])+COUNTIF([.$U$2:.$U$501];[.X94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on</text:p>
          </table:table-cell>
          <table:table-cell table:formula="of:=COUNTIF([.$B$2:.$B$501];[.X943])+COUNTIF([.$C$2:.$C$501];[.X943])+COUNTIF([.$D$2:.$D$501];[.X943])+COUNTIF([.$E$2:.$E$501];[.X943])+COUNTIF([.$F$2:.$F$501];[.X943])+COUNTIF([.$G$2:.$G$501];[.X943])+COUNTIF([.$H$2:.$H$501];[.X943])+COUNTIF([.$I$2:.$I$501];[.X943])+COUNTIF([.$J$2:.$J$501];[.X943])+COUNTIF([.$K$2:.$K$501];[.X943])+COUNTIF([.$L$2:.$L$501];[.X943])+COUNTIF([.$M$2:.$M$501];[.X943])+COUNTIF([.$N$2:.$N$501];[.X943])+COUNTIF([.$O$2:.$O$501];[.X943])+COUNTIF([.$P$2:.$P$501];[.X943])+COUNTIF([.$Q$2:.$Q$501];[.X943])+COUNTIF([.$R$2:.$R$501];[.X943])+COUNTIF([.$S$2:.$S$501];[.X943])+COUNTIF([.$T$2:.$T$501];[.X943])+COUNTIF([.$U$2:.$U$501];[.X94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ong</text:p>
          </table:table-cell>
          <table:table-cell table:formula="of:=COUNTIF([.$B$2:.$B$501];[.X944])+COUNTIF([.$C$2:.$C$501];[.X944])+COUNTIF([.$D$2:.$D$501];[.X944])+COUNTIF([.$E$2:.$E$501];[.X944])+COUNTIF([.$F$2:.$F$501];[.X944])+COUNTIF([.$G$2:.$G$501];[.X944])+COUNTIF([.$H$2:.$H$501];[.X944])+COUNTIF([.$I$2:.$I$501];[.X944])+COUNTIF([.$J$2:.$J$501];[.X944])+COUNTIF([.$K$2:.$K$501];[.X944])+COUNTIF([.$L$2:.$L$501];[.X944])+COUNTIF([.$M$2:.$M$501];[.X944])+COUNTIF([.$N$2:.$N$501];[.X944])+COUNTIF([.$O$2:.$O$501];[.X944])+COUNTIF([.$P$2:.$P$501];[.X944])+COUNTIF([.$Q$2:.$Q$501];[.X944])+COUNTIF([.$R$2:.$R$501];[.X944])+COUNTIF([.$S$2:.$S$501];[.X944])+COUNTIF([.$T$2:.$T$501];[.X944])+COUNTIF([.$U$2:.$U$501];[.X94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pacecraft</text:p>
          </table:table-cell>
          <table:table-cell table:formula="of:=COUNTIF([.$B$2:.$B$501];[.X945])+COUNTIF([.$C$2:.$C$501];[.X945])+COUNTIF([.$D$2:.$D$501];[.X945])+COUNTIF([.$E$2:.$E$501];[.X945])+COUNTIF([.$F$2:.$F$501];[.X945])+COUNTIF([.$G$2:.$G$501];[.X945])+COUNTIF([.$H$2:.$H$501];[.X945])+COUNTIF([.$I$2:.$I$501];[.X945])+COUNTIF([.$J$2:.$J$501];[.X945])+COUNTIF([.$K$2:.$K$501];[.X945])+COUNTIF([.$L$2:.$L$501];[.X945])+COUNTIF([.$M$2:.$M$501];[.X945])+COUNTIF([.$N$2:.$N$501];[.X945])+COUNTIF([.$O$2:.$O$501];[.X945])+COUNTIF([.$P$2:.$P$501];[.X945])+COUNTIF([.$Q$2:.$Q$501];[.X945])+COUNTIF([.$R$2:.$R$501];[.X945])+COUNTIF([.$S$2:.$S$501];[.X945])+COUNTIF([.$T$2:.$T$501];[.X945])+COUNTIF([.$U$2:.$U$501];[.X94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paceship</text:p>
          </table:table-cell>
          <table:table-cell table:formula="of:=COUNTIF([.$B$2:.$B$501];[.X946])+COUNTIF([.$C$2:.$C$501];[.X946])+COUNTIF([.$D$2:.$D$501];[.X946])+COUNTIF([.$E$2:.$E$501];[.X946])+COUNTIF([.$F$2:.$F$501];[.X946])+COUNTIF([.$G$2:.$G$501];[.X946])+COUNTIF([.$H$2:.$H$501];[.X946])+COUNTIF([.$I$2:.$I$501];[.X946])+COUNTIF([.$J$2:.$J$501];[.X946])+COUNTIF([.$K$2:.$K$501];[.X946])+COUNTIF([.$L$2:.$L$501];[.X946])+COUNTIF([.$M$2:.$M$501];[.X946])+COUNTIF([.$N$2:.$N$501];[.X946])+COUNTIF([.$O$2:.$O$501];[.X946])+COUNTIF([.$P$2:.$P$501];[.X946])+COUNTIF([.$Q$2:.$Q$501];[.X946])+COUNTIF([.$R$2:.$R$501];[.X946])+COUNTIF([.$S$2:.$S$501];[.X946])+COUNTIF([.$T$2:.$T$501];[.X946])+COUNTIF([.$U$2:.$U$501];[.X94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peed</text:p>
          </table:table-cell>
          <table:table-cell table:formula="of:=COUNTIF([.$B$2:.$B$501];[.X947])+COUNTIF([.$C$2:.$C$501];[.X947])+COUNTIF([.$D$2:.$D$501];[.X947])+COUNTIF([.$E$2:.$E$501];[.X947])+COUNTIF([.$F$2:.$F$501];[.X947])+COUNTIF([.$G$2:.$G$501];[.X947])+COUNTIF([.$H$2:.$H$501];[.X947])+COUNTIF([.$I$2:.$I$501];[.X947])+COUNTIF([.$J$2:.$J$501];[.X947])+COUNTIF([.$K$2:.$K$501];[.X947])+COUNTIF([.$L$2:.$L$501];[.X947])+COUNTIF([.$M$2:.$M$501];[.X947])+COUNTIF([.$N$2:.$N$501];[.X947])+COUNTIF([.$O$2:.$O$501];[.X947])+COUNTIF([.$P$2:.$P$501];[.X947])+COUNTIF([.$Q$2:.$Q$501];[.X947])+COUNTIF([.$R$2:.$R$501];[.X947])+COUNTIF([.$S$2:.$S$501];[.X947])+COUNTIF([.$T$2:.$T$501];[.X947])+COUNTIF([.$U$2:.$U$501];[.X94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piral</text:p>
          </table:table-cell>
          <table:table-cell table:formula="of:=COUNTIF([.$B$2:.$B$501];[.X948])+COUNTIF([.$C$2:.$C$501];[.X948])+COUNTIF([.$D$2:.$D$501];[.X948])+COUNTIF([.$E$2:.$E$501];[.X948])+COUNTIF([.$F$2:.$F$501];[.X948])+COUNTIF([.$G$2:.$G$501];[.X948])+COUNTIF([.$H$2:.$H$501];[.X948])+COUNTIF([.$I$2:.$I$501];[.X948])+COUNTIF([.$J$2:.$J$501];[.X948])+COUNTIF([.$K$2:.$K$501];[.X948])+COUNTIF([.$L$2:.$L$501];[.X948])+COUNTIF([.$M$2:.$M$501];[.X948])+COUNTIF([.$N$2:.$N$501];[.X948])+COUNTIF([.$O$2:.$O$501];[.X948])+COUNTIF([.$P$2:.$P$501];[.X948])+COUNTIF([.$Q$2:.$Q$501];[.X948])+COUNTIF([.$R$2:.$R$501];[.X948])+COUNTIF([.$S$2:.$S$501];[.X948])+COUNTIF([.$T$2:.$T$501];[.X948])+COUNTIF([.$U$2:.$U$501];[.X94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ports equipment</text:p>
          </table:table-cell>
          <table:table-cell table:formula="of:=COUNTIF([.$B$2:.$B$501];[.X949])+COUNTIF([.$C$2:.$C$501];[.X949])+COUNTIF([.$D$2:.$D$501];[.X949])+COUNTIF([.$E$2:.$E$501];[.X949])+COUNTIF([.$F$2:.$F$501];[.X949])+COUNTIF([.$G$2:.$G$501];[.X949])+COUNTIF([.$H$2:.$H$501];[.X949])+COUNTIF([.$I$2:.$I$501];[.X949])+COUNTIF([.$J$2:.$J$501];[.X949])+COUNTIF([.$K$2:.$K$501];[.X949])+COUNTIF([.$L$2:.$L$501];[.X949])+COUNTIF([.$M$2:.$M$501];[.X949])+COUNTIF([.$N$2:.$N$501];[.X949])+COUNTIF([.$O$2:.$O$501];[.X949])+COUNTIF([.$P$2:.$P$501];[.X949])+COUNTIF([.$Q$2:.$Q$501];[.X949])+COUNTIF([.$R$2:.$R$501];[.X949])+COUNTIF([.$S$2:.$S$501];[.X949])+COUNTIF([.$T$2:.$T$501];[.X949])+COUNTIF([.$U$2:.$U$501];[.X94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ports fan</text:p>
          </table:table-cell>
          <table:table-cell table:formula="of:=COUNTIF([.$B$2:.$B$501];[.X950])+COUNTIF([.$C$2:.$C$501];[.X950])+COUNTIF([.$D$2:.$D$501];[.X950])+COUNTIF([.$E$2:.$E$501];[.X950])+COUNTIF([.$F$2:.$F$501];[.X950])+COUNTIF([.$G$2:.$G$501];[.X950])+COUNTIF([.$H$2:.$H$501];[.X950])+COUNTIF([.$I$2:.$I$501];[.X950])+COUNTIF([.$J$2:.$J$501];[.X950])+COUNTIF([.$K$2:.$K$501];[.X950])+COUNTIF([.$L$2:.$L$501];[.X950])+COUNTIF([.$M$2:.$M$501];[.X950])+COUNTIF([.$N$2:.$N$501];[.X950])+COUNTIF([.$O$2:.$O$501];[.X950])+COUNTIF([.$P$2:.$P$501];[.X950])+COUNTIF([.$Q$2:.$Q$501];[.X950])+COUNTIF([.$R$2:.$R$501];[.X950])+COUNTIF([.$S$2:.$S$501];[.X950])+COUNTIF([.$T$2:.$T$501];[.X950])+COUNTIF([.$U$2:.$U$501];[.X95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tationary</text:p>
          </table:table-cell>
          <table:table-cell table:formula="of:=COUNTIF([.$B$2:.$B$501];[.X951])+COUNTIF([.$C$2:.$C$501];[.X951])+COUNTIF([.$D$2:.$D$501];[.X951])+COUNTIF([.$E$2:.$E$501];[.X951])+COUNTIF([.$F$2:.$F$501];[.X951])+COUNTIF([.$G$2:.$G$501];[.X951])+COUNTIF([.$H$2:.$H$501];[.X951])+COUNTIF([.$I$2:.$I$501];[.X951])+COUNTIF([.$J$2:.$J$501];[.X951])+COUNTIF([.$K$2:.$K$501];[.X951])+COUNTIF([.$L$2:.$L$501];[.X951])+COUNTIF([.$M$2:.$M$501];[.X951])+COUNTIF([.$N$2:.$N$501];[.X951])+COUNTIF([.$O$2:.$O$501];[.X951])+COUNTIF([.$P$2:.$P$501];[.X951])+COUNTIF([.$Q$2:.$Q$501];[.X951])+COUNTIF([.$R$2:.$R$501];[.X951])+COUNTIF([.$S$2:.$S$501];[.X951])+COUNTIF([.$T$2:.$T$501];[.X951])+COUNTIF([.$U$2:.$U$501];[.X95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tatue</text:p>
          </table:table-cell>
          <table:table-cell table:formula="of:=COUNTIF([.$B$2:.$B$501];[.X952])+COUNTIF([.$C$2:.$C$501];[.X952])+COUNTIF([.$D$2:.$D$501];[.X952])+COUNTIF([.$E$2:.$E$501];[.X952])+COUNTIF([.$F$2:.$F$501];[.X952])+COUNTIF([.$G$2:.$G$501];[.X952])+COUNTIF([.$H$2:.$H$501];[.X952])+COUNTIF([.$I$2:.$I$501];[.X952])+COUNTIF([.$J$2:.$J$501];[.X952])+COUNTIF([.$K$2:.$K$501];[.X952])+COUNTIF([.$L$2:.$L$501];[.X952])+COUNTIF([.$M$2:.$M$501];[.X952])+COUNTIF([.$N$2:.$N$501];[.X952])+COUNTIF([.$O$2:.$O$501];[.X952])+COUNTIF([.$P$2:.$P$501];[.X952])+COUNTIF([.$Q$2:.$Q$501];[.X952])+COUNTIF([.$R$2:.$R$501];[.X952])+COUNTIF([.$S$2:.$S$501];[.X952])+COUNTIF([.$T$2:.$T$501];[.X952])+COUNTIF([.$U$2:.$U$501];[.X95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team</text:p>
          </table:table-cell>
          <table:table-cell table:formula="of:=COUNTIF([.$B$2:.$B$501];[.X953])+COUNTIF([.$C$2:.$C$501];[.X953])+COUNTIF([.$D$2:.$D$501];[.X953])+COUNTIF([.$E$2:.$E$501];[.X953])+COUNTIF([.$F$2:.$F$501];[.X953])+COUNTIF([.$G$2:.$G$501];[.X953])+COUNTIF([.$H$2:.$H$501];[.X953])+COUNTIF([.$I$2:.$I$501];[.X953])+COUNTIF([.$J$2:.$J$501];[.X953])+COUNTIF([.$K$2:.$K$501];[.X953])+COUNTIF([.$L$2:.$L$501];[.X953])+COUNTIF([.$M$2:.$M$501];[.X953])+COUNTIF([.$N$2:.$N$501];[.X953])+COUNTIF([.$O$2:.$O$501];[.X953])+COUNTIF([.$P$2:.$P$501];[.X953])+COUNTIF([.$Q$2:.$Q$501];[.X953])+COUNTIF([.$R$2:.$R$501];[.X953])+COUNTIF([.$S$2:.$S$501];[.X953])+COUNTIF([.$T$2:.$T$501];[.X953])+COUNTIF([.$U$2:.$U$501];[.X95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tep</text:p>
          </table:table-cell>
          <table:table-cell table:formula="of:=COUNTIF([.$B$2:.$B$501];[.X954])+COUNTIF([.$C$2:.$C$501];[.X954])+COUNTIF([.$D$2:.$D$501];[.X954])+COUNTIF([.$E$2:.$E$501];[.X954])+COUNTIF([.$F$2:.$F$501];[.X954])+COUNTIF([.$G$2:.$G$501];[.X954])+COUNTIF([.$H$2:.$H$501];[.X954])+COUNTIF([.$I$2:.$I$501];[.X954])+COUNTIF([.$J$2:.$J$501];[.X954])+COUNTIF([.$K$2:.$K$501];[.X954])+COUNTIF([.$L$2:.$L$501];[.X954])+COUNTIF([.$M$2:.$M$501];[.X954])+COUNTIF([.$N$2:.$N$501];[.X954])+COUNTIF([.$O$2:.$O$501];[.X954])+COUNTIF([.$P$2:.$P$501];[.X954])+COUNTIF([.$Q$2:.$Q$501];[.X954])+COUNTIF([.$R$2:.$R$501];[.X954])+COUNTIF([.$S$2:.$S$501];[.X954])+COUNTIF([.$T$2:.$T$501];[.X954])+COUNTIF([.$U$2:.$U$501];[.X95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tone</text:p>
          </table:table-cell>
          <table:table-cell table:formula="of:=COUNTIF([.$B$2:.$B$501];[.X955])+COUNTIF([.$C$2:.$C$501];[.X955])+COUNTIF([.$D$2:.$D$501];[.X955])+COUNTIF([.$E$2:.$E$501];[.X955])+COUNTIF([.$F$2:.$F$501];[.X955])+COUNTIF([.$G$2:.$G$501];[.X955])+COUNTIF([.$H$2:.$H$501];[.X955])+COUNTIF([.$I$2:.$I$501];[.X955])+COUNTIF([.$J$2:.$J$501];[.X955])+COUNTIF([.$K$2:.$K$501];[.X955])+COUNTIF([.$L$2:.$L$501];[.X955])+COUNTIF([.$M$2:.$M$501];[.X955])+COUNTIF([.$N$2:.$N$501];[.X955])+COUNTIF([.$O$2:.$O$501];[.X955])+COUNTIF([.$P$2:.$P$501];[.X955])+COUNTIF([.$Q$2:.$Q$501];[.X955])+COUNTIF([.$R$2:.$R$501];[.X955])+COUNTIF([.$S$2:.$S$501];[.X955])+COUNTIF([.$T$2:.$T$501];[.X955])+COUNTIF([.$U$2:.$U$501];[.X95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topper</text:p>
          </table:table-cell>
          <table:table-cell table:formula="of:=COUNTIF([.$B$2:.$B$501];[.X956])+COUNTIF([.$C$2:.$C$501];[.X956])+COUNTIF([.$D$2:.$D$501];[.X956])+COUNTIF([.$E$2:.$E$501];[.X956])+COUNTIF([.$F$2:.$F$501];[.X956])+COUNTIF([.$G$2:.$G$501];[.X956])+COUNTIF([.$H$2:.$H$501];[.X956])+COUNTIF([.$I$2:.$I$501];[.X956])+COUNTIF([.$J$2:.$J$501];[.X956])+COUNTIF([.$K$2:.$K$501];[.X956])+COUNTIF([.$L$2:.$L$501];[.X956])+COUNTIF([.$M$2:.$M$501];[.X956])+COUNTIF([.$N$2:.$N$501];[.X956])+COUNTIF([.$O$2:.$O$501];[.X956])+COUNTIF([.$P$2:.$P$501];[.X956])+COUNTIF([.$Q$2:.$Q$501];[.X956])+COUNTIF([.$R$2:.$R$501];[.X956])+COUNTIF([.$S$2:.$S$501];[.X956])+COUNTIF([.$T$2:.$T$501];[.X956])+COUNTIF([.$U$2:.$U$501];[.X95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torage</text:p>
          </table:table-cell>
          <table:table-cell table:formula="of:=COUNTIF([.$B$2:.$B$501];[.X957])+COUNTIF([.$C$2:.$C$501];[.X957])+COUNTIF([.$D$2:.$D$501];[.X957])+COUNTIF([.$E$2:.$E$501];[.X957])+COUNTIF([.$F$2:.$F$501];[.X957])+COUNTIF([.$G$2:.$G$501];[.X957])+COUNTIF([.$H$2:.$H$501];[.X957])+COUNTIF([.$I$2:.$I$501];[.X957])+COUNTIF([.$J$2:.$J$501];[.X957])+COUNTIF([.$K$2:.$K$501];[.X957])+COUNTIF([.$L$2:.$L$501];[.X957])+COUNTIF([.$M$2:.$M$501];[.X957])+COUNTIF([.$N$2:.$N$501];[.X957])+COUNTIF([.$O$2:.$O$501];[.X957])+COUNTIF([.$P$2:.$P$501];[.X957])+COUNTIF([.$Q$2:.$Q$501];[.X957])+COUNTIF([.$R$2:.$R$501];[.X957])+COUNTIF([.$S$2:.$S$501];[.X957])+COUNTIF([.$T$2:.$T$501];[.X957])+COUNTIF([.$U$2:.$U$501];[.X95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torm</text:p>
          </table:table-cell>
          <table:table-cell table:formula="of:=COUNTIF([.$B$2:.$B$501];[.X958])+COUNTIF([.$C$2:.$C$501];[.X958])+COUNTIF([.$D$2:.$D$501];[.X958])+COUNTIF([.$E$2:.$E$501];[.X958])+COUNTIF([.$F$2:.$F$501];[.X958])+COUNTIF([.$G$2:.$G$501];[.X958])+COUNTIF([.$H$2:.$H$501];[.X958])+COUNTIF([.$I$2:.$I$501];[.X958])+COUNTIF([.$J$2:.$J$501];[.X958])+COUNTIF([.$K$2:.$K$501];[.X958])+COUNTIF([.$L$2:.$L$501];[.X958])+COUNTIF([.$M$2:.$M$501];[.X958])+COUNTIF([.$N$2:.$N$501];[.X958])+COUNTIF([.$O$2:.$O$501];[.X958])+COUNTIF([.$P$2:.$P$501];[.X958])+COUNTIF([.$Q$2:.$Q$501];[.X958])+COUNTIF([.$R$2:.$R$501];[.X958])+COUNTIF([.$S$2:.$S$501];[.X958])+COUNTIF([.$T$2:.$T$501];[.X958])+COUNTIF([.$U$2:.$U$501];[.X95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trong</text:p>
          </table:table-cell>
          <table:table-cell table:formula="of:=COUNTIF([.$B$2:.$B$501];[.X959])+COUNTIF([.$C$2:.$C$501];[.X959])+COUNTIF([.$D$2:.$D$501];[.X959])+COUNTIF([.$E$2:.$E$501];[.X959])+COUNTIF([.$F$2:.$F$501];[.X959])+COUNTIF([.$G$2:.$G$501];[.X959])+COUNTIF([.$H$2:.$H$501];[.X959])+COUNTIF([.$I$2:.$I$501];[.X959])+COUNTIF([.$J$2:.$J$501];[.X959])+COUNTIF([.$K$2:.$K$501];[.X959])+COUNTIF([.$L$2:.$L$501];[.X959])+COUNTIF([.$M$2:.$M$501];[.X959])+COUNTIF([.$N$2:.$N$501];[.X959])+COUNTIF([.$O$2:.$O$501];[.X959])+COUNTIF([.$P$2:.$P$501];[.X959])+COUNTIF([.$Q$2:.$Q$501];[.X959])+COUNTIF([.$R$2:.$R$501];[.X959])+COUNTIF([.$S$2:.$S$501];[.X959])+COUNTIF([.$T$2:.$T$501];[.X959])+COUNTIF([.$U$2:.$U$501];[.X95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ubmarine</text:p>
          </table:table-cell>
          <table:table-cell table:formula="of:=COUNTIF([.$B$2:.$B$501];[.X960])+COUNTIF([.$C$2:.$C$501];[.X960])+COUNTIF([.$D$2:.$D$501];[.X960])+COUNTIF([.$E$2:.$E$501];[.X960])+COUNTIF([.$F$2:.$F$501];[.X960])+COUNTIF([.$G$2:.$G$501];[.X960])+COUNTIF([.$H$2:.$H$501];[.X960])+COUNTIF([.$I$2:.$I$501];[.X960])+COUNTIF([.$J$2:.$J$501];[.X960])+COUNTIF([.$K$2:.$K$501];[.X960])+COUNTIF([.$L$2:.$L$501];[.X960])+COUNTIF([.$M$2:.$M$501];[.X960])+COUNTIF([.$N$2:.$N$501];[.X960])+COUNTIF([.$O$2:.$O$501];[.X960])+COUNTIF([.$P$2:.$P$501];[.X960])+COUNTIF([.$Q$2:.$Q$501];[.X960])+COUNTIF([.$R$2:.$R$501];[.X960])+COUNTIF([.$S$2:.$S$501];[.X960])+COUNTIF([.$T$2:.$T$501];[.X960])+COUNTIF([.$U$2:.$U$501];[.X96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ubway system</text:p>
          </table:table-cell>
          <table:table-cell table:formula="of:=COUNTIF([.$B$2:.$B$501];[.X961])+COUNTIF([.$C$2:.$C$501];[.X961])+COUNTIF([.$D$2:.$D$501];[.X961])+COUNTIF([.$E$2:.$E$501];[.X961])+COUNTIF([.$F$2:.$F$501];[.X961])+COUNTIF([.$G$2:.$G$501];[.X961])+COUNTIF([.$H$2:.$H$501];[.X961])+COUNTIF([.$I$2:.$I$501];[.X961])+COUNTIF([.$J$2:.$J$501];[.X961])+COUNTIF([.$K$2:.$K$501];[.X961])+COUNTIF([.$L$2:.$L$501];[.X961])+COUNTIF([.$M$2:.$M$501];[.X961])+COUNTIF([.$N$2:.$N$501];[.X961])+COUNTIF([.$O$2:.$O$501];[.X961])+COUNTIF([.$P$2:.$P$501];[.X961])+COUNTIF([.$Q$2:.$Q$501];[.X961])+COUNTIF([.$R$2:.$R$501];[.X961])+COUNTIF([.$S$2:.$S$501];[.X961])+COUNTIF([.$T$2:.$T$501];[.X961])+COUNTIF([.$U$2:.$U$501];[.X96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ugar</text:p>
          </table:table-cell>
          <table:table-cell table:formula="of:=COUNTIF([.$B$2:.$B$501];[.X962])+COUNTIF([.$C$2:.$C$501];[.X962])+COUNTIF([.$D$2:.$D$501];[.X962])+COUNTIF([.$E$2:.$E$501];[.X962])+COUNTIF([.$F$2:.$F$501];[.X962])+COUNTIF([.$G$2:.$G$501];[.X962])+COUNTIF([.$H$2:.$H$501];[.X962])+COUNTIF([.$I$2:.$I$501];[.X962])+COUNTIF([.$J$2:.$J$501];[.X962])+COUNTIF([.$K$2:.$K$501];[.X962])+COUNTIF([.$L$2:.$L$501];[.X962])+COUNTIF([.$M$2:.$M$501];[.X962])+COUNTIF([.$N$2:.$N$501];[.X962])+COUNTIF([.$O$2:.$O$501];[.X962])+COUNTIF([.$P$2:.$P$501];[.X962])+COUNTIF([.$Q$2:.$Q$501];[.X962])+COUNTIF([.$R$2:.$R$501];[.X962])+COUNTIF([.$S$2:.$S$501];[.X962])+COUNTIF([.$T$2:.$T$501];[.X962])+COUNTIF([.$U$2:.$U$501];[.X96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unbeam</text:p>
          </table:table-cell>
          <table:table-cell table:formula="of:=COUNTIF([.$B$2:.$B$501];[.X963])+COUNTIF([.$C$2:.$C$501];[.X963])+COUNTIF([.$D$2:.$D$501];[.X963])+COUNTIF([.$E$2:.$E$501];[.X963])+COUNTIF([.$F$2:.$F$501];[.X963])+COUNTIF([.$G$2:.$G$501];[.X963])+COUNTIF([.$H$2:.$H$501];[.X963])+COUNTIF([.$I$2:.$I$501];[.X963])+COUNTIF([.$J$2:.$J$501];[.X963])+COUNTIF([.$K$2:.$K$501];[.X963])+COUNTIF([.$L$2:.$L$501];[.X963])+COUNTIF([.$M$2:.$M$501];[.X963])+COUNTIF([.$N$2:.$N$501];[.X963])+COUNTIF([.$O$2:.$O$501];[.X963])+COUNTIF([.$P$2:.$P$501];[.X963])+COUNTIF([.$Q$2:.$Q$501];[.X963])+COUNTIF([.$R$2:.$R$501];[.X963])+COUNTIF([.$S$2:.$S$501];[.X963])+COUNTIF([.$T$2:.$T$501];[.X963])+COUNTIF([.$U$2:.$U$501];[.X96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upermarket</text:p>
          </table:table-cell>
          <table:table-cell table:formula="of:=COUNTIF([.$B$2:.$B$501];[.X964])+COUNTIF([.$C$2:.$C$501];[.X964])+COUNTIF([.$D$2:.$D$501];[.X964])+COUNTIF([.$E$2:.$E$501];[.X964])+COUNTIF([.$F$2:.$F$501];[.X964])+COUNTIF([.$G$2:.$G$501];[.X964])+COUNTIF([.$H$2:.$H$501];[.X964])+COUNTIF([.$I$2:.$I$501];[.X964])+COUNTIF([.$J$2:.$J$501];[.X964])+COUNTIF([.$K$2:.$K$501];[.X964])+COUNTIF([.$L$2:.$L$501];[.X964])+COUNTIF([.$M$2:.$M$501];[.X964])+COUNTIF([.$N$2:.$N$501];[.X964])+COUNTIF([.$O$2:.$O$501];[.X964])+COUNTIF([.$P$2:.$P$501];[.X964])+COUNTIF([.$Q$2:.$Q$501];[.X964])+COUNTIF([.$R$2:.$R$501];[.X964])+COUNTIF([.$S$2:.$S$501];[.X964])+COUNTIF([.$T$2:.$T$501];[.X964])+COUNTIF([.$U$2:.$U$501];[.X96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upport</text:p>
          </table:table-cell>
          <table:table-cell table:formula="of:=COUNTIF([.$B$2:.$B$501];[.X965])+COUNTIF([.$C$2:.$C$501];[.X965])+COUNTIF([.$D$2:.$D$501];[.X965])+COUNTIF([.$E$2:.$E$501];[.X965])+COUNTIF([.$F$2:.$F$501];[.X965])+COUNTIF([.$G$2:.$G$501];[.X965])+COUNTIF([.$H$2:.$H$501];[.X965])+COUNTIF([.$I$2:.$I$501];[.X965])+COUNTIF([.$J$2:.$J$501];[.X965])+COUNTIF([.$K$2:.$K$501];[.X965])+COUNTIF([.$L$2:.$L$501];[.X965])+COUNTIF([.$M$2:.$M$501];[.X965])+COUNTIF([.$N$2:.$N$501];[.X965])+COUNTIF([.$O$2:.$O$501];[.X965])+COUNTIF([.$P$2:.$P$501];[.X965])+COUNTIF([.$Q$2:.$Q$501];[.X965])+COUNTIF([.$R$2:.$R$501];[.X965])+COUNTIF([.$S$2:.$S$501];[.X965])+COUNTIF([.$T$2:.$T$501];[.X965])+COUNTIF([.$U$2:.$U$501];[.X96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urf</text:p>
          </table:table-cell>
          <table:table-cell table:formula="of:=COUNTIF([.$B$2:.$B$501];[.X966])+COUNTIF([.$C$2:.$C$501];[.X966])+COUNTIF([.$D$2:.$D$501];[.X966])+COUNTIF([.$E$2:.$E$501];[.X966])+COUNTIF([.$F$2:.$F$501];[.X966])+COUNTIF([.$G$2:.$G$501];[.X966])+COUNTIF([.$H$2:.$H$501];[.X966])+COUNTIF([.$I$2:.$I$501];[.X966])+COUNTIF([.$J$2:.$J$501];[.X966])+COUNTIF([.$K$2:.$K$501];[.X966])+COUNTIF([.$L$2:.$L$501];[.X966])+COUNTIF([.$M$2:.$M$501];[.X966])+COUNTIF([.$N$2:.$N$501];[.X966])+COUNTIF([.$O$2:.$O$501];[.X966])+COUNTIF([.$P$2:.$P$501];[.X966])+COUNTIF([.$Q$2:.$Q$501];[.X966])+COUNTIF([.$R$2:.$R$501];[.X966])+COUNTIF([.$S$2:.$S$501];[.X966])+COUNTIF([.$T$2:.$T$501];[.X966])+COUNTIF([.$U$2:.$U$501];[.X96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witch</text:p>
          </table:table-cell>
          <table:table-cell table:formula="of:=COUNTIF([.$B$2:.$B$501];[.X967])+COUNTIF([.$C$2:.$C$501];[.X967])+COUNTIF([.$D$2:.$D$501];[.X967])+COUNTIF([.$E$2:.$E$501];[.X967])+COUNTIF([.$F$2:.$F$501];[.X967])+COUNTIF([.$G$2:.$G$501];[.X967])+COUNTIF([.$H$2:.$H$501];[.X967])+COUNTIF([.$I$2:.$I$501];[.X967])+COUNTIF([.$J$2:.$J$501];[.X967])+COUNTIF([.$K$2:.$K$501];[.X967])+COUNTIF([.$L$2:.$L$501];[.X967])+COUNTIF([.$M$2:.$M$501];[.X967])+COUNTIF([.$N$2:.$N$501];[.X967])+COUNTIF([.$O$2:.$O$501];[.X967])+COUNTIF([.$P$2:.$P$501];[.X967])+COUNTIF([.$Q$2:.$Q$501];[.X967])+COUNTIF([.$R$2:.$R$501];[.X967])+COUNTIF([.$S$2:.$S$501];[.X967])+COUNTIF([.$T$2:.$T$501];[.X967])+COUNTIF([.$U$2:.$U$501];[.X96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ynthesizer</text:p>
          </table:table-cell>
          <table:table-cell table:formula="of:=COUNTIF([.$B$2:.$B$501];[.X968])+COUNTIF([.$C$2:.$C$501];[.X968])+COUNTIF([.$D$2:.$D$501];[.X968])+COUNTIF([.$E$2:.$E$501];[.X968])+COUNTIF([.$F$2:.$F$501];[.X968])+COUNTIF([.$G$2:.$G$501];[.X968])+COUNTIF([.$H$2:.$H$501];[.X968])+COUNTIF([.$I$2:.$I$501];[.X968])+COUNTIF([.$J$2:.$J$501];[.X968])+COUNTIF([.$K$2:.$K$501];[.X968])+COUNTIF([.$L$2:.$L$501];[.X968])+COUNTIF([.$M$2:.$M$501];[.X968])+COUNTIF([.$N$2:.$N$501];[.X968])+COUNTIF([.$O$2:.$O$501];[.X968])+COUNTIF([.$P$2:.$P$501];[.X968])+COUNTIF([.$Q$2:.$Q$501];[.X968])+COUNTIF([.$R$2:.$R$501];[.X968])+COUNTIF([.$S$2:.$S$501];[.X968])+COUNTIF([.$T$2:.$T$501];[.X968])+COUNTIF([.$U$2:.$U$501];[.X96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tallest</text:p>
          </table:table-cell>
          <table:table-cell table:formula="of:=COUNTIF([.$B$2:.$B$501];[.X969])+COUNTIF([.$C$2:.$C$501];[.X969])+COUNTIF([.$D$2:.$D$501];[.X969])+COUNTIF([.$E$2:.$E$501];[.X969])+COUNTIF([.$F$2:.$F$501];[.X969])+COUNTIF([.$G$2:.$G$501];[.X969])+COUNTIF([.$H$2:.$H$501];[.X969])+COUNTIF([.$I$2:.$I$501];[.X969])+COUNTIF([.$J$2:.$J$501];[.X969])+COUNTIF([.$K$2:.$K$501];[.X969])+COUNTIF([.$L$2:.$L$501];[.X969])+COUNTIF([.$M$2:.$M$501];[.X969])+COUNTIF([.$N$2:.$N$501];[.X969])+COUNTIF([.$O$2:.$O$501];[.X969])+COUNTIF([.$P$2:.$P$501];[.X969])+COUNTIF([.$Q$2:.$Q$501];[.X969])+COUNTIF([.$R$2:.$R$501];[.X969])+COUNTIF([.$S$2:.$S$501];[.X969])+COUNTIF([.$T$2:.$T$501];[.X969])+COUNTIF([.$U$2:.$U$501];[.X96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tape</text:p>
          </table:table-cell>
          <table:table-cell table:formula="of:=COUNTIF([.$B$2:.$B$501];[.X970])+COUNTIF([.$C$2:.$C$501];[.X970])+COUNTIF([.$D$2:.$D$501];[.X970])+COUNTIF([.$E$2:.$E$501];[.X970])+COUNTIF([.$F$2:.$F$501];[.X970])+COUNTIF([.$G$2:.$G$501];[.X970])+COUNTIF([.$H$2:.$H$501];[.X970])+COUNTIF([.$I$2:.$I$501];[.X970])+COUNTIF([.$J$2:.$J$501];[.X970])+COUNTIF([.$K$2:.$K$501];[.X970])+COUNTIF([.$L$2:.$L$501];[.X970])+COUNTIF([.$M$2:.$M$501];[.X970])+COUNTIF([.$N$2:.$N$501];[.X970])+COUNTIF([.$O$2:.$O$501];[.X970])+COUNTIF([.$P$2:.$P$501];[.X970])+COUNTIF([.$Q$2:.$Q$501];[.X970])+COUNTIF([.$R$2:.$R$501];[.X970])+COUNTIF([.$S$2:.$S$501];[.X970])+COUNTIF([.$T$2:.$T$501];[.X970])+COUNTIF([.$U$2:.$U$501];[.X97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target</text:p>
          </table:table-cell>
          <table:table-cell table:formula="of:=COUNTIF([.$B$2:.$B$501];[.X971])+COUNTIF([.$C$2:.$C$501];[.X971])+COUNTIF([.$D$2:.$D$501];[.X971])+COUNTIF([.$E$2:.$E$501];[.X971])+COUNTIF([.$F$2:.$F$501];[.X971])+COUNTIF([.$G$2:.$G$501];[.X971])+COUNTIF([.$H$2:.$H$501];[.X971])+COUNTIF([.$I$2:.$I$501];[.X971])+COUNTIF([.$J$2:.$J$501];[.X971])+COUNTIF([.$K$2:.$K$501];[.X971])+COUNTIF([.$L$2:.$L$501];[.X971])+COUNTIF([.$M$2:.$M$501];[.X971])+COUNTIF([.$N$2:.$N$501];[.X971])+COUNTIF([.$O$2:.$O$501];[.X971])+COUNTIF([.$P$2:.$P$501];[.X971])+COUNTIF([.$Q$2:.$Q$501];[.X971])+COUNTIF([.$R$2:.$R$501];[.X971])+COUNTIF([.$S$2:.$S$501];[.X971])+COUNTIF([.$T$2:.$T$501];[.X971])+COUNTIF([.$U$2:.$U$501];[.X97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teeth</text:p>
          </table:table-cell>
          <table:table-cell table:formula="of:=COUNTIF([.$B$2:.$B$501];[.X972])+COUNTIF([.$C$2:.$C$501];[.X972])+COUNTIF([.$D$2:.$D$501];[.X972])+COUNTIF([.$E$2:.$E$501];[.X972])+COUNTIF([.$F$2:.$F$501];[.X972])+COUNTIF([.$G$2:.$G$501];[.X972])+COUNTIF([.$H$2:.$H$501];[.X972])+COUNTIF([.$I$2:.$I$501];[.X972])+COUNTIF([.$J$2:.$J$501];[.X972])+COUNTIF([.$K$2:.$K$501];[.X972])+COUNTIF([.$L$2:.$L$501];[.X972])+COUNTIF([.$M$2:.$M$501];[.X972])+COUNTIF([.$N$2:.$N$501];[.X972])+COUNTIF([.$O$2:.$O$501];[.X972])+COUNTIF([.$P$2:.$P$501];[.X972])+COUNTIF([.$Q$2:.$Q$501];[.X972])+COUNTIF([.$R$2:.$R$501];[.X972])+COUNTIF([.$S$2:.$S$501];[.X972])+COUNTIF([.$T$2:.$T$501];[.X972])+COUNTIF([.$U$2:.$U$501];[.X97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telephone</text:p>
          </table:table-cell>
          <table:table-cell table:formula="of:=COUNTIF([.$B$2:.$B$501];[.X973])+COUNTIF([.$C$2:.$C$501];[.X973])+COUNTIF([.$D$2:.$D$501];[.X973])+COUNTIF([.$E$2:.$E$501];[.X973])+COUNTIF([.$F$2:.$F$501];[.X973])+COUNTIF([.$G$2:.$G$501];[.X973])+COUNTIF([.$H$2:.$H$501];[.X973])+COUNTIF([.$I$2:.$I$501];[.X973])+COUNTIF([.$J$2:.$J$501];[.X973])+COUNTIF([.$K$2:.$K$501];[.X973])+COUNTIF([.$L$2:.$L$501];[.X973])+COUNTIF([.$M$2:.$M$501];[.X973])+COUNTIF([.$N$2:.$N$501];[.X973])+COUNTIF([.$O$2:.$O$501];[.X973])+COUNTIF([.$P$2:.$P$501];[.X973])+COUNTIF([.$Q$2:.$Q$501];[.X973])+COUNTIF([.$R$2:.$R$501];[.X973])+COUNTIF([.$S$2:.$S$501];[.X973])+COUNTIF([.$T$2:.$T$501];[.X973])+COUNTIF([.$U$2:.$U$501];[.X97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temperature</text:p>
          </table:table-cell>
          <table:table-cell table:formula="of:=COUNTIF([.$B$2:.$B$501];[.X974])+COUNTIF([.$C$2:.$C$501];[.X974])+COUNTIF([.$D$2:.$D$501];[.X974])+COUNTIF([.$E$2:.$E$501];[.X974])+COUNTIF([.$F$2:.$F$501];[.X974])+COUNTIF([.$G$2:.$G$501];[.X974])+COUNTIF([.$H$2:.$H$501];[.X974])+COUNTIF([.$I$2:.$I$501];[.X974])+COUNTIF([.$J$2:.$J$501];[.X974])+COUNTIF([.$K$2:.$K$501];[.X974])+COUNTIF([.$L$2:.$L$501];[.X974])+COUNTIF([.$M$2:.$M$501];[.X974])+COUNTIF([.$N$2:.$N$501];[.X974])+COUNTIF([.$O$2:.$O$501];[.X974])+COUNTIF([.$P$2:.$P$501];[.X974])+COUNTIF([.$Q$2:.$Q$501];[.X974])+COUNTIF([.$R$2:.$R$501];[.X974])+COUNTIF([.$S$2:.$S$501];[.X974])+COUNTIF([.$T$2:.$T$501];[.X974])+COUNTIF([.$U$2:.$U$501];[.X97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temptation</text:p>
          </table:table-cell>
          <table:table-cell table:formula="of:=COUNTIF([.$B$2:.$B$501];[.X975])+COUNTIF([.$C$2:.$C$501];[.X975])+COUNTIF([.$D$2:.$D$501];[.X975])+COUNTIF([.$E$2:.$E$501];[.X975])+COUNTIF([.$F$2:.$F$501];[.X975])+COUNTIF([.$G$2:.$G$501];[.X975])+COUNTIF([.$H$2:.$H$501];[.X975])+COUNTIF([.$I$2:.$I$501];[.X975])+COUNTIF([.$J$2:.$J$501];[.X975])+COUNTIF([.$K$2:.$K$501];[.X975])+COUNTIF([.$L$2:.$L$501];[.X975])+COUNTIF([.$M$2:.$M$501];[.X975])+COUNTIF([.$N$2:.$N$501];[.X975])+COUNTIF([.$O$2:.$O$501];[.X975])+COUNTIF([.$P$2:.$P$501];[.X975])+COUNTIF([.$Q$2:.$Q$501];[.X975])+COUNTIF([.$R$2:.$R$501];[.X975])+COUNTIF([.$S$2:.$S$501];[.X975])+COUNTIF([.$T$2:.$T$501];[.X975])+COUNTIF([.$U$2:.$U$501];[.X97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textile</text:p>
          </table:table-cell>
          <table:table-cell table:formula="of:=COUNTIF([.$B$2:.$B$501];[.X976])+COUNTIF([.$C$2:.$C$501];[.X976])+COUNTIF([.$D$2:.$D$501];[.X976])+COUNTIF([.$E$2:.$E$501];[.X976])+COUNTIF([.$F$2:.$F$501];[.X976])+COUNTIF([.$G$2:.$G$501];[.X976])+COUNTIF([.$H$2:.$H$501];[.X976])+COUNTIF([.$I$2:.$I$501];[.X976])+COUNTIF([.$J$2:.$J$501];[.X976])+COUNTIF([.$K$2:.$K$501];[.X976])+COUNTIF([.$L$2:.$L$501];[.X976])+COUNTIF([.$M$2:.$M$501];[.X976])+COUNTIF([.$N$2:.$N$501];[.X976])+COUNTIF([.$O$2:.$O$501];[.X976])+COUNTIF([.$P$2:.$P$501];[.X976])+COUNTIF([.$Q$2:.$Q$501];[.X976])+COUNTIF([.$R$2:.$R$501];[.X976])+COUNTIF([.$S$2:.$S$501];[.X976])+COUNTIF([.$T$2:.$T$501];[.X976])+COUNTIF([.$U$2:.$U$501];[.X97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theatre</text:p>
          </table:table-cell>
          <table:table-cell table:formula="of:=COUNTIF([.$B$2:.$B$501];[.X977])+COUNTIF([.$C$2:.$C$501];[.X977])+COUNTIF([.$D$2:.$D$501];[.X977])+COUNTIF([.$E$2:.$E$501];[.X977])+COUNTIF([.$F$2:.$F$501];[.X977])+COUNTIF([.$G$2:.$G$501];[.X977])+COUNTIF([.$H$2:.$H$501];[.X977])+COUNTIF([.$I$2:.$I$501];[.X977])+COUNTIF([.$J$2:.$J$501];[.X977])+COUNTIF([.$K$2:.$K$501];[.X977])+COUNTIF([.$L$2:.$L$501];[.X977])+COUNTIF([.$M$2:.$M$501];[.X977])+COUNTIF([.$N$2:.$N$501];[.X977])+COUNTIF([.$O$2:.$O$501];[.X977])+COUNTIF([.$P$2:.$P$501];[.X977])+COUNTIF([.$Q$2:.$Q$501];[.X977])+COUNTIF([.$R$2:.$R$501];[.X977])+COUNTIF([.$S$2:.$S$501];[.X977])+COUNTIF([.$T$2:.$T$501];[.X977])+COUNTIF([.$U$2:.$U$501];[.X97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thief</text:p>
          </table:table-cell>
          <table:table-cell table:formula="of:=COUNTIF([.$B$2:.$B$501];[.X978])+COUNTIF([.$C$2:.$C$501];[.X978])+COUNTIF([.$D$2:.$D$501];[.X978])+COUNTIF([.$E$2:.$E$501];[.X978])+COUNTIF([.$F$2:.$F$501];[.X978])+COUNTIF([.$G$2:.$G$501];[.X978])+COUNTIF([.$H$2:.$H$501];[.X978])+COUNTIF([.$I$2:.$I$501];[.X978])+COUNTIF([.$J$2:.$J$501];[.X978])+COUNTIF([.$K$2:.$K$501];[.X978])+COUNTIF([.$L$2:.$L$501];[.X978])+COUNTIF([.$M$2:.$M$501];[.X978])+COUNTIF([.$N$2:.$N$501];[.X978])+COUNTIF([.$O$2:.$O$501];[.X978])+COUNTIF([.$P$2:.$P$501];[.X978])+COUNTIF([.$Q$2:.$Q$501];[.X978])+COUNTIF([.$R$2:.$R$501];[.X978])+COUNTIF([.$S$2:.$S$501];[.X978])+COUNTIF([.$T$2:.$T$501];[.X978])+COUNTIF([.$U$2:.$U$501];[.X97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thin</text:p>
          </table:table-cell>
          <table:table-cell table:formula="of:=COUNTIF([.$B$2:.$B$501];[.X979])+COUNTIF([.$C$2:.$C$501];[.X979])+COUNTIF([.$D$2:.$D$501];[.X979])+COUNTIF([.$E$2:.$E$501];[.X979])+COUNTIF([.$F$2:.$F$501];[.X979])+COUNTIF([.$G$2:.$G$501];[.X979])+COUNTIF([.$H$2:.$H$501];[.X979])+COUNTIF([.$I$2:.$I$501];[.X979])+COUNTIF([.$J$2:.$J$501];[.X979])+COUNTIF([.$K$2:.$K$501];[.X979])+COUNTIF([.$L$2:.$L$501];[.X979])+COUNTIF([.$M$2:.$M$501];[.X979])+COUNTIF([.$N$2:.$N$501];[.X979])+COUNTIF([.$O$2:.$O$501];[.X979])+COUNTIF([.$P$2:.$P$501];[.X979])+COUNTIF([.$Q$2:.$Q$501];[.X979])+COUNTIF([.$R$2:.$R$501];[.X979])+COUNTIF([.$S$2:.$S$501];[.X979])+COUNTIF([.$T$2:.$T$501];[.X979])+COUNTIF([.$U$2:.$U$501];[.X97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thorax</text:p>
          </table:table-cell>
          <table:table-cell table:formula="of:=COUNTIF([.$B$2:.$B$501];[.X980])+COUNTIF([.$C$2:.$C$501];[.X980])+COUNTIF([.$D$2:.$D$501];[.X980])+COUNTIF([.$E$2:.$E$501];[.X980])+COUNTIF([.$F$2:.$F$501];[.X980])+COUNTIF([.$G$2:.$G$501];[.X980])+COUNTIF([.$H$2:.$H$501];[.X980])+COUNTIF([.$I$2:.$I$501];[.X980])+COUNTIF([.$J$2:.$J$501];[.X980])+COUNTIF([.$K$2:.$K$501];[.X980])+COUNTIF([.$L$2:.$L$501];[.X980])+COUNTIF([.$M$2:.$M$501];[.X980])+COUNTIF([.$N$2:.$N$501];[.X980])+COUNTIF([.$O$2:.$O$501];[.X980])+COUNTIF([.$P$2:.$P$501];[.X980])+COUNTIF([.$Q$2:.$Q$501];[.X980])+COUNTIF([.$R$2:.$R$501];[.X980])+COUNTIF([.$S$2:.$S$501];[.X980])+COUNTIF([.$T$2:.$T$501];[.X980])+COUNTIF([.$U$2:.$U$501];[.X98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thunderstorm</text:p>
          </table:table-cell>
          <table:table-cell table:formula="of:=COUNTIF([.$B$2:.$B$501];[.X981])+COUNTIF([.$C$2:.$C$501];[.X981])+COUNTIF([.$D$2:.$D$501];[.X981])+COUNTIF([.$E$2:.$E$501];[.X981])+COUNTIF([.$F$2:.$F$501];[.X981])+COUNTIF([.$G$2:.$G$501];[.X981])+COUNTIF([.$H$2:.$H$501];[.X981])+COUNTIF([.$I$2:.$I$501];[.X981])+COUNTIF([.$J$2:.$J$501];[.X981])+COUNTIF([.$K$2:.$K$501];[.X981])+COUNTIF([.$L$2:.$L$501];[.X981])+COUNTIF([.$M$2:.$M$501];[.X981])+COUNTIF([.$N$2:.$N$501];[.X981])+COUNTIF([.$O$2:.$O$501];[.X981])+COUNTIF([.$P$2:.$P$501];[.X981])+COUNTIF([.$Q$2:.$Q$501];[.X981])+COUNTIF([.$R$2:.$R$501];[.X981])+COUNTIF([.$S$2:.$S$501];[.X981])+COUNTIF([.$T$2:.$T$501];[.X981])+COUNTIF([.$U$2:.$U$501];[.X98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timepiece</text:p>
          </table:table-cell>
          <table:table-cell table:formula="of:=COUNTIF([.$B$2:.$B$501];[.X982])+COUNTIF([.$C$2:.$C$501];[.X982])+COUNTIF([.$D$2:.$D$501];[.X982])+COUNTIF([.$E$2:.$E$501];[.X982])+COUNTIF([.$F$2:.$F$501];[.X982])+COUNTIF([.$G$2:.$G$501];[.X982])+COUNTIF([.$H$2:.$H$501];[.X982])+COUNTIF([.$I$2:.$I$501];[.X982])+COUNTIF([.$J$2:.$J$501];[.X982])+COUNTIF([.$K$2:.$K$501];[.X982])+COUNTIF([.$L$2:.$L$501];[.X982])+COUNTIF([.$M$2:.$M$501];[.X982])+COUNTIF([.$N$2:.$N$501];[.X982])+COUNTIF([.$O$2:.$O$501];[.X982])+COUNTIF([.$P$2:.$P$501];[.X982])+COUNTIF([.$Q$2:.$Q$501];[.X982])+COUNTIF([.$R$2:.$R$501];[.X982])+COUNTIF([.$S$2:.$S$501];[.X982])+COUNTIF([.$T$2:.$T$501];[.X982])+COUNTIF([.$U$2:.$U$501];[.X98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tombstone</text:p>
          </table:table-cell>
          <table:table-cell table:formula="of:=COUNTIF([.$B$2:.$B$501];[.X983])+COUNTIF([.$C$2:.$C$501];[.X983])+COUNTIF([.$D$2:.$D$501];[.X983])+COUNTIF([.$E$2:.$E$501];[.X983])+COUNTIF([.$F$2:.$F$501];[.X983])+COUNTIF([.$G$2:.$G$501];[.X983])+COUNTIF([.$H$2:.$H$501];[.X983])+COUNTIF([.$I$2:.$I$501];[.X983])+COUNTIF([.$J$2:.$J$501];[.X983])+COUNTIF([.$K$2:.$K$501];[.X983])+COUNTIF([.$L$2:.$L$501];[.X983])+COUNTIF([.$M$2:.$M$501];[.X983])+COUNTIF([.$N$2:.$N$501];[.X983])+COUNTIF([.$O$2:.$O$501];[.X983])+COUNTIF([.$P$2:.$P$501];[.X983])+COUNTIF([.$Q$2:.$Q$501];[.X983])+COUNTIF([.$R$2:.$R$501];[.X983])+COUNTIF([.$S$2:.$S$501];[.X983])+COUNTIF([.$T$2:.$T$501];[.X983])+COUNTIF([.$U$2:.$U$501];[.X98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topless</text:p>
          </table:table-cell>
          <table:table-cell table:formula="of:=COUNTIF([.$B$2:.$B$501];[.X984])+COUNTIF([.$C$2:.$C$501];[.X984])+COUNTIF([.$D$2:.$D$501];[.X984])+COUNTIF([.$E$2:.$E$501];[.X984])+COUNTIF([.$F$2:.$F$501];[.X984])+COUNTIF([.$G$2:.$G$501];[.X984])+COUNTIF([.$H$2:.$H$501];[.X984])+COUNTIF([.$I$2:.$I$501];[.X984])+COUNTIF([.$J$2:.$J$501];[.X984])+COUNTIF([.$K$2:.$K$501];[.X984])+COUNTIF([.$L$2:.$L$501];[.X984])+COUNTIF([.$M$2:.$M$501];[.X984])+COUNTIF([.$N$2:.$N$501];[.X984])+COUNTIF([.$O$2:.$O$501];[.X984])+COUNTIF([.$P$2:.$P$501];[.X984])+COUNTIF([.$Q$2:.$Q$501];[.X984])+COUNTIF([.$R$2:.$R$501];[.X984])+COUNTIF([.$S$2:.$S$501];[.X984])+COUNTIF([.$T$2:.$T$501];[.X984])+COUNTIF([.$U$2:.$U$501];[.X98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town</text:p>
          </table:table-cell>
          <table:table-cell table:formula="of:=COUNTIF([.$B$2:.$B$501];[.X985])+COUNTIF([.$C$2:.$C$501];[.X985])+COUNTIF([.$D$2:.$D$501];[.X985])+COUNTIF([.$E$2:.$E$501];[.X985])+COUNTIF([.$F$2:.$F$501];[.X985])+COUNTIF([.$G$2:.$G$501];[.X985])+COUNTIF([.$H$2:.$H$501];[.X985])+COUNTIF([.$I$2:.$I$501];[.X985])+COUNTIF([.$J$2:.$J$501];[.X985])+COUNTIF([.$K$2:.$K$501];[.X985])+COUNTIF([.$L$2:.$L$501];[.X985])+COUNTIF([.$M$2:.$M$501];[.X985])+COUNTIF([.$N$2:.$N$501];[.X985])+COUNTIF([.$O$2:.$O$501];[.X985])+COUNTIF([.$P$2:.$P$501];[.X985])+COUNTIF([.$Q$2:.$Q$501];[.X985])+COUNTIF([.$R$2:.$R$501];[.X985])+COUNTIF([.$S$2:.$S$501];[.X985])+COUNTIF([.$T$2:.$T$501];[.X985])+COUNTIF([.$U$2:.$U$501];[.X98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track</text:p>
          </table:table-cell>
          <table:table-cell table:formula="of:=COUNTIF([.$B$2:.$B$501];[.X986])+COUNTIF([.$C$2:.$C$501];[.X986])+COUNTIF([.$D$2:.$D$501];[.X986])+COUNTIF([.$E$2:.$E$501];[.X986])+COUNTIF([.$F$2:.$F$501];[.X986])+COUNTIF([.$G$2:.$G$501];[.X986])+COUNTIF([.$H$2:.$H$501];[.X986])+COUNTIF([.$I$2:.$I$501];[.X986])+COUNTIF([.$J$2:.$J$501];[.X986])+COUNTIF([.$K$2:.$K$501];[.X986])+COUNTIF([.$L$2:.$L$501];[.X986])+COUNTIF([.$M$2:.$M$501];[.X986])+COUNTIF([.$N$2:.$N$501];[.X986])+COUNTIF([.$O$2:.$O$501];[.X986])+COUNTIF([.$P$2:.$P$501];[.X986])+COUNTIF([.$Q$2:.$Q$501];[.X986])+COUNTIF([.$R$2:.$R$501];[.X986])+COUNTIF([.$S$2:.$S$501];[.X986])+COUNTIF([.$T$2:.$T$501];[.X986])+COUNTIF([.$U$2:.$U$501];[.X98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treatment</text:p>
          </table:table-cell>
          <table:table-cell table:formula="of:=COUNTIF([.$B$2:.$B$501];[.X987])+COUNTIF([.$C$2:.$C$501];[.X987])+COUNTIF([.$D$2:.$D$501];[.X987])+COUNTIF([.$E$2:.$E$501];[.X987])+COUNTIF([.$F$2:.$F$501];[.X987])+COUNTIF([.$G$2:.$G$501];[.X987])+COUNTIF([.$H$2:.$H$501];[.X987])+COUNTIF([.$I$2:.$I$501];[.X987])+COUNTIF([.$J$2:.$J$501];[.X987])+COUNTIF([.$K$2:.$K$501];[.X987])+COUNTIF([.$L$2:.$L$501];[.X987])+COUNTIF([.$M$2:.$M$501];[.X987])+COUNTIF([.$N$2:.$N$501];[.X987])+COUNTIF([.$O$2:.$O$501];[.X987])+COUNTIF([.$P$2:.$P$501];[.X987])+COUNTIF([.$Q$2:.$Q$501];[.X987])+COUNTIF([.$R$2:.$R$501];[.X987])+COUNTIF([.$S$2:.$S$501];[.X987])+COUNTIF([.$T$2:.$T$501];[.X987])+COUNTIF([.$U$2:.$U$501];[.X98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trunk</text:p>
          </table:table-cell>
          <table:table-cell table:formula="of:=COUNTIF([.$B$2:.$B$501];[.X988])+COUNTIF([.$C$2:.$C$501];[.X988])+COUNTIF([.$D$2:.$D$501];[.X988])+COUNTIF([.$E$2:.$E$501];[.X988])+COUNTIF([.$F$2:.$F$501];[.X988])+COUNTIF([.$G$2:.$G$501];[.X988])+COUNTIF([.$H$2:.$H$501];[.X988])+COUNTIF([.$I$2:.$I$501];[.X988])+COUNTIF([.$J$2:.$J$501];[.X988])+COUNTIF([.$K$2:.$K$501];[.X988])+COUNTIF([.$L$2:.$L$501];[.X988])+COUNTIF([.$M$2:.$M$501];[.X988])+COUNTIF([.$N$2:.$N$501];[.X988])+COUNTIF([.$O$2:.$O$501];[.X988])+COUNTIF([.$P$2:.$P$501];[.X988])+COUNTIF([.$Q$2:.$Q$501];[.X988])+COUNTIF([.$R$2:.$R$501];[.X988])+COUNTIF([.$S$2:.$S$501];[.X988])+COUNTIF([.$T$2:.$T$501];[.X988])+COUNTIF([.$U$2:.$U$501];[.X98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twist</text:p>
          </table:table-cell>
          <table:table-cell table:formula="of:=COUNTIF([.$B$2:.$B$501];[.X989])+COUNTIF([.$C$2:.$C$501];[.X989])+COUNTIF([.$D$2:.$D$501];[.X989])+COUNTIF([.$E$2:.$E$501];[.X989])+COUNTIF([.$F$2:.$F$501];[.X989])+COUNTIF([.$G$2:.$G$501];[.X989])+COUNTIF([.$H$2:.$H$501];[.X989])+COUNTIF([.$I$2:.$I$501];[.X989])+COUNTIF([.$J$2:.$J$501];[.X989])+COUNTIF([.$K$2:.$K$501];[.X989])+COUNTIF([.$L$2:.$L$501];[.X989])+COUNTIF([.$M$2:.$M$501];[.X989])+COUNTIF([.$N$2:.$N$501];[.X989])+COUNTIF([.$O$2:.$O$501];[.X989])+COUNTIF([.$P$2:.$P$501];[.X989])+COUNTIF([.$Q$2:.$Q$501];[.X989])+COUNTIF([.$R$2:.$R$501];[.X989])+COUNTIF([.$S$2:.$S$501];[.X989])+COUNTIF([.$T$2:.$T$501];[.X989])+COUNTIF([.$U$2:.$U$501];[.X98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united</text:p>
          </table:table-cell>
          <table:table-cell table:formula="of:=COUNTIF([.$B$2:.$B$501];[.X990])+COUNTIF([.$C$2:.$C$501];[.X990])+COUNTIF([.$D$2:.$D$501];[.X990])+COUNTIF([.$E$2:.$E$501];[.X990])+COUNTIF([.$F$2:.$F$501];[.X990])+COUNTIF([.$G$2:.$G$501];[.X990])+COUNTIF([.$H$2:.$H$501];[.X990])+COUNTIF([.$I$2:.$I$501];[.X990])+COUNTIF([.$J$2:.$J$501];[.X990])+COUNTIF([.$K$2:.$K$501];[.X990])+COUNTIF([.$L$2:.$L$501];[.X990])+COUNTIF([.$M$2:.$M$501];[.X990])+COUNTIF([.$N$2:.$N$501];[.X990])+COUNTIF([.$O$2:.$O$501];[.X990])+COUNTIF([.$P$2:.$P$501];[.X990])+COUNTIF([.$Q$2:.$Q$501];[.X990])+COUNTIF([.$R$2:.$R$501];[.X990])+COUNTIF([.$S$2:.$S$501];[.X990])+COUNTIF([.$T$2:.$T$501];[.X990])+COUNTIF([.$U$2:.$U$501];[.X99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universe</text:p>
          </table:table-cell>
          <table:table-cell table:formula="of:=COUNTIF([.$B$2:.$B$501];[.X991])+COUNTIF([.$C$2:.$C$501];[.X991])+COUNTIF([.$D$2:.$D$501];[.X991])+COUNTIF([.$E$2:.$E$501];[.X991])+COUNTIF([.$F$2:.$F$501];[.X991])+COUNTIF([.$G$2:.$G$501];[.X991])+COUNTIF([.$H$2:.$H$501];[.X991])+COUNTIF([.$I$2:.$I$501];[.X991])+COUNTIF([.$J$2:.$J$501];[.X991])+COUNTIF([.$K$2:.$K$501];[.X991])+COUNTIF([.$L$2:.$L$501];[.X991])+COUNTIF([.$M$2:.$M$501];[.X991])+COUNTIF([.$N$2:.$N$501];[.X991])+COUNTIF([.$O$2:.$O$501];[.X991])+COUNTIF([.$P$2:.$P$501];[.X991])+COUNTIF([.$Q$2:.$Q$501];[.X991])+COUNTIF([.$R$2:.$R$501];[.X991])+COUNTIF([.$S$2:.$S$501];[.X991])+COUNTIF([.$T$2:.$T$501];[.X991])+COUNTIF([.$U$2:.$U$501];[.X99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university</text:p>
          </table:table-cell>
          <table:table-cell table:formula="of:=COUNTIF([.$B$2:.$B$501];[.X992])+COUNTIF([.$C$2:.$C$501];[.X992])+COUNTIF([.$D$2:.$D$501];[.X992])+COUNTIF([.$E$2:.$E$501];[.X992])+COUNTIF([.$F$2:.$F$501];[.X992])+COUNTIF([.$G$2:.$G$501];[.X992])+COUNTIF([.$H$2:.$H$501];[.X992])+COUNTIF([.$I$2:.$I$501];[.X992])+COUNTIF([.$J$2:.$J$501];[.X992])+COUNTIF([.$K$2:.$K$501];[.X992])+COUNTIF([.$L$2:.$L$501];[.X992])+COUNTIF([.$M$2:.$M$501];[.X992])+COUNTIF([.$N$2:.$N$501];[.X992])+COUNTIF([.$O$2:.$O$501];[.X992])+COUNTIF([.$P$2:.$P$501];[.X992])+COUNTIF([.$Q$2:.$Q$501];[.X992])+COUNTIF([.$R$2:.$R$501];[.X992])+COUNTIF([.$S$2:.$S$501];[.X992])+COUNTIF([.$T$2:.$T$501];[.X992])+COUNTIF([.$U$2:.$U$501];[.X99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untidy</text:p>
          </table:table-cell>
          <table:table-cell table:formula="of:=COUNTIF([.$B$2:.$B$501];[.X993])+COUNTIF([.$C$2:.$C$501];[.X993])+COUNTIF([.$D$2:.$D$501];[.X993])+COUNTIF([.$E$2:.$E$501];[.X993])+COUNTIF([.$F$2:.$F$501];[.X993])+COUNTIF([.$G$2:.$G$501];[.X993])+COUNTIF([.$H$2:.$H$501];[.X993])+COUNTIF([.$I$2:.$I$501];[.X993])+COUNTIF([.$J$2:.$J$501];[.X993])+COUNTIF([.$K$2:.$K$501];[.X993])+COUNTIF([.$L$2:.$L$501];[.X993])+COUNTIF([.$M$2:.$M$501];[.X993])+COUNTIF([.$N$2:.$N$501];[.X993])+COUNTIF([.$O$2:.$O$501];[.X993])+COUNTIF([.$P$2:.$P$501];[.X993])+COUNTIF([.$Q$2:.$Q$501];[.X993])+COUNTIF([.$R$2:.$R$501];[.X993])+COUNTIF([.$S$2:.$S$501];[.X993])+COUNTIF([.$T$2:.$T$501];[.X993])+COUNTIF([.$U$2:.$U$501];[.X99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vampire</text:p>
          </table:table-cell>
          <table:table-cell table:formula="of:=COUNTIF([.$B$2:.$B$501];[.X994])+COUNTIF([.$C$2:.$C$501];[.X994])+COUNTIF([.$D$2:.$D$501];[.X994])+COUNTIF([.$E$2:.$E$501];[.X994])+COUNTIF([.$F$2:.$F$501];[.X994])+COUNTIF([.$G$2:.$G$501];[.X994])+COUNTIF([.$H$2:.$H$501];[.X994])+COUNTIF([.$I$2:.$I$501];[.X994])+COUNTIF([.$J$2:.$J$501];[.X994])+COUNTIF([.$K$2:.$K$501];[.X994])+COUNTIF([.$L$2:.$L$501];[.X994])+COUNTIF([.$M$2:.$M$501];[.X994])+COUNTIF([.$N$2:.$N$501];[.X994])+COUNTIF([.$O$2:.$O$501];[.X994])+COUNTIF([.$P$2:.$P$501];[.X994])+COUNTIF([.$Q$2:.$Q$501];[.X994])+COUNTIF([.$R$2:.$R$501];[.X994])+COUNTIF([.$S$2:.$S$501];[.X994])+COUNTIF([.$T$2:.$T$501];[.X994])+COUNTIF([.$U$2:.$U$501];[.X99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variation</text:p>
          </table:table-cell>
          <table:table-cell table:formula="of:=COUNTIF([.$B$2:.$B$501];[.X995])+COUNTIF([.$C$2:.$C$501];[.X995])+COUNTIF([.$D$2:.$D$501];[.X995])+COUNTIF([.$E$2:.$E$501];[.X995])+COUNTIF([.$F$2:.$F$501];[.X995])+COUNTIF([.$G$2:.$G$501];[.X995])+COUNTIF([.$H$2:.$H$501];[.X995])+COUNTIF([.$I$2:.$I$501];[.X995])+COUNTIF([.$J$2:.$J$501];[.X995])+COUNTIF([.$K$2:.$K$501];[.X995])+COUNTIF([.$L$2:.$L$501];[.X995])+COUNTIF([.$M$2:.$M$501];[.X995])+COUNTIF([.$N$2:.$N$501];[.X995])+COUNTIF([.$O$2:.$O$501];[.X995])+COUNTIF([.$P$2:.$P$501];[.X995])+COUNTIF([.$Q$2:.$Q$501];[.X995])+COUNTIF([.$R$2:.$R$501];[.X995])+COUNTIF([.$S$2:.$S$501];[.X995])+COUNTIF([.$T$2:.$T$501];[.X995])+COUNTIF([.$U$2:.$U$501];[.X99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velvet</text:p>
          </table:table-cell>
          <table:table-cell table:formula="of:=COUNTIF([.$B$2:.$B$501];[.X996])+COUNTIF([.$C$2:.$C$501];[.X996])+COUNTIF([.$D$2:.$D$501];[.X996])+COUNTIF([.$E$2:.$E$501];[.X996])+COUNTIF([.$F$2:.$F$501];[.X996])+COUNTIF([.$G$2:.$G$501];[.X996])+COUNTIF([.$H$2:.$H$501];[.X996])+COUNTIF([.$I$2:.$I$501];[.X996])+COUNTIF([.$J$2:.$J$501];[.X996])+COUNTIF([.$K$2:.$K$501];[.X996])+COUNTIF([.$L$2:.$L$501];[.X996])+COUNTIF([.$M$2:.$M$501];[.X996])+COUNTIF([.$N$2:.$N$501];[.X996])+COUNTIF([.$O$2:.$O$501];[.X996])+COUNTIF([.$P$2:.$P$501];[.X996])+COUNTIF([.$Q$2:.$Q$501];[.X996])+COUNTIF([.$R$2:.$R$501];[.X996])+COUNTIF([.$S$2:.$S$501];[.X996])+COUNTIF([.$T$2:.$T$501];[.X996])+COUNTIF([.$U$2:.$U$501];[.X99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vest</text:p>
          </table:table-cell>
          <table:table-cell table:formula="of:=COUNTIF([.$B$2:.$B$501];[.X997])+COUNTIF([.$C$2:.$C$501];[.X997])+COUNTIF([.$D$2:.$D$501];[.X997])+COUNTIF([.$E$2:.$E$501];[.X997])+COUNTIF([.$F$2:.$F$501];[.X997])+COUNTIF([.$G$2:.$G$501];[.X997])+COUNTIF([.$H$2:.$H$501];[.X997])+COUNTIF([.$I$2:.$I$501];[.X997])+COUNTIF([.$J$2:.$J$501];[.X997])+COUNTIF([.$K$2:.$K$501];[.X997])+COUNTIF([.$L$2:.$L$501];[.X997])+COUNTIF([.$M$2:.$M$501];[.X997])+COUNTIF([.$N$2:.$N$501];[.X997])+COUNTIF([.$O$2:.$O$501];[.X997])+COUNTIF([.$P$2:.$P$501];[.X997])+COUNTIF([.$Q$2:.$Q$501];[.X997])+COUNTIF([.$R$2:.$R$501];[.X997])+COUNTIF([.$S$2:.$S$501];[.X997])+COUNTIF([.$T$2:.$T$501];[.X997])+COUNTIF([.$U$2:.$U$501];[.X99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victorian</text:p>
          </table:table-cell>
          <table:table-cell table:formula="of:=COUNTIF([.$B$2:.$B$501];[.X998])+COUNTIF([.$C$2:.$C$501];[.X998])+COUNTIF([.$D$2:.$D$501];[.X998])+COUNTIF([.$E$2:.$E$501];[.X998])+COUNTIF([.$F$2:.$F$501];[.X998])+COUNTIF([.$G$2:.$G$501];[.X998])+COUNTIF([.$H$2:.$H$501];[.X998])+COUNTIF([.$I$2:.$I$501];[.X998])+COUNTIF([.$J$2:.$J$501];[.X998])+COUNTIF([.$K$2:.$K$501];[.X998])+COUNTIF([.$L$2:.$L$501];[.X998])+COUNTIF([.$M$2:.$M$501];[.X998])+COUNTIF([.$N$2:.$N$501];[.X998])+COUNTIF([.$O$2:.$O$501];[.X998])+COUNTIF([.$P$2:.$P$501];[.X998])+COUNTIF([.$Q$2:.$Q$501];[.X998])+COUNTIF([.$R$2:.$R$501];[.X998])+COUNTIF([.$S$2:.$S$501];[.X998])+COUNTIF([.$T$2:.$T$501];[.X998])+COUNTIF([.$U$2:.$U$501];[.X99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vinyl</text:p>
          </table:table-cell>
          <table:table-cell table:formula="of:=COUNTIF([.$B$2:.$B$501];[.X999])+COUNTIF([.$C$2:.$C$501];[.X999])+COUNTIF([.$D$2:.$D$501];[.X999])+COUNTIF([.$E$2:.$E$501];[.X999])+COUNTIF([.$F$2:.$F$501];[.X999])+COUNTIF([.$G$2:.$G$501];[.X999])+COUNTIF([.$H$2:.$H$501];[.X999])+COUNTIF([.$I$2:.$I$501];[.X999])+COUNTIF([.$J$2:.$J$501];[.X999])+COUNTIF([.$K$2:.$K$501];[.X999])+COUNTIF([.$L$2:.$L$501];[.X999])+COUNTIF([.$M$2:.$M$501];[.X999])+COUNTIF([.$N$2:.$N$501];[.X999])+COUNTIF([.$O$2:.$O$501];[.X999])+COUNTIF([.$P$2:.$P$501];[.X999])+COUNTIF([.$Q$2:.$Q$501];[.X999])+COUNTIF([.$R$2:.$R$501];[.X999])+COUNTIF([.$S$2:.$S$501];[.X999])+COUNTIF([.$T$2:.$T$501];[.X999])+COUNTIF([.$U$2:.$U$501];[.X99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violin</text:p>
          </table:table-cell>
          <table:table-cell table:formula="of:=COUNTIF([.$B$2:.$B$501];[.X1000])+COUNTIF([.$C$2:.$C$501];[.X1000])+COUNTIF([.$D$2:.$D$501];[.X1000])+COUNTIF([.$E$2:.$E$501];[.X1000])+COUNTIF([.$F$2:.$F$501];[.X1000])+COUNTIF([.$G$2:.$G$501];[.X1000])+COUNTIF([.$H$2:.$H$501];[.X1000])+COUNTIF([.$I$2:.$I$501];[.X1000])+COUNTIF([.$J$2:.$J$501];[.X1000])+COUNTIF([.$K$2:.$K$501];[.X1000])+COUNTIF([.$L$2:.$L$501];[.X1000])+COUNTIF([.$M$2:.$M$501];[.X1000])+COUNTIF([.$N$2:.$N$501];[.X1000])+COUNTIF([.$O$2:.$O$501];[.X1000])+COUNTIF([.$P$2:.$P$501];[.X1000])+COUNTIF([.$Q$2:.$Q$501];[.X1000])+COUNTIF([.$R$2:.$R$501];[.X1000])+COUNTIF([.$S$2:.$S$501];[.X1000])+COUNTIF([.$T$2:.$T$501];[.X1000])+COUNTIF([.$U$2:.$U$501];[.X100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vision</text:p>
          </table:table-cell>
          <table:table-cell table:formula="of:=COUNTIF([.$B$2:.$B$501];[.X1001])+COUNTIF([.$C$2:.$C$501];[.X1001])+COUNTIF([.$D$2:.$D$501];[.X1001])+COUNTIF([.$E$2:.$E$501];[.X1001])+COUNTIF([.$F$2:.$F$501];[.X1001])+COUNTIF([.$G$2:.$G$501];[.X1001])+COUNTIF([.$H$2:.$H$501];[.X1001])+COUNTIF([.$I$2:.$I$501];[.X1001])+COUNTIF([.$J$2:.$J$501];[.X1001])+COUNTIF([.$K$2:.$K$501];[.X1001])+COUNTIF([.$L$2:.$L$501];[.X1001])+COUNTIF([.$M$2:.$M$501];[.X1001])+COUNTIF([.$N$2:.$N$501];[.X1001])+COUNTIF([.$O$2:.$O$501];[.X1001])+COUNTIF([.$P$2:.$P$501];[.X1001])+COUNTIF([.$Q$2:.$Q$501];[.X1001])+COUNTIF([.$R$2:.$R$501];[.X1001])+COUNTIF([.$S$2:.$S$501];[.X1001])+COUNTIF([.$T$2:.$T$501];[.X1001])+COUNTIF([.$U$2:.$U$501];[.X100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vitality</text:p>
          </table:table-cell>
          <table:table-cell table:formula="of:=COUNTIF([.$B$2:.$B$501];[.X1002])+COUNTIF([.$C$2:.$C$501];[.X1002])+COUNTIF([.$D$2:.$D$501];[.X1002])+COUNTIF([.$E$2:.$E$501];[.X1002])+COUNTIF([.$F$2:.$F$501];[.X1002])+COUNTIF([.$G$2:.$G$501];[.X1002])+COUNTIF([.$H$2:.$H$501];[.X1002])+COUNTIF([.$I$2:.$I$501];[.X1002])+COUNTIF([.$J$2:.$J$501];[.X1002])+COUNTIF([.$K$2:.$K$501];[.X1002])+COUNTIF([.$L$2:.$L$501];[.X1002])+COUNTIF([.$M$2:.$M$501];[.X1002])+COUNTIF([.$N$2:.$N$501];[.X1002])+COUNTIF([.$O$2:.$O$501];[.X1002])+COUNTIF([.$P$2:.$P$501];[.X1002])+COUNTIF([.$Q$2:.$Q$501];[.X1002])+COUNTIF([.$R$2:.$R$501];[.X1002])+COUNTIF([.$S$2:.$S$501];[.X1002])+COUNTIF([.$T$2:.$T$501];[.X1002])+COUNTIF([.$U$2:.$U$501];[.X100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voice</text:p>
          </table:table-cell>
          <table:table-cell table:formula="of:=COUNTIF([.$B$2:.$B$501];[.X1003])+COUNTIF([.$C$2:.$C$501];[.X1003])+COUNTIF([.$D$2:.$D$501];[.X1003])+COUNTIF([.$E$2:.$E$501];[.X1003])+COUNTIF([.$F$2:.$F$501];[.X1003])+COUNTIF([.$G$2:.$G$501];[.X1003])+COUNTIF([.$H$2:.$H$501];[.X1003])+COUNTIF([.$I$2:.$I$501];[.X1003])+COUNTIF([.$J$2:.$J$501];[.X1003])+COUNTIF([.$K$2:.$K$501];[.X1003])+COUNTIF([.$L$2:.$L$501];[.X1003])+COUNTIF([.$M$2:.$M$501];[.X1003])+COUNTIF([.$N$2:.$N$501];[.X1003])+COUNTIF([.$O$2:.$O$501];[.X1003])+COUNTIF([.$P$2:.$P$501];[.X1003])+COUNTIF([.$Q$2:.$Q$501];[.X1003])+COUNTIF([.$R$2:.$R$501];[.X1003])+COUNTIF([.$S$2:.$S$501];[.X1003])+COUNTIF([.$T$2:.$T$501];[.X1003])+COUNTIF([.$U$2:.$U$501];[.X100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vortex</text:p>
          </table:table-cell>
          <table:table-cell table:formula="of:=COUNTIF([.$B$2:.$B$501];[.X1004])+COUNTIF([.$C$2:.$C$501];[.X1004])+COUNTIF([.$D$2:.$D$501];[.X1004])+COUNTIF([.$E$2:.$E$501];[.X1004])+COUNTIF([.$F$2:.$F$501];[.X1004])+COUNTIF([.$G$2:.$G$501];[.X1004])+COUNTIF([.$H$2:.$H$501];[.X1004])+COUNTIF([.$I$2:.$I$501];[.X1004])+COUNTIF([.$J$2:.$J$501];[.X1004])+COUNTIF([.$K$2:.$K$501];[.X1004])+COUNTIF([.$L$2:.$L$501];[.X1004])+COUNTIF([.$M$2:.$M$501];[.X1004])+COUNTIF([.$N$2:.$N$501];[.X1004])+COUNTIF([.$O$2:.$O$501];[.X1004])+COUNTIF([.$P$2:.$P$501];[.X1004])+COUNTIF([.$Q$2:.$Q$501];[.X1004])+COUNTIF([.$R$2:.$R$501];[.X1004])+COUNTIF([.$S$2:.$S$501];[.X1004])+COUNTIF([.$T$2:.$T$501];[.X1004])+COUNTIF([.$U$2:.$U$501];[.X100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waiter</text:p>
          </table:table-cell>
          <table:table-cell table:formula="of:=COUNTIF([.$B$2:.$B$501];[.X1005])+COUNTIF([.$C$2:.$C$501];[.X1005])+COUNTIF([.$D$2:.$D$501];[.X1005])+COUNTIF([.$E$2:.$E$501];[.X1005])+COUNTIF([.$F$2:.$F$501];[.X1005])+COUNTIF([.$G$2:.$G$501];[.X1005])+COUNTIF([.$H$2:.$H$501];[.X1005])+COUNTIF([.$I$2:.$I$501];[.X1005])+COUNTIF([.$J$2:.$J$501];[.X1005])+COUNTIF([.$K$2:.$K$501];[.X1005])+COUNTIF([.$L$2:.$L$501];[.X1005])+COUNTIF([.$M$2:.$M$501];[.X1005])+COUNTIF([.$N$2:.$N$501];[.X1005])+COUNTIF([.$O$2:.$O$501];[.X1005])+COUNTIF([.$P$2:.$P$501];[.X1005])+COUNTIF([.$Q$2:.$Q$501];[.X1005])+COUNTIF([.$R$2:.$R$501];[.X1005])+COUNTIF([.$S$2:.$S$501];[.X1005])+COUNTIF([.$T$2:.$T$501];[.X1005])+COUNTIF([.$U$2:.$U$501];[.X1005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warship</text:p>
          </table:table-cell>
          <table:table-cell table:formula="of:=COUNTIF([.$B$2:.$B$501];[.X1006])+COUNTIF([.$C$2:.$C$501];[.X1006])+COUNTIF([.$D$2:.$D$501];[.X1006])+COUNTIF([.$E$2:.$E$501];[.X1006])+COUNTIF([.$F$2:.$F$501];[.X1006])+COUNTIF([.$G$2:.$G$501];[.X1006])+COUNTIF([.$H$2:.$H$501];[.X1006])+COUNTIF([.$I$2:.$I$501];[.X1006])+COUNTIF([.$J$2:.$J$501];[.X1006])+COUNTIF([.$K$2:.$K$501];[.X1006])+COUNTIF([.$L$2:.$L$501];[.X1006])+COUNTIF([.$M$2:.$M$501];[.X1006])+COUNTIF([.$N$2:.$N$501];[.X1006])+COUNTIF([.$O$2:.$O$501];[.X1006])+COUNTIF([.$P$2:.$P$501];[.X1006])+COUNTIF([.$Q$2:.$Q$501];[.X1006])+COUNTIF([.$R$2:.$R$501];[.X1006])+COUNTIF([.$S$2:.$S$501];[.X1006])+COUNTIF([.$T$2:.$T$501];[.X1006])+COUNTIF([.$U$2:.$U$501];[.X100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wasteland</text:p>
          </table:table-cell>
          <table:table-cell table:formula="of:=COUNTIF([.$B$2:.$B$501];[.X1007])+COUNTIF([.$C$2:.$C$501];[.X1007])+COUNTIF([.$D$2:.$D$501];[.X1007])+COUNTIF([.$E$2:.$E$501];[.X1007])+COUNTIF([.$F$2:.$F$501];[.X1007])+COUNTIF([.$G$2:.$G$501];[.X1007])+COUNTIF([.$H$2:.$H$501];[.X1007])+COUNTIF([.$I$2:.$I$501];[.X1007])+COUNTIF([.$J$2:.$J$501];[.X1007])+COUNTIF([.$K$2:.$K$501];[.X1007])+COUNTIF([.$L$2:.$L$501];[.X1007])+COUNTIF([.$M$2:.$M$501];[.X1007])+COUNTIF([.$N$2:.$N$501];[.X1007])+COUNTIF([.$O$2:.$O$501];[.X1007])+COUNTIF([.$P$2:.$P$501];[.X1007])+COUNTIF([.$Q$2:.$Q$501];[.X1007])+COUNTIF([.$R$2:.$R$501];[.X1007])+COUNTIF([.$S$2:.$S$501];[.X1007])+COUNTIF([.$T$2:.$T$501];[.X1007])+COUNTIF([.$U$2:.$U$501];[.X100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watercolor</text:p>
          </table:table-cell>
          <table:table-cell table:formula="of:=COUNTIF([.$B$2:.$B$501];[.X1008])+COUNTIF([.$C$2:.$C$501];[.X1008])+COUNTIF([.$D$2:.$D$501];[.X1008])+COUNTIF([.$E$2:.$E$501];[.X1008])+COUNTIF([.$F$2:.$F$501];[.X1008])+COUNTIF([.$G$2:.$G$501];[.X1008])+COUNTIF([.$H$2:.$H$501];[.X1008])+COUNTIF([.$I$2:.$I$501];[.X1008])+COUNTIF([.$J$2:.$J$501];[.X1008])+COUNTIF([.$K$2:.$K$501];[.X1008])+COUNTIF([.$L$2:.$L$501];[.X1008])+COUNTIF([.$M$2:.$M$501];[.X1008])+COUNTIF([.$N$2:.$N$501];[.X1008])+COUNTIF([.$O$2:.$O$501];[.X1008])+COUNTIF([.$P$2:.$P$501];[.X1008])+COUNTIF([.$Q$2:.$Q$501];[.X1008])+COUNTIF([.$R$2:.$R$501];[.X1008])+COUNTIF([.$S$2:.$S$501];[.X1008])+COUNTIF([.$T$2:.$T$501];[.X1008])+COUNTIF([.$U$2:.$U$501];[.X100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watercolor painting</text:p>
          </table:table-cell>
          <table:table-cell table:formula="of:=COUNTIF([.$B$2:.$B$501];[.X1009])+COUNTIF([.$C$2:.$C$501];[.X1009])+COUNTIF([.$D$2:.$D$501];[.X1009])+COUNTIF([.$E$2:.$E$501];[.X1009])+COUNTIF([.$F$2:.$F$501];[.X1009])+COUNTIF([.$G$2:.$G$501];[.X1009])+COUNTIF([.$H$2:.$H$501];[.X1009])+COUNTIF([.$I$2:.$I$501];[.X1009])+COUNTIF([.$J$2:.$J$501];[.X1009])+COUNTIF([.$K$2:.$K$501];[.X1009])+COUNTIF([.$L$2:.$L$501];[.X1009])+COUNTIF([.$M$2:.$M$501];[.X1009])+COUNTIF([.$N$2:.$N$501];[.X1009])+COUNTIF([.$O$2:.$O$501];[.X1009])+COUNTIF([.$P$2:.$P$501];[.X1009])+COUNTIF([.$Q$2:.$Q$501];[.X1009])+COUNTIF([.$R$2:.$R$501];[.X1009])+COUNTIF([.$S$2:.$S$501];[.X1009])+COUNTIF([.$T$2:.$T$501];[.X1009])+COUNTIF([.$U$2:.$U$501];[.X100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watercraft</text:p>
          </table:table-cell>
          <table:table-cell table:formula="of:=COUNTIF([.$B$2:.$B$501];[.X1010])+COUNTIF([.$C$2:.$C$501];[.X1010])+COUNTIF([.$D$2:.$D$501];[.X1010])+COUNTIF([.$E$2:.$E$501];[.X1010])+COUNTIF([.$F$2:.$F$501];[.X1010])+COUNTIF([.$G$2:.$G$501];[.X1010])+COUNTIF([.$H$2:.$H$501];[.X1010])+COUNTIF([.$I$2:.$I$501];[.X1010])+COUNTIF([.$J$2:.$J$501];[.X1010])+COUNTIF([.$K$2:.$K$501];[.X1010])+COUNTIF([.$L$2:.$L$501];[.X1010])+COUNTIF([.$M$2:.$M$501];[.X1010])+COUNTIF([.$N$2:.$N$501];[.X1010])+COUNTIF([.$O$2:.$O$501];[.X1010])+COUNTIF([.$P$2:.$P$501];[.X1010])+COUNTIF([.$Q$2:.$Q$501];[.X1010])+COUNTIF([.$R$2:.$R$501];[.X1010])+COUNTIF([.$S$2:.$S$501];[.X1010])+COUNTIF([.$T$2:.$T$501];[.X1010])+COUNTIF([.$U$2:.$U$501];[.X101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weight</text:p>
          </table:table-cell>
          <table:table-cell table:formula="of:=COUNTIF([.$B$2:.$B$501];[.X1011])+COUNTIF([.$C$2:.$C$501];[.X1011])+COUNTIF([.$D$2:.$D$501];[.X1011])+COUNTIF([.$E$2:.$E$501];[.X1011])+COUNTIF([.$F$2:.$F$501];[.X1011])+COUNTIF([.$G$2:.$G$501];[.X1011])+COUNTIF([.$H$2:.$H$501];[.X1011])+COUNTIF([.$I$2:.$I$501];[.X1011])+COUNTIF([.$J$2:.$J$501];[.X1011])+COUNTIF([.$K$2:.$K$501];[.X1011])+COUNTIF([.$L$2:.$L$501];[.X1011])+COUNTIF([.$M$2:.$M$501];[.X1011])+COUNTIF([.$N$2:.$N$501];[.X1011])+COUNTIF([.$O$2:.$O$501];[.X1011])+COUNTIF([.$P$2:.$P$501];[.X1011])+COUNTIF([.$Q$2:.$Q$501];[.X1011])+COUNTIF([.$R$2:.$R$501];[.X1011])+COUNTIF([.$S$2:.$S$501];[.X1011])+COUNTIF([.$T$2:.$T$501];[.X1011])+COUNTIF([.$U$2:.$U$501];[.X101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wheel</text:p>
          </table:table-cell>
          <table:table-cell table:formula="of:=COUNTIF([.$B$2:.$B$501];[.X1012])+COUNTIF([.$C$2:.$C$501];[.X1012])+COUNTIF([.$D$2:.$D$501];[.X1012])+COUNTIF([.$E$2:.$E$501];[.X1012])+COUNTIF([.$F$2:.$F$501];[.X1012])+COUNTIF([.$G$2:.$G$501];[.X1012])+COUNTIF([.$H$2:.$H$501];[.X1012])+COUNTIF([.$I$2:.$I$501];[.X1012])+COUNTIF([.$J$2:.$J$501];[.X1012])+COUNTIF([.$K$2:.$K$501];[.X1012])+COUNTIF([.$L$2:.$L$501];[.X1012])+COUNTIF([.$M$2:.$M$501];[.X1012])+COUNTIF([.$N$2:.$N$501];[.X1012])+COUNTIF([.$O$2:.$O$501];[.X1012])+COUNTIF([.$P$2:.$P$501];[.X1012])+COUNTIF([.$Q$2:.$Q$501];[.X1012])+COUNTIF([.$R$2:.$R$501];[.X1012])+COUNTIF([.$S$2:.$S$501];[.X1012])+COUNTIF([.$T$2:.$T$501];[.X1012])+COUNTIF([.$U$2:.$U$501];[.X101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wire</text:p>
          </table:table-cell>
          <table:table-cell table:formula="of:=COUNTIF([.$B$2:.$B$501];[.X1013])+COUNTIF([.$C$2:.$C$501];[.X1013])+COUNTIF([.$D$2:.$D$501];[.X1013])+COUNTIF([.$E$2:.$E$501];[.X1013])+COUNTIF([.$F$2:.$F$501];[.X1013])+COUNTIF([.$G$2:.$G$501];[.X1013])+COUNTIF([.$H$2:.$H$501];[.X1013])+COUNTIF([.$I$2:.$I$501];[.X1013])+COUNTIF([.$J$2:.$J$501];[.X1013])+COUNTIF([.$K$2:.$K$501];[.X1013])+COUNTIF([.$L$2:.$L$501];[.X1013])+COUNTIF([.$M$2:.$M$501];[.X1013])+COUNTIF([.$N$2:.$N$501];[.X1013])+COUNTIF([.$O$2:.$O$501];[.X1013])+COUNTIF([.$P$2:.$P$501];[.X1013])+COUNTIF([.$Q$2:.$Q$501];[.X1013])+COUNTIF([.$R$2:.$R$501];[.X1013])+COUNTIF([.$S$2:.$S$501];[.X1013])+COUNTIF([.$T$2:.$T$501];[.X1013])+COUNTIF([.$U$2:.$U$501];[.X101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woodcut</text:p>
          </table:table-cell>
          <table:table-cell table:formula="of:=COUNTIF([.$B$2:.$B$501];[.X1014])+COUNTIF([.$C$2:.$C$501];[.X1014])+COUNTIF([.$D$2:.$D$501];[.X1014])+COUNTIF([.$E$2:.$E$501];[.X1014])+COUNTIF([.$F$2:.$F$501];[.X1014])+COUNTIF([.$G$2:.$G$501];[.X1014])+COUNTIF([.$H$2:.$H$501];[.X1014])+COUNTIF([.$I$2:.$I$501];[.X1014])+COUNTIF([.$J$2:.$J$501];[.X1014])+COUNTIF([.$K$2:.$K$501];[.X1014])+COUNTIF([.$L$2:.$L$501];[.X1014])+COUNTIF([.$M$2:.$M$501];[.X1014])+COUNTIF([.$N$2:.$N$501];[.X1014])+COUNTIF([.$O$2:.$O$501];[.X1014])+COUNTIF([.$P$2:.$P$501];[.X1014])+COUNTIF([.$Q$2:.$Q$501];[.X1014])+COUNTIF([.$R$2:.$R$501];[.X1014])+COUNTIF([.$S$2:.$S$501];[.X1014])+COUNTIF([.$T$2:.$T$501];[.X1014])+COUNTIF([.$U$2:.$U$501];[.X101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worried</text:p>
          </table:table-cell>
          <table:table-cell table:formula="of:=COUNTIF([.$B$2:.$B$501];[.X1015])+COUNTIF([.$C$2:.$C$501];[.X1015])+COUNTIF([.$D$2:.$D$501];[.X1015])+COUNTIF([.$E$2:.$E$501];[.X1015])+COUNTIF([.$F$2:.$F$501];[.X1015])+COUNTIF([.$G$2:.$G$501];[.X1015])+COUNTIF([.$H$2:.$H$501];[.X1015])+COUNTIF([.$I$2:.$I$501];[.X1015])+COUNTIF([.$J$2:.$J$501];[.X1015])+COUNTIF([.$K$2:.$K$501];[.X1015])+COUNTIF([.$L$2:.$L$501];[.X1015])+COUNTIF([.$M$2:.$M$501];[.X1015])+COUNTIF([.$N$2:.$N$501];[.X1015])+COUNTIF([.$O$2:.$O$501];[.X1015])+COUNTIF([.$P$2:.$P$501];[.X1015])+COUNTIF([.$Q$2:.$Q$501];[.X1015])+COUNTIF([.$R$2:.$R$501];[.X1015])+COUNTIF([.$S$2:.$S$501];[.X1015])+COUNTIF([.$T$2:.$T$501];[.X1015])+COUNTIF([.$U$2:.$U$501];[.X1015])"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table:number-columns-repeated="23"/>
          <table:table-cell office:value-type="string" calcext:value-type="string">
            <text:p>youth</text:p>
          </table:table-cell>
          <table:table-cell table:formula="of:=COUNTIF([.$B$2:.$B$501];[.X1016])+COUNTIF([.$C$2:.$C$501];[.X1016])+COUNTIF([.$D$2:.$D$501];[.X1016])+COUNTIF([.$E$2:.$E$501];[.X1016])+COUNTIF([.$F$2:.$F$501];[.X1016])+COUNTIF([.$G$2:.$G$501];[.X1016])+COUNTIF([.$H$2:.$H$501];[.X1016])+COUNTIF([.$I$2:.$I$501];[.X1016])+COUNTIF([.$J$2:.$J$501];[.X1016])+COUNTIF([.$K$2:.$K$501];[.X1016])+COUNTIF([.$L$2:.$L$501];[.X1016])+COUNTIF([.$M$2:.$M$501];[.X1016])+COUNTIF([.$N$2:.$N$501];[.X1016])+COUNTIF([.$O$2:.$O$501];[.X1016])+COUNTIF([.$P$2:.$P$501];[.X1016])+COUNTIF([.$Q$2:.$Q$501];[.X1016])+COUNTIF([.$R$2:.$R$501];[.X1016])+COUNTIF([.$S$2:.$S$501];[.X1016])+COUNTIF([.$T$2:.$T$501];[.X1016])+COUNTIF([.$U$2:.$U$501];[.X1016])"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table:number-columns-repeated="23"/>
          <table:table-cell office:value-type="string" calcext:value-type="string">
            <text:p>zombie</text:p>
          </table:table-cell>
          <table:table-cell table:formula="of:=COUNTIF([.$B$2:.$B$501];[.X1017])+COUNTIF([.$C$2:.$C$501];[.X1017])+COUNTIF([.$D$2:.$D$501];[.X1017])+COUNTIF([.$E$2:.$E$501];[.X1017])+COUNTIF([.$F$2:.$F$501];[.X1017])+COUNTIF([.$G$2:.$G$501];[.X1017])+COUNTIF([.$H$2:.$H$501];[.X1017])+COUNTIF([.$I$2:.$I$501];[.X1017])+COUNTIF([.$J$2:.$J$501];[.X1017])+COUNTIF([.$K$2:.$K$501];[.X1017])+COUNTIF([.$L$2:.$L$501];[.X1017])+COUNTIF([.$M$2:.$M$501];[.X1017])+COUNTIF([.$N$2:.$N$501];[.X1017])+COUNTIF([.$O$2:.$O$501];[.X1017])+COUNTIF([.$P$2:.$P$501];[.X1017])+COUNTIF([.$Q$2:.$Q$501];[.X1017])+COUNTIF([.$R$2:.$R$501];[.X1017])+COUNTIF([.$S$2:.$S$501];[.X1017])+COUNTIF([.$T$2:.$T$501];[.X1017])+COUNTIF([.$U$2:.$U$501];[.X1017])" office:value-type="float" office:value="1" calcext:value-type="float">
            <text:p>1</text:p>
          </table:table-cell>
          <table:table-cell table:style-name="ce1"/>
        </table:table-row>
      </table:table>
      <table:named-expressions/>
      <table:database-ranges>
        <table:database-range table:name="__Anonymous_Sheet_DB__0" table:target-range-address="'4FE-006 with 20 tags - Kopie'.X1:'4FE-006 with 20 tags - Kopie'.Y1017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.00.0000</text:date>, <text:time style:data-style-name="N2" text:time-value="12:22:32.41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0T12:36:04.845000000</dc:date>
    <meta:editing-duration>PT3M45S</meta:editing-duration>
    <meta:editing-cycles>3</meta:editing-cycles>
    <meta:generator>LibreOffice/5.2.7.2$Windows_x86 LibreOffice_project/2b7f1e640c46ceb28adf43ee075a6e8b8439ed10</meta:generator>
    <meta:document-statistic meta:table-count="1" meta:cell-count="12555" meta:object-count="0"/>
  </office:meta>
</office:document-meta>
</file>